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216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203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16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203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2.381cm"/>
    </style:style>
    <style:style style:name="Tabla8.F" style:family="table-column">
      <style:table-column-properties style:column-width="0.794cm"/>
    </style:style>
    <style:style style:name="Tabla8.G" style:family="table-column">
      <style:table-column-properties style:column-width="1.799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4.516cm"/>
    </style:style>
    <style:style style:name="Tabla14.B" style:family="table-column">
      <style:table-column-properties style:column-width="4.692cm"/>
    </style:style>
    <style:style style:name="Tabla14.C" style:family="table-column">
      <style:table-column-properties style:column-width="3.175cm"/>
    </style:style>
    <style:style style:name="Tabla14.D" style:family="table-column">
      <style:table-column-properties style:column-width="4.833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" style:family="table">
      <style:table-properties style:width="17.216cm" fo:margin-left="-0.162cm" table:align="left" style:writing-mode="lr-tb"/>
    </style:style>
    <style:style style:name="Tabla15.A" style:family="table-column">
      <style:table-column-properties style:column-width="17.216cm"/>
    </style:style>
    <style:style style:name="Tabla15.1" style:family="table-row">
      <style:table-row-properties fo:keep-together="always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422cm" fo:keep-together="always"/>
    </style:style>
    <style:style style:name="Tabla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" style:family="table">
      <style:table-properties style:width="17.216cm" fo:margin-left="-0.162cm" fo:break-before="auto" fo:break-after="auto" table:align="left" style:writing-mode="lr-tb"/>
    </style:style>
    <style:style style:name="Tabla16.A" style:family="table-column">
      <style:table-column-properties style:column-width="3.493cm"/>
    </style:style>
    <style:style style:name="Tabla16.B" style:family="table-column">
      <style:table-column-properties style:column-width="5.203cm"/>
    </style:style>
    <style:style style:name="Tabla16.C" style:family="table-column">
      <style:table-column-properties style:column-width="0.497cm"/>
    </style:style>
    <style:style style:name="Tabla16.D" style:family="table-column">
      <style:table-column-properties style:column-width="1.249cm"/>
    </style:style>
    <style:style style:name="Tabla16.E" style:family="table-column">
      <style:table-column-properties style:column-width="2.381cm"/>
    </style:style>
    <style:style style:name="Tabla16.F" style:family="table-column">
      <style:table-column-properties style:column-width="0.794cm"/>
    </style:style>
    <style:style style:name="Tabla16.G" style:family="table-column">
      <style:table-column-properties style:column-width="1.799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17.21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6.985cm"/>
    </style:style>
    <style:style style:name="Tabla19.C" style:family="table-column">
      <style:table-column-properties style:column-width="0.635cm"/>
    </style:style>
    <style:style style:name="Tabla19.D" style:family="table-column">
      <style:table-column-properties style:column-width="8.67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fo:keep-together="auto"/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0.917cm"/>
    </style:style>
    <style:style style:name="Tabla13.B" style:family="table-column">
      <style:table-column-properties style:column-width="16.298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16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203cm"/>
    </style:style>
    <style:style style:name="Tabla22.C" style:family="table-column">
      <style:table-column-properties style:column-width="0.497cm"/>
    </style:style>
    <style:style style:name="Tabla22.D" style:family="table-column">
      <style:table-column-properties style:column-width="1.249cm"/>
    </style:style>
    <style:style style:name="Tabla22.E" style:family="table-column">
      <style:table-column-properties style:column-width="2.381cm"/>
    </style:style>
    <style:style style:name="Tabla22.F" style:family="table-column">
      <style:table-column-properties style:column-width="0.794cm"/>
    </style:style>
    <style:style style:name="Tabla22.G" style:family="table-column">
      <style:table-column-properties style:column-width="1.799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16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203cm"/>
    </style:style>
    <style:style style:name="Tabla29.C" style:family="table-column">
      <style:table-column-properties style:column-width="0.497cm"/>
    </style:style>
    <style:style style:name="Tabla29.D" style:family="table-column">
      <style:table-column-properties style:column-width="1.249cm"/>
    </style:style>
    <style:style style:name="Tabla29.E" style:family="table-column">
      <style:table-column-properties style:column-width="2.381cm"/>
    </style:style>
    <style:style style:name="Tabla29.F" style:family="table-column">
      <style:table-column-properties style:column-width="0.794cm"/>
    </style:style>
    <style:style style:name="Tabla29.G" style:family="table-column">
      <style:table-column-properties style:column-width="1.799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216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203cm"/>
    </style:style>
    <style:style style:name="Tabla36.C" style:family="table-column">
      <style:table-column-properties style:column-width="0.497cm"/>
    </style:style>
    <style:style style:name="Tabla36.D" style:family="table-column">
      <style:table-column-properties style:column-width="1.249cm"/>
    </style:style>
    <style:style style:name="Tabla36.E" style:family="table-column">
      <style:table-column-properties style:column-width="2.381cm"/>
    </style:style>
    <style:style style:name="Tabla36.F" style:family="table-column">
      <style:table-column-properties style:column-width="0.794cm"/>
    </style:style>
    <style:style style:name="Tabla36.G" style:family="table-column">
      <style:table-column-properties style:column-width="1.799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8.678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201cm" table:align="left" style:writing-mode="lr-tb"/>
    </style:style>
    <style:style style:name="Tabla27.A" style:family="table-column">
      <style:table-column-properties style:column-width="3.605cm"/>
    </style:style>
    <style:style style:name="Tabla27.B" style:family="table-column">
      <style:table-column-properties style:column-width="5.091cm"/>
    </style:style>
    <style:style style:name="Tabla27.C" style:family="table-column">
      <style:table-column-properties style:column-width="0.497cm"/>
    </style:style>
    <style:style style:name="Tabla27.D" style:family="table-column">
      <style:table-column-properties style:column-width="1.787cm"/>
    </style:style>
    <style:style style:name="Tabla27.E" style:family="table-column">
      <style:table-column-properties style:column-width="1.843cm"/>
    </style:style>
    <style:style style:name="Tabla27.F" style:family="table-column">
      <style:table-column-properties style:column-width="0.67cm"/>
    </style:style>
    <style:style style:name="Tabla27.G" style:family="table-column">
      <style:table-column-properties style:column-width="1.819cm"/>
    </style:style>
    <style:style style:name="Tabla27.H" style:family="table-column">
      <style:table-column-properties style:column-width="1.886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201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4" style:family="table">
      <style:table-properties style:width="17.198cm" fo:margin-left="-0.201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7.198cm" fo:margin-left="-0.201cm" table:align="left" style:writing-mode="lr-tb"/>
    </style:style>
    <style:style style:name="Tabla45.A" style:family="table-column">
      <style:table-column-properties style:column-width="0.917cm"/>
    </style:style>
    <style:style style:name="Tabla45.B" style:family="table-column">
      <style:table-column-properties style:column-width="7.682cm"/>
    </style:style>
    <style:style style:name="Tabla45.C" style:family="table-column">
      <style:table-column-properties style:column-width="0.794cm"/>
    </style:style>
    <style:style style:name="Tabla45.D" style:family="table-column">
      <style:table-column-properties style:column-width="7.805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201cm" table:align="left" style:writing-mode="lr-tb"/>
    </style:style>
    <style:style style:name="Tabla46.A" style:family="table-column">
      <style:table-column-properties style:column-width="0.917cm"/>
    </style:style>
    <style:style style:name="Tabla46.B" style:family="table-column">
      <style:table-column-properties style:column-width="16.281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201cm" table:align="left" style:writing-mode="lr-tb"/>
    </style:style>
    <style:style style:name="Tabla47.A" style:family="table-column">
      <style:table-column-properties style:column-width="4.514cm"/>
    </style:style>
    <style:style style:name="Tabla47.B" style:family="table-column">
      <style:table-column-properties style:column-width="4.389cm"/>
    </style:style>
    <style:style style:name="Tabla47.C" style:family="table-column">
      <style:table-column-properties style:column-width="3.704cm"/>
    </style:style>
    <style:style style:name="Tabla47.D" style:family="table-column">
      <style:table-column-properties style:column-width="4.591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8" style:family="table">
      <style:table-properties style:width="17.216cm" fo:margin-left="-0.162cm" table:align="left" style:writing-mode="lr-tb"/>
    </style:style>
    <style:style style:name="Tabla48.A" style:family="table-column">
      <style:table-column-properties style:column-width="17.216cm"/>
    </style:style>
    <style:style style:name="Tabla48.1" style:family="table-row">
      <style:table-row-properties fo:keep-together="always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2" style:family="table-row">
      <style:table-row-properties style:min-row-height="0.422cm" fo:keep-together="always"/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9" style:family="table">
      <style:table-properties style:width="17.111cm" fo:margin-left="-0.115cm" table:align="left" style:writing-mode="lr-tb"/>
    </style:style>
    <style:style style:name="Tabla49.A" style:family="table-column">
      <style:table-column-properties style:column-width="3.507cm"/>
    </style:style>
    <style:style style:name="Tabla49.B" style:family="table-column">
      <style:table-column-properties style:column-width="5.092cm"/>
    </style:style>
    <style:style style:name="Tabla49.C" style:family="table-column">
      <style:table-column-properties style:column-width="0.496cm"/>
    </style:style>
    <style:style style:name="Tabla49.D" style:family="table-column">
      <style:table-column-properties style:column-width="1.258cm"/>
    </style:style>
    <style:style style:name="Tabla49.E" style:family="table-column">
      <style:table-column-properties style:column-width="1.753cm"/>
    </style:style>
    <style:style style:name="Tabla49.F" style:family="table-column">
      <style:table-column-properties style:column-width="0.628cm"/>
    </style:style>
    <style:style style:name="Tabla49.G" style:family="table-column">
      <style:table-column-properties style:column-width="1.852cm"/>
    </style:style>
    <style:style style:name="Tabla49.H" style:family="table-column">
      <style:table-column-properties style:column-width="2.526cm"/>
    </style:style>
    <style:style style:name="Tabla49.1" style:family="table-row">
      <style:table-row-properties style:min-row-height="0.467cm" fo:keep-together="auto"/>
    </style:style>
    <style:style style:name="Tabla4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style:min-row-height="0.515cm" fo:keep-together="auto"/>
    </style:style>
    <style:style style:name="Tabla4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11cm" fo:margin-left="-0.115cm" table:align="left" style:writing-mode="lr-tb"/>
    </style:style>
    <style:style style:name="Tabla50.A" style:family="table-column">
      <style:table-column-properties style:column-width="17.111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1" style:family="table">
      <style:table-properties style:width="17.111cm" fo:margin-left="-0.115cm" table:align="left" style:writing-mode="lr-tb"/>
    </style:style>
    <style:style style:name="Tabla51.A" style:family="table-column">
      <style:table-column-properties style:column-width="17.111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2" style:family="table">
      <style:table-properties style:width="17.111cm" fo:margin-left="-0.115cm" table:align="left" style:writing-mode="lr-tb"/>
    </style:style>
    <style:style style:name="Tabla52.A" style:family="table-column">
      <style:table-column-properties style:column-width="0.827cm"/>
    </style:style>
    <style:style style:name="Tabla52.B" style:family="table-column">
      <style:table-column-properties style:column-width="6.713cm"/>
    </style:style>
    <style:style style:name="Tabla52.C" style:family="table-column">
      <style:table-column-properties style:column-width="0.893cm"/>
    </style:style>
    <style:style style:name="Tabla52.D" style:family="table-column">
      <style:table-column-properties style:column-width="8.67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078cm" fo:margin-left="-0.081cm" table:align="left" style:writing-mode="lr-tb"/>
    </style:style>
    <style:style style:name="Tabla53.A" style:family="table-column">
      <style:table-column-properties style:column-width="0.893cm"/>
    </style:style>
    <style:style style:name="Tabla53.B" style:family="table-column">
      <style:table-column-properties style:column-width="16.185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79cm" fo:margin-left="-0.182cm" table:align="left" style:writing-mode="lr-tb"/>
    </style:style>
    <style:style style:name="Tabla54.A" style:family="table-column">
      <style:table-column-properties style:column-width="3.11cm"/>
    </style:style>
    <style:style style:name="Tabla54.B" style:family="table-column">
      <style:table-column-properties style:column-width="4.498cm"/>
    </style:style>
    <style:style style:name="Tabla54.C" style:family="table-column">
      <style:table-column-properties style:column-width="3.009cm"/>
    </style:style>
    <style:style style:name="Tabla54.D" style:family="table-column">
      <style:table-column-properties style:column-width="6.562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5" style:family="table">
      <style:table-properties style:width="17.216cm" fo:margin-left="-0.162cm" table:align="left" style:writing-mode="lr-tb"/>
    </style:style>
    <style:style style:name="Tabla55.A" style:family="table-column">
      <style:table-column-properties style:column-width="17.216cm"/>
    </style:style>
    <style:style style:name="Tabla55.1" style:family="table-row">
      <style:table-row-properties fo:keep-together="always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2" style:family="table-row">
      <style:table-row-properties style:min-row-height="0.422cm" fo:keep-together="always"/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6" style:family="table">
      <style:table-properties style:width="17.198cm" fo:margin-left="-0.201cm" table:align="left" style:writing-mode="lr-tb"/>
    </style:style>
    <style:style style:name="Tabla56.A" style:family="table-column">
      <style:table-column-properties style:column-width="3.507cm"/>
    </style:style>
    <style:style style:name="Tabla56.B" style:family="table-column">
      <style:table-column-properties style:column-width="5.189cm"/>
    </style:style>
    <style:style style:name="Tabla56.C" style:family="table-column">
      <style:table-column-properties style:column-width="0.497cm"/>
    </style:style>
    <style:style style:name="Tabla56.D" style:family="table-column">
      <style:table-column-properties style:column-width="1.249cm"/>
    </style:style>
    <style:style style:name="Tabla56.E" style:family="table-column">
      <style:table-column-properties style:column-width="2.381cm"/>
    </style:style>
    <style:style style:name="Tabla56.F" style:family="table-column">
      <style:table-column-properties style:column-width="0.769cm"/>
    </style:style>
    <style:style style:name="Tabla56.G" style:family="table-column">
      <style:table-column-properties style:column-width="1.919cm"/>
    </style:style>
    <style:style style:name="Tabla56.H" style:family="table-column">
      <style:table-column-properties style:column-width="1.686cm"/>
    </style:style>
    <style:style style:name="Tabla56.1" style:family="table-row">
      <style:table-row-properties style:min-row-height="0.467cm" fo:keep-together="auto"/>
    </style:style>
    <style:style style:name="Tabla5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2" style:family="table-row">
      <style:table-row-properties style:min-row-height="0.515cm" fo:keep-together="auto"/>
    </style:style>
    <style:style style:name="Tabla5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7" style:family="table">
      <style:table-properties style:width="17.111cm" fo:margin-left="-0.115cm" table:align="left" style:writing-mode="lr-tb"/>
    </style:style>
    <style:style style:name="Tabla57.A" style:family="table-column">
      <style:table-column-properties style:column-width="17.111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097cm" fo:margin-left="-0.115cm" table:align="left" style:writing-mode="lr-tb"/>
    </style:style>
    <style:style style:name="Tabla58.A" style:family="table-column">
      <style:table-column-properties style:column-width="17.097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11cm" fo:margin-left="-0.115cm" table:align="left" style:writing-mode="lr-tb"/>
    </style:style>
    <style:style style:name="Tabla59.A" style:family="table-column">
      <style:table-column-properties style:column-width="0.827cm"/>
    </style:style>
    <style:style style:name="Tabla59.B" style:family="table-column">
      <style:table-column-properties style:column-width="6.713cm"/>
    </style:style>
    <style:style style:name="Tabla59.C" style:family="table-column">
      <style:table-column-properties style:column-width="0.893cm"/>
    </style:style>
    <style:style style:name="Tabla59.D" style:family="table-column">
      <style:table-column-properties style:column-width="8.67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0" style:family="table">
      <style:table-properties style:width="17.078cm" fo:margin-left="-0.081cm" table:align="left" style:writing-mode="lr-tb"/>
    </style:style>
    <style:style style:name="Tabla60.A" style:family="table-column">
      <style:table-column-properties style:column-width="0.794cm"/>
    </style:style>
    <style:style style:name="Tabla60.B" style:family="table-column">
      <style:table-column-properties style:column-width="16.284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1" style:family="table">
      <style:table-properties style:width="17.099cm" fo:margin-left="-0.081cm" table:align="left" style:writing-mode="lr-tb"/>
    </style:style>
    <style:style style:name="Tabla61.A" style:family="table-column">
      <style:table-column-properties style:column-width="4.794cm"/>
    </style:style>
    <style:style style:name="Tabla61.B" style:family="table-column">
      <style:table-column-properties style:column-width="4.42cm"/>
    </style:style>
    <style:style style:name="Tabla61.C" style:family="table-column">
      <style:table-column-properties style:column-width="2.895cm"/>
    </style:style>
    <style:style style:name="Tabla61.D" style:family="table-column">
      <style:table-column-properties style:column-width="4.99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2" style:family="table">
      <style:table-properties style:width="17.111cm" fo:margin-left="-0.115cm" table:align="left" style:writing-mode="lr-tb"/>
    </style:style>
    <style:style style:name="Tabla62.A" style:family="table-column">
      <style:table-column-properties style:column-width="17.111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2" style:family="table-row">
      <style:table-row-properties style:min-row-height="0.526cm" fo:keep-together="auto"/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21cm" fo:margin-left="-0.213cm" table:align="left" style:writing-mode="lr-tb"/>
    </style:style>
    <style:style style:name="Tabla63.A" style:family="table-column">
      <style:table-column-properties style:column-width="3.307cm"/>
    </style:style>
    <style:style style:name="Tabla63.B" style:family="table-column">
      <style:table-column-properties style:column-width="5.39cm"/>
    </style:style>
    <style:style style:name="Tabla63.C" style:family="table-column">
      <style:table-column-properties style:column-width="0.497cm"/>
    </style:style>
    <style:style style:name="Tabla63.D" style:family="table-column">
      <style:table-column-properties style:column-width="1.256cm"/>
    </style:style>
    <style:style style:name="Tabla63.E" style:family="table-column">
      <style:table-column-properties style:column-width="2.381cm"/>
    </style:style>
    <style:style style:name="Tabla63.F" style:family="table-column">
      <style:table-column-properties style:column-width="0.363cm"/>
    </style:style>
    <style:style style:name="Tabla63.G" style:family="table-column">
      <style:table-column-properties style:column-width="2.117cm"/>
    </style:style>
    <style:style style:name="Tabla63.H" style:family="table-column">
      <style:table-column-properties style:column-width="1.898cm"/>
    </style:style>
    <style:style style:name="Tabla63.1" style:family="table-row">
      <style:table-row-properties style:min-row-height="0.467cm" fo:keep-together="auto"/>
    </style:style>
    <style:style style:name="Tabla6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6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6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2" style:family="table-row">
      <style:table-row-properties style:min-row-height="0.515cm" fo:keep-together="auto"/>
    </style:style>
    <style:style style:name="Tabla6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4" style:family="table">
      <style:table-properties style:width="17.198cm" fo:margin-left="-0.201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201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201cm" table:align="left" style:writing-mode="lr-tb"/>
    </style:style>
    <style:style style:name="Tabla66.A" style:family="table-column">
      <style:table-column-properties style:column-width="0.917cm"/>
    </style:style>
    <style:style style:name="Tabla66.B" style:family="table-column">
      <style:table-column-properties style:column-width="6.706cm"/>
    </style:style>
    <style:style style:name="Tabla66.C" style:family="table-column">
      <style:table-column-properties style:column-width="0.914cm"/>
    </style:style>
    <style:style style:name="Tabla66.D" style:family="table-column">
      <style:table-column-properties style:column-width="8.661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7" style:family="table">
      <style:table-properties style:width="17.198cm" fo:margin-left="-0.201cm" table:align="left" style:writing-mode="lr-tb"/>
    </style:style>
    <style:style style:name="Tabla67.A" style:family="table-column">
      <style:table-column-properties style:column-width="0.917cm"/>
    </style:style>
    <style:style style:name="Tabla67.B" style:family="table-column">
      <style:table-column-properties style:column-width="16.281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8" style:family="table">
      <style:table-properties style:width="17.198cm" fo:margin-left="-0.201cm" table:align="left" style:writing-mode="lr-tb"/>
    </style:style>
    <style:style style:name="Tabla68.A" style:family="table-column">
      <style:table-column-properties style:column-width="4.607cm"/>
    </style:style>
    <style:style style:name="Tabla68.B" style:family="table-column">
      <style:table-column-properties style:column-width="4.389cm"/>
    </style:style>
    <style:style style:name="Tabla68.C" style:family="table-column">
      <style:table-column-properties style:column-width="2.895cm"/>
    </style:style>
    <style:style style:name="Tabla68.D" style:family="table-column">
      <style:table-column-properties style:column-width="5.30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9" style:family="table">
      <style:table-properties style:width="17.198cm" fo:margin-left="-0.201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2" style:family="table-row">
      <style:table-row-properties style:min-row-height="0.427cm" fo:keep-together="auto"/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79cm" fo:margin-left="-0.182cm" table:align="left" style:writing-mode="lr-tb"/>
    </style:style>
    <style:style style:name="Tabla70.A" style:family="table-column">
      <style:table-column-properties style:column-width="3.209cm"/>
    </style:style>
    <style:style style:name="Tabla70.B" style:family="table-column">
      <style:table-column-properties style:column-width="5.457cm"/>
    </style:style>
    <style:style style:name="Tabla70.C" style:family="table-column">
      <style:table-column-properties style:column-width="0.496cm"/>
    </style:style>
    <style:style style:name="Tabla70.D" style:family="table-column">
      <style:table-column-properties style:column-width="1.256cm"/>
    </style:style>
    <style:style style:name="Tabla70.E" style:family="table-column">
      <style:table-column-properties style:column-width="1.753cm"/>
    </style:style>
    <style:style style:name="Tabla70.F" style:family="table-column">
      <style:table-column-properties style:column-width="0.628cm"/>
    </style:style>
    <style:style style:name="Tabla70.G" style:family="table-column">
      <style:table-column-properties style:column-width="1.39cm"/>
    </style:style>
    <style:style style:name="Tabla70.H" style:family="table-column">
      <style:table-column-properties style:column-width="2.99cm"/>
    </style:style>
    <style:style style:name="Tabla70.1" style:family="table-row">
      <style:table-row-properties style:min-row-height="0.467cm" fo:keep-together="auto"/>
    </style:style>
    <style:style style:name="Tabla7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2" style:family="table-row">
      <style:table-row-properties style:min-row-height="0.515cm" fo:keep-together="auto"/>
    </style:style>
    <style:style style:name="Tabla7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1" style:family="table">
      <style:table-properties style:width="17.198cm" fo:margin-left="-0.201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201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201cm" table:align="left" style:writing-mode="lr-tb"/>
    </style:style>
    <style:style style:name="Tabla73.A" style:family="table-column">
      <style:table-column-properties style:column-width="0.917cm"/>
    </style:style>
    <style:style style:name="Tabla73.B" style:family="table-column">
      <style:table-column-properties style:column-width="6.706cm"/>
    </style:style>
    <style:style style:name="Tabla73.C" style:family="table-column">
      <style:table-column-properties style:column-width="0.914cm"/>
    </style:style>
    <style:style style:name="Tabla73.D" style:family="table-column">
      <style:table-column-properties style:column-width="8.661cm"/>
    </style:style>
    <style:style style:name="Tabla73.1" style:family="table-row">
      <style:table-row-properties fo:keep-together="auto"/>
    </style:style>
    <style:style style:name="Tabla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201cm" table:align="left" style:writing-mode="lr-tb"/>
    </style:style>
    <style:style style:name="Tabla74.A" style:family="table-column">
      <style:table-column-properties style:column-width="0.917cm"/>
    </style:style>
    <style:style style:name="Tabla74.B" style:family="table-column">
      <style:table-column-properties style:column-width="16.281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5" style:family="table">
      <style:table-properties style:width="17.198cm" fo:margin-left="-0.201cm" table:align="left" style:writing-mode="lr-tb"/>
    </style:style>
    <style:style style:name="Tabla75.A" style:family="table-column">
      <style:table-column-properties style:column-width="4.607cm"/>
    </style:style>
    <style:style style:name="Tabla75.B" style:family="table-column">
      <style:table-column-properties style:column-width="2.702cm"/>
    </style:style>
    <style:style style:name="Tabla75.C" style:family="table-column">
      <style:table-column-properties style:column-width="3.076cm"/>
    </style:style>
    <style:style style:name="Tabla75.D" style:family="table-column">
      <style:table-column-properties style:column-width="6.812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7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7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7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7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7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7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7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6" style:family="table">
      <style:table-properties style:width="17.198cm" fo:margin-left="-0.201cm" table:align="left" style:writing-mode="lr-tb"/>
    </style:style>
    <style:style style:name="Tabla76.A" style:family="table-column">
      <style:table-column-properties style:column-width="17.198cm"/>
    </style:style>
    <style:style style:name="Tabla76.1" style:family="table-row">
      <style:table-row-properties fo:keep-together="auto"/>
    </style:style>
    <style:style style:name="Tabla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427cm" fo:keep-together="auto"/>
    </style:style>
    <style:style style:name="Tabla7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201cm" table:align="left" style:writing-mode="lr-tb"/>
    </style:style>
    <style:style style:name="Tabla77.A" style:family="table-column">
      <style:table-column-properties style:column-width="3.406cm"/>
    </style:style>
    <style:style style:name="Tabla77.B" style:family="table-column">
      <style:table-column-properties style:column-width="5.29cm"/>
    </style:style>
    <style:style style:name="Tabla77.C" style:family="table-column">
      <style:table-column-properties style:column-width="0.497cm"/>
    </style:style>
    <style:style style:name="Tabla77.D" style:family="table-column">
      <style:table-column-properties style:column-width="1.249cm"/>
    </style:style>
    <style:style style:name="Tabla77.E" style:family="table-column">
      <style:table-column-properties style:column-width="2.381cm"/>
    </style:style>
    <style:style style:name="Tabla77.F" style:family="table-column">
      <style:table-column-properties style:column-width="0.273cm"/>
    </style:style>
    <style:style style:name="Tabla77.G" style:family="table-column">
      <style:table-column-properties style:column-width="2.117cm"/>
    </style:style>
    <style:style style:name="Tabla77.H" style:family="table-column">
      <style:table-column-properties style:column-width="1.984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8" style:family="table">
      <style:table-properties style:width="17.198cm" fo:margin-left="-0.201cm" table:align="left" style:writing-mode="lr-tb"/>
    </style:style>
    <style:style style:name="Tabla78.A" style:family="table-column">
      <style:table-column-properties style:column-width="17.198cm"/>
    </style:style>
    <style:style style:name="Tabla78.1" style:family="table-row">
      <style:table-row-properties fo:keep-together="auto"/>
    </style:style>
    <style:style style:name="Tabla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201cm" table:align="left" style:writing-mode="lr-tb"/>
    </style:style>
    <style:style style:name="Tabla79.A" style:family="table-column">
      <style:table-column-properties style:column-width="17.198cm"/>
    </style:style>
    <style:style style:name="Tabla79.1" style:family="table-row">
      <style:table-row-properties fo:keep-together="auto"/>
    </style:style>
    <style:style style:name="Tabla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201cm" table:align="left" style:writing-mode="lr-tb"/>
    </style:style>
    <style:style style:name="Tabla80.A" style:family="table-column">
      <style:table-column-properties style:column-width="0.917cm"/>
    </style:style>
    <style:style style:name="Tabla80.B" style:family="table-column">
      <style:table-column-properties style:column-width="6.706cm"/>
    </style:style>
    <style:style style:name="Tabla80.C" style:family="table-column">
      <style:table-column-properties style:column-width="0.914cm"/>
    </style:style>
    <style:style style:name="Tabla80.D" style:family="table-column">
      <style:table-column-properties style:column-width="8.661cm"/>
    </style:style>
    <style:style style:name="Tabla80.1" style:family="table-row">
      <style:table-row-properties fo:keep-together="auto"/>
    </style:style>
    <style:style style:name="Tabla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1" style:family="table">
      <style:table-properties style:width="17.198cm" fo:margin-left="-0.201cm" table:align="left" style:writing-mode="lr-tb"/>
    </style:style>
    <style:style style:name="Tabla81.A" style:family="table-column">
      <style:table-column-properties style:column-width="0.917cm"/>
    </style:style>
    <style:style style:name="Tabla81.B" style:family="table-column">
      <style:table-column-properties style:column-width="16.281cm"/>
    </style:style>
    <style:style style:name="Tabla81.1" style:family="table-row">
      <style:table-row-properties fo:keep-together="auto"/>
    </style:style>
    <style:style style:name="Tabla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2" style:family="table">
      <style:table-properties style:width="17.198cm" fo:margin-left="-0.201cm" table:align="left" style:writing-mode="lr-tb"/>
    </style:style>
    <style:style style:name="Tabla82.A" style:family="table-column">
      <style:table-column-properties style:column-width="4.701cm"/>
    </style:style>
    <style:style style:name="Tabla82.B" style:family="table-column">
      <style:table-column-properties style:column-width="1.214cm"/>
    </style:style>
    <style:style style:name="Tabla82.C" style:family="table-column">
      <style:table-column-properties style:column-width="3.082cm"/>
    </style:style>
    <style:style style:name="Tabla82.D" style:family="table-column">
      <style:table-column-properties style:column-width="8.202cm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83" style:family="table">
      <style:table-properties style:width="17.198cm" fo:margin-left="-0.201cm" table:align="left" style:writing-mode="lr-tb"/>
    </style:style>
    <style:style style:name="Tabla83.A" style:family="table-column">
      <style:table-column-properties style:column-width="17.198cm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26cm" fo:keep-together="auto"/>
    </style:style>
    <style:style style:name="Tabla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7.216cm" fo:margin-left="-0.162cm" fo:break-before="auto" fo:break-after="auto" table:align="left" style:writing-mode="lr-tb"/>
    </style:style>
    <style:style style:name="Tabla84.A" style:family="table-column">
      <style:table-column-properties style:column-width="3.493cm"/>
    </style:style>
    <style:style style:name="Tabla84.B" style:family="table-column">
      <style:table-column-properties style:column-width="5.203cm"/>
    </style:style>
    <style:style style:name="Tabla84.C" style:family="table-column">
      <style:table-column-properties style:column-width="0.497cm"/>
    </style:style>
    <style:style style:name="Tabla84.D" style:family="table-column">
      <style:table-column-properties style:column-width="1.249cm"/>
    </style:style>
    <style:style style:name="Tabla84.E" style:family="table-column">
      <style:table-column-properties style:column-width="2.381cm"/>
    </style:style>
    <style:style style:name="Tabla84.F" style:family="table-column">
      <style:table-column-properties style:column-width="0.794cm"/>
    </style:style>
    <style:style style:name="Tabla84.G" style:family="table-column">
      <style:table-column-properties style:column-width="1.799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5" style:family="table">
      <style:table-properties style:width="17.216cm" fo:margin-left="-0.162cm" table:align="left" style:writing-mode="lr-tb"/>
    </style:style>
    <style:style style:name="Tabla85.A" style:family="table-column">
      <style:table-column-properties style:column-width="17.216cm"/>
    </style:style>
    <style:style style:name="Tabla85.1" style:family="table-row">
      <style:table-row-properties fo:keep-together="auto"/>
    </style:style>
    <style:style style:name="Tabla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6" style:family="table">
      <style:table-properties style:width="17.216cm" fo:margin-left="-0.162cm" table:align="left" style:writing-mode="lr-tb"/>
    </style:style>
    <style:style style:name="Tabla86.A" style:family="table-column">
      <style:table-column-properties style:column-width="17.216cm"/>
    </style:style>
    <style:style style:name="Tabla86.1" style:family="table-row">
      <style:table-row-properties fo:keep-together="auto"/>
    </style:style>
    <style:style style:name="Tabla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7" style:family="table">
      <style:table-properties style:width="17.216cm" fo:margin-left="-0.162cm" table:align="left" style:writing-mode="lr-tb"/>
    </style:style>
    <style:style style:name="Tabla87.A" style:family="table-column">
      <style:table-column-properties style:column-width="0.917cm"/>
    </style:style>
    <style:style style:name="Tabla87.B" style:family="table-column">
      <style:table-column-properties style:column-width="7.373cm"/>
    </style:style>
    <style:style style:name="Tabla87.C" style:family="table-column">
      <style:table-column-properties style:column-width="0.706cm"/>
    </style:style>
    <style:style style:name="Tabla87.D" style:family="table-column">
      <style:table-column-properties style:column-width="8.22cm"/>
    </style:style>
    <style:style style:name="Tabla87.1" style:family="table-row">
      <style:table-row-properties fo:keep-together="always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2" style:family="table-row">
      <style:table-row-properties fo:keep-together="auto"/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7.216cm" fo:margin-left="-0.162cm" table:align="left" style:writing-mode="lr-tb"/>
    </style:style>
    <style:style style:name="Tabla88.A" style:family="table-column">
      <style:table-column-properties style:column-width="0.917cm"/>
    </style:style>
    <style:style style:name="Tabla88.B" style:family="table-column">
      <style:table-column-properties style:column-width="16.298cm"/>
    </style:style>
    <style:style style:name="Tabla88.1" style:family="table-row">
      <style:table-row-properties fo:keep-together="always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9" style:family="table">
      <style:table-properties style:width="17.216cm" fo:margin-left="-0.162cm" table:align="left" style:writing-mode="lr-tb"/>
    </style:style>
    <style:style style:name="Tabla89.A" style:family="table-column">
      <style:table-column-properties style:column-width="4.516cm"/>
    </style:style>
    <style:style style:name="Tabla89.B" style:family="table-column">
      <style:table-column-properties style:column-width="4.692cm"/>
    </style:style>
    <style:style style:name="Tabla89.C" style:family="table-column">
      <style:table-column-properties style:column-width="3.175cm"/>
    </style:style>
    <style:style style:name="Tabla89.D" style:family="table-column">
      <style:table-column-properties style:column-width="4.833cm"/>
    </style:style>
    <style:style style:name="Tabla89.1" style:family="table-row">
      <style:table-row-properties fo:keep-together="always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0" style:family="table">
      <style:table-properties style:width="17.216cm" fo:margin-left="-0.162cm" table:align="left" style:writing-mode="lr-tb"/>
    </style:style>
    <style:style style:name="Tabla90.A" style:family="table-column">
      <style:table-column-properties style:column-width="17.216cm"/>
    </style:style>
    <style:style style:name="Tabla90.1" style:family="table-row">
      <style:table-row-properties fo:keep-together="always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2" style:family="table-row">
      <style:table-row-properties style:min-row-height="0.422cm" fo:keep-together="always"/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1" style:family="table">
      <style:table-properties style:width="17.216cm" fo:margin-left="-0.162cm" fo:break-before="auto" fo:break-after="auto" table:align="left" style:writing-mode="lr-tb"/>
    </style:style>
    <style:style style:name="Tabla91.A" style:family="table-column">
      <style:table-column-properties style:column-width="3.493cm"/>
    </style:style>
    <style:style style:name="Tabla91.B" style:family="table-column">
      <style:table-column-properties style:column-width="5.203cm"/>
    </style:style>
    <style:style style:name="Tabla91.C" style:family="table-column">
      <style:table-column-properties style:column-width="0.497cm"/>
    </style:style>
    <style:style style:name="Tabla91.D" style:family="table-column">
      <style:table-column-properties style:column-width="1.249cm"/>
    </style:style>
    <style:style style:name="Tabla91.E" style:family="table-column">
      <style:table-column-properties style:column-width="2.381cm"/>
    </style:style>
    <style:style style:name="Tabla91.F" style:family="table-column">
      <style:table-column-properties style:column-width="0.794cm"/>
    </style:style>
    <style:style style:name="Tabla91.G" style:family="table-column">
      <style:table-column-properties style:column-width="1.799cm"/>
    </style:style>
    <style:style style:name="Tabla91.1" style:family="table-row">
      <style:table-row-properties style:min-row-height="0.467cm" fo:keep-together="auto"/>
    </style:style>
    <style:style style:name="Tabla9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2" style:family="table-row">
      <style:table-row-properties style:min-row-height="0.515cm" fo:keep-together="auto"/>
    </style:style>
    <style:style style:name="Tabla9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7.216cm" fo:margin-left="-0.162cm" table:align="left" style:writing-mode="lr-tb"/>
    </style:style>
    <style:style style:name="Tabla92.A" style:family="table-column">
      <style:table-column-properties style:column-width="17.216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3" style:family="table">
      <style:table-properties style:width="17.216cm" fo:margin-left="-0.162cm" table:align="left" style:writing-mode="lr-tb"/>
    </style:style>
    <style:style style:name="Tabla93.A" style:family="table-column">
      <style:table-column-properties style:column-width="17.216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4" style:family="table">
      <style:table-properties style:width="17.216cm" fo:margin-left="-0.162cm" table:align="left" style:writing-mode="lr-tb"/>
    </style:style>
    <style:style style:name="Tabla94.A" style:family="table-column">
      <style:table-column-properties style:column-width="0.917cm"/>
    </style:style>
    <style:style style:name="Tabla94.B" style:family="table-column">
      <style:table-column-properties style:column-width="6.706cm"/>
    </style:style>
    <style:style style:name="Tabla94.C" style:family="table-column">
      <style:table-column-properties style:column-width="0.914cm"/>
    </style:style>
    <style:style style:name="Tabla94.D" style:family="table-column">
      <style:table-column-properties style:column-width="8.678cm"/>
    </style:style>
    <style:style style:name="Tabla94.1" style:family="table-row">
      <style:table-row-properties fo:keep-together="always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2" style:family="table-row">
      <style:table-row-properties fo:keep-together="auto"/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216cm" fo:margin-left="-0.162cm" table:align="left" style:writing-mode="lr-tb"/>
    </style:style>
    <style:style style:name="Tabla95.A" style:family="table-column">
      <style:table-column-properties style:column-width="0.917cm"/>
    </style:style>
    <style:style style:name="Tabla95.B" style:family="table-column">
      <style:table-column-properties style:column-width="16.298cm"/>
    </style:style>
    <style:style style:name="Tabla95.1" style:family="table-row">
      <style:table-row-properties fo:keep-together="always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6" style:family="table">
      <style:table-properties style:width="17.216cm" fo:margin-left="-0.162cm" table:align="left" style:writing-mode="lr-tb"/>
    </style:style>
    <style:style style:name="Tabla96.A" style:family="table-column">
      <style:table-column-properties style:column-width="4.516cm"/>
    </style:style>
    <style:style style:name="Tabla96.B" style:family="table-column">
      <style:table-column-properties style:column-width="4.692cm"/>
    </style:style>
    <style:style style:name="Tabla96.C" style:family="table-column">
      <style:table-column-properties style:column-width="3.175cm"/>
    </style:style>
    <style:style style:name="Tabla96.D" style:family="table-column">
      <style:table-column-properties style:column-width="4.833cm"/>
    </style:style>
    <style:style style:name="Tabla96.1" style:family="table-row">
      <style:table-row-properties fo:keep-together="always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9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9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9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9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9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9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9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7" style:family="table">
      <style:table-properties style:width="17.216cm" fo:margin-left="-0.162cm" table:align="left" style:writing-mode="lr-tb"/>
    </style:style>
    <style:style style:name="Tabla97.A" style:family="table-column">
      <style:table-column-properties style:column-width="17.216cm"/>
    </style:style>
    <style:style style:name="Tabla97.1" style:family="table-row">
      <style:table-row-properties fo:keep-together="always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2" style:family="table-row">
      <style:table-row-properties style:min-row-height="0.422cm" fo:keep-together="always"/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216cm" fo:margin-left="-0.162cm" fo:break-before="auto" fo:break-after="auto" table:align="left" style:writing-mode="lr-tb"/>
    </style:style>
    <style:style style:name="Tabla98.A" style:family="table-column">
      <style:table-column-properties style:column-width="3.493cm"/>
    </style:style>
    <style:style style:name="Tabla98.B" style:family="table-column">
      <style:table-column-properties style:column-width="5.203cm"/>
    </style:style>
    <style:style style:name="Tabla98.C" style:family="table-column">
      <style:table-column-properties style:column-width="0.497cm"/>
    </style:style>
    <style:style style:name="Tabla98.D" style:family="table-column">
      <style:table-column-properties style:column-width="1.249cm"/>
    </style:style>
    <style:style style:name="Tabla98.E" style:family="table-column">
      <style:table-column-properties style:column-width="2.381cm"/>
    </style:style>
    <style:style style:name="Tabla98.F" style:family="table-column">
      <style:table-column-properties style:column-width="0.794cm"/>
    </style:style>
    <style:style style:name="Tabla98.G" style:family="table-column">
      <style:table-column-properties style:column-width="1.799cm"/>
    </style:style>
    <style:style style:name="Tabla98.1" style:family="table-row">
      <style:table-row-properties style:min-row-height="0.467cm" fo:keep-together="auto"/>
    </style:style>
    <style:style style:name="Tabla9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2" style:family="table-row">
      <style:table-row-properties style:min-row-height="0.515cm" fo:keep-together="auto"/>
    </style:style>
    <style:style style:name="Tabla9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9" style:family="table">
      <style:table-properties style:width="17.216cm" fo:margin-left="-0.162cm" table:align="left" style:writing-mode="lr-tb"/>
    </style:style>
    <style:style style:name="Tabla99.A" style:family="table-column">
      <style:table-column-properties style:column-width="17.216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216cm" fo:margin-left="-0.162cm" table:align="left" style:writing-mode="lr-tb"/>
    </style:style>
    <style:style style:name="Tabla100.A" style:family="table-column">
      <style:table-column-properties style:column-width="17.216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216cm" fo:margin-left="-0.162cm" table:align="left" style:writing-mode="lr-tb"/>
    </style:style>
    <style:style style:name="Tabla101.A" style:family="table-column">
      <style:table-column-properties style:column-width="0.917cm"/>
    </style:style>
    <style:style style:name="Tabla101.B" style:family="table-column">
      <style:table-column-properties style:column-width="6.706cm"/>
    </style:style>
    <style:style style:name="Tabla101.C" style:family="table-column">
      <style:table-column-properties style:column-width="0.914cm"/>
    </style:style>
    <style:style style:name="Tabla101.D" style:family="table-column">
      <style:table-column-properties style:column-width="8.678cm"/>
    </style:style>
    <style:style style:name="Tabla101.1" style:family="table-row">
      <style:table-row-properties fo:keep-together="always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2" style:family="table-row">
      <style:table-row-properties fo:keep-together="auto"/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2" style:family="table">
      <style:table-properties style:width="17.216cm" fo:margin-left="-0.162cm" table:align="left" style:writing-mode="lr-tb"/>
    </style:style>
    <style:style style:name="Tabla102.A" style:family="table-column">
      <style:table-column-properties style:column-width="0.917cm"/>
    </style:style>
    <style:style style:name="Tabla102.B" style:family="table-column">
      <style:table-column-properties style:column-width="16.298cm"/>
    </style:style>
    <style:style style:name="Tabla102.1" style:family="table-row">
      <style:table-row-properties fo:keep-together="always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3" style:family="table">
      <style:table-properties style:width="17.216cm" fo:margin-left="-0.162cm" table:align="left" style:writing-mode="lr-tb"/>
    </style:style>
    <style:style style:name="Tabla103.A" style:family="table-column">
      <style:table-column-properties style:column-width="4.516cm"/>
    </style:style>
    <style:style style:name="Tabla103.B" style:family="table-column">
      <style:table-column-properties style:column-width="4.692cm"/>
    </style:style>
    <style:style style:name="Tabla103.C" style:family="table-column">
      <style:table-column-properties style:column-width="3.175cm"/>
    </style:style>
    <style:style style:name="Tabla103.D" style:family="table-column">
      <style:table-column-properties style:column-width="4.833cm"/>
    </style:style>
    <style:style style:name="Tabla103.1" style:family="table-row">
      <style:table-row-properties fo:keep-together="always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0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0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0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0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0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0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0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04" style:family="table">
      <style:table-properties style:width="17.216cm" fo:margin-left="-0.162cm" table:align="left" style:writing-mode="lr-tb"/>
    </style:style>
    <style:style style:name="Tabla104.A" style:family="table-column">
      <style:table-column-properties style:column-width="17.216cm"/>
    </style:style>
    <style:style style:name="Tabla104.1" style:family="table-row">
      <style:table-row-properties fo:keep-together="always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2" style:family="table-row">
      <style:table-row-properties style:min-row-height="0.422cm" fo:keep-together="always"/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216cm" fo:margin-left="-0.162cm" fo:break-before="auto" fo:break-after="auto" table:align="left" style:writing-mode="lr-tb"/>
    </style:style>
    <style:style style:name="Tabla105.A" style:family="table-column">
      <style:table-column-properties style:column-width="3.493cm"/>
    </style:style>
    <style:style style:name="Tabla105.B" style:family="table-column">
      <style:table-column-properties style:column-width="5.203cm"/>
    </style:style>
    <style:style style:name="Tabla105.C" style:family="table-column">
      <style:table-column-properties style:column-width="0.497cm"/>
    </style:style>
    <style:style style:name="Tabla105.D" style:family="table-column">
      <style:table-column-properties style:column-width="1.249cm"/>
    </style:style>
    <style:style style:name="Tabla105.E" style:family="table-column">
      <style:table-column-properties style:column-width="2.381cm"/>
    </style:style>
    <style:style style:name="Tabla105.F" style:family="table-column">
      <style:table-column-properties style:column-width="0.794cm"/>
    </style:style>
    <style:style style:name="Tabla105.G" style:family="table-column">
      <style:table-column-properties style:column-width="1.799cm"/>
    </style:style>
    <style:style style:name="Tabla105.1" style:family="table-row">
      <style:table-row-properties style:min-row-height="0.467cm" fo:keep-together="auto"/>
    </style:style>
    <style:style style:name="Tabla10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2" style:family="table-row">
      <style:table-row-properties style:min-row-height="0.515cm" fo:keep-together="auto"/>
    </style:style>
    <style:style style:name="Tabla10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6" style:family="table">
      <style:table-properties style:width="17.216cm" fo:margin-left="-0.162cm" table:align="left" style:writing-mode="lr-tb"/>
    </style:style>
    <style:style style:name="Tabla106.A" style:family="table-column">
      <style:table-column-properties style:column-width="17.216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216cm" fo:margin-left="-0.162cm" table:align="left" style:writing-mode="lr-tb"/>
    </style:style>
    <style:style style:name="Tabla107.A" style:family="table-column">
      <style:table-column-properties style:column-width="17.216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216cm" fo:margin-left="-0.162cm" table:align="left" style:writing-mode="lr-tb"/>
    </style:style>
    <style:style style:name="Tabla108.A" style:family="table-column">
      <style:table-column-properties style:column-width="0.917cm"/>
    </style:style>
    <style:style style:name="Tabla108.B" style:family="table-column">
      <style:table-column-properties style:column-width="6.706cm"/>
    </style:style>
    <style:style style:name="Tabla108.C" style:family="table-column">
      <style:table-column-properties style:column-width="0.914cm"/>
    </style:style>
    <style:style style:name="Tabla108.D" style:family="table-column">
      <style:table-column-properties style:column-width="8.678cm"/>
    </style:style>
    <style:style style:name="Tabla108.1" style:family="table-row">
      <style:table-row-properties fo:keep-together="always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2" style:family="table-row">
      <style:table-row-properties fo:keep-together="auto"/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9" style:family="table">
      <style:table-properties style:width="17.216cm" fo:margin-left="-0.162cm" table:align="left" style:writing-mode="lr-tb"/>
    </style:style>
    <style:style style:name="Tabla109.A" style:family="table-column">
      <style:table-column-properties style:column-width="0.917cm"/>
    </style:style>
    <style:style style:name="Tabla109.B" style:family="table-column">
      <style:table-column-properties style:column-width="16.298cm"/>
    </style:style>
    <style:style style:name="Tabla109.1" style:family="table-row">
      <style:table-row-properties fo:keep-together="always"/>
    </style:style>
    <style:style style:name="Tabla1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0" style:family="table">
      <style:table-properties style:width="17.216cm" fo:margin-left="-0.162cm" table:align="left" style:writing-mode="lr-tb"/>
    </style:style>
    <style:style style:name="Tabla110.A" style:family="table-column">
      <style:table-column-properties style:column-width="4.516cm"/>
    </style:style>
    <style:style style:name="Tabla110.B" style:family="table-column">
      <style:table-column-properties style:column-width="4.692cm"/>
    </style:style>
    <style:style style:name="Tabla110.C" style:family="table-column">
      <style:table-column-properties style:column-width="3.175cm"/>
    </style:style>
    <style:style style:name="Tabla110.D" style:family="table-column">
      <style:table-column-properties style:column-width="4.833cm"/>
    </style:style>
    <style:style style:name="Tabla110.1" style:family="table-row">
      <style:table-row-properties fo:keep-together="always"/>
    </style:style>
    <style:style style:name="Tabla1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1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1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1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1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1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1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1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11" style:family="table">
      <style:table-properties style:width="17.216cm" fo:margin-left="-0.162cm" table:align="left" style:writing-mode="lr-tb"/>
    </style:style>
    <style:style style:name="Tabla111.A" style:family="table-column">
      <style:table-column-properties style:column-width="17.216cm"/>
    </style:style>
    <style:style style:name="Tabla111.1" style:family="table-row">
      <style:table-row-properties fo:keep-together="always"/>
    </style:style>
    <style:style style:name="Tabla1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422cm" fo:keep-together="always"/>
    </style:style>
    <style:style style:name="Tabla1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216cm" fo:margin-left="-0.162cm" fo:break-before="auto" fo:break-after="auto" table:align="left" style:writing-mode="lr-tb"/>
    </style:style>
    <style:style style:name="Tabla112.A" style:family="table-column">
      <style:table-column-properties style:column-width="3.493cm"/>
    </style:style>
    <style:style style:name="Tabla112.B" style:family="table-column">
      <style:table-column-properties style:column-width="5.203cm"/>
    </style:style>
    <style:style style:name="Tabla112.C" style:family="table-column">
      <style:table-column-properties style:column-width="0.497cm"/>
    </style:style>
    <style:style style:name="Tabla112.D" style:family="table-column">
      <style:table-column-properties style:column-width="1.249cm"/>
    </style:style>
    <style:style style:name="Tabla112.E" style:family="table-column">
      <style:table-column-properties style:column-width="2.381cm"/>
    </style:style>
    <style:style style:name="Tabla112.F" style:family="table-column">
      <style:table-column-properties style:column-width="0.794cm"/>
    </style:style>
    <style:style style:name="Tabla112.G" style:family="table-column">
      <style:table-column-properties style:column-width="1.799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3" style:family="table">
      <style:table-properties style:width="17.216cm" fo:margin-left="-0.162cm" table:align="left" style:writing-mode="lr-tb"/>
    </style:style>
    <style:style style:name="Tabla113.A" style:family="table-column">
      <style:table-column-properties style:column-width="17.216cm"/>
    </style:style>
    <style:style style:name="Tabla113.1" style:family="table-row">
      <style:table-row-properties fo:keep-together="auto"/>
    </style:style>
    <style:style style:name="Tabla1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4" style:family="table">
      <style:table-properties style:width="17.216cm" fo:margin-left="-0.162cm" table:align="left" style:writing-mode="lr-tb"/>
    </style:style>
    <style:style style:name="Tabla114.A" style:family="table-column">
      <style:table-column-properties style:column-width="17.216cm"/>
    </style:style>
    <style:style style:name="Tabla114.1" style:family="table-row">
      <style:table-row-properties fo:keep-together="auto"/>
    </style:style>
    <style:style style:name="Tabla1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5" style:family="table">
      <style:table-properties style:width="17.216cm" fo:margin-left="-0.162cm" table:align="left" style:writing-mode="lr-tb"/>
    </style:style>
    <style:style style:name="Tabla115.A" style:family="table-column">
      <style:table-column-properties style:column-width="0.917cm"/>
    </style:style>
    <style:style style:name="Tabla115.B" style:family="table-column">
      <style:table-column-properties style:column-width="7.267cm"/>
    </style:style>
    <style:style style:name="Tabla115.D" style:family="table-column">
      <style:table-column-properties style:column-width="8.114cm"/>
    </style:style>
    <style:style style:name="Tabla115.1" style:family="table-row">
      <style:table-row-properties fo:keep-together="always"/>
    </style:style>
    <style:style style:name="Tabla1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5.2" style:family="table-row">
      <style:table-row-properties fo:keep-together="auto"/>
    </style:style>
    <style:style style:name="Tabla11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6" style:family="table">
      <style:table-properties style:width="17.216cm" fo:margin-left="-0.162cm" table:align="left" style:writing-mode="lr-tb"/>
    </style:style>
    <style:style style:name="Tabla116.A" style:family="table-column">
      <style:table-column-properties style:column-width="0.917cm"/>
    </style:style>
    <style:style style:name="Tabla116.B" style:family="table-column">
      <style:table-column-properties style:column-width="16.298cm"/>
    </style:style>
    <style:style style:name="Tabla116.1" style:family="table-row">
      <style:table-row-properties fo:keep-together="always"/>
    </style:style>
    <style:style style:name="Tabla1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216cm" fo:margin-left="-0.162cm" table:align="left" style:writing-mode="lr-tb"/>
    </style:style>
    <style:style style:name="Tabla117.A" style:family="table-column">
      <style:table-column-properties style:column-width="4.516cm"/>
    </style:style>
    <style:style style:name="Tabla117.B" style:family="table-column">
      <style:table-column-properties style:column-width="4.692cm"/>
    </style:style>
    <style:style style:name="Tabla117.C" style:family="table-column">
      <style:table-column-properties style:column-width="3.175cm"/>
    </style:style>
    <style:style style:name="Tabla117.D" style:family="table-column">
      <style:table-column-properties style:column-width="4.833cm"/>
    </style:style>
    <style:style style:name="Tabla117.1" style:family="table-row">
      <style:table-row-properties fo:keep-together="always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1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1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1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1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1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1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1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1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1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1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1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18" style:family="table">
      <style:table-properties style:width="17.216cm" fo:margin-left="-0.162cm" table:align="left" style:writing-mode="lr-tb"/>
    </style:style>
    <style:style style:name="Tabla118.A" style:family="table-column">
      <style:table-column-properties style:column-width="17.216cm"/>
    </style:style>
    <style:style style:name="Tabla118.1" style:family="table-row">
      <style:table-row-properties fo:keep-together="always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2" style:family="table-row">
      <style:table-row-properties style:min-row-height="0.422cm" fo:keep-together="always"/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9" style:family="table">
      <style:table-properties style:width="17.216cm" fo:margin-left="-0.162cm" fo:break-before="auto" fo:break-after="auto" table:align="left" style:writing-mode="lr-tb"/>
    </style:style>
    <style:style style:name="Tabla119.A" style:family="table-column">
      <style:table-column-properties style:column-width="3.493cm"/>
    </style:style>
    <style:style style:name="Tabla119.B" style:family="table-column">
      <style:table-column-properties style:column-width="5.203cm"/>
    </style:style>
    <style:style style:name="Tabla119.C" style:family="table-column">
      <style:table-column-properties style:column-width="0.497cm"/>
    </style:style>
    <style:style style:name="Tabla119.D" style:family="table-column">
      <style:table-column-properties style:column-width="1.249cm"/>
    </style:style>
    <style:style style:name="Tabla119.E" style:family="table-column">
      <style:table-column-properties style:column-width="2.381cm"/>
    </style:style>
    <style:style style:name="Tabla119.F" style:family="table-column">
      <style:table-column-properties style:column-width="0.794cm"/>
    </style:style>
    <style:style style:name="Tabla119.G" style:family="table-column">
      <style:table-column-properties style:column-width="1.799cm"/>
    </style:style>
    <style:style style:name="Tabla119.1" style:family="table-row">
      <style:table-row-properties style:min-row-height="0.467cm" fo:keep-together="auto"/>
    </style:style>
    <style:style style:name="Tabla1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2" style:family="table-row">
      <style:table-row-properties style:min-row-height="0.515cm" fo:keep-together="auto"/>
    </style:style>
    <style:style style:name="Tabla1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0" style:family="table">
      <style:table-properties style:width="17.216cm" fo:margin-left="-0.162cm" table:align="left" style:writing-mode="lr-tb"/>
    </style:style>
    <style:style style:name="Tabla120.A" style:family="table-column">
      <style:table-column-properties style:column-width="17.216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1" style:family="table">
      <style:table-properties style:width="17.216cm" fo:margin-left="-0.162cm" table:align="left" style:writing-mode="lr-tb"/>
    </style:style>
    <style:style style:name="Tabla121.A" style:family="table-column">
      <style:table-column-properties style:column-width="17.216cm"/>
    </style:style>
    <style:style style:name="Tabla121.1" style:family="table-row">
      <style:table-row-properties fo:keep-together="auto"/>
    </style:style>
    <style:style style:name="Tabla1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2" style:family="table">
      <style:table-properties style:width="17.216cm" fo:margin-left="-0.162cm" table:align="left" style:writing-mode="lr-tb"/>
    </style:style>
    <style:style style:name="Tabla122.A" style:family="table-column">
      <style:table-column-properties style:column-width="0.917cm"/>
    </style:style>
    <style:style style:name="Tabla122.B" style:family="table-column">
      <style:table-column-properties style:column-width="6.706cm"/>
    </style:style>
    <style:style style:name="Tabla122.C" style:family="table-column">
      <style:table-column-properties style:column-width="0.914cm"/>
    </style:style>
    <style:style style:name="Tabla122.D" style:family="table-column">
      <style:table-column-properties style:column-width="8.678cm"/>
    </style:style>
    <style:style style:name="Tabla122.1" style:family="table-row">
      <style:table-row-properties fo:keep-together="always"/>
    </style:style>
    <style:style style:name="Tabla1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2.2" style:family="table-row">
      <style:table-row-properties fo:keep-together="auto"/>
    </style:style>
    <style:style style:name="Tabla12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3" style:family="table">
      <style:table-properties style:width="17.216cm" fo:margin-left="-0.162cm" table:align="left" style:writing-mode="lr-tb"/>
    </style:style>
    <style:style style:name="Tabla123.A" style:family="table-column">
      <style:table-column-properties style:column-width="0.917cm"/>
    </style:style>
    <style:style style:name="Tabla123.B" style:family="table-column">
      <style:table-column-properties style:column-width="16.298cm"/>
    </style:style>
    <style:style style:name="Tabla123.1" style:family="table-row">
      <style:table-row-properties fo:keep-together="always"/>
    </style:style>
    <style:style style:name="Tabla1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4" style:family="table">
      <style:table-properties style:width="17.216cm" fo:margin-left="-0.162cm" table:align="left" style:writing-mode="lr-tb"/>
    </style:style>
    <style:style style:name="Tabla124.A" style:family="table-column">
      <style:table-column-properties style:column-width="4.516cm"/>
    </style:style>
    <style:style style:name="Tabla124.B" style:family="table-column">
      <style:table-column-properties style:column-width="4.692cm"/>
    </style:style>
    <style:style style:name="Tabla124.C" style:family="table-column">
      <style:table-column-properties style:column-width="3.175cm"/>
    </style:style>
    <style:style style:name="Tabla124.D" style:family="table-column">
      <style:table-column-properties style:column-width="4.833cm"/>
    </style:style>
    <style:style style:name="Tabla124.1" style:family="table-row">
      <style:table-row-properties fo:keep-together="always"/>
    </style:style>
    <style:style style:name="Tabla1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2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2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2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2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2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2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2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2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25" style:family="table">
      <style:table-properties style:width="17.216cm" fo:margin-left="-0.162cm" table:align="left" style:writing-mode="lr-tb"/>
    </style:style>
    <style:style style:name="Tabla125.A" style:family="table-column">
      <style:table-column-properties style:column-width="17.216cm"/>
    </style:style>
    <style:style style:name="Tabla125.1" style:family="table-row">
      <style:table-row-properties fo:keep-together="always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2" style:family="table-row">
      <style:table-row-properties style:min-row-height="0.422cm" fo:keep-together="always"/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216cm" fo:margin-left="-0.162cm" fo:break-before="auto" fo:break-after="auto" table:align="left" style:writing-mode="lr-tb"/>
    </style:style>
    <style:style style:name="Tabla126.A" style:family="table-column">
      <style:table-column-properties style:column-width="3.493cm"/>
    </style:style>
    <style:style style:name="Tabla126.B" style:family="table-column">
      <style:table-column-properties style:column-width="5.203cm"/>
    </style:style>
    <style:style style:name="Tabla126.C" style:family="table-column">
      <style:table-column-properties style:column-width="0.497cm"/>
    </style:style>
    <style:style style:name="Tabla126.D" style:family="table-column">
      <style:table-column-properties style:column-width="1.249cm"/>
    </style:style>
    <style:style style:name="Tabla126.E" style:family="table-column">
      <style:table-column-properties style:column-width="2.381cm"/>
    </style:style>
    <style:style style:name="Tabla126.F" style:family="table-column">
      <style:table-column-properties style:column-width="0.794cm"/>
    </style:style>
    <style:style style:name="Tabla126.G" style:family="table-column">
      <style:table-column-properties style:column-width="1.799cm"/>
    </style:style>
    <style:style style:name="Tabla126.1" style:family="table-row">
      <style:table-row-properties style:min-row-height="0.467cm" fo:keep-together="auto"/>
    </style:style>
    <style:style style:name="Tabla1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2" style:family="table-row">
      <style:table-row-properties style:min-row-height="0.515cm" fo:keep-together="auto"/>
    </style:style>
    <style:style style:name="Tabla1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7" style:family="table">
      <style:table-properties style:width="17.216cm" fo:margin-left="-0.162cm" table:align="left" style:writing-mode="lr-tb"/>
    </style:style>
    <style:style style:name="Tabla127.A" style:family="table-column">
      <style:table-column-properties style:column-width="17.216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216cm" fo:margin-left="-0.162cm" table:align="left" style:writing-mode="lr-tb"/>
    </style:style>
    <style:style style:name="Tabla128.A" style:family="table-column">
      <style:table-column-properties style:column-width="17.216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9" style:family="table">
      <style:table-properties style:width="17.216cm" fo:margin-left="-0.162cm" table:align="left" style:writing-mode="lr-tb"/>
    </style:style>
    <style:style style:name="Tabla129.A" style:family="table-column">
      <style:table-column-properties style:column-width="0.917cm"/>
    </style:style>
    <style:style style:name="Tabla129.B" style:family="table-column">
      <style:table-column-properties style:column-width="6.706cm"/>
    </style:style>
    <style:style style:name="Tabla129.C" style:family="table-column">
      <style:table-column-properties style:column-width="0.914cm"/>
    </style:style>
    <style:style style:name="Tabla129.D" style:family="table-column">
      <style:table-column-properties style:column-width="8.678cm"/>
    </style:style>
    <style:style style:name="Tabla129.1" style:family="table-row">
      <style:table-row-properties fo:keep-together="always"/>
    </style:style>
    <style:style style:name="Tabla1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9.2" style:family="table-row">
      <style:table-row-properties fo:keep-together="auto"/>
    </style:style>
    <style:style style:name="Tabla12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0" style:family="table">
      <style:table-properties style:width="17.216cm" fo:margin-left="-0.162cm" table:align="left" style:writing-mode="lr-tb"/>
    </style:style>
    <style:style style:name="Tabla130.A" style:family="table-column">
      <style:table-column-properties style:column-width="0.917cm"/>
    </style:style>
    <style:style style:name="Tabla130.B" style:family="table-column">
      <style:table-column-properties style:column-width="16.298cm"/>
    </style:style>
    <style:style style:name="Tabla130.1" style:family="table-row">
      <style:table-row-properties fo:keep-together="always"/>
    </style:style>
    <style:style style:name="Tabla1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1" style:family="table">
      <style:table-properties style:width="17.216cm" fo:margin-left="-0.162cm" table:align="left" style:writing-mode="lr-tb"/>
    </style:style>
    <style:style style:name="Tabla131.A" style:family="table-column">
      <style:table-column-properties style:column-width="4.516cm"/>
    </style:style>
    <style:style style:name="Tabla131.B" style:family="table-column">
      <style:table-column-properties style:column-width="4.692cm"/>
    </style:style>
    <style:style style:name="Tabla131.C" style:family="table-column">
      <style:table-column-properties style:column-width="3.175cm"/>
    </style:style>
    <style:style style:name="Tabla131.D" style:family="table-column">
      <style:table-column-properties style:column-width="4.833cm"/>
    </style:style>
    <style:style style:name="Tabla131.1" style:family="table-row">
      <style:table-row-properties fo:keep-together="always"/>
    </style:style>
    <style:style style:name="Tabla1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32" style:family="table">
      <style:table-properties style:width="17.216cm" fo:margin-left="-0.162cm" table:align="left" style:writing-mode="lr-tb"/>
    </style:style>
    <style:style style:name="Tabla132.A" style:family="table-column">
      <style:table-column-properties style:column-width="17.216cm"/>
    </style:style>
    <style:style style:name="Tabla132.1" style:family="table-row">
      <style:table-row-properties fo:keep-together="always"/>
    </style:style>
    <style:style style:name="Tabla1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2.2" style:family="table-row">
      <style:table-row-properties style:min-row-height="0.422cm" fo:keep-together="always"/>
    </style:style>
    <style:style style:name="Tabla1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3" style:family="table">
      <style:table-properties style:width="17.224cm" fo:margin-left="-0.162cm" fo:break-before="auto" fo:break-after="auto" table:align="left" style:writing-mode="lr-tb"/>
    </style:style>
    <style:style style:name="Tabla133.A" style:family="table-column">
      <style:table-column-properties style:column-width="3.493cm"/>
    </style:style>
    <style:style style:name="Tabla133.B" style:family="table-column">
      <style:table-column-properties style:column-width="5.701cm"/>
    </style:style>
    <style:style style:name="Tabla133.C" style:family="table-column">
      <style:table-column-properties style:column-width="1.628cm"/>
    </style:style>
    <style:style style:name="Tabla133.D" style:family="table-column">
      <style:table-column-properties style:column-width="2.002cm"/>
    </style:style>
    <style:style style:name="Tabla133.E" style:family="table-column">
      <style:table-column-properties style:column-width="0.794cm"/>
    </style:style>
    <style:style style:name="Tabla133.F" style:family="table-column">
      <style:table-column-properties style:column-width="1.799cm"/>
    </style:style>
    <style:style style:name="Tabla133.G" style:family="table-column">
      <style:table-column-properties style:column-width="1.808cm"/>
    </style:style>
    <style:style style:name="Tabla133.1" style:family="table-row">
      <style:table-row-properties style:min-row-height="0.467cm" fo:keep-together="auto"/>
    </style:style>
    <style:style style:name="Tabla1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3.2" style:family="table-row">
      <style:table-row-properties style:min-row-height="0.515cm" fo:keep-together="auto"/>
    </style:style>
    <style:style style:name="Tabla1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4" style:family="table">
      <style:table-properties style:width="17.216cm" fo:margin-left="-0.162cm" table:align="left" style:writing-mode="lr-tb"/>
    </style:style>
    <style:style style:name="Tabla134.A" style:family="table-column">
      <style:table-column-properties style:column-width="17.216cm"/>
    </style:style>
    <style:style style:name="Tabla134.1" style:family="table-row">
      <style:table-row-properties fo:keep-together="auto"/>
    </style:style>
    <style:style style:name="Tabla1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5" style:family="table">
      <style:table-properties style:width="17.216cm" fo:margin-left="-0.162cm" table:align="left" style:writing-mode="lr-tb"/>
    </style:style>
    <style:style style:name="Tabla135.A" style:family="table-column">
      <style:table-column-properties style:column-width="17.216cm"/>
    </style:style>
    <style:style style:name="Tabla135.1" style:family="table-row">
      <style:table-row-properties fo:keep-together="auto"/>
    </style:style>
    <style:style style:name="Tabla1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5.2" style:family="table-row">
      <style:table-row-properties style:min-row-height="0.624cm" fo:keep-together="auto"/>
    </style:style>
    <style:style style:name="Tabla1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6" style:family="table">
      <style:table-properties style:width="17.201cm" fo:margin-left="-0.148cm" table:align="left" style:writing-mode="lr-tb"/>
    </style:style>
    <style:style style:name="Tabla136.A" style:family="table-column">
      <style:table-column-properties style:column-width="0.9cm"/>
    </style:style>
    <style:style style:name="Tabla136.B" style:family="table-column">
      <style:table-column-properties style:column-width="6.694cm"/>
    </style:style>
    <style:style style:name="Tabla136.C" style:family="table-column">
      <style:table-column-properties style:column-width="0.926cm"/>
    </style:style>
    <style:style style:name="Tabla136.D" style:family="table-column">
      <style:table-column-properties style:column-width="8.682cm"/>
    </style:style>
    <style:style style:name="Tabla136.1" style:family="table-row">
      <style:table-row-properties fo:keep-together="always"/>
    </style:style>
    <style:style style:name="Tabla13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6.2" style:family="table-row">
      <style:table-row-properties fo:keep-together="auto"/>
    </style:style>
    <style:style style:name="Tabla13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3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3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7" style:family="table">
      <style:table-properties style:width="17.216cm" fo:margin-left="-0.162cm" table:align="left" style:writing-mode="lr-tb"/>
    </style:style>
    <style:style style:name="Tabla137.A" style:family="table-column">
      <style:table-column-properties style:column-width="0.917cm"/>
    </style:style>
    <style:style style:name="Tabla137.B" style:family="table-column">
      <style:table-column-properties style:column-width="16.298cm"/>
    </style:style>
    <style:style style:name="Tabla137.1" style:family="table-row">
      <style:table-row-properties fo:keep-together="always"/>
    </style:style>
    <style:style style:name="Tabla1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8" style:family="table">
      <style:table-properties style:width="17.216cm" fo:margin-left="-0.162cm" table:align="left" style:writing-mode="lr-tb"/>
    </style:style>
    <style:style style:name="Tabla138.A" style:family="table-column">
      <style:table-column-properties style:column-width="4.516cm"/>
    </style:style>
    <style:style style:name="Tabla138.B" style:family="table-column">
      <style:table-column-properties style:column-width="4.692cm"/>
    </style:style>
    <style:style style:name="Tabla138.C" style:family="table-column">
      <style:table-column-properties style:column-width="3.175cm"/>
    </style:style>
    <style:style style:name="Tabla138.D" style:family="table-column">
      <style:table-column-properties style:column-width="4.833cm"/>
    </style:style>
    <style:style style:name="Tabla138.1" style:family="table-row">
      <style:table-row-properties fo:keep-together="always"/>
    </style:style>
    <style:style style:name="Tabla1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39" style:family="table">
      <style:table-properties style:width="17.216cm" fo:margin-left="-0.162cm" table:align="left" style:writing-mode="lr-tb"/>
    </style:style>
    <style:style style:name="Tabla139.A" style:family="table-column">
      <style:table-column-properties style:column-width="17.216cm"/>
    </style:style>
    <style:style style:name="Tabla139.1" style:family="table-row">
      <style:table-row-properties fo:keep-together="always"/>
    </style:style>
    <style:style style:name="Tabla1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9.2" style:family="table-row">
      <style:table-row-properties style:min-row-height="0.422cm" fo:keep-together="always"/>
    </style:style>
    <style:style style:name="Tabla1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0" style:family="table">
      <style:table-properties style:width="17.224cm" fo:margin-left="-0.162cm" fo:break-before="auto" fo:break-after="auto" table:align="left" style:writing-mode="lr-tb"/>
    </style:style>
    <style:style style:name="Tabla140.A" style:family="table-column">
      <style:table-column-properties style:column-width="3.493cm"/>
    </style:style>
    <style:style style:name="Tabla140.B" style:family="table-column">
      <style:table-column-properties style:column-width="5.701cm"/>
    </style:style>
    <style:style style:name="Tabla140.C" style:family="table-column">
      <style:table-column-properties style:column-width="1.628cm"/>
    </style:style>
    <style:style style:name="Tabla140.D" style:family="table-column">
      <style:table-column-properties style:column-width="2.002cm"/>
    </style:style>
    <style:style style:name="Tabla140.E" style:family="table-column">
      <style:table-column-properties style:column-width="0.794cm"/>
    </style:style>
    <style:style style:name="Tabla140.F" style:family="table-column">
      <style:table-column-properties style:column-width="1.799cm"/>
    </style:style>
    <style:style style:name="Tabla140.G" style:family="table-column">
      <style:table-column-properties style:column-width="1.808cm"/>
    </style:style>
    <style:style style:name="Tabla140.1" style:family="table-row">
      <style:table-row-properties style:min-row-height="0.467cm" fo:keep-together="auto"/>
    </style:style>
    <style:style style:name="Tabla1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0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0.2" style:family="table-row">
      <style:table-row-properties style:min-row-height="0.515cm" fo:keep-together="auto"/>
    </style:style>
    <style:style style:name="Tabla1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1" style:family="table">
      <style:table-properties style:width="17.216cm" fo:margin-left="-0.162cm" table:align="left" style:writing-mode="lr-tb"/>
    </style:style>
    <style:style style:name="Tabla141.A" style:family="table-column">
      <style:table-column-properties style:column-width="17.216cm"/>
    </style:style>
    <style:style style:name="Tabla141.1" style:family="table-row">
      <style:table-row-properties fo:keep-together="auto"/>
    </style:style>
    <style:style style:name="Tabla1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2" style:family="table">
      <style:table-properties style:width="17.216cm" fo:margin-left="-0.162cm" table:align="left" style:writing-mode="lr-tb"/>
    </style:style>
    <style:style style:name="Tabla142.A" style:family="table-column">
      <style:table-column-properties style:column-width="17.216cm"/>
    </style:style>
    <style:style style:name="Tabla142.1" style:family="table-row">
      <style:table-row-properties fo:keep-together="auto"/>
    </style:style>
    <style:style style:name="Tabla1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2.2" style:family="table-row">
      <style:table-row-properties style:min-row-height="0.624cm" fo:keep-together="auto"/>
    </style:style>
    <style:style style:name="Tabla1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3" style:family="table">
      <style:table-properties style:width="17.201cm" fo:margin-left="-0.148cm" table:align="left" style:writing-mode="lr-tb"/>
    </style:style>
    <style:style style:name="Tabla143.A" style:family="table-column">
      <style:table-column-properties style:column-width="0.9cm"/>
    </style:style>
    <style:style style:name="Tabla143.B" style:family="table-column">
      <style:table-column-properties style:column-width="6.694cm"/>
    </style:style>
    <style:style style:name="Tabla143.C" style:family="table-column">
      <style:table-column-properties style:column-width="0.926cm"/>
    </style:style>
    <style:style style:name="Tabla143.D" style:family="table-column">
      <style:table-column-properties style:column-width="8.682cm"/>
    </style:style>
    <style:style style:name="Tabla143.1" style:family="table-row">
      <style:table-row-properties fo:keep-together="always"/>
    </style:style>
    <style:style style:name="Tabla1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3.2" style:family="table-row">
      <style:table-row-properties fo:keep-together="auto"/>
    </style:style>
    <style:style style:name="Tabla14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4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4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3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4" style:family="table">
      <style:table-properties style:width="17.216cm" fo:margin-left="-0.162cm" table:align="left" style:writing-mode="lr-tb"/>
    </style:style>
    <style:style style:name="Tabla144.A" style:family="table-column">
      <style:table-column-properties style:column-width="0.917cm"/>
    </style:style>
    <style:style style:name="Tabla144.B" style:family="table-column">
      <style:table-column-properties style:column-width="16.298cm"/>
    </style:style>
    <style:style style:name="Tabla144.1" style:family="table-row">
      <style:table-row-properties fo:keep-together="always"/>
    </style:style>
    <style:style style:name="Tabla1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5" style:family="table">
      <style:table-properties style:width="17.216cm" fo:margin-left="-0.162cm" table:align="left" style:writing-mode="lr-tb"/>
    </style:style>
    <style:style style:name="Tabla145.A" style:family="table-column">
      <style:table-column-properties style:column-width="4.516cm"/>
    </style:style>
    <style:style style:name="Tabla145.B" style:family="table-column">
      <style:table-column-properties style:column-width="4.692cm"/>
    </style:style>
    <style:style style:name="Tabla145.C" style:family="table-column">
      <style:table-column-properties style:column-width="3.175cm"/>
    </style:style>
    <style:style style:name="Tabla145.D" style:family="table-column">
      <style:table-column-properties style:column-width="4.833cm"/>
    </style:style>
    <style:style style:name="Tabla145.1" style:family="table-row">
      <style:table-row-properties fo:keep-together="always"/>
    </style:style>
    <style:style style:name="Tabla1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4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4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4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4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4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6" style:family="table">
      <style:table-properties style:width="17.216cm" fo:margin-left="-0.162cm" table:align="left" style:writing-mode="lr-tb"/>
    </style:style>
    <style:style style:name="Tabla146.A" style:family="table-column">
      <style:table-column-properties style:column-width="17.216cm"/>
    </style:style>
    <style:style style:name="Tabla146.1" style:family="table-row">
      <style:table-row-properties fo:keep-together="always"/>
    </style:style>
    <style:style style:name="Tabla1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6.2" style:family="table-row">
      <style:table-row-properties style:min-row-height="0.422cm" fo:keep-together="always"/>
    </style:style>
    <style:style style:name="Tabla1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7" style:family="table">
      <style:table-properties style:width="17.224cm" fo:margin-left="-0.162cm" fo:break-before="auto" fo:break-after="auto" table:align="left" style:writing-mode="lr-tb"/>
    </style:style>
    <style:style style:name="Tabla147.A" style:family="table-column">
      <style:table-column-properties style:column-width="3.493cm"/>
    </style:style>
    <style:style style:name="Tabla147.B" style:family="table-column">
      <style:table-column-properties style:column-width="5.701cm"/>
    </style:style>
    <style:style style:name="Tabla147.C" style:family="table-column">
      <style:table-column-properties style:column-width="1.628cm"/>
    </style:style>
    <style:style style:name="Tabla147.D" style:family="table-column">
      <style:table-column-properties style:column-width="2.002cm"/>
    </style:style>
    <style:style style:name="Tabla147.E" style:family="table-column">
      <style:table-column-properties style:column-width="0.794cm"/>
    </style:style>
    <style:style style:name="Tabla147.F" style:family="table-column">
      <style:table-column-properties style:column-width="1.799cm"/>
    </style:style>
    <style:style style:name="Tabla147.G" style:family="table-column">
      <style:table-column-properties style:column-width="1.808cm"/>
    </style:style>
    <style:style style:name="Tabla147.1" style:family="table-row">
      <style:table-row-properties style:min-row-height="0.467cm" fo:keep-together="auto"/>
    </style:style>
    <style:style style:name="Tabla14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7.2" style:family="table-row">
      <style:table-row-properties style:min-row-height="0.515cm" fo:keep-together="auto"/>
    </style:style>
    <style:style style:name="Tabla14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7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8" style:family="table">
      <style:table-properties style:width="17.216cm" fo:margin-left="-0.162cm" table:align="left" style:writing-mode="lr-tb"/>
    </style:style>
    <style:style style:name="Tabla148.A" style:family="table-column">
      <style:table-column-properties style:column-width="17.216cm"/>
    </style:style>
    <style:style style:name="Tabla148.1" style:family="table-row">
      <style:table-row-properties fo:keep-together="auto"/>
    </style:style>
    <style:style style:name="Tabla1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9" style:family="table">
      <style:table-properties style:width="17.216cm" fo:margin-left="-0.162cm" table:align="left" style:writing-mode="lr-tb"/>
    </style:style>
    <style:style style:name="Tabla149.A" style:family="table-column">
      <style:table-column-properties style:column-width="17.216cm"/>
    </style:style>
    <style:style style:name="Tabla149.1" style:family="table-row">
      <style:table-row-properties fo:keep-together="auto"/>
    </style:style>
    <style:style style:name="Tabla1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9.2" style:family="table-row">
      <style:table-row-properties style:min-row-height="0.624cm" fo:keep-together="auto"/>
    </style:style>
    <style:style style:name="Tabla1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0" style:family="table">
      <style:table-properties style:width="17.201cm" fo:margin-left="-0.148cm" table:align="left" style:writing-mode="lr-tb"/>
    </style:style>
    <style:style style:name="Tabla150.A" style:family="table-column">
      <style:table-column-properties style:column-width="0.9cm"/>
    </style:style>
    <style:style style:name="Tabla150.B" style:family="table-column">
      <style:table-column-properties style:column-width="6.694cm"/>
    </style:style>
    <style:style style:name="Tabla150.C" style:family="table-column">
      <style:table-column-properties style:column-width="0.926cm"/>
    </style:style>
    <style:style style:name="Tabla150.D" style:family="table-column">
      <style:table-column-properties style:column-width="8.682cm"/>
    </style:style>
    <style:style style:name="Tabla150.1" style:family="table-row">
      <style:table-row-properties fo:keep-together="always"/>
    </style:style>
    <style:style style:name="Tabla1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0.2" style:family="table-row">
      <style:table-row-properties fo:keep-together="auto"/>
    </style:style>
    <style:style style:name="Tabla1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1" style:family="table">
      <style:table-properties style:width="17.216cm" fo:margin-left="-0.162cm" table:align="left" style:writing-mode="lr-tb"/>
    </style:style>
    <style:style style:name="Tabla151.A" style:family="table-column">
      <style:table-column-properties style:column-width="0.917cm"/>
    </style:style>
    <style:style style:name="Tabla151.B" style:family="table-column">
      <style:table-column-properties style:column-width="16.298cm"/>
    </style:style>
    <style:style style:name="Tabla151.1" style:family="table-row">
      <style:table-row-properties fo:keep-together="always"/>
    </style:style>
    <style:style style:name="Tabla1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2" style:family="table">
      <style:table-properties style:width="17.216cm" fo:margin-left="-0.162cm" table:align="left" style:writing-mode="lr-tb"/>
    </style:style>
    <style:style style:name="Tabla152.A" style:family="table-column">
      <style:table-column-properties style:column-width="4.516cm"/>
    </style:style>
    <style:style style:name="Tabla152.B" style:family="table-column">
      <style:table-column-properties style:column-width="4.692cm"/>
    </style:style>
    <style:style style:name="Tabla152.C" style:family="table-column">
      <style:table-column-properties style:column-width="3.175cm"/>
    </style:style>
    <style:style style:name="Tabla152.D" style:family="table-column">
      <style:table-column-properties style:column-width="4.833cm"/>
    </style:style>
    <style:style style:name="Tabla152.1" style:family="table-row">
      <style:table-row-properties fo:keep-together="always"/>
    </style:style>
    <style:style style:name="Tabla1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5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5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5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5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5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5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5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3" style:family="table">
      <style:table-properties style:width="17.216cm" fo:margin-left="-0.162cm" table:align="left" style:writing-mode="lr-tb"/>
    </style:style>
    <style:style style:name="Tabla153.A" style:family="table-column">
      <style:table-column-properties style:column-width="17.216cm"/>
    </style:style>
    <style:style style:name="Tabla153.1" style:family="table-row">
      <style:table-row-properties fo:keep-together="always"/>
    </style:style>
    <style:style style:name="Tabla1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3.2" style:family="table-row">
      <style:table-row-properties style:min-row-height="0.422cm" fo:keep-together="always"/>
    </style:style>
    <style:style style:name="Tabla1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4" style:family="table">
      <style:table-properties style:width="17.224cm" fo:margin-left="-0.162cm" fo:break-before="auto" fo:break-after="auto" table:align="left" style:writing-mode="lr-tb"/>
    </style:style>
    <style:style style:name="Tabla154.A" style:family="table-column">
      <style:table-column-properties style:column-width="3.493cm"/>
    </style:style>
    <style:style style:name="Tabla154.B" style:family="table-column">
      <style:table-column-properties style:column-width="5.701cm"/>
    </style:style>
    <style:style style:name="Tabla154.C" style:family="table-column">
      <style:table-column-properties style:column-width="1.628cm"/>
    </style:style>
    <style:style style:name="Tabla154.D" style:family="table-column">
      <style:table-column-properties style:column-width="2.002cm"/>
    </style:style>
    <style:style style:name="Tabla154.E" style:family="table-column">
      <style:table-column-properties style:column-width="0.794cm"/>
    </style:style>
    <style:style style:name="Tabla154.F" style:family="table-column">
      <style:table-column-properties style:column-width="1.799cm"/>
    </style:style>
    <style:style style:name="Tabla154.G" style:family="table-column">
      <style:table-column-properties style:column-width="1.808cm"/>
    </style:style>
    <style:style style:name="Tabla154.1" style:family="table-row">
      <style:table-row-properties style:min-row-height="0.467cm" fo:keep-together="auto"/>
    </style:style>
    <style:style style:name="Tabla15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4.2" style:family="table-row">
      <style:table-row-properties style:min-row-height="0.515cm" fo:keep-together="auto"/>
    </style:style>
    <style:style style:name="Tabla15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5" style:family="table">
      <style:table-properties style:width="17.216cm" fo:margin-left="-0.162cm" table:align="left" style:writing-mode="lr-tb"/>
    </style:style>
    <style:style style:name="Tabla155.A" style:family="table-column">
      <style:table-column-properties style:column-width="17.216cm"/>
    </style:style>
    <style:style style:name="Tabla155.1" style:family="table-row">
      <style:table-row-properties fo:keep-together="auto"/>
    </style:style>
    <style:style style:name="Tabla1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6" style:family="table">
      <style:table-properties style:width="17.216cm" fo:margin-left="-0.162cm" table:align="left" style:writing-mode="lr-tb"/>
    </style:style>
    <style:style style:name="Tabla156.A" style:family="table-column">
      <style:table-column-properties style:column-width="17.216cm"/>
    </style:style>
    <style:style style:name="Tabla156.1" style:family="table-row">
      <style:table-row-properties fo:keep-together="auto"/>
    </style:style>
    <style:style style:name="Tabla1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6.2" style:family="table-row">
      <style:table-row-properties style:min-row-height="0.624cm" fo:keep-together="auto"/>
    </style:style>
    <style:style style:name="Tabla1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7" style:family="table">
      <style:table-properties style:width="17.201cm" fo:margin-left="-0.148cm" table:align="left" style:writing-mode="lr-tb"/>
    </style:style>
    <style:style style:name="Tabla157.A" style:family="table-column">
      <style:table-column-properties style:column-width="0.9cm"/>
    </style:style>
    <style:style style:name="Tabla157.B" style:family="table-column">
      <style:table-column-properties style:column-width="6.694cm"/>
    </style:style>
    <style:style style:name="Tabla157.C" style:family="table-column">
      <style:table-column-properties style:column-width="0.926cm"/>
    </style:style>
    <style:style style:name="Tabla157.D" style:family="table-column">
      <style:table-column-properties style:column-width="8.682cm"/>
    </style:style>
    <style:style style:name="Tabla157.1" style:family="table-row">
      <style:table-row-properties fo:keep-together="always"/>
    </style:style>
    <style:style style:name="Tabla1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7.2" style:family="table-row">
      <style:table-row-properties fo:keep-together="auto"/>
    </style:style>
    <style:style style:name="Tabla15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7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8" style:family="table">
      <style:table-properties style:width="17.216cm" fo:margin-left="-0.162cm" table:align="left" style:writing-mode="lr-tb"/>
    </style:style>
    <style:style style:name="Tabla158.A" style:family="table-column">
      <style:table-column-properties style:column-width="0.917cm"/>
    </style:style>
    <style:style style:name="Tabla158.B" style:family="table-column">
      <style:table-column-properties style:column-width="16.298cm"/>
    </style:style>
    <style:style style:name="Tabla158.1" style:family="table-row">
      <style:table-row-properties fo:keep-together="always"/>
    </style:style>
    <style:style style:name="Tabla1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8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58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5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9" style:family="table">
      <style:table-properties style:width="17.216cm" fo:margin-left="-0.162cm" table:align="left" style:writing-mode="lr-tb"/>
    </style:style>
    <style:style style:name="Tabla159.A" style:family="table-column">
      <style:table-column-properties style:column-width="4.516cm"/>
    </style:style>
    <style:style style:name="Tabla159.B" style:family="table-column">
      <style:table-column-properties style:column-width="4.692cm"/>
    </style:style>
    <style:style style:name="Tabla159.C" style:family="table-column">
      <style:table-column-properties style:column-width="3.175cm"/>
    </style:style>
    <style:style style:name="Tabla159.D" style:family="table-column">
      <style:table-column-properties style:column-width="4.833cm"/>
    </style:style>
    <style:style style:name="Tabla159.1" style:family="table-row">
      <style:table-row-properties fo:keep-together="always"/>
    </style:style>
    <style:style style:name="Tabla1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5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5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5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5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5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5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5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60" style:family="table">
      <style:table-properties style:width="17.216cm" fo:margin-left="-0.162cm" table:align="left" style:writing-mode="lr-tb"/>
    </style:style>
    <style:style style:name="Tabla160.A" style:family="table-column">
      <style:table-column-properties style:column-width="17.216cm"/>
    </style:style>
    <style:style style:name="Tabla160.1" style:family="table-row">
      <style:table-row-properties fo:keep-together="always"/>
    </style:style>
    <style:style style:name="Tabla1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0.2" style:family="table-row">
      <style:table-row-properties style:min-row-height="0.422cm" fo:keep-together="always"/>
    </style:style>
    <style:style style:name="Tabla1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1" style:family="table">
      <style:table-properties style:width="17.224cm" fo:margin-left="-0.162cm" fo:break-before="auto" fo:break-after="auto" table:align="left" style:writing-mode="lr-tb"/>
    </style:style>
    <style:style style:name="Tabla161.A" style:family="table-column">
      <style:table-column-properties style:column-width="3.493cm"/>
    </style:style>
    <style:style style:name="Tabla161.B" style:family="table-column">
      <style:table-column-properties style:column-width="5.701cm"/>
    </style:style>
    <style:style style:name="Tabla161.C" style:family="table-column">
      <style:table-column-properties style:column-width="1.628cm"/>
    </style:style>
    <style:style style:name="Tabla161.D" style:family="table-column">
      <style:table-column-properties style:column-width="2.002cm"/>
    </style:style>
    <style:style style:name="Tabla161.E" style:family="table-column">
      <style:table-column-properties style:column-width="0.794cm"/>
    </style:style>
    <style:style style:name="Tabla161.F" style:family="table-column">
      <style:table-column-properties style:column-width="1.799cm"/>
    </style:style>
    <style:style style:name="Tabla161.G" style:family="table-column">
      <style:table-column-properties style:column-width="1.808cm"/>
    </style:style>
    <style:style style:name="Tabla161.1" style:family="table-row">
      <style:table-row-properties style:min-row-height="0.467cm" fo:keep-together="auto"/>
    </style:style>
    <style:style style:name="Tabla16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1.2" style:family="table-row">
      <style:table-row-properties style:min-row-height="0.515cm" fo:keep-together="auto"/>
    </style:style>
    <style:style style:name="Tabla16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2" style:family="table">
      <style:table-properties style:width="17.224cm" fo:margin-left="-0.162cm" fo:break-before="auto" fo:break-after="auto" table:align="left" style:writing-mode="lr-tb"/>
    </style:style>
    <style:style style:name="Tabla162.A" style:family="table-column">
      <style:table-column-properties style:column-width="3.493cm"/>
    </style:style>
    <style:style style:name="Tabla162.B" style:family="table-column">
      <style:table-column-properties style:column-width="5.701cm"/>
    </style:style>
    <style:style style:name="Tabla162.C" style:family="table-column">
      <style:table-column-properties style:column-width="1.628cm"/>
    </style:style>
    <style:style style:name="Tabla162.D" style:family="table-column">
      <style:table-column-properties style:column-width="2.002cm"/>
    </style:style>
    <style:style style:name="Tabla162.E" style:family="table-column">
      <style:table-column-properties style:column-width="0.794cm"/>
    </style:style>
    <style:style style:name="Tabla162.F" style:family="table-column">
      <style:table-column-properties style:column-width="1.799cm"/>
    </style:style>
    <style:style style:name="Tabla162.G" style:family="table-column">
      <style:table-column-properties style:column-width="1.808cm"/>
    </style:style>
    <style:style style:name="Tabla162.1" style:family="table-row">
      <style:table-row-properties style:min-row-height="0.467cm" fo:keep-together="auto"/>
    </style:style>
    <style:style style:name="Tabla16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2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2.2" style:family="table-row">
      <style:table-row-properties style:min-row-height="0.515cm" fo:keep-together="auto"/>
    </style:style>
    <style:style style:name="Tabla16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3" style:family="table">
      <style:table-properties style:width="17.224cm" fo:margin-left="-0.162cm" fo:break-before="auto" fo:break-after="auto" table:align="left" style:writing-mode="lr-tb"/>
    </style:style>
    <style:style style:name="Tabla163.A" style:family="table-column">
      <style:table-column-properties style:column-width="3.493cm"/>
    </style:style>
    <style:style style:name="Tabla163.B" style:family="table-column">
      <style:table-column-properties style:column-width="5.701cm"/>
    </style:style>
    <style:style style:name="Tabla163.C" style:family="table-column">
      <style:table-column-properties style:column-width="1.628cm"/>
    </style:style>
    <style:style style:name="Tabla163.D" style:family="table-column">
      <style:table-column-properties style:column-width="2.002cm"/>
    </style:style>
    <style:style style:name="Tabla163.E" style:family="table-column">
      <style:table-column-properties style:column-width="0.794cm"/>
    </style:style>
    <style:style style:name="Tabla163.F" style:family="table-column">
      <style:table-column-properties style:column-width="1.799cm"/>
    </style:style>
    <style:style style:name="Tabla163.G" style:family="table-column">
      <style:table-column-properties style:column-width="1.808cm"/>
    </style:style>
    <style:style style:name="Tabla163.1" style:family="table-row">
      <style:table-row-properties style:min-row-height="0.467cm" fo:keep-together="auto"/>
    </style:style>
    <style:style style:name="Tabla16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3.2" style:family="table-row">
      <style:table-row-properties style:min-row-height="0.515cm" fo:keep-together="auto"/>
    </style:style>
    <style:style style:name="Tabla16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4" style:family="table">
      <style:table-properties style:width="17.224cm" fo:margin-left="-0.162cm" fo:break-before="auto" fo:break-after="auto" table:align="left" style:writing-mode="lr-tb"/>
    </style:style>
    <style:style style:name="Tabla164.A" style:family="table-column">
      <style:table-column-properties style:column-width="3.493cm"/>
    </style:style>
    <style:style style:name="Tabla164.B" style:family="table-column">
      <style:table-column-properties style:column-width="5.701cm"/>
    </style:style>
    <style:style style:name="Tabla164.C" style:family="table-column">
      <style:table-column-properties style:column-width="1.628cm"/>
    </style:style>
    <style:style style:name="Tabla164.D" style:family="table-column">
      <style:table-column-properties style:column-width="2.002cm"/>
    </style:style>
    <style:style style:name="Tabla164.E" style:family="table-column">
      <style:table-column-properties style:column-width="0.794cm"/>
    </style:style>
    <style:style style:name="Tabla164.F" style:family="table-column">
      <style:table-column-properties style:column-width="1.799cm"/>
    </style:style>
    <style:style style:name="Tabla164.G" style:family="table-column">
      <style:table-column-properties style:column-width="1.808cm"/>
    </style:style>
    <style:style style:name="Tabla164.1" style:family="table-row">
      <style:table-row-properties style:min-row-height="0.467cm" fo:keep-together="auto"/>
    </style:style>
    <style:style style:name="Tabla16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4.2" style:family="table-row">
      <style:table-row-properties style:min-row-height="0.515cm" fo:keep-together="auto"/>
    </style:style>
    <style:style style:name="Tabla16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5" style:family="table">
      <style:table-properties style:width="17.224cm" fo:margin-left="-0.162cm" fo:break-before="auto" fo:break-after="auto" table:align="left" style:writing-mode="lr-tb"/>
    </style:style>
    <style:style style:name="Tabla165.A" style:family="table-column">
      <style:table-column-properties style:column-width="3.493cm"/>
    </style:style>
    <style:style style:name="Tabla165.B" style:family="table-column">
      <style:table-column-properties style:column-width="5.701cm"/>
    </style:style>
    <style:style style:name="Tabla165.C" style:family="table-column">
      <style:table-column-properties style:column-width="1.628cm"/>
    </style:style>
    <style:style style:name="Tabla165.D" style:family="table-column">
      <style:table-column-properties style:column-width="2.002cm"/>
    </style:style>
    <style:style style:name="Tabla165.E" style:family="table-column">
      <style:table-column-properties style:column-width="0.794cm"/>
    </style:style>
    <style:style style:name="Tabla165.F" style:family="table-column">
      <style:table-column-properties style:column-width="1.799cm"/>
    </style:style>
    <style:style style:name="Tabla165.G" style:family="table-column">
      <style:table-column-properties style:column-width="1.808cm"/>
    </style:style>
    <style:style style:name="Tabla165.1" style:family="table-row">
      <style:table-row-properties style:min-row-height="0.467cm" fo:keep-together="auto"/>
    </style:style>
    <style:style style:name="Tabla16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5.2" style:family="table-row">
      <style:table-row-properties style:min-row-height="0.515cm" fo:keep-together="auto"/>
    </style:style>
    <style:style style:name="Tabla16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6" style:family="table">
      <style:table-properties style:width="17.216cm" fo:margin-left="-0.162cm" table:align="left" style:writing-mode="lr-tb"/>
    </style:style>
    <style:style style:name="Tabla166.A" style:family="table-column">
      <style:table-column-properties style:column-width="17.216cm"/>
    </style:style>
    <style:style style:name="Tabla166.1" style:family="table-row">
      <style:table-row-properties fo:keep-together="auto"/>
    </style:style>
    <style:style style:name="Tabla1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7" style:family="table">
      <style:table-properties style:width="17.216cm" fo:margin-left="-0.162cm" table:align="left" style:writing-mode="lr-tb"/>
    </style:style>
    <style:style style:name="Tabla167.A" style:family="table-column">
      <style:table-column-properties style:column-width="17.216cm"/>
    </style:style>
    <style:style style:name="Tabla167.1" style:family="table-row">
      <style:table-row-properties fo:keep-together="auto"/>
    </style:style>
    <style:style style:name="Tabla1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7.2" style:family="table-row">
      <style:table-row-properties style:min-row-height="0.624cm" fo:keep-together="auto"/>
    </style:style>
    <style:style style:name="Tabla1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8" style:family="table">
      <style:table-properties style:width="17.201cm" fo:margin-left="-0.148cm" table:align="left" style:writing-mode="lr-tb"/>
    </style:style>
    <style:style style:name="Tabla168.A" style:family="table-column">
      <style:table-column-properties style:column-width="0.9cm"/>
    </style:style>
    <style:style style:name="Tabla168.B" style:family="table-column">
      <style:table-column-properties style:column-width="6.694cm"/>
    </style:style>
    <style:style style:name="Tabla168.C" style:family="table-column">
      <style:table-column-properties style:column-width="0.926cm"/>
    </style:style>
    <style:style style:name="Tabla168.D" style:family="table-column">
      <style:table-column-properties style:column-width="8.682cm"/>
    </style:style>
    <style:style style:name="Tabla168.1" style:family="table-row">
      <style:table-row-properties fo:keep-together="always"/>
    </style:style>
    <style:style style:name="Tabla1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8.2" style:family="table-row">
      <style:table-row-properties fo:keep-together="auto"/>
    </style:style>
    <style:style style:name="Tabla1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9" style:family="table">
      <style:table-properties style:width="17.216cm" fo:margin-left="-0.162cm" table:align="left" style:writing-mode="lr-tb"/>
    </style:style>
    <style:style style:name="Tabla169.A" style:family="table-column">
      <style:table-column-properties style:column-width="0.917cm"/>
    </style:style>
    <style:style style:name="Tabla169.B" style:family="table-column">
      <style:table-column-properties style:column-width="16.298cm"/>
    </style:style>
    <style:style style:name="Tabla169.1" style:family="table-row">
      <style:table-row-properties fo:keep-together="always"/>
    </style:style>
    <style:style style:name="Tabla1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6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6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6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69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6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6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0" style:family="table">
      <style:table-properties style:width="17.216cm" fo:margin-left="-0.162cm" table:align="left" style:writing-mode="lr-tb"/>
    </style:style>
    <style:style style:name="Tabla170.A" style:family="table-column">
      <style:table-column-properties style:column-width="4.516cm"/>
    </style:style>
    <style:style style:name="Tabla170.B" style:family="table-column">
      <style:table-column-properties style:column-width="4.692cm"/>
    </style:style>
    <style:style style:name="Tabla170.C" style:family="table-column">
      <style:table-column-properties style:column-width="3.175cm"/>
    </style:style>
    <style:style style:name="Tabla170.D" style:family="table-column">
      <style:table-column-properties style:column-width="4.833cm"/>
    </style:style>
    <style:style style:name="Tabla170.1" style:family="table-row">
      <style:table-row-properties fo:keep-together="always"/>
    </style:style>
    <style:style style:name="Tabla1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71" style:family="table">
      <style:table-properties style:width="17.216cm" fo:margin-left="-0.162cm" table:align="left" style:writing-mode="lr-tb"/>
    </style:style>
    <style:style style:name="Tabla171.A" style:family="table-column">
      <style:table-column-properties style:column-width="17.216cm"/>
    </style:style>
    <style:style style:name="Tabla171.1" style:family="table-row">
      <style:table-row-properties fo:keep-together="always"/>
    </style:style>
    <style:style style:name="Tabla1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1.2" style:family="table-row">
      <style:table-row-properties style:min-row-height="0.422cm" fo:keep-together="always"/>
    </style:style>
    <style:style style:name="Tabla1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2" style:family="table">
      <style:table-properties style:width="17.216cm" fo:margin-left="-0.162cm" table:align="left" style:writing-mode="lr-tb"/>
    </style:style>
    <style:style style:name="Tabla172.A" style:family="table-column">
      <style:table-column-properties style:column-width="17.216cm"/>
    </style:style>
    <style:style style:name="Tabla172.1" style:family="table-row">
      <style:table-row-properties fo:keep-together="auto"/>
    </style:style>
    <style:style style:name="Tabla1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3" style:family="table">
      <style:table-properties style:width="17.216cm" fo:margin-left="-0.162cm" table:align="left" style:writing-mode="lr-tb"/>
    </style:style>
    <style:style style:name="Tabla173.A" style:family="table-column">
      <style:table-column-properties style:column-width="17.216cm"/>
    </style:style>
    <style:style style:name="Tabla173.1" style:family="table-row">
      <style:table-row-properties fo:keep-together="auto"/>
    </style:style>
    <style:style style:name="Tabla1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3.2" style:family="table-row">
      <style:table-row-properties style:min-row-height="0.624cm" fo:keep-together="auto"/>
    </style:style>
    <style:style style:name="Tabla17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4" style:family="table">
      <style:table-properties style:width="17.201cm" fo:margin-left="-0.148cm" table:align="left" style:writing-mode="lr-tb"/>
    </style:style>
    <style:style style:name="Tabla174.A" style:family="table-column">
      <style:table-column-properties style:column-width="0.9cm"/>
    </style:style>
    <style:style style:name="Tabla174.B" style:family="table-column">
      <style:table-column-properties style:column-width="6.694cm"/>
    </style:style>
    <style:style style:name="Tabla174.C" style:family="table-column">
      <style:table-column-properties style:column-width="0.926cm"/>
    </style:style>
    <style:style style:name="Tabla174.D" style:family="table-column">
      <style:table-column-properties style:column-width="8.682cm"/>
    </style:style>
    <style:style style:name="Tabla174.1" style:family="table-row">
      <style:table-row-properties fo:keep-together="always"/>
    </style:style>
    <style:style style:name="Tabla1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4.2" style:family="table-row">
      <style:table-row-properties fo:keep-together="auto"/>
    </style:style>
    <style:style style:name="Tabla1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7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7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5" style:family="table">
      <style:table-properties style:width="17.216cm" fo:margin-left="-0.162cm" table:align="left" style:writing-mode="lr-tb"/>
    </style:style>
    <style:style style:name="Tabla175.A" style:family="table-column">
      <style:table-column-properties style:column-width="0.917cm"/>
    </style:style>
    <style:style style:name="Tabla175.B" style:family="table-column">
      <style:table-column-properties style:column-width="16.298cm"/>
    </style:style>
    <style:style style:name="Tabla175.1" style:family="table-row">
      <style:table-row-properties fo:keep-together="always"/>
    </style:style>
    <style:style style:name="Tabla1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7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7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6" style:family="table">
      <style:table-properties style:width="17.216cm" fo:margin-left="-0.162cm" table:align="left" style:writing-mode="lr-tb"/>
    </style:style>
    <style:style style:name="Tabla176.A" style:family="table-column">
      <style:table-column-properties style:column-width="4.516cm"/>
    </style:style>
    <style:style style:name="Tabla176.B" style:family="table-column">
      <style:table-column-properties style:column-width="4.692cm"/>
    </style:style>
    <style:style style:name="Tabla176.C" style:family="table-column">
      <style:table-column-properties style:column-width="3.175cm"/>
    </style:style>
    <style:style style:name="Tabla176.D" style:family="table-column">
      <style:table-column-properties style:column-width="4.833cm"/>
    </style:style>
    <style:style style:name="Tabla176.1" style:family="table-row">
      <style:table-row-properties fo:keep-together="always"/>
    </style:style>
    <style:style style:name="Tabla1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77" style:family="table">
      <style:table-properties style:width="17.216cm" fo:margin-left="-0.162cm" table:align="left" style:writing-mode="lr-tb"/>
    </style:style>
    <style:style style:name="Tabla177.A" style:family="table-column">
      <style:table-column-properties style:column-width="17.216cm"/>
    </style:style>
    <style:style style:name="Tabla177.1" style:family="table-row">
      <style:table-row-properties fo:keep-together="always"/>
    </style:style>
    <style:style style:name="Tabla1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7.2" style:family="table-row">
      <style:table-row-properties style:min-row-height="0.422cm" fo:keep-together="always"/>
    </style:style>
    <style:style style:name="Tabla17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8" style:family="table">
      <style:table-properties style:width="17.216cm" fo:margin-left="-0.162cm" table:align="left" style:writing-mode="lr-tb"/>
    </style:style>
    <style:style style:name="Tabla178.A" style:family="table-column">
      <style:table-column-properties style:column-width="17.216cm"/>
    </style:style>
    <style:style style:name="Tabla178.1" style:family="table-row">
      <style:table-row-properties fo:keep-together="always"/>
    </style:style>
    <style:style style:name="Tabla1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8.2" style:family="table-row">
      <style:table-row-properties style:min-row-height="0.422cm" fo:keep-together="always"/>
    </style:style>
    <style:style style:name="Tabla1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9" style:family="table">
      <style:table-properties style:width="17.216cm" fo:margin-left="-0.162cm" table:align="left" style:writing-mode="lr-tb"/>
    </style:style>
    <style:style style:name="Tabla179.A" style:family="table-column">
      <style:table-column-properties style:column-width="4.516cm"/>
    </style:style>
    <style:style style:name="Tabla179.B" style:family="table-column">
      <style:table-column-properties style:column-width="4.692cm"/>
    </style:style>
    <style:style style:name="Tabla179.C" style:family="table-column">
      <style:table-column-properties style:column-width="3.175cm"/>
    </style:style>
    <style:style style:name="Tabla179.D" style:family="table-column">
      <style:table-column-properties style:column-width="4.833cm"/>
    </style:style>
    <style:style style:name="Tabla179.1" style:family="table-row">
      <style:table-row-properties fo:keep-together="always"/>
    </style:style>
    <style:style style:name="Tabla1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80" style:family="table">
      <style:table-properties style:width="17.216cm" fo:margin-left="-0.162cm" table:align="left" style:writing-mode="lr-tb"/>
    </style:style>
    <style:style style:name="Tabla180.A" style:family="table-column">
      <style:table-column-properties style:column-width="0.917cm"/>
    </style:style>
    <style:style style:name="Tabla180.B" style:family="table-column">
      <style:table-column-properties style:column-width="16.298cm"/>
    </style:style>
    <style:style style:name="Tabla180.1" style:family="table-row">
      <style:table-row-properties fo:keep-together="always"/>
    </style:style>
    <style:style style:name="Tabla1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0.2" style:family="table-row">
      <style:table-row-properties style:min-row-height="0.624cm" fo:keep-together="always"/>
    </style:style>
    <style:style style:name="Tabla1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80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8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8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1" style:family="table">
      <style:table-properties style:width="17.201cm" fo:margin-left="-0.148cm" table:align="left" style:writing-mode="lr-tb"/>
    </style:style>
    <style:style style:name="Tabla181.A" style:family="table-column">
      <style:table-column-properties style:column-width="0.9cm"/>
    </style:style>
    <style:style style:name="Tabla181.B" style:family="table-column">
      <style:table-column-properties style:column-width="6.694cm"/>
    </style:style>
    <style:style style:name="Tabla181.C" style:family="table-column">
      <style:table-column-properties style:column-width="0.926cm"/>
    </style:style>
    <style:style style:name="Tabla181.D" style:family="table-column">
      <style:table-column-properties style:column-width="8.682cm"/>
    </style:style>
    <style:style style:name="Tabla181.1" style:family="table-row">
      <style:table-row-properties fo:keep-together="always"/>
    </style:style>
    <style:style style:name="Tabla1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1.2" style:family="table-row">
      <style:table-row-properties fo:keep-together="auto"/>
    </style:style>
    <style:style style:name="Tabla1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2" style:family="table">
      <style:table-properties style:width="17.216cm" fo:margin-left="-0.162cm" table:align="left" style:writing-mode="lr-tb"/>
    </style:style>
    <style:style style:name="Tabla182.A" style:family="table-column">
      <style:table-column-properties style:column-width="17.216cm"/>
    </style:style>
    <style:style style:name="Tabla182.1" style:family="table-row">
      <style:table-row-properties fo:keep-together="auto"/>
    </style:style>
    <style:style style:name="Tabla1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2.2" style:family="table-row">
      <style:table-row-properties style:min-row-height="0.624cm" fo:keep-together="auto"/>
    </style:style>
    <style:style style:name="Tabla1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3" style:family="table">
      <style:table-properties style:width="17.216cm" fo:margin-left="-0.162cm" table:align="left" style:writing-mode="lr-tb"/>
    </style:style>
    <style:style style:name="Tabla183.A" style:family="table-column">
      <style:table-column-properties style:column-width="17.216cm"/>
    </style:style>
    <style:style style:name="Tabla183.1" style:family="table-row">
      <style:table-row-properties fo:keep-together="auto"/>
    </style:style>
    <style:style style:name="Tabla1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4" style:family="table">
      <style:table-properties style:width="17.216cm" fo:margin-left="-0.162cm" table:align="left" style:writing-mode="lr-tb"/>
    </style:style>
    <style:style style:name="Tabla184.A" style:family="table-column">
      <style:table-column-properties style:column-width="17.216cm"/>
    </style:style>
    <style:style style:name="Tabla184.1" style:family="table-row">
      <style:table-row-properties fo:keep-together="always"/>
    </style:style>
    <style:style style:name="Tabla1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4.2" style:family="table-row">
      <style:table-row-properties style:min-row-height="0.422cm" fo:keep-together="always"/>
    </style:style>
    <style:style style:name="Tabla18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5" style:family="table">
      <style:table-properties style:width="17.216cm" fo:margin-left="-0.162cm" table:align="left" style:writing-mode="lr-tb"/>
    </style:style>
    <style:style style:name="Tabla185.A" style:family="table-column">
      <style:table-column-properties style:column-width="4.516cm"/>
    </style:style>
    <style:style style:name="Tabla185.B" style:family="table-column">
      <style:table-column-properties style:column-width="4.692cm"/>
    </style:style>
    <style:style style:name="Tabla185.C" style:family="table-column">
      <style:table-column-properties style:column-width="3.175cm"/>
    </style:style>
    <style:style style:name="Tabla185.D" style:family="table-column">
      <style:table-column-properties style:column-width="4.833cm"/>
    </style:style>
    <style:style style:name="Tabla185.1" style:family="table-row">
      <style:table-row-properties fo:keep-together="always"/>
    </style:style>
    <style:style style:name="Tabla1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8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8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8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8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8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8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86" style:family="table">
      <style:table-properties style:width="17.216cm" fo:margin-left="-0.162cm" table:align="left" style:writing-mode="lr-tb"/>
    </style:style>
    <style:style style:name="Tabla186.A" style:family="table-column">
      <style:table-column-properties style:column-width="0.917cm"/>
    </style:style>
    <style:style style:name="Tabla186.B" style:family="table-column">
      <style:table-column-properties style:column-width="16.298cm"/>
    </style:style>
    <style:style style:name="Tabla186.1" style:family="table-row">
      <style:table-row-properties fo:keep-together="always"/>
    </style:style>
    <style:style style:name="Tabla1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7" style:family="table">
      <style:table-properties style:width="17.201cm" fo:margin-left="-0.148cm" table:align="left" style:writing-mode="lr-tb"/>
    </style:style>
    <style:style style:name="Tabla187.A" style:family="table-column">
      <style:table-column-properties style:column-width="0.9cm"/>
    </style:style>
    <style:style style:name="Tabla187.B" style:family="table-column">
      <style:table-column-properties style:column-width="6.694cm"/>
    </style:style>
    <style:style style:name="Tabla187.C" style:family="table-column">
      <style:table-column-properties style:column-width="0.926cm"/>
    </style:style>
    <style:style style:name="Tabla187.D" style:family="table-column">
      <style:table-column-properties style:column-width="8.682cm"/>
    </style:style>
    <style:style style:name="Tabla187.1" style:family="table-row">
      <style:table-row-properties fo:keep-together="always"/>
    </style:style>
    <style:style style:name="Tabla1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7.2" style:family="table-row">
      <style:table-row-properties fo:keep-together="auto"/>
    </style:style>
    <style:style style:name="Tabla18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7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8" style:family="table">
      <style:table-properties style:width="17.216cm" fo:margin-left="-0.162cm" table:align="left" style:writing-mode="lr-tb"/>
    </style:style>
    <style:style style:name="Tabla188.A" style:family="table-column">
      <style:table-column-properties style:column-width="17.216cm"/>
    </style:style>
    <style:style style:name="Tabla188.1" style:family="table-row">
      <style:table-row-properties fo:keep-together="auto"/>
    </style:style>
    <style:style style:name="Tabla1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8.2" style:family="table-row">
      <style:table-row-properties style:min-row-height="0.624cm" fo:keep-together="auto"/>
    </style:style>
    <style:style style:name="Tabla1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9" style:family="table">
      <style:table-properties style:width="17.216cm" fo:margin-left="-0.162cm" table:align="left" style:writing-mode="lr-tb"/>
    </style:style>
    <style:style style:name="Tabla189.A" style:family="table-column">
      <style:table-column-properties style:column-width="17.216cm"/>
    </style:style>
    <style:style style:name="Tabla189.1" style:family="table-row">
      <style:table-row-properties fo:keep-together="auto"/>
    </style:style>
    <style:style style:name="Tabla1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0" style:family="table">
      <style:table-properties style:width="17.216cm" fo:margin-left="-0.162cm" table:align="left" style:writing-mode="lr-tb"/>
    </style:style>
    <style:style style:name="Tabla190.A" style:family="table-column">
      <style:table-column-properties style:column-width="17.216cm"/>
    </style:style>
    <style:style style:name="Tabla190.1" style:family="table-row">
      <style:table-row-properties fo:keep-together="always"/>
    </style:style>
    <style:style style:name="Tabla1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0.2" style:family="table-row">
      <style:table-row-properties style:min-row-height="0.422cm" fo:keep-together="always"/>
    </style:style>
    <style:style style:name="Tabla1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1" style:family="table">
      <style:table-properties style:width="17.216cm" fo:margin-left="-0.162cm" table:align="left" style:writing-mode="lr-tb"/>
    </style:style>
    <style:style style:name="Tabla191.A" style:family="table-column">
      <style:table-column-properties style:column-width="4.516cm"/>
    </style:style>
    <style:style style:name="Tabla191.B" style:family="table-column">
      <style:table-column-properties style:column-width="4.692cm"/>
    </style:style>
    <style:style style:name="Tabla191.C" style:family="table-column">
      <style:table-column-properties style:column-width="3.175cm"/>
    </style:style>
    <style:style style:name="Tabla191.D" style:family="table-column">
      <style:table-column-properties style:column-width="4.833cm"/>
    </style:style>
    <style:style style:name="Tabla191.1" style:family="table-row">
      <style:table-row-properties fo:keep-together="always"/>
    </style:style>
    <style:style style:name="Tabla1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9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9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9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9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9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9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9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9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9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92" style:family="table">
      <style:table-properties style:width="17.216cm" fo:margin-left="-0.162cm" table:align="left" style:writing-mode="lr-tb"/>
    </style:style>
    <style:style style:name="Tabla192.A" style:family="table-column">
      <style:table-column-properties style:column-width="0.917cm"/>
    </style:style>
    <style:style style:name="Tabla192.B" style:family="table-column">
      <style:table-column-properties style:column-width="16.298cm"/>
    </style:style>
    <style:style style:name="Tabla192.1" style:family="table-row">
      <style:table-row-properties fo:keep-together="always"/>
    </style:style>
    <style:style style:name="Tabla1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3" style:family="table">
      <style:table-properties style:width="17.201cm" fo:margin-left="-0.148cm" table:align="left" style:writing-mode="lr-tb"/>
    </style:style>
    <style:style style:name="Tabla193.A" style:family="table-column">
      <style:table-column-properties style:column-width="0.9cm"/>
    </style:style>
    <style:style style:name="Tabla193.B" style:family="table-column">
      <style:table-column-properties style:column-width="6.694cm"/>
    </style:style>
    <style:style style:name="Tabla193.C" style:family="table-column">
      <style:table-column-properties style:column-width="0.926cm"/>
    </style:style>
    <style:style style:name="Tabla193.D" style:family="table-column">
      <style:table-column-properties style:column-width="8.682cm"/>
    </style:style>
    <style:style style:name="Tabla193.1" style:family="table-row">
      <style:table-row-properties fo:keep-together="always"/>
    </style:style>
    <style:style style:name="Tabla1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3.2" style:family="table-row">
      <style:table-row-properties fo:keep-together="auto"/>
    </style:style>
    <style:style style:name="Tabla19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4" style:family="table">
      <style:table-properties style:width="17.216cm" fo:margin-left="-0.162cm" table:align="left" style:writing-mode="lr-tb"/>
    </style:style>
    <style:style style:name="Tabla194.A" style:family="table-column">
      <style:table-column-properties style:column-width="17.216cm"/>
    </style:style>
    <style:style style:name="Tabla194.1" style:family="table-row">
      <style:table-row-properties fo:keep-together="auto"/>
    </style:style>
    <style:style style:name="Tabla1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4.2" style:family="table-row">
      <style:table-row-properties style:min-row-height="0.624cm" fo:keep-together="auto"/>
    </style:style>
    <style:style style:name="Tabla1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5" style:family="table">
      <style:table-properties style:width="17.216cm" fo:margin-left="-0.162cm" table:align="left" style:writing-mode="lr-tb"/>
    </style:style>
    <style:style style:name="Tabla195.A" style:family="table-column">
      <style:table-column-properties style:column-width="17.216cm"/>
    </style:style>
    <style:style style:name="Tabla195.1" style:family="table-row">
      <style:table-row-properties fo:keep-together="auto"/>
    </style:style>
    <style:style style:name="Tabla1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6" style:family="table">
      <style:table-properties style:width="17.224cm" fo:margin-left="-0.162cm" fo:break-before="auto" fo:break-after="auto" table:align="left" style:writing-mode="lr-tb"/>
    </style:style>
    <style:style style:name="Tabla196.A" style:family="table-column">
      <style:table-column-properties style:column-width="3.493cm"/>
    </style:style>
    <style:style style:name="Tabla196.B" style:family="table-column">
      <style:table-column-properties style:column-width="5.701cm"/>
    </style:style>
    <style:style style:name="Tabla196.C" style:family="table-column">
      <style:table-column-properties style:column-width="0.199cm"/>
    </style:style>
    <style:style style:name="Tabla196.D" style:family="table-column">
      <style:table-column-properties style:column-width="1.614cm"/>
    </style:style>
    <style:style style:name="Tabla196.E" style:family="table-column">
      <style:table-column-properties style:column-width="1.817cm"/>
    </style:style>
    <style:style style:name="Tabla196.F" style:family="table-column">
      <style:table-column-properties style:column-width="0.794cm"/>
    </style:style>
    <style:style style:name="Tabla196.G" style:family="table-column">
      <style:table-column-properties style:column-width="1.799cm"/>
    </style:style>
    <style:style style:name="Tabla196.H" style:family="table-column">
      <style:table-column-properties style:column-width="1.808cm"/>
    </style:style>
    <style:style style:name="Tabla196.1" style:family="table-row">
      <style:table-row-properties style:min-row-height="0.467cm" fo:keep-together="auto"/>
    </style:style>
    <style:style style:name="Tabla19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6.2" style:family="table-row">
      <style:table-row-properties style:min-row-height="0.515cm" fo:keep-together="auto"/>
    </style:style>
    <style:style style:name="Tabla19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7" style:family="table">
      <style:table-properties style:width="17.216cm" fo:margin-left="-0.162cm" table:align="left" style:writing-mode="lr-tb"/>
    </style:style>
    <style:style style:name="Tabla197.A" style:family="table-column">
      <style:table-column-properties style:column-width="17.216cm"/>
    </style:style>
    <style:style style:name="Tabla197.1" style:family="table-row">
      <style:table-row-properties fo:keep-together="auto"/>
    </style:style>
    <style:style style:name="Tabla1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8" style:family="table">
      <style:table-properties style:width="17.216cm" fo:margin-left="-0.162cm" table:align="left" style:writing-mode="lr-tb"/>
    </style:style>
    <style:style style:name="Tabla198.A" style:family="table-column">
      <style:table-column-properties style:column-width="17.216cm"/>
    </style:style>
    <style:style style:name="Tabla198.1" style:family="table-row">
      <style:table-row-properties fo:keep-together="auto"/>
    </style:style>
    <style:style style:name="Tabla1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8.2" style:family="table-row">
      <style:table-row-properties style:min-row-height="0.624cm" fo:keep-together="auto"/>
    </style:style>
    <style:style style:name="Tabla1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9" style:family="table">
      <style:table-properties style:width="17.216cm" fo:margin-left="-0.162cm" table:align="left" style:writing-mode="lr-tb"/>
    </style:style>
    <style:style style:name="Tabla199.A" style:family="table-column">
      <style:table-column-properties style:column-width="0.917cm"/>
    </style:style>
    <style:style style:name="Tabla199.B" style:family="table-column">
      <style:table-column-properties style:column-width="6.706cm"/>
    </style:style>
    <style:style style:name="Tabla199.C" style:family="table-column">
      <style:table-column-properties style:column-width="0.914cm"/>
    </style:style>
    <style:style style:name="Tabla199.D" style:family="table-column">
      <style:table-column-properties style:column-width="8.678cm"/>
    </style:style>
    <style:style style:name="Tabla199.1" style:family="table-row">
      <style:table-row-properties fo:keep-together="always"/>
    </style:style>
    <style:style style:name="Tabla1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9.2" style:family="table-row">
      <style:table-row-properties fo:keep-together="auto"/>
    </style:style>
    <style:style style:name="Tabla19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0" style:family="table">
      <style:table-properties style:width="17.216cm" fo:margin-left="-0.162cm" table:align="left" style:writing-mode="lr-tb"/>
    </style:style>
    <style:style style:name="Tabla200.A" style:family="table-column">
      <style:table-column-properties style:column-width="0.917cm"/>
    </style:style>
    <style:style style:name="Tabla200.B" style:family="table-column">
      <style:table-column-properties style:column-width="16.298cm"/>
    </style:style>
    <style:style style:name="Tabla200.1" style:family="table-row">
      <style:table-row-properties fo:keep-together="always"/>
    </style:style>
    <style:style style:name="Tabla2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1" style:family="table">
      <style:table-properties style:width="17.216cm" fo:margin-left="-0.162cm" table:align="left" style:writing-mode="lr-tb"/>
    </style:style>
    <style:style style:name="Tabla201.A" style:family="table-column">
      <style:table-column-properties style:column-width="4.516cm"/>
    </style:style>
    <style:style style:name="Tabla201.B" style:family="table-column">
      <style:table-column-properties style:column-width="4.692cm"/>
    </style:style>
    <style:style style:name="Tabla201.C" style:family="table-column">
      <style:table-column-properties style:column-width="3.175cm"/>
    </style:style>
    <style:style style:name="Tabla201.D" style:family="table-column">
      <style:table-column-properties style:column-width="4.833cm"/>
    </style:style>
    <style:style style:name="Tabla201.1" style:family="table-row">
      <style:table-row-properties fo:keep-together="always"/>
    </style:style>
    <style:style style:name="Tabla2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02" style:family="table">
      <style:table-properties style:width="17.216cm" fo:margin-left="-0.162cm" table:align="left" style:writing-mode="lr-tb"/>
    </style:style>
    <style:style style:name="Tabla202.A" style:family="table-column">
      <style:table-column-properties style:column-width="17.216cm"/>
    </style:style>
    <style:style style:name="Tabla202.1" style:family="table-row">
      <style:table-row-properties fo:keep-together="always"/>
    </style:style>
    <style:style style:name="Tabla2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2.2" style:family="table-row">
      <style:table-row-properties style:min-row-height="0.422cm" fo:keep-together="always"/>
    </style:style>
    <style:style style:name="Tabla2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3" style:family="table">
      <style:table-properties style:width="17.224cm" fo:margin-left="-0.162cm" fo:break-before="auto" fo:break-after="auto" table:align="left" style:writing-mode="lr-tb"/>
    </style:style>
    <style:style style:name="Tabla203.A" style:family="table-column">
      <style:table-column-properties style:column-width="3.493cm"/>
    </style:style>
    <style:style style:name="Tabla203.B" style:family="table-column">
      <style:table-column-properties style:column-width="5.701cm"/>
    </style:style>
    <style:style style:name="Tabla203.C" style:family="table-column">
      <style:table-column-properties style:column-width="0.093cm"/>
    </style:style>
    <style:style style:name="Tabla203.D" style:family="table-column">
      <style:table-column-properties style:column-width="1.72cm"/>
    </style:style>
    <style:style style:name="Tabla203.E" style:family="table-column">
      <style:table-column-properties style:column-width="1.817cm"/>
    </style:style>
    <style:style style:name="Tabla203.F" style:family="table-column">
      <style:table-column-properties style:column-width="0.794cm"/>
    </style:style>
    <style:style style:name="Tabla203.G" style:family="table-column">
      <style:table-column-properties style:column-width="1.799cm"/>
    </style:style>
    <style:style style:name="Tabla203.H" style:family="table-column">
      <style:table-column-properties style:column-width="1.808cm"/>
    </style:style>
    <style:style style:name="Tabla203.1" style:family="table-row">
      <style:table-row-properties style:min-row-height="0.467cm" fo:keep-together="auto"/>
    </style:style>
    <style:style style:name="Tabla20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0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0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3.2" style:family="table-row">
      <style:table-row-properties style:min-row-height="0.515cm" fo:keep-together="auto"/>
    </style:style>
    <style:style style:name="Tabla20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4" style:family="table">
      <style:table-properties style:width="17.216cm" fo:margin-left="-0.162cm" table:align="left" style:writing-mode="lr-tb"/>
    </style:style>
    <style:style style:name="Tabla204.A" style:family="table-column">
      <style:table-column-properties style:column-width="17.216cm"/>
    </style:style>
    <style:style style:name="Tabla204.1" style:family="table-row">
      <style:table-row-properties fo:keep-together="auto"/>
    </style:style>
    <style:style style:name="Tabla2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5" style:family="table">
      <style:table-properties style:width="17.216cm" fo:margin-left="-0.162cm" table:align="left" style:writing-mode="lr-tb"/>
    </style:style>
    <style:style style:name="Tabla205.A" style:family="table-column">
      <style:table-column-properties style:column-width="17.216cm"/>
    </style:style>
    <style:style style:name="Tabla205.1" style:family="table-row">
      <style:table-row-properties fo:keep-together="auto"/>
    </style:style>
    <style:style style:name="Tabla2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5.2" style:family="table-row">
      <style:table-row-properties style:min-row-height="0.624cm" fo:keep-together="auto"/>
    </style:style>
    <style:style style:name="Tabla2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6" style:family="table">
      <style:table-properties style:width="17.216cm" fo:margin-left="-0.162cm" table:align="left" style:writing-mode="lr-tb"/>
    </style:style>
    <style:style style:name="Tabla206.A" style:family="table-column">
      <style:table-column-properties style:column-width="0.917cm"/>
    </style:style>
    <style:style style:name="Tabla206.B" style:family="table-column">
      <style:table-column-properties style:column-width="6.706cm"/>
    </style:style>
    <style:style style:name="Tabla206.C" style:family="table-column">
      <style:table-column-properties style:column-width="0.914cm"/>
    </style:style>
    <style:style style:name="Tabla206.D" style:family="table-column">
      <style:table-column-properties style:column-width="8.678cm"/>
    </style:style>
    <style:style style:name="Tabla206.1" style:family="table-row">
      <style:table-row-properties fo:keep-together="always"/>
    </style:style>
    <style:style style:name="Tabla2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6.2" style:family="table-row">
      <style:table-row-properties fo:keep-together="auto"/>
    </style:style>
    <style:style style:name="Tabla20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7" style:family="table">
      <style:table-properties style:width="17.216cm" fo:margin-left="-0.162cm" table:align="left" style:writing-mode="lr-tb"/>
    </style:style>
    <style:style style:name="Tabla207.A" style:family="table-column">
      <style:table-column-properties style:column-width="0.917cm"/>
    </style:style>
    <style:style style:name="Tabla207.B" style:family="table-column">
      <style:table-column-properties style:column-width="16.298cm"/>
    </style:style>
    <style:style style:name="Tabla207.1" style:family="table-row">
      <style:table-row-properties fo:keep-together="always"/>
    </style:style>
    <style:style style:name="Tabla2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7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0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0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8" style:family="table">
      <style:table-properties style:width="17.216cm" fo:margin-left="-0.162cm" table:align="left" style:writing-mode="lr-tb"/>
    </style:style>
    <style:style style:name="Tabla208.A" style:family="table-column">
      <style:table-column-properties style:column-width="4.516cm"/>
    </style:style>
    <style:style style:name="Tabla208.B" style:family="table-column">
      <style:table-column-properties style:column-width="4.692cm"/>
    </style:style>
    <style:style style:name="Tabla208.C" style:family="table-column">
      <style:table-column-properties style:column-width="3.175cm"/>
    </style:style>
    <style:style style:name="Tabla208.D" style:family="table-column">
      <style:table-column-properties style:column-width="4.833cm"/>
    </style:style>
    <style:style style:name="Tabla208.1" style:family="table-row">
      <style:table-row-properties fo:keep-together="always"/>
    </style:style>
    <style:style style:name="Tabla2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09" style:family="table">
      <style:table-properties style:width="17.216cm" fo:margin-left="-0.162cm" table:align="left" style:writing-mode="lr-tb"/>
    </style:style>
    <style:style style:name="Tabla209.A" style:family="table-column">
      <style:table-column-properties style:column-width="17.216cm"/>
    </style:style>
    <style:style style:name="Tabla209.1" style:family="table-row">
      <style:table-row-properties fo:keep-together="always"/>
    </style:style>
    <style:style style:name="Tabla2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9.2" style:family="table-row">
      <style:table-row-properties style:min-row-height="0.422cm" fo:keep-together="always"/>
    </style:style>
    <style:style style:name="Tabla2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0" style:family="table">
      <style:table-properties style:width="17.224cm" fo:margin-left="-0.162cm" fo:break-before="auto" fo:break-after="auto" table:align="left" style:writing-mode="lr-tb"/>
    </style:style>
    <style:style style:name="Tabla210.A" style:family="table-column">
      <style:table-column-properties style:column-width="3.493cm"/>
    </style:style>
    <style:style style:name="Tabla210.B" style:family="table-column">
      <style:table-column-properties style:column-width="5.701cm"/>
    </style:style>
    <style:style style:name="Tabla210.C" style:family="table-column">
      <style:table-column-properties style:column-width="1.84cm"/>
    </style:style>
    <style:style style:name="Tabla210.D" style:family="table-column">
      <style:table-column-properties style:column-width="1.79cm"/>
    </style:style>
    <style:style style:name="Tabla210.E" style:family="table-column">
      <style:table-column-properties style:column-width="0.794cm"/>
    </style:style>
    <style:style style:name="Tabla210.F" style:family="table-column">
      <style:table-column-properties style:column-width="1.799cm"/>
    </style:style>
    <style:style style:name="Tabla210.G" style:family="table-column">
      <style:table-column-properties style:column-width="1.808cm"/>
    </style:style>
    <style:style style:name="Tabla210.1" style:family="table-row">
      <style:table-row-properties style:min-row-height="0.467cm" fo:keep-together="auto"/>
    </style:style>
    <style:style style:name="Tabla2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0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0.2" style:family="table-row">
      <style:table-row-properties style:min-row-height="0.515cm" fo:keep-together="auto"/>
    </style:style>
    <style:style style:name="Tabla2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1" style:family="table">
      <style:table-properties style:width="17.216cm" fo:margin-left="-0.162cm" table:align="left" style:writing-mode="lr-tb"/>
    </style:style>
    <style:style style:name="Tabla211.A" style:family="table-column">
      <style:table-column-properties style:column-width="17.216cm"/>
    </style:style>
    <style:style style:name="Tabla211.1" style:family="table-row">
      <style:table-row-properties fo:keep-together="auto"/>
    </style:style>
    <style:style style:name="Tabla2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2" style:family="table">
      <style:table-properties style:width="17.216cm" fo:margin-left="-0.162cm" table:align="left" style:writing-mode="lr-tb"/>
    </style:style>
    <style:style style:name="Tabla212.A" style:family="table-column">
      <style:table-column-properties style:column-width="17.216cm"/>
    </style:style>
    <style:style style:name="Tabla212.1" style:family="table-row">
      <style:table-row-properties fo:keep-together="auto"/>
    </style:style>
    <style:style style:name="Tabla2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2.2" style:family="table-row">
      <style:table-row-properties style:min-row-height="0.624cm" fo:keep-together="auto"/>
    </style:style>
    <style:style style:name="Tabla2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3" style:family="table">
      <style:table-properties style:width="17.216cm" fo:margin-left="-0.162cm" table:align="left" style:writing-mode="lr-tb"/>
    </style:style>
    <style:style style:name="Tabla213.A" style:family="table-column">
      <style:table-column-properties style:column-width="0.917cm"/>
    </style:style>
    <style:style style:name="Tabla213.B" style:family="table-column">
      <style:table-column-properties style:column-width="6.706cm"/>
    </style:style>
    <style:style style:name="Tabla213.C" style:family="table-column">
      <style:table-column-properties style:column-width="0.914cm"/>
    </style:style>
    <style:style style:name="Tabla213.D" style:family="table-column">
      <style:table-column-properties style:column-width="8.678cm"/>
    </style:style>
    <style:style style:name="Tabla213.1" style:family="table-row">
      <style:table-row-properties fo:keep-together="always"/>
    </style:style>
    <style:style style:name="Tabla2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3.2" style:family="table-row">
      <style:table-row-properties fo:keep-together="auto"/>
    </style:style>
    <style:style style:name="Tabla2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1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4" style:family="table">
      <style:table-properties style:width="17.216cm" fo:margin-left="-0.162cm" table:align="left" style:writing-mode="lr-tb"/>
    </style:style>
    <style:style style:name="Tabla214.A" style:family="table-column">
      <style:table-column-properties style:column-width="0.917cm"/>
    </style:style>
    <style:style style:name="Tabla214.B" style:family="table-column">
      <style:table-column-properties style:column-width="16.298cm"/>
    </style:style>
    <style:style style:name="Tabla214.1" style:family="table-row">
      <style:table-row-properties fo:keep-together="always"/>
    </style:style>
    <style:style style:name="Tabla2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1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1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1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1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5" style:family="table">
      <style:table-properties style:width="17.216cm" fo:margin-left="-0.162cm" table:align="left" style:writing-mode="lr-tb"/>
    </style:style>
    <style:style style:name="Tabla215.A" style:family="table-column">
      <style:table-column-properties style:column-width="4.516cm"/>
    </style:style>
    <style:style style:name="Tabla215.B" style:family="table-column">
      <style:table-column-properties style:column-width="4.692cm"/>
    </style:style>
    <style:style style:name="Tabla215.C" style:family="table-column">
      <style:table-column-properties style:column-width="3.175cm"/>
    </style:style>
    <style:style style:name="Tabla215.D" style:family="table-column">
      <style:table-column-properties style:column-width="4.833cm"/>
    </style:style>
    <style:style style:name="Tabla215.1" style:family="table-row">
      <style:table-row-properties fo:keep-together="always"/>
    </style:style>
    <style:style style:name="Tabla2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1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1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1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1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1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1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1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1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1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1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6" style:family="table">
      <style:table-properties style:width="17.216cm" fo:margin-left="-0.162cm" table:align="left" style:writing-mode="lr-tb"/>
    </style:style>
    <style:style style:name="Tabla216.A" style:family="table-column">
      <style:table-column-properties style:column-width="17.216cm"/>
    </style:style>
    <style:style style:name="Tabla216.1" style:family="table-row">
      <style:table-row-properties fo:keep-together="always"/>
    </style:style>
    <style:style style:name="Tabla2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6.2" style:family="table-row">
      <style:table-row-properties style:min-row-height="0.422cm" fo:keep-together="always"/>
    </style:style>
    <style:style style:name="Tabla2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7" style:family="table">
      <style:table-properties style:width="17.224cm" fo:margin-left="-0.162cm" fo:break-before="auto" fo:break-after="auto" table:align="left" style:writing-mode="lr-tb"/>
    </style:style>
    <style:style style:name="Tabla217.A" style:family="table-column">
      <style:table-column-properties style:column-width="3.493cm"/>
    </style:style>
    <style:style style:name="Tabla217.B" style:family="table-column">
      <style:table-column-properties style:column-width="5.701cm"/>
    </style:style>
    <style:style style:name="Tabla217.C" style:family="table-column">
      <style:table-column-properties style:column-width="1.628cm"/>
    </style:style>
    <style:style style:name="Tabla217.D" style:family="table-column">
      <style:table-column-properties style:column-width="2.002cm"/>
    </style:style>
    <style:style style:name="Tabla217.E" style:family="table-column">
      <style:table-column-properties style:column-width="0.794cm"/>
    </style:style>
    <style:style style:name="Tabla217.F" style:family="table-column">
      <style:table-column-properties style:column-width="1.799cm"/>
    </style:style>
    <style:style style:name="Tabla217.G" style:family="table-column">
      <style:table-column-properties style:column-width="1.808cm"/>
    </style:style>
    <style:style style:name="Tabla217.1" style:family="table-row">
      <style:table-row-properties style:min-row-height="0.467cm" fo:keep-together="auto"/>
    </style:style>
    <style:style style:name="Tabla2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7.2" style:family="table-row">
      <style:table-row-properties style:min-row-height="0.515cm" fo:keep-together="auto"/>
    </style:style>
    <style:style style:name="Tabla2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7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8" style:family="table">
      <style:table-properties style:width="17.216cm" fo:margin-left="-0.162cm" table:align="left" style:writing-mode="lr-tb"/>
    </style:style>
    <style:style style:name="Tabla218.A" style:family="table-column">
      <style:table-column-properties style:column-width="17.216cm"/>
    </style:style>
    <style:style style:name="Tabla218.1" style:family="table-row">
      <style:table-row-properties fo:keep-together="auto"/>
    </style:style>
    <style:style style:name="Tabla2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8.2" style:family="table-row">
      <style:table-row-properties style:min-row-height="0.624cm" fo:keep-together="auto"/>
    </style:style>
    <style:style style:name="Tabla2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9" style:family="table">
      <style:table-properties style:width="17.216cm" fo:margin-left="-0.162cm" table:align="left" style:writing-mode="lr-tb"/>
    </style:style>
    <style:style style:name="Tabla219.A" style:family="table-column">
      <style:table-column-properties style:column-width="17.216cm"/>
    </style:style>
    <style:style style:name="Tabla219.1" style:family="table-row">
      <style:table-row-properties fo:keep-together="auto"/>
    </style:style>
    <style:style style:name="Tabla2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9.2" style:family="table-row">
      <style:table-row-properties style:min-row-height="0.624cm" fo:keep-together="auto"/>
    </style:style>
    <style:style style:name="Tabla2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0" style:family="table">
      <style:table-properties style:width="17.216cm" fo:margin-left="-0.162cm" table:align="left" style:writing-mode="lr-tb"/>
    </style:style>
    <style:style style:name="Tabla220.A" style:family="table-column">
      <style:table-column-properties style:column-width="0.917cm"/>
    </style:style>
    <style:style style:name="Tabla220.B" style:family="table-column">
      <style:table-column-properties style:column-width="6.706cm"/>
    </style:style>
    <style:style style:name="Tabla220.C" style:family="table-column">
      <style:table-column-properties style:column-width="0.914cm"/>
    </style:style>
    <style:style style:name="Tabla220.D" style:family="table-column">
      <style:table-column-properties style:column-width="8.678cm"/>
    </style:style>
    <style:style style:name="Tabla220.1" style:family="table-row">
      <style:table-row-properties fo:keep-together="always"/>
    </style:style>
    <style:style style:name="Tabla2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0.2" style:family="table-row">
      <style:table-row-properties fo:keep-together="auto"/>
    </style:style>
    <style:style style:name="Tabla2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1" style:family="table">
      <style:table-properties style:width="17.216cm" fo:margin-left="-0.162cm" table:align="left" style:writing-mode="lr-tb"/>
    </style:style>
    <style:style style:name="Tabla221.A" style:family="table-column">
      <style:table-column-properties style:column-width="0.917cm"/>
    </style:style>
    <style:style style:name="Tabla221.B" style:family="table-column">
      <style:table-column-properties style:column-width="16.298cm"/>
    </style:style>
    <style:style style:name="Tabla221.1" style:family="table-row">
      <style:table-row-properties fo:keep-together="always"/>
    </style:style>
    <style:style style:name="Tabla2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2" style:family="table">
      <style:table-properties style:width="17.216cm" fo:margin-left="-0.162cm" table:align="left" style:writing-mode="lr-tb"/>
    </style:style>
    <style:style style:name="Tabla222.A" style:family="table-column">
      <style:table-column-properties style:column-width="4.516cm"/>
    </style:style>
    <style:style style:name="Tabla222.B" style:family="table-column">
      <style:table-column-properties style:column-width="4.692cm"/>
    </style:style>
    <style:style style:name="Tabla222.C" style:family="table-column">
      <style:table-column-properties style:column-width="3.175cm"/>
    </style:style>
    <style:style style:name="Tabla222.D" style:family="table-column">
      <style:table-column-properties style:column-width="4.833cm"/>
    </style:style>
    <style:style style:name="Tabla222.1" style:family="table-row">
      <style:table-row-properties fo:keep-together="always"/>
    </style:style>
    <style:style style:name="Tabla2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2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2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2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2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2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2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23" style:family="table">
      <style:table-properties style:width="17.216cm" fo:margin-left="-0.162cm" table:align="left" style:writing-mode="lr-tb"/>
    </style:style>
    <style:style style:name="Tabla223.A" style:family="table-column">
      <style:table-column-properties style:column-width="17.216cm"/>
    </style:style>
    <style:style style:name="Tabla223.1" style:family="table-row">
      <style:table-row-properties fo:keep-together="always"/>
    </style:style>
    <style:style style:name="Tabla2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3.2" style:family="table-row">
      <style:table-row-properties style:min-row-height="0.422cm" fo:keep-together="always"/>
    </style:style>
    <style:style style:name="Tabla2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4" style:family="table">
      <style:table-properties style:width="17.224cm" fo:margin-left="-0.162cm" fo:break-before="auto" fo:break-after="auto" table:align="left" style:writing-mode="lr-tb"/>
    </style:style>
    <style:style style:name="Tabla224.A" style:family="table-column">
      <style:table-column-properties style:column-width="3.493cm"/>
    </style:style>
    <style:style style:name="Tabla224.B" style:family="table-column">
      <style:table-column-properties style:column-width="5.701cm"/>
    </style:style>
    <style:style style:name="Tabla224.C" style:family="table-column">
      <style:table-column-properties style:column-width="1.628cm"/>
    </style:style>
    <style:style style:name="Tabla224.D" style:family="table-column">
      <style:table-column-properties style:column-width="2.002cm"/>
    </style:style>
    <style:style style:name="Tabla224.E" style:family="table-column">
      <style:table-column-properties style:column-width="0.794cm"/>
    </style:style>
    <style:style style:name="Tabla224.F" style:family="table-column">
      <style:table-column-properties style:column-width="1.799cm"/>
    </style:style>
    <style:style style:name="Tabla224.G" style:family="table-column">
      <style:table-column-properties style:column-width="1.808cm"/>
    </style:style>
    <style:style style:name="Tabla224.1" style:family="table-row">
      <style:table-row-properties style:min-row-height="0.467cm" fo:keep-together="auto"/>
    </style:style>
    <style:style style:name="Tabla22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4.2" style:family="table-row">
      <style:table-row-properties style:min-row-height="0.515cm" fo:keep-together="auto"/>
    </style:style>
    <style:style style:name="Tabla2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5" style:family="table">
      <style:table-properties style:width="17.216cm" fo:margin-left="-0.162cm" table:align="left" style:writing-mode="lr-tb"/>
    </style:style>
    <style:style style:name="Tabla225.A" style:family="table-column">
      <style:table-column-properties style:column-width="17.216cm"/>
    </style:style>
    <style:style style:name="Tabla225.1" style:family="table-row">
      <style:table-row-properties fo:keep-together="auto"/>
    </style:style>
    <style:style style:name="Tabla2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6" style:family="table">
      <style:table-properties style:width="17.216cm" fo:margin-left="-0.162cm" table:align="left" style:writing-mode="lr-tb"/>
    </style:style>
    <style:style style:name="Tabla226.A" style:family="table-column">
      <style:table-column-properties style:column-width="17.216cm"/>
    </style:style>
    <style:style style:name="Tabla226.1" style:family="table-row">
      <style:table-row-properties fo:keep-together="auto"/>
    </style:style>
    <style:style style:name="Tabla2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6.2" style:family="table-row">
      <style:table-row-properties style:min-row-height="0.624cm" fo:keep-together="auto"/>
    </style:style>
    <style:style style:name="Tabla2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7" style:family="table">
      <style:table-properties style:width="17.216cm" fo:margin-left="-0.162cm" table:align="left" style:writing-mode="lr-tb"/>
    </style:style>
    <style:style style:name="Tabla227.A" style:family="table-column">
      <style:table-column-properties style:column-width="0.917cm"/>
    </style:style>
    <style:style style:name="Tabla227.B" style:family="table-column">
      <style:table-column-properties style:column-width="6.706cm"/>
    </style:style>
    <style:style style:name="Tabla227.C" style:family="table-column">
      <style:table-column-properties style:column-width="0.914cm"/>
    </style:style>
    <style:style style:name="Tabla227.D" style:family="table-column">
      <style:table-column-properties style:column-width="8.678cm"/>
    </style:style>
    <style:style style:name="Tabla227.1" style:family="table-row">
      <style:table-row-properties fo:keep-together="always"/>
    </style:style>
    <style:style style:name="Tabla2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7.2" style:family="table-row">
      <style:table-row-properties fo:keep-together="auto"/>
    </style:style>
    <style:style style:name="Tabla2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8" style:family="table">
      <style:table-properties style:width="17.216cm" fo:margin-left="-0.162cm" table:align="left" style:writing-mode="lr-tb"/>
    </style:style>
    <style:style style:name="Tabla228.A" style:family="table-column">
      <style:table-column-properties style:column-width="0.917cm"/>
    </style:style>
    <style:style style:name="Tabla228.B" style:family="table-column">
      <style:table-column-properties style:column-width="16.298cm"/>
    </style:style>
    <style:style style:name="Tabla228.1" style:family="table-row">
      <style:table-row-properties fo:keep-together="always"/>
    </style:style>
    <style:style style:name="Tabla2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8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28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2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9" style:family="table">
      <style:table-properties style:width="17.216cm" fo:margin-left="-0.162cm" table:align="left" style:writing-mode="lr-tb"/>
    </style:style>
    <style:style style:name="Tabla229.A" style:family="table-column">
      <style:table-column-properties style:column-width="4.516cm"/>
    </style:style>
    <style:style style:name="Tabla229.B" style:family="table-column">
      <style:table-column-properties style:column-width="4.692cm"/>
    </style:style>
    <style:style style:name="Tabla229.C" style:family="table-column">
      <style:table-column-properties style:column-width="3.175cm"/>
    </style:style>
    <style:style style:name="Tabla229.D" style:family="table-column">
      <style:table-column-properties style:column-width="4.833cm"/>
    </style:style>
    <style:style style:name="Tabla229.1" style:family="table-row">
      <style:table-row-properties fo:keep-together="always"/>
    </style:style>
    <style:style style:name="Tabla2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2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2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2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2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2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2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30" style:family="table">
      <style:table-properties style:width="17.216cm" fo:margin-left="-0.162cm" table:align="left" style:writing-mode="lr-tb"/>
    </style:style>
    <style:style style:name="Tabla230.A" style:family="table-column">
      <style:table-column-properties style:column-width="17.216cm"/>
    </style:style>
    <style:style style:name="Tabla230.1" style:family="table-row">
      <style:table-row-properties fo:keep-together="always"/>
    </style:style>
    <style:style style:name="Tabla2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0.2" style:family="table-row">
      <style:table-row-properties style:min-row-height="0.422cm" fo:keep-together="always"/>
    </style:style>
    <style:style style:name="Tabla2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1" style:family="table">
      <style:table-properties style:width="17.224cm" fo:margin-left="-0.162cm" fo:break-before="auto" fo:break-after="auto" table:align="left" style:writing-mode="lr-tb"/>
    </style:style>
    <style:style style:name="Tabla231.A" style:family="table-column">
      <style:table-column-properties style:column-width="3.493cm"/>
    </style:style>
    <style:style style:name="Tabla231.B" style:family="table-column">
      <style:table-column-properties style:column-width="5.701cm"/>
    </style:style>
    <style:style style:name="Tabla231.C" style:family="table-column">
      <style:table-column-properties style:column-width="1.628cm"/>
    </style:style>
    <style:style style:name="Tabla231.D" style:family="table-column">
      <style:table-column-properties style:column-width="2.002cm"/>
    </style:style>
    <style:style style:name="Tabla231.E" style:family="table-column">
      <style:table-column-properties style:column-width="0.794cm"/>
    </style:style>
    <style:style style:name="Tabla231.F" style:family="table-column">
      <style:table-column-properties style:column-width="1.799cm"/>
    </style:style>
    <style:style style:name="Tabla231.G" style:family="table-column">
      <style:table-column-properties style:column-width="1.808cm"/>
    </style:style>
    <style:style style:name="Tabla231.1" style:family="table-row">
      <style:table-row-properties style:min-row-height="0.467cm" fo:keep-together="auto"/>
    </style:style>
    <style:style style:name="Tabla2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1.2" style:family="table-row">
      <style:table-row-properties style:min-row-height="0.515cm" fo:keep-together="auto"/>
    </style:style>
    <style:style style:name="Tabla2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2" style:family="table">
      <style:table-properties style:width="17.216cm" fo:margin-left="-0.162cm" table:align="left" style:writing-mode="lr-tb"/>
    </style:style>
    <style:style style:name="Tabla232.A" style:family="table-column">
      <style:table-column-properties style:column-width="17.216cm"/>
    </style:style>
    <style:style style:name="Tabla232.1" style:family="table-row">
      <style:table-row-properties fo:keep-together="auto"/>
    </style:style>
    <style:style style:name="Tabla2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3" style:family="table">
      <style:table-properties style:width="17.216cm" fo:margin-left="-0.162cm" table:align="left" style:writing-mode="lr-tb"/>
    </style:style>
    <style:style style:name="Tabla233.A" style:family="table-column">
      <style:table-column-properties style:column-width="17.216cm"/>
    </style:style>
    <style:style style:name="Tabla233.1" style:family="table-row">
      <style:table-row-properties fo:keep-together="auto"/>
    </style:style>
    <style:style style:name="Tabla2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3.2" style:family="table-row">
      <style:table-row-properties style:min-row-height="0.624cm" fo:keep-together="auto"/>
    </style:style>
    <style:style style:name="Tabla23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4" style:family="table">
      <style:table-properties style:width="17.216cm" fo:margin-left="-0.162cm" table:align="left" style:writing-mode="lr-tb"/>
    </style:style>
    <style:style style:name="Tabla234.A" style:family="table-column">
      <style:table-column-properties style:column-width="0.917cm"/>
    </style:style>
    <style:style style:name="Tabla234.B" style:family="table-column">
      <style:table-column-properties style:column-width="6.706cm"/>
    </style:style>
    <style:style style:name="Tabla234.C" style:family="table-column">
      <style:table-column-properties style:column-width="0.914cm"/>
    </style:style>
    <style:style style:name="Tabla234.D" style:family="table-column">
      <style:table-column-properties style:column-width="8.678cm"/>
    </style:style>
    <style:style style:name="Tabla234.1" style:family="table-row">
      <style:table-row-properties fo:keep-together="always"/>
    </style:style>
    <style:style style:name="Tabla2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4.2" style:family="table-row">
      <style:table-row-properties fo:keep-together="auto"/>
    </style:style>
    <style:style style:name="Tabla2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3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5" style:family="table">
      <style:table-properties style:width="17.216cm" fo:margin-left="-0.162cm" table:align="left" style:writing-mode="lr-tb"/>
    </style:style>
    <style:style style:name="Tabla235.A" style:family="table-column">
      <style:table-column-properties style:column-width="0.917cm"/>
    </style:style>
    <style:style style:name="Tabla235.B" style:family="table-column">
      <style:table-column-properties style:column-width="16.298cm"/>
    </style:style>
    <style:style style:name="Tabla235.1" style:family="table-row">
      <style:table-row-properties fo:keep-together="always"/>
    </style:style>
    <style:style style:name="Tabla2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3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3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3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3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6" style:family="table">
      <style:table-properties style:width="17.216cm" fo:margin-left="-0.162cm" table:align="left" style:writing-mode="lr-tb"/>
    </style:style>
    <style:style style:name="Tabla236.A" style:family="table-column">
      <style:table-column-properties style:column-width="4.516cm"/>
    </style:style>
    <style:style style:name="Tabla236.B" style:family="table-column">
      <style:table-column-properties style:column-width="4.692cm"/>
    </style:style>
    <style:style style:name="Tabla236.C" style:family="table-column">
      <style:table-column-properties style:column-width="3.175cm"/>
    </style:style>
    <style:style style:name="Tabla236.D" style:family="table-column">
      <style:table-column-properties style:column-width="4.833cm"/>
    </style:style>
    <style:style style:name="Tabla236.1" style:family="table-row">
      <style:table-row-properties fo:keep-together="always"/>
    </style:style>
    <style:style style:name="Tabla23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3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3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3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3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3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3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3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36.4" style:family="table-row">
      <style:table-row-properties style:min-row-height="0.594cm" fo:keep-together="always"/>
    </style:style>
    <style:style style:name="Tabla23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3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3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37" style:family="table">
      <style:table-properties style:width="17.216cm" fo:margin-left="-0.162cm" table:align="left" style:writing-mode="lr-tb"/>
    </style:style>
    <style:style style:name="Tabla237.A" style:family="table-column">
      <style:table-column-properties style:column-width="17.216cm"/>
    </style:style>
    <style:style style:name="Tabla237.1" style:family="table-row">
      <style:table-row-properties fo:keep-together="always"/>
    </style:style>
    <style:style style:name="Tabla2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7.2" style:family="table-row">
      <style:table-row-properties style:min-row-height="0.422cm" fo:keep-together="always"/>
    </style:style>
    <style:style style:name="Tabla2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8" style:family="table">
      <style:table-properties style:width="17.224cm" fo:margin-left="-0.162cm" fo:break-before="auto" fo:break-after="auto" table:align="left" style:writing-mode="lr-tb"/>
    </style:style>
    <style:style style:name="Tabla238.A" style:family="table-column">
      <style:table-column-properties style:column-width="3.493cm"/>
    </style:style>
    <style:style style:name="Tabla238.B" style:family="table-column">
      <style:table-column-properties style:column-width="5.701cm"/>
    </style:style>
    <style:style style:name="Tabla238.C" style:family="table-column">
      <style:table-column-properties style:column-width="1.628cm"/>
    </style:style>
    <style:style style:name="Tabla238.D" style:family="table-column">
      <style:table-column-properties style:column-width="2.002cm"/>
    </style:style>
    <style:style style:name="Tabla238.E" style:family="table-column">
      <style:table-column-properties style:column-width="0.794cm"/>
    </style:style>
    <style:style style:name="Tabla238.F" style:family="table-column">
      <style:table-column-properties style:column-width="1.799cm"/>
    </style:style>
    <style:style style:name="Tabla238.G" style:family="table-column">
      <style:table-column-properties style:column-width="1.808cm"/>
    </style:style>
    <style:style style:name="Tabla238.1" style:family="table-row">
      <style:table-row-properties style:min-row-height="0.467cm" fo:keep-together="auto"/>
    </style:style>
    <style:style style:name="Tabla2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8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8.2" style:family="table-row">
      <style:table-row-properties style:min-row-height="0.515cm" fo:keep-together="auto"/>
    </style:style>
    <style:style style:name="Tabla2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9" style:family="table">
      <style:table-properties style:width="17.216cm" fo:margin-left="-0.162cm" table:align="left" style:writing-mode="lr-tb"/>
    </style:style>
    <style:style style:name="Tabla239.A" style:family="table-column">
      <style:table-column-properties style:column-width="17.216cm"/>
    </style:style>
    <style:style style:name="Tabla239.1" style:family="table-row">
      <style:table-row-properties fo:keep-together="auto"/>
    </style:style>
    <style:style style:name="Tabla2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0" style:family="table">
      <style:table-properties style:width="17.216cm" fo:margin-left="-0.162cm" table:align="left" style:writing-mode="lr-tb"/>
    </style:style>
    <style:style style:name="Tabla240.A" style:family="table-column">
      <style:table-column-properties style:column-width="17.216cm"/>
    </style:style>
    <style:style style:name="Tabla240.1" style:family="table-row">
      <style:table-row-properties fo:keep-together="auto"/>
    </style:style>
    <style:style style:name="Tabla2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0.2" style:family="table-row">
      <style:table-row-properties style:min-row-height="0.624cm" fo:keep-together="auto"/>
    </style:style>
    <style:style style:name="Tabla24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1" style:family="table">
      <style:table-properties style:width="17.216cm" fo:margin-left="-0.162cm" table:align="left" style:writing-mode="lr-tb"/>
    </style:style>
    <style:style style:name="Tabla241.A" style:family="table-column">
      <style:table-column-properties style:column-width="0.917cm"/>
    </style:style>
    <style:style style:name="Tabla241.B" style:family="table-column">
      <style:table-column-properties style:column-width="6.706cm"/>
    </style:style>
    <style:style style:name="Tabla241.C" style:family="table-column">
      <style:table-column-properties style:column-width="0.914cm"/>
    </style:style>
    <style:style style:name="Tabla241.D" style:family="table-column">
      <style:table-column-properties style:column-width="8.678cm"/>
    </style:style>
    <style:style style:name="Tabla241.1" style:family="table-row">
      <style:table-row-properties fo:keep-together="always"/>
    </style:style>
    <style:style style:name="Tabla2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1.2" style:family="table-row">
      <style:table-row-properties fo:keep-together="auto"/>
    </style:style>
    <style:style style:name="Tabla2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2" style:family="table">
      <style:table-properties style:width="17.216cm" fo:margin-left="-0.162cm" table:align="left" style:writing-mode="lr-tb"/>
    </style:style>
    <style:style style:name="Tabla242.A" style:family="table-column">
      <style:table-column-properties style:column-width="0.917cm"/>
    </style:style>
    <style:style style:name="Tabla242.B" style:family="table-column">
      <style:table-column-properties style:column-width="16.298cm"/>
    </style:style>
    <style:style style:name="Tabla242.1" style:family="table-row">
      <style:table-row-properties fo:keep-together="always"/>
    </style:style>
    <style:style style:name="Tabla2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3" style:family="table">
      <style:table-properties style:width="17.216cm" fo:margin-left="-0.162cm" table:align="left" style:writing-mode="lr-tb"/>
    </style:style>
    <style:style style:name="Tabla243.A" style:family="table-column">
      <style:table-column-properties style:column-width="4.516cm"/>
    </style:style>
    <style:style style:name="Tabla243.B" style:family="table-column">
      <style:table-column-properties style:column-width="4.692cm"/>
    </style:style>
    <style:style style:name="Tabla243.C" style:family="table-column">
      <style:table-column-properties style:column-width="3.175cm"/>
    </style:style>
    <style:style style:name="Tabla243.D" style:family="table-column">
      <style:table-column-properties style:column-width="4.833cm"/>
    </style:style>
    <style:style style:name="Tabla243.1" style:family="table-row">
      <style:table-row-properties fo:keep-together="always"/>
    </style:style>
    <style:style style:name="Tabla2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4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4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4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4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4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4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4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4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44" style:family="table">
      <style:table-properties style:width="17.216cm" fo:margin-left="-0.162cm" table:align="left" style:writing-mode="lr-tb"/>
    </style:style>
    <style:style style:name="Tabla244.A" style:family="table-column">
      <style:table-column-properties style:column-width="17.216cm"/>
    </style:style>
    <style:style style:name="Tabla244.1" style:family="table-row">
      <style:table-row-properties fo:keep-together="always"/>
    </style:style>
    <style:style style:name="Tabla2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4.2" style:family="table-row">
      <style:table-row-properties style:min-row-height="0.422cm" fo:keep-together="always"/>
    </style:style>
    <style:style style:name="Tabla2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5" style:family="table">
      <style:table-properties style:width="17.224cm" fo:margin-left="-0.162cm" fo:break-before="auto" fo:break-after="auto" table:align="left" style:writing-mode="lr-tb"/>
    </style:style>
    <style:style style:name="Tabla245.A" style:family="table-column">
      <style:table-column-properties style:column-width="3.493cm"/>
    </style:style>
    <style:style style:name="Tabla245.B" style:family="table-column">
      <style:table-column-properties style:column-width="5.701cm"/>
    </style:style>
    <style:style style:name="Tabla245.C" style:family="table-column">
      <style:table-column-properties style:column-width="0.199cm"/>
    </style:style>
    <style:style style:name="Tabla245.D" style:family="table-column">
      <style:table-column-properties style:column-width="1.614cm"/>
    </style:style>
    <style:style style:name="Tabla245.E" style:family="table-column">
      <style:table-column-properties style:column-width="1.817cm"/>
    </style:style>
    <style:style style:name="Tabla245.F" style:family="table-column">
      <style:table-column-properties style:column-width="0.794cm"/>
    </style:style>
    <style:style style:name="Tabla245.G" style:family="table-column">
      <style:table-column-properties style:column-width="1.799cm"/>
    </style:style>
    <style:style style:name="Tabla245.H" style:family="table-column">
      <style:table-column-properties style:column-width="1.808cm"/>
    </style:style>
    <style:style style:name="Tabla245.1" style:family="table-row">
      <style:table-row-properties style:min-row-height="0.467cm" fo:keep-together="auto"/>
    </style:style>
    <style:style style:name="Tabla24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4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4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5.2" style:family="table-row">
      <style:table-row-properties style:min-row-height="0.515cm" fo:keep-together="auto"/>
    </style:style>
    <style:style style:name="Tabla24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6" style:family="table">
      <style:table-properties style:width="17.216cm" fo:margin-left="-0.162cm" fo:break-before="auto" fo:break-after="auto" table:align="left" style:writing-mode="lr-tb"/>
    </style:style>
    <style:style style:name="Tabla246.A" style:family="table-column">
      <style:table-column-properties style:column-width="17.216cm"/>
    </style:style>
    <style:style style:name="Tabla246.1" style:family="table-row">
      <style:table-row-properties fo:keep-together="auto"/>
    </style:style>
    <style:style style:name="Tabla2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7" style:family="table">
      <style:table-properties style:width="17.216cm" fo:margin-left="-0.162cm" table:align="left" style:writing-mode="lr-tb"/>
    </style:style>
    <style:style style:name="Tabla247.A" style:family="table-column">
      <style:table-column-properties style:column-width="17.216cm"/>
    </style:style>
    <style:style style:name="Tabla247.1" style:family="table-row">
      <style:table-row-properties fo:keep-together="auto"/>
    </style:style>
    <style:style style:name="Tabla2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7.2" style:family="table-row">
      <style:table-row-properties style:min-row-height="0.624cm" fo:keep-together="auto"/>
    </style:style>
    <style:style style:name="Tabla2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8" style:family="table">
      <style:table-properties style:width="17.216cm" fo:margin-left="-0.162cm" table:align="left" style:writing-mode="lr-tb"/>
    </style:style>
    <style:style style:name="Tabla248.A" style:family="table-column">
      <style:table-column-properties style:column-width="0.917cm"/>
    </style:style>
    <style:style style:name="Tabla248.B" style:family="table-column">
      <style:table-column-properties style:column-width="6.706cm"/>
    </style:style>
    <style:style style:name="Tabla248.C" style:family="table-column">
      <style:table-column-properties style:column-width="0.914cm"/>
    </style:style>
    <style:style style:name="Tabla248.D" style:family="table-column">
      <style:table-column-properties style:column-width="8.678cm"/>
    </style:style>
    <style:style style:name="Tabla248.1" style:family="table-row">
      <style:table-row-properties fo:keep-together="always"/>
    </style:style>
    <style:style style:name="Tabla2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8.2" style:family="table-row">
      <style:table-row-properties fo:keep-together="auto"/>
    </style:style>
    <style:style style:name="Tabla2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9" style:family="table">
      <style:table-properties style:width="17.216cm" fo:margin-left="-0.162cm" table:align="left" style:writing-mode="lr-tb"/>
    </style:style>
    <style:style style:name="Tabla249.A" style:family="table-column">
      <style:table-column-properties style:column-width="0.917cm"/>
    </style:style>
    <style:style style:name="Tabla249.B" style:family="table-column">
      <style:table-column-properties style:column-width="16.298cm"/>
    </style:style>
    <style:style style:name="Tabla249.1" style:family="table-row">
      <style:table-row-properties fo:keep-together="always"/>
    </style:style>
    <style:style style:name="Tabla2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49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9.B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0" style:family="table">
      <style:table-properties style:width="17.216cm" fo:margin-left="-0.162cm" table:align="left" style:writing-mode="lr-tb"/>
    </style:style>
    <style:style style:name="Tabla250.A" style:family="table-column">
      <style:table-column-properties style:column-width="4.516cm"/>
    </style:style>
    <style:style style:name="Tabla250.B" style:family="table-column">
      <style:table-column-properties style:column-width="4.692cm"/>
    </style:style>
    <style:style style:name="Tabla250.C" style:family="table-column">
      <style:table-column-properties style:column-width="3.175cm"/>
    </style:style>
    <style:style style:name="Tabla250.D" style:family="table-column">
      <style:table-column-properties style:column-width="4.833cm"/>
    </style:style>
    <style:style style:name="Tabla250.1" style:family="table-row">
      <style:table-row-properties fo:keep-together="always"/>
    </style:style>
    <style:style style:name="Tabla2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5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5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5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5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51" style:family="table">
      <style:table-properties style:width="17.216cm" fo:margin-left="-0.162cm" table:align="left" style:writing-mode="lr-tb"/>
    </style:style>
    <style:style style:name="Tabla251.A" style:family="table-column">
      <style:table-column-properties style:column-width="17.216cm"/>
    </style:style>
    <style:style style:name="Tabla251.1" style:family="table-row">
      <style:table-row-properties fo:keep-together="always"/>
    </style:style>
    <style:style style:name="Tabla2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1.2" style:family="table-row">
      <style:table-row-properties style:min-row-height="0.422cm" fo:keep-together="always"/>
    </style:style>
    <style:style style:name="Tabla2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2" style:family="table">
      <style:table-properties style:width="17.224cm" fo:margin-left="-0.162cm" fo:break-before="auto" fo:break-after="auto" table:align="left" style:writing-mode="lr-tb"/>
    </style:style>
    <style:style style:name="Tabla252.A" style:family="table-column">
      <style:table-column-properties style:column-width="3.493cm"/>
    </style:style>
    <style:style style:name="Tabla252.B" style:family="table-column">
      <style:table-column-properties style:column-width="5.701cm"/>
    </style:style>
    <style:style style:name="Tabla252.C" style:family="table-column">
      <style:table-column-properties style:column-width="0.199cm"/>
    </style:style>
    <style:style style:name="Tabla252.D" style:family="table-column">
      <style:table-column-properties style:column-width="1.614cm"/>
    </style:style>
    <style:style style:name="Tabla252.E" style:family="table-column">
      <style:table-column-properties style:column-width="1.817cm"/>
    </style:style>
    <style:style style:name="Tabla252.F" style:family="table-column">
      <style:table-column-properties style:column-width="0.794cm"/>
    </style:style>
    <style:style style:name="Tabla252.G" style:family="table-column">
      <style:table-column-properties style:column-width="1.799cm"/>
    </style:style>
    <style:style style:name="Tabla252.H" style:family="table-column">
      <style:table-column-properties style:column-width="1.808cm"/>
    </style:style>
    <style:style style:name="Tabla252.1" style:family="table-row">
      <style:table-row-properties style:min-row-height="0.467cm" fo:keep-together="auto"/>
    </style:style>
    <style:style style:name="Tabla25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2.2" style:family="table-row">
      <style:table-row-properties style:min-row-height="0.515cm" fo:keep-together="auto"/>
    </style:style>
    <style:style style:name="Tabla25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3" style:family="table">
      <style:table-properties style:width="17.216cm" fo:margin-left="-0.162cm" table:align="left" style:writing-mode="lr-tb"/>
    </style:style>
    <style:style style:name="Tabla253.A" style:family="table-column">
      <style:table-column-properties style:column-width="17.216cm"/>
    </style:style>
    <style:style style:name="Tabla253.1" style:family="table-row">
      <style:table-row-properties fo:keep-together="auto"/>
    </style:style>
    <style:style style:name="Tabla2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4" style:family="table">
      <style:table-properties style:width="17.216cm" fo:margin-left="-0.162cm" table:align="left" style:writing-mode="lr-tb"/>
    </style:style>
    <style:style style:name="Tabla254.A" style:family="table-column">
      <style:table-column-properties style:column-width="17.216cm"/>
    </style:style>
    <style:style style:name="Tabla254.1" style:family="table-row">
      <style:table-row-properties fo:keep-together="auto"/>
    </style:style>
    <style:style style:name="Tabla2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4.2" style:family="table-row">
      <style:table-row-properties style:min-row-height="0.624cm" fo:keep-together="auto"/>
    </style:style>
    <style:style style:name="Tabla2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5" style:family="table">
      <style:table-properties style:width="17.216cm" fo:margin-left="-0.162cm" table:align="left" style:writing-mode="lr-tb"/>
    </style:style>
    <style:style style:name="Tabla255.A" style:family="table-column">
      <style:table-column-properties style:column-width="0.917cm"/>
    </style:style>
    <style:style style:name="Tabla255.B" style:family="table-column">
      <style:table-column-properties style:column-width="6.706cm"/>
    </style:style>
    <style:style style:name="Tabla255.C" style:family="table-column">
      <style:table-column-properties style:column-width="0.914cm"/>
    </style:style>
    <style:style style:name="Tabla255.D" style:family="table-column">
      <style:table-column-properties style:column-width="8.678cm"/>
    </style:style>
    <style:style style:name="Tabla255.1" style:family="table-row">
      <style:table-row-properties fo:keep-together="always"/>
    </style:style>
    <style:style style:name="Tabla2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5.2" style:family="table-row">
      <style:table-row-properties fo:keep-together="auto"/>
    </style:style>
    <style:style style:name="Tabla2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6" style:family="table">
      <style:table-properties style:width="17.216cm" fo:margin-left="-0.162cm" table:align="left" style:writing-mode="lr-tb"/>
    </style:style>
    <style:style style:name="Tabla256.A" style:family="table-column">
      <style:table-column-properties style:column-width="0.917cm"/>
    </style:style>
    <style:style style:name="Tabla256.B" style:family="table-column">
      <style:table-column-properties style:column-width="16.298cm"/>
    </style:style>
    <style:style style:name="Tabla256.1" style:family="table-row">
      <style:table-row-properties fo:keep-together="always"/>
    </style:style>
    <style:style style:name="Tabla2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6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5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5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7" style:family="table">
      <style:table-properties style:width="17.216cm" fo:margin-left="-0.162cm" table:align="left" style:writing-mode="lr-tb"/>
    </style:style>
    <style:style style:name="Tabla257.A" style:family="table-column">
      <style:table-column-properties style:column-width="4.516cm"/>
    </style:style>
    <style:style style:name="Tabla257.B" style:family="table-column">
      <style:table-column-properties style:column-width="4.692cm"/>
    </style:style>
    <style:style style:name="Tabla257.C" style:family="table-column">
      <style:table-column-properties style:column-width="3.175cm"/>
    </style:style>
    <style:style style:name="Tabla257.D" style:family="table-column">
      <style:table-column-properties style:column-width="4.833cm"/>
    </style:style>
    <style:style style:name="Tabla257.1" style:family="table-row">
      <style:table-row-properties fo:keep-together="always"/>
    </style:style>
    <style:style style:name="Tabla2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5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5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5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5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5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5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58" style:family="table">
      <style:table-properties style:width="17.216cm" fo:margin-left="-0.162cm" table:align="left" style:writing-mode="lr-tb"/>
    </style:style>
    <style:style style:name="Tabla258.A" style:family="table-column">
      <style:table-column-properties style:column-width="17.216cm"/>
    </style:style>
    <style:style style:name="Tabla258.1" style:family="table-row">
      <style:table-row-properties fo:keep-together="always"/>
    </style:style>
    <style:style style:name="Tabla2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8.2" style:family="table-row">
      <style:table-row-properties style:min-row-height="0.422cm" fo:keep-together="always"/>
    </style:style>
    <style:style style:name="Tabla2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9" style:family="table">
      <style:table-properties style:width="17.224cm" fo:margin-left="-0.162cm" fo:break-before="auto" fo:break-after="auto" table:align="left" style:writing-mode="lr-tb"/>
    </style:style>
    <style:style style:name="Tabla259.A" style:family="table-column">
      <style:table-column-properties style:column-width="3.493cm"/>
    </style:style>
    <style:style style:name="Tabla259.B" style:family="table-column">
      <style:table-column-properties style:column-width="5.701cm"/>
    </style:style>
    <style:style style:name="Tabla259.C" style:family="table-column">
      <style:table-column-properties style:column-width="0.199cm"/>
    </style:style>
    <style:style style:name="Tabla259.D" style:family="table-column">
      <style:table-column-properties style:column-width="1.614cm"/>
    </style:style>
    <style:style style:name="Tabla259.E" style:family="table-column">
      <style:table-column-properties style:column-width="1.817cm"/>
    </style:style>
    <style:style style:name="Tabla259.F" style:family="table-column">
      <style:table-column-properties style:column-width="0.794cm"/>
    </style:style>
    <style:style style:name="Tabla259.G" style:family="table-column">
      <style:table-column-properties style:column-width="1.799cm"/>
    </style:style>
    <style:style style:name="Tabla259.H" style:family="table-column">
      <style:table-column-properties style:column-width="1.808cm"/>
    </style:style>
    <style:style style:name="Tabla259.1" style:family="table-row">
      <style:table-row-properties style:min-row-height="0.467cm" fo:keep-together="auto"/>
    </style:style>
    <style:style style:name="Tabla25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9.2" style:family="table-row">
      <style:table-row-properties style:min-row-height="0.515cm" fo:keep-together="auto"/>
    </style:style>
    <style:style style:name="Tabla25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9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0" style:family="table">
      <style:table-properties style:width="17.216cm" fo:margin-left="-0.162cm" table:align="left" style:writing-mode="lr-tb"/>
    </style:style>
    <style:style style:name="Tabla260.A" style:family="table-column">
      <style:table-column-properties style:column-width="17.216cm"/>
    </style:style>
    <style:style style:name="Tabla260.1" style:family="table-row">
      <style:table-row-properties fo:keep-together="auto"/>
    </style:style>
    <style:style style:name="Tabla2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1" style:family="table">
      <style:table-properties style:width="17.216cm" fo:margin-left="-0.162cm" table:align="left" style:writing-mode="lr-tb"/>
    </style:style>
    <style:style style:name="Tabla261.A" style:family="table-column">
      <style:table-column-properties style:column-width="17.216cm"/>
    </style:style>
    <style:style style:name="Tabla261.1" style:family="table-row">
      <style:table-row-properties fo:keep-together="auto"/>
    </style:style>
    <style:style style:name="Tabla2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1.2" style:family="table-row">
      <style:table-row-properties style:min-row-height="0.624cm" fo:keep-together="auto"/>
    </style:style>
    <style:style style:name="Tabla2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2" style:family="table">
      <style:table-properties style:width="17.216cm" fo:margin-left="-0.162cm" table:align="left" style:writing-mode="lr-tb"/>
    </style:style>
    <style:style style:name="Tabla262.A" style:family="table-column">
      <style:table-column-properties style:column-width="0.917cm"/>
    </style:style>
    <style:style style:name="Tabla262.B" style:family="table-column">
      <style:table-column-properties style:column-width="6.706cm"/>
    </style:style>
    <style:style style:name="Tabla262.C" style:family="table-column">
      <style:table-column-properties style:column-width="0.914cm"/>
    </style:style>
    <style:style style:name="Tabla262.D" style:family="table-column">
      <style:table-column-properties style:column-width="8.678cm"/>
    </style:style>
    <style:style style:name="Tabla262.1" style:family="table-row">
      <style:table-row-properties fo:keep-together="always"/>
    </style:style>
    <style:style style:name="Tabla2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2.2" style:family="table-row">
      <style:table-row-properties fo:keep-together="auto"/>
    </style:style>
    <style:style style:name="Tabla26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2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6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62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6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3" style:family="table">
      <style:table-properties style:width="17.216cm" fo:margin-left="-0.162cm" table:align="left" style:writing-mode="lr-tb"/>
    </style:style>
    <style:style style:name="Tabla263.A" style:family="table-column">
      <style:table-column-properties style:column-width="0.917cm"/>
    </style:style>
    <style:style style:name="Tabla263.B" style:family="table-column">
      <style:table-column-properties style:column-width="16.298cm"/>
    </style:style>
    <style:style style:name="Tabla263.1" style:family="table-row">
      <style:table-row-properties fo:keep-together="always"/>
    </style:style>
    <style:style style:name="Tabla2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3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6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6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4" style:family="table">
      <style:table-properties style:width="17.216cm" fo:margin-left="-0.162cm" table:align="left" style:writing-mode="lr-tb"/>
    </style:style>
    <style:style style:name="Tabla264.A" style:family="table-column">
      <style:table-column-properties style:column-width="4.516cm"/>
    </style:style>
    <style:style style:name="Tabla264.B" style:family="table-column">
      <style:table-column-properties style:column-width="4.692cm"/>
    </style:style>
    <style:style style:name="Tabla264.C" style:family="table-column">
      <style:table-column-properties style:column-width="3.175cm"/>
    </style:style>
    <style:style style:name="Tabla264.D" style:family="table-column">
      <style:table-column-properties style:column-width="4.833cm"/>
    </style:style>
    <style:style style:name="Tabla264.1" style:family="table-row">
      <style:table-row-properties fo:keep-together="always"/>
    </style:style>
    <style:style style:name="Tabla2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6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6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6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6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6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6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6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65" style:family="table">
      <style:table-properties style:width="17.216cm" fo:margin-left="-0.162cm" table:align="left" style:writing-mode="lr-tb"/>
    </style:style>
    <style:style style:name="Tabla265.A" style:family="table-column">
      <style:table-column-properties style:column-width="17.216cm"/>
    </style:style>
    <style:style style:name="Tabla265.1" style:family="table-row">
      <style:table-row-properties fo:keep-together="always"/>
    </style:style>
    <style:style style:name="Tabla2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5.2" style:family="table-row">
      <style:table-row-properties style:min-row-height="0.422cm" fo:keep-together="always"/>
    </style:style>
    <style:style style:name="Tabla2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6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266.A" style:family="table-column">
      <style:table-column-properties style:column-width="3.307cm"/>
    </style:style>
    <style:style style:name="Tabla266.B" style:family="table-column">
      <style:table-column-properties style:column-width="5.389cm"/>
    </style:style>
    <style:style style:name="Tabla266.C" style:family="table-column">
      <style:table-column-properties style:column-width="0.497cm"/>
    </style:style>
    <style:style style:name="Tabla266.D" style:family="table-column">
      <style:table-column-properties style:column-width="1.249cm"/>
    </style:style>
    <style:style style:name="Tabla266.E" style:family="table-column">
      <style:table-column-properties style:column-width="1.778cm"/>
    </style:style>
    <style:style style:name="Tabla266.F" style:family="table-column">
      <style:table-column-properties style:column-width="0.603cm"/>
    </style:style>
    <style:style style:name="Tabla266.G" style:family="table-column">
      <style:table-column-properties style:column-width="1.464cm"/>
    </style:style>
    <style:style style:name="Tabla266.H" style:family="table-column">
      <style:table-column-properties style:column-width="2.91cm"/>
    </style:style>
    <style:style style:name="Tabla266.1" style:family="table-row">
      <style:table-row-properties style:min-row-height="0.467cm" fo:keep-together="auto"/>
    </style:style>
    <style:style style:name="Tabla26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6.2" style:family="table-row">
      <style:table-row-properties style:min-row-height="0.515cm" fo:keep-together="auto"/>
    </style:style>
    <style:style style:name="Tabla26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7" style:family="table">
      <style:table-properties style:width="17.198cm" fo:margin-left="-0.162cm" table:align="left" style:writing-mode="lr-tb"/>
    </style:style>
    <style:style style:name="Tabla267.A" style:family="table-column">
      <style:table-column-properties style:column-width="17.198cm"/>
    </style:style>
    <style:style style:name="Tabla267.1" style:family="table-row">
      <style:table-row-properties fo:keep-together="auto"/>
    </style:style>
    <style:style style:name="Tabla2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8" style:family="table">
      <style:table-properties style:width="17.198cm" fo:margin-left="-0.162cm" table:align="left" style:writing-mode="lr-tb"/>
    </style:style>
    <style:style style:name="Tabla268.A" style:family="table-column">
      <style:table-column-properties style:column-width="17.198cm"/>
    </style:style>
    <style:style style:name="Tabla268.1" style:family="table-row">
      <style:table-row-properties fo:keep-together="auto"/>
    </style:style>
    <style:style style:name="Tabla2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9" style:family="table">
      <style:table-properties style:width="17.198cm" fo:margin-left="-0.162cm" table:align="left" style:writing-mode="lr-tb"/>
    </style:style>
    <style:style style:name="Tabla269.A" style:family="table-column">
      <style:table-column-properties style:column-width="0.917cm"/>
    </style:style>
    <style:style style:name="Tabla269.B" style:family="table-column">
      <style:table-column-properties style:column-width="6.706cm"/>
    </style:style>
    <style:style style:name="Tabla269.C" style:family="table-column">
      <style:table-column-properties style:column-width="0.914cm"/>
    </style:style>
    <style:style style:name="Tabla269.D" style:family="table-column">
      <style:table-column-properties style:column-width="8.661cm"/>
    </style:style>
    <style:style style:name="Tabla269.1" style:family="table-row">
      <style:table-row-properties fo:keep-together="auto"/>
    </style:style>
    <style:style style:name="Tabla2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0" style:family="table">
      <style:table-properties style:width="17.184cm" fo:margin-left="-0.148cm" table:align="left" style:writing-mode="lr-tb"/>
    </style:style>
    <style:style style:name="Tabla270.A" style:family="table-column">
      <style:table-column-properties style:column-width="0.905cm"/>
    </style:style>
    <style:style style:name="Tabla270.B" style:family="table-column">
      <style:table-column-properties style:column-width="16.279cm"/>
    </style:style>
    <style:style style:name="Tabla270.1" style:family="table-row">
      <style:table-row-properties fo:keep-together="auto"/>
    </style:style>
    <style:style style:name="Tabla2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1" style:family="table">
      <style:table-properties style:width="17.198cm" fo:margin-left="-0.162cm" table:align="left" style:writing-mode="lr-tb"/>
    </style:style>
    <style:style style:name="Tabla271.A" style:family="table-column">
      <style:table-column-properties style:column-width="2.999cm"/>
    </style:style>
    <style:style style:name="Tabla271.B" style:family="table-column">
      <style:table-column-properties style:column-width="4.212cm"/>
    </style:style>
    <style:style style:name="Tabla271.D" style:family="table-column">
      <style:table-column-properties style:column-width="6.989cm"/>
    </style:style>
    <style:style style:name="Tabla271.1" style:family="table-row">
      <style:table-row-properties fo:keep-together="auto"/>
    </style:style>
    <style:style style:name="Tabla2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72" style:family="table">
      <style:table-properties style:width="17.198cm" fo:margin-left="-0.162cm" table:align="left" style:writing-mode="lr-tb"/>
    </style:style>
    <style:style style:name="Tabla272.A" style:family="table-column">
      <style:table-column-properties style:column-width="17.198cm"/>
    </style:style>
    <style:style style:name="Tabla272.1" style:family="table-row">
      <style:table-row-properties fo:keep-together="auto"/>
    </style:style>
    <style:style style:name="Tabla2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2.2" style:family="table-row">
      <style:table-row-properties style:min-row-height="0.536cm" fo:keep-together="auto"/>
    </style:style>
    <style:style style:name="Tabla2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3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273.A" style:family="table-column">
      <style:table-column-properties style:column-width="3.198cm"/>
    </style:style>
    <style:style style:name="Tabla273.B" style:family="table-column">
      <style:table-column-properties style:column-width="5.498cm"/>
    </style:style>
    <style:style style:name="Tabla273.C" style:family="table-column">
      <style:table-column-properties style:column-width="0.497cm"/>
    </style:style>
    <style:style style:name="Tabla273.D" style:family="table-column">
      <style:table-column-properties style:column-width="1.249cm"/>
    </style:style>
    <style:style style:name="Tabla273.E" style:family="table-column">
      <style:table-column-properties style:column-width="1.778cm"/>
    </style:style>
    <style:style style:name="Tabla273.F" style:family="table-column">
      <style:table-column-properties style:column-width="0.603cm"/>
    </style:style>
    <style:style style:name="Tabla273.G" style:family="table-column">
      <style:table-column-properties style:column-width="1.266cm"/>
    </style:style>
    <style:style style:name="Tabla273.H" style:family="table-column">
      <style:table-column-properties style:column-width="3.108cm"/>
    </style:style>
    <style:style style:name="Tabla273.1" style:family="table-row">
      <style:table-row-properties style:min-row-height="0.467cm" fo:keep-together="auto"/>
    </style:style>
    <style:style style:name="Tabla2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3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3.2" style:family="table-row">
      <style:table-row-properties style:min-row-height="0.515cm" fo:keep-together="auto"/>
    </style:style>
    <style:style style:name="Tabla2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4" style:family="table">
      <style:table-properties style:width="17.198cm" fo:margin-left="-0.162cm" table:align="left" style:writing-mode="lr-tb"/>
    </style:style>
    <style:style style:name="Tabla274.A" style:family="table-column">
      <style:table-column-properties style:column-width="17.198cm"/>
    </style:style>
    <style:style style:name="Tabla274.1" style:family="table-row">
      <style:table-row-properties fo:keep-together="auto"/>
    </style:style>
    <style:style style:name="Tabla2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5" style:family="table">
      <style:table-properties style:width="17.198cm" fo:margin-left="-0.162cm" table:align="left" style:writing-mode="lr-tb"/>
    </style:style>
    <style:style style:name="Tabla275.A" style:family="table-column">
      <style:table-column-properties style:column-width="17.198cm"/>
    </style:style>
    <style:style style:name="Tabla275.1" style:family="table-row">
      <style:table-row-properties fo:keep-together="auto"/>
    </style:style>
    <style:style style:name="Tabla2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5.2" style:family="table-row">
      <style:table-row-properties style:min-row-height="0.637cm" fo:keep-together="auto"/>
    </style:style>
    <style:style style:name="Tabla2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6" style:family="table">
      <style:table-properties style:width="17.198cm" fo:margin-left="-0.162cm" table:align="left" style:writing-mode="lr-tb"/>
    </style:style>
    <style:style style:name="Tabla276.A" style:family="table-column">
      <style:table-column-properties style:column-width="0.917cm"/>
    </style:style>
    <style:style style:name="Tabla276.B" style:family="table-column">
      <style:table-column-properties style:column-width="6.706cm"/>
    </style:style>
    <style:style style:name="Tabla276.C" style:family="table-column">
      <style:table-column-properties style:column-width="0.914cm"/>
    </style:style>
    <style:style style:name="Tabla276.D" style:family="table-column">
      <style:table-column-properties style:column-width="8.661cm"/>
    </style:style>
    <style:style style:name="Tabla276.1" style:family="table-row">
      <style:table-row-properties fo:keep-together="auto"/>
    </style:style>
    <style:style style:name="Tabla2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7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7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7" style:family="table">
      <style:table-properties style:width="17.198cm" fo:margin-left="-0.162cm" table:align="left" style:writing-mode="lr-tb"/>
    </style:style>
    <style:style style:name="Tabla277.A" style:family="table-column">
      <style:table-column-properties style:column-width="0.917cm"/>
    </style:style>
    <style:style style:name="Tabla277.B" style:family="table-column">
      <style:table-column-properties style:column-width="16.281cm"/>
    </style:style>
    <style:style style:name="Tabla277.1" style:family="table-row">
      <style:table-row-properties fo:keep-together="auto"/>
    </style:style>
    <style:style style:name="Tabla2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7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8" style:family="table">
      <style:table-properties style:width="17.198cm" fo:margin-left="-0.162cm" table:align="left" style:writing-mode="lr-tb"/>
    </style:style>
    <style:style style:name="Tabla278.A" style:family="table-column">
      <style:table-column-properties style:column-width="2.801cm"/>
    </style:style>
    <style:style style:name="Tabla278.B" style:family="table-column">
      <style:table-column-properties style:column-width="5.401cm"/>
    </style:style>
    <style:style style:name="Tabla278.C" style:family="table-column">
      <style:table-column-properties style:column-width="2.875cm"/>
    </style:style>
    <style:style style:name="Tabla278.D" style:family="table-column">
      <style:table-column-properties style:column-width="6.121cm"/>
    </style:style>
    <style:style style:name="Tabla278.1" style:family="table-row">
      <style:table-row-properties fo:keep-together="auto"/>
    </style:style>
    <style:style style:name="Tabla2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79" style:family="table">
      <style:table-properties style:width="17.198cm" fo:margin-left="-0.162cm" table:align="left" style:writing-mode="lr-tb"/>
    </style:style>
    <style:style style:name="Tabla279.A" style:family="table-column">
      <style:table-column-properties style:column-width="17.198cm"/>
    </style:style>
    <style:style style:name="Tabla279.1" style:family="table-row">
      <style:table-row-properties fo:keep-together="auto"/>
    </style:style>
    <style:style style:name="Tabla2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9.2" style:family="table-row">
      <style:table-row-properties style:min-row-height="0.536cm" fo:keep-together="auto"/>
    </style:style>
    <style:style style:name="Tabla2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0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280.A" style:family="table-column">
      <style:table-column-properties style:column-width="3.307cm"/>
    </style:style>
    <style:style style:name="Tabla280.B" style:family="table-column">
      <style:table-column-properties style:column-width="5.389cm"/>
    </style:style>
    <style:style style:name="Tabla280.C" style:family="table-column">
      <style:table-column-properties style:column-width="0.497cm"/>
    </style:style>
    <style:style style:name="Tabla280.D" style:family="table-column">
      <style:table-column-properties style:column-width="1.249cm"/>
    </style:style>
    <style:style style:name="Tabla280.E" style:family="table-column">
      <style:table-column-properties style:column-width="1.778cm"/>
    </style:style>
    <style:style style:name="Tabla280.F" style:family="table-column">
      <style:table-column-properties style:column-width="0.603cm"/>
    </style:style>
    <style:style style:name="Tabla280.G" style:family="table-column">
      <style:table-column-properties style:column-width="1.266cm"/>
    </style:style>
    <style:style style:name="Tabla280.H" style:family="table-column">
      <style:table-column-properties style:column-width="3.108cm"/>
    </style:style>
    <style:style style:name="Tabla280.1" style:family="table-row">
      <style:table-row-properties style:min-row-height="0.467cm" fo:keep-together="auto"/>
    </style:style>
    <style:style style:name="Tabla2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0.2" style:family="table-row">
      <style:table-row-properties style:min-row-height="0.515cm" fo:keep-together="auto"/>
    </style:style>
    <style:style style:name="Tabla2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1" style:family="table">
      <style:table-properties style:width="17.198cm" fo:margin-left="-0.162cm" table:align="left" style:writing-mode="lr-tb"/>
    </style:style>
    <style:style style:name="Tabla281.A" style:family="table-column">
      <style:table-column-properties style:column-width="17.198cm"/>
    </style:style>
    <style:style style:name="Tabla281.1" style:family="table-row">
      <style:table-row-properties fo:keep-together="auto"/>
    </style:style>
    <style:style style:name="Tabla2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2" style:family="table">
      <style:table-properties style:width="17.198cm" fo:margin-left="-0.162cm" table:align="left" style:writing-mode="lr-tb"/>
    </style:style>
    <style:style style:name="Tabla282.A" style:family="table-column">
      <style:table-column-properties style:column-width="17.198cm"/>
    </style:style>
    <style:style style:name="Tabla282.1" style:family="table-row">
      <style:table-row-properties fo:keep-together="auto"/>
    </style:style>
    <style:style style:name="Tabla2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3" style:family="table">
      <style:table-properties style:width="17.198cm" fo:margin-left="-0.162cm" table:align="left" style:writing-mode="lr-tb"/>
    </style:style>
    <style:style style:name="Tabla283.A" style:family="table-column">
      <style:table-column-properties style:column-width="0.917cm"/>
    </style:style>
    <style:style style:name="Tabla283.B" style:family="table-column">
      <style:table-column-properties style:column-width="6.706cm"/>
    </style:style>
    <style:style style:name="Tabla283.C" style:family="table-column">
      <style:table-column-properties style:column-width="0.914cm"/>
    </style:style>
    <style:style style:name="Tabla283.D" style:family="table-column">
      <style:table-column-properties style:column-width="8.661cm"/>
    </style:style>
    <style:style style:name="Tabla283.1" style:family="table-row">
      <style:table-row-properties fo:keep-together="auto"/>
    </style:style>
    <style:style style:name="Tabla2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8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8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4" style:family="table">
      <style:table-properties style:width="17.198cm" fo:margin-left="-0.162cm" table:align="left" style:writing-mode="lr-tb"/>
    </style:style>
    <style:style style:name="Tabla284.A" style:family="table-column">
      <style:table-column-properties style:column-width="0.917cm"/>
    </style:style>
    <style:style style:name="Tabla284.B" style:family="table-column">
      <style:table-column-properties style:column-width="16.281cm"/>
    </style:style>
    <style:style style:name="Tabla284.1" style:family="table-row">
      <style:table-row-properties fo:keep-together="auto"/>
    </style:style>
    <style:style style:name="Tabla2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8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5" style:family="table">
      <style:table-properties style:width="17.198cm" fo:margin-left="-0.162cm" table:align="left" style:writing-mode="lr-tb"/>
    </style:style>
    <style:style style:name="Tabla285.A" style:family="table-column">
      <style:table-column-properties style:column-width="2.999cm"/>
    </style:style>
    <style:style style:name="Tabla285.B" style:family="table-column">
      <style:table-column-properties style:column-width="3.992cm"/>
    </style:style>
    <style:style style:name="Tabla285.C" style:family="table-column">
      <style:table-column-properties style:column-width="3.108cm"/>
    </style:style>
    <style:style style:name="Tabla285.D" style:family="table-column">
      <style:table-column-properties style:column-width="7.1cm"/>
    </style:style>
    <style:style style:name="Tabla285.1" style:family="table-row">
      <style:table-row-properties fo:keep-together="auto"/>
    </style:style>
    <style:style style:name="Tabla2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8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8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8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8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8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8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8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6" style:family="table">
      <style:table-properties style:width="17.198cm" fo:margin-left="-0.162cm" table:align="left" style:writing-mode="lr-tb"/>
    </style:style>
    <style:style style:name="Tabla286.A" style:family="table-column">
      <style:table-column-properties style:column-width="17.198cm"/>
    </style:style>
    <style:style style:name="Tabla286.1" style:family="table-row">
      <style:table-row-properties fo:keep-together="auto"/>
    </style:style>
    <style:style style:name="Tabla2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6.2" style:family="table-row">
      <style:table-row-properties style:min-row-height="0.536cm" fo:keep-together="auto"/>
    </style:style>
    <style:style style:name="Tabla28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7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287.A" style:family="table-column">
      <style:table-column-properties style:column-width="3.307cm"/>
    </style:style>
    <style:style style:name="Tabla287.B" style:family="table-column">
      <style:table-column-properties style:column-width="5.389cm"/>
    </style:style>
    <style:style style:name="Tabla287.C" style:family="table-column">
      <style:table-column-properties style:column-width="0.497cm"/>
    </style:style>
    <style:style style:name="Tabla287.D" style:family="table-column">
      <style:table-column-properties style:column-width="1.249cm"/>
    </style:style>
    <style:style style:name="Tabla287.E" style:family="table-column">
      <style:table-column-properties style:column-width="1.778cm"/>
    </style:style>
    <style:style style:name="Tabla287.F" style:family="table-column">
      <style:table-column-properties style:column-width="0.603cm"/>
    </style:style>
    <style:style style:name="Tabla287.G" style:family="table-column">
      <style:table-column-properties style:column-width="1.266cm"/>
    </style:style>
    <style:style style:name="Tabla287.H" style:family="table-column">
      <style:table-column-properties style:column-width="3.108cm"/>
    </style:style>
    <style:style style:name="Tabla287.1" style:family="table-row">
      <style:table-row-properties style:min-row-height="0.467cm" fo:keep-together="auto"/>
    </style:style>
    <style:style style:name="Tabla28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7.2" style:family="table-row">
      <style:table-row-properties style:min-row-height="0.515cm" fo:keep-together="auto"/>
    </style:style>
    <style:style style:name="Tabla28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8" style:family="table">
      <style:table-properties style:width="17.198cm" fo:margin-left="-0.162cm" table:align="left" style:writing-mode="lr-tb"/>
    </style:style>
    <style:style style:name="Tabla288.A" style:family="table-column">
      <style:table-column-properties style:column-width="17.198cm"/>
    </style:style>
    <style:style style:name="Tabla288.1" style:family="table-row">
      <style:table-row-properties fo:keep-together="auto"/>
    </style:style>
    <style:style style:name="Tabla2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9" style:family="table">
      <style:table-properties style:width="17.198cm" fo:margin-left="-0.162cm" table:align="left" style:writing-mode="lr-tb"/>
    </style:style>
    <style:style style:name="Tabla289.A" style:family="table-column">
      <style:table-column-properties style:column-width="17.198cm"/>
    </style:style>
    <style:style style:name="Tabla289.1" style:family="table-row">
      <style:table-row-properties fo:keep-together="auto"/>
    </style:style>
    <style:style style:name="Tabla2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0" style:family="table">
      <style:table-properties style:width="17.198cm" fo:margin-left="-0.162cm" table:align="left" style:writing-mode="lr-tb"/>
    </style:style>
    <style:style style:name="Tabla290.A" style:family="table-column">
      <style:table-column-properties style:column-width="0.917cm"/>
    </style:style>
    <style:style style:name="Tabla290.B" style:family="table-column">
      <style:table-column-properties style:column-width="6.706cm"/>
    </style:style>
    <style:style style:name="Tabla290.C" style:family="table-column">
      <style:table-column-properties style:column-width="0.914cm"/>
    </style:style>
    <style:style style:name="Tabla290.D" style:family="table-column">
      <style:table-column-properties style:column-width="8.661cm"/>
    </style:style>
    <style:style style:name="Tabla290.1" style:family="table-row">
      <style:table-row-properties fo:keep-together="auto"/>
    </style:style>
    <style:style style:name="Tabla2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0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0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1" style:family="table">
      <style:table-properties style:width="17.198cm" fo:margin-left="-0.148cm" table:align="left" style:writing-mode="lr-tb"/>
    </style:style>
    <style:style style:name="Tabla291.A" style:family="table-column">
      <style:table-column-properties style:column-width="0.905cm"/>
    </style:style>
    <style:style style:name="Tabla291.B" style:family="table-column">
      <style:table-column-properties style:column-width="16.293cm"/>
    </style:style>
    <style:style style:name="Tabla291.1" style:family="table-row">
      <style:table-row-properties fo:keep-together="auto"/>
    </style:style>
    <style:style style:name="Tabla2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2" style:family="table">
      <style:table-properties style:width="17.198cm" fo:margin-left="-0.162cm" table:align="left" style:writing-mode="lr-tb"/>
    </style:style>
    <style:style style:name="Tabla292.A" style:family="table-column">
      <style:table-column-properties style:column-width="2.91cm"/>
    </style:style>
    <style:style style:name="Tabla292.B" style:family="table-column">
      <style:table-column-properties style:column-width="5.094cm"/>
    </style:style>
    <style:style style:name="Tabla292.C" style:family="table-column">
      <style:table-column-properties style:column-width="3.073cm"/>
    </style:style>
    <style:style style:name="Tabla292.D" style:family="table-column">
      <style:table-column-properties style:column-width="6.121cm"/>
    </style:style>
    <style:style style:name="Tabla292.1" style:family="table-row">
      <style:table-row-properties fo:keep-together="auto"/>
    </style:style>
    <style:style style:name="Tabla2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9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9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9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9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9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9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9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9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9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93" style:family="table">
      <style:table-properties style:width="17.198cm" fo:margin-left="-0.162cm" table:align="left" style:writing-mode="lr-tb"/>
    </style:style>
    <style:style style:name="Tabla293.A" style:family="table-column">
      <style:table-column-properties style:column-width="17.198cm"/>
    </style:style>
    <style:style style:name="Tabla293.1" style:family="table-row">
      <style:table-row-properties fo:keep-together="auto"/>
    </style:style>
    <style:style style:name="Tabla2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3.2" style:family="table-row">
      <style:table-row-properties style:min-row-height="0.536cm" fo:keep-together="auto"/>
    </style:style>
    <style:style style:name="Tabla2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4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294.A" style:family="table-column">
      <style:table-column-properties style:column-width="3.307cm"/>
    </style:style>
    <style:style style:name="Tabla294.B" style:family="table-column">
      <style:table-column-properties style:column-width="5.389cm"/>
    </style:style>
    <style:style style:name="Tabla294.C" style:family="table-column">
      <style:table-column-properties style:column-width="0.497cm"/>
    </style:style>
    <style:style style:name="Tabla294.D" style:family="table-column">
      <style:table-column-properties style:column-width="1.249cm"/>
    </style:style>
    <style:style style:name="Tabla294.E" style:family="table-column">
      <style:table-column-properties style:column-width="1.778cm"/>
    </style:style>
    <style:style style:name="Tabla294.F" style:family="table-column">
      <style:table-column-properties style:column-width="0.603cm"/>
    </style:style>
    <style:style style:name="Tabla294.G" style:family="table-column">
      <style:table-column-properties style:column-width="1.487cm"/>
    </style:style>
    <style:style style:name="Tabla294.H" style:family="table-column">
      <style:table-column-properties style:column-width="2.887cm"/>
    </style:style>
    <style:style style:name="Tabla294.1" style:family="table-row">
      <style:table-row-properties style:min-row-height="0.467cm" fo:keep-together="auto"/>
    </style:style>
    <style:style style:name="Tabla29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4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4.2" style:family="table-row">
      <style:table-row-properties style:min-row-height="0.515cm" fo:keep-together="auto"/>
    </style:style>
    <style:style style:name="Tabla29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5" style:family="table">
      <style:table-properties style:width="17.198cm" fo:margin-left="-0.162cm" table:align="left" style:writing-mode="lr-tb"/>
    </style:style>
    <style:style style:name="Tabla295.A" style:family="table-column">
      <style:table-column-properties style:column-width="17.198cm"/>
    </style:style>
    <style:style style:name="Tabla295.1" style:family="table-row">
      <style:table-row-properties fo:keep-together="auto"/>
    </style:style>
    <style:style style:name="Tabla2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6" style:family="table">
      <style:table-properties style:width="17.198cm" fo:margin-left="-0.162cm" table:align="left" style:writing-mode="lr-tb"/>
    </style:style>
    <style:style style:name="Tabla296.A" style:family="table-column">
      <style:table-column-properties style:column-width="17.198cm"/>
    </style:style>
    <style:style style:name="Tabla296.1" style:family="table-row">
      <style:table-row-properties fo:keep-together="auto"/>
    </style:style>
    <style:style style:name="Tabla2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7" style:family="table">
      <style:table-properties style:width="17.198cm" fo:margin-left="-0.162cm" table:align="left" style:writing-mode="lr-tb"/>
    </style:style>
    <style:style style:name="Tabla297.A" style:family="table-column">
      <style:table-column-properties style:column-width="0.917cm"/>
    </style:style>
    <style:style style:name="Tabla297.B" style:family="table-column">
      <style:table-column-properties style:column-width="6.69cm"/>
    </style:style>
    <style:style style:name="Tabla297.C" style:family="table-column">
      <style:table-column-properties style:column-width="0.93cm"/>
    </style:style>
    <style:style style:name="Tabla297.D" style:family="table-column">
      <style:table-column-properties style:column-width="8.661cm"/>
    </style:style>
    <style:style style:name="Tabla297.1" style:family="table-row">
      <style:table-row-properties fo:keep-together="auto"/>
    </style:style>
    <style:style style:name="Tabla2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9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9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8" style:family="table">
      <style:table-properties style:width="17.198cm" fo:margin-left="-0.162cm" table:align="left" style:writing-mode="lr-tb"/>
    </style:style>
    <style:style style:name="Tabla298.A" style:family="table-column">
      <style:table-column-properties style:column-width="0.917cm"/>
    </style:style>
    <style:style style:name="Tabla298.B" style:family="table-column">
      <style:table-column-properties style:column-width="16.281cm"/>
    </style:style>
    <style:style style:name="Tabla298.1" style:family="table-row">
      <style:table-row-properties fo:keep-together="auto"/>
    </style:style>
    <style:style style:name="Tabla2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8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9" style:family="table">
      <style:table-properties style:width="17.198cm" fo:margin-left="-0.162cm" table:align="left" style:writing-mode="lr-tb"/>
    </style:style>
    <style:style style:name="Tabla299.A" style:family="table-column">
      <style:table-column-properties style:column-width="2.801cm"/>
    </style:style>
    <style:style style:name="Tabla299.B" style:family="table-column">
      <style:table-column-properties style:column-width="5.736cm"/>
    </style:style>
    <style:style style:name="Tabla299.C" style:family="table-column">
      <style:table-column-properties style:column-width="2.863cm"/>
    </style:style>
    <style:style style:name="Tabla299.D" style:family="table-column">
      <style:table-column-properties style:column-width="5.798cm"/>
    </style:style>
    <style:style style:name="Tabla299.1" style:family="table-row">
      <style:table-row-properties fo:keep-together="auto"/>
    </style:style>
    <style:style style:name="Tabla2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9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9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9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9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9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99.4" style:family="table-row">
      <style:table-row-properties style:min-row-height="0.601cm" fo:keep-together="auto"/>
    </style:style>
    <style:style style:name="Tabla29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9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9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9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00" style:family="table">
      <style:table-properties style:width="17.198cm" fo:margin-left="-0.162cm" table:align="left" style:writing-mode="lr-tb"/>
    </style:style>
    <style:style style:name="Tabla300.A" style:family="table-column">
      <style:table-column-properties style:column-width="17.198cm"/>
    </style:style>
    <style:style style:name="Tabla300.1" style:family="table-row">
      <style:table-row-properties fo:keep-together="auto"/>
    </style:style>
    <style:style style:name="Tabla3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0.2" style:family="table-row">
      <style:table-row-properties style:min-row-height="0.427cm" fo:keep-together="auto"/>
    </style:style>
    <style:style style:name="Tabla3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1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01.A" style:family="table-column">
      <style:table-column-properties style:column-width="3.394cm"/>
    </style:style>
    <style:style style:name="Tabla301.B" style:family="table-column">
      <style:table-column-properties style:column-width="5.302cm"/>
    </style:style>
    <style:style style:name="Tabla301.C" style:family="table-column">
      <style:table-column-properties style:column-width="0.497cm"/>
    </style:style>
    <style:style style:name="Tabla301.D" style:family="table-column">
      <style:table-column-properties style:column-width="1.249cm"/>
    </style:style>
    <style:style style:name="Tabla301.E" style:family="table-column">
      <style:table-column-properties style:column-width="1.778cm"/>
    </style:style>
    <style:style style:name="Tabla301.F" style:family="table-column">
      <style:table-column-properties style:column-width="0.603cm"/>
    </style:style>
    <style:style style:name="Tabla301.G" style:family="table-column">
      <style:table-column-properties style:column-width="1.487cm"/>
    </style:style>
    <style:style style:name="Tabla301.H" style:family="table-column">
      <style:table-column-properties style:column-width="2.887cm"/>
    </style:style>
    <style:style style:name="Tabla301.1" style:family="table-row">
      <style:table-row-properties style:min-row-height="0.467cm" fo:keep-together="auto"/>
    </style:style>
    <style:style style:name="Tabla30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1.2" style:family="table-row">
      <style:table-row-properties style:min-row-height="0.515cm" fo:keep-together="auto"/>
    </style:style>
    <style:style style:name="Tabla30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2" style:family="table">
      <style:table-properties style:width="17.198cm" fo:margin-left="-0.162cm" table:align="left" style:writing-mode="lr-tb"/>
    </style:style>
    <style:style style:name="Tabla302.A" style:family="table-column">
      <style:table-column-properties style:column-width="17.198cm"/>
    </style:style>
    <style:style style:name="Tabla302.1" style:family="table-row">
      <style:table-row-properties fo:keep-together="auto"/>
    </style:style>
    <style:style style:name="Tabla3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3" style:family="table">
      <style:table-properties style:width="17.198cm" fo:margin-left="-0.162cm" table:align="left" style:writing-mode="lr-tb"/>
    </style:style>
    <style:style style:name="Tabla303.A" style:family="table-column">
      <style:table-column-properties style:column-width="17.198cm"/>
    </style:style>
    <style:style style:name="Tabla303.1" style:family="table-row">
      <style:table-row-properties fo:keep-together="auto"/>
    </style:style>
    <style:style style:name="Tabla3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4" style:family="table">
      <style:table-properties style:width="17.198cm" fo:margin-left="-0.162cm" table:align="left" style:writing-mode="lr-tb"/>
    </style:style>
    <style:style style:name="Tabla304.A" style:family="table-column">
      <style:table-column-properties style:column-width="0.917cm"/>
    </style:style>
    <style:style style:name="Tabla304.B" style:family="table-column">
      <style:table-column-properties style:column-width="6.706cm"/>
    </style:style>
    <style:style style:name="Tabla304.C" style:family="table-column">
      <style:table-column-properties style:column-width="0.914cm"/>
    </style:style>
    <style:style style:name="Tabla304.D" style:family="table-column">
      <style:table-column-properties style:column-width="8.661cm"/>
    </style:style>
    <style:style style:name="Tabla304.1" style:family="table-row">
      <style:table-row-properties fo:keep-together="auto"/>
    </style:style>
    <style:style style:name="Tabla3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5" style:family="table">
      <style:table-properties style:width="17.198cm" fo:margin-left="-0.162cm" table:align="left" style:writing-mode="lr-tb"/>
    </style:style>
    <style:style style:name="Tabla305.A" style:family="table-column">
      <style:table-column-properties style:column-width="0.917cm"/>
    </style:style>
    <style:style style:name="Tabla305.B" style:family="table-column">
      <style:table-column-properties style:column-width="16.281cm"/>
    </style:style>
    <style:style style:name="Tabla305.1" style:family="table-row">
      <style:table-row-properties fo:keep-together="auto"/>
    </style:style>
    <style:style style:name="Tabla3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5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6" style:family="table">
      <style:table-properties style:width="17.198cm" fo:margin-left="-0.162cm" table:align="left" style:writing-mode="lr-tb"/>
    </style:style>
    <style:style style:name="Tabla306.A" style:family="table-column">
      <style:table-column-properties style:column-width="4.514cm"/>
    </style:style>
    <style:style style:name="Tabla306.B" style:family="table-column">
      <style:table-column-properties style:column-width="5.198cm"/>
    </style:style>
    <style:style style:name="Tabla306.C" style:family="table-column">
      <style:table-column-properties style:column-width="3.175cm"/>
    </style:style>
    <style:style style:name="Tabla306.D" style:family="table-column">
      <style:table-column-properties style:column-width="4.311cm"/>
    </style:style>
    <style:style style:name="Tabla306.1" style:family="table-row">
      <style:table-row-properties fo:keep-together="auto"/>
    </style:style>
    <style:style style:name="Tabla3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0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0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0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0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0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0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0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0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0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0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0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07" style:family="table">
      <style:table-properties style:width="17.198cm" fo:margin-left="-0.162cm" table:align="left" style:writing-mode="lr-tb"/>
    </style:style>
    <style:style style:name="Tabla307.A" style:family="table-column">
      <style:table-column-properties style:column-width="17.198cm"/>
    </style:style>
    <style:style style:name="Tabla307.1" style:family="table-row">
      <style:table-row-properties fo:keep-together="auto"/>
    </style:style>
    <style:style style:name="Tabla3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7.2" style:family="table-row">
      <style:table-row-properties style:min-row-height="0.536cm" fo:keep-together="auto"/>
    </style:style>
    <style:style style:name="Tabla3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8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08.A" style:family="table-column">
      <style:table-column-properties style:column-width="3.307cm"/>
    </style:style>
    <style:style style:name="Tabla308.B" style:family="table-column">
      <style:table-column-properties style:column-width="5.389cm"/>
    </style:style>
    <style:style style:name="Tabla308.C" style:family="table-column">
      <style:table-column-properties style:column-width="0.497cm"/>
    </style:style>
    <style:style style:name="Tabla308.D" style:family="table-column">
      <style:table-column-properties style:column-width="1.249cm"/>
    </style:style>
    <style:style style:name="Tabla308.E" style:family="table-column">
      <style:table-column-properties style:column-width="1.778cm"/>
    </style:style>
    <style:style style:name="Tabla308.F" style:family="table-column">
      <style:table-column-properties style:column-width="0.603cm"/>
    </style:style>
    <style:style style:name="Tabla308.G" style:family="table-column">
      <style:table-column-properties style:column-width="1.575cm"/>
    </style:style>
    <style:style style:name="Tabla308.H" style:family="table-column">
      <style:table-column-properties style:column-width="2.799cm"/>
    </style:style>
    <style:style style:name="Tabla308.1" style:family="table-row">
      <style:table-row-properties style:min-row-height="0.467cm" fo:keep-together="auto"/>
    </style:style>
    <style:style style:name="Tabla30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8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8.2" style:family="table-row">
      <style:table-row-properties style:min-row-height="0.515cm" fo:keep-together="auto"/>
    </style:style>
    <style:style style:name="Tabla30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9" style:family="table">
      <style:table-properties style:width="17.198cm" fo:margin-left="-0.162cm" table:align="left" style:writing-mode="lr-tb"/>
    </style:style>
    <style:style style:name="Tabla309.A" style:family="table-column">
      <style:table-column-properties style:column-width="17.198cm"/>
    </style:style>
    <style:style style:name="Tabla309.1" style:family="table-row">
      <style:table-row-properties fo:keep-together="auto"/>
    </style:style>
    <style:style style:name="Tabla3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0" style:family="table">
      <style:table-properties style:width="17.198cm" fo:margin-left="-0.162cm" table:align="left" style:writing-mode="lr-tb"/>
    </style:style>
    <style:style style:name="Tabla310.A" style:family="table-column">
      <style:table-column-properties style:column-width="17.198cm"/>
    </style:style>
    <style:style style:name="Tabla310.1" style:family="table-row">
      <style:table-row-properties fo:keep-together="auto"/>
    </style:style>
    <style:style style:name="Tabla3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1" style:family="table">
      <style:table-properties style:width="17.198cm" fo:margin-left="-0.162cm" table:align="left" style:writing-mode="lr-tb"/>
    </style:style>
    <style:style style:name="Tabla311.A" style:family="table-column">
      <style:table-column-properties style:column-width="0.917cm"/>
    </style:style>
    <style:style style:name="Tabla311.B" style:family="table-column">
      <style:table-column-properties style:column-width="6.706cm"/>
    </style:style>
    <style:style style:name="Tabla311.C" style:family="table-column">
      <style:table-column-properties style:column-width="0.914cm"/>
    </style:style>
    <style:style style:name="Tabla311.D" style:family="table-column">
      <style:table-column-properties style:column-width="8.661cm"/>
    </style:style>
    <style:style style:name="Tabla311.1" style:family="table-row">
      <style:table-row-properties fo:keep-together="auto"/>
    </style:style>
    <style:style style:name="Tabla3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2" style:family="table">
      <style:table-properties style:width="17.198cm" fo:margin-left="-0.162cm" table:align="left" style:writing-mode="lr-tb"/>
    </style:style>
    <style:style style:name="Tabla312.A" style:family="table-column">
      <style:table-column-properties style:column-width="0.917cm"/>
    </style:style>
    <style:style style:name="Tabla312.B" style:family="table-column">
      <style:table-column-properties style:column-width="16.281cm"/>
    </style:style>
    <style:style style:name="Tabla312.1" style:family="table-row">
      <style:table-row-properties fo:keep-together="auto"/>
    </style:style>
    <style:style style:name="Tabla3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2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3" style:family="table">
      <style:table-properties style:width="17.198cm" fo:margin-left="-0.162cm" table:align="left" style:writing-mode="lr-tb"/>
    </style:style>
    <style:style style:name="Tabla313.A" style:family="table-column">
      <style:table-column-properties style:column-width="4.514cm"/>
    </style:style>
    <style:style style:name="Tabla313.B" style:family="table-column">
      <style:table-column-properties style:column-width="4.886cm"/>
    </style:style>
    <style:style style:name="Tabla313.C" style:family="table-column">
      <style:table-column-properties style:column-width="3.113cm"/>
    </style:style>
    <style:style style:name="Tabla313.D" style:family="table-column">
      <style:table-column-properties style:column-width="4.685cm"/>
    </style:style>
    <style:style style:name="Tabla313.1" style:family="table-row">
      <style:table-row-properties fo:keep-together="auto"/>
    </style:style>
    <style:style style:name="Tabla3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14" style:family="table">
      <style:table-properties style:width="17.198cm" fo:margin-left="-0.162cm" table:align="left" style:writing-mode="lr-tb"/>
    </style:style>
    <style:style style:name="Tabla314.A" style:family="table-column">
      <style:table-column-properties style:column-width="17.198cm"/>
    </style:style>
    <style:style style:name="Tabla314.1" style:family="table-row">
      <style:table-row-properties fo:keep-together="auto"/>
    </style:style>
    <style:style style:name="Tabla3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4.2" style:family="table-row">
      <style:table-row-properties style:min-row-height="0.624cm" fo:keep-together="auto"/>
    </style:style>
    <style:style style:name="Tabla3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5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15.A" style:family="table-column">
      <style:table-column-properties style:column-width="3.307cm"/>
    </style:style>
    <style:style style:name="Tabla315.B" style:family="table-column">
      <style:table-column-properties style:column-width="5.389cm"/>
    </style:style>
    <style:style style:name="Tabla315.C" style:family="table-column">
      <style:table-column-properties style:column-width="0.497cm"/>
    </style:style>
    <style:style style:name="Tabla315.D" style:family="table-column">
      <style:table-column-properties style:column-width="1.249cm"/>
    </style:style>
    <style:style style:name="Tabla315.E" style:family="table-column">
      <style:table-column-properties style:column-width="1.778cm"/>
    </style:style>
    <style:style style:name="Tabla315.F" style:family="table-column">
      <style:table-column-properties style:column-width="0.603cm"/>
    </style:style>
    <style:style style:name="Tabla315.G" style:family="table-column">
      <style:table-column-properties style:column-width="1.376cm"/>
    </style:style>
    <style:style style:name="Tabla315.H" style:family="table-column">
      <style:table-column-properties style:column-width="2.999cm"/>
    </style:style>
    <style:style style:name="Tabla315.1" style:family="table-row">
      <style:table-row-properties style:min-row-height="0.467cm" fo:keep-together="auto"/>
    </style:style>
    <style:style style:name="Tabla3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5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5.2" style:family="table-row">
      <style:table-row-properties style:min-row-height="0.515cm" fo:keep-together="auto"/>
    </style:style>
    <style:style style:name="Tabla3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6" style:family="table">
      <style:table-properties style:width="17.198cm" fo:margin-left="-0.162cm" table:align="left" style:writing-mode="lr-tb"/>
    </style:style>
    <style:style style:name="Tabla316.A" style:family="table-column">
      <style:table-column-properties style:column-width="17.198cm"/>
    </style:style>
    <style:style style:name="Tabla316.1" style:family="table-row">
      <style:table-row-properties fo:keep-together="auto"/>
    </style:style>
    <style:style style:name="Tabla3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7" style:family="table">
      <style:table-properties style:width="17.198cm" fo:margin-left="-0.162cm" table:align="left" style:writing-mode="lr-tb"/>
    </style:style>
    <style:style style:name="Tabla317.A" style:family="table-column">
      <style:table-column-properties style:column-width="17.198cm"/>
    </style:style>
    <style:style style:name="Tabla317.1" style:family="table-row">
      <style:table-row-properties fo:keep-together="auto"/>
    </style:style>
    <style:style style:name="Tabla3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8" style:family="table">
      <style:table-properties style:width="17.198cm" fo:margin-left="-0.162cm" table:align="left" style:writing-mode="lr-tb"/>
    </style:style>
    <style:style style:name="Tabla318.A" style:family="table-column">
      <style:table-column-properties style:column-width="0.917cm"/>
    </style:style>
    <style:style style:name="Tabla318.B" style:family="table-column">
      <style:table-column-properties style:column-width="6.706cm"/>
    </style:style>
    <style:style style:name="Tabla318.C" style:family="table-column">
      <style:table-column-properties style:column-width="0.914cm"/>
    </style:style>
    <style:style style:name="Tabla318.D" style:family="table-column">
      <style:table-column-properties style:column-width="8.661cm"/>
    </style:style>
    <style:style style:name="Tabla318.1" style:family="table-row">
      <style:table-row-properties fo:keep-together="auto"/>
    </style:style>
    <style:style style:name="Tabla3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9" style:family="table">
      <style:table-properties style:width="17.198cm" fo:margin-left="-0.162cm" table:align="left" style:writing-mode="lr-tb"/>
    </style:style>
    <style:style style:name="Tabla319.A" style:family="table-column">
      <style:table-column-properties style:column-width="0.917cm"/>
    </style:style>
    <style:style style:name="Tabla319.B" style:family="table-column">
      <style:table-column-properties style:column-width="16.281cm"/>
    </style:style>
    <style:style style:name="Tabla319.1" style:family="table-row">
      <style:table-row-properties fo:keep-together="auto"/>
    </style:style>
    <style:style style:name="Tabla3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9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0" style:family="table">
      <style:table-properties style:width="17.198cm" fo:margin-left="-0.162cm" table:align="left" style:writing-mode="lr-tb"/>
    </style:style>
    <style:style style:name="Tabla320.A" style:family="table-column">
      <style:table-column-properties style:column-width="2.69cm"/>
    </style:style>
    <style:style style:name="Tabla320.B" style:family="table-column">
      <style:table-column-properties style:column-width="4.718cm"/>
    </style:style>
    <style:style style:name="Tabla320.C" style:family="table-column">
      <style:table-column-properties style:column-width="2.999cm"/>
    </style:style>
    <style:style style:name="Tabla320.D" style:family="table-column">
      <style:table-column-properties style:column-width="6.791cm"/>
    </style:style>
    <style:style style:name="Tabla320.1" style:family="table-row">
      <style:table-row-properties fo:keep-together="auto"/>
    </style:style>
    <style:style style:name="Tabla3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21" style:family="table">
      <style:table-properties style:width="17.198cm" fo:margin-left="-0.162cm" table:align="left" style:writing-mode="lr-tb"/>
    </style:style>
    <style:style style:name="Tabla321.A" style:family="table-column">
      <style:table-column-properties style:column-width="17.198cm"/>
    </style:style>
    <style:style style:name="Tabla321.1" style:family="table-row">
      <style:table-row-properties fo:keep-together="auto"/>
    </style:style>
    <style:style style:name="Tabla3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1.2" style:family="table-row">
      <style:table-row-properties style:min-row-height="0.624cm" fo:keep-together="auto"/>
    </style:style>
    <style:style style:name="Tabla3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2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22.A" style:family="table-column">
      <style:table-column-properties style:column-width="3.307cm"/>
    </style:style>
    <style:style style:name="Tabla322.B" style:family="table-column">
      <style:table-column-properties style:column-width="5.389cm"/>
    </style:style>
    <style:style style:name="Tabla322.C" style:family="table-column">
      <style:table-column-properties style:column-width="0.497cm"/>
    </style:style>
    <style:style style:name="Tabla322.D" style:family="table-column">
      <style:table-column-properties style:column-width="1.249cm"/>
    </style:style>
    <style:style style:name="Tabla322.E" style:family="table-column">
      <style:table-column-properties style:column-width="1.778cm"/>
    </style:style>
    <style:style style:name="Tabla322.F" style:family="table-column">
      <style:table-column-properties style:column-width="0.603cm"/>
    </style:style>
    <style:style style:name="Tabla322.G" style:family="table-column">
      <style:table-column-properties style:column-width="1.487cm"/>
    </style:style>
    <style:style style:name="Tabla322.H" style:family="table-column">
      <style:table-column-properties style:column-width="2.887cm"/>
    </style:style>
    <style:style style:name="Tabla322.1" style:family="table-row">
      <style:table-row-properties style:min-row-height="0.467cm" fo:keep-together="auto"/>
    </style:style>
    <style:style style:name="Tabla3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2.2" style:family="table-row">
      <style:table-row-properties style:min-row-height="0.515cm" fo:keep-together="auto"/>
    </style:style>
    <style:style style:name="Tabla3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3" style:family="table">
      <style:table-properties style:width="17.198cm" fo:margin-left="-0.162cm" table:align="left" style:writing-mode="lr-tb"/>
    </style:style>
    <style:style style:name="Tabla323.A" style:family="table-column">
      <style:table-column-properties style:column-width="17.198cm"/>
    </style:style>
    <style:style style:name="Tabla323.1" style:family="table-row">
      <style:table-row-properties fo:keep-together="auto"/>
    </style:style>
    <style:style style:name="Tabla3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4" style:family="table">
      <style:table-properties style:width="17.198cm" fo:margin-left="-0.162cm" table:align="left" style:writing-mode="lr-tb"/>
    </style:style>
    <style:style style:name="Tabla324.A" style:family="table-column">
      <style:table-column-properties style:column-width="17.198cm"/>
    </style:style>
    <style:style style:name="Tabla324.1" style:family="table-row">
      <style:table-row-properties fo:keep-together="auto"/>
    </style:style>
    <style:style style:name="Tabla3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5" style:family="table">
      <style:table-properties style:width="17.198cm" fo:margin-left="-0.162cm" table:align="left" style:writing-mode="lr-tb"/>
    </style:style>
    <style:style style:name="Tabla325.A" style:family="table-column">
      <style:table-column-properties style:column-width="0.917cm"/>
    </style:style>
    <style:style style:name="Tabla325.B" style:family="table-column">
      <style:table-column-properties style:column-width="6.706cm"/>
    </style:style>
    <style:style style:name="Tabla325.C" style:family="table-column">
      <style:table-column-properties style:column-width="0.914cm"/>
    </style:style>
    <style:style style:name="Tabla325.D" style:family="table-column">
      <style:table-column-properties style:column-width="8.661cm"/>
    </style:style>
    <style:style style:name="Tabla325.1" style:family="table-row">
      <style:table-row-properties fo:keep-together="auto"/>
    </style:style>
    <style:style style:name="Tabla3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6" style:family="table">
      <style:table-properties style:width="17.198cm" fo:margin-left="-0.162cm" table:align="left" style:writing-mode="lr-tb"/>
    </style:style>
    <style:style style:name="Tabla326.A" style:family="table-column">
      <style:table-column-properties style:column-width="0.917cm"/>
    </style:style>
    <style:style style:name="Tabla326.B" style:family="table-column">
      <style:table-column-properties style:column-width="16.281cm"/>
    </style:style>
    <style:style style:name="Tabla326.1" style:family="table-row">
      <style:table-row-properties fo:keep-together="auto"/>
    </style:style>
    <style:style style:name="Tabla3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7" style:family="table">
      <style:table-properties style:width="17.198cm" fo:margin-left="-0.162cm" table:align="left" style:writing-mode="lr-tb"/>
    </style:style>
    <style:style style:name="Tabla327.A" style:family="table-column">
      <style:table-column-properties style:column-width="4.607cm"/>
    </style:style>
    <style:style style:name="Tabla327.B" style:family="table-column">
      <style:table-column-properties style:column-width="5.105cm"/>
    </style:style>
    <style:style style:name="Tabla327.C" style:family="table-column">
      <style:table-column-properties style:column-width="3.175cm"/>
    </style:style>
    <style:style style:name="Tabla327.D" style:family="table-column">
      <style:table-column-properties style:column-width="4.311cm"/>
    </style:style>
    <style:style style:name="Tabla327.1" style:family="table-row">
      <style:table-row-properties fo:keep-together="auto"/>
    </style:style>
    <style:style style:name="Tabla3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28" style:family="table">
      <style:table-properties style:width="17.198cm" fo:margin-left="-0.162cm" table:align="left" style:writing-mode="lr-tb"/>
    </style:style>
    <style:style style:name="Tabla328.A" style:family="table-column">
      <style:table-column-properties style:column-width="17.198cm"/>
    </style:style>
    <style:style style:name="Tabla328.1" style:family="table-row">
      <style:table-row-properties fo:keep-together="auto"/>
    </style:style>
    <style:style style:name="Tabla3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8.2" style:family="table-row">
      <style:table-row-properties style:min-row-height="0.624cm" fo:keep-together="auto"/>
    </style:style>
    <style:style style:name="Tabla3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9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29.A" style:family="table-column">
      <style:table-column-properties style:column-width="3.395cm"/>
    </style:style>
    <style:style style:name="Tabla329.B" style:family="table-column">
      <style:table-column-properties style:column-width="5.3cm"/>
    </style:style>
    <style:style style:name="Tabla329.C" style:family="table-column">
      <style:table-column-properties style:column-width="0.497cm"/>
    </style:style>
    <style:style style:name="Tabla329.D" style:family="table-column">
      <style:table-column-properties style:column-width="1.249cm"/>
    </style:style>
    <style:style style:name="Tabla329.E" style:family="table-column">
      <style:table-column-properties style:column-width="1.778cm"/>
    </style:style>
    <style:style style:name="Tabla329.F" style:family="table-column">
      <style:table-column-properties style:column-width="0.603cm"/>
    </style:style>
    <style:style style:name="Tabla329.G" style:family="table-column">
      <style:table-column-properties style:column-width="1.266cm"/>
    </style:style>
    <style:style style:name="Tabla329.H" style:family="table-column">
      <style:table-column-properties style:column-width="3.108cm"/>
    </style:style>
    <style:style style:name="Tabla329.1" style:family="table-row">
      <style:table-row-properties style:min-row-height="0.467cm" fo:keep-together="auto"/>
    </style:style>
    <style:style style:name="Tabla3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9.2" style:family="table-row">
      <style:table-row-properties style:min-row-height="0.515cm" fo:keep-together="auto"/>
    </style:style>
    <style:style style:name="Tabla3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0" style:family="table">
      <style:table-properties style:width="17.198cm" fo:margin-left="-0.162cm" table:align="left" style:writing-mode="lr-tb"/>
    </style:style>
    <style:style style:name="Tabla330.A" style:family="table-column">
      <style:table-column-properties style:column-width="17.198cm"/>
    </style:style>
    <style:style style:name="Tabla330.1" style:family="table-row">
      <style:table-row-properties fo:keep-together="auto"/>
    </style:style>
    <style:style style:name="Tabla3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1" style:family="table">
      <style:table-properties style:width="17.198cm" fo:margin-left="-0.162cm" table:align="left" style:writing-mode="lr-tb"/>
    </style:style>
    <style:style style:name="Tabla331.A" style:family="table-column">
      <style:table-column-properties style:column-width="17.198cm"/>
    </style:style>
    <style:style style:name="Tabla331.1" style:family="table-row">
      <style:table-row-properties fo:keep-together="auto"/>
    </style:style>
    <style:style style:name="Tabla3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2" style:family="table">
      <style:table-properties style:width="17.198cm" fo:margin-left="-0.162cm" table:align="left" style:writing-mode="lr-tb"/>
    </style:style>
    <style:style style:name="Tabla332.A" style:family="table-column">
      <style:table-column-properties style:column-width="0.917cm"/>
    </style:style>
    <style:style style:name="Tabla332.B" style:family="table-column">
      <style:table-column-properties style:column-width="6.706cm"/>
    </style:style>
    <style:style style:name="Tabla332.C" style:family="table-column">
      <style:table-column-properties style:column-width="0.914cm"/>
    </style:style>
    <style:style style:name="Tabla332.D" style:family="table-column">
      <style:table-column-properties style:column-width="8.661cm"/>
    </style:style>
    <style:style style:name="Tabla332.1" style:family="table-row">
      <style:table-row-properties fo:keep-together="auto"/>
    </style:style>
    <style:style style:name="Tabla3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3" style:family="table">
      <style:table-properties style:width="17.198cm" fo:margin-left="-0.162cm" table:align="left" style:writing-mode="lr-tb"/>
    </style:style>
    <style:style style:name="Tabla333.A" style:family="table-column">
      <style:table-column-properties style:column-width="0.917cm"/>
    </style:style>
    <style:style style:name="Tabla333.B" style:family="table-column">
      <style:table-column-properties style:column-width="16.281cm"/>
    </style:style>
    <style:style style:name="Tabla333.1" style:family="table-row">
      <style:table-row-properties fo:keep-together="auto"/>
    </style:style>
    <style:style style:name="Tabla3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3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4" style:family="table">
      <style:table-properties style:width="17.198cm" fo:margin-left="-0.162cm" table:align="left" style:writing-mode="lr-tb"/>
    </style:style>
    <style:style style:name="Tabla334.A" style:family="table-column">
      <style:table-column-properties style:column-width="4.607cm"/>
    </style:style>
    <style:style style:name="Tabla334.B" style:family="table-column">
      <style:table-column-properties style:column-width="4.792cm"/>
    </style:style>
    <style:style style:name="Tabla334.C" style:family="table-column">
      <style:table-column-properties style:column-width="3.394cm"/>
    </style:style>
    <style:style style:name="Tabla334.D" style:family="table-column">
      <style:table-column-properties style:column-width="4.404cm"/>
    </style:style>
    <style:style style:name="Tabla334.1" style:family="table-row">
      <style:table-row-properties fo:keep-together="auto"/>
    </style:style>
    <style:style style:name="Tabla3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35" style:family="table">
      <style:table-properties style:width="17.198cm" fo:margin-left="-0.162cm" table:align="left" style:writing-mode="lr-tb"/>
    </style:style>
    <style:style style:name="Tabla335.A" style:family="table-column">
      <style:table-column-properties style:column-width="17.198cm"/>
    </style:style>
    <style:style style:name="Tabla335.1" style:family="table-row">
      <style:table-row-properties fo:keep-together="auto"/>
    </style:style>
    <style:style style:name="Tabla3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5.2" style:family="table-row">
      <style:table-row-properties style:min-row-height="0.536cm" fo:keep-together="auto"/>
    </style:style>
    <style:style style:name="Tabla3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6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36.A" style:family="table-column">
      <style:table-column-properties style:column-width="3.198cm"/>
    </style:style>
    <style:style style:name="Tabla336.B" style:family="table-column">
      <style:table-column-properties style:column-width="5.498cm"/>
    </style:style>
    <style:style style:name="Tabla336.C" style:family="table-column">
      <style:table-column-properties style:column-width="0.497cm"/>
    </style:style>
    <style:style style:name="Tabla336.D" style:family="table-column">
      <style:table-column-properties style:column-width="1.249cm"/>
    </style:style>
    <style:style style:name="Tabla336.E" style:family="table-column">
      <style:table-column-properties style:column-width="1.778cm"/>
    </style:style>
    <style:style style:name="Tabla336.F" style:family="table-column">
      <style:table-column-properties style:column-width="0.603cm"/>
    </style:style>
    <style:style style:name="Tabla336.G" style:family="table-column">
      <style:table-column-properties style:column-width="1.487cm"/>
    </style:style>
    <style:style style:name="Tabla336.H" style:family="table-column">
      <style:table-column-properties style:column-width="2.887cm"/>
    </style:style>
    <style:style style:name="Tabla336.1" style:family="table-row">
      <style:table-row-properties style:min-row-height="0.467cm" fo:keep-together="auto"/>
    </style:style>
    <style:style style:name="Tabla3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6.2" style:family="table-row">
      <style:table-row-properties style:min-row-height="0.515cm" fo:keep-together="auto"/>
    </style:style>
    <style:style style:name="Tabla3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7" style:family="table">
      <style:table-properties style:width="17.198cm" fo:margin-left="-0.162cm" table:align="left" style:writing-mode="lr-tb"/>
    </style:style>
    <style:style style:name="Tabla337.A" style:family="table-column">
      <style:table-column-properties style:column-width="17.198cm"/>
    </style:style>
    <style:style style:name="Tabla337.1" style:family="table-row">
      <style:table-row-properties fo:keep-together="auto"/>
    </style:style>
    <style:style style:name="Tabla3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8" style:family="table">
      <style:table-properties style:width="17.198cm" fo:margin-left="-0.162cm" table:align="left" style:writing-mode="lr-tb"/>
    </style:style>
    <style:style style:name="Tabla338.A" style:family="table-column">
      <style:table-column-properties style:column-width="17.198cm"/>
    </style:style>
    <style:style style:name="Tabla338.1" style:family="table-row">
      <style:table-row-properties fo:keep-together="auto"/>
    </style:style>
    <style:style style:name="Tabla3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9" style:family="table">
      <style:table-properties style:width="17.198cm" fo:margin-left="-0.162cm" table:align="left" style:writing-mode="lr-tb"/>
    </style:style>
    <style:style style:name="Tabla339.A" style:family="table-column">
      <style:table-column-properties style:column-width="0.917cm"/>
    </style:style>
    <style:style style:name="Tabla339.B" style:family="table-column">
      <style:table-column-properties style:column-width="6.706cm"/>
    </style:style>
    <style:style style:name="Tabla339.C" style:family="table-column">
      <style:table-column-properties style:column-width="0.914cm"/>
    </style:style>
    <style:style style:name="Tabla339.D" style:family="table-column">
      <style:table-column-properties style:column-width="8.661cm"/>
    </style:style>
    <style:style style:name="Tabla339.1" style:family="table-row">
      <style:table-row-properties fo:keep-together="auto"/>
    </style:style>
    <style:style style:name="Tabla3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0" style:family="table">
      <style:table-properties style:width="17.198cm" fo:margin-left="-0.162cm" table:align="left" style:writing-mode="lr-tb"/>
    </style:style>
    <style:style style:name="Tabla340.A" style:family="table-column">
      <style:table-column-properties style:column-width="0.917cm"/>
    </style:style>
    <style:style style:name="Tabla340.B" style:family="table-column">
      <style:table-column-properties style:column-width="16.281cm"/>
    </style:style>
    <style:style style:name="Tabla340.1" style:family="table-row">
      <style:table-row-properties fo:keep-together="auto"/>
    </style:style>
    <style:style style:name="Tabla3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1" style:family="table">
      <style:table-properties style:width="17.198cm" fo:margin-left="-0.162cm" table:align="left" style:writing-mode="lr-tb"/>
    </style:style>
    <style:style style:name="Tabla341.A" style:family="table-column">
      <style:table-column-properties style:column-width="4.514cm"/>
    </style:style>
    <style:style style:name="Tabla341.B" style:family="table-column">
      <style:table-column-properties style:column-width="4.792cm"/>
    </style:style>
    <style:style style:name="Tabla341.C" style:family="table-column">
      <style:table-column-properties style:column-width="3.487cm"/>
    </style:style>
    <style:style style:name="Tabla341.D" style:family="table-column">
      <style:table-column-properties style:column-width="4.404cm"/>
    </style:style>
    <style:style style:name="Tabla341.1" style:family="table-row">
      <style:table-row-properties fo:keep-together="auto"/>
    </style:style>
    <style:style style:name="Tabla3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42" style:family="table">
      <style:table-properties style:width="17.198cm" fo:margin-left="-0.162cm" table:align="left" style:writing-mode="lr-tb"/>
    </style:style>
    <style:style style:name="Tabla342.A" style:family="table-column">
      <style:table-column-properties style:column-width="17.198cm"/>
    </style:style>
    <style:style style:name="Tabla342.1" style:family="table-row">
      <style:table-row-properties fo:keep-together="auto"/>
    </style:style>
    <style:style style:name="Tabla3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2.2" style:family="table-row">
      <style:table-row-properties style:min-row-height="0.536cm" fo:keep-together="auto"/>
    </style:style>
    <style:style style:name="Tabla3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3" style:family="table">
      <style:table-properties style:width="17.198cm" fo:margin-left="-0.162cm" table:align="left" style:writing-mode="lr-tb"/>
    </style:style>
    <style:style style:name="Tabla343.A" style:family="table-column">
      <style:table-column-properties style:column-width="17.198cm"/>
    </style:style>
    <style:style style:name="Tabla343.1" style:family="table-row">
      <style:table-row-properties fo:keep-together="auto"/>
    </style:style>
    <style:style style:name="Tabla3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4" style:family="table">
      <style:table-properties style:width="17.198cm" fo:margin-left="-0.162cm" table:align="left" style:writing-mode="lr-tb"/>
    </style:style>
    <style:style style:name="Tabla344.A" style:family="table-column">
      <style:table-column-properties style:column-width="17.198cm"/>
    </style:style>
    <style:style style:name="Tabla344.1" style:family="table-row">
      <style:table-row-properties fo:keep-together="auto"/>
    </style:style>
    <style:style style:name="Tabla3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5" style:family="table">
      <style:table-properties style:width="17.198cm" fo:margin-left="-0.162cm" table:align="left" style:shadow="none" style:writing-mode="lr-tb"/>
    </style:style>
    <style:style style:name="Tabla345.A" style:family="table-column">
      <style:table-column-properties style:column-width="0.917cm"/>
    </style:style>
    <style:style style:name="Tabla345.B" style:family="table-column">
      <style:table-column-properties style:column-width="6.706cm"/>
    </style:style>
    <style:style style:name="Tabla345.C" style:family="table-column">
      <style:table-column-properties style:column-width="0.914cm"/>
    </style:style>
    <style:style style:name="Tabla345.D" style:family="table-column">
      <style:table-column-properties style:column-width="8.661cm"/>
    </style:style>
    <style:style style:name="Tabla345.1" style:family="table-row">
      <style:table-row-properties fo:keep-together="always"/>
    </style:style>
    <style:style style:name="Tabla3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5.2" style:family="table-row">
      <style:table-row-properties fo:keep-together="auto"/>
    </style:style>
    <style:style style:name="Tabla3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4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6" style:family="table">
      <style:table-properties style:width="17.198cm" fo:margin-left="-0.162cm" table:align="left" style:writing-mode="lr-tb"/>
    </style:style>
    <style:style style:name="Tabla346.A" style:family="table-column">
      <style:table-column-properties style:column-width="0.917cm"/>
    </style:style>
    <style:style style:name="Tabla346.B" style:family="table-column">
      <style:table-column-properties style:column-width="3.889cm"/>
    </style:style>
    <style:style style:name="Tabla346.C" style:family="table-column">
      <style:table-column-properties style:column-width="3.731cm"/>
    </style:style>
    <style:style style:name="Tabla346.D" style:family="table-column">
      <style:table-column-properties style:column-width="3.06cm"/>
    </style:style>
    <style:style style:name="Tabla346.E" style:family="table-column">
      <style:table-column-properties style:column-width="5.6cm"/>
    </style:style>
    <style:style style:name="Tabla346.1" style:family="table-row">
      <style:table-row-properties fo:keep-together="always"/>
    </style:style>
    <style:style style:name="Tabla3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46.9" style:family="table-row">
      <style:table-row-properties style:min-row-height="0.508cm" fo:keep-together="always"/>
    </style:style>
    <style:style style:name="Tabla34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7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47.A" style:family="table-column">
      <style:table-column-properties style:column-width="3.14cm"/>
    </style:style>
    <style:style style:name="Tabla347.B" style:family="table-column">
      <style:table-column-properties style:column-width="5.556cm"/>
    </style:style>
    <style:style style:name="Tabla347.C" style:family="table-column">
      <style:table-column-properties style:column-width="0.497cm"/>
    </style:style>
    <style:style style:name="Tabla347.D" style:family="table-column">
      <style:table-column-properties style:column-width="1.249cm"/>
    </style:style>
    <style:style style:name="Tabla347.E" style:family="table-column">
      <style:table-column-properties style:column-width="2.184cm"/>
    </style:style>
    <style:style style:name="Tabla347.F" style:family="table-column">
      <style:table-column-properties style:column-width="0.185cm"/>
    </style:style>
    <style:style style:name="Tabla347.G" style:family="table-column">
      <style:table-column-properties style:column-width="1.984cm"/>
    </style:style>
    <style:style style:name="Tabla347.H" style:family="table-column">
      <style:table-column-properties style:column-width="2.402cm"/>
    </style:style>
    <style:style style:name="Tabla347.1" style:family="table-row">
      <style:table-row-properties style:min-row-height="0.467cm" fo:keep-together="auto"/>
    </style:style>
    <style:style style:name="Tabla34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7.2" style:family="table-row">
      <style:table-row-properties style:min-row-height="0.515cm" fo:keep-together="auto"/>
    </style:style>
    <style:style style:name="Tabla34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8" style:family="table">
      <style:table-properties style:width="17.198cm" fo:margin-left="-0.162cm" table:align="left" style:writing-mode="lr-tb"/>
    </style:style>
    <style:style style:name="Tabla348.A" style:family="table-column">
      <style:table-column-properties style:column-width="17.198cm"/>
    </style:style>
    <style:style style:name="Tabla348.1" style:family="table-row">
      <style:table-row-properties fo:keep-together="auto"/>
    </style:style>
    <style:style style:name="Tabla3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9" style:family="table">
      <style:table-properties style:width="17.198cm" fo:margin-left="-0.162cm" table:align="left" style:writing-mode="lr-tb"/>
    </style:style>
    <style:style style:name="Tabla349.A" style:family="table-column">
      <style:table-column-properties style:column-width="17.198cm"/>
    </style:style>
    <style:style style:name="Tabla349.1" style:family="table-row">
      <style:table-row-properties fo:keep-together="auto"/>
    </style:style>
    <style:style style:name="Tabla3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0" style:family="table">
      <style:table-properties style:width="17.198cm" fo:margin-left="-0.162cm" table:align="left" style:writing-mode="lr-tb"/>
    </style:style>
    <style:style style:name="Tabla350.A" style:family="table-column">
      <style:table-column-properties style:column-width="0.917cm"/>
    </style:style>
    <style:style style:name="Tabla350.B" style:family="table-column">
      <style:table-column-properties style:column-width="6.706cm"/>
    </style:style>
    <style:style style:name="Tabla350.C" style:family="table-column">
      <style:table-column-properties style:column-width="0.914cm"/>
    </style:style>
    <style:style style:name="Tabla350.D" style:family="table-column">
      <style:table-column-properties style:column-width="8.661cm"/>
    </style:style>
    <style:style style:name="Tabla350.1" style:family="table-row">
      <style:table-row-properties fo:keep-together="always"/>
    </style:style>
    <style:style style:name="Tabla3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0.2" style:family="table-row">
      <style:table-row-properties fo:keep-together="auto"/>
    </style:style>
    <style:style style:name="Tabla3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5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1" style:family="table">
      <style:table-properties style:width="17.198cm" fo:margin-left="-0.162cm" table:align="left" style:writing-mode="lr-tb"/>
    </style:style>
    <style:style style:name="Tabla351.A" style:family="table-column">
      <style:table-column-properties style:column-width="0.917cm"/>
    </style:style>
    <style:style style:name="Tabla351.B" style:family="table-column">
      <style:table-column-properties style:column-width="3.978cm"/>
    </style:style>
    <style:style style:name="Tabla351.C" style:family="table-column">
      <style:table-column-properties style:column-width="3.642cm"/>
    </style:style>
    <style:style style:name="Tabla351.D" style:family="table-column">
      <style:table-column-properties style:column-width="2.972cm"/>
    </style:style>
    <style:style style:name="Tabla351.E" style:family="table-column">
      <style:table-column-properties style:column-width="5.689cm"/>
    </style:style>
    <style:style style:name="Tabla351.1" style:family="table-row">
      <style:table-row-properties fo:keep-together="always"/>
    </style:style>
    <style:style style:name="Tabla3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1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1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51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5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5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5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5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5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5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5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5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1.9" style:family="table-row">
      <style:table-row-properties style:min-row-height="0.653cm" fo:keep-together="always"/>
    </style:style>
    <style:style style:name="Tabla351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2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52.A" style:family="table-column">
      <style:table-column-properties style:column-width="3.198cm"/>
    </style:style>
    <style:style style:name="Tabla352.B" style:family="table-column">
      <style:table-column-properties style:column-width="4.299cm"/>
    </style:style>
    <style:style style:name="Tabla352.C" style:family="table-column">
      <style:table-column-properties style:column-width="1.499cm"/>
    </style:style>
    <style:style style:name="Tabla352.D" style:family="table-column">
      <style:table-column-properties style:column-width="0.198cm"/>
    </style:style>
    <style:style style:name="Tabla352.E" style:family="table-column">
      <style:table-column-properties style:column-width="2.801cm"/>
    </style:style>
    <style:style style:name="Tabla352.F" style:family="table-column">
      <style:table-column-properties style:column-width="0.631cm"/>
    </style:style>
    <style:style style:name="Tabla352.G" style:family="table-column">
      <style:table-column-properties style:column-width="1.309cm"/>
    </style:style>
    <style:style style:name="Tabla352.H" style:family="table-column">
      <style:table-column-properties style:column-width="3.263cm"/>
    </style:style>
    <style:style style:name="Tabla352.1" style:family="table-row">
      <style:table-row-properties style:min-row-height="0.467cm" fo:keep-together="auto"/>
    </style:style>
    <style:style style:name="Tabla35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2.2" style:family="table-row">
      <style:table-row-properties style:min-row-height="0.515cm" fo:keep-together="auto"/>
    </style:style>
    <style:style style:name="Tabla35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2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3" style:family="table">
      <style:table-properties style:width="17.198cm" fo:margin-left="-0.162cm" table:align="left" style:writing-mode="lr-tb"/>
    </style:style>
    <style:style style:name="Tabla353.A" style:family="table-column">
      <style:table-column-properties style:column-width="17.198cm"/>
    </style:style>
    <style:style style:name="Tabla353.1" style:family="table-row">
      <style:table-row-properties fo:keep-together="auto"/>
    </style:style>
    <style:style style:name="Tabla3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4" style:family="table">
      <style:table-properties style:width="17.198cm" fo:margin-left="-0.162cm" table:align="left" style:writing-mode="lr-tb"/>
    </style:style>
    <style:style style:name="Tabla354.A" style:family="table-column">
      <style:table-column-properties style:column-width="17.198cm"/>
    </style:style>
    <style:style style:name="Tabla354.1" style:family="table-row">
      <style:table-row-properties fo:keep-together="auto"/>
    </style:style>
    <style:style style:name="Tabla3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5" style:family="table">
      <style:table-properties style:width="17.198cm" fo:margin-left="-0.162cm" table:align="left" style:shadow="none" style:writing-mode="lr-tb"/>
    </style:style>
    <style:style style:name="Tabla355.A" style:family="table-column">
      <style:table-column-properties style:column-width="0.917cm"/>
    </style:style>
    <style:style style:name="Tabla355.B" style:family="table-column">
      <style:table-column-properties style:column-width="6.706cm"/>
    </style:style>
    <style:style style:name="Tabla355.C" style:family="table-column">
      <style:table-column-properties style:column-width="0.914cm"/>
    </style:style>
    <style:style style:name="Tabla355.D" style:family="table-column">
      <style:table-column-properties style:column-width="8.661cm"/>
    </style:style>
    <style:style style:name="Tabla355.1" style:family="table-row">
      <style:table-row-properties fo:keep-together="always"/>
    </style:style>
    <style:style style:name="Tabla3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5.2" style:family="table-row">
      <style:table-row-properties fo:keep-together="auto"/>
    </style:style>
    <style:style style:name="Tabla3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5.B2" style:family="table-cell">
      <style:table-cell-properties style:vertical-align="top" fo:padding-left="0.123cm" fo:padding-right="0.123cm" fo:padding-top="0cm" fo:padding-bottom="0cm" fo:border-left="0.05pt solid #000000" fo:border-right="none" fo:border-top="1.5pt solid #000000" fo:border-bottom="0.5pt solid #000000" style:writing-mode="lr-tb"/>
    </style:style>
    <style:style style:name="Tabla355.C2" style:family="table-cell">
      <style:table-cell-properties style:vertical-align="top" fo:padding-left="0.123cm" fo:padding-right="0.123cm" fo:padding-top="0cm" fo:padding-bottom="0cm" fo:border-left="0.05pt solid #000000" fo:border-right="none" fo:border-top="1.5pt solid #000000" fo:border-bottom="0.5pt solid #000000" style:writing-mode="lr-tb"/>
    </style:style>
    <style:style style:name="Tabla355.D2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1.5pt solid #000000" fo:border-bottom="0.5pt solid #000000" style:writing-mode="lr-tb"/>
    </style:style>
    <style:style style:name="Tabla35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5.B3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0.5pt solid #000000" style:writing-mode="lr-tb"/>
    </style:style>
    <style:style style:name="Tabla355.C3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0.5pt solid #000000" style:writing-mode="lr-tb"/>
    </style:style>
    <style:style style:name="Tabla355.D3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0.5pt solid #000000" fo:border-bottom="0.5pt solid #000000" style:writing-mode="lr-tb"/>
    </style:style>
    <style:style style:name="Tabla3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pt solid #000000" style:writing-mode="lr-tb"/>
    </style:style>
    <style:style style:name="Tabla355.B4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2pt solid #000000" style:writing-mode="lr-tb"/>
    </style:style>
    <style:style style:name="Tabla355.C4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2pt solid #000000" style:writing-mode="lr-tb"/>
    </style:style>
    <style:style style:name="Tabla355.D4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0.5pt solid #000000" fo:border-bottom="2pt solid #000000" style:writing-mode="lr-tb"/>
    </style:style>
    <style:style style:name="Tabla356" style:family="table">
      <style:table-properties style:width="17.198cm" fo:margin-left="-0.162cm" table:align="left" style:writing-mode="lr-tb"/>
    </style:style>
    <style:style style:name="Tabla356.A" style:family="table-column">
      <style:table-column-properties style:column-width="0.917cm"/>
    </style:style>
    <style:style style:name="Tabla356.B" style:family="table-column">
      <style:table-column-properties style:column-width="3.78cm"/>
    </style:style>
    <style:style style:name="Tabla356.C" style:family="table-column">
      <style:table-column-properties style:column-width="3.84cm"/>
    </style:style>
    <style:style style:name="Tabla356.D" style:family="table-column">
      <style:table-column-properties style:column-width="2.972cm"/>
    </style:style>
    <style:style style:name="Tabla356.E" style:family="table-column">
      <style:table-column-properties style:column-width="5.689cm"/>
    </style:style>
    <style:style style:name="Tabla356.1" style:family="table-row">
      <style:table-row-properties fo:keep-together="always"/>
    </style:style>
    <style:style style:name="Tabla3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5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5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5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5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5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5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5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5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5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6.9" style:family="table-row">
      <style:table-row-properties style:min-row-height="0.455cm" fo:keep-together="always"/>
    </style:style>
    <style:style style:name="Tabla35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7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57.A" style:family="table-column">
      <style:table-column-properties style:column-width="3.307cm"/>
    </style:style>
    <style:style style:name="Tabla357.B" style:family="table-column">
      <style:table-column-properties style:column-width="4.3cm"/>
    </style:style>
    <style:style style:name="Tabla357.C" style:family="table-column">
      <style:table-column-properties style:column-width="1.586cm"/>
    </style:style>
    <style:style style:name="Tabla357.D" style:family="table-column">
      <style:table-column-properties style:column-width="0.111cm"/>
    </style:style>
    <style:style style:name="Tabla357.E" style:family="table-column">
      <style:table-column-properties style:column-width="2.801cm"/>
    </style:style>
    <style:style style:name="Tabla357.F" style:family="table-column">
      <style:table-column-properties style:column-width="0.52cm"/>
    </style:style>
    <style:style style:name="Tabla357.G" style:family="table-column">
      <style:table-column-properties style:column-width="1.309cm"/>
    </style:style>
    <style:style style:name="Tabla357.H" style:family="table-column">
      <style:table-column-properties style:column-width="3.263cm"/>
    </style:style>
    <style:style style:name="Tabla357.1" style:family="table-row">
      <style:table-row-properties style:min-row-height="0.467cm" fo:keep-together="auto"/>
    </style:style>
    <style:style style:name="Tabla35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7.2" style:family="table-row">
      <style:table-row-properties style:min-row-height="0.515cm" fo:keep-together="auto"/>
    </style:style>
    <style:style style:name="Tabla35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8" style:family="table">
      <style:table-properties style:width="17.198cm" fo:margin-left="-0.162cm" table:align="left" style:writing-mode="lr-tb"/>
    </style:style>
    <style:style style:name="Tabla358.A" style:family="table-column">
      <style:table-column-properties style:column-width="17.198cm"/>
    </style:style>
    <style:style style:name="Tabla358.1" style:family="table-row">
      <style:table-row-properties fo:keep-together="auto"/>
    </style:style>
    <style:style style:name="Tabla3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9" style:family="table">
      <style:table-properties style:width="17.198cm" fo:margin-left="-0.162cm" table:align="left" style:writing-mode="lr-tb"/>
    </style:style>
    <style:style style:name="Tabla359.A" style:family="table-column">
      <style:table-column-properties style:column-width="17.198cm"/>
    </style:style>
    <style:style style:name="Tabla359.1" style:family="table-row">
      <style:table-row-properties fo:keep-together="auto"/>
    </style:style>
    <style:style style:name="Tabla3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0" style:family="table">
      <style:table-properties style:width="17.198cm" fo:margin-left="-0.162cm" table:align="left" style:writing-mode="lr-tb"/>
    </style:style>
    <style:style style:name="Tabla360.A" style:family="table-column">
      <style:table-column-properties style:column-width="0.917cm"/>
    </style:style>
    <style:style style:name="Tabla360.B" style:family="table-column">
      <style:table-column-properties style:column-width="6.706cm"/>
    </style:style>
    <style:style style:name="Tabla360.C" style:family="table-column">
      <style:table-column-properties style:column-width="0.914cm"/>
    </style:style>
    <style:style style:name="Tabla360.D" style:family="table-column">
      <style:table-column-properties style:column-width="8.661cm"/>
    </style:style>
    <style:style style:name="Tabla360.1" style:family="table-row">
      <style:table-row-properties fo:keep-together="always"/>
    </style:style>
    <style:style style:name="Tabla3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0.2" style:family="table-row">
      <style:table-row-properties fo:keep-together="auto"/>
    </style:style>
    <style:style style:name="Tabla36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1" style:family="table">
      <style:table-properties style:width="17.198cm" fo:margin-left="-0.162cm" table:align="left" style:writing-mode="lr-tb"/>
    </style:style>
    <style:style style:name="Tabla361.A" style:family="table-column">
      <style:table-column-properties style:column-width="0.917cm"/>
    </style:style>
    <style:style style:name="Tabla361.B" style:family="table-column">
      <style:table-column-properties style:column-width="3.692cm"/>
    </style:style>
    <style:style style:name="Tabla361.C" style:family="table-column">
      <style:table-column-properties style:column-width="3.928cm"/>
    </style:style>
    <style:style style:name="Tabla361.D" style:family="table-column">
      <style:table-column-properties style:column-width="2.863cm"/>
    </style:style>
    <style:style style:name="Tabla361.E" style:family="table-column">
      <style:table-column-properties style:column-width="5.798cm"/>
    </style:style>
    <style:style style:name="Tabla361.1" style:family="table-row">
      <style:table-row-properties fo:keep-together="always"/>
    </style:style>
    <style:style style:name="Tabla3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1.5pt solid #000000" fo:border-bottom="1.5pt solid #000000" style:writing-mode="lr-tb">
        <style:background-image/>
      </style:table-cell-properties>
    </style:style>
    <style:style style:name="Tabla3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1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1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1.A7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1.A8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1.C8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61.D8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6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1.A9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1.C9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61.D9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61.E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1.A10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61.C10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61.D10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61.E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61.12" style:family="table-row">
      <style:table-row-properties style:min-row-height="0.476cm" fo:keep-together="always"/>
    </style:style>
    <style:style style:name="Tabla361.A1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2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62.A" style:family="table-column">
      <style:table-column-properties style:column-width="3.307cm"/>
    </style:style>
    <style:style style:name="Tabla362.B" style:family="table-column">
      <style:table-column-properties style:column-width="4.586cm"/>
    </style:style>
    <style:style style:name="Tabla362.C" style:family="table-column">
      <style:table-column-properties style:column-width="1.3cm"/>
    </style:style>
    <style:style style:name="Tabla362.D" style:family="table-column">
      <style:table-column-properties style:column-width="0.399cm"/>
    </style:style>
    <style:style style:name="Tabla362.E" style:family="table-column">
      <style:table-column-properties style:column-width="2.628cm"/>
    </style:style>
    <style:style style:name="Tabla362.F" style:family="table-column">
      <style:table-column-properties style:column-width="0.406cm"/>
    </style:style>
    <style:style style:name="Tabla362.G" style:family="table-column">
      <style:table-column-properties style:column-width="1.882cm"/>
    </style:style>
    <style:style style:name="Tabla362.H" style:family="table-column">
      <style:table-column-properties style:column-width="2.69cm"/>
    </style:style>
    <style:style style:name="Tabla362.1" style:family="table-row">
      <style:table-row-properties style:min-row-height="0.467cm" fo:keep-together="auto"/>
    </style:style>
    <style:style style:name="Tabla36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2.2" style:family="table-row">
      <style:table-row-properties style:min-row-height="0.515cm" fo:keep-together="auto"/>
    </style:style>
    <style:style style:name="Tabla36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3" style:family="table">
      <style:table-properties style:width="17.198cm" fo:margin-left="-0.162cm" table:align="left" style:writing-mode="lr-tb"/>
    </style:style>
    <style:style style:name="Tabla363.A" style:family="table-column">
      <style:table-column-properties style:column-width="17.198cm"/>
    </style:style>
    <style:style style:name="Tabla363.1" style:family="table-row">
      <style:table-row-properties fo:keep-together="auto"/>
    </style:style>
    <style:style style:name="Tabla3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4" style:family="table">
      <style:table-properties style:width="17.198cm" fo:margin-left="-0.162cm" table:align="left" style:writing-mode="lr-tb"/>
    </style:style>
    <style:style style:name="Tabla364.A" style:family="table-column">
      <style:table-column-properties style:column-width="17.198cm"/>
    </style:style>
    <style:style style:name="Tabla364.1" style:family="table-row">
      <style:table-row-properties fo:keep-together="auto"/>
    </style:style>
    <style:style style:name="Tabla3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4.2" style:family="table-row">
      <style:table-row-properties style:min-row-height="0.526cm" fo:keep-together="auto"/>
    </style:style>
    <style:style style:name="Tabla3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5" style:family="table">
      <style:table-properties style:width="17.161cm" fo:margin-left="-0.125cm" table:align="left" style:writing-mode="lr-tb"/>
    </style:style>
    <style:style style:name="Tabla365.A" style:family="table-column">
      <style:table-column-properties style:column-width="0.882cm"/>
    </style:style>
    <style:style style:name="Tabla365.B" style:family="table-column">
      <style:table-column-properties style:column-width="6.703cm"/>
    </style:style>
    <style:style style:name="Tabla365.C" style:family="table-column">
      <style:table-column-properties style:column-width="0.905cm"/>
    </style:style>
    <style:style style:name="Tabla365.D" style:family="table-column">
      <style:table-column-properties style:column-width="8.671cm"/>
    </style:style>
    <style:style style:name="Tabla365.1" style:family="table-row">
      <style:table-row-properties fo:keep-together="always"/>
    </style:style>
    <style:style style:name="Tabla3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5.2" style:family="table-row">
      <style:table-row-properties fo:keep-together="auto"/>
    </style:style>
    <style:style style:name="Tabla36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6" style:family="table">
      <style:table-properties style:width="17.198cm" fo:margin-left="-0.162cm" table:align="left" style:writing-mode="lr-tb"/>
    </style:style>
    <style:style style:name="Tabla366.A" style:family="table-column">
      <style:table-column-properties style:column-width="0.917cm"/>
    </style:style>
    <style:style style:name="Tabla366.B" style:family="table-column">
      <style:table-column-properties style:column-width="4.286cm"/>
    </style:style>
    <style:style style:name="Tabla366.C" style:family="table-column">
      <style:table-column-properties style:column-width="3.334cm"/>
    </style:style>
    <style:style style:name="Tabla366.D" style:family="table-column">
      <style:table-column-properties style:column-width="3.06cm"/>
    </style:style>
    <style:style style:name="Tabla366.E" style:family="table-column">
      <style:table-column-properties style:column-width="5.6cm"/>
    </style:style>
    <style:style style:name="Tabla366.1" style:family="table-row">
      <style:table-row-properties fo:keep-together="always"/>
    </style:style>
    <style:style style:name="Tabla3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6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6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6.A7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6.C7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66.D7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6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6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6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66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66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6.A9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66.C9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66.D9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66.E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66.11" style:family="table-row">
      <style:table-row-properties style:min-row-height="0.534cm" fo:keep-together="always"/>
    </style:style>
    <style:style style:name="Tabla366.A11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7" style:family="table">
      <style:table-properties style:width="17.198cm" fo:margin-left="-0.162cm" table:align="left" style:writing-mode="lr-tb"/>
    </style:style>
    <style:style style:name="Tabla367.A" style:family="table-column">
      <style:table-column-properties style:column-width="3.198cm"/>
    </style:style>
    <style:style style:name="Tabla367.B" style:family="table-column">
      <style:table-column-properties style:column-width="4.807cm"/>
    </style:style>
    <style:style style:name="Tabla367.C" style:family="table-column">
      <style:table-column-properties style:column-width="1.189cm"/>
    </style:style>
    <style:style style:name="Tabla367.D" style:family="table-column">
      <style:table-column-properties style:column-width="0.399cm"/>
    </style:style>
    <style:style style:name="Tabla367.E" style:family="table-column">
      <style:table-column-properties style:column-width="2.628cm"/>
    </style:style>
    <style:style style:name="Tabla367.F" style:family="table-column">
      <style:table-column-properties style:column-width="0.406cm"/>
    </style:style>
    <style:style style:name="Tabla367.G" style:family="table-column">
      <style:table-column-properties style:column-width="1.573cm"/>
    </style:style>
    <style:style style:name="Tabla367.H" style:family="table-column">
      <style:table-column-properties style:column-width="2.999cm"/>
    </style:style>
    <style:style style:name="Tabla367.1" style:family="table-row">
      <style:table-row-properties style:min-row-height="0.467cm" fo:keep-together="auto"/>
    </style:style>
    <style:style style:name="Tabla36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7.2" style:family="table-row">
      <style:table-row-properties style:min-row-height="0.515cm" fo:keep-together="auto"/>
    </style:style>
    <style:style style:name="Tabla36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8" style:family="table">
      <style:table-properties style:width="17.198cm" fo:margin-left="-0.162cm" table:align="left" style:writing-mode="lr-tb"/>
    </style:style>
    <style:style style:name="Tabla368.A" style:family="table-column">
      <style:table-column-properties style:column-width="17.198cm"/>
    </style:style>
    <style:style style:name="Tabla368.1" style:family="table-row">
      <style:table-row-properties fo:keep-together="auto"/>
    </style:style>
    <style:style style:name="Tabla3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9" style:family="table">
      <style:table-properties style:width="17.198cm" fo:margin-left="-0.162cm" table:align="left" style:writing-mode="lr-tb"/>
    </style:style>
    <style:style style:name="Tabla369.A" style:family="table-column">
      <style:table-column-properties style:column-width="17.198cm"/>
    </style:style>
    <style:style style:name="Tabla369.1" style:family="table-row">
      <style:table-row-properties fo:keep-together="auto"/>
    </style:style>
    <style:style style:name="Tabla3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0" style:family="table">
      <style:table-properties style:width="17.198cm" fo:margin-left="-0.162cm" table:align="left" style:writing-mode="lr-tb"/>
    </style:style>
    <style:style style:name="Tabla370.A" style:family="table-column">
      <style:table-column-properties style:column-width="0.917cm"/>
    </style:style>
    <style:style style:name="Tabla370.B" style:family="table-column">
      <style:table-column-properties style:column-width="6.706cm"/>
    </style:style>
    <style:style style:name="Tabla370.C" style:family="table-column">
      <style:table-column-properties style:column-width="0.914cm"/>
    </style:style>
    <style:style style:name="Tabla370.D" style:family="table-column">
      <style:table-column-properties style:column-width="8.661cm"/>
    </style:style>
    <style:style style:name="Tabla370.1" style:family="table-row">
      <style:table-row-properties fo:keep-together="always"/>
    </style:style>
    <style:style style:name="Tabla3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0.2" style:family="table-row">
      <style:table-row-properties fo:keep-together="auto"/>
    </style:style>
    <style:style style:name="Tabla37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1" style:family="table">
      <style:table-properties style:width="17.198cm" fo:margin-left="-0.162cm" table:align="left" style:writing-mode="lr-tb"/>
    </style:style>
    <style:style style:name="Tabla371.A" style:family="table-column">
      <style:table-column-properties style:column-width="0.917cm"/>
    </style:style>
    <style:style style:name="Tabla371.B" style:family="table-column">
      <style:table-column-properties style:column-width="3.784cm"/>
    </style:style>
    <style:style style:name="Tabla371.C" style:family="table-column">
      <style:table-column-properties style:column-width="3.836cm"/>
    </style:style>
    <style:style style:name="Tabla371.D" style:family="table-column">
      <style:table-column-properties style:column-width="3.166cm"/>
    </style:style>
    <style:style style:name="Tabla371.E" style:family="table-column">
      <style:table-column-properties style:column-width="5.495cm"/>
    </style:style>
    <style:style style:name="Tabla371.1" style:family="table-row">
      <style:table-row-properties fo:keep-together="always"/>
    </style:style>
    <style:style style:name="Tabla3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7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7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7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7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7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7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7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71.10" style:family="table-row">
      <style:table-row-properties style:min-row-height="0.534cm" fo:keep-together="always"/>
    </style:style>
    <style:style style:name="Tabla37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2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72.A" style:family="table-column">
      <style:table-column-properties style:column-width="3.307cm"/>
    </style:style>
    <style:style style:name="Tabla372.B" style:family="table-column">
      <style:table-column-properties style:column-width="4.895cm"/>
    </style:style>
    <style:style style:name="Tabla372.C" style:family="table-column">
      <style:table-column-properties style:column-width="0.991cm"/>
    </style:style>
    <style:style style:name="Tabla372.D" style:family="table-column">
      <style:table-column-properties style:column-width="0.707cm"/>
    </style:style>
    <style:style style:name="Tabla372.E" style:family="table-column">
      <style:table-column-properties style:column-width="2.725cm"/>
    </style:style>
    <style:style style:name="Tabla372.F" style:family="table-column">
      <style:table-column-properties style:column-width="0.185cm"/>
    </style:style>
    <style:style style:name="Tabla372.G" style:family="table-column">
      <style:table-column-properties style:column-width="1.896cm"/>
    </style:style>
    <style:style style:name="Tabla372.H" style:family="table-column">
      <style:table-column-properties style:column-width="2.491cm"/>
    </style:style>
    <style:style style:name="Tabla372.1" style:family="table-row">
      <style:table-row-properties style:min-row-height="0.467cm" fo:keep-together="auto"/>
    </style:style>
    <style:style style:name="Tabla37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2.2" style:family="table-row">
      <style:table-row-properties style:min-row-height="0.515cm" fo:keep-together="auto"/>
    </style:style>
    <style:style style:name="Tabla37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3" style:family="table">
      <style:table-properties style:width="17.198cm" fo:margin-left="-0.162cm" table:align="left" style:writing-mode="lr-tb"/>
    </style:style>
    <style:style style:name="Tabla373.A" style:family="table-column">
      <style:table-column-properties style:column-width="17.198cm"/>
    </style:style>
    <style:style style:name="Tabla373.1" style:family="table-row">
      <style:table-row-properties fo:keep-together="auto"/>
    </style:style>
    <style:style style:name="Tabla3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4" style:family="table">
      <style:table-properties style:width="17.198cm" fo:margin-left="-0.162cm" table:align="left" style:writing-mode="lr-tb"/>
    </style:style>
    <style:style style:name="Tabla374.A" style:family="table-column">
      <style:table-column-properties style:column-width="17.198cm"/>
    </style:style>
    <style:style style:name="Tabla374.1" style:family="table-row">
      <style:table-row-properties fo:keep-together="auto"/>
    </style:style>
    <style:style style:name="Tabla3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5" style:family="table">
      <style:table-properties style:width="17.184cm" fo:margin-left="-0.148cm" table:align="left" style:writing-mode="lr-tb"/>
    </style:style>
    <style:style style:name="Tabla375.A" style:family="table-column">
      <style:table-column-properties style:column-width="0.905cm"/>
    </style:style>
    <style:style style:name="Tabla375.B" style:family="table-column">
      <style:table-column-properties style:column-width="6.703cm"/>
    </style:style>
    <style:style style:name="Tabla375.C" style:family="table-column">
      <style:table-column-properties style:column-width="0.903cm"/>
    </style:style>
    <style:style style:name="Tabla375.D" style:family="table-column">
      <style:table-column-properties style:column-width="8.673cm"/>
    </style:style>
    <style:style style:name="Tabla375.1" style:family="table-row">
      <style:table-row-properties fo:keep-together="always"/>
    </style:style>
    <style:style style:name="Tabla3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5.2" style:family="table-row">
      <style:table-row-properties fo:keep-together="auto"/>
    </style:style>
    <style:style style:name="Tabla3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6" style:family="table">
      <style:table-properties style:width="17.198cm" fo:margin-left="-0.162cm" table:align="left" style:writing-mode="lr-tb"/>
    </style:style>
    <style:style style:name="Tabla376.A" style:family="table-column">
      <style:table-column-properties style:column-width="0.917cm"/>
    </style:style>
    <style:style style:name="Tabla376.B" style:family="table-column">
      <style:table-column-properties style:column-width="3.581cm"/>
    </style:style>
    <style:style style:name="Tabla376.C" style:family="table-column">
      <style:table-column-properties style:column-width="4.039cm"/>
    </style:style>
    <style:style style:name="Tabla376.D" style:family="table-column">
      <style:table-column-properties style:column-width="2.972cm"/>
    </style:style>
    <style:style style:name="Tabla376.E" style:family="table-column">
      <style:table-column-properties style:column-width="5.689cm"/>
    </style:style>
    <style:style style:name="Tabla376.1" style:family="table-row">
      <style:table-row-properties fo:keep-together="always"/>
    </style:style>
    <style:style style:name="Tabla3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6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6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76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7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7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7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6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76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76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76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76.10" style:family="table-row">
      <style:table-row-properties style:min-row-height="0.644cm" fo:keep-together="always"/>
    </style:style>
    <style:style style:name="Tabla376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7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77.A" style:family="table-column">
      <style:table-column-properties style:column-width="3.395cm"/>
    </style:style>
    <style:style style:name="Tabla377.B" style:family="table-column">
      <style:table-column-properties style:column-width="4.609cm"/>
    </style:style>
    <style:style style:name="Tabla377.C" style:family="table-column">
      <style:table-column-properties style:column-width="1.189cm"/>
    </style:style>
    <style:style style:name="Tabla377.D" style:family="table-column">
      <style:table-column-properties style:column-width="0.399cm"/>
    </style:style>
    <style:style style:name="Tabla377.E" style:family="table-column">
      <style:table-column-properties style:column-width="2.628cm"/>
    </style:style>
    <style:style style:name="Tabla377.F" style:family="table-column">
      <style:table-column-properties style:column-width="0.406cm"/>
    </style:style>
    <style:style style:name="Tabla377.G" style:family="table-column">
      <style:table-column-properties style:column-width="1.573cm"/>
    </style:style>
    <style:style style:name="Tabla377.H" style:family="table-column">
      <style:table-column-properties style:column-width="2.999cm"/>
    </style:style>
    <style:style style:name="Tabla377.1" style:family="table-row">
      <style:table-row-properties style:min-row-height="0.467cm" fo:keep-together="auto"/>
    </style:style>
    <style:style style:name="Tabla3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7.2" style:family="table-row">
      <style:table-row-properties style:min-row-height="0.515cm" fo:keep-together="auto"/>
    </style:style>
    <style:style style:name="Tabla3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8" style:family="table">
      <style:table-properties style:width="17.198cm" fo:margin-left="-0.162cm" table:align="left" style:writing-mode="lr-tb"/>
    </style:style>
    <style:style style:name="Tabla378.A" style:family="table-column">
      <style:table-column-properties style:column-width="17.198cm"/>
    </style:style>
    <style:style style:name="Tabla378.1" style:family="table-row">
      <style:table-row-properties fo:keep-together="auto"/>
    </style:style>
    <style:style style:name="Tabla3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9" style:family="table">
      <style:table-properties style:width="17.198cm" fo:margin-left="-0.162cm" table:align="left" style:writing-mode="lr-tb"/>
    </style:style>
    <style:style style:name="Tabla379.A" style:family="table-column">
      <style:table-column-properties style:column-width="17.198cm"/>
    </style:style>
    <style:style style:name="Tabla379.1" style:family="table-row">
      <style:table-row-properties fo:keep-together="auto"/>
    </style:style>
    <style:style style:name="Tabla3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0" style:family="table">
      <style:table-properties style:width="17.198cm" fo:margin-left="-0.162cm" table:align="left" style:writing-mode="lr-tb"/>
    </style:style>
    <style:style style:name="Tabla380.A" style:family="table-column">
      <style:table-column-properties style:column-width="0.917cm"/>
    </style:style>
    <style:style style:name="Tabla380.B" style:family="table-column">
      <style:table-column-properties style:column-width="6.706cm"/>
    </style:style>
    <style:style style:name="Tabla380.C" style:family="table-column">
      <style:table-column-properties style:column-width="0.914cm"/>
    </style:style>
    <style:style style:name="Tabla380.D" style:family="table-column">
      <style:table-column-properties style:column-width="8.661cm"/>
    </style:style>
    <style:style style:name="Tabla380.1" style:family="table-row">
      <style:table-row-properties fo:keep-together="always"/>
    </style:style>
    <style:style style:name="Tabla3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0.2" style:family="table-row">
      <style:table-row-properties fo:keep-together="auto"/>
    </style:style>
    <style:style style:name="Tabla3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1" style:family="table">
      <style:table-properties style:width="17.198cm" fo:margin-left="-0.162cm" table:align="left" style:writing-mode="lr-tb"/>
    </style:style>
    <style:style style:name="Tabla381.A" style:family="table-column">
      <style:table-column-properties style:column-width="0.917cm"/>
    </style:style>
    <style:style style:name="Tabla381.B" style:family="table-column">
      <style:table-column-properties style:column-width="3.784cm"/>
    </style:style>
    <style:style style:name="Tabla381.C" style:family="table-column">
      <style:table-column-properties style:column-width="3.836cm"/>
    </style:style>
    <style:style style:name="Tabla381.D" style:family="table-column">
      <style:table-column-properties style:column-width="3.26cm"/>
    </style:style>
    <style:style style:name="Tabla381.E" style:family="table-column">
      <style:table-column-properties style:column-width="5.401cm"/>
    </style:style>
    <style:style style:name="Tabla381.1" style:family="table-row">
      <style:table-row-properties fo:keep-together="always"/>
    </style:style>
    <style:style style:name="Tabla3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8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8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8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8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8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8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8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81.10" style:family="table-row">
      <style:table-row-properties style:min-row-height="0.649cm" fo:keep-together="always"/>
    </style:style>
    <style:style style:name="Tabla38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2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82.A" style:family="table-column">
      <style:table-column-properties style:column-width="3.307cm"/>
    </style:style>
    <style:style style:name="Tabla382.B" style:family="table-column">
      <style:table-column-properties style:column-width="4.983cm"/>
    </style:style>
    <style:style style:name="Tabla382.C" style:family="table-column">
      <style:table-column-properties style:column-width="0.903cm"/>
    </style:style>
    <style:style style:name="Tabla382.D" style:family="table-column">
      <style:table-column-properties style:column-width="0.596cm"/>
    </style:style>
    <style:style style:name="Tabla382.E" style:family="table-column">
      <style:table-column-properties style:column-width="2.431cm"/>
    </style:style>
    <style:style style:name="Tabla382.F" style:family="table-column">
      <style:table-column-properties style:column-width="0.406cm"/>
    </style:style>
    <style:style style:name="Tabla382.G" style:family="table-column">
      <style:table-column-properties style:column-width="1.464cm"/>
    </style:style>
    <style:style style:name="Tabla382.H" style:family="table-column">
      <style:table-column-properties style:column-width="3.108cm"/>
    </style:style>
    <style:style style:name="Tabla382.1" style:family="table-row">
      <style:table-row-properties style:min-row-height="0.467cm" fo:keep-together="auto"/>
    </style:style>
    <style:style style:name="Tabla3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2.2" style:family="table-row">
      <style:table-row-properties style:min-row-height="0.515cm" fo:keep-together="auto"/>
    </style:style>
    <style:style style:name="Tabla3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3" style:family="table">
      <style:table-properties style:width="17.198cm" fo:margin-left="-0.162cm" table:align="left" style:writing-mode="lr-tb"/>
    </style:style>
    <style:style style:name="Tabla383.A" style:family="table-column">
      <style:table-column-properties style:column-width="17.198cm"/>
    </style:style>
    <style:style style:name="Tabla383.1" style:family="table-row">
      <style:table-row-properties fo:keep-together="auto"/>
    </style:style>
    <style:style style:name="Tabla3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4" style:family="table">
      <style:table-properties style:width="17.198cm" fo:margin-left="-0.162cm" table:align="left" style:writing-mode="lr-tb"/>
    </style:style>
    <style:style style:name="Tabla384.A" style:family="table-column">
      <style:table-column-properties style:column-width="17.198cm"/>
    </style:style>
    <style:style style:name="Tabla384.1" style:family="table-row">
      <style:table-row-properties fo:keep-together="auto"/>
    </style:style>
    <style:style style:name="Tabla3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5" style:family="table">
      <style:table-properties style:width="17.198cm" fo:margin-left="-0.162cm" table:align="left" style:writing-mode="lr-tb"/>
    </style:style>
    <style:style style:name="Tabla385.A" style:family="table-column">
      <style:table-column-properties style:column-width="0.917cm"/>
    </style:style>
    <style:style style:name="Tabla385.B" style:family="table-column">
      <style:table-column-properties style:column-width="6.706cm"/>
    </style:style>
    <style:style style:name="Tabla385.C" style:family="table-column">
      <style:table-column-properties style:column-width="0.914cm"/>
    </style:style>
    <style:style style:name="Tabla385.D" style:family="table-column">
      <style:table-column-properties style:column-width="8.661cm"/>
    </style:style>
    <style:style style:name="Tabla385.1" style:family="table-row">
      <style:table-row-properties fo:keep-together="always"/>
    </style:style>
    <style:style style:name="Tabla3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5.2" style:family="table-row">
      <style:table-row-properties fo:keep-together="auto"/>
    </style:style>
    <style:style style:name="Tabla3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6" style:family="table">
      <style:table-properties style:width="17.198cm" fo:margin-left="-0.162cm" table:align="left" style:writing-mode="lr-tb"/>
    </style:style>
    <style:style style:name="Tabla386.A" style:family="table-column">
      <style:table-column-properties style:column-width="0.917cm"/>
    </style:style>
    <style:style style:name="Tabla386.B" style:family="table-column">
      <style:table-column-properties style:column-width="3.784cm"/>
    </style:style>
    <style:style style:name="Tabla386.C" style:family="table-column">
      <style:table-column-properties style:column-width="3.836cm"/>
    </style:style>
    <style:style style:name="Tabla386.D" style:family="table-column">
      <style:table-column-properties style:column-width="2.949cm"/>
    </style:style>
    <style:style style:name="Tabla386.E" style:family="table-column">
      <style:table-column-properties style:column-width="5.711cm"/>
    </style:style>
    <style:style style:name="Tabla386.1" style:family="table-row">
      <style:table-row-properties fo:keep-together="always"/>
    </style:style>
    <style:style style:name="Tabla3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6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6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86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86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6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6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86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8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8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8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8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86.8" style:family="table-row">
      <style:table-row-properties style:min-row-height="0.644cm" fo:keep-together="always"/>
    </style:style>
    <style:style style:name="Tabla386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7" style:family="table" style:master-page-name="">
      <style:table-properties style:width="17.198cm" fo:margin-left="-0.148cm" style:page-number="auto" fo:break-before="auto" fo:break-after="auto" table:align="left" style:writing-mode="lr-tb"/>
    </style:style>
    <style:style style:name="Tabla387.A" style:family="table-column">
      <style:table-column-properties style:column-width="3.198cm"/>
    </style:style>
    <style:style style:name="Tabla387.B" style:family="table-column">
      <style:table-column-properties style:column-width="4.807cm"/>
    </style:style>
    <style:style style:name="Tabla387.C" style:family="table-column">
      <style:table-column-properties style:column-width="1.168cm"/>
    </style:style>
    <style:style style:name="Tabla387.D" style:family="table-column">
      <style:table-column-properties style:column-width="0.617cm"/>
    </style:style>
    <style:style style:name="Tabla387.E" style:family="table-column">
      <style:table-column-properties style:column-width="2.404cm"/>
    </style:style>
    <style:style style:name="Tabla387.F" style:family="table-column">
      <style:table-column-properties style:column-width="0.418cm"/>
    </style:style>
    <style:style style:name="Tabla387.G" style:family="table-column">
      <style:table-column-properties style:column-width="1.588cm"/>
    </style:style>
    <style:style style:name="Tabla387.H" style:family="table-column">
      <style:table-column-properties style:column-width="2.999cm"/>
    </style:style>
    <style:style style:name="Tabla387.1" style:family="table-row">
      <style:table-row-properties style:min-row-height="0.467cm" fo:keep-together="auto"/>
    </style:style>
    <style:style style:name="Tabla38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7.2" style:family="table-row">
      <style:table-row-properties style:min-row-height="0.515cm" fo:keep-together="auto"/>
    </style:style>
    <style:style style:name="Tabla38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8" style:family="table">
      <style:table-properties style:width="17.198cm" fo:margin-left="-0.162cm" table:align="left" style:writing-mode="lr-tb"/>
    </style:style>
    <style:style style:name="Tabla388.A" style:family="table-column">
      <style:table-column-properties style:column-width="17.198cm"/>
    </style:style>
    <style:style style:name="Tabla388.1" style:family="table-row">
      <style:table-row-properties fo:keep-together="auto"/>
    </style:style>
    <style:style style:name="Tabla3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9" style:family="table">
      <style:table-properties style:width="17.198cm" fo:margin-left="-0.162cm" table:align="left" style:writing-mode="lr-tb"/>
    </style:style>
    <style:style style:name="Tabla389.A" style:family="table-column">
      <style:table-column-properties style:column-width="17.198cm"/>
    </style:style>
    <style:style style:name="Tabla389.1" style:family="table-row">
      <style:table-row-properties fo:keep-together="auto"/>
    </style:style>
    <style:style style:name="Tabla3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0" style:family="table">
      <style:table-properties style:width="17.198cm" fo:margin-left="-0.162cm" table:align="left" style:writing-mode="lr-tb"/>
    </style:style>
    <style:style style:name="Tabla390.A" style:family="table-column">
      <style:table-column-properties style:column-width="0.917cm"/>
    </style:style>
    <style:style style:name="Tabla390.B" style:family="table-column">
      <style:table-column-properties style:column-width="6.706cm"/>
    </style:style>
    <style:style style:name="Tabla390.C" style:family="table-column">
      <style:table-column-properties style:column-width="0.914cm"/>
    </style:style>
    <style:style style:name="Tabla390.D" style:family="table-column">
      <style:table-column-properties style:column-width="8.661cm"/>
    </style:style>
    <style:style style:name="Tabla390.1" style:family="table-row">
      <style:table-row-properties fo:keep-together="always"/>
    </style:style>
    <style:style style:name="Tabla3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0.2" style:family="table-row">
      <style:table-row-properties fo:keep-together="auto"/>
    </style:style>
    <style:style style:name="Tabla39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1" style:family="table">
      <style:table-properties style:width="17.198cm" fo:margin-left="-0.162cm" table:align="left" style:writing-mode="lr-tb"/>
    </style:style>
    <style:style style:name="Tabla391.A" style:family="table-column">
      <style:table-column-properties style:column-width="0.917cm"/>
    </style:style>
    <style:style style:name="Tabla391.B" style:family="table-column">
      <style:table-column-properties style:column-width="3.971cm"/>
    </style:style>
    <style:style style:name="Tabla391.C" style:family="table-column">
      <style:table-column-properties style:column-width="3.649cm"/>
    </style:style>
    <style:style style:name="Tabla391.D" style:family="table-column">
      <style:table-column-properties style:column-width="3.166cm"/>
    </style:style>
    <style:style style:name="Tabla391.E" style:family="table-column">
      <style:table-column-properties style:column-width="5.495cm"/>
    </style:style>
    <style:style style:name="Tabla391.1" style:family="table-row">
      <style:table-row-properties fo:keep-together="always"/>
    </style:style>
    <style:style style:name="Tabla3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9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9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9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9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9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9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9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91.10" style:family="table-row">
      <style:table-row-properties style:min-row-height="0.536cm" fo:keep-together="always"/>
    </style:style>
    <style:style style:name="Tabla39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2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92.A" style:family="table-column">
      <style:table-column-properties style:column-width="3.307cm"/>
    </style:style>
    <style:style style:name="Tabla392.B" style:family="table-column">
      <style:table-column-properties style:column-width="5.389cm"/>
    </style:style>
    <style:style style:name="Tabla392.C" style:family="table-column">
      <style:table-column-properties style:column-width="0.497cm"/>
    </style:style>
    <style:style style:name="Tabla392.D" style:family="table-column">
      <style:table-column-properties style:column-width="1.249cm"/>
    </style:style>
    <style:style style:name="Tabla392.E" style:family="table-column">
      <style:table-column-properties style:column-width="2.184cm"/>
    </style:style>
    <style:style style:name="Tabla392.F" style:family="table-column">
      <style:table-column-properties style:column-width="0.273cm"/>
    </style:style>
    <style:style style:name="Tabla392.G" style:family="table-column">
      <style:table-column-properties style:column-width="1.808cm"/>
    </style:style>
    <style:style style:name="Tabla392.H" style:family="table-column">
      <style:table-column-properties style:column-width="2.491cm"/>
    </style:style>
    <style:style style:name="Tabla392.1" style:family="table-row">
      <style:table-row-properties style:min-row-height="0.467cm" fo:keep-together="auto"/>
    </style:style>
    <style:style style:name="Tabla39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2.2" style:family="table-row">
      <style:table-row-properties style:min-row-height="0.515cm" fo:keep-together="auto"/>
    </style:style>
    <style:style style:name="Tabla39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3" style:family="table">
      <style:table-properties style:width="17.198cm" fo:margin-left="-0.162cm" table:align="left" style:writing-mode="lr-tb"/>
    </style:style>
    <style:style style:name="Tabla393.A" style:family="table-column">
      <style:table-column-properties style:column-width="17.198cm"/>
    </style:style>
    <style:style style:name="Tabla393.1" style:family="table-row">
      <style:table-row-properties fo:keep-together="auto"/>
    </style:style>
    <style:style style:name="Tabla3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4" style:family="table">
      <style:table-properties style:width="17.198cm" fo:margin-left="-0.162cm" table:align="left" style:writing-mode="lr-tb"/>
    </style:style>
    <style:style style:name="Tabla394.A" style:family="table-column">
      <style:table-column-properties style:column-width="17.198cm"/>
    </style:style>
    <style:style style:name="Tabla394.1" style:family="table-row">
      <style:table-row-properties fo:keep-together="auto"/>
    </style:style>
    <style:style style:name="Tabla3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5" style:family="table">
      <style:table-properties style:width="17.198cm" fo:margin-left="-0.162cm" table:align="left" style:writing-mode="lr-tb"/>
    </style:style>
    <style:style style:name="Tabla395.A" style:family="table-column">
      <style:table-column-properties style:column-width="0.917cm"/>
    </style:style>
    <style:style style:name="Tabla395.B" style:family="table-column">
      <style:table-column-properties style:column-width="6.706cm"/>
    </style:style>
    <style:style style:name="Tabla395.C" style:family="table-column">
      <style:table-column-properties style:column-width="0.914cm"/>
    </style:style>
    <style:style style:name="Tabla395.D" style:family="table-column">
      <style:table-column-properties style:column-width="8.661cm"/>
    </style:style>
    <style:style style:name="Tabla395.1" style:family="table-row">
      <style:table-row-properties fo:keep-together="always"/>
    </style:style>
    <style:style style:name="Tabla3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5.2" style:family="table-row">
      <style:table-row-properties fo:keep-together="auto"/>
    </style:style>
    <style:style style:name="Tabla39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6" style:family="table">
      <style:table-properties style:width="17.198cm" fo:margin-left="-0.162cm" table:align="left" style:writing-mode="lr-tb"/>
    </style:style>
    <style:style style:name="Tabla396.A" style:family="table-column">
      <style:table-column-properties style:column-width="0.917cm"/>
    </style:style>
    <style:style style:name="Tabla396.B" style:family="table-column">
      <style:table-column-properties style:column-width="3.971cm"/>
    </style:style>
    <style:style style:name="Tabla396.C" style:family="table-column">
      <style:table-column-properties style:column-width="3.649cm"/>
    </style:style>
    <style:style style:name="Tabla396.D" style:family="table-column">
      <style:table-column-properties style:column-width="3.073cm"/>
    </style:style>
    <style:style style:name="Tabla396.E" style:family="table-column">
      <style:table-column-properties style:column-width="5.588cm"/>
    </style:style>
    <style:style style:name="Tabla396.1" style:family="table-row">
      <style:table-row-properties fo:keep-together="always"/>
    </style:style>
    <style:style style:name="Tabla3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9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9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9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9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9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9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9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96.9" style:family="table-row">
      <style:table-row-properties style:min-row-height="0.446cm" fo:keep-together="always"/>
    </style:style>
    <style:style style:name="Tabla39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7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97.A" style:family="table-column">
      <style:table-column-properties style:column-width="3.307cm"/>
    </style:style>
    <style:style style:name="Tabla397.B" style:family="table-column">
      <style:table-column-properties style:column-width="4.586cm"/>
    </style:style>
    <style:style style:name="Tabla397.C" style:family="table-column">
      <style:table-column-properties style:column-width="1.3cm"/>
    </style:style>
    <style:style style:name="Tabla397.D" style:family="table-column">
      <style:table-column-properties style:column-width="0.508cm"/>
    </style:style>
    <style:style style:name="Tabla397.E" style:family="table-column">
      <style:table-column-properties style:column-width="2.492cm"/>
    </style:style>
    <style:style style:name="Tabla397.F" style:family="table-column">
      <style:table-column-properties style:column-width="0.432cm"/>
    </style:style>
    <style:style style:name="Tabla397.G" style:family="table-column">
      <style:table-column-properties style:column-width="1.464cm"/>
    </style:style>
    <style:style style:name="Tabla397.H" style:family="table-column">
      <style:table-column-properties style:column-width="3.108cm"/>
    </style:style>
    <style:style style:name="Tabla397.1" style:family="table-row">
      <style:table-row-properties style:min-row-height="0.467cm" fo:keep-together="auto"/>
    </style:style>
    <style:style style:name="Tabla39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7.2" style:family="table-row">
      <style:table-row-properties style:min-row-height="0.515cm" fo:keep-together="auto"/>
    </style:style>
    <style:style style:name="Tabla39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8" style:family="table">
      <style:table-properties style:width="17.198cm" fo:margin-left="-0.162cm" table:align="left" style:writing-mode="lr-tb"/>
    </style:style>
    <style:style style:name="Tabla398.A" style:family="table-column">
      <style:table-column-properties style:column-width="17.198cm"/>
    </style:style>
    <style:style style:name="Tabla398.1" style:family="table-row">
      <style:table-row-properties fo:keep-together="auto"/>
    </style:style>
    <style:style style:name="Tabla3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9" style:family="table">
      <style:table-properties style:width="17.198cm" fo:margin-left="-0.162cm" table:align="left" style:writing-mode="lr-tb"/>
    </style:style>
    <style:style style:name="Tabla399.A" style:family="table-column">
      <style:table-column-properties style:column-width="17.198cm"/>
    </style:style>
    <style:style style:name="Tabla399.1" style:family="table-row">
      <style:table-row-properties fo:keep-together="auto"/>
    </style:style>
    <style:style style:name="Tabla3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0" style:family="table">
      <style:table-properties style:width="17.198cm" fo:margin-left="-0.162cm" table:align="left" style:writing-mode="lr-tb"/>
    </style:style>
    <style:style style:name="Tabla400.A" style:family="table-column">
      <style:table-column-properties style:column-width="0.917cm"/>
    </style:style>
    <style:style style:name="Tabla400.B" style:family="table-column">
      <style:table-column-properties style:column-width="6.706cm"/>
    </style:style>
    <style:style style:name="Tabla400.C" style:family="table-column">
      <style:table-column-properties style:column-width="0.914cm"/>
    </style:style>
    <style:style style:name="Tabla400.D" style:family="table-column">
      <style:table-column-properties style:column-width="8.661cm"/>
    </style:style>
    <style:style style:name="Tabla400.1" style:family="table-row">
      <style:table-row-properties fo:keep-together="always"/>
    </style:style>
    <style:style style:name="Tabla4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0.2" style:family="table-row">
      <style:table-row-properties fo:keep-together="auto"/>
    </style:style>
    <style:style style:name="Tabla40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1" style:family="table">
      <style:table-properties style:width="17.198cm" fo:margin-left="-0.162cm" table:align="left" style:writing-mode="lr-tb"/>
    </style:style>
    <style:style style:name="Tabla401.A" style:family="table-column">
      <style:table-column-properties style:column-width="0.917cm"/>
    </style:style>
    <style:style style:name="Tabla401.B" style:family="table-column">
      <style:table-column-properties style:column-width="3.971cm"/>
    </style:style>
    <style:style style:name="Tabla401.C" style:family="table-column">
      <style:table-column-properties style:column-width="3.649cm"/>
    </style:style>
    <style:style style:name="Tabla401.D" style:family="table-column">
      <style:table-column-properties style:column-width="3.073cm"/>
    </style:style>
    <style:style style:name="Tabla401.E" style:family="table-column">
      <style:table-column-properties style:column-width="5.588cm"/>
    </style:style>
    <style:style style:name="Tabla401.1" style:family="table-row">
      <style:table-row-properties fo:keep-together="always"/>
    </style:style>
    <style:style style:name="Tabla4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1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1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01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0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0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0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0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0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0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01.9" style:family="table-row">
      <style:table-row-properties style:min-row-height="0.644cm" fo:keep-together="always"/>
    </style:style>
    <style:style style:name="Tabla401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2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402.A" style:family="table-column">
      <style:table-column-properties style:column-width="3.395cm"/>
    </style:style>
    <style:style style:name="Tabla402.B" style:family="table-column">
      <style:table-column-properties style:column-width="4.41cm"/>
    </style:style>
    <style:style style:name="Tabla402.C" style:family="table-column">
      <style:table-column-properties style:column-width="1.388cm"/>
    </style:style>
    <style:style style:name="Tabla402.D" style:family="table-column">
      <style:table-column-properties style:column-width="0.399cm"/>
    </style:style>
    <style:style style:name="Tabla402.E" style:family="table-column">
      <style:table-column-properties style:column-width="2.628cm"/>
    </style:style>
    <style:style style:name="Tabla402.F" style:family="table-column">
      <style:table-column-properties style:column-width="0.406cm"/>
    </style:style>
    <style:style style:name="Tabla402.G" style:family="table-column">
      <style:table-column-properties style:column-width="1.573cm"/>
    </style:style>
    <style:style style:name="Tabla402.H" style:family="table-column">
      <style:table-column-properties style:column-width="2.999cm"/>
    </style:style>
    <style:style style:name="Tabla402.1" style:family="table-row">
      <style:table-row-properties style:min-row-height="0.467cm" fo:keep-together="auto"/>
    </style:style>
    <style:style style:name="Tabla40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2.2" style:family="table-row">
      <style:table-row-properties style:min-row-height="0.515cm" fo:keep-together="auto"/>
    </style:style>
    <style:style style:name="Tabla40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3" style:family="table">
      <style:table-properties style:width="17.198cm" fo:margin-left="-0.162cm" table:align="left" style:writing-mode="lr-tb"/>
    </style:style>
    <style:style style:name="Tabla403.A" style:family="table-column">
      <style:table-column-properties style:column-width="17.198cm"/>
    </style:style>
    <style:style style:name="Tabla403.1" style:family="table-row">
      <style:table-row-properties fo:keep-together="auto"/>
    </style:style>
    <style:style style:name="Tabla4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4" style:family="table">
      <style:table-properties style:width="17.198cm" fo:margin-left="-0.162cm" table:align="left" style:writing-mode="lr-tb"/>
    </style:style>
    <style:style style:name="Tabla404.A" style:family="table-column">
      <style:table-column-properties style:column-width="17.198cm"/>
    </style:style>
    <style:style style:name="Tabla404.1" style:family="table-row">
      <style:table-row-properties fo:keep-together="auto"/>
    </style:style>
    <style:style style:name="Tabla4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5" style:family="table">
      <style:table-properties style:width="17.198cm" fo:margin-left="-0.162cm" table:align="left" style:writing-mode="lr-tb"/>
    </style:style>
    <style:style style:name="Tabla405.A" style:family="table-column">
      <style:table-column-properties style:column-width="0.917cm"/>
    </style:style>
    <style:style style:name="Tabla405.B" style:family="table-column">
      <style:table-column-properties style:column-width="6.706cm"/>
    </style:style>
    <style:style style:name="Tabla405.C" style:family="table-column">
      <style:table-column-properties style:column-width="0.914cm"/>
    </style:style>
    <style:style style:name="Tabla405.D" style:family="table-column">
      <style:table-column-properties style:column-width="8.661cm"/>
    </style:style>
    <style:style style:name="Tabla405.1" style:family="table-row">
      <style:table-row-properties fo:keep-together="always"/>
    </style:style>
    <style:style style:name="Tabla4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5.2" style:family="table-row">
      <style:table-row-properties fo:keep-together="auto"/>
    </style:style>
    <style:style style:name="Tabla40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6" style:family="table">
      <style:table-properties style:width="17.198cm" fo:margin-left="-0.162cm" table:align="left" style:writing-mode="lr-tb"/>
    </style:style>
    <style:style style:name="Tabla406.A" style:family="table-column">
      <style:table-column-properties style:column-width="0.917cm"/>
    </style:style>
    <style:style style:name="Tabla406.B" style:family="table-column">
      <style:table-column-properties style:column-width="3.78cm"/>
    </style:style>
    <style:style style:name="Tabla406.C" style:family="table-column">
      <style:table-column-properties style:column-width="3.84cm"/>
    </style:style>
    <style:style style:name="Tabla406.D" style:family="table-column">
      <style:table-column-properties style:column-width="2.972cm"/>
    </style:style>
    <style:style style:name="Tabla406.E" style:family="table-column">
      <style:table-column-properties style:column-width="5.689cm"/>
    </style:style>
    <style:style style:name="Tabla406.1" style:family="table-row">
      <style:table-row-properties fo:keep-together="always"/>
    </style:style>
    <style:style style:name="Tabla4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6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6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06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06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6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6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06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0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0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0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0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06.8" style:family="table-row">
      <style:table-row-properties style:min-row-height="0.503cm" fo:keep-together="always"/>
    </style:style>
    <style:style style:name="Tabla406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7" style:family="table" style:master-page-name="">
      <style:table-properties style:width="17.133cm" fo:margin-left="-0.162cm" style:page-number="auto" fo:break-before="auto" fo:break-after="auto" table:align="left" style:writing-mode="lr-tb"/>
    </style:style>
    <style:style style:name="Tabla407.A" style:family="table-column">
      <style:table-column-properties style:column-width="3.307cm"/>
    </style:style>
    <style:style style:name="Tabla407.B" style:family="table-column">
      <style:table-column-properties style:column-width="4.389cm"/>
    </style:style>
    <style:style style:name="Tabla407.C" style:family="table-column">
      <style:table-column-properties style:column-width="1.498cm"/>
    </style:style>
    <style:style style:name="Tabla407.D" style:family="table-column">
      <style:table-column-properties style:column-width="0.111cm"/>
    </style:style>
    <style:style style:name="Tabla407.E" style:family="table-column">
      <style:table-column-properties style:column-width="2.492cm"/>
    </style:style>
    <style:style style:name="Tabla407.F" style:family="table-column">
      <style:table-column-properties style:column-width="0.829cm"/>
    </style:style>
    <style:style style:name="Tabla407.G" style:family="table-column">
      <style:table-column-properties style:column-width="1.309cm"/>
    </style:style>
    <style:style style:name="Tabla407.H" style:family="table-column">
      <style:table-column-properties style:column-width="3.198cm"/>
    </style:style>
    <style:style style:name="Tabla407.1" style:family="table-row">
      <style:table-row-properties style:min-row-height="0.467cm" fo:keep-together="auto"/>
    </style:style>
    <style:style style:name="Tabla40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7.2" style:family="table-row">
      <style:table-row-properties style:min-row-height="0.515cm" fo:keep-together="auto"/>
    </style:style>
    <style:style style:name="Tabla40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8" style:family="table">
      <style:table-properties style:width="17.198cm" fo:margin-left="-0.162cm" table:align="left" style:writing-mode="lr-tb"/>
    </style:style>
    <style:style style:name="Tabla408.A" style:family="table-column">
      <style:table-column-properties style:column-width="17.198cm"/>
    </style:style>
    <style:style style:name="Tabla408.1" style:family="table-row">
      <style:table-row-properties fo:keep-together="auto"/>
    </style:style>
    <style:style style:name="Tabla4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9" style:family="table">
      <style:table-properties style:width="17.198cm" fo:margin-left="-0.162cm" table:align="left" style:writing-mode="lr-tb"/>
    </style:style>
    <style:style style:name="Tabla409.A" style:family="table-column">
      <style:table-column-properties style:column-width="17.198cm"/>
    </style:style>
    <style:style style:name="Tabla409.1" style:family="table-row">
      <style:table-row-properties fo:keep-together="auto"/>
    </style:style>
    <style:style style:name="Tabla4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0" style:family="table">
      <style:table-properties style:width="17.198cm" fo:margin-left="-0.162cm" table:align="left" style:writing-mode="lr-tb"/>
    </style:style>
    <style:style style:name="Tabla410.A" style:family="table-column">
      <style:table-column-properties style:column-width="0.917cm"/>
    </style:style>
    <style:style style:name="Tabla410.B" style:family="table-column">
      <style:table-column-properties style:column-width="6.706cm"/>
    </style:style>
    <style:style style:name="Tabla410.C" style:family="table-column">
      <style:table-column-properties style:column-width="0.914cm"/>
    </style:style>
    <style:style style:name="Tabla410.D" style:family="table-column">
      <style:table-column-properties style:column-width="8.661cm"/>
    </style:style>
    <style:style style:name="Tabla410.1" style:family="table-row">
      <style:table-row-properties fo:keep-together="always"/>
    </style:style>
    <style:style style:name="Tabla4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0.2" style:family="table-row">
      <style:table-row-properties fo:keep-together="auto"/>
    </style:style>
    <style:style style:name="Tabla41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1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1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1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1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1" style:family="table">
      <style:table-properties style:width="17.198cm" fo:margin-left="-0.162cm" table:align="left" style:writing-mode="lr-tb"/>
    </style:style>
    <style:style style:name="Tabla411.A" style:family="table-column">
      <style:table-column-properties style:column-width="0.917cm"/>
    </style:style>
    <style:style style:name="Tabla411.B" style:family="table-column">
      <style:table-column-properties style:column-width="3.784cm"/>
    </style:style>
    <style:style style:name="Tabla411.C" style:family="table-column">
      <style:table-column-properties style:column-width="3.836cm"/>
    </style:style>
    <style:style style:name="Tabla411.D" style:family="table-column">
      <style:table-column-properties style:column-width="3.26cm"/>
    </style:style>
    <style:style style:name="Tabla411.E" style:family="table-column">
      <style:table-column-properties style:column-width="5.401cm"/>
    </style:style>
    <style:style style:name="Tabla411.1" style:family="table-row">
      <style:table-row-properties fo:keep-together="always"/>
    </style:style>
    <style:style style:name="Tabla4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1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1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1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1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1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1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1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1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11.8" style:family="table-row">
      <style:table-row-properties style:min-row-height="0.63cm" fo:keep-together="always"/>
    </style:style>
    <style:style style:name="Tabla411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2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412.A" style:family="table-column">
      <style:table-column-properties style:column-width="3.307cm"/>
    </style:style>
    <style:style style:name="Tabla412.B" style:family="table-column">
      <style:table-column-properties style:column-width="5.389cm"/>
    </style:style>
    <style:style style:name="Tabla412.C" style:family="table-column">
      <style:table-column-properties style:column-width="0.497cm"/>
    </style:style>
    <style:style style:name="Tabla412.D" style:family="table-column">
      <style:table-column-properties style:column-width="1.249cm"/>
    </style:style>
    <style:style style:name="Tabla412.E" style:family="table-column">
      <style:table-column-properties style:column-width="2.184cm"/>
    </style:style>
    <style:style style:name="Tabla412.F" style:family="table-column">
      <style:table-column-properties style:column-width="0.185cm"/>
    </style:style>
    <style:style style:name="Tabla412.G" style:family="table-column">
      <style:table-column-properties style:column-width="1.984cm"/>
    </style:style>
    <style:style style:name="Tabla412.H" style:family="table-column">
      <style:table-column-properties style:column-width="2.402cm"/>
    </style:style>
    <style:style style:name="Tabla412.1" style:family="table-row">
      <style:table-row-properties style:min-row-height="0.467cm" fo:keep-together="auto"/>
    </style:style>
    <style:style style:name="Tabla4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2.2" style:family="table-row">
      <style:table-row-properties style:min-row-height="0.515cm" fo:keep-together="auto"/>
    </style:style>
    <style:style style:name="Tabla4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622d3" officeooo:paragraph-rsid="001622d3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622d3" officeooo:paragraph-rsid="001622d3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20pt" officeooo:rsid="001622d3" officeooo:paragraph-rsid="001622d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6pt" officeooo:rsid="001622d3" officeooo:paragraph-rsid="001622d3" style:font-size-asian="16pt" style:font-size-complex="16pt"/>
    </style:style>
    <style:style style:name="P5" style:family="paragraph" style:parent-style-name="Standard">
      <style:text-properties style:font-name="Comic Sans MS" fo:font-size="16pt" style:text-underline-style="solid" style:text-underline-width="auto" style:text-underline-color="font-color" officeooo:rsid="001622d3" officeooo:paragraph-rsid="001622d3" style:font-size-asian="16pt" style:font-size-complex="16pt"/>
    </style:style>
    <style:style style:name="P6" style:family="paragraph" style:parent-style-name="Standard">
      <style:text-properties style:font-name="Comic Sans MS" officeooo:rsid="00199e62" officeooo:paragraph-rsid="00199e62"/>
    </style:style>
    <style:style style:name="P7" style:family="paragraph" style:parent-style-name="Standard">
      <style:text-properties style:font-name="Comic Sans MS" officeooo:rsid="0019c221" officeooo:paragraph-rsid="0019c221"/>
    </style:style>
    <style:style style:name="P8" style:family="paragraph" style:parent-style-name="Standard">
      <style:text-properties style:font-name="Comic Sans MS" officeooo:rsid="001a83ad" officeooo:paragraph-rsid="001a83ad"/>
    </style:style>
    <style:style style:name="P9" style:family="paragraph" style:parent-style-name="Standard">
      <style:paragraph-properties style:snap-to-layout-grid="false"/>
      <style:text-properties style:font-name="Arial" officeooo:rsid="00040a82" officeooo:paragraph-rsid="001661da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paragraph-rsid="001661da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paragraph-rsid="00183822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paragraph-rsid="0019c221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paragraph-rsid="001a83ad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paragraph-rsid="001842b7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officeooo:rsid="000948aa" officeooo:paragraph-rsid="001661da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officeooo:paragraph-rsid="001661da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officeooo:paragraph-rsid="00183822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officeooo:paragraph-rsid="0019c221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officeooo:paragraph-rsid="001a83a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officeooo:paragraph-rsid="001842b7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officeooo:rsid="000b345f" officeooo:paragraph-rsid="001661da" style:font-name-complex="Arial"/>
    </style:style>
    <style:style style:name="P22" style:family="paragraph" style:parent-style-name="Standard">
      <style:paragraph-properties style:snap-to-layout-grid="false"/>
      <style:text-properties style:font-name="Arial" officeooo:rsid="0004c9b8" officeooo:paragraph-rsid="001661da" style:font-name-complex="Arial"/>
    </style:style>
    <style:style style:name="P23" style:family="paragraph" style:parent-style-name="Standard">
      <style:paragraph-properties style:snap-to-layout-grid="false"/>
      <style:text-properties style:font-name="Arial" officeooo:rsid="0004c9b8" officeooo:paragraph-rsid="00183822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officeooo:rsid="000dfb35" officeooo:paragraph-rsid="00183822" style:font-name-complex="Arial"/>
    </style:style>
    <style:style style:name="P25" style:family="paragraph" style:parent-style-name="Standard">
      <style:paragraph-properties style:snap-to-layout-grid="false"/>
      <style:text-properties style:font-name="Arial" officeooo:rsid="00022e84" officeooo:paragraph-rsid="0019c221" style:font-name-complex="Arial"/>
    </style:style>
    <style:style style:name="P26" style:family="paragraph" style:parent-style-name="Standard">
      <style:paragraph-properties style:snap-to-layout-grid="false"/>
      <style:text-properties style:font-name="Arial" officeooo:rsid="00022e84" officeooo:paragraph-rsid="001a83ad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officeooo:rsid="00060854" officeooo:paragraph-rsid="0019c221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officeooo:rsid="0007bc14" officeooo:paragraph-rsid="0019c221" style:font-name-complex="Arial"/>
    </style:style>
    <style:style style:name="P29" style:family="paragraph" style:parent-style-name="Standard">
      <style:paragraph-properties style:snap-to-layout-grid="false"/>
      <style:text-properties style:font-name="Arial" officeooo:rsid="0007bc14" officeooo:paragraph-rsid="0019c221" style:font-name-complex="Arial"/>
    </style:style>
    <style:style style:name="P30" style:family="paragraph" style:parent-style-name="Standard">
      <style:paragraph-properties style:snap-to-layout-grid="false"/>
      <style:text-properties style:font-name="Arial" officeooo:rsid="0004a4fb" officeooo:paragraph-rsid="0019c221" style:font-name-complex="Arial"/>
    </style:style>
    <style:style style:name="P31" style:family="paragraph" style:parent-style-name="Standard">
      <style:paragraph-properties style:snap-to-layout-grid="false"/>
      <style:text-properties style:font-name="Arial" officeooo:rsid="0009f9d7" officeooo:paragraph-rsid="0019c221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officeooo:rsid="000c4030" officeooo:paragraph-rsid="0019c221" style:font-name-complex="Arial"/>
    </style:style>
    <style:style style:name="P33" style:family="paragraph" style:parent-style-name="Standard">
      <style:paragraph-properties style:snap-to-layout-grid="false"/>
      <style:text-properties style:font-name="Arial" officeooo:rsid="000c4030" officeooo:paragraph-rsid="0019c221" style:font-name-complex="Arial"/>
    </style:style>
    <style:style style:name="P34" style:family="paragraph" style:parent-style-name="Standard">
      <style:paragraph-properties style:snap-to-layout-grid="false"/>
      <style:text-properties style:font-name="Arial" officeooo:rsid="00086684" officeooo:paragraph-rsid="0019c221" style:font-name-complex="Arial"/>
    </style:style>
    <style:style style:name="P35" style:family="paragraph" style:parent-style-name="Standard">
      <style:paragraph-properties style:snap-to-layout-grid="false"/>
      <style:text-properties style:font-name="Arial" officeooo:rsid="00086684" officeooo:paragraph-rsid="001a83ad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officeooo:rsid="000df540" officeooo:paragraph-rsid="0019c221" style:font-name-complex="Arial"/>
    </style:style>
    <style:style style:name="P37" style:family="paragraph" style:parent-style-name="Standard">
      <style:paragraph-properties style:snap-to-layout-grid="false"/>
      <style:text-properties style:font-name="Arial" officeooo:rsid="000df540" officeooo:paragraph-rsid="001a83ad" style:font-name-complex="Ari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Arial" officeooo:rsid="000f2b02" officeooo:paragraph-rsid="001a83ad" style:font-name-complex="Arial"/>
    </style:style>
    <style:style style:name="P39" style:family="paragraph" style:parent-style-name="Standard">
      <style:paragraph-properties style:snap-to-layout-grid="false"/>
      <style:text-properties style:font-name="Arial" officeooo:rsid="001f0196" officeooo:paragraph-rsid="001a83ad" style:font-name-complex="Arial"/>
    </style:style>
    <style:style style:name="P40" style:family="paragraph" style:parent-style-name="Standard">
      <style:paragraph-properties fo:text-align="justify" style:justify-single-word="false" style:snap-to-layout-grid="false"/>
      <style:text-properties style:font-name="Arial" officeooo:rsid="0021da73" officeooo:paragraph-rsid="001a83ad" style:font-name-complex="Arial"/>
    </style:style>
    <style:style style:name="P41" style:family="paragraph" style:parent-style-name="Standard">
      <style:paragraph-properties style:snap-to-layout-grid="false"/>
      <style:text-properties style:font-name="Arial" officeooo:rsid="001842b7" officeooo:paragraph-rsid="001842b7" style:font-name-complex="Arial"/>
    </style:style>
    <style:style style:name="P42" style:family="paragraph" style:parent-style-name="Standard">
      <style:paragraph-properties style:snap-to-layout-grid="false"/>
      <style:text-properties style:font-name="Arial" officeooo:rsid="00199e62" officeooo:paragraph-rsid="00199e62" style:font-name-complex="Arial"/>
    </style:style>
    <style:style style:name="P43" style:family="paragraph" style:parent-style-name="Standard">
      <style:text-properties style:font-name="Arial" fo:font-weight="bold" officeooo:paragraph-rsid="001661da" style:font-weight-asian="bold" style:font-name-complex="Arial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661da" style:font-weight-asian="bold" style:font-name-complex="Arial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83822" style:font-weight-asian="bold" style:font-name-complex="Arial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9c221" style:font-weight-asian="bold" style:font-name-complex="Arial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a83ad" style:font-weight-asian="bold" style:font-name-complex="Arial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842b7" style:font-weight-asian="bold" style:font-name-complex="Arial"/>
    </style:style>
    <style:style style:name="P4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661da" style:font-weight-asian="bold" style:font-name-complex="Arial"/>
    </style:style>
    <style:style style:name="P5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83822" style:font-weight-asian="bold" style:font-name-complex="Arial"/>
    </style:style>
    <style:style style:name="P5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9c221" style:font-weight-asian="bold" style:font-name-complex="Arial"/>
    </style:style>
    <style:style style:name="P52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a83ad" style:font-weight-asian="bold" style:font-name-complex="Arial"/>
    </style:style>
    <style:style style:name="P5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842b7" style:font-weight-asian="bold" style:font-name-complex="Arial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48aa" officeooo:paragraph-rsid="001661da" style:font-weight-asian="bold" style:font-name-complex="Arial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0120" officeooo:paragraph-rsid="001661da" style:font-weight-asian="bold" style:font-name-complex="Arial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345f" officeooo:paragraph-rsid="001661da" style:font-weight-asian="bold" style:font-name-complex="Arial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345f" officeooo:paragraph-rsid="00183822" style:font-weight-asian="bold" style:font-name-complex="Arial"/>
    </style:style>
    <style:style style:name="P58" style:family="paragraph" style:parent-style-name="Standard">
      <style:paragraph-properties style:snap-to-layout-grid="false"/>
      <style:text-properties style:font-name="Arial" fo:font-weight="bold" officeooo:paragraph-rsid="001661da" style:font-weight-asian="bold" style:font-name-complex="Arial"/>
    </style:style>
    <style:style style:name="P59" style:family="paragraph" style:parent-style-name="Standard">
      <style:paragraph-properties style:snap-to-layout-grid="false"/>
      <style:text-properties style:font-name="Arial" fo:font-weight="bold" officeooo:paragraph-rsid="00183822" style:font-weight-asian="bold" style:font-name-complex="Arial"/>
    </style:style>
    <style:style style:name="P60" style:family="paragraph" style:parent-style-name="Standard">
      <style:paragraph-properties style:snap-to-layout-grid="false"/>
      <style:text-properties style:font-name="Arial" fo:font-weight="bold" officeooo:paragraph-rsid="0019c221" style:font-weight-asian="bold" style:font-name-complex="Arial"/>
    </style:style>
    <style:style style:name="P61" style:family="paragraph" style:parent-style-name="Standard">
      <style:paragraph-properties style:snap-to-layout-grid="false"/>
      <style:text-properties style:font-name="Arial" fo:font-weight="bold" officeooo:paragraph-rsid="001a83ad" style:font-weight-asian="bold" style:font-name-complex="Arial"/>
    </style:style>
    <style:style style:name="P62" style:family="paragraph" style:parent-style-name="Standard">
      <style:paragraph-properties style:snap-to-layout-grid="false"/>
      <style:text-properties style:font-name="Arial" fo:font-weight="bold" officeooo:paragraph-rsid="001842b7" style:font-weight-asian="bold" style:font-name-complex="Arial"/>
    </style:style>
    <style:style style:name="P63" style:family="paragraph" style:parent-style-name="Standard">
      <style:text-properties style:font-name="Arial" fo:font-weight="bold" officeooo:paragraph-rsid="00183822" style:font-weight-asian="bold" style:font-name-complex="Arial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e233" officeooo:paragraph-rsid="00183822" style:font-weight-asian="bold" style:font-name-complex="Arial"/>
    </style:style>
    <style:style style:name="P6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fb35" officeooo:paragraph-rsid="00183822" style:font-weight-asian="bold" style:font-name-complex="Arial"/>
    </style:style>
    <style:style style:name="P66" style:family="paragraph" style:parent-style-name="Standard">
      <style:text-properties style:font-name="Arial" fo:font-weight="bold" officeooo:paragraph-rsid="0019c221" style:font-weight-asian="bold" style:font-name-complex="Arial"/>
    </style:style>
    <style:style style:name="P6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60854" officeooo:paragraph-rsid="0019c221" style:font-weight-asian="bold" style:font-name-complex="Arial"/>
    </style:style>
    <style:style style:name="P6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2b19" officeooo:paragraph-rsid="0019c221" style:font-weight-asian="bold" style:font-name-complex="Arial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bc14" officeooo:paragraph-rsid="0019c221" style:font-weight-asian="bold" style:font-name-complex="Arial"/>
    </style:style>
    <style:style style:name="P7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4030" officeooo:paragraph-rsid="0019c221" style:font-weight-asian="bold" style:font-name-complex="Arial"/>
    </style:style>
    <style:style style:name="P7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f540" officeooo:paragraph-rsid="0019c221" style:font-weight-asian="bold" style:font-name-complex="Arial"/>
    </style:style>
    <style:style style:name="P72" style:family="paragraph" style:parent-style-name="Standard">
      <style:text-properties style:font-name="Arial" fo:font-weight="bold" officeooo:paragraph-rsid="001a83ad" style:font-weight-asian="bold" style:font-name-complex="Arial"/>
    </style:style>
    <style:style style:name="P7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2b02" officeooo:paragraph-rsid="001a83ad" style:font-weight-asian="bold" style:font-name-complex="Arial"/>
    </style:style>
    <style:style style:name="P7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1da73" officeooo:paragraph-rsid="001a83ad" style:font-weight-asian="bold" style:font-name-complex="Arial"/>
    </style:style>
    <style:style style:name="P7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42b7" officeooo:paragraph-rsid="001842b7" style:font-weight-asian="bold" style:font-name-complex="Arial"/>
    </style:style>
    <style:style style:name="P76" style:family="paragraph" style:parent-style-name="Standard">
      <style:text-properties style:font-name="Arial" fo:font-weight="bold" officeooo:paragraph-rsid="001842b7" style:font-weight-asian="bold" style:font-name-complex="Arial"/>
    </style:style>
    <style:style style:name="P7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9c221" officeooo:paragraph-rsid="0019c221" style:font-weight-asian="bold" style:font-name-complex="Arial"/>
    </style:style>
    <style:style style:name="P78" style:family="paragraph" style:parent-style-name="Standard">
      <style:paragraph-properties style:snap-to-layout-grid="false"/>
      <style:text-properties style:font-name="Arial" fo:font-weight="normal" officeooo:rsid="00040a82" officeooo:paragraph-rsid="001661da" style:font-weight-asian="normal" style:font-name-complex="Arial" style:font-weight-complex="normal"/>
    </style:style>
    <style:style style:name="P79" style:family="paragraph" style:parent-style-name="Standard">
      <style:paragraph-properties style:snap-to-layout-grid="false"/>
      <style:text-properties style:font-name="Arial" fo:font-weight="normal" officeooo:rsid="000573c7" officeooo:paragraph-rsid="001661da" style:font-weight-asian="normal" style:font-name-complex="Arial" style:font-weight-complex="normal"/>
    </style:style>
    <style:style style:name="P80" style:family="paragraph" style:parent-style-name="Standard">
      <style:paragraph-properties style:snap-to-layout-grid="false"/>
      <style:text-properties style:font-name="Arial" fo:font-weight="normal" officeooo:rsid="00065e57" officeooo:paragraph-rsid="001661da" style:font-weight-asian="normal" style:font-name-complex="Arial" style:font-weight-complex="normal"/>
    </style:style>
    <style:style style:name="P8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48aa" officeooo:paragraph-rsid="001661da" style:font-weight-asian="normal" style:font-name-complex="Arial" style:font-weight-complex="normal"/>
    </style:style>
    <style:style style:name="P82" style:family="paragraph" style:parent-style-name="Standard">
      <style:paragraph-properties style:snap-to-layout-grid="false"/>
      <style:text-properties style:font-name="Arial" fo:font-weight="normal" officeooo:rsid="000948aa" officeooo:paragraph-rsid="00183822" style:font-weight-asian="normal" style:font-name-complex="Arial" style:font-weight-complex="normal"/>
    </style:style>
    <style:style style:name="P8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0120" officeooo:paragraph-rsid="001661da" style:font-weight-asian="normal" style:font-name-complex="Arial" style:font-weight-complex="normal"/>
    </style:style>
    <style:style style:name="P84" style:family="paragraph" style:parent-style-name="Standard">
      <style:paragraph-properties fo:text-align="justify" style:justify-single-word="false" style:snap-to-layout-grid="false">
        <style:tab-stops>
          <style:tab-stop style:position="10.019cm"/>
        </style:tab-stops>
      </style:paragraph-properties>
      <style:text-properties style:font-name="Arial" fo:font-weight="normal" officeooo:rsid="000a0120" officeooo:paragraph-rsid="001661da" style:font-weight-asian="normal" style:font-name-complex="Arial" style:font-weight-complex="normal"/>
    </style:style>
    <style:style style:name="P85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661da" style:font-weight-asian="normal" style:font-name-complex="Arial" style:font-weight-complex="normal"/>
    </style:style>
    <style:style style:name="P86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83822" style:font-weight-asian="normal" style:font-name-complex="Arial" style:font-weight-complex="normal"/>
    </style:style>
    <style:style style:name="P87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842b7" style:font-weight-asian="normal" style:font-name-complex="Arial" style:font-weight-complex="normal"/>
    </style:style>
    <style:style style:name="P88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9c221" style:font-weight-asian="normal" style:font-name-complex="Arial" style:font-weight-complex="normal"/>
    </style:style>
    <style:style style:name="P8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345f" officeooo:paragraph-rsid="001661da" style:font-weight-asian="normal" style:font-name-complex="Arial" style:font-weight-complex="normal"/>
    </style:style>
    <style:style style:name="P9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345f" officeooo:paragraph-rsid="00183822" style:font-weight-asian="normal" style:font-name-complex="Arial" style:font-weight-complex="normal"/>
    </style:style>
    <style:style style:name="P91" style:family="paragraph" style:parent-style-name="Standard">
      <style:paragraph-properties style:snap-to-layout-grid="false"/>
      <style:text-properties style:font-name="Arial" fo:font-weight="normal" officeooo:rsid="0004c9b8" officeooo:paragraph-rsid="001661da" style:font-weight-asian="normal" style:font-name-complex="Arial" style:font-weight-complex="normal"/>
    </style:style>
    <style:style style:name="P92" style:family="paragraph" style:parent-style-name="Standard">
      <style:paragraph-properties style:snap-to-layout-grid="false"/>
      <style:text-properties style:font-name="Arial" fo:font-weight="normal" officeooo:rsid="0004c9b8" officeooo:paragraph-rsid="00183822" style:font-weight-asian="normal" style:font-name-complex="Arial" style:font-weight-complex="normal"/>
    </style:style>
    <style:style style:name="P93" style:family="paragraph" style:parent-style-name="Standard">
      <style:paragraph-properties style:snap-to-layout-grid="false"/>
      <style:text-properties style:font-name="Arial" fo:font-weight="normal" officeooo:rsid="00083385" officeooo:paragraph-rsid="001661da" style:font-weight-asian="normal" style:font-name-complex="Arial" style:font-weight-complex="normal"/>
    </style:style>
    <style:style style:name="P9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e233" officeooo:paragraph-rsid="00183822" style:font-weight-asian="normal" style:font-name-complex="Arial" style:font-weight-complex="normal"/>
    </style:style>
    <style:style style:name="P9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b35" officeooo:paragraph-rsid="00183822" style:font-weight-asian="normal" style:font-name-complex="Arial" style:font-weight-complex="normal"/>
    </style:style>
    <style:style style:name="P96" style:family="paragraph" style:parent-style-name="Standard">
      <style:paragraph-properties style:snap-to-layout-grid="false"/>
      <style:text-properties style:font-name="Arial" fo:font-weight="normal" officeooo:rsid="00022e84" officeooo:paragraph-rsid="0019c221" style:font-weight-asian="normal" style:font-name-complex="Arial" style:font-weight-complex="normal"/>
    </style:style>
    <style:style style:name="P97" style:family="paragraph" style:parent-style-name="Standard">
      <style:paragraph-properties style:snap-to-layout-grid="false"/>
      <style:text-properties style:font-name="Arial" fo:font-weight="normal" officeooo:rsid="00022e84" officeooo:paragraph-rsid="001a83ad" style:font-weight-asian="normal" style:font-name-complex="Arial" style:font-weight-complex="normal"/>
    </style:style>
    <style:style style:name="P98" style:family="paragraph" style:parent-style-name="Standard">
      <style:paragraph-properties style:snap-to-layout-grid="false"/>
      <style:text-properties style:font-name="Arial" fo:font-weight="normal" officeooo:rsid="00060854" officeooo:paragraph-rsid="0019c221" style:font-weight-asian="normal" style:font-name-complex="Arial" style:font-weight-complex="normal"/>
    </style:style>
    <style:style style:name="P9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60854" officeooo:paragraph-rsid="0019c221" style:font-weight-asian="normal" style:font-name-complex="Arial" style:font-weight-complex="normal"/>
    </style:style>
    <style:style style:name="P10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2b19" officeooo:paragraph-rsid="0019c221" style:font-weight-asian="normal" style:font-name-complex="Arial" style:font-weight-complex="normal"/>
    </style:style>
    <style:style style:name="P101" style:family="paragraph" style:parent-style-name="Standard">
      <style:paragraph-properties style:snap-to-layout-grid="false"/>
      <style:text-properties style:font-name="Arial" fo:font-weight="normal" officeooo:rsid="00072b19" officeooo:paragraph-rsid="0019c221" style:font-weight-asian="normal" style:font-name-complex="Arial" style:font-weight-complex="normal"/>
    </style:style>
    <style:style style:name="P10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bc14" officeooo:paragraph-rsid="0019c221" style:font-weight-asian="normal" style:font-name-complex="Arial" style:font-weight-complex="normal"/>
    </style:style>
    <style:style style:name="P103" style:family="paragraph" style:parent-style-name="Standard">
      <style:paragraph-properties style:snap-to-layout-grid="false"/>
      <style:text-properties style:font-name="Arial" fo:font-weight="normal" officeooo:rsid="0007bc14" officeooo:paragraph-rsid="0019c221" style:font-weight-asian="normal" style:font-name-complex="Arial" style:font-weight-complex="normal"/>
    </style:style>
    <style:style style:name="P104" style:family="paragraph" style:parent-style-name="Standard">
      <style:paragraph-properties style:snap-to-layout-grid="false"/>
      <style:text-properties style:font-name="Arial" fo:font-weight="normal" officeooo:rsid="0004a4fb" officeooo:paragraph-rsid="0019c221" style:font-weight-asian="normal" style:font-name-complex="Arial" style:font-weight-complex="normal"/>
    </style:style>
    <style:style style:name="P105" style:family="paragraph" style:parent-style-name="Standard">
      <style:paragraph-properties style:snap-to-layout-grid="false"/>
      <style:text-properties style:font-name="Arial" fo:font-weight="normal" officeooo:rsid="0009f9d7" officeooo:paragraph-rsid="0019c221" style:font-weight-asian="normal" style:font-name-complex="Arial" style:font-weight-complex="normal"/>
    </style:style>
    <style:style style:name="P10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4030" officeooo:paragraph-rsid="0019c221" style:font-weight-asian="normal" style:font-name-complex="Arial" style:font-weight-complex="normal"/>
    </style:style>
    <style:style style:name="P107" style:family="paragraph" style:parent-style-name="Standard">
      <style:paragraph-properties style:snap-to-layout-grid="false"/>
      <style:text-properties style:font-name="Arial" fo:font-weight="normal" officeooo:rsid="000c4030" officeooo:paragraph-rsid="0019c221" style:font-weight-asian="normal" style:font-name-complex="Arial" style:font-weight-complex="normal"/>
    </style:style>
    <style:style style:name="P108" style:family="paragraph" style:parent-style-name="Standard">
      <style:paragraph-properties style:snap-to-layout-grid="false"/>
      <style:text-properties style:font-name="Arial" fo:font-weight="normal" officeooo:rsid="00086684" officeooo:paragraph-rsid="0019c221" style:font-weight-asian="normal" style:font-name-complex="Arial" style:font-weight-complex="normal"/>
    </style:style>
    <style:style style:name="P109" style:family="paragraph" style:parent-style-name="Standard">
      <style:paragraph-properties style:snap-to-layout-grid="false"/>
      <style:text-properties style:font-name="Arial" fo:font-weight="normal" officeooo:rsid="00086684" officeooo:paragraph-rsid="001a83ad" style:font-weight-asian="normal" style:font-name-complex="Arial" style:font-weight-complex="normal"/>
    </style:style>
    <style:style style:name="P110" style:family="paragraph" style:parent-style-name="Standard">
      <style:paragraph-properties style:snap-to-layout-grid="false"/>
      <style:text-properties style:font-name="Arial" fo:font-weight="normal" officeooo:rsid="000d65a8" officeooo:paragraph-rsid="0019c221" style:font-weight-asian="normal" style:font-name-complex="Arial" style:font-weight-complex="normal"/>
    </style:style>
    <style:style style:name="P11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540" officeooo:paragraph-rsid="0019c221" style:font-weight-asian="normal" style:font-name-complex="Arial" style:font-weight-complex="normal"/>
    </style:style>
    <style:style style:name="P11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540" officeooo:paragraph-rsid="001a83ad" style:font-weight-asian="normal" style:font-name-complex="Arial" style:font-weight-complex="normal"/>
    </style:style>
    <style:style style:name="P113" style:family="paragraph" style:parent-style-name="Standard">
      <style:paragraph-properties style:snap-to-layout-grid="false"/>
      <style:text-properties style:font-name="Arial" fo:font-weight="normal" officeooo:rsid="000df540" officeooo:paragraph-rsid="001a83ad" style:font-weight-asian="normal" style:font-name-complex="Arial" style:font-weight-complex="normal"/>
    </style:style>
    <style:style style:name="P11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2b02" officeooo:paragraph-rsid="001a83ad" style:font-weight-asian="normal" style:font-name-complex="Arial" style:font-weight-complex="normal"/>
    </style:style>
    <style:style style:name="P115" style:family="paragraph" style:parent-style-name="Standard">
      <style:paragraph-properties style:snap-to-layout-grid="false"/>
      <style:text-properties style:font-name="Arial" fo:font-weight="normal" officeooo:rsid="001f7b65" officeooo:paragraph-rsid="001a83ad" style:font-weight-asian="normal" style:font-name-complex="Arial" style:font-weight-complex="normal"/>
    </style:style>
    <style:style style:name="P116" style:family="paragraph" style:parent-style-name="Standard">
      <style:paragraph-properties style:snap-to-layout-grid="false"/>
      <style:text-properties style:font-name="Arial" fo:font-weight="normal" officeooo:rsid="001fee89" officeooo:paragraph-rsid="001a83ad" style:font-weight-asian="normal" style:font-name-complex="Arial" style:font-weight-complex="normal"/>
    </style:style>
    <style:style style:name="P117" style:family="paragraph" style:parent-style-name="Standard">
      <style:paragraph-properties style:snap-to-layout-grid="false"/>
      <style:text-properties style:font-name="Arial" fo:font-weight="normal" officeooo:rsid="000d95ea" officeooo:paragraph-rsid="001a83ad" style:font-weight-asian="normal" style:font-name-complex="Arial" style:font-weight-complex="normal"/>
    </style:style>
    <style:style style:name="P1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1da73" officeooo:paragraph-rsid="001a83ad" style:font-weight-asian="normal" style:font-name-complex="Arial" style:font-weight-complex="normal"/>
    </style:style>
    <style:style style:name="P11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a83ad" style:font-weight-asian="normal" style:font-name-complex="Arial" style:font-weight-complex="normal"/>
    </style:style>
    <style:style style:name="P120" style:family="paragraph" style:parent-style-name="Standard">
      <style:paragraph-properties style:snap-to-layout-grid="false"/>
      <style:text-properties style:font-name="Arial" fo:font-weight="normal" officeooo:paragraph-rsid="00183822" style:font-weight-asian="normal" style:font-name-complex="Arial" style:font-weight-complex="normal"/>
    </style:style>
    <style:style style:name="P121" style:family="paragraph" style:parent-style-name="Standard">
      <style:paragraph-properties style:snap-to-layout-grid="false"/>
      <style:text-properties style:font-name="Arial" fo:font-weight="normal" officeooo:paragraph-rsid="001842b7" style:font-weight-asian="normal" style:font-name-complex="Arial" style:font-weight-complex="normal"/>
    </style:style>
    <style:style style:name="P1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42b7" officeooo:paragraph-rsid="001842b7" style:font-weight-asian="normal" style:font-name-complex="Arial" style:font-weight-complex="normal"/>
    </style:style>
    <style:style style:name="P1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9c221" officeooo:paragraph-rsid="0019c221" style:font-weight-asian="normal" style:font-name-complex="Arial" style:font-weight-complex="normal"/>
    </style:style>
    <style:style style:name="P12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5e57" officeooo:paragraph-rsid="001661da" style:font-size-asian="12pt" style:font-name-complex="Arial"/>
    </style:style>
    <style:style style:name="P125" style:family="paragraph" style:parent-style-name="Standard">
      <style:text-properties style:font-name="Arial" fo:font-size="12pt" officeooo:paragraph-rsid="001661da" style:font-size-asian="12pt" style:font-name-complex="Arial"/>
    </style:style>
    <style:style style:name="P126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661da" style:font-size-asian="12pt" style:font-name-complex="Arial"/>
    </style:style>
    <style:style style:name="P127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83822" style:font-size-asian="12pt" style:font-name-complex="Arial"/>
    </style:style>
    <style:style style:name="P128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9c221" style:font-size-asian="12pt" style:font-name-complex="Arial"/>
    </style:style>
    <style:style style:name="P129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a83ad" style:font-size-asian="12pt" style:font-name-complex="Arial"/>
    </style:style>
    <style:style style:name="P130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842b7" style:font-size-asian="12pt" style:font-name-complex="Arial"/>
    </style:style>
    <style:style style:name="P13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83385" officeooo:paragraph-rsid="001661da" style:font-size-asian="12pt" style:font-name-complex="Arial"/>
    </style:style>
    <style:style style:name="P13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48aa" officeooo:paragraph-rsid="00183822" style:font-size-asian="12pt" style:font-name-complex="Arial"/>
    </style:style>
    <style:style style:name="P133" style:family="paragraph" style:parent-style-name="Standard">
      <style:text-properties style:font-name="Arial" fo:font-size="12pt" officeooo:paragraph-rsid="00183822" style:font-size-asian="12pt" style:font-name-complex="Arial"/>
    </style:style>
    <style:style style:name="P13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0854" officeooo:paragraph-rsid="0019c221" style:font-size-asian="12pt" style:font-name-complex="Arial"/>
    </style:style>
    <style:style style:name="P135" style:family="paragraph" style:parent-style-name="Standard">
      <style:text-properties style:font-name="Arial" fo:font-size="12pt" officeooo:paragraph-rsid="0019c221" style:font-size-asian="12pt" style:font-name-complex="Arial"/>
    </style:style>
    <style:style style:name="P13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7bc14" officeooo:paragraph-rsid="0019c221" style:font-size-asian="12pt" style:font-name-complex="Arial"/>
    </style:style>
    <style:style style:name="P13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f9d7" officeooo:paragraph-rsid="0019c221" style:font-size-asian="12pt" style:font-name-complex="Arial"/>
    </style:style>
    <style:style style:name="P13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bca1c" officeooo:paragraph-rsid="0019c221" style:font-size-asian="12pt" style:font-name-complex="Arial"/>
    </style:style>
    <style:style style:name="P13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4030" officeooo:paragraph-rsid="0019c221" style:font-size-asian="12pt" style:font-name-complex="Arial"/>
    </style:style>
    <style:style style:name="P14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65a8" officeooo:paragraph-rsid="0019c221" style:font-size-asian="12pt" style:font-name-complex="Arial"/>
    </style:style>
    <style:style style:name="P14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f540" officeooo:paragraph-rsid="001a83ad" style:font-size-asian="12pt" style:font-name-complex="Arial"/>
    </style:style>
    <style:style style:name="P142" style:family="paragraph" style:parent-style-name="Standard">
      <style:text-properties style:font-name="Arial" fo:font-size="12pt" officeooo:paragraph-rsid="001a83ad" style:font-size-asian="12pt" style:font-name-complex="Arial"/>
    </style:style>
    <style:style style:name="P14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ee89" officeooo:paragraph-rsid="001a83ad" style:font-size-asian="12pt" style:font-name-complex="Arial"/>
    </style:style>
    <style:style style:name="P14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1da73" officeooo:paragraph-rsid="001a83ad" style:font-size-asian="12pt" style:font-name-complex="Arial"/>
    </style:style>
    <style:style style:name="P145" style:family="paragraph" style:parent-style-name="Standard">
      <style:text-properties style:font-name="Arial" fo:font-size="12pt" officeooo:paragraph-rsid="001842b7" style:font-size-asian="12pt" style:font-name-complex="Arial"/>
    </style:style>
    <style:style style:name="P14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48aa" officeooo:paragraph-rsid="001661da" style:font-size-asian="12pt" style:font-weight-asian="bold" style:font-name-complex="Arial"/>
    </style:style>
    <style:style style:name="P14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661da" style:font-size-asian="12pt" style:font-weight-asian="bold" style:font-name-complex="Arial"/>
    </style:style>
    <style:style style:name="P14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83822" style:font-size-asian="12pt" style:font-weight-asian="bold" style:font-name-complex="Arial"/>
    </style:style>
    <style:style style:name="P14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9c221" style:font-size-asian="12pt" style:font-weight-asian="bold" style:font-name-complex="Arial"/>
    </style:style>
    <style:style style:name="P15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a83ad" style:font-size-asian="12pt" style:font-weight-asian="bold" style:font-name-complex="Arial"/>
    </style:style>
    <style:style style:name="P15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842b7" style:font-size-asian="12pt" style:font-weight-asian="bold" style:font-name-complex="Arial"/>
    </style:style>
    <style:style style:name="P15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0120" officeooo:paragraph-rsid="001661da" style:font-size-asian="12pt" style:font-weight-asian="bold" style:font-name-complex="Arial"/>
    </style:style>
    <style:style style:name="P15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345f" officeooo:paragraph-rsid="001661da" style:font-size-asian="12pt" style:font-weight-asian="bold" style:font-name-complex="Arial"/>
    </style:style>
    <style:style style:name="P15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345f" officeooo:paragraph-rsid="00183822" style:font-size-asian="12pt" style:font-weight-asian="bold" style:font-name-complex="Arial"/>
    </style:style>
    <style:style style:name="P15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e233" officeooo:paragraph-rsid="00183822" style:font-size-asian="12pt" style:font-weight-asian="bold" style:font-name-complex="Arial"/>
    </style:style>
    <style:style style:name="P15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b35" officeooo:paragraph-rsid="00183822" style:font-size-asian="12pt" style:font-weight-asian="bold" style:font-name-complex="Arial"/>
    </style:style>
    <style:style style:name="P15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60854" officeooo:paragraph-rsid="0019c221" style:font-size-asian="12pt" style:font-weight-asian="bold" style:font-name-complex="Arial"/>
    </style:style>
    <style:style style:name="P15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2b19" officeooo:paragraph-rsid="0019c221" style:font-size-asian="12pt" style:font-weight-asian="bold" style:font-name-complex="Arial"/>
    </style:style>
    <style:style style:name="P15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bc14" officeooo:paragraph-rsid="0019c221" style:font-size-asian="12pt" style:font-weight-asian="bold" style:font-name-complex="Arial"/>
    </style:style>
    <style:style style:name="P16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9c221" style:font-size-asian="12pt" style:font-weight-asian="bold" style:font-name-complex="Arial" style:font-weight-complex="bold"/>
    </style:style>
    <style:style style:name="P16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4030" officeooo:paragraph-rsid="0019c221" style:font-size-asian="12pt" style:font-weight-asian="bold" style:font-name-complex="Arial"/>
    </style:style>
    <style:style style:name="P16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540" officeooo:paragraph-rsid="0019c221" style:font-size-asian="12pt" style:font-weight-asian="bold" style:font-name-complex="Arial"/>
    </style:style>
    <style:style style:name="P16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540" officeooo:paragraph-rsid="001a83ad" style:font-size-asian="12pt" style:font-weight-asian="bold" style:font-name-complex="Arial"/>
    </style:style>
    <style:style style:name="P16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da73" officeooo:paragraph-rsid="001a83ad" style:font-size-asian="12pt" style:font-weight-asian="bold" style:font-name-complex="Arial"/>
    </style:style>
    <style:style style:name="P16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83ad" officeooo:paragraph-rsid="001a83ad" style:font-size-asian="12pt" style:font-weight-asian="bold" style:font-name-complex="Arial"/>
    </style:style>
    <style:style style:name="P166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paragraph-rsid="00183822" style:font-size-asian="12pt" style:font-weight-asian="bold" style:font-name-complex="Arial"/>
    </style:style>
    <style:style style:name="P167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paragraph-rsid="001842b7" style:font-size-asian="12pt" style:font-weight-asian="bold" style:font-name-complex="Arial"/>
    </style:style>
    <style:style style:name="P16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42b7" officeooo:paragraph-rsid="001842b7" style:font-size-asian="12pt" style:font-weight-asian="bold" style:font-name-complex="Arial"/>
    </style:style>
    <style:style style:name="P16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9c221" officeooo:paragraph-rsid="0019c221" style:font-size-asian="12pt" style:font-weight-asian="bold" style:font-name-complex="Arial"/>
    </style:style>
    <style:style style:name="P170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paragraph-rsid="001842b7" style:font-size-asian="12pt" style:font-weight-asian="normal" style:font-name-complex="Arial" style:font-weight-complex="normal"/>
    </style:style>
    <style:style style:name="P171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paragraph-rsid="0019c221" style:font-size-asian="12pt" style:font-weight-asian="normal" style:font-name-complex="Arial" style:font-weight-complex="normal"/>
    </style:style>
    <style:style style:name="P172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1842b7" officeooo:paragraph-rsid="001842b7" style:font-size-asian="12pt" style:font-weight-asian="normal" style:font-name-complex="Arial" style:font-weight-complex="normal"/>
    </style:style>
    <style:style style:name="P173" style:family="paragraph" style:parent-style-name="Standard">
      <style:text-properties style:font-name="Arial" officeooo:rsid="000b345f" officeooo:paragraph-rsid="001661da"/>
    </style:style>
    <style:style style:name="P174" style:family="paragraph" style:parent-style-name="Standard">
      <style:paragraph-properties fo:text-align="justify" style:justify-single-word="false" style:snap-to-layout-grid="false"/>
      <style:text-properties style:font-name="Arial" officeooo:rsid="000ce233" officeooo:paragraph-rsid="00183822"/>
    </style:style>
    <style:style style:name="P175" style:family="paragraph" style:parent-style-name="Standard">
      <style:text-properties officeooo:paragraph-rsid="001661da"/>
    </style:style>
    <style:style style:name="P176" style:family="paragraph" style:parent-style-name="Standard">
      <style:text-properties officeooo:paragraph-rsid="00183822"/>
    </style:style>
    <style:style style:name="P177" style:family="paragraph" style:parent-style-name="Standard">
      <style:paragraph-properties style:snap-to-layout-grid="false"/>
      <style:text-properties officeooo:paragraph-rsid="00183822"/>
    </style:style>
    <style:style style:name="P178" style:family="paragraph" style:parent-style-name="Standard">
      <style:text-properties officeooo:paragraph-rsid="001842b7"/>
    </style:style>
    <style:style style:name="P179" style:family="paragraph" style:parent-style-name="Standard">
      <style:text-properties officeooo:paragraph-rsid="0019c221"/>
    </style:style>
    <style:style style:name="P180" style:family="paragraph" style:parent-style-name="Standard">
      <style:text-properties officeooo:paragraph-rsid="001a83ad"/>
    </style:style>
    <style:style style:name="P18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622d3" officeooo:paragraph-rsid="001622d3"/>
    </style:style>
    <style:style style:name="P182" style:family="paragraph" style:parent-style-name="Heading_20_2">
      <style:text-properties officeooo:paragraph-rsid="001661da"/>
    </style:style>
    <style:style style:name="P183" style:family="paragraph" style:parent-style-name="Heading_20_2">
      <style:text-properties officeooo:paragraph-rsid="00183822"/>
    </style:style>
    <style:style style:name="P184" style:family="paragraph" style:parent-style-name="Heading_20_2">
      <style:text-properties officeooo:paragraph-rsid="001842b7"/>
    </style:style>
    <style:style style:name="P185" style:family="paragraph" style:parent-style-name="Heading_20_2">
      <style:text-properties officeooo:paragraph-rsid="0019c221"/>
    </style:style>
    <style:style style:name="P186" style:family="paragraph" style:parent-style-name="Heading_20_2">
      <style:text-properties officeooo:paragraph-rsid="001a83ad"/>
    </style:style>
    <style:style style:name="P187" style:family="paragraph" style:parent-style-name="Heading_20_2">
      <style:text-properties officeooo:paragraph-rsid="001b0bf1"/>
    </style:style>
    <style:style style:name="P188" style:family="paragraph" style:parent-style-name="Heading_20_2">
      <style:text-properties officeooo:paragraph-rsid="001bdabf"/>
    </style:style>
    <style:style style:name="P189" style:family="paragraph" style:parent-style-name="Heading_20_2">
      <style:text-properties officeooo:paragraph-rsid="001c36ae"/>
    </style:style>
    <style:style style:name="P190" style:family="paragraph" style:parent-style-name="Heading_20_2">
      <style:text-properties officeooo:paragraph-rsid="00204efc"/>
    </style:style>
    <style:style style:name="P191" style:family="paragraph" style:parent-style-name="Heading_20_2">
      <style:text-properties fo:font-style="normal" officeooo:paragraph-rsid="00204efc" style:font-style-asian="normal" style:font-style-complex="normal"/>
    </style:style>
    <style:style style:name="P192" style:family="paragraph" style:parent-style-name="Heading_20_1">
      <style:text-properties officeooo:paragraph-rsid="001661da"/>
    </style:style>
    <style:style style:name="P193" style:family="paragraph" style:parent-style-name="Heading_20_1">
      <style:text-properties officeooo:paragraph-rsid="00183822"/>
    </style:style>
    <style:style style:name="P194" style:family="paragraph" style:parent-style-name="Heading_20_1">
      <style:text-properties officeooo:paragraph-rsid="001842b7"/>
    </style:style>
    <style:style style:name="P195" style:family="paragraph" style:parent-style-name="Heading_20_1">
      <style:text-properties officeooo:paragraph-rsid="0019c221"/>
    </style:style>
    <style:style style:name="P196" style:family="paragraph" style:parent-style-name="Heading_20_1">
      <style:text-properties officeooo:paragraph-rsid="001a83ad"/>
    </style:style>
    <style:style style:name="P197" style:family="paragraph" style:parent-style-name="Heading_20_1">
      <style:text-properties officeooo:paragraph-rsid="001b0bf1"/>
    </style:style>
    <style:style style:name="P198" style:family="paragraph" style:parent-style-name="Heading_20_1">
      <style:text-properties officeooo:paragraph-rsid="001bdabf"/>
    </style:style>
    <style:style style:name="P199" style:family="paragraph" style:parent-style-name="Heading_20_1">
      <style:text-properties officeooo:paragraph-rsid="001c36ae"/>
    </style:style>
    <style:style style:name="P200" style:family="paragraph" style:parent-style-name="Heading_20_1">
      <style:text-properties officeooo:paragraph-rsid="001c8ee4"/>
    </style:style>
    <style:style style:name="P201" style:family="paragraph" style:parent-style-name="Heading_20_1">
      <style:text-properties officeooo:paragraph-rsid="001ce6df"/>
    </style:style>
    <style:style style:name="P202" style:family="paragraph" style:parent-style-name="Heading_20_1">
      <style:text-properties officeooo:paragraph-rsid="001e5ede"/>
    </style:style>
    <style:style style:name="P203" style:family="paragraph" style:parent-style-name="Heading_20_1">
      <style:text-properties officeooo:paragraph-rsid="001ffd84"/>
    </style:style>
    <style:style style:name="P204" style:family="paragraph" style:parent-style-name="Heading_20_1">
      <style:text-properties officeooo:paragraph-rsid="00204205"/>
    </style:style>
    <style:style style:name="P205" style:family="paragraph" style:parent-style-name="Heading_20_1">
      <style:text-properties fo:font-size="12pt" officeooo:paragraph-rsid="00204efc" style:font-size-asian="12pt"/>
    </style:style>
    <style:style style:name="P206" style:family="paragraph" style:parent-style-name="Heading_20_1">
      <style:text-properties officeooo:paragraph-rsid="00204efc"/>
    </style:style>
    <style:style style:name="P207" style:family="paragraph" style:parent-style-name="Heading_20_1">
      <style:text-properties fo:font-style="normal" officeooo:paragraph-rsid="00204efc" style:font-style-asian="normal" style:font-style-complex="normal"/>
    </style:style>
    <style:style style:name="P208" style:family="paragraph" style:parent-style-name="Heading_20_1">
      <style:text-properties officeooo:paragraph-rsid="002162f4"/>
    </style:style>
    <style:style style:name="P209" style:family="paragraph" style:parent-style-name="Heading_20_1">
      <style:text-properties officeooo:paragraph-rsid="00233a60"/>
    </style:style>
    <style:style style:name="P210" style:family="paragraph" style:parent-style-name="Text_20_body" style:master-page-name="">
      <style:paragraph-properties style:page-number="auto" fo:break-before="auto" fo:break-after="auto"/>
    </style:style>
    <style:style style:name="P211" style:family="paragraph" style:parent-style-name="Standard">
      <style:text-properties style:font-name="Comic Sans MS" fo:font-size="14pt" officeooo:rsid="001661da" officeooo:paragraph-rsid="001661da" style:font-size-asian="14pt" style:font-size-complex="14pt"/>
    </style:style>
    <style:style style:name="P212" style:family="paragraph" style:parent-style-name="Standard">
      <style:text-properties style:font-name="Comic Sans MS" fo:font-size="12pt" officeooo:rsid="00199e62" officeooo:paragraph-rsid="00199e62" style:font-size-asian="10.5pt" style:font-size-complex="12pt"/>
    </style:style>
    <style:style style:name="P213" style:family="paragraph" style:parent-style-name="Standard">
      <style:text-properties style:font-name="Comic Sans MS" officeooo:rsid="001b0bf1" officeooo:paragraph-rsid="001b0bf1"/>
    </style:style>
    <style:style style:name="P214" style:family="paragraph" style:parent-style-name="Standard">
      <style:text-properties style:font-name="Comic Sans MS" officeooo:rsid="001b0bf1" officeooo:paragraph-rsid="00204205"/>
    </style:style>
    <style:style style:name="P215" style:family="paragraph" style:parent-style-name="Standard">
      <style:paragraph-properties style:snap-to-layout-grid="false"/>
      <style:text-properties style:font-name="Arial" officeooo:paragraph-rsid="00183822" style:font-name-complex="Arial"/>
    </style:style>
    <style:style style:name="P216" style:family="paragraph" style:parent-style-name="Standard">
      <style:paragraph-properties style:snap-to-layout-grid="false"/>
      <style:text-properties style:font-name="Arial" officeooo:paragraph-rsid="001b0bf1" style:font-name-complex="Arial"/>
    </style:style>
    <style:style style:name="P217" style:family="paragraph" style:parent-style-name="Standard">
      <style:paragraph-properties style:snap-to-layout-grid="false"/>
      <style:text-properties style:font-name="Arial" officeooo:paragraph-rsid="001bdabf" style:font-name-complex="Arial"/>
    </style:style>
    <style:style style:name="P218" style:family="paragraph" style:parent-style-name="Standard">
      <style:paragraph-properties style:snap-to-layout-grid="false"/>
      <style:text-properties style:font-name="Arial" officeooo:paragraph-rsid="001c36ae" style:font-name-complex="Arial"/>
    </style:style>
    <style:style style:name="P219" style:family="paragraph" style:parent-style-name="Standard">
      <style:paragraph-properties style:snap-to-layout-grid="false"/>
      <style:text-properties style:font-name="Arial" officeooo:rsid="001f0196" officeooo:paragraph-rsid="001b0bf1" style:font-name-complex="Arial"/>
    </style:style>
    <style:style style:name="P220" style:family="paragraph" style:parent-style-name="Standard">
      <style:paragraph-properties style:snap-to-layout-grid="false"/>
      <style:text-properties style:font-name="Arial" officeooo:rsid="00022e84" officeooo:paragraph-rsid="001b0bf1" style:font-name-complex="Arial"/>
    </style:style>
    <style:style style:name="P221" style:family="paragraph" style:parent-style-name="Standard">
      <style:paragraph-properties style:snap-to-layout-grid="false"/>
      <style:text-properties style:font-name="Arial" officeooo:rsid="00022e84" officeooo:paragraph-rsid="001bdabf" style:font-name-complex="Arial"/>
    </style:style>
    <style:style style:name="P222" style:family="paragraph" style:parent-style-name="Standard">
      <style:paragraph-properties style:snap-to-layout-grid="false"/>
      <style:text-properties style:font-name="Arial" officeooo:rsid="00022e84" officeooo:paragraph-rsid="001c36ae" style:font-name-complex="Arial"/>
    </style:style>
    <style:style style:name="P223" style:family="paragraph" style:parent-style-name="Standard">
      <style:paragraph-properties fo:text-align="justify" style:justify-single-word="false" style:snap-to-layout-grid="false"/>
      <style:text-properties style:font-name="Arial" officeooo:paragraph-rsid="001b0bf1" style:font-name-complex="Arial"/>
    </style:style>
    <style:style style:name="P224" style:family="paragraph" style:parent-style-name="Standard">
      <style:paragraph-properties fo:text-align="justify" style:justify-single-word="false" style:snap-to-layout-grid="false"/>
      <style:text-properties style:font-name="Arial" officeooo:paragraph-rsid="001bdabf" style:font-name-complex="Arial"/>
    </style:style>
    <style:style style:name="P225" style:family="paragraph" style:parent-style-name="Standard">
      <style:paragraph-properties fo:text-align="justify" style:justify-single-word="false" style:snap-to-layout-grid="false"/>
      <style:text-properties style:font-name="Arial" officeooo:paragraph-rsid="001c36ae" style:font-name-complex="Arial"/>
    </style:style>
    <style:style style:name="P226" style:family="paragraph" style:parent-style-name="Standard">
      <style:paragraph-properties fo:text-align="justify" style:justify-single-word="false"/>
      <style:text-properties style:font-name="Arial" officeooo:paragraph-rsid="001c36ae" style:font-name-complex="Arial"/>
    </style:style>
    <style:style style:name="P227" style:family="paragraph" style:parent-style-name="Standard">
      <style:paragraph-properties fo:text-align="justify" style:justify-single-word="false"/>
      <style:text-properties style:font-name="Arial" officeooo:paragraph-rsid="00204efc" style:font-name-complex="Arial"/>
    </style:style>
    <style:style style:name="P228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b0bf1" style:font-name-complex="Arial"/>
    </style:style>
    <style:style style:name="P229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bdabf" style:font-name-complex="Arial"/>
    </style:style>
    <style:style style:name="P230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c36ae" style:font-name-complex="Arial"/>
    </style:style>
    <style:style style:name="P231" style:family="paragraph" style:parent-style-name="Standard">
      <style:paragraph-properties fo:text-align="justify" style:justify-single-word="false" style:snap-to-layout-grid="false"/>
      <style:text-properties style:font-name="Arial" officeooo:rsid="00235d62" officeooo:paragraph-rsid="001b0bf1" style:font-name-complex="Arial"/>
    </style:style>
    <style:style style:name="P232" style:family="paragraph" style:parent-style-name="Standard">
      <style:paragraph-properties style:snap-to-layout-grid="false"/>
      <style:text-properties style:font-name="Arial" officeooo:rsid="001f04df" officeooo:paragraph-rsid="001bdabf" style:font-name-complex="Arial"/>
    </style:style>
    <style:style style:name="P233" style:family="paragraph" style:parent-style-name="Standard">
      <style:paragraph-properties fo:text-align="justify" style:justify-single-word="false" style:snap-to-layout-grid="false"/>
      <style:text-properties style:font-name="Arial" officeooo:rsid="0024cba4" officeooo:paragraph-rsid="001bdabf" style:font-name-complex="Arial"/>
    </style:style>
    <style:style style:name="P234" style:family="paragraph" style:parent-style-name="Standard">
      <style:paragraph-properties style:snap-to-layout-grid="false"/>
      <style:text-properties style:font-name="Arial" officeooo:rsid="002017c1" officeooo:paragraph-rsid="001bdabf" style:font-name-complex="Arial"/>
    </style:style>
    <style:style style:name="P235" style:family="paragraph" style:parent-style-name="Standard">
      <style:paragraph-properties fo:text-align="justify" style:justify-single-word="false" style:snap-to-layout-grid="false"/>
      <style:text-properties style:font-name="Arial" officeooo:rsid="00286054" officeooo:paragraph-rsid="001bdabf" style:font-name-complex="Arial"/>
    </style:style>
    <style:style style:name="P236" style:family="paragraph" style:parent-style-name="Standard">
      <style:paragraph-properties fo:text-align="justify" style:justify-single-word="false" style:snap-to-layout-grid="false"/>
      <style:text-properties style:font-name="Arial" officeooo:rsid="0028031b" officeooo:paragraph-rsid="001bdabf" style:font-name-complex="Arial"/>
    </style:style>
    <style:style style:name="P237" style:family="paragraph" style:parent-style-name="Standard">
      <style:paragraph-properties fo:text-align="justify" style:justify-single-word="false" style:snap-to-layout-grid="false"/>
      <style:text-properties style:font-name="Arial" officeooo:rsid="00275060" officeooo:paragraph-rsid="001bdabf" style:font-name-complex="Arial"/>
    </style:style>
    <style:style style:name="P238" style:family="paragraph" style:parent-style-name="Standard">
      <style:paragraph-properties style:snap-to-layout-grid="false"/>
      <style:text-properties style:font-name="Arial" officeooo:rsid="000ae0b4" officeooo:paragraph-rsid="001c36ae" style:font-name-complex="Arial"/>
    </style:style>
    <style:style style:name="P239" style:family="paragraph" style:parent-style-name="Standard">
      <style:paragraph-properties fo:text-align="justify" style:justify-single-word="false" style:snap-to-layout-grid="false"/>
      <style:text-properties style:font-name="Arial" officeooo:rsid="000cd637" officeooo:paragraph-rsid="001c36ae" style:font-name-complex="Arial"/>
    </style:style>
    <style:style style:name="P240" style:family="paragraph" style:parent-style-name="Standard">
      <style:paragraph-properties style:snap-to-layout-grid="false"/>
      <style:text-properties style:font-name="Arial" officeooo:rsid="000d95ea" officeooo:paragraph-rsid="001c36ae" style:font-name-complex="Arial"/>
    </style:style>
    <style:style style:name="P241" style:family="paragraph" style:parent-style-name="Standard">
      <style:paragraph-properties fo:text-align="justify" style:justify-single-word="false" style:snap-to-layout-grid="false"/>
      <style:text-properties style:font-name="Arial" officeooo:rsid="000d95ea" officeooo:paragraph-rsid="001c36ae" style:font-name-complex="Arial"/>
    </style:style>
    <style:style style:name="P242" style:family="paragraph" style:parent-style-name="Standard">
      <style:paragraph-properties fo:text-align="justify" style:justify-single-word="false" style:snap-to-layout-grid="false"/>
      <style:text-properties style:font-name="Arial" officeooo:rsid="00102d63" officeooo:paragraph-rsid="001c36ae" style:font-name-complex="Arial"/>
    </style:style>
    <style:style style:name="P243" style:family="paragraph" style:parent-style-name="Standard">
      <style:paragraph-properties style:snap-to-layout-grid="false"/>
      <style:text-properties style:font-name="Arial" officeooo:rsid="000ec3c0" officeooo:paragraph-rsid="001c36ae" style:font-name-complex="Arial"/>
    </style:style>
    <style:style style:name="P244" style:family="paragraph" style:parent-style-name="Standard">
      <style:paragraph-properties fo:text-align="justify" style:justify-single-word="false" style:snap-to-layout-grid="false"/>
      <style:text-properties style:font-name="Arial" officeooo:rsid="00120187" officeooo:paragraph-rsid="001c36ae" style:font-name-complex="Arial"/>
    </style:style>
    <style:style style:name="P245" style:family="paragraph" style:parent-style-name="Standard">
      <style:paragraph-properties style:snap-to-layout-grid="false"/>
      <style:text-properties style:font-name="Arial" officeooo:rsid="00138bdb" officeooo:paragraph-rsid="001c36ae" style:font-name-complex="Arial"/>
    </style:style>
    <style:style style:name="P246" style:family="paragraph" style:parent-style-name="Standard">
      <style:paragraph-properties fo:text-align="justify" style:justify-single-word="false" style:snap-to-layout-grid="false"/>
      <style:text-properties style:font-name="Arial" officeooo:rsid="001513ec" officeooo:paragraph-rsid="001c36ae" style:font-name-complex="Arial"/>
    </style:style>
    <style:style style:name="P247" style:family="paragraph" style:parent-style-name="Standard">
      <style:paragraph-properties style:snap-to-layout-grid="false"/>
      <style:text-properties style:font-name="Arial" officeooo:rsid="001513ec" officeooo:paragraph-rsid="001c36ae" style:font-name-complex="Arial"/>
    </style:style>
    <style:style style:name="P248" style:family="paragraph" style:parent-style-name="Standard">
      <style:paragraph-properties style:snap-to-layout-grid="false"/>
      <style:text-properties style:font-name="Arial" officeooo:rsid="0017f587" officeooo:paragraph-rsid="001c36ae" style:font-name-complex="Arial"/>
    </style:style>
    <style:style style:name="P249" style:family="paragraph" style:parent-style-name="Standard">
      <style:paragraph-properties style:snap-to-layout-grid="false"/>
      <style:text-properties style:font-name="Arial" officeooo:rsid="0009a3f0" officeooo:paragraph-rsid="001c36ae" style:font-name-complex="Arial"/>
    </style:style>
    <style:style style:name="P250" style:family="paragraph" style:parent-style-name="Standard">
      <style:paragraph-properties style:snap-to-layout-grid="false"/>
      <style:text-properties style:font-name="Arial" officeooo:rsid="000a11c7" officeooo:paragraph-rsid="001c36ae" style:font-name-complex="Arial"/>
    </style:style>
    <style:style style:name="P251" style:family="paragraph" style:parent-style-name="Standard">
      <style:paragraph-properties fo:text-align="justify" style:justify-single-word="false" style:snap-to-layout-grid="false"/>
      <style:text-properties style:font-name="Arial" officeooo:rsid="000ab46f" officeooo:paragraph-rsid="001c36ae" style:font-name-complex="Arial"/>
    </style:style>
    <style:style style:name="P252" style:family="paragraph" style:parent-style-name="Standard">
      <style:paragraph-properties style:snap-to-layout-grid="false"/>
      <style:text-properties style:font-name="Arial" officeooo:rsid="000ab46f" officeooo:paragraph-rsid="001c36ae" style:font-name-complex="Arial"/>
    </style:style>
    <style:style style:name="P253" style:family="paragraph" style:parent-style-name="Standard">
      <style:paragraph-properties style:snap-to-layout-grid="false"/>
      <style:text-properties style:font-name="Arial" officeooo:rsid="000c6707" officeooo:paragraph-rsid="001c36ae" style:font-name-complex="Arial"/>
    </style:style>
    <style:style style:name="P254" style:family="paragraph" style:parent-style-name="Standard">
      <style:paragraph-properties fo:text-align="justify" style:justify-single-word="false" style:snap-to-layout-grid="false"/>
      <style:text-properties style:font-name="Arial" officeooo:rsid="000c6707" officeooo:paragraph-rsid="001c36ae" style:font-name-complex="Arial"/>
    </style:style>
    <style:style style:name="P255" style:family="paragraph" style:parent-style-name="Standard">
      <style:paragraph-properties style:snap-to-layout-grid="false"/>
      <style:text-properties style:font-name="Arial" officeooo:rsid="000d01f4" officeooo:paragraph-rsid="001c36ae" style:font-name-complex="Arial"/>
    </style:style>
    <style:style style:name="P256" style:family="paragraph" style:parent-style-name="Standard">
      <style:paragraph-properties fo:text-align="justify" style:justify-single-word="false" style:snap-to-layout-grid="false"/>
      <style:text-properties style:font-name="Arial" officeooo:rsid="000d01f4" officeooo:paragraph-rsid="001c36ae" style:font-name-complex="Arial"/>
    </style:style>
    <style:style style:name="P257" style:family="paragraph" style:parent-style-name="Standard">
      <style:paragraph-properties style:snap-to-layout-grid="false"/>
      <style:text-properties style:font-name="Arial" officeooo:rsid="000d8dd2" officeooo:paragraph-rsid="001c36ae" style:font-name-complex="Arial"/>
    </style:style>
    <style:style style:name="P258" style:family="paragraph" style:parent-style-name="Standard">
      <style:paragraph-properties fo:text-align="justify" style:justify-single-word="false" style:snap-to-layout-grid="false"/>
      <style:text-properties style:font-name="Arial" officeooo:rsid="000d8dd2" officeooo:paragraph-rsid="001c36ae" style:font-name-complex="Arial"/>
    </style:style>
    <style:style style:name="P259" style:family="paragraph" style:parent-style-name="Standard">
      <style:paragraph-properties style:snap-to-layout-grid="false"/>
      <style:text-properties style:font-name="Arial" officeooo:rsid="000dab64" officeooo:paragraph-rsid="001c36ae" style:font-name-complex="Arial"/>
    </style:style>
    <style:style style:name="P260" style:family="paragraph" style:parent-style-name="Standard">
      <style:paragraph-properties fo:text-align="justify" style:justify-single-word="false" style:snap-to-layout-grid="false"/>
      <style:text-properties style:font-name="Arial" officeooo:rsid="000dab64" officeooo:paragraph-rsid="001c36ae" style:font-name-complex="Arial"/>
    </style:style>
    <style:style style:name="P261" style:family="paragraph" style:parent-style-name="Standard">
      <style:paragraph-properties style:snap-to-layout-grid="false"/>
      <style:text-properties style:font-name="Arial" officeooo:rsid="000f3159" officeooo:paragraph-rsid="001c36ae" style:font-name-complex="Arial"/>
    </style:style>
    <style:style style:name="P262" style:family="paragraph" style:parent-style-name="Standard">
      <style:paragraph-properties fo:text-align="justify" style:justify-single-word="false" style:snap-to-layout-grid="false"/>
      <style:text-properties style:font-name="Arial" officeooo:rsid="000f3159" officeooo:paragraph-rsid="001c36ae" style:font-name-complex="Arial"/>
    </style:style>
    <style:style style:name="P263" style:family="paragraph" style:parent-style-name="Standard">
      <style:paragraph-properties style:snap-to-layout-grid="false"/>
      <style:text-properties style:font-name="Arial" officeooo:rsid="001c36ae" officeooo:paragraph-rsid="001c36ae" style:font-name-complex="Arial"/>
    </style:style>
    <style:style style:name="P264" style:family="paragraph" style:parent-style-name="Standard">
      <style:paragraph-properties style:snap-to-layout-grid="false"/>
      <style:text-properties style:font-name="Arial" officeooo:rsid="001c8ee4" officeooo:paragraph-rsid="001c8ee4" style:font-name-complex="Arial"/>
    </style:style>
    <style:style style:name="P265" style:family="paragraph" style:parent-style-name="Standard">
      <style:paragraph-properties style:snap-to-layout-grid="false"/>
      <style:text-properties style:font-name="Arial" officeooo:rsid="001ce6df" officeooo:paragraph-rsid="001ce6df" style:font-name-complex="Arial"/>
    </style:style>
    <style:style style:name="P266" style:family="paragraph" style:parent-style-name="Standard">
      <style:paragraph-properties style:snap-to-layout-grid="false"/>
      <style:text-properties style:font-name="Arial" officeooo:rsid="001e5ede" officeooo:paragraph-rsid="001e5ede" style:font-name-complex="Arial"/>
    </style:style>
    <style:style style:name="P267" style:family="paragraph" style:parent-style-name="Standard">
      <style:paragraph-properties style:snap-to-layout-grid="false"/>
      <style:text-properties style:font-name="Arial" officeooo:rsid="001ffd84" officeooo:paragraph-rsid="001ffd84" style:font-name-complex="Arial"/>
    </style:style>
    <style:style style:name="P268" style:family="paragraph" style:parent-style-name="Standard">
      <style:paragraph-properties style:snap-to-layout-grid="false"/>
      <style:text-properties style:font-name="Arial" officeooo:rsid="00204205" officeooo:paragraph-rsid="00204205" style:font-name-complex="Arial"/>
    </style:style>
    <style:style style:name="P269" style:family="paragraph" style:parent-style-name="Standard">
      <style:paragraph-properties fo:text-align="justify" style:justify-single-word="false"/>
      <style:text-properties style:font-name="Arial" officeooo:rsid="00074d26" officeooo:paragraph-rsid="00204efc" style:font-name-complex="Arial"/>
    </style:style>
    <style:style style:name="P270" style:family="paragraph" style:parent-style-name="Standard">
      <style:paragraph-properties fo:text-align="justify" style:justify-single-word="false"/>
      <style:text-properties style:font-name="Arial" officeooo:rsid="0008faa4" officeooo:paragraph-rsid="00204efc" style:font-name-complex="Arial"/>
    </style:style>
    <style:style style:name="P271" style:family="paragraph" style:parent-style-name="Standard">
      <style:paragraph-properties style:snap-to-layout-grid="false"/>
      <style:text-properties style:font-name="Arial" officeooo:rsid="0008faa4" officeooo:paragraph-rsid="00204efc" style:font-name-complex="Arial"/>
    </style:style>
    <style:style style:name="P272" style:family="paragraph" style:parent-style-name="Standard">
      <style:paragraph-properties style:snap-to-layout-grid="false"/>
      <style:text-properties style:font-name="Arial" officeooo:rsid="00095f44" officeooo:paragraph-rsid="00204efc" style:font-name-complex="Arial"/>
    </style:style>
    <style:style style:name="P273" style:family="paragraph" style:parent-style-name="Standard">
      <style:paragraph-properties fo:text-align="justify" style:justify-single-word="false"/>
      <style:text-properties style:font-name="Arial" officeooo:rsid="00095f44" officeooo:paragraph-rsid="00204efc" style:font-name-complex="Arial"/>
    </style:style>
    <style:style style:name="P274" style:family="paragraph" style:parent-style-name="Standard">
      <style:paragraph-properties fo:text-align="justify" style:justify-single-word="false"/>
      <style:text-properties style:font-name="Arial" officeooo:rsid="000ae6cb" officeooo:paragraph-rsid="00204efc" style:font-name-complex="Arial"/>
    </style:style>
    <style:style style:name="P275" style:family="paragraph" style:parent-style-name="Standard">
      <style:paragraph-properties fo:text-align="justify" style:justify-single-word="false"/>
      <style:text-properties style:font-name="Arial" officeooo:rsid="000c335d" officeooo:paragraph-rsid="00204efc" style:font-name-complex="Arial"/>
    </style:style>
    <style:style style:name="P276" style:family="paragraph" style:parent-style-name="Standard">
      <style:paragraph-properties fo:text-align="justify" style:justify-single-word="false"/>
      <style:text-properties style:font-name="Arial" officeooo:rsid="000f588a" officeooo:paragraph-rsid="00204efc" style:font-name-complex="Arial"/>
    </style:style>
    <style:style style:name="P277" style:family="paragraph" style:parent-style-name="Standard">
      <style:paragraph-properties fo:text-align="justify" style:justify-single-word="false" style:snap-to-layout-grid="false"/>
      <style:text-properties style:font-name="Arial" officeooo:rsid="00117a6c" officeooo:paragraph-rsid="00204efc" style:font-name-complex="Arial"/>
    </style:style>
    <style:style style:name="P278" style:family="paragraph" style:parent-style-name="Standard">
      <style:paragraph-properties fo:text-align="justify" style:justify-single-word="false"/>
      <style:text-properties style:font-name="Arial" officeooo:rsid="00117a6c" officeooo:paragraph-rsid="00204efc" style:font-name-complex="Arial"/>
    </style:style>
    <style:style style:name="P279" style:family="paragraph" style:parent-style-name="Standard">
      <style:paragraph-properties fo:text-align="justify" style:justify-single-word="false"/>
      <style:text-properties style:font-name="Arial" officeooo:rsid="0013f9de" officeooo:paragraph-rsid="00204efc" style:font-name-complex="Arial"/>
    </style:style>
    <style:style style:name="P280" style:family="paragraph" style:parent-style-name="Standard">
      <style:paragraph-properties fo:text-align="justify" style:justify-single-word="false"/>
      <style:text-properties style:font-name="Arial" officeooo:rsid="0015d794" officeooo:paragraph-rsid="00204efc" style:font-name-complex="Arial"/>
    </style:style>
    <style:style style:name="P281" style:family="paragraph" style:parent-style-name="Standard">
      <style:paragraph-properties fo:text-align="justify" style:justify-single-word="false"/>
      <style:text-properties style:font-name="Arial" officeooo:rsid="0016711a" officeooo:paragraph-rsid="00204efc" style:font-name-complex="Arial"/>
    </style:style>
    <style:style style:name="P282" style:family="paragraph" style:parent-style-name="Standard">
      <style:paragraph-properties fo:text-align="start" style:justify-single-word="false"/>
      <style:text-properties style:font-name="Arial" officeooo:rsid="0016711a" officeooo:paragraph-rsid="00204efc" style:font-name-complex="Arial"/>
    </style:style>
    <style:style style:name="P283" style:family="paragraph" style:parent-style-name="Standard">
      <style:paragraph-properties fo:text-align="justify" style:justify-single-word="false"/>
      <style:text-properties style:font-name="Arial" officeooo:rsid="00174a3b" officeooo:paragraph-rsid="00204efc" style:font-name-complex="Arial"/>
    </style:style>
    <style:style style:name="P284" style:family="paragraph" style:parent-style-name="Standard">
      <style:paragraph-properties fo:text-align="start" style:justify-single-word="false"/>
      <style:text-properties style:font-name="Arial" officeooo:paragraph-rsid="00204efc" style:font-name-complex="Arial"/>
    </style:style>
    <style:style style:name="P285" style:family="paragraph" style:parent-style-name="Standard">
      <style:paragraph-properties style:snap-to-layout-grid="false"/>
      <style:text-properties style:font-name="Arial" officeooo:rsid="002162f4" officeooo:paragraph-rsid="002162f4" style:font-name-complex="Arial"/>
    </style:style>
    <style:style style:name="P286" style:family="paragraph" style:parent-style-name="Standard">
      <style:paragraph-properties style:snap-to-layout-grid="false"/>
      <style:text-properties style:font-name="Arial" officeooo:rsid="00233a60" officeooo:paragraph-rsid="00233a60" style:font-name-complex="Arial"/>
    </style:style>
    <style:style style:name="P287" style:family="paragraph" style:parent-style-name="Standard">
      <style:paragraph-properties fo:text-align="justify" style:justify-single-word="false" style:snap-to-layout-grid="false"/>
      <style:text-properties style:font-name="Arial" officeooo:rsid="0026e08c" officeooo:paragraph-rsid="0026e08c" style:font-name-complex="Arial"/>
    </style:style>
    <style:style style:name="P288" style:family="paragraph" style:parent-style-name="Standard">
      <style:paragraph-properties fo:text-align="justify" style:justify-single-word="false" style:snap-to-layout-grid="false"/>
      <style:text-properties style:font-name="Arial" officeooo:rsid="0026e3da" officeooo:paragraph-rsid="0026e3da" style:font-name-complex="Arial"/>
    </style:style>
    <style:style style:name="P289" style:family="paragraph" style:parent-style-name="Standard">
      <style:paragraph-properties style:snap-to-layout-grid="false"/>
      <style:text-properties style:font-name="Arial" fo:font-weight="bold" officeooo:paragraph-rsid="001b0bf1" style:font-weight-asian="bold" style:font-name-complex="Arial"/>
    </style:style>
    <style:style style:name="P290" style:family="paragraph" style:parent-style-name="Standard">
      <style:paragraph-properties style:snap-to-layout-grid="false"/>
      <style:text-properties style:font-name="Arial" fo:font-weight="bold" officeooo:paragraph-rsid="001bdabf" style:font-weight-asian="bold" style:font-name-complex="Arial"/>
    </style:style>
    <style:style style:name="P291" style:family="paragraph" style:parent-style-name="Standard">
      <style:paragraph-properties style:snap-to-layout-grid="false"/>
      <style:text-properties style:font-name="Arial" fo:font-weight="bold" officeooo:paragraph-rsid="001c36ae" style:font-weight-asian="bold" style:font-name-complex="Arial"/>
    </style:style>
    <style:style style:name="P292" style:family="paragraph" style:parent-style-name="Standard">
      <style:text-properties style:font-name="Arial" fo:font-weight="bold" officeooo:paragraph-rsid="001b0bf1" style:font-weight-asian="bold" style:font-name-complex="Arial"/>
    </style:style>
    <style:style style:name="P293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b0bf1" style:font-weight-asian="bold" style:font-name-complex="Arial"/>
    </style:style>
    <style:style style:name="P29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bdabf" style:font-weight-asian="bold" style:font-name-complex="Arial"/>
    </style:style>
    <style:style style:name="P295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c36ae" style:font-weight-asian="bold" style:font-name-complex="Arial"/>
    </style:style>
    <style:style style:name="P296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204efc" style:font-weight-asian="bold" style:font-name-complex="Arial"/>
    </style:style>
    <style:style style:name="P297" style:family="paragraph" style:parent-style-name="Standard">
      <style:paragraph-properties fo:text-align="center" style:justify-single-word="false"/>
      <style:text-properties style:font-name="Arial" fo:font-weight="bold" officeooo:paragraph-rsid="00204efc" style:font-weight-asian="bold" style:font-name-complex="Arial"/>
    </style:style>
    <style:style style:name="P298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b0bf1" style:font-weight-asian="bold" style:font-name-complex="Arial"/>
    </style:style>
    <style:style style:name="P29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bdabf" style:font-weight-asian="bold" style:font-name-complex="Arial"/>
    </style:style>
    <style:style style:name="P30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c36ae" style:font-weight-asian="bold" style:font-name-complex="Arial"/>
    </style:style>
    <style:style style:name="P30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204efc" style:font-weight-asian="bold" style:font-name-complex="Arial"/>
    </style:style>
    <style:style style:name="P30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1da73" officeooo:paragraph-rsid="001b0bf1" style:font-weight-asian="bold" style:font-name-complex="Arial"/>
    </style:style>
    <style:style style:name="P303" style:family="paragraph" style:parent-style-name="Standard">
      <style:text-properties style:font-name="Arial" fo:font-weight="bold" officeooo:paragraph-rsid="001bdabf" style:font-weight-asian="bold" style:font-name-complex="Arial"/>
    </style:style>
    <style:style style:name="P30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4cba4" officeooo:paragraph-rsid="001bdabf" style:font-weight-asian="bold" style:font-name-complex="Arial"/>
    </style:style>
    <style:style style:name="P30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4cba4" officeooo:paragraph-rsid="001bdabf" style:font-weight-asian="bold" style:font-name-complex="Arial"/>
    </style:style>
    <style:style style:name="P30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6013" officeooo:paragraph-rsid="001bdabf" style:font-weight-asian="bold" style:font-name-complex="Arial"/>
    </style:style>
    <style:style style:name="P30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6013" officeooo:paragraph-rsid="001c36ae" style:font-weight-asian="bold" style:font-name-complex="Arial"/>
    </style:style>
    <style:style style:name="P30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8031b" officeooo:paragraph-rsid="001bdabf" style:font-weight-asian="bold" style:font-name-complex="Arial"/>
    </style:style>
    <style:style style:name="P30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7e325" officeooo:paragraph-rsid="001bdabf" style:font-weight-asian="bold" style:font-name-complex="Arial"/>
    </style:style>
    <style:style style:name="P310" style:family="paragraph" style:parent-style-name="Standard">
      <style:text-properties style:font-name="Arial" fo:font-weight="bold" officeooo:paragraph-rsid="001c36ae" style:font-weight-asian="bold" style:font-name-complex="Arial"/>
    </style:style>
    <style:style style:name="P3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e0b4" officeooo:paragraph-rsid="001c36ae" style:font-weight-asian="bold" style:font-name-complex="Arial"/>
    </style:style>
    <style:style style:name="P3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d637" officeooo:paragraph-rsid="001c36ae" style:font-weight-asian="bold" style:font-name-complex="Arial"/>
    </style:style>
    <style:style style:name="P3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95ea" officeooo:paragraph-rsid="001c36ae" style:font-weight-asian="bold" style:font-name-complex="Arial"/>
    </style:style>
    <style:style style:name="P3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95ea" officeooo:paragraph-rsid="001c36ae" style:font-weight-asian="bold" style:font-name-complex="Arial"/>
    </style:style>
    <style:style style:name="P31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c3c0" officeooo:paragraph-rsid="001c36ae" style:font-weight-asian="bold" style:font-name-complex="Arial"/>
    </style:style>
    <style:style style:name="P31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2d63" officeooo:paragraph-rsid="001c36ae" style:font-weight-asian="bold" style:font-name-complex="Arial"/>
    </style:style>
    <style:style style:name="P31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2d63" officeooo:paragraph-rsid="001c36ae" style:font-weight-asian="bold" style:font-name-complex="Arial"/>
    </style:style>
    <style:style style:name="P3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0187" officeooo:paragraph-rsid="001c36ae" style:font-weight-asian="bold" style:font-name-complex="Arial"/>
    </style:style>
    <style:style style:name="P31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0187" officeooo:paragraph-rsid="001c36ae" style:font-weight-asian="bold" style:font-name-complex="Arial"/>
    </style:style>
    <style:style style:name="P32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8bdb" officeooo:paragraph-rsid="001c36ae" style:font-weight-asian="bold" style:font-name-complex="Arial"/>
    </style:style>
    <style:style style:name="P3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38bdb" officeooo:paragraph-rsid="001c36ae" style:font-weight-asian="bold" style:font-name-complex="Arial"/>
    </style:style>
    <style:style style:name="P3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a671" officeooo:paragraph-rsid="001c36ae" style:font-weight-asian="bold" style:font-name-complex="Arial"/>
    </style:style>
    <style:style style:name="P32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8ccd" officeooo:paragraph-rsid="001c36ae" style:font-weight-asian="bold" style:font-name-complex="Arial"/>
    </style:style>
    <style:style style:name="P32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f125" officeooo:paragraph-rsid="001c36ae" style:font-weight-asian="bold" style:font-name-complex="Arial"/>
    </style:style>
    <style:style style:name="P32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0848" officeooo:paragraph-rsid="001c36ae" style:font-weight-asian="bold" style:font-name-complex="Arial"/>
    </style:style>
    <style:style style:name="P326" style:family="paragraph" style:parent-style-name="Standard">
      <style:paragraph-properties style:snap-to-layout-grid="false"/>
      <style:text-properties style:font-name="Arial" fo:font-weight="bold" officeooo:rsid="000d01f4" officeooo:paragraph-rsid="001c36ae" style:font-weight-asian="bold" style:font-name-complex="Arial"/>
    </style:style>
    <style:style style:name="P32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8dd2" officeooo:paragraph-rsid="001c36ae" style:font-weight-asian="bold" style:font-name-complex="Arial"/>
    </style:style>
    <style:style style:name="P32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4d26" officeooo:paragraph-rsid="00204efc" style:font-weight-asian="bold" style:font-name-complex="Arial"/>
    </style:style>
    <style:style style:name="P329" style:family="paragraph" style:parent-style-name="Standard">
      <style:paragraph-properties fo:text-align="center" style:justify-single-word="false"/>
      <style:text-properties style:font-name="Arial" fo:font-weight="bold" officeooo:rsid="00074d26" officeooo:paragraph-rsid="00204efc" style:font-weight-asian="bold" style:font-name-complex="Arial"/>
    </style:style>
    <style:style style:name="P33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5f44" officeooo:paragraph-rsid="00204efc" style:font-weight-asian="bold" style:font-name-complex="Arial"/>
    </style:style>
    <style:style style:name="P331" style:family="paragraph" style:parent-style-name="Standard">
      <style:paragraph-properties fo:text-align="center" style:justify-single-word="false"/>
      <style:text-properties style:font-name="Arial" fo:font-weight="bold" officeooo:rsid="00095f44" officeooo:paragraph-rsid="00204efc" style:font-weight-asian="bold" style:font-name-complex="Arial"/>
    </style:style>
    <style:style style:name="P33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8faa4" officeooo:paragraph-rsid="00204efc" style:font-weight-asian="bold" style:font-name-complex="Arial"/>
    </style:style>
    <style:style style:name="P333" style:family="paragraph" style:parent-style-name="Standard">
      <style:paragraph-properties fo:text-align="center" style:justify-single-word="false"/>
      <style:text-properties style:font-name="Arial" fo:font-weight="bold" officeooo:rsid="0008faa4" officeooo:paragraph-rsid="00204efc" style:font-weight-asian="bold" style:font-name-complex="Arial"/>
    </style:style>
    <style:style style:name="P334" style:family="paragraph" style:parent-style-name="Standard">
      <style:paragraph-properties fo:text-align="center" style:justify-single-word="false"/>
      <style:text-properties style:font-name="Arial" fo:font-weight="bold" officeooo:rsid="000ae6cb" officeooo:paragraph-rsid="00204efc" style:font-weight-asian="bold" style:font-name-complex="Arial"/>
    </style:style>
    <style:style style:name="P33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335d" officeooo:paragraph-rsid="00204efc" style:font-weight-asian="bold" style:font-name-complex="Arial"/>
    </style:style>
    <style:style style:name="P336" style:family="paragraph" style:parent-style-name="Standard">
      <style:paragraph-properties fo:text-align="center" style:justify-single-word="false"/>
      <style:text-properties style:font-name="Arial" fo:font-weight="bold" officeooo:rsid="000c335d" officeooo:paragraph-rsid="00204efc" style:font-weight-asian="bold" style:font-name-complex="Arial"/>
    </style:style>
    <style:style style:name="P337" style:family="paragraph" style:parent-style-name="Standard">
      <style:paragraph-properties fo:text-align="center" style:justify-single-word="false"/>
      <style:text-properties style:font-name="Arial" fo:font-weight="bold" officeooo:rsid="000e11d6" officeooo:paragraph-rsid="00204efc" style:font-weight-asian="bold" style:font-name-complex="Arial"/>
    </style:style>
    <style:style style:name="P33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588a" officeooo:paragraph-rsid="00204efc" style:font-weight-asian="bold" style:font-name-complex="Arial"/>
    </style:style>
    <style:style style:name="P339" style:family="paragraph" style:parent-style-name="Standard">
      <style:paragraph-properties fo:text-align="center" style:justify-single-word="false"/>
      <style:text-properties style:font-name="Arial" fo:font-weight="bold" officeooo:rsid="000f588a" officeooo:paragraph-rsid="00204efc" style:font-weight-asian="bold" style:font-name-complex="Arial"/>
    </style:style>
    <style:style style:name="P34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7a6c" officeooo:paragraph-rsid="00204efc" style:font-weight-asian="bold" style:font-name-complex="Arial"/>
    </style:style>
    <style:style style:name="P341" style:family="paragraph" style:parent-style-name="Standard">
      <style:paragraph-properties fo:text-align="center" style:justify-single-word="false"/>
      <style:text-properties style:font-name="Arial" fo:font-weight="bold" officeooo:rsid="00117a6c" officeooo:paragraph-rsid="00204efc" style:font-weight-asian="bold" style:font-name-complex="Arial"/>
    </style:style>
    <style:style style:name="P34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f9de" officeooo:paragraph-rsid="00204efc" style:font-weight-asian="bold" style:font-name-complex="Arial"/>
    </style:style>
    <style:style style:name="P343" style:family="paragraph" style:parent-style-name="Standard">
      <style:paragraph-properties fo:text-align="center" style:justify-single-word="false"/>
      <style:text-properties style:font-name="Arial" fo:font-weight="bold" officeooo:rsid="0013f9de" officeooo:paragraph-rsid="00204efc" style:font-weight-asian="bold" style:font-name-complex="Arial"/>
    </style:style>
    <style:style style:name="P34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5d794" officeooo:paragraph-rsid="00204efc" style:font-weight-asian="bold" style:font-name-complex="Arial"/>
    </style:style>
    <style:style style:name="P345" style:family="paragraph" style:parent-style-name="Standard">
      <style:paragraph-properties fo:text-align="center" style:justify-single-word="false"/>
      <style:text-properties style:font-name="Arial" fo:font-weight="bold" officeooo:rsid="0015d794" officeooo:paragraph-rsid="00204efc" style:font-weight-asian="bold" style:font-name-complex="Arial"/>
    </style:style>
    <style:style style:name="P34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6711a" officeooo:paragraph-rsid="00204efc" style:font-weight-asian="bold" style:font-name-complex="Arial"/>
    </style:style>
    <style:style style:name="P347" style:family="paragraph" style:parent-style-name="Standard">
      <style:paragraph-properties fo:text-align="center" style:justify-single-word="false"/>
      <style:text-properties style:font-name="Arial" fo:font-weight="bold" officeooo:rsid="0016711a" officeooo:paragraph-rsid="00204efc" style:font-weight-asian="bold" style:font-name-complex="Arial"/>
    </style:style>
    <style:style style:name="P34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4a3b" officeooo:paragraph-rsid="00204efc" style:font-weight-asian="bold" style:font-name-complex="Arial"/>
    </style:style>
    <style:style style:name="P349" style:family="paragraph" style:parent-style-name="Standard">
      <style:paragraph-properties fo:text-align="center" style:justify-single-word="false"/>
      <style:text-properties style:font-name="Arial" fo:font-weight="bold" officeooo:rsid="00174a3b" officeooo:paragraph-rsid="00204efc" style:font-weight-asian="bold" style:font-name-complex="Arial"/>
    </style:style>
    <style:style style:name="P350" style:family="paragraph" style:parent-style-name="Standard">
      <style:text-properties style:font-name="Arial" fo:font-weight="bold" officeooo:paragraph-rsid="00204efc" style:font-weight-asian="bold" style:font-name-complex="Arial"/>
    </style:style>
    <style:style style:name="P351" style:family="paragraph" style:parent-style-name="Standard">
      <style:paragraph-properties style:snap-to-layout-grid="false"/>
      <style:text-properties style:font-name="Arial" fo:font-weight="normal" officeooo:rsid="00022e84" officeooo:paragraph-rsid="001b0bf1" style:font-weight-asian="normal" style:font-name-complex="Arial" style:font-weight-complex="normal"/>
    </style:style>
    <style:style style:name="P352" style:family="paragraph" style:parent-style-name="Standard">
      <style:paragraph-properties style:snap-to-layout-grid="false"/>
      <style:text-properties style:font-name="Arial" fo:font-weight="normal" officeooo:rsid="00022e84" officeooo:paragraph-rsid="001bdabf" style:font-weight-asian="normal" style:font-name-complex="Arial" style:font-weight-complex="normal"/>
    </style:style>
    <style:style style:name="P353" style:family="paragraph" style:parent-style-name="Standard">
      <style:paragraph-properties style:snap-to-layout-grid="false"/>
      <style:text-properties style:font-name="Arial" fo:font-weight="normal" officeooo:rsid="00022e84" officeooo:paragraph-rsid="001c36ae" style:font-weight-asian="normal" style:font-name-complex="Arial" style:font-weight-complex="normal"/>
    </style:style>
    <style:style style:name="P354" style:family="paragraph" style:parent-style-name="Standard">
      <style:paragraph-properties style:snap-to-layout-grid="false"/>
      <style:text-properties style:font-name="Arial" fo:font-weight="normal" officeooo:rsid="0021da73" officeooo:paragraph-rsid="001b0bf1" style:font-weight-asian="normal" style:font-name-complex="Arial" style:font-weight-complex="normal"/>
    </style:style>
    <style:style style:name="P35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1da73" officeooo:paragraph-rsid="001b0bf1" style:font-weight-asian="normal" style:font-name-complex="Arial" style:font-weight-complex="normal"/>
    </style:style>
    <style:style style:name="P356" style:family="paragraph" style:parent-style-name="Standard">
      <style:paragraph-properties style:snap-to-layout-grid="false"/>
      <style:text-properties style:font-name="Arial" fo:font-weight="normal" officeooo:rsid="000d95ea" officeooo:paragraph-rsid="001b0bf1" style:font-weight-asian="normal" style:font-name-complex="Arial" style:font-weight-complex="normal"/>
    </style:style>
    <style:style style:name="P357" style:family="paragraph" style:parent-style-name="Standard">
      <style:paragraph-properties style:snap-to-layout-grid="false"/>
      <style:text-properties style:font-name="Arial" fo:font-weight="normal" officeooo:rsid="000d95ea" officeooo:paragraph-rsid="001bdabf" style:font-weight-asian="normal" style:font-name-complex="Arial" style:font-weight-complex="normal"/>
    </style:style>
    <style:style style:name="P358" style:family="paragraph" style:parent-style-name="Standard">
      <style:paragraph-properties style:snap-to-layout-grid="false"/>
      <style:text-properties style:font-name="Arial" fo:font-weight="normal" officeooo:rsid="000d95ea" officeooo:paragraph-rsid="001c36ae" style:font-weight-asian="normal" style:font-name-complex="Arial" style:font-weight-complex="normal"/>
    </style:style>
    <style:style style:name="P35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95ea" officeooo:paragraph-rsid="001c36ae" style:font-weight-asian="normal" style:font-name-complex="Arial" style:font-weight-complex="normal"/>
    </style:style>
    <style:style style:name="P36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b0bf1" style:font-weight-asian="normal" style:font-name-complex="Arial" style:font-weight-complex="normal"/>
    </style:style>
    <style:style style:name="P36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bdabf" style:font-weight-asian="normal" style:font-name-complex="Arial" style:font-weight-complex="normal"/>
    </style:style>
    <style:style style:name="P36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c36ae" style:font-weight-asian="normal" style:font-name-complex="Arial" style:font-weight-complex="normal"/>
    </style:style>
    <style:style style:name="P36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35d62" officeooo:paragraph-rsid="001b0bf1" style:font-weight-asian="normal" style:font-name-complex="Arial" style:font-weight-complex="normal"/>
    </style:style>
    <style:style style:name="P364" style:family="paragraph" style:parent-style-name="Standard">
      <style:paragraph-properties style:snap-to-layout-grid="false"/>
      <style:text-properties style:font-name="Arial" fo:font-weight="normal" officeooo:rsid="00235d62" officeooo:paragraph-rsid="001bdabf" style:font-weight-asian="normal" style:font-name-complex="Arial" style:font-weight-complex="normal"/>
    </style:style>
    <style:style style:name="P36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4cba4" officeooo:paragraph-rsid="001bdabf" style:font-weight-asian="normal" style:font-name-complex="Arial" style:font-weight-complex="normal"/>
    </style:style>
    <style:style style:name="P366" style:family="paragraph" style:parent-style-name="Standard">
      <style:paragraph-properties style:snap-to-layout-grid="false"/>
      <style:text-properties style:font-name="Arial" fo:font-weight="normal" officeooo:rsid="0024cba4" officeooo:paragraph-rsid="001bdabf" style:font-weight-asian="normal" style:font-name-complex="Arial" style:font-weight-complex="normal"/>
    </style:style>
    <style:style style:name="P36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56013" officeooo:paragraph-rsid="001bdabf" style:font-weight-asian="normal" style:font-name-complex="Arial" style:font-weight-complex="normal"/>
    </style:style>
    <style:style style:name="P36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56013" officeooo:paragraph-rsid="001c36ae" style:font-weight-asian="normal" style:font-name-complex="Arial" style:font-weight-complex="normal"/>
    </style:style>
    <style:style style:name="P369" style:family="paragraph" style:parent-style-name="Standard">
      <style:paragraph-properties style:snap-to-layout-grid="false"/>
      <style:text-properties style:font-name="Arial" fo:font-weight="normal" officeooo:rsid="00256013" officeooo:paragraph-rsid="001bdabf" style:font-weight-asian="normal" style:font-name-complex="Arial" style:font-weight-complex="normal"/>
    </style:style>
    <style:style style:name="P370" style:family="paragraph" style:parent-style-name="Standard">
      <style:paragraph-properties style:snap-to-layout-grid="false"/>
      <style:text-properties style:font-name="Arial" fo:font-weight="normal" officeooo:rsid="002017c1" officeooo:paragraph-rsid="001bdabf" style:font-weight-asian="normal" style:font-name-complex="Arial" style:font-weight-complex="normal"/>
    </style:style>
    <style:style style:name="P371" style:family="paragraph" style:parent-style-name="Standard">
      <style:paragraph-properties style:snap-to-layout-grid="false"/>
      <style:text-properties style:font-name="Arial" fo:font-weight="normal" officeooo:rsid="0027e325" officeooo:paragraph-rsid="001bdabf" style:font-weight-asian="normal" style:font-name-complex="Arial" style:font-weight-complex="normal"/>
    </style:style>
    <style:style style:name="P37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e325" officeooo:paragraph-rsid="001bdabf" style:font-weight-asian="normal" style:font-name-complex="Arial" style:font-weight-complex="normal"/>
    </style:style>
    <style:style style:name="P373" style:family="paragraph" style:parent-style-name="Standard">
      <style:paragraph-properties style:snap-to-layout-grid="false"/>
      <style:text-properties style:font-name="Arial" fo:font-weight="normal" officeooo:rsid="0028031b" officeooo:paragraph-rsid="001bdabf" style:font-weight-asian="normal" style:font-name-complex="Arial" style:font-weight-complex="normal"/>
    </style:style>
    <style:style style:name="P37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031b" officeooo:paragraph-rsid="001bdabf" style:font-weight-asian="normal" style:font-name-complex="Arial" style:font-weight-complex="normal"/>
    </style:style>
    <style:style style:name="P37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6054" officeooo:paragraph-rsid="001bdabf" style:font-weight-asian="normal" style:font-name-complex="Arial" style:font-weight-complex="normal"/>
    </style:style>
    <style:style style:name="P37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5060" officeooo:paragraph-rsid="001bdabf" style:font-weight-asian="normal" style:font-name-complex="Arial" style:font-weight-complex="normal"/>
    </style:style>
    <style:style style:name="P377" style:family="paragraph" style:parent-style-name="Standard">
      <style:paragraph-properties style:snap-to-layout-grid="false"/>
      <style:text-properties style:font-name="Arial" fo:font-weight="normal" officeooo:rsid="000ae0b4" officeooo:paragraph-rsid="001c36ae" style:font-weight-asian="normal" style:font-name-complex="Arial" style:font-weight-complex="normal"/>
    </style:style>
    <style:style style:name="P37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0b4" officeooo:paragraph-rsid="001c36ae" style:font-weight-asian="normal" style:font-name-complex="Arial" style:font-weight-complex="normal"/>
    </style:style>
    <style:style style:name="P37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d637" officeooo:paragraph-rsid="001c36ae" style:font-weight-asian="normal" style:font-name-complex="Arial" style:font-weight-complex="normal"/>
    </style:style>
    <style:style style:name="P380" style:family="paragraph" style:parent-style-name="Standard">
      <style:paragraph-properties style:snap-to-layout-grid="false"/>
      <style:text-properties style:font-name="Arial" fo:font-weight="normal" officeooo:rsid="000ec3c0" officeooo:paragraph-rsid="001c36ae" style:font-weight-asian="normal" style:font-name-complex="Arial" style:font-weight-complex="normal"/>
    </style:style>
    <style:style style:name="P38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c3c0" officeooo:paragraph-rsid="001c36ae" style:font-weight-asian="normal" style:font-name-complex="Arial" style:font-weight-complex="normal"/>
    </style:style>
    <style:style style:name="P38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2d63" officeooo:paragraph-rsid="001c36ae" style:font-weight-asian="normal" style:font-name-complex="Arial" style:font-weight-complex="normal"/>
    </style:style>
    <style:style style:name="P383" style:family="paragraph" style:parent-style-name="Standard">
      <style:paragraph-properties style:snap-to-layout-grid="false"/>
      <style:text-properties style:font-name="Arial" fo:font-weight="normal" officeooo:rsid="00102d63" officeooo:paragraph-rsid="001c36ae" style:font-weight-asian="normal" style:font-name-complex="Arial" style:font-weight-complex="normal"/>
    </style:style>
    <style:style style:name="P384" style:family="paragraph" style:parent-style-name="Standard">
      <style:paragraph-properties style:snap-to-layout-grid="false"/>
      <style:text-properties style:font-name="Arial" fo:font-weight="normal" officeooo:rsid="00104349" officeooo:paragraph-rsid="001c36ae" style:font-weight-asian="normal" style:font-name-complex="Arial" style:font-weight-complex="normal"/>
    </style:style>
    <style:style style:name="P38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0187" officeooo:paragraph-rsid="001c36ae" style:font-weight-asian="normal" style:font-name-complex="Arial" style:font-weight-complex="normal"/>
    </style:style>
    <style:style style:name="P386" style:family="paragraph" style:parent-style-name="Standard">
      <style:paragraph-properties style:snap-to-layout-grid="false"/>
      <style:text-properties style:font-name="Arial" fo:font-weight="normal" officeooo:rsid="00138bdb" officeooo:paragraph-rsid="001c36ae" style:font-weight-asian="normal" style:font-name-complex="Arial" style:font-weight-complex="normal"/>
    </style:style>
    <style:style style:name="P38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8bdb" officeooo:paragraph-rsid="001c36ae" style:font-weight-asian="normal" style:font-name-complex="Arial" style:font-weight-complex="normal"/>
    </style:style>
    <style:style style:name="P38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13ec" officeooo:paragraph-rsid="001c36ae" style:font-weight-asian="normal" style:font-name-complex="Arial" style:font-weight-complex="normal"/>
    </style:style>
    <style:style style:name="P389" style:family="paragraph" style:parent-style-name="Standard">
      <style:paragraph-properties style:snap-to-layout-grid="false"/>
      <style:text-properties style:font-name="Arial" fo:font-weight="normal" officeooo:rsid="001513ec" officeooo:paragraph-rsid="001c36ae" style:font-weight-asian="normal" style:font-name-complex="Arial" style:font-weight-complex="normal"/>
    </style:style>
    <style:style style:name="P39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5453" officeooo:paragraph-rsid="001c36ae" style:font-weight-asian="normal" style:font-name-complex="Arial" style:font-weight-complex="normal"/>
    </style:style>
    <style:style style:name="P39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a671" officeooo:paragraph-rsid="001c36ae" style:font-weight-asian="normal" style:font-name-complex="Arial" style:font-weight-complex="normal"/>
    </style:style>
    <style:style style:name="P392" style:family="paragraph" style:parent-style-name="Standard">
      <style:paragraph-properties style:snap-to-layout-grid="false"/>
      <style:text-properties style:font-name="Arial" fo:font-weight="normal" officeooo:rsid="0017f587" officeooo:paragraph-rsid="001c36ae" style:font-weight-asian="normal" style:font-name-complex="Arial" style:font-weight-complex="normal"/>
    </style:style>
    <style:style style:name="P393" style:family="paragraph" style:parent-style-name="Standard">
      <style:paragraph-properties style:snap-to-layout-grid="false"/>
      <style:text-properties style:font-name="Arial" fo:font-weight="normal" officeooo:rsid="00186b60" officeooo:paragraph-rsid="001c36ae" style:font-weight-asian="normal" style:font-name-complex="Arial" style:font-weight-complex="normal"/>
    </style:style>
    <style:style style:name="P39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8ccd" officeooo:paragraph-rsid="001c36ae" style:font-weight-asian="normal" style:font-name-complex="Arial" style:font-weight-complex="normal"/>
    </style:style>
    <style:style style:name="P395" style:family="paragraph" style:parent-style-name="Standard">
      <style:paragraph-properties style:snap-to-layout-grid="false"/>
      <style:text-properties style:font-name="Arial" fo:font-weight="normal" officeooo:rsid="0018f125" officeooo:paragraph-rsid="001c36ae" style:font-weight-asian="normal" style:font-name-complex="Arial" style:font-weight-complex="normal"/>
    </style:style>
    <style:style style:name="P39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f125" officeooo:paragraph-rsid="001c36ae" style:font-weight-asian="normal" style:font-name-complex="Arial" style:font-weight-complex="normal"/>
    </style:style>
    <style:style style:name="P39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a0848" officeooo:paragraph-rsid="001c36ae" style:font-weight-asian="normal" style:font-name-complex="Arial" style:font-weight-complex="normal"/>
    </style:style>
    <style:style style:name="P398" style:family="paragraph" style:parent-style-name="Standard">
      <style:paragraph-properties style:snap-to-layout-grid="false"/>
      <style:text-properties style:font-name="Arial" fo:font-weight="normal" officeooo:rsid="001a0848" officeooo:paragraph-rsid="001c36ae" style:font-weight-asian="normal" style:font-name-complex="Arial" style:font-weight-complex="normal"/>
    </style:style>
    <style:style style:name="P399" style:family="paragraph" style:parent-style-name="Standard">
      <style:paragraph-properties style:snap-to-layout-grid="false"/>
      <style:text-properties style:font-name="Arial" fo:font-weight="normal" officeooo:rsid="000a11c7" officeooo:paragraph-rsid="001c36ae" style:font-weight-asian="normal" style:font-name-complex="Arial" style:font-weight-complex="normal"/>
    </style:style>
    <style:style style:name="P40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11c7" officeooo:paragraph-rsid="001c36ae" style:font-weight-asian="normal" style:font-name-complex="Arial" style:font-weight-complex="normal"/>
    </style:style>
    <style:style style:name="P40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b46f" officeooo:paragraph-rsid="001c36ae" style:font-weight-asian="normal" style:font-name-complex="Arial" style:font-weight-complex="normal"/>
    </style:style>
    <style:style style:name="P402" style:family="paragraph" style:parent-style-name="Standard">
      <style:paragraph-properties style:snap-to-layout-grid="false"/>
      <style:text-properties style:font-name="Arial" fo:font-weight="normal" officeooo:rsid="000ab46f" officeooo:paragraph-rsid="001c36ae" style:font-weight-asian="normal" style:font-name-complex="Arial" style:font-weight-complex="normal"/>
    </style:style>
    <style:style style:name="P403" style:family="paragraph" style:parent-style-name="Standard">
      <style:paragraph-properties style:snap-to-layout-grid="false"/>
      <style:text-properties style:font-name="Arial" fo:font-weight="normal" officeooo:rsid="000c6707" officeooo:paragraph-rsid="001c36ae" style:font-weight-asian="normal" style:font-name-complex="Arial" style:font-weight-complex="normal"/>
    </style:style>
    <style:style style:name="P40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707" officeooo:paragraph-rsid="001c36ae" style:font-weight-asian="normal" style:font-name-complex="Arial" style:font-weight-complex="normal"/>
    </style:style>
    <style:style style:name="P405" style:family="paragraph" style:parent-style-name="Standard">
      <style:paragraph-properties style:snap-to-layout-grid="false"/>
      <style:text-properties style:font-name="Arial" fo:font-weight="normal" officeooo:rsid="000d01f4" officeooo:paragraph-rsid="001c36ae" style:font-weight-asian="normal" style:font-name-complex="Arial" style:font-weight-complex="normal"/>
    </style:style>
    <style:style style:name="P406" style:family="paragraph" style:parent-style-name="Standard">
      <style:paragraph-properties style:snap-to-layout-grid="false"/>
      <style:text-properties style:font-name="Arial" fo:font-weight="normal" officeooo:rsid="000d01f4" officeooo:paragraph-rsid="001ce6df" style:font-weight-asian="normal" style:font-name-complex="Arial" style:font-weight-complex="normal"/>
    </style:style>
    <style:style style:name="P40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01f4" officeooo:paragraph-rsid="001c36ae" style:font-weight-asian="normal" style:font-name-complex="Arial" style:font-weight-complex="normal"/>
    </style:style>
    <style:style style:name="P408" style:family="paragraph" style:parent-style-name="Standard">
      <style:paragraph-properties style:snap-to-layout-grid="false"/>
      <style:text-properties style:font-name="Arial" fo:font-weight="normal" officeooo:paragraph-rsid="001c36ae" style:font-weight-asian="normal" style:font-name-complex="Arial" style:font-weight-complex="normal"/>
    </style:style>
    <style:style style:name="P409" style:family="paragraph" style:parent-style-name="Standard">
      <style:paragraph-properties style:snap-to-layout-grid="false"/>
      <style:text-properties style:font-name="Arial" fo:font-weight="normal" officeooo:paragraph-rsid="001c8ee4" style:font-weight-asian="normal" style:font-name-complex="Arial" style:font-weight-complex="normal"/>
    </style:style>
    <style:style style:name="P41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8dd2" officeooo:paragraph-rsid="001c36ae" style:font-weight-asian="normal" style:font-name-complex="Arial" style:font-weight-complex="normal"/>
    </style:style>
    <style:style style:name="P411" style:family="paragraph" style:parent-style-name="Standard">
      <style:paragraph-properties style:snap-to-layout-grid="false"/>
      <style:text-properties style:font-name="Arial" fo:font-weight="normal" officeooo:rsid="000d8dd2" officeooo:paragraph-rsid="001c36ae" style:font-weight-asian="normal" style:font-name-complex="Arial" style:font-weight-complex="normal"/>
    </style:style>
    <style:style style:name="P412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c36ae" style:font-weight-asian="normal" style:font-name-complex="Arial" style:font-weight-complex="normal"/>
    </style:style>
    <style:style style:name="P41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3159" officeooo:paragraph-rsid="001c36ae" style:font-weight-asian="normal" style:font-name-complex="Arial" style:font-weight-complex="normal"/>
    </style:style>
    <style:style style:name="P414" style:family="paragraph" style:parent-style-name="Standard">
      <style:paragraph-properties style:snap-to-layout-grid="false"/>
      <style:text-properties style:font-name="Arial" fo:font-weight="normal" officeooo:rsid="000f3159" officeooo:paragraph-rsid="001c36ae" style:font-weight-asian="normal" style:font-name-complex="Arial" style:font-weight-complex="normal"/>
    </style:style>
    <style:style style:name="P415" style:family="paragraph" style:parent-style-name="Standard">
      <style:paragraph-properties style:snap-to-layout-grid="false"/>
      <style:text-properties style:font-name="Arial" fo:font-weight="normal" officeooo:rsid="000f3159" officeooo:paragraph-rsid="00204205" style:font-weight-asian="normal" style:font-name-complex="Arial" style:font-weight-complex="normal"/>
    </style:style>
    <style:style style:name="P4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ab64" officeooo:paragraph-rsid="001c36ae" style:font-weight-asian="normal" style:font-name-complex="Arial" style:font-weight-complex="normal"/>
    </style:style>
    <style:style style:name="P417" style:family="paragraph" style:parent-style-name="Standard">
      <style:paragraph-properties style:snap-to-layout-grid="false"/>
      <style:text-properties style:font-name="Arial" fo:font-weight="normal" officeooo:rsid="000dab64" officeooo:paragraph-rsid="001c36ae" style:font-weight-asian="normal" style:font-name-complex="Arial" style:font-weight-complex="normal"/>
    </style:style>
    <style:style style:name="P418" style:family="paragraph" style:parent-style-name="Standard">
      <style:paragraph-properties style:snap-to-layout-grid="false"/>
      <style:text-properties style:font-name="Arial" fo:font-weight="normal" officeooo:rsid="001e5ede" officeooo:paragraph-rsid="001e5ede" style:font-weight-asian="normal" style:font-name-complex="Arial" style:font-weight-complex="normal"/>
    </style:style>
    <style:style style:name="P419" style:family="paragraph" style:parent-style-name="Standard">
      <style:paragraph-properties style:snap-to-layout-grid="false"/>
      <style:text-properties style:font-name="Arial" fo:font-weight="normal" officeooo:rsid="001ffd84" officeooo:paragraph-rsid="001ffd84" style:font-weight-asian="normal" style:font-name-complex="Arial" style:font-weight-complex="normal"/>
    </style:style>
    <style:style style:name="P4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5f44" officeooo:paragraph-rsid="00204efc" style:font-weight-asian="normal" style:font-name-complex="Arial" style:font-weight-complex="normal"/>
    </style:style>
    <style:style style:name="P421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095f44" officeooo:paragraph-rsid="00204efc" style:font-weight-asian="normal" style:font-name-complex="Arial" style:font-weight-complex="normal"/>
    </style:style>
    <style:style style:name="P4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4d26" officeooo:paragraph-rsid="00204efc" style:font-weight-asian="normal" style:font-name-complex="Arial" style:font-weight-complex="normal"/>
    </style:style>
    <style:style style:name="P4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faa4" officeooo:paragraph-rsid="00204efc" style:font-weight-asian="normal" style:font-name-complex="Arial" style:font-weight-complex="normal"/>
    </style:style>
    <style:style style:name="P4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6cb" officeooo:paragraph-rsid="00204efc" style:font-weight-asian="normal" style:font-name-complex="Arial" style:font-weight-complex="normal"/>
    </style:style>
    <style:style style:name="P4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335d" officeooo:paragraph-rsid="00204efc" style:font-weight-asian="normal" style:font-name-complex="Arial" style:font-weight-complex="normal"/>
    </style:style>
    <style:style style:name="P4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db37" officeooo:paragraph-rsid="00204efc" style:font-weight-asian="normal" style:font-name-complex="Arial" style:font-weight-complex="normal"/>
    </style:style>
    <style:style style:name="P42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11d6" officeooo:paragraph-rsid="00204efc" style:font-weight-asian="normal" style:font-name-complex="Arial" style:font-weight-complex="normal"/>
    </style:style>
    <style:style style:name="P42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588a" officeooo:paragraph-rsid="00204efc" style:font-weight-asian="normal" style:font-name-complex="Arial" style:font-weight-complex="normal"/>
    </style:style>
    <style:style style:name="P4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7a6c" officeooo:paragraph-rsid="00204efc" style:font-weight-asian="normal" style:font-name-complex="Arial" style:font-weight-complex="normal"/>
    </style:style>
    <style:style style:name="P4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f9de" officeooo:paragraph-rsid="00204efc" style:font-weight-asian="normal" style:font-name-complex="Arial" style:font-weight-complex="normal"/>
    </style:style>
    <style:style style:name="P43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d794" officeooo:paragraph-rsid="00204efc" style:font-weight-asian="normal" style:font-name-complex="Arial" style:font-weight-complex="normal"/>
    </style:style>
    <style:style style:name="P43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6711a" officeooo:paragraph-rsid="00204efc" style:font-weight-asian="normal" style:font-name-complex="Arial" style:font-weight-complex="normal"/>
    </style:style>
    <style:style style:name="P43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4a3b" officeooo:paragraph-rsid="00204efc" style:font-weight-asian="normal" style:font-name-complex="Arial" style:font-weight-complex="normal"/>
    </style:style>
    <style:style style:name="P434" style:family="paragraph" style:parent-style-name="Standard">
      <style:text-properties style:font-name="Arial" fo:font-weight="normal" officeooo:rsid="0018f125" officeooo:paragraph-rsid="001c36ae" style:font-weight-asian="normal" style:font-weight-complex="normal"/>
    </style:style>
    <style:style style:name="P43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4d26" officeooo:paragraph-rsid="00204efc" style:font-name-asian="Arial" style:font-weight-asian="normal" style:font-name-complex="Arial" style:font-weight-complex="normal"/>
    </style:style>
    <style:style style:name="P43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7a6c" officeooo:paragraph-rsid="00204efc" style:font-name-asian="Arial" style:font-weight-asian="normal" style:font-name-complex="Arial" style:font-weight-complex="normal"/>
    </style:style>
    <style:style style:name="P43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1da73" officeooo:paragraph-rsid="001b0bf1" style:font-size-asian="12pt" style:font-name-complex="Arial"/>
    </style:style>
    <style:style style:name="P438" style:family="paragraph" style:parent-style-name="Standard">
      <style:text-properties style:font-name="Arial" fo:font-size="12pt" officeooo:paragraph-rsid="001b0bf1" style:font-size-asian="12pt" style:font-name-complex="Arial"/>
    </style:style>
    <style:style style:name="P43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35d62" officeooo:paragraph-rsid="001b0bf1" style:font-size-asian="12pt" style:font-name-complex="Arial"/>
    </style:style>
    <style:style style:name="P44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35d62" officeooo:paragraph-rsid="001bdabf" style:font-size-asian="12pt" style:font-name-complex="Arial"/>
    </style:style>
    <style:style style:name="P441" style:family="paragraph" style:parent-style-name="Standard">
      <style:text-properties style:font-name="Arial" fo:font-size="12pt" officeooo:paragraph-rsid="001bdabf" style:font-size-asian="12pt" style:font-name-complex="Arial"/>
    </style:style>
    <style:style style:name="P44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4cba4" officeooo:paragraph-rsid="001bdabf" style:font-size-asian="12pt" style:font-name-complex="Arial"/>
    </style:style>
    <style:style style:name="P44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56013" officeooo:paragraph-rsid="001bdabf" style:font-size-asian="12pt" style:font-name-complex="Arial"/>
    </style:style>
    <style:style style:name="P44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56013" officeooo:paragraph-rsid="001c36ae" style:font-size-asian="12pt" style:font-name-complex="Arial"/>
    </style:style>
    <style:style style:name="P44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031b" officeooo:paragraph-rsid="001bdabf" style:font-size-asian="12pt" style:font-name-complex="Arial"/>
    </style:style>
    <style:style style:name="P44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6054" officeooo:paragraph-rsid="001bdabf" style:font-size-asian="12pt" style:font-name-complex="Arial"/>
    </style:style>
    <style:style style:name="P44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e325" officeooo:paragraph-rsid="001bdabf" style:font-size-asian="12pt" style:font-name-complex="Arial"/>
    </style:style>
    <style:style style:name="P44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5060" officeooo:paragraph-rsid="001bdabf" style:font-size-asian="12pt" style:font-name-complex="Arial"/>
    </style:style>
    <style:style style:name="P449" style:family="paragraph" style:parent-style-name="Standard">
      <style:text-properties style:font-name="Arial" fo:font-size="12pt" officeooo:paragraph-rsid="001c36ae" style:font-size-asian="12pt" style:font-name-complex="Arial"/>
    </style:style>
    <style:style style:name="P45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e0b4" officeooo:paragraph-rsid="001c36ae" style:font-size-asian="12pt" style:font-name-complex="Arial"/>
    </style:style>
    <style:style style:name="P45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d637" officeooo:paragraph-rsid="001c36ae" style:font-size-asian="12pt" style:font-name-complex="Arial"/>
    </style:style>
    <style:style style:name="P45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95ea" officeooo:paragraph-rsid="001c36ae" style:font-size-asian="12pt" style:font-name-complex="Arial"/>
    </style:style>
    <style:style style:name="P45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c3c0" officeooo:paragraph-rsid="001c36ae" style:font-size-asian="12pt" style:font-name-complex="Arial"/>
    </style:style>
    <style:style style:name="P45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2d63" officeooo:paragraph-rsid="001c36ae" style:font-size-asian="12pt" style:font-name-complex="Arial"/>
    </style:style>
    <style:style style:name="P45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4349" officeooo:paragraph-rsid="001c36ae" style:font-size-asian="12pt" style:font-name-complex="Arial"/>
    </style:style>
    <style:style style:name="P45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20187" officeooo:paragraph-rsid="001c36ae" style:font-size-asian="12pt" style:font-name-complex="Arial"/>
    </style:style>
    <style:style style:name="P45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38bdb" officeooo:paragraph-rsid="001c36ae" style:font-size-asian="12pt" style:font-name-complex="Arial"/>
    </style:style>
    <style:style style:name="P45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13ec" officeooo:paragraph-rsid="001c36ae" style:font-size-asian="12pt" style:font-name-complex="Arial"/>
    </style:style>
    <style:style style:name="P45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8f125" officeooo:paragraph-rsid="001c36ae" style:font-size-asian="12pt" style:font-name-complex="Arial"/>
    </style:style>
    <style:style style:name="P46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0848" officeooo:paragraph-rsid="001c36ae" style:font-size-asian="12pt" style:font-name-complex="Arial"/>
    </style:style>
    <style:style style:name="P46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11c7" officeooo:paragraph-rsid="001c36ae" style:font-size-asian="12pt" style:font-name-complex="Arial"/>
    </style:style>
    <style:style style:name="P462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c36ae" style:font-size-asian="12pt" style:font-name-complex="Arial"/>
    </style:style>
    <style:style style:name="P46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b46f" officeooo:paragraph-rsid="001c36ae" style:font-size-asian="12pt" style:font-name-complex="Arial"/>
    </style:style>
    <style:style style:name="P46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6707" officeooo:paragraph-rsid="001c36ae" style:font-size-asian="12pt" style:font-name-complex="Arial"/>
    </style:style>
    <style:style style:name="P46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01f4" officeooo:paragraph-rsid="001c36ae" style:font-size-asian="12pt" style:font-name-complex="Arial"/>
    </style:style>
    <style:style style:name="P46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8dd2" officeooo:paragraph-rsid="001c36ae" style:font-size-asian="12pt" style:font-name-complex="Arial"/>
    </style:style>
    <style:style style:name="P46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ab64" officeooo:paragraph-rsid="001c36ae" style:font-size-asian="12pt" style:font-name-complex="Arial"/>
    </style:style>
    <style:style style:name="P46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f3159" officeooo:paragraph-rsid="001c36ae" style:font-size-asian="12pt" style:font-name-complex="Arial"/>
    </style:style>
    <style:style style:name="P469" style:family="paragraph" style:parent-style-name="Standard">
      <style:text-properties style:font-name="Arial" fo:font-size="12pt" officeooo:rsid="00204205" officeooo:paragraph-rsid="00204efc" style:font-size-asian="12pt" style:font-name-complex="Arial"/>
    </style:style>
    <style:style style:name="P470" style:family="paragraph" style:parent-style-name="Standard">
      <style:text-properties style:font-name="Arial" fo:font-size="12pt" officeooo:paragraph-rsid="00204efc" style:font-size-asian="12pt" style:font-name-complex="Arial"/>
    </style:style>
    <style:style style:name="P471" style:family="paragraph" style:parent-style-name="Standard">
      <style:text-properties style:font-name="Arial" fo:font-size="12pt" officeooo:rsid="002162f4" officeooo:paragraph-rsid="002162f4" style:font-size-asian="12pt" style:font-name-complex="Arial" style:font-size-complex="12pt"/>
    </style:style>
    <style:style style:name="P472" style:family="paragraph" style:parent-style-name="Standard">
      <style:text-properties style:font-name="Arial" fo:font-size="12pt" officeooo:rsid="00233a60" officeooo:paragraph-rsid="00233a60" style:font-size-asian="12pt" style:font-name-complex="Arial" style:font-size-complex="12pt"/>
    </style:style>
    <style:style style:name="P473" style:family="paragraph" style:parent-style-name="Standard">
      <style:paragraph-properties fo:text-align="justify" style:justify-single-word="false"/>
      <style:text-properties style:font-name="Arial" fo:font-size="12pt" officeooo:rsid="0015d794" officeooo:paragraph-rsid="00204efc" style:font-size-asian="12pt" style:font-name-complex="Arial" style:font-size-complex="12pt"/>
    </style:style>
    <style:style style:name="P474" style:family="paragraph" style:parent-style-name="Standard">
      <style:paragraph-properties fo:text-align="justify" style:justify-single-word="false"/>
      <style:text-properties style:font-name="Arial" fo:font-size="12pt" officeooo:rsid="0013f9de" officeooo:paragraph-rsid="00204efc" style:font-size-asian="12pt" style:font-name-complex="Arial" style:font-size-complex="12pt"/>
    </style:style>
    <style:style style:name="P475" style:family="paragraph" style:parent-style-name="Standard">
      <style:text-properties style:font-name="Arial" fo:font-size="12pt" officeooo:rsid="0026e3da" officeooo:paragraph-rsid="0026e3da" style:font-size-asian="12pt" style:font-name-complex="Arial"/>
    </style:style>
    <style:style style:name="P47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da73" officeooo:paragraph-rsid="001b0bf1" style:font-size-asian="12pt" style:font-weight-asian="bold" style:font-name-complex="Arial"/>
    </style:style>
    <style:style style:name="P47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b0bf1" style:font-size-asian="12pt" style:font-weight-asian="bold" style:font-name-complex="Arial"/>
    </style:style>
    <style:style style:name="P47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bdabf" style:font-size-asian="12pt" style:font-weight-asian="bold" style:font-name-complex="Arial"/>
    </style:style>
    <style:style style:name="P47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c36ae" style:font-size-asian="12pt" style:font-weight-asian="bold" style:font-name-complex="Arial"/>
    </style:style>
    <style:style style:name="P48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204efc" style:font-size-asian="12pt" style:font-weight-asian="bold" style:font-name-complex="Arial"/>
    </style:style>
    <style:style style:name="P48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b0bf1" officeooo:paragraph-rsid="001b0bf1" style:font-size-asian="12pt" style:font-weight-asian="bold" style:font-name-complex="Arial"/>
    </style:style>
    <style:style style:name="P48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4cba4" officeooo:paragraph-rsid="001bdabf" style:font-size-asian="12pt" style:font-weight-asian="bold" style:font-name-complex="Arial"/>
    </style:style>
    <style:style style:name="P48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56013" officeooo:paragraph-rsid="001bdabf" style:font-size-asian="12pt" style:font-weight-asian="bold" style:font-name-complex="Arial"/>
    </style:style>
    <style:style style:name="P48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56013" officeooo:paragraph-rsid="001c36ae" style:font-size-asian="12pt" style:font-weight-asian="bold" style:font-name-complex="Arial"/>
    </style:style>
    <style:style style:name="P48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031b" officeooo:paragraph-rsid="001bdabf" style:font-size-asian="12pt" style:font-weight-asian="bold" style:font-name-complex="Arial"/>
    </style:style>
    <style:style style:name="P48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6054" officeooo:paragraph-rsid="001bdabf" style:font-size-asian="12pt" style:font-weight-asian="bold" style:font-name-complex="Arial"/>
    </style:style>
    <style:style style:name="P48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7e325" officeooo:paragraph-rsid="001bdabf" style:font-size-asian="12pt" style:font-weight-asian="bold" style:font-name-complex="Arial"/>
    </style:style>
    <style:style style:name="P48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0b4" officeooo:paragraph-rsid="001c36ae" style:font-size-asian="12pt" style:font-weight-asian="bold" style:font-name-complex="Arial"/>
    </style:style>
    <style:style style:name="P48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d637" officeooo:paragraph-rsid="001c36ae" style:font-size-asian="12pt" style:font-weight-asian="bold" style:font-name-complex="Arial"/>
    </style:style>
    <style:style style:name="P49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95ea" officeooo:paragraph-rsid="001c36ae" style:font-size-asian="12pt" style:font-weight-asian="bold" style:font-name-complex="Arial"/>
    </style:style>
    <style:style style:name="P49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c3c0" officeooo:paragraph-rsid="001c36ae" style:font-size-asian="12pt" style:font-weight-asian="bold" style:font-name-complex="Arial"/>
    </style:style>
    <style:style style:name="P49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02d63" officeooo:paragraph-rsid="001c36ae" style:font-size-asian="12pt" style:font-weight-asian="bold" style:font-name-complex="Arial"/>
    </style:style>
    <style:style style:name="P49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0187" officeooo:paragraph-rsid="001c36ae" style:font-size-asian="12pt" style:font-weight-asian="bold" style:font-name-complex="Arial"/>
    </style:style>
    <style:style style:name="P49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8bdb" officeooo:paragraph-rsid="001c36ae" style:font-size-asian="12pt" style:font-weight-asian="bold" style:font-name-complex="Arial"/>
    </style:style>
    <style:style style:name="P49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13ec" officeooo:paragraph-rsid="001c36ae" style:font-size-asian="12pt" style:font-weight-asian="bold" style:font-name-complex="Arial"/>
    </style:style>
    <style:style style:name="P49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5453" officeooo:paragraph-rsid="001c36ae" style:font-size-asian="12pt" style:font-weight-asian="bold" style:font-name-complex="Arial"/>
    </style:style>
    <style:style style:name="P49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a671" officeooo:paragraph-rsid="001c36ae" style:font-size-asian="12pt" style:font-weight-asian="bold" style:font-name-complex="Arial"/>
    </style:style>
    <style:style style:name="P49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8ccd" officeooo:paragraph-rsid="001c36ae" style:font-size-asian="12pt" style:font-weight-asian="bold" style:font-name-complex="Arial"/>
    </style:style>
    <style:style style:name="P49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f125" officeooo:paragraph-rsid="001c36ae" style:font-size-asian="12pt" style:font-weight-asian="bold" style:font-name-complex="Arial"/>
    </style:style>
    <style:style style:name="P50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0848" officeooo:paragraph-rsid="001c36ae" style:font-size-asian="12pt" style:font-weight-asian="bold" style:font-name-complex="Arial"/>
    </style:style>
    <style:style style:name="P50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11c7" officeooo:paragraph-rsid="001c36ae" style:font-size-asian="12pt" style:font-weight-asian="bold" style:font-name-complex="Arial"/>
    </style:style>
    <style:style style:name="P50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b46f" officeooo:paragraph-rsid="001c36ae" style:font-size-asian="12pt" style:font-weight-asian="bold" style:font-name-complex="Arial"/>
    </style:style>
    <style:style style:name="P50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6707" officeooo:paragraph-rsid="001c36ae" style:font-size-asian="12pt" style:font-weight-asian="bold" style:font-name-complex="Arial"/>
    </style:style>
    <style:style style:name="P50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01f4" officeooo:paragraph-rsid="001c36ae" style:font-size-asian="12pt" style:font-weight-asian="bold" style:font-name-complex="Arial"/>
    </style:style>
    <style:style style:name="P50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8dd2" officeooo:paragraph-rsid="001c36ae" style:font-size-asian="12pt" style:font-weight-asian="bold" style:font-name-complex="Arial"/>
    </style:style>
    <style:style style:name="P50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ab64" officeooo:paragraph-rsid="001c36ae" style:font-size-asian="12pt" style:font-weight-asian="bold" style:font-name-complex="Arial"/>
    </style:style>
    <style:style style:name="P50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3159" officeooo:paragraph-rsid="001c36ae" style:font-size-asian="12pt" style:font-weight-asian="bold" style:font-name-complex="Arial"/>
    </style:style>
    <style:style style:name="P50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5f44" officeooo:paragraph-rsid="00204efc" style:font-size-asian="12pt" style:font-weight-asian="bold" style:font-name-complex="Arial"/>
    </style:style>
    <style:style style:name="P50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8faa4" officeooo:paragraph-rsid="00204efc" style:font-size-asian="12pt" style:font-weight-asian="bold" style:font-name-complex="Arial"/>
    </style:style>
    <style:style style:name="P51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6cb" officeooo:paragraph-rsid="00204efc" style:font-size-asian="12pt" style:font-weight-asian="bold" style:font-name-complex="Arial"/>
    </style:style>
    <style:style style:name="P51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335d" officeooo:paragraph-rsid="00204efc" style:font-size-asian="12pt" style:font-weight-asian="bold" style:font-name-complex="Arial"/>
    </style:style>
    <style:style style:name="P5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db37" officeooo:paragraph-rsid="00204efc" style:font-size-asian="12pt" style:font-weight-asian="bold" style:font-name-complex="Arial"/>
    </style:style>
    <style:style style:name="P5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588a" officeooo:paragraph-rsid="00204efc" style:font-size-asian="12pt" style:font-weight-asian="bold" style:font-name-complex="Arial"/>
    </style:style>
    <style:style style:name="P5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7a6c" officeooo:paragraph-rsid="00204efc" style:font-size-asian="12pt" style:font-weight-asian="bold" style:font-name-complex="Arial"/>
    </style:style>
    <style:style style:name="P5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f9de" officeooo:paragraph-rsid="00204efc" style:font-size-asian="12pt" style:font-weight-asian="bold" style:font-name-complex="Arial"/>
    </style:style>
    <style:style style:name="P5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d794" officeooo:paragraph-rsid="00204efc" style:font-size-asian="12pt" style:font-weight-asian="bold" style:font-name-complex="Arial"/>
    </style:style>
    <style:style style:name="P5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6711a" officeooo:paragraph-rsid="00204efc" style:font-size-asian="12pt" style:font-weight-asian="bold" style:font-name-complex="Arial"/>
    </style:style>
    <style:style style:name="P518" style:family="paragraph" style:parent-style-name="Standard">
      <style:text-properties style:font-name="Arial" fo:font-size="12pt" officeooo:rsid="00204efc" officeooo:paragraph-rsid="00204efc" style:font-size-asian="10.5pt" style:font-name-complex="Arial" style:font-size-complex="12pt"/>
    </style:style>
    <style:style style:name="P519" style:family="paragraph" style:parent-style-name="Standard">
      <style:text-properties style:font-name="Arial" fo:font-size="12pt" officeooo:rsid="002162f4" officeooo:paragraph-rsid="002162f4" style:font-size-asian="10.5pt" style:font-name-complex="Arial" style:font-size-complex="12pt"/>
    </style:style>
    <style:style style:name="P520" style:family="paragraph" style:parent-style-name="Standard">
      <style:text-properties style:font-name="Arial" fo:font-size="12pt" fo:font-style="normal" officeooo:rsid="00233a60" officeooo:paragraph-rsid="00233a60" style:font-size-asian="12pt" style:font-style-asian="normal" style:font-name-complex="Arial" style:font-size-complex="12pt" style:font-style-complex="normal"/>
    </style:style>
    <style:style style:name="P521" style:family="paragraph" style:parent-style-name="Standard">
      <style:text-properties style:font-name="Arial" fo:font-size="12pt" fo:font-style="normal" officeooo:rsid="00233a60" officeooo:paragraph-rsid="00233a60" style:font-size-asian="10.5pt" style:font-style-asian="normal" style:font-name-complex="Arial" style:font-size-complex="12pt" style:font-style-complex="normal"/>
    </style:style>
    <style:style style:name="P522" style:family="paragraph" style:parent-style-name="Standard">
      <style:paragraph-properties fo:text-align="justify" style:justify-single-word="false" style:snap-to-layout-grid="false"/>
      <style:text-properties style:font-name="Arial" style:text-underline-style="none" fo:font-weight="normal" officeooo:rsid="001513ec" officeooo:paragraph-rsid="001c36ae" style:font-weight-asian="normal" style:font-name-complex="Arial" style:font-weight-complex="normal"/>
    </style:style>
    <style:style style:name="P523" style:family="paragraph" style:parent-style-name="Standard">
      <style:paragraph-properties fo:text-align="justify" style:justify-single-word="false" style:snap-to-layout-grid="false"/>
      <style:text-properties style:font-name="Arial" style:text-underline-style="none" fo:font-weight="normal" officeooo:rsid="00074d26" officeooo:paragraph-rsid="00204efc" style:font-weight-asian="normal" style:font-name-complex="Arial" style:font-weight-complex="normal"/>
    </style:style>
    <style:style style:name="P524" style:family="paragraph" style:parent-style-name="Standard">
      <style:text-properties style:font-name="Arial" fo:font-size="3pt" officeooo:paragraph-rsid="001c36ae" style:font-size-asian="2.59999990463257pt" style:font-name-complex="Arial" style:font-size-complex="3pt"/>
    </style:style>
    <style:style style:name="P525" style:family="paragraph" style:parent-style-name="Standard">
      <style:paragraph-properties fo:text-align="justify" style:justify-single-word="false"/>
      <style:text-properties style:font-name="Arial" fo:font-size="3pt" officeooo:paragraph-rsid="001c36ae" style:font-size-asian="2.59999990463257pt" style:font-name-complex="Arial" style:font-size-complex="3pt"/>
    </style:style>
    <style:style style:name="P526" style:family="paragraph" style:parent-style-name="Standard">
      <style:paragraph-properties fo:text-align="justify" style:justify-single-word="false"/>
      <style:text-properties style:font-name="Arial" fo:font-size="3pt" officeooo:paragraph-rsid="00204efc" style:font-size-asian="2.59999990463257pt" style:font-name-complex="Arial" style:font-size-complex="3pt"/>
    </style:style>
    <style:style style:name="P527" style:family="paragraph" style:parent-style-name="Standard">
      <style:text-properties style:font-name="Arial" fo:font-size="3pt" officeooo:rsid="001ce6df" officeooo:paragraph-rsid="001ce6df" style:font-size-asian="2.59999990463257pt" style:font-name-complex="Arial" style:font-size-complex="3pt"/>
    </style:style>
    <style:style style:name="P528" style:family="paragraph" style:parent-style-name="Standard">
      <style:text-properties style:font-name="Arial" fo:font-size="3pt" officeooo:paragraph-rsid="00204efc" style:font-size-asian="2.59999990463257pt" style:font-name-complex="Arial" style:font-size-complex="3pt"/>
    </style:style>
    <style:style style:name="P529" style:family="paragraph" style:parent-style-name="Standard">
      <style:paragraph-properties fo:text-align="justify" style:justify-single-word="false"/>
      <style:text-properties style:font-name="Arial" fo:font-style="italic" officeooo:paragraph-rsid="00204efc" style:font-style-asian="italic" style:font-name-complex="Arial"/>
    </style:style>
    <style:style style:name="P530" style:family="paragraph" style:parent-style-name="Standard">
      <style:paragraph-properties fo:text-align="justify" style:justify-single-word="false"/>
      <style:text-properties style:font-name="Arial" fo:font-style="italic" officeooo:rsid="000f588a" officeooo:paragraph-rsid="00204efc" style:font-style-asian="italic" style:font-name-complex="Arial"/>
    </style:style>
    <style:style style:name="P531" style:family="paragraph" style:parent-style-name="Standard">
      <style:paragraph-properties fo:text-align="justify" style:justify-single-word="false"/>
      <style:text-properties style:font-name="Arial" fo:font-style="italic" officeooo:rsid="00117a6c" officeooo:paragraph-rsid="00204efc" style:font-style-asian="italic" style:font-name-complex="Arial"/>
    </style:style>
    <style:style style:name="P532" style:family="paragraph" style:parent-style-name="Standard">
      <style:paragraph-properties fo:text-align="justify" style:justify-single-word="false"/>
      <style:text-properties style:font-name="Arial" fo:font-style="italic" officeooo:rsid="0015d794" officeooo:paragraph-rsid="00204efc" style:font-style-asian="italic" style:font-name-complex="Arial"/>
    </style:style>
    <style:style style:name="P533" style:family="paragraph" style:parent-style-name="Standard">
      <style:text-properties style:font-name="Arial" fo:font-style="italic" officeooo:paragraph-rsid="00204efc" style:font-style-asian="italic" style:font-name-complex="Arial"/>
    </style:style>
    <style:style style:name="P534" style:family="paragraph" style:parent-style-name="Standard">
      <style:paragraph-properties fo:text-align="justify" style:justify-single-word="false"/>
      <style:text-properties style:font-name="Arial" fo:font-size="9pt" officeooo:rsid="000c335d" officeooo:paragraph-rsid="00204efc" style:font-size-asian="9pt" style:font-name-complex="Arial"/>
    </style:style>
    <style:style style:name="P535" style:family="paragraph" style:parent-style-name="Standard">
      <style:paragraph-properties fo:text-align="justify" style:justify-single-word="false"/>
      <style:text-properties style:font-name="Arial" fo:font-size="8pt" fo:font-style="italic" officeooo:paragraph-rsid="00204efc" style:font-size-asian="8pt" style:font-style-asian="italic" style:font-name-complex="Arial"/>
    </style:style>
    <style:style style:name="P536" style:family="paragraph" style:parent-style-name="Standard">
      <style:paragraph-properties fo:text-align="justify" style:justify-single-word="false"/>
      <style:text-properties style:font-name="Arial" fo:font-size="8pt" fo:font-style="normal" officeooo:rsid="00074d26" officeooo:paragraph-rsid="00204efc" style:font-size-asian="8pt" style:font-style-asian="normal" style:font-name-complex="Arial" style:font-style-complex="normal"/>
    </style:style>
    <style:style style:name="P537" style:family="paragraph" style:parent-style-name="Standard">
      <style:paragraph-properties fo:text-align="justify" style:justify-single-word="false"/>
      <style:text-properties style:font-name="Arial" fo:font-size="8pt" fo:font-style="normal" officeooo:rsid="0008faa4" officeooo:paragraph-rsid="00204efc" style:font-size-asian="8pt" style:font-style-asian="normal" style:font-name-complex="Arial" style:font-style-complex="normal"/>
    </style:style>
    <style:style style:name="P538" style:family="paragraph" style:parent-style-name="Standard">
      <style:paragraph-properties fo:text-align="justify" style:justify-single-word="false"/>
      <style:text-properties style:font-name="Arial" fo:font-size="8pt" fo:font-style="normal" officeooo:paragraph-rsid="00204efc" style:font-size-asian="8pt" style:font-style-asian="normal" style:font-name-complex="Arial" style:font-style-complex="normal"/>
    </style:style>
    <style:style style:name="P539" style:family="paragraph" style:parent-style-name="Standard">
      <style:paragraph-properties fo:text-align="justify" style:justify-single-word="false"/>
      <style:text-properties style:font-name="Arial" fo:font-size="8pt" fo:font-style="normal" officeooo:rsid="000ae6cb" officeooo:paragraph-rsid="00204efc" style:font-size-asian="8pt" style:font-style-asian="normal" style:font-name-complex="Arial" style:font-style-complex="normal"/>
    </style:style>
    <style:style style:name="P540" style:family="paragraph" style:parent-style-name="Standard">
      <style:paragraph-properties fo:text-align="justify" style:justify-single-word="false"/>
      <style:text-properties style:font-name="Arial" fo:font-size="8pt" fo:font-style="normal" officeooo:rsid="000c335d" officeooo:paragraph-rsid="00204efc" style:font-size-asian="8pt" style:font-style-asian="normal" style:font-name-complex="Arial" style:font-style-complex="normal"/>
    </style:style>
    <style:style style:name="P541" style:family="paragraph" style:parent-style-name="Standard">
      <style:paragraph-properties fo:text-align="justify" style:justify-single-word="false"/>
      <style:text-properties style:font-name="Arial" fo:font-size="8pt" fo:font-style="normal" officeooo:rsid="000e11d6" officeooo:paragraph-rsid="00204efc" style:font-size-asian="8pt" style:font-style-asian="normal" style:font-name-complex="Arial" style:font-style-complex="normal"/>
    </style:style>
    <style:style style:name="P542" style:family="paragraph" style:parent-style-name="Standard">
      <style:paragraph-properties fo:text-align="justify" style:justify-single-word="false"/>
      <style:text-properties style:font-name="Arial" fo:font-size="8pt" fo:font-style="normal" officeooo:rsid="000f588a" officeooo:paragraph-rsid="00204efc" style:font-size-asian="8pt" style:font-style-asian="normal" style:font-name-complex="Arial" style:font-style-complex="normal"/>
    </style:style>
    <style:style style:name="P543" style:family="paragraph" style:parent-style-name="Standard">
      <style:paragraph-properties fo:text-align="justify" style:justify-single-word="false"/>
      <style:text-properties style:font-name="Arial" fo:font-size="8pt" fo:font-style="normal" officeooo:rsid="00174a3b" officeooo:paragraph-rsid="00204efc" style:font-size-asian="8pt" style:font-style-asian="normal" style:font-name-complex="Arial" style:font-style-complex="normal"/>
    </style:style>
    <style:style style:name="P544" style:family="paragraph" style:parent-style-name="Standard">
      <style:paragraph-properties fo:text-align="justify" style:justify-single-word="false"/>
      <style:text-properties style:font-name="Arial" fo:font-size="8pt" fo:font-style="normal" officeooo:rsid="0016711a" officeooo:paragraph-rsid="00204efc" style:font-size-asian="8pt" style:font-style-asian="normal" style:font-name-complex="Arial" style:font-style-complex="normal"/>
    </style:style>
    <style:style style:name="P545" style:family="paragraph" style:parent-style-name="Standard">
      <style:paragraph-properties fo:text-align="justify" style:justify-single-word="false"/>
      <style:text-properties style:font-name="Arial" fo:font-size="8pt" fo:font-style="normal" officeooo:rsid="0015d794" officeooo:paragraph-rsid="00204efc" style:font-size-asian="8pt" style:font-style-asian="normal" style:font-name-complex="Arial" style:font-style-complex="normal"/>
    </style:style>
    <style:style style:name="P546" style:family="paragraph" style:parent-style-name="Standard">
      <style:paragraph-properties fo:text-align="justify" style:justify-single-word="false"/>
      <style:text-properties style:font-name="Arial" fo:font-size="8pt" fo:font-style="normal" officeooo:rsid="0013f9de" officeooo:paragraph-rsid="00204efc" style:font-size-asian="8pt" style:font-style-asian="normal" style:font-name-complex="Arial" style:font-style-complex="normal"/>
    </style:style>
    <style:style style:name="P547" style:family="paragraph" style:parent-style-name="Standard">
      <style:paragraph-properties fo:text-align="justify" style:justify-single-word="false"/>
      <style:text-properties style:font-name="Arial" fo:font-size="8pt" fo:font-style="normal" officeooo:rsid="00128c19" officeooo:paragraph-rsid="00204efc" style:font-size-asian="8pt" style:font-style-asian="normal" style:font-name-complex="Arial" style:font-style-complex="normal"/>
    </style:style>
    <style:style style:name="P548" style:family="paragraph" style:parent-style-name="Standard">
      <style:paragraph-properties fo:text-align="justify" style:justify-single-word="false"/>
      <style:text-properties style:font-name="Arial" officeooo:rsid="00117a6c" officeooo:paragraph-rsid="00204efc" style:font-name-asian="Arial" style:font-name-complex="Arial"/>
    </style:style>
    <style:style style:name="P549" style:family="paragraph" style:parent-style-name="Standard">
      <style:paragraph-properties fo:text-align="justify" style:justify-single-word="false"/>
      <style:text-properties style:font-name="Arial" officeooo:paragraph-rsid="00204efc" style:font-name-asian="Arial" style:font-name-complex="Arial"/>
    </style:style>
    <style:style style:name="P550" style:family="paragraph" style:parent-style-name="Standard">
      <style:text-properties style:font-name="Arial" fo:font-style="normal" officeooo:rsid="0005ea0b" officeooo:paragraph-rsid="00204efc" style:font-style-asian="normal" style:font-name-complex="Arial" style:font-style-complex="normal"/>
    </style:style>
    <style:style style:name="P551" style:family="paragraph" style:parent-style-name="Standard">
      <style:paragraph-properties fo:text-align="justify" style:justify-single-word="false"/>
      <style:text-properties style:font-name="Arial" fo:font-style="normal" officeooo:rsid="0005ea0b" officeooo:paragraph-rsid="00204efc" style:font-style-asian="normal" style:font-name-complex="Arial" style:font-style-complex="normal"/>
    </style:style>
    <style:style style:name="P552" style:family="paragraph" style:parent-style-name="Standard">
      <style:text-properties style:font-name="Arial" fo:font-style="normal" officeooo:paragraph-rsid="00204efc" style:font-style-asian="normal" style:font-name-complex="Arial" style:font-style-complex="normal"/>
    </style:style>
    <style:style style:name="P553" style:family="paragraph" style:parent-style-name="Standard">
      <style:paragraph-properties style:snap-to-layout-grid="false"/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54" style:family="paragraph" style:parent-style-name="Standard"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55" style:family="paragraph" style:parent-style-name="Standard">
      <style:paragraph-properties fo:text-align="justify" style:justify-single-word="false"/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56" style:family="paragraph" style:parent-style-name="Standard">
      <style:paragraph-properties style:snap-to-layout-grid="false"/>
      <style:text-properties style:font-name="Arial" fo:font-style="normal" officeooo:rsid="002162f4" officeooo:paragraph-rsid="002162f4" style:font-style-asian="normal" style:font-name-complex="Arial" style:font-style-complex="normal"/>
    </style:style>
    <style:style style:name="P557" style:family="paragraph" style:parent-style-name="Standard"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58" style:family="paragraph" style:parent-style-name="Standard">
      <style:paragraph-properties style:snap-to-layout-grid="false"/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59" style:family="paragraph" style:parent-style-name="Standard">
      <style:paragraph-properties fo:text-align="justify" style:justify-single-word="false"/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60" style:family="paragraph" style:parent-style-name="Standard">
      <style:paragraph-properties fo:text-align="justify" style:justify-single-word="false"/>
      <style:text-properties style:font-name="Arial" fo:font-style="normal" officeooo:rsid="000ae6cb" officeooo:paragraph-rsid="00204efc" style:font-style-asian="normal" style:font-name-complex="Arial" style:font-style-complex="normal"/>
    </style:style>
    <style:style style:name="P561" style:family="paragraph" style:parent-style-name="Standard">
      <style:paragraph-properties fo:text-align="justify" style:justify-single-word="false"/>
      <style:text-properties style:font-name="Arial" fo:font-style="normal" officeooo:rsid="000c335d" officeooo:paragraph-rsid="00204efc" style:font-style-asian="normal" style:font-name-complex="Arial" style:font-style-complex="normal"/>
    </style:style>
    <style:style style:name="P562" style:family="paragraph" style:parent-style-name="Standard">
      <style:text-properties style:font-name="Arial" fo:font-style="normal" officeooo:rsid="000c335d" officeooo:paragraph-rsid="00204efc" style:font-style-asian="normal" style:font-name-complex="Arial" style:font-style-complex="normal"/>
    </style:style>
    <style:style style:name="P563" style:family="paragraph" style:parent-style-name="Standard">
      <style:paragraph-properties style:snap-to-layout-grid="false"/>
      <style:text-properties style:font-name="Arial" fo:font-style="normal" officeooo:rsid="00233a60" officeooo:paragraph-rsid="00233a60" style:font-style-asian="normal" style:font-name-complex="Arial" style:font-style-complex="normal"/>
    </style:style>
    <style:style style:name="P564" style:family="paragraph" style:parent-style-name="Standard">
      <style:text-properties style:font-name="Arial" fo:font-style="normal" officeooo:rsid="00233a60" officeooo:paragraph-rsid="00233a60" style:font-style-asian="normal" style:font-name-complex="Arial" style:font-style-complex="normal"/>
    </style:style>
    <style:style style:name="P565" style:family="paragraph" style:parent-style-name="Standard">
      <style:text-properties style:font-name="Arial" fo:font-style="normal" officeooo:rsid="000f588a" officeooo:paragraph-rsid="00204efc" style:font-style-asian="normal" style:font-name-complex="Arial" style:font-style-complex="normal"/>
    </style:style>
    <style:style style:name="P566" style:family="paragraph" style:parent-style-name="Standard">
      <style:paragraph-properties fo:text-align="justify" style:justify-single-word="false"/>
      <style:text-properties style:font-name="Arial" fo:font-style="normal" officeooo:rsid="000f588a" officeooo:paragraph-rsid="00204efc" style:font-style-asian="normal" style:font-name-complex="Arial" style:font-style-complex="normal"/>
    </style:style>
    <style:style style:name="P567" style:family="paragraph" style:parent-style-name="Standard"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68" style:family="paragraph" style:parent-style-name="Standard">
      <style:paragraph-properties fo:text-align="start" style:justify-single-word="false"/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69" style:family="paragraph" style:parent-style-name="Standard">
      <style:paragraph-properties fo:text-align="justify" style:justify-single-word="false"/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70" style:family="paragraph" style:parent-style-name="Standard">
      <style:text-properties style:font-name="Arial" fo:font-style="normal" officeooo:rsid="00174a3b" officeooo:paragraph-rsid="00204efc" style:font-style-asian="normal" style:font-name-complex="Arial" style:font-style-complex="normal"/>
    </style:style>
    <style:style style:name="P571" style:family="paragraph" style:parent-style-name="Standard">
      <style:paragraph-properties fo:text-align="justify" style:justify-single-word="false"/>
      <style:text-properties style:font-name="Arial" fo:font-style="normal" officeooo:rsid="00174a3b" officeooo:paragraph-rsid="00204efc" style:font-style-asian="normal" style:font-name-complex="Arial" style:font-style-complex="normal"/>
    </style:style>
    <style:style style:name="P572" style:family="paragraph" style:parent-style-name="Standard">
      <style:text-properties style:font-name="Arial" fo:font-style="normal" officeooo:rsid="00240c9b" officeooo:paragraph-rsid="00240c9b" style:font-style-asian="normal" style:font-name-complex="Arial" style:font-style-complex="normal"/>
    </style:style>
    <style:style style:name="P573" style:family="paragraph" style:parent-style-name="Standard">
      <style:paragraph-properties fo:text-align="justify" style:justify-single-word="false"/>
      <style:text-properties style:font-name="Arial" fo:font-style="normal" officeooo:rsid="0016711a" officeooo:paragraph-rsid="00204efc" style:font-style-asian="normal" style:font-name-complex="Arial" style:font-style-complex="normal"/>
    </style:style>
    <style:style style:name="P574" style:family="paragraph" style:parent-style-name="Standard">
      <style:text-properties style:font-name="Arial" fo:font-style="normal" officeooo:rsid="0016711a" officeooo:paragraph-rsid="00204efc" style:font-style-asian="normal" style:font-name-complex="Arial" style:font-style-complex="normal"/>
    </style:style>
    <style:style style:name="P575" style:family="paragraph" style:parent-style-name="Standard">
      <style:paragraph-properties fo:text-align="justify" style:justify-single-word="false"/>
      <style:text-properties style:font-name="Arial" fo:font-style="normal" officeooo:rsid="0015d794" officeooo:paragraph-rsid="00204efc" style:font-style-asian="normal" style:font-name-complex="Arial" style:font-style-complex="normal"/>
    </style:style>
    <style:style style:name="P576" style:family="paragraph" style:parent-style-name="Standard">
      <style:text-properties style:font-name="Arial" fo:font-style="normal" officeooo:rsid="0015d794" officeooo:paragraph-rsid="00204efc" style:font-style-asian="normal" style:font-name-complex="Arial" style:font-style-complex="normal"/>
    </style:style>
    <style:style style:name="P577" style:family="paragraph" style:parent-style-name="Standard">
      <style:paragraph-properties fo:text-align="justify" style:justify-single-word="false"/>
      <style:text-properties style:font-name="Arial" fo:font-style="normal" officeooo:rsid="0013f9de" officeooo:paragraph-rsid="00204efc" style:font-style-asian="normal" style:font-name-complex="Arial" style:font-style-complex="normal"/>
    </style:style>
    <style:style style:name="P578" style:family="paragraph" style:parent-style-name="Standard">
      <style:text-properties style:font-name="Arial" fo:font-style="normal" officeooo:rsid="0013f9de" officeooo:paragraph-rsid="00204efc" style:font-style-asian="normal" style:font-name-complex="Arial" style:font-style-complex="normal"/>
    </style:style>
    <style:style style:name="P579" style:family="paragraph" style:parent-style-name="Standard">
      <style:paragraph-properties fo:text-align="justify" style:justify-single-word="false"/>
      <style:text-properties style:font-name="Arial" fo:font-style="normal" officeooo:rsid="00117a6c" officeooo:paragraph-rsid="00204efc" style:font-style-asian="normal" style:font-name-complex="Arial" style:font-style-complex="normal"/>
    </style:style>
    <style:style style:name="P580" style:family="paragraph" style:parent-style-name="Standard">
      <style:text-properties style:font-name="Arial" fo:font-style="normal" officeooo:rsid="00117a6c" officeooo:paragraph-rsid="00204efc" style:font-style-asian="normal" style:font-name-complex="Arial" style:font-style-complex="normal"/>
    </style:style>
    <style:style style:name="P581" style:family="paragraph" style:parent-style-name="Standard">
      <style:text-properties style:font-name="Arial" fo:font-style="normal" fo:font-weight="bold" officeooo:paragraph-rsid="00204efc" style:font-style-asian="normal" style:font-weight-asian="bold" style:font-name-complex="Arial" style:font-style-complex="normal"/>
    </style:style>
    <style:style style:name="P582" style:family="paragraph" style:parent-style-name="Standard">
      <style:paragraph-properties fo:text-align="justify" style:justify-single-word="false" style:snap-to-layout-grid="false"/>
      <style:text-properties style:font-name="Arial" fo:font-style="normal" fo:font-weight="normal" officeooo:rsid="000ae6cb" officeooo:paragraph-rsid="00204efc" style:font-style-asian="normal" style:font-weight-asian="normal" style:font-name-complex="Arial" style:font-style-complex="normal" style:font-weight-complex="normal"/>
    </style:style>
    <style:style style:name="P583" style:family="paragraph" style:parent-style-name="Standard">
      <style:paragraph-properties fo:text-align="justify" style:justify-single-word="false" style:snap-to-layout-grid="false"/>
      <style:text-properties style:font-name="Arial" fo:font-style="normal" fo:font-weight="normal" officeooo:rsid="000fdb37" officeooo:paragraph-rsid="00204efc" style:font-style-asian="normal" style:font-weight-asian="normal" style:font-name-complex="Arial" style:font-style-complex="normal" style:font-weight-complex="normal"/>
    </style:style>
    <style:style style:name="P584" style:family="paragraph" style:parent-style-name="Standard">
      <style:text-properties officeooo:paragraph-rsid="001661da"/>
    </style:style>
    <style:style style:name="P585" style:family="paragraph" style:parent-style-name="Standard">
      <style:text-properties officeooo:paragraph-rsid="001b0bf1"/>
    </style:style>
    <style:style style:name="P586" style:family="paragraph" style:parent-style-name="Standard">
      <style:text-properties fo:font-size="3pt" officeooo:paragraph-rsid="001bdabf" style:font-size-asian="2.59999990463257pt" style:font-size-complex="3pt"/>
    </style:style>
    <style:style style:name="P587" style:family="paragraph" style:parent-style-name="Standard">
      <style:text-properties fo:font-size="3pt" officeooo:paragraph-rsid="001c36ae" style:font-size-asian="2.59999990463257pt" style:font-size-complex="3pt"/>
    </style:style>
    <style:style style:name="P588" style:family="paragraph" style:parent-style-name="Standard">
      <style:text-properties fo:font-size="3pt" officeooo:paragraph-rsid="001661da" style:font-size-asian="2.59999990463257pt" style:font-size-complex="3pt"/>
    </style:style>
    <style:style style:name="P589" style:family="paragraph" style:parent-style-name="Standard">
      <style:text-properties fo:font-size="3pt" officeooo:paragraph-rsid="00183822" style:font-size-asian="2.59999990463257pt" style:font-size-complex="3pt"/>
    </style:style>
    <style:style style:name="P590" style:family="paragraph" style:parent-style-name="Standard">
      <style:text-properties fo:font-size="3pt" officeooo:paragraph-rsid="0019c221" style:font-size-asian="2.59999990463257pt" style:font-size-complex="3pt"/>
    </style:style>
    <style:style style:name="P591" style:family="paragraph" style:parent-style-name="Standard">
      <style:text-properties fo:font-size="3pt" officeooo:paragraph-rsid="001a83ad" style:font-size-asian="2.59999990463257pt" style:font-size-complex="3pt"/>
    </style:style>
    <style:style style:name="P592" style:family="paragraph" style:parent-style-name="Standard">
      <style:text-properties officeooo:paragraph-rsid="001bdabf"/>
    </style:style>
    <style:style style:name="P593" style:family="paragraph" style:parent-style-name="Standard">
      <style:text-properties style:font-name="Comic Sans MS" officeooo:rsid="001bdabf" officeooo:paragraph-rsid="001c36ae"/>
    </style:style>
    <style:style style:name="P594" style:family="paragraph" style:parent-style-name="Standard">
      <style:text-properties style:font-name="Comic Sans MS" fo:font-size="12pt" officeooo:rsid="00204205" officeooo:paragraph-rsid="00204205" style:font-size-asian="12pt" style:font-name-complex="Arial"/>
    </style:style>
    <style:style style:name="P595" style:family="paragraph" style:parent-style-name="Standard">
      <style:text-properties officeooo:paragraph-rsid="001c36ae"/>
    </style:style>
    <style:style style:name="P596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1c36ae" style:font-weight-asian="normal" style:font-name-complex="Arial" style:font-weight-complex="normal"/>
    </style:style>
    <style:style style:name="P597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204efc" style:font-weight-asian="normal" style:font-name-complex="Arial" style:font-weight-complex="normal"/>
    </style:style>
    <style:style style:name="P598" style:family="paragraph" style:parent-style-name="Standard">
      <style:paragraph-properties fo:text-align="justify" style:justify-single-word="false"/>
      <style:text-properties officeooo:paragraph-rsid="001c36ae"/>
    </style:style>
    <style:style style:name="P599" style:family="paragraph" style:parent-style-name="Standard">
      <style:text-properties officeooo:paragraph-rsid="00204efc"/>
    </style:style>
    <style:style style:name="P600" style:family="paragraph" style:parent-style-name="Standard">
      <style:text-properties officeooo:paragraph-rsid="0019c221"/>
    </style:style>
    <style:style style:name="P601" style:family="paragraph" style:parent-style-name="Heading_20_3">
      <style:text-properties fo:font-style="normal" officeooo:rsid="0005ea0b" officeooo:paragraph-rsid="00204efc" style:font-style-asian="normal" style:font-style-complex="normal"/>
    </style:style>
    <style:style style:name="P602" style:family="paragraph" style:parent-style-name="Heading_20_3">
      <style:text-properties fo:font-style="normal" officeooo:rsid="0008faa4" officeooo:paragraph-rsid="00204efc" style:font-style-asian="normal" style:font-style-complex="normal"/>
    </style:style>
    <style:style style:name="P603" style:family="paragraph" style:parent-style-name="Heading_20_3">
      <style:text-properties fo:font-style="normal" officeooo:rsid="00095f44" officeooo:paragraph-rsid="00204efc" style:font-style-asian="normal" style:font-style-complex="normal"/>
    </style:style>
    <style:style style:name="P604" style:family="paragraph" style:parent-style-name="Heading_20_3">
      <style:text-properties fo:font-style="normal" officeooo:rsid="000c335d" officeooo:paragraph-rsid="00204efc" style:font-style-asian="normal" style:font-style-complex="normal"/>
    </style:style>
    <style:style style:name="P605" style:family="paragraph" style:parent-style-name="Heading_20_3">
      <style:text-properties fo:font-style="normal" officeooo:rsid="000f588a" officeooo:paragraph-rsid="00204efc" style:font-style-asian="normal" style:font-style-complex="normal"/>
    </style:style>
    <style:style style:name="P606" style:family="paragraph" style:parent-style-name="Heading_20_3">
      <style:text-properties fo:font-style="normal" officeooo:paragraph-rsid="00204efc" style:font-style-asian="normal" style:font-style-complex="normal"/>
    </style:style>
    <style:style style:name="P607" style:family="paragraph" style:parent-style-name="Heading_20_3">
      <style:text-properties fo:font-style="normal" officeooo:rsid="0013f9de" officeooo:paragraph-rsid="00204efc" style:font-style-asian="normal" style:font-style-complex="normal"/>
    </style:style>
    <style:style style:name="P608" style:family="paragraph" style:parent-style-name="Heading_20_3">
      <style:text-properties fo:font-style="normal" officeooo:rsid="000fdb37" officeooo:paragraph-rsid="00204efc" style:font-style-asian="normal" style:font-style-complex="normal"/>
    </style:style>
    <style:style style:name="T1" style:family="text">
      <style:text-properties officeooo:rsid="000573c7"/>
    </style:style>
    <style:style style:name="T2" style:family="text">
      <style:text-properties officeooo:rsid="00065e57"/>
    </style:style>
    <style:style style:name="T3" style:family="text">
      <style:text-properties officeooo:rsid="00083385"/>
    </style:style>
    <style:style style:name="T4" style:family="text">
      <style:text-properties officeooo:rsid="000dff90"/>
    </style:style>
    <style:style style:name="T5" style:family="text">
      <style:text-properties officeooo:rsid="000948aa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officeooo:rsid="00183822" style:font-name-complex="Arial"/>
    </style:style>
    <style:style style:name="T8" style:family="text">
      <style:text-properties officeooo:rsid="001838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3822" style:font-weight-asian="normal" style:font-weight-complex="normal"/>
    </style:style>
    <style:style style:name="T11" style:family="text">
      <style:text-properties fo:font-weight="normal" officeooo:rsid="001842b7" style:font-weight-asian="normal" style:font-weight-complex="normal"/>
    </style:style>
    <style:style style:name="T12" style:family="text">
      <style:text-properties fo:font-weight="normal" officeooo:rsid="00256013" style:font-weight-asian="normal" style:font-weight-complex="normal"/>
    </style:style>
    <style:style style:name="T13" style:family="text">
      <style:text-properties fo:font-weight="normal" officeooo:rsid="0008ef9e" style:font-weight-asian="normal" style:font-weight-complex="normal"/>
    </style:style>
    <style:style style:name="T14" style:family="text">
      <style:text-properties fo:font-weight="normal" officeooo:rsid="00095f44" style:font-name-asian="Arial" style:font-weight-asian="normal" style:font-weight-complex="normal"/>
    </style:style>
    <style:style style:name="T15" style:family="text">
      <style:text-properties officeooo:rsid="001842b7"/>
    </style:style>
    <style:style style:name="T16" style:family="text">
      <style:text-properties officeooo:rsid="00199e62"/>
    </style:style>
    <style:style style:name="T17" style:family="text">
      <style:text-properties officeooo:rsid="0019c2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20187" style:font-weight-asian="bold" style:font-weight-complex="bold"/>
    </style:style>
    <style:style style:name="T20" style:family="text">
      <style:text-properties officeooo:rsid="000d65a8"/>
    </style:style>
    <style:style style:name="T21" style:family="text">
      <style:text-properties officeooo:rsid="000f2b02"/>
    </style:style>
    <style:style style:name="T22" style:family="text">
      <style:text-properties officeooo:rsid="001f0196"/>
    </style:style>
    <style:style style:name="T23" style:family="text">
      <style:text-properties officeooo:rsid="000d95ea"/>
    </style:style>
    <style:style style:name="T24" style:family="text">
      <style:text-properties officeooo:rsid="001b0bf1"/>
    </style:style>
    <style:style style:name="T25" style:family="text">
      <style:text-properties officeooo:rsid="001f04df"/>
    </style:style>
    <style:style style:name="T26" style:family="text">
      <style:text-properties officeooo:rsid="0024cba4"/>
    </style:style>
    <style:style style:name="T27" style:family="text">
      <style:text-properties officeooo:rsid="001fee89"/>
    </style:style>
    <style:style style:name="T28" style:family="text">
      <style:text-properties officeooo:rsid="002017c1"/>
    </style:style>
    <style:style style:name="T29" style:family="text">
      <style:text-properties officeooo:rsid="0027e325"/>
    </style:style>
    <style:style style:name="T30" style:family="text">
      <style:text-properties officeooo:rsid="0028031b"/>
    </style:style>
    <style:style style:name="T31" style:family="text">
      <style:text-properties officeooo:rsid="0020ff8e"/>
    </style:style>
    <style:style style:name="T32" style:family="text">
      <style:text-properties officeooo:rsid="001c36ae"/>
    </style:style>
    <style:style style:name="T33" style:family="text">
      <style:text-properties officeooo:rsid="000ae0b4"/>
    </style:style>
    <style:style style:name="T34" style:family="text">
      <style:text-properties officeooo:rsid="000cd637"/>
    </style:style>
    <style:style style:name="T35" style:family="text">
      <style:text-properties officeooo:rsid="00102d63"/>
    </style:style>
    <style:style style:name="T36" style:family="text">
      <style:text-properties officeooo:rsid="00120187"/>
    </style:style>
    <style:style style:name="T37" style:family="text">
      <style:text-properties officeooo:rsid="001513ec"/>
    </style:style>
    <style:style style:name="T38" style:family="text">
      <style:text-properties officeooo:rsid="0017f587"/>
    </style:style>
    <style:style style:name="T39" style:family="text">
      <style:text-properties officeooo:rsid="00188ccd"/>
    </style:style>
    <style:style style:name="T40" style:family="text">
      <style:text-properties style:font-name="Comic Sans MS" officeooo:rsid="001bdabf"/>
    </style:style>
    <style:style style:name="T41" style:family="text">
      <style:text-properties style:font-name="Comic Sans MS" officeooo:rsid="001c36ae"/>
    </style:style>
    <style:style style:name="T42" style:family="text">
      <style:text-properties officeooo:rsid="000d8dd2"/>
    </style:style>
    <style:style style:name="T43" style:family="text">
      <style:text-properties officeooo:rsid="001c8ee4"/>
    </style:style>
    <style:style style:name="T44" style:family="text">
      <style:text-properties officeooo:rsid="001ce6df"/>
    </style:style>
    <style:style style:name="T45" style:family="text">
      <style:text-properties officeooo:rsid="001e5ede"/>
    </style:style>
    <style:style style:name="T46" style:family="text">
      <style:text-properties officeooo:rsid="001ffd84"/>
    </style:style>
    <style:style style:name="T47" style:family="text">
      <style:text-properties officeooo:rsid="00204205"/>
    </style:style>
    <style:style style:name="T48" style:family="text">
      <style:text-properties officeooo:rsid="00204efc"/>
    </style:style>
    <style:style style:name="T49" style:family="text">
      <style:text-properties officeooo:rsid="00074d26"/>
    </style:style>
    <style:style style:name="T50" style:family="text">
      <style:text-properties style:font-name-asian="Arial"/>
    </style:style>
    <style:style style:name="T51" style:family="text">
      <style:text-properties officeooo:rsid="0008faa4" style:font-name-asian="Arial"/>
    </style:style>
    <style:style style:name="T52" style:family="text">
      <style:text-properties officeooo:rsid="000ae6cb" style:font-name-asian="Arial"/>
    </style:style>
    <style:style style:name="T53" style:family="text">
      <style:text-properties officeooo:rsid="0013f9de" style:font-name-asian="Arial"/>
    </style:style>
    <style:style style:name="T54" style:family="text">
      <style:text-properties officeooo:rsid="00174a3b" style:font-name-asian="Arial"/>
    </style:style>
    <style:style style:name="T55" style:family="text">
      <style:text-properties officeooo:rsid="002162f4" style:font-name-asian="Arial"/>
    </style:style>
    <style:style style:name="T56" style:family="text">
      <style:text-properties officeooo:rsid="00095f44"/>
    </style:style>
    <style:style style:name="T57" style:family="text">
      <style:text-properties officeooo:rsid="0008faa4"/>
    </style:style>
    <style:style style:name="T58" style:family="text">
      <style:text-properties officeooo:rsid="000ae6cb"/>
    </style:style>
    <style:style style:name="T59" style:family="text">
      <style:text-properties officeooo:rsid="000fdb37"/>
    </style:style>
    <style:style style:name="T60" style:family="text">
      <style:text-properties officeooo:rsid="000c335d"/>
    </style:style>
    <style:style style:name="T61" style:family="text">
      <style:text-properties officeooo:rsid="000e11d6"/>
    </style:style>
    <style:style style:name="T62" style:family="text">
      <style:text-properties officeooo:rsid="000f588a"/>
    </style:style>
    <style:style style:name="T63" style:family="text">
      <style:text-properties officeooo:rsid="0013f9de"/>
    </style:style>
    <style:style style:name="T64" style:family="text">
      <style:text-properties officeooo:rsid="00117a6c"/>
    </style:style>
    <style:style style:name="T65" style:family="text">
      <style:text-properties officeooo:rsid="0015d794"/>
    </style:style>
    <style:style style:name="T66" style:family="text">
      <style:text-properties fo:font-style="italic" style:font-style-asian="italic"/>
    </style:style>
    <style:style style:name="T67" style:family="text">
      <style:text-properties fo:font-style="italic" officeooo:rsid="000fdb37" style:font-style-asian="italic"/>
    </style:style>
    <style:style style:name="T68" style:family="text">
      <style:text-properties officeooo:rsid="0016711a"/>
    </style:style>
    <style:style style:name="T69" style:family="text">
      <style:text-properties officeooo:rsid="0016a146"/>
    </style:style>
    <style:style style:name="T70" style:family="text">
      <style:text-properties officeooo:rsid="00174a3b"/>
    </style:style>
    <style:style style:name="T71" style:family="text">
      <style:text-properties officeooo:rsid="002162f4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officeooo:rsid="00233a60"/>
    </style:style>
    <style:style style:name="T74" style:family="text">
      <style:text-properties officeooo:rsid="00240c9b"/>
    </style:style>
    <style:style style:name="T75" style:family="text">
      <style:text-properties officeooo:rsid="0025be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2.2</text:p>
      <text:p text:style-name="P4">Ingeniería de requisitos: </text:p>
      <text:p text:style-name="P4">Modelo de casos de uso</text:p>
      <text:p text:style-name="P2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9 de Abril de 2018</text:p>
      <text:p text:style-name="P181"/>
      <text:p text:style-name="P1"/>
      <text:p text:style-name="P5">Índice</text:p>
      <text:p text:style-name="P1"/>
      <text:p text:style-name="P213">1. Descripción Casos de Uso</text:p>
      <text:p text:style-name="P1"><text:tab/><text:span text:style-name="T24">1.1. Gestión de Personal</text:span></text:p>
      <text:p text:style-name="P1"><text:tab/><text:span text:style-name="T24">1.2. Gestión de Sucursales</text:span></text:p>
      <text:p text:style-name="P1"><text:tab/><text:span text:style-name="T24">1.3. Gestión de Flota</text:span></text:p>
      <text:p text:style-name="P1"><text:tab/><text:span text:style-name="T24">1.4. Gestión de Almacén</text:span></text:p>
      <text:p text:style-name="P1"><text:tab/><text:span text:style-name="T24">1.5. Gestión de Transporte</text:span></text:p>
      <text:p text:style-name="P1"><text:tab/><text:span text:style-name="T24">1.6. Atención de clientes </text:span></text:p>
      <text:p text:style-name="P213"><text:tab/><text:span text:style-name="T47">1.7. Servicios Web</text:span></text:p>
      <text:p text:style-name="P214">2. Diagrama de Actividad</text:p>
      <text:p text:style-name="P214">3. Glosa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1"><text:soft-page-break/>1. Descripción casos de uso</text:p>
      <text:p text:style-name="P212">1.1. Gestión de personal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row table:style-name="Tabla1.1">
          <table:table-cell table:style-name="Tabla1.A1" office:value-type="string">
            <text:h text:style-name="P192" text:outline-level="1">Caso de Uso</text:h>
          </table:table-cell>
          <table:table-cell table:style-name="Tabla1.B1" table:number-columns-spanned="4" office:value-type="string">
            <text:p text:style-name="P9">Alta empleado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9">CU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43">Actores</text:p>
          </table:table-cell>
          <table:table-cell table:style-name="Tabla1.B2" table:number-columns-spanned="7" office:value-type="string">
            <text:p text:style-name="P78">Empleado(principal), Oficinista(<text:span text:style-name="T1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3">Tipo</text:p>
          </table:table-cell>
          <table:table-cell table:style-name="Tabla1.B3" table:number-columns-spanned="7" office:value-type="string">
            <text:p text:style-name="P7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3">Referencias</text:p>
          </table:table-cell>
          <table:table-cell table:style-name="Tabla1.B4" table:number-columns-spanned="2" office:value-type="string">
            <text:p text:style-name="P80">RF-1</text:p>
          </table:table-cell>
          <table:covered-table-cell/>
          <table:table-cell table:style-name="Tabla1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3">Precondición</text:p>
          </table:table-cell>
          <table:table-cell table:style-name="Tabla1.B5" table:number-columns-spanned="7" office:value-type="string">
            <text:p text:style-name="P79">No formar parte de <text:span text:style-name="T2">los</text:span> empleados de la empresa en cuest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3">Postcondición</text:p>
          </table:table-cell>
          <table:table-cell table:style-name="Tabla1.B6" table:number-columns-spanned="7" office:value-type="string">
            <text:p text:style-name="P79">El empleado forma parte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3">Autor</text:p>
          </table:table-cell>
          <table:table-cell table:style-name="Tabla1.B7" office:value-type="string">
            <text:p text:style-name="P78">Elena Cantero Molina</text:p>
          </table:table-cell>
          <table:table-cell table:style-name="Tabla1.C7" table:number-columns-spanned="2" office:value-type="string">
            <text:h text:style-name="P192" text:outline-level="1">Fecha</text:h>
          </table:table-cell>
          <table:covered-table-cell/>
          <table:table-cell table:style-name="Tabla1.E7" table:number-columns-spanned="2" office:value-type="string">
            <text:p text:style-name="P9">02/04/2018</text:p>
          </table:table-cell>
          <table:covered-table-cell/>
          <table:table-cell table:style-name="Tabla1.G7" office:value-type="string">
            <text:h text:style-name="P192" text:outline-level="1">Versión</text:h>
          </table:table-cell>
          <table:table-cell table:style-name="Tabla1.H7" office:value-type="string">
            <text:p text:style-name="P9">1.0</text:p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5">Propósito</text:p>
          </table:table-cell>
        </table:table-row>
        <table:table-row table:style-name="Tabla2.1">
          <table:table-cell table:style-name="Tabla2.A2" office:value-type="string">
            <text:p text:style-name="P124">Incluir un nuevo empleado en la empresa</text:p>
          </table:table-cell>
        </table:table-row>
      </table:table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5">Resumen</text:p>
          </table:table-cell>
        </table:table-row>
        <table:table-row table:style-name="Tabla3.1">
          <table:table-cell table:style-name="Tabla3.A2" office:value-type="string">
            <text:p text:style-name="P124">Se incluye un nuevo empleado en el sistema, con sus datos correspondientes para poder identificarlo y que lleve a cabo sus respectivas tareas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25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46">1</text:p>
          </table:table-cell>
          <table:table-cell table:style-name="Tabla4.B2" office:value-type="string">
            <text:p text:style-name="P81">Empleado: Pide ser empleado de la empresa</text:p>
          </table:table-cell>
          <table:table-cell table:style-name="Tabla4.C2" office:value-type="string">
            <text:p text:style-name="P44"/>
          </table:table-cell>
          <table:table-cell table:style-name="Tabla4.D2" office:value-type="string">
            <text:p text:style-name="P49"/>
          </table:table-cell>
        </table:table-row>
        <table:table-row table:style-name="Tabla4.2">
          <table:table-cell table:style-name="Tabla4.A3" office:value-type="string">
            <text:p text:style-name="P146">2</text:p>
          </table:table-cell>
          <table:table-cell table:style-name="Tabla4.B3" office:value-type="string">
            <text:p text:style-name="P81">Oficinista: Solicita dar de alta a un nuevo empleado</text:p>
          </table:table-cell>
          <table:table-cell table:style-name="Tabla4.C3" office:value-type="string">
            <text:p text:style-name="P54">3</text:p>
          </table:table-cell>
          <table:table-cell table:style-name="Tabla4.D3" office:value-type="string">
            <text:p text:style-name="P81">Solicita los datos personales del empleado</text:p>
          </table:table-cell>
        </table:table-row>
        <table:table-row table:style-name="Tabla4.2">
          <table:table-cell table:style-name="Tabla4.A4" office:value-type="string">
            <text:p text:style-name="P146">4</text:p>
          </table:table-cell>
          <table:table-cell table:style-name="Tabla4.B4" office:value-type="string">
            <text:p text:style-name="P81">Empleado: Aporta la documentación necesaria para ser empleado</text:p>
          </table:table-cell>
          <table:table-cell table:style-name="Tabla4.C4" office:value-type="string">
            <text:p text:style-name="P54"/>
          </table:table-cell>
          <table:table-cell table:style-name="Tabla4.D4" office:value-type="string">
            <text:p text:style-name="P81"/>
          </table:table-cell>
        </table:table-row>
        <table:table-row table:style-name="Tabla4.2">
          <table:table-cell table:style-name="Tabla4.A5" office:value-type="string">
            <text:p text:style-name="P146">5</text:p>
          </table:table-cell>
          <table:table-cell table:style-name="Tabla4.B5" office:value-type="string">
            <text:p text:style-name="P81">Oficinista: Comprueba los datos presentado y los introduce en el sistema</text:p>
          </table:table-cell>
          <table:table-cell table:style-name="Tabla4.C5" office:value-type="string">
            <text:p text:style-name="P44"/>
          </table:table-cell>
          <table:table-cell table:style-name="Tabla4.D5" office:value-type="string">
            <text:p text:style-name="P49"/>
          </table:table-cell>
        </table:table-row>
        <table:table-row table:style-name="Tabla4.2">
          <table:table-cell table:style-name="Tabla4.A6" office:value-type="string">
            <text:p text:style-name="P146">6</text:p>
          </table:table-cell>
          <table:table-cell table:style-name="Tabla4.B6" office:value-type="string">
            <text:p text:style-name="P81">Oficinista: Solicita al sistema que almacene los datos</text:p>
          </table:table-cell>
          <table:table-cell table:style-name="Tabla4.C6" office:value-type="string">
            <text:p text:style-name="P54">7</text:p>
          </table:table-cell>
          <table:table-cell table:style-name="Tabla4.D6" office:value-type="string">
            <text:p text:style-name="P81">Almacena los datos y genera un número de empleado</text:p>
          </table:table-cell>
        </table:table-row>
        <table:table-row table:style-name="Tabla4.2">
          <table:table-cell table:style-name="Tabla4.A7" office:value-type="string">
            <text:p text:style-name="P147"/>
          </table:table-cell>
          <table:table-cell table:style-name="Tabla4.B7" office:value-type="string">
            <text:p text:style-name="P49"/>
          </table:table-cell>
          <table:table-cell table:style-name="Tabla4.C7" office:value-type="string">
            <text:p text:style-name="P54">8</text:p>
          </table:table-cell>
          <table:table-cell table:style-name="Tabla4.D7" office:value-type="string">
            <text:p text:style-name="P81">Informa que el proceso ha terminado con éxito</text:p>
          </table:table-cell>
        </table:table-row>
        <table:table-row table:style-name="Tabla4.2">
          <table:table-cell table:style-name="Tabla4.A8" office:value-type="string">
            <text:p text:style-name="P146">9</text:p>
          </table:table-cell>
          <table:table-cell table:style-name="Tabla4.B8" office:value-type="string">
            <text:p text:style-name="P81">Oficinista: Informa al empleado de su número de empleado</text:p>
          </table:table-cell>
          <table:table-cell table:style-name="Tabla4.C8" office:value-type="string">
            <text:p text:style-name="P44"/>
          </table:table-cell>
          <table:table-cell table:style-name="Tabla4.D8" office:value-type="string">
            <text:p text:style-name="P49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25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46">5a</text:p>
          </table:table-cell>
          <table:table-cell table:style-name="Tabla5.B2" office:value-type="string">
            <text:p text:style-name="P81">El oficinista se da cuenta de que los datos están erróneos.</text:p>
          </table:table-cell>
        </table:table-row>
        <table:table-row table:style-name="Tabla5.1">
          <table:table-cell table:style-name="Tabla5.A3" office:value-type="string">
            <text:p text:style-name="P147"/>
          </table:table-cell>
          <table:table-cell table:style-name="Tabla5.B3" office:value-type="string">
            <text:p text:style-name="P81">1. Oficinista: Pide de nuevo los datos, si no son entregados, el proceso de alta termina.</text:p>
          </table:table-cell>
        </table:table-row>
        <table:table-row table:style-name="Tabla5.1">
          <table:table-cell table:style-name="Tabla5.A4" office:value-type="string">
            <text:p text:style-name="P146">7a</text:p>
          </table:table-cell>
          <table:table-cell table:style-name="Tabla5.B4" office:value-type="string">
            <text:p text:style-name="P81">El empleado ya es miembro de la empresa</text:p>
          </table:table-cell>
        </table:table-row>
        <table:table-row table:style-name="Tabla5.1">
          <table:table-cell table:style-name="Tabla5.A5" office:value-type="string">
            <text:p text:style-name="P147"/>
          </table:table-cell>
          <table:table-cell table:style-name="Tabla5.B5" office:value-type="string">
            <text:p text:style-name="P81">1. Sistema: Informa de lo ocurrido y se termina el proceso de creación de empleado.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25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192" text:outline-level="1">Frecuencia esperada</text:h>
          </table:table-cell>
          <table:table-cell table:style-name="Tabla6.B2" office:value-type="string">
            <text:p text:style-name="P15">2 veces al mes</text:p>
          </table:table-cell>
          <table:table-cell table:style-name="Tabla6.C2" office:value-type="string">
            <text:h text:style-name="P182" text:outline-level="2">Rendimiento</text:h>
          </table:table-cell>
          <table:table-cell table:style-name="Tabla6.D2" office:value-type="string">
            <text:p text:style-name="P16"/>
          </table:table-cell>
        </table:table-row>
        <table:table-row table:style-name="Tabla6.1">
          <table:table-cell table:style-name="Tabla6.A3" office:value-type="string">
            <text:p text:style-name="P43">Importancia</text:p>
          </table:table-cell>
          <table:table-cell table:style-name="Tabla6.B3" office:value-type="string">
            <text:p text:style-name="P81">Alta</text:p>
          </table:table-cell>
          <table:table-cell table:style-name="Tabla6.C3" office:value-type="string">
            <text:h text:style-name="P182" text:outline-level="2">Urgencia</text:h>
          </table:table-cell>
          <table:table-cell table:style-name="Tabla6.D3" office:value-type="string">
            <text:p text:style-name="P15">Alta</text:p>
          </table:table-cell>
        </table:table-row>
        <table:table-row table:style-name="Tabla6.1">
          <table:table-cell table:style-name="Tabla6.A4" office:value-type="string">
            <text:p text:style-name="P43">Estado</text:p>
          </table:table-cell>
          <table:table-cell table:style-name="Tabla6.B4" office:value-type="string">
            <text:p text:style-name="P49"/>
          </table:table-cell>
          <table:table-cell table:style-name="Tabla6.C4" office:value-type="string">
            <text:h text:style-name="P182" text:outline-level="2">Estabilidad</text:h>
          </table:table-cell>
          <table:table-cell table:style-name="Tabla6.D4" office:value-type="string">
            <text:p text:style-name="P15">Muy alta</text:p>
          </table:table-cell>
        </table:table-row>
      </table:table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5">Comentarios</text:p>
          </table:table-cell>
        </table:table-row>
        <table:table-row table:style-name="Tabla7.2">
          <table:table-cell table:style-name="Tabla7.A2" office:value-type="string">
            <text:p text:style-name="P126"/>
          </table:table-cell>
        </table:table-row>
      </table:table>
      <text:p text:style-name="P175"/>
      <text:p text:style-name="P17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 table:number-columns-repeated="2"/>
        <table:table-row table:style-name="Tabla8.1">
          <table:table-cell table:style-name="Tabla8.A1" office:value-type="string">
            <text:h text:style-name="P192" text:outline-level="1">Caso de Uso</text:h>
          </table:table-cell>
          <table:table-cell table:style-name="Tabla8.B1" table:number-columns-spanned="4" office:value-type="string">
            <text:p text:style-name="P9">Baja empleado</text:p>
          </table:table-cell>
          <table:covered-table-cell/>
          <table:covered-table-cell/>
          <table:covered-table-cell/>
          <table:table-cell table:style-name="Tabla8.F1" table:number-columns-spanned="3" office:value-type="string">
            <text:p text:style-name="P9">CU_2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43">Actores</text:p>
          </table:table-cell>
          <table:table-cell table:style-name="Tabla8.B2" table:number-columns-spanned="7" office:value-type="string">
            <text:p text:style-name="P78">Empleado(principal), Oficinista(<text:span text:style-name="T2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43">Tipo</text:p>
          </table:table-cell>
          <table:table-cell table:style-name="Tabla8.B3" table:number-columns-spanned="7" office:value-type="string">
            <text:p text:style-name="P8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8.2">
          <table:table-cell table:style-name="Tabla8.A4" office:value-type="string">
            <text:p text:style-name="P43">Referencias</text:p>
          </table:table-cell>
          <table:table-cell table:style-name="Tabla8.B4" table:number-columns-spanned="2" office:value-type="string">
            <text:p text:style-name="P80">RF-1</text:p>
          </table:table-cell>
          <table:covered-table-cell/>
          <table:table-cell table:style-name="Tabla8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43">Precondición</text:p>
          </table:table-cell>
          <table:table-cell table:style-name="Tabla8.B5" table:number-columns-spanned="7" office:value-type="string">
            <text:p text:style-name="P80">El empleado a eliminar tiene qu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43">Postcondición</text:p>
          </table:table-cell>
          <table:table-cell table:style-name="Tabla8.B6" table:number-columns-spanned="7" office:value-type="string">
            <text:p text:style-name="P80">Desaparecerá el empleado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43">Autor</text:p>
          </table:table-cell>
          <table:table-cell table:style-name="Tabla8.B7" office:value-type="string">
            <text:p text:style-name="P78">Elena Cantero Molina</text:p>
          </table:table-cell>
          <table:table-cell table:style-name="Tabla8.C7" table:number-columns-spanned="2" office:value-type="string">
            <text:h text:style-name="P192" text:outline-level="1">Fecha</text:h>
          </table:table-cell>
          <table:covered-table-cell/>
          <table:table-cell table:style-name="Tabla8.E7" table:number-columns-spanned="2" office:value-type="string">
            <text:p text:style-name="P9">02/04/2018</text:p>
          </table:table-cell>
          <table:covered-table-cell/>
          <table:table-cell table:style-name="Tabla8.G7" office:value-type="string">
            <text:h text:style-name="P192" text:outline-level="1">Versión</text:h>
          </table:table-cell>
          <table:table-cell table:style-name="Tabla8.H7" office:value-type="string">
            <text:p text:style-name="P9">1.0</text:p>
          </table:table-cell>
        </table:table-row>
      </table:table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25">Propósito</text:p>
          </table:table-cell>
        </table:table-row>
        <table:table-row table:style-name="Tabla9.1">
          <table:table-cell table:style-name="Tabla9.A2" office:value-type="string">
            <text:p text:style-name="P124">Eliminar un empleado concreto</text:p>
          </table:table-cell>
        </table:table-row>
      </table:table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5">Resumen</text:p>
          </table:table-cell>
        </table:table-row>
        <table:table-row table:style-name="Tabla10.1">
          <table:table-cell table:style-name="Tabla10.A2" office:value-type="string">
            <text:p text:style-name="P124">Se elimina un empleado del sistema previamente identificado, asegurándose de que la información quede de forma consistente y coherente.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125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152">1</text:p>
          </table:table-cell>
          <table:table-cell table:style-name="Tabla11.B2" office:value-type="string">
            <text:p text:style-name="P83">Empleado: Indica que quiere darse de baja</text:p>
          </table:table-cell>
          <table:table-cell table:style-name="Tabla11.C2" office:value-type="string">
            <text:p text:style-name="P44"/>
          </table:table-cell>
          <table:table-cell table:style-name="Tabla11.D2" office:value-type="string">
            <text:p text:style-name="P49"/>
          </table:table-cell>
        </table:table-row>
        <table:table-row table:style-name="Tabla11.2">
          <table:table-cell table:style-name="Tabla11.A3" office:value-type="string">
            <text:p text:style-name="P152">2</text:p>
          </table:table-cell>
          <table:table-cell table:style-name="Tabla11.B3" office:value-type="string">
            <text:p text:style-name="P83">Oficinista: Solicita dar de baja al empleado.</text:p>
          </table:table-cell>
          <table:table-cell table:style-name="Tabla11.C3" office:value-type="string">
            <text:p text:style-name="P55">3</text:p>
          </table:table-cell>
          <table:table-cell table:style-name="Tabla11.D3" office:value-type="string">
            <text:p text:style-name="P83">Identificación del empleado</text:p>
          </table:table-cell>
        </table:table-row>
        <table:table-row table:style-name="Tabla11.2">
          <table:table-cell table:style-name="Tabla11.A4" office:value-type="string">
            <text:p text:style-name="P147"/>
          </table:table-cell>
          <table:table-cell table:style-name="Tabla11.B4" office:value-type="string">
            <text:p text:style-name="P49"/>
          </table:table-cell>
          <table:table-cell table:style-name="Tabla11.C4" office:value-type="string">
            <text:p text:style-name="P55">4</text:p>
          </table:table-cell>
          <table:table-cell table:style-name="Tabla11.D4" office:value-type="string">
            <text:p text:style-name="P83">Obtener informe del empleado</text:p>
          </table:table-cell>
        </table:table-row>
        <table:table-row table:style-name="Tabla11.2">
          <table:table-cell table:style-name="Tabla11.A5" office:value-type="string">
            <text:p text:style-name="P147"/>
          </table:table-cell>
          <table:table-cell table:style-name="Tabla11.B5" office:value-type="string">
            <text:p text:style-name="P49"/>
          </table:table-cell>
          <table:table-cell table:style-name="Tabla11.C5" office:value-type="string">
            <text:p text:style-name="P55">5</text:p>
          </table:table-cell>
          <table:table-cell table:style-name="Tabla11.D5" office:value-type="string">
            <text:p text:style-name="P83">Informar de la cantidad a pagar de la empresa</text:p>
          </table:table-cell>
        </table:table-row>
        <table:table-row table:style-name="Tabla11.2">
          <table:table-cell table:style-name="Tabla11.A6" office:value-type="string">
            <text:p text:style-name="P147"/>
          </table:table-cell>
          <table:table-cell table:style-name="Tabla11.B6" office:value-type="string">
            <text:p text:style-name="P49"/>
          </table:table-cell>
          <table:table-cell table:style-name="Tabla11.C6" office:value-type="string">
            <text:p text:style-name="P55">6</text:p>
          </table:table-cell>
          <table:table-cell table:style-name="Tabla11.D6" office:value-type="string">
            <text:p text:style-name="P83">Eliminar la información asociada al empleado</text:p>
          </table:table-cell>
        </table:table-row>
        <table:table-row table:style-name="Tabla11.2">
          <table:table-cell table:style-name="Tabla11.A7" office:value-type="string">
            <text:p text:style-name="P152"/>
          </table:table-cell>
          <table:table-cell table:style-name="Tabla11.B7" office:value-type="string">
            <text:p text:style-name="P85"/>
          </table:table-cell>
          <table:table-cell table:style-name="Tabla11.C7" office:value-type="string">
            <text:p text:style-name="P55">7</text:p>
          </table:table-cell>
          <table:table-cell table:style-name="Tabla11.D7" office:value-type="string">
            <text:p text:style-name="P83">Informar del éxito de la baja</text:p>
          </table:table-cell>
        </table:table-row>
        <table:table-row table:style-name="Tabla11.2">
          <table:table-cell table:style-name="Tabla11.A8" office:value-type="string">
            <text:p text:style-name="P152">8</text:p>
          </table:table-cell>
          <table:table-cell table:style-name="Tabla11.B8" office:value-type="string">
            <text:p text:style-name="P83">Oficinista: Informa al empleado de la realización de la baja</text:p>
          </table:table-cell>
          <table:table-cell table:style-name="Tabla11.C8" office:value-type="string">
            <text:p text:style-name="P44"/>
          </table:table-cell>
          <table:table-cell table:style-name="Tabla11.D8" office:value-type="string">
            <text:p text:style-name="P49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25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152">4a</text:p>
          </table:table-cell>
          <table:table-cell table:style-name="Tabla12.B2" office:value-type="string">
            <text:p text:style-name="P83">No ha finalizado el tiempo de contratación</text:p>
          </table:table-cell>
        </table:table-row>
        <table:table-row table:style-name="Tabla12.1">
          <table:table-cell table:style-name="Tabla12.A3" office:value-type="string">
            <text:p text:style-name="P147"/>
          </table:table-cell>
          <table:table-cell table:style-name="Tabla12.B3" office:value-type="string">
            <text:p text:style-name="P84">1. No se realiza la baja.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table:number-columns-spanned="4" office:value-type="string">
            <text:p text:style-name="P125">Otros datos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2" office:value-type="string">
            <text:h text:style-name="P192" text:outline-level="1">Frecuencia esperada</text:h>
          </table:table-cell>
          <table:table-cell table:style-name="Tabla14.B2" office:value-type="string">
            <text:p text:style-name="P287">1 vez al mes</text:p>
          </table:table-cell>
          <table:table-cell table:style-name="Tabla14.C2" office:value-type="string">
            <text:h text:style-name="P182" text:outline-level="2">Rendimiento</text:h>
          </table:table-cell>
          <table:table-cell table:style-name="Tabla14.D2" office:value-type="string">
            <text:p text:style-name="P16"/>
          </table:table-cell>
        </table:table-row>
        <table:table-row table:style-name="Tabla14.1">
          <table:table-cell table:style-name="Tabla14.A3" office:value-type="string">
            <text:p text:style-name="P43">Importancia</text:p>
          </table:table-cell>
          <table:table-cell table:style-name="Tabla14.B3" office:value-type="string">
            <text:p text:style-name="P83">Alta</text:p>
          </table:table-cell>
          <table:table-cell table:style-name="Tabla14.C3" office:value-type="string">
            <text:h text:style-name="P182" text:outline-level="2">Urgencia</text:h>
          </table:table-cell>
          <table:table-cell table:style-name="Tabla14.D3" office:value-type="string">
            <text:p text:style-name="P287">Media</text:p>
          </table:table-cell>
        </table:table-row>
        <table:table-row table:style-name="Tabla14.1">
          <table:table-cell table:style-name="Tabla14.A4" office:value-type="string">
            <text:p text:style-name="P43">Estado</text:p>
          </table:table-cell>
          <table:table-cell table:style-name="Tabla14.B4" office:value-type="string">
            <text:p text:style-name="P49"/>
          </table:table-cell>
          <table:table-cell table:style-name="Tabla14.C4" office:value-type="string">
            <text:h text:style-name="P182" text:outline-level="2">Estabilidad</text:h>
          </table:table-cell>
          <table:table-cell table:style-name="Tabla14.D4" office:value-type="string">
            <text:p text:style-name="P287">Alta</text:p>
          </table:table-cell>
        </table:table-row>
      </table:table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25">Comentarios</text:p>
          </table:table-cell>
        </table:table-row>
        <table:table-row table:style-name="Tabla15.2">
          <table:table-cell table:style-name="Tabla15.A2" office:value-type="string">
            <text:p text:style-name="P126"/>
          </table:table-cell>
        </table:table-row>
      </table:table>
      <text:p text:style-name="P175"/>
      <text:p text:style-name="P175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 table:number-columns-repeated="2"/>
        <table:table-row table:style-name="Tabla16.1">
          <table:table-cell table:style-name="Tabla16.A1" office:value-type="string">
            <text:h text:style-name="P192" text:outline-level="1">Caso de Uso</text:h>
          </table:table-cell>
          <table:table-cell table:style-name="Tabla16.B1" table:number-columns-spanned="4" office:value-type="string">
            <text:p text:style-name="P9">Modificar datos personales empleado</text:p>
          </table:table-cell>
          <table:covered-table-cell/>
          <table:covered-table-cell/>
          <table:covered-table-cell/>
          <table:table-cell table:style-name="Tabla16.F1" table:number-columns-spanned="3" office:value-type="string">
            <text:p text:style-name="P9">CU_3</text:p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43">Actores</text:p>
          </table:table-cell>
          <table:table-cell table:style-name="Tabla16.B2" table:number-columns-spanned="7" office:value-type="string">
            <text:p text:style-name="P78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43">Tipo</text:p>
          </table:table-cell>
          <table:table-cell table:style-name="Tabla16.B3" table:number-columns-spanned="7" office:value-type="string">
            <text:p text:style-name="P8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43">Referencias</text:p>
          </table:table-cell>
          <table:table-cell table:style-name="Tabla16.B4" table:number-columns-spanned="2" office:value-type="string">
            <text:p text:style-name="P80">RF-1</text:p>
          </table:table-cell>
          <table:covered-table-cell/>
          <table:table-cell table:style-name="Tabla16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43">Precondición</text:p>
          </table:table-cell>
          <table:table-cell table:style-name="Tabla16.B5" table:number-columns-spanned="7" office:value-type="string">
            <text:p text:style-name="P80">Que aparezcan los datos del empleado a modificar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43">Postcondición</text:p>
          </table:table-cell>
          <table:table-cell table:style-name="Tabla16.B6" table:number-columns-spanned="7" office:value-type="string">
            <text:p text:style-name="P80">Algunos datos del empleado se verán modific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43">Autor</text:p>
          </table:table-cell>
          <table:table-cell table:style-name="Tabla16.B7" office:value-type="string">
            <text:p text:style-name="P78">Elena Cantero Molina</text:p>
          </table:table-cell>
          <table:table-cell table:style-name="Tabla16.C7" table:number-columns-spanned="2" office:value-type="string">
            <text:h text:style-name="P192" text:outline-level="1">Fecha</text:h>
          </table:table-cell>
          <table:covered-table-cell/>
          <table:table-cell table:style-name="Tabla16.E7" table:number-columns-spanned="2" office:value-type="string">
            <text:p text:style-name="P9">02/04/2018</text:p>
          </table:table-cell>
          <table:covered-table-cell/>
          <table:table-cell table:style-name="Tabla16.G7" office:value-type="string">
            <text:h text:style-name="P192" text:outline-level="1">Versión</text:h>
          </table:table-cell>
          <table:table-cell table:style-name="Tabla16.H7" office:value-type="string">
            <text:p text:style-name="P9">1.0</text:p>
          </table:table-cell>
        </table:table-row>
      </table:table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25">Propósito</text:p>
          </table:table-cell>
        </table:table-row>
        <table:table-row table:style-name="Tabla17.1">
          <table:table-cell table:style-name="Tabla17.A2" office:value-type="string">
            <text:p text:style-name="P124">Modificar algunos datos de un empleado concreto</text:p>
          </table:table-cell>
        </table:table-row>
      </table:table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25">Resumen</text:p>
          </table:table-cell>
        </table:table-row>
        <table:table-row table:style-name="Tabla18.1">
          <table:table-cell table:style-name="Tabla18.A2" office:value-type="string">
            <text:p text:style-name="P124">Se modifican los datos de un <text:span text:style-name="T3">empleado del sistema previamente identificado, asegurándose de que la información quede de forma consistente y coherente</text:span></text:p>
          </table:table-cell>
        </table:table-row>
      </table:table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4" office:value-type="string">
            <text:p text:style-name="P125">Curso Normal</text:p>
          </table:table-cell>
          <table:covered-table-cell/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152">1</text:p>
          </table:table-cell>
          <table:table-cell table:style-name="Tabla19.B2" office:value-type="string">
            <text:p text:style-name="P83">Empleado: Indica que ha cambiado <text:soft-page-break/>alguno de sus datos personales</text:p>
          </table:table-cell>
          <table:table-cell table:style-name="Tabla19.C2" office:value-type="string">
            <text:p text:style-name="P44"/>
          </table:table-cell>
          <table:table-cell table:style-name="Tabla19.D2" office:value-type="string">
            <text:p text:style-name="P85"/>
          </table:table-cell>
        </table:table-row>
        <table:table-row table:style-name="Tabla19.2">
          <table:table-cell table:style-name="Tabla19.A3" office:value-type="string">
            <text:p text:style-name="P152">2</text:p>
          </table:table-cell>
          <table:table-cell table:style-name="Tabla19.B3" office:value-type="string">
            <text:p text:style-name="P83">Empleado: Solicita modificar los datos personales</text:p>
          </table:table-cell>
          <table:table-cell table:style-name="Tabla19.C3" office:value-type="string">
            <text:p text:style-name="P55">3</text:p>
          </table:table-cell>
          <table:table-cell table:style-name="Tabla19.D3" office:value-type="string">
            <text:p text:style-name="P83">Identificación del empleado</text:p>
          </table:table-cell>
        </table:table-row>
        <table:table-row table:style-name="Tabla19.2">
          <table:table-cell table:style-name="Tabla19.A4" office:value-type="string">
            <text:p text:style-name="P147"/>
          </table:table-cell>
          <table:table-cell table:style-name="Tabla19.B4" office:value-type="string">
            <text:p text:style-name="P85"/>
          </table:table-cell>
          <table:table-cell table:style-name="Tabla19.C4" office:value-type="string">
            <text:p text:style-name="P55">4</text:p>
          </table:table-cell>
          <table:table-cell table:style-name="Tabla19.D4" office:value-type="string">
            <text:p text:style-name="P89">Presenta los datos actuales del empleado</text:p>
          </table:table-cell>
        </table:table-row>
        <table:table-row table:style-name="Tabla19.2">
          <table:table-cell table:style-name="Tabla19.A5" office:value-type="string">
            <text:p text:style-name="P152">5</text:p>
          </table:table-cell>
          <table:table-cell table:style-name="Tabla19.B5" office:value-type="string">
            <text:p text:style-name="P89">Empleado: Introduce los datos a modificar</text:p>
          </table:table-cell>
          <table:table-cell table:style-name="Tabla19.C5" office:value-type="string">
            <text:p text:style-name="P44"/>
          </table:table-cell>
          <table:table-cell table:style-name="Tabla19.D5" office:value-type="string">
            <text:p text:style-name="P83"/>
          </table:table-cell>
        </table:table-row>
        <table:table-row table:style-name="Tabla19.2">
          <table:table-cell table:style-name="Tabla19.A6" office:value-type="string">
            <text:p text:style-name="P152"/>
          </table:table-cell>
          <table:table-cell table:style-name="Tabla19.B6" office:value-type="string">
            <text:p text:style-name="P85"/>
          </table:table-cell>
          <table:table-cell table:style-name="Tabla19.C6" office:value-type="string">
            <text:p text:style-name="P56">6</text:p>
          </table:table-cell>
          <table:table-cell table:style-name="Tabla19.D6" office:value-type="string">
            <text:p text:style-name="P89">Se almacenan los nuevos datos del empleado</text:p>
          </table:table-cell>
        </table:table-row>
        <table:table-row table:style-name="Tabla19.2">
          <table:table-cell table:style-name="Tabla19.A7" office:value-type="string">
            <text:p text:style-name="P147"/>
          </table:table-cell>
          <table:table-cell table:style-name="Tabla19.B7" office:value-type="string">
            <text:p text:style-name="P85"/>
          </table:table-cell>
          <table:table-cell table:style-name="Tabla19.C7" office:value-type="string">
            <text:p text:style-name="P56">7</text:p>
          </table:table-cell>
          <table:table-cell table:style-name="Tabla19.D7" office:value-type="string">
            <text:p text:style-name="P89">Se informa que el proceso se ha realizado correctamente</text:p>
          </table:table-cell>
        </table:table-row>
        <table:table-row table:style-name="Tabla19.2">
          <table:table-cell table:style-name="Tabla19.A8" office:value-type="string">
            <text:p text:style-name="P153">8</text:p>
          </table:table-cell>
          <table:table-cell table:style-name="Tabla19.B8" office:value-type="string">
            <text:p text:style-name="P89">Empleado: Se informa de los cambios realizados</text:p>
          </table:table-cell>
          <table:table-cell table:style-name="Tabla19.C8" office:value-type="string">
            <text:p text:style-name="P44"/>
          </table:table-cell>
          <table:table-cell table:style-name="Tabla19.D8" office:value-type="string">
            <text:p text:style-name="P85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125">Cursos Alternos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153">5a</text:p>
          </table:table-cell>
          <table:table-cell table:style-name="Tabla13.B2" office:value-type="string">
            <text:p text:style-name="P89">Datos introducidos incorrectos</text:p>
          </table:table-cell>
        </table:table-row>
        <table:table-row table:style-name="Tabla13.1">
          <table:table-cell table:style-name="Tabla13.A3" office:value-type="string">
            <text:p text:style-name="P147"/>
          </table:table-cell>
          <table:table-cell table:style-name="Tabla13.B3" office:value-type="string">
            <text:p text:style-name="P89">1. El sistema informa al socio y se piden los datos de nuevo.</text:p>
          </table:table-cell>
        </table:table-row>
      </table:table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125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192" text:outline-level="1">Frecuencia esperada</text:h>
          </table:table-cell>
          <table:table-cell table:style-name="Tabla20.B2" office:value-type="string">
            <text:p text:style-name="P287">1 vez cada 2 meses</text:p>
          </table:table-cell>
          <table:table-cell table:style-name="Tabla20.C2" office:value-type="string">
            <text:h text:style-name="P182" text:outline-level="2">Rendimiento</text:h>
          </table:table-cell>
          <table:table-cell table:style-name="Tabla20.D2" office:value-type="string">
            <text:p text:style-name="P16"/>
          </table:table-cell>
        </table:table-row>
        <table:table-row table:style-name="Tabla20.1">
          <table:table-cell table:style-name="Tabla20.A3" office:value-type="string">
            <text:p text:style-name="P43">Importancia</text:p>
          </table:table-cell>
          <table:table-cell table:style-name="Tabla20.B3" office:value-type="string">
            <text:p text:style-name="P89">Media</text:p>
          </table:table-cell>
          <table:table-cell table:style-name="Tabla20.C3" office:value-type="string">
            <text:h text:style-name="P182" text:outline-level="2">Urgencia</text:h>
          </table:table-cell>
          <table:table-cell table:style-name="Tabla20.D3" office:value-type="string">
            <text:p text:style-name="P173">Media</text:p>
          </table:table-cell>
        </table:table-row>
        <table:table-row table:style-name="Tabla20.1">
          <table:table-cell table:style-name="Tabla20.A4" office:value-type="string">
            <text:p text:style-name="P43">Estado</text:p>
          </table:table-cell>
          <table:table-cell table:style-name="Tabla20.B4" office:value-type="string">
            <text:p text:style-name="P49"/>
          </table:table-cell>
          <table:table-cell table:style-name="Tabla20.C4" office:value-type="string">
            <text:h text:style-name="P182" text:outline-level="2">Estabilidad</text:h>
          </table:table-cell>
          <table:table-cell table:style-name="Tabla20.D4" office:value-type="string">
            <text:p text:style-name="P21">Muy alta</text:p>
          </table:table-cell>
        </table:table-row>
      </table:table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125">Comentarios</text:p>
          </table:table-cell>
        </table:table-row>
        <table:table-row table:style-name="Tabla21.2">
          <table:table-cell table:style-name="Tabla21.A2" office:value-type="string">
            <text:p text:style-name="P126"/>
          </table:table-cell>
        </table:table-row>
      </table:table>
      <text:p text:style-name="P175"/>
      <text:p text:style-name="P175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 table:number-columns-repeated="2"/>
        <table:table-row table:style-name="Tabla22.1">
          <table:table-cell table:style-name="Tabla22.A1" office:value-type="string">
            <text:h text:style-name="P192" text:outline-level="1">Caso de Uso</text:h>
          </table:table-cell>
          <table:table-cell table:style-name="Tabla22.B1" table:number-columns-spanned="4" office:value-type="string">
            <text:p text:style-name="P22">Cambiar disponibilidad</text:p>
          </table:table-cell>
          <table:covered-table-cell/>
          <table:covered-table-cell/>
          <table:covered-table-cell/>
          <table:table-cell table:style-name="Tabla22.F1" table:number-columns-spanned="3" office:value-type="string">
            <text:p text:style-name="P9">CU_4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43">Actores</text:p>
          </table:table-cell>
          <table:table-cell table:style-name="Tabla22.B2" table:number-columns-spanned="7" office:value-type="string">
            <text:p text:style-name="P91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43">Tipo</text:p>
          </table:table-cell>
          <table:table-cell table:style-name="Tabla22.B3" table:number-columns-spanned="7" office:value-type="string">
            <text:p text:style-name="P9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43">Referencias</text:p>
          </table:table-cell>
          <table:table-cell table:style-name="Tabla22.B4" table:number-columns-spanned="2" office:value-type="string">
            <text:p text:style-name="P58"/>
          </table:table-cell>
          <table:covered-table-cell/>
          <table:table-cell table:style-name="Tabla22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43">Precondición</text:p>
          </table:table-cell>
          <table:table-cell table:style-name="Tabla22.B5" table:number-columns-spanned="7" office:value-type="string">
            <text:p text:style-name="P93">El empleado debe estar dado de alt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43">Postcondición</text:p>
          </table:table-cell>
          <table:table-cell table:style-name="Tabla22.B6" table:number-columns-spanned="7" office:value-type="string">
            <text:p text:style-name="P93">Cambio del intervalo de tiempo en el que empleado está disponi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43">Autor</text:p>
          </table:table-cell>
          <table:table-cell table:style-name="Tabla22.B7" office:value-type="string">
            <text:p text:style-name="P91">Elena Cantero Molina</text:p>
          </table:table-cell>
          <table:table-cell table:style-name="Tabla22.C7" table:number-columns-spanned="2" office:value-type="string">
            <text:h text:style-name="P192" text:outline-level="1">Fecha</text:h>
          </table:table-cell>
          <table:covered-table-cell/>
          <table:table-cell table:style-name="Tabla22.E7" table:number-columns-spanned="2" office:value-type="string">
            <text:p text:style-name="P22">02/04/2018</text:p>
          </table:table-cell>
          <table:covered-table-cell/>
          <table:table-cell table:style-name="Tabla22.G7" office:value-type="string">
            <text:h text:style-name="P192" text:outline-level="1">Versión</text:h>
          </table:table-cell>
          <table:table-cell table:style-name="Tabla22.H7" office:value-type="string">
            <text:p text:style-name="P22">1.0</text:p>
          </table:table-cell>
        </table:table-row>
      </table:table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125">Propósito</text:p>
          </table:table-cell>
        </table:table-row>
        <table:table-row table:style-name="Tabla23.1">
          <table:table-cell table:style-name="Tabla23.A2" office:value-type="string">
            <text:p text:style-name="P131">Ajustar <text:span text:style-name="T4">la</text:span> disponibilidad de todos los empleados</text:p>
          </table:table-cell>
        </table:table-row>
      </table:table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125">Resumen</text:p>
          </table:table-cell>
        </table:table-row>
        <table:table-row table:style-name="Tabla24.1">
          <table:table-cell table:style-name="Tabla24.A2" office:value-type="string">
            <text:p text:style-name="P131">Se modifica el horario <text:span text:style-name="T4">de descanso </text:span>de los empleados, <text:span text:style-name="T5">de manera que quede todo claramente especificado.</text:span></text:p>
          </table:table-cell>
        </table:table-row>
      </table:table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table:number-columns-spanned="4" office:value-type="string">
            <text:p text:style-name="P125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153">1</text:p>
          </table:table-cell>
          <table:table-cell table:style-name="Tabla25.B2" office:value-type="string">
            <text:p text:style-name="P89">Oficinista: Solicita cambiar la disponibilidad de los empleados</text:p>
          </table:table-cell>
          <table:table-cell table:style-name="Tabla25.C2" office:value-type="string">
            <text:p text:style-name="P56">2</text:p>
          </table:table-cell>
          <table:table-cell table:style-name="Tabla25.D2" office:value-type="string">
            <text:p text:style-name="P89">Se buscan los datos de los empleados implicados</text:p>
          </table:table-cell>
        </table:table-row>
        <table:table-row table:style-name="Tabla25.2">
          <table:table-cell table:style-name="Tabla25.A3" office:value-type="string">
            <text:p text:style-name="P147"/>
          </table:table-cell>
          <table:table-cell table:style-name="Tabla25.B3" office:value-type="string">
            <text:p text:style-name="P49"/>
          </table:table-cell>
          <table:table-cell table:style-name="Tabla25.C3" office:value-type="string">
            <text:p text:style-name="P56">3</text:p>
          </table:table-cell>
          <table:table-cell table:style-name="Tabla25.D3" office:value-type="string">
            <text:p text:style-name="P89">Se informa de todos ellos</text:p>
          </table:table-cell>
        </table:table-row>
        <table:table-row table:style-name="Tabla25.2">
          <table:table-cell table:style-name="Tabla25.A4" office:value-type="string">
            <text:p text:style-name="P153">4</text:p>
          </table:table-cell>
          <table:table-cell table:style-name="Tabla25.B4" office:value-type="string">
            <text:p text:style-name="P89">Oficinista: Cambia la disponibilidad necesaria</text:p>
          </table:table-cell>
          <table:table-cell table:style-name="Tabla25.C4" office:value-type="string">
            <text:p text:style-name="P44"/>
          </table:table-cell>
          <table:table-cell table:style-name="Tabla25.D4" office:value-type="string">
            <text:p text:style-name="P49"/>
          </table:table-cell>
        </table:table-row>
        <table:table-row table:style-name="Tabla25.2">
          <table:table-cell table:style-name="Tabla25.A5" office:value-type="string">
            <text:p text:style-name="P147"/>
          </table:table-cell>
          <table:table-cell table:style-name="Tabla25.B5" office:value-type="string">
            <text:p text:style-name="P49"/>
          </table:table-cell>
          <table:table-cell table:style-name="Tabla25.C5" office:value-type="string">
            <text:p text:style-name="P56">5</text:p>
          </table:table-cell>
          <table:table-cell table:style-name="Tabla25.D5" office:value-type="string">
            <text:p text:style-name="P89">Se aplican los cambios convenientes</text:p>
          </table:table-cell>
        </table:table-row>
        <table:table-row table:style-name="Tabla25.2">
          <table:table-cell table:style-name="Tabla25.A6" office:value-type="string">
            <text:p text:style-name="P153"/>
          </table:table-cell>
          <table:table-cell table:style-name="Tabla25.B6" office:value-type="string">
            <text:p text:style-name="P89"/>
          </table:table-cell>
          <table:table-cell table:style-name="Tabla25.C6" office:value-type="string">
            <text:p text:style-name="P56">6</text:p>
          </table:table-cell>
          <table:table-cell table:style-name="Tabla25.D6" office:value-type="string">
            <text:p text:style-name="P89">Se informa del éxito de la operación</text:p>
          </table:table-cell>
        </table:table-row>
      </table:table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125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153">5a</text:p>
          </table:table-cell>
          <table:table-cell table:style-name="Tabla26.B2" office:value-type="string">
            <text:p text:style-name="P89">Incompatibilidad de horarios</text:p>
          </table:table-cell>
        </table:table-row>
        <table:table-row table:style-name="Tabla26.1">
          <table:table-cell table:style-name="Tabla26.A3" office:value-type="string">
            <text:p text:style-name="P147"/>
          </table:table-cell>
          <table:table-cell table:style-name="Tabla26.B3" office:value-type="string">
            <text:p text:style-name="P89">1. Sistema: Informa del error y pide los datos de nuevo.</text:p>
          </table:table-cell>
        </table:table-row>
      </table:table>
      <text:p text:style-name="P588"/>
      <text:p text:style-name="P588"/>
      <text:p text:style-name="P588"/>
      <text:p text:style-name="P588"/>
      <table:table table:name="Tabla28" table:style-name="Tabla28">
        <table:table-column table:style-name="Tabla28.A"/>
        <text:soft-page-break/>
        <table:table-row table:style-name="Tabla28.1">
          <table:table-cell table:style-name="Tabla28.A1" office:value-type="string">
            <text:p text:style-name="P125">Comentarios</text:p>
          </table:table-cell>
        </table:table-row>
        <table:table-row table:style-name="Tabla28.2">
          <table:table-cell table:style-name="Tabla28.A2" office:value-type="string">
            <text:p text:style-name="P126"/>
          </table:table-cell>
        </table:table-row>
      </table:table>
      <text:p text:style-name="P175"/>
      <text:p text:style-name="P176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 table:number-columns-repeated="2"/>
        <table:table-row table:style-name="Tabla29.1">
          <table:table-cell table:style-name="Tabla29.A1" office:value-type="string">
            <text:h text:style-name="P193" text:outline-level="1">Caso de Uso</text:h>
          </table:table-cell>
          <table:table-cell table:style-name="Tabla29.B1" table:number-columns-spanned="4" office:value-type="string">
            <text:p text:style-name="P23">Asignar ruta de transporte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23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63">Actores</text:p>
          </table:table-cell>
          <table:table-cell table:style-name="Tabla29.B2" table:number-columns-spanned="7" office:value-type="string">
            <text:p text:style-name="P92">Oficinista(principal), Conductor(secundario)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63">Tipo</text:p>
          </table:table-cell>
          <table:table-cell table:style-name="Tabla29.B3" table:number-columns-spanned="7" office:value-type="string">
            <text:p text:style-name="P82">Primari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63">Referencias</text:p>
          </table:table-cell>
          <table:table-cell table:style-name="Tabla29.B4" table:number-columns-spanned="2" office:value-type="string">
            <text:p text:style-name="P59"/>
          </table:table-cell>
          <table:covered-table-cell/>
          <table:table-cell table:style-name="Tabla29.D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63">Precondición</text:p>
          </table:table-cell>
          <table:table-cell table:style-name="Tabla29.B5" table:number-columns-spanned="7" office:value-type="string">
            <text:p text:style-name="P82">Un conductor no tiene una ruta especificada que realiz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63">Postcondición</text:p>
          </table:table-cell>
          <table:table-cell table:style-name="Tabla29.B6" table:number-columns-spanned="7" office:value-type="string">
            <text:p text:style-name="P82">Queda asignada una ruta de transporte a un conduct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63">Autor</text:p>
          </table:table-cell>
          <table:table-cell table:style-name="Tabla29.B7" office:value-type="string">
            <text:p text:style-name="P92">Elena Cantero Molina</text:p>
          </table:table-cell>
          <table:table-cell table:style-name="Tabla29.C7" table:number-columns-spanned="2" office:value-type="string">
            <text:h text:style-name="P193" text:outline-level="1">Fecha</text:h>
          </table:table-cell>
          <table:covered-table-cell/>
          <table:table-cell table:style-name="Tabla29.E7" table:number-columns-spanned="2" office:value-type="string">
            <text:p text:style-name="P23">02/04/2018</text:p>
          </table:table-cell>
          <table:covered-table-cell/>
          <table:table-cell table:style-name="Tabla29.G7" office:value-type="string">
            <text:h text:style-name="P193" text:outline-level="1">Versión</text:h>
          </table:table-cell>
          <table:table-cell table:style-name="Tabla29.H7" office:value-type="string">
            <text:p text:style-name="P23">1.0</text:p>
          </table:table-cell>
        </table:table-row>
      </table:table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133">Propósito</text:p>
          </table:table-cell>
        </table:table-row>
        <table:table-row table:style-name="Tabla30.1">
          <table:table-cell table:style-name="Tabla30.A2" office:value-type="string">
            <text:p text:style-name="P132">Establecer la ruta que debe llevar cada conductor</text:p>
          </table:table-cell>
        </table:table-row>
      </table:table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133">Resumen</text:p>
          </table:table-cell>
        </table:table-row>
        <table:table-row table:style-name="Tabla31.1">
          <table:table-cell table:style-name="Tabla31.A2" office:value-type="string">
            <text:p text:style-name="P132">Se establece la ruta de transporte que va a realizar un conductor para el transporte de paquetes.</text:p>
          </table:table-cell>
        </table:table-row>
      </table:table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133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154">1</text:p>
          </table:table-cell>
          <table:table-cell table:style-name="Tabla32.B2" office:value-type="string">
            <text:p text:style-name="P90">Oficinista: Solicita modificar la ruta de un conductor</text:p>
          </table:table-cell>
          <table:table-cell table:style-name="Tabla32.C2" office:value-type="string">
            <text:p text:style-name="P57">2</text:p>
          </table:table-cell>
          <table:table-cell table:style-name="Tabla32.D2" office:value-type="string">
            <text:p text:style-name="P90">Búsqueda de los datos del conductor</text:p>
          </table:table-cell>
        </table:table-row>
        <table:table-row table:style-name="Tabla32.2">
          <table:table-cell table:style-name="Tabla32.A3" office:value-type="string">
            <text:p text:style-name="P148"/>
          </table:table-cell>
          <table:table-cell table:style-name="Tabla32.B3" office:value-type="string">
            <text:p text:style-name="P50"/>
          </table:table-cell>
          <table:table-cell table:style-name="Tabla32.C3" office:value-type="string">
            <text:p text:style-name="P57">3</text:p>
          </table:table-cell>
          <table:table-cell table:style-name="Tabla32.D3" office:value-type="string">
            <text:p text:style-name="P94">Informe de los datos</text:p>
          </table:table-cell>
        </table:table-row>
        <table:table-row table:style-name="Tabla32.2">
          <table:table-cell table:style-name="Tabla32.A4" office:value-type="string">
            <text:p text:style-name="P155">4</text:p>
          </table:table-cell>
          <table:table-cell table:style-name="Tabla32.B4" office:value-type="string">
            <text:p text:style-name="P94">Oficinista: Asigna una ruta de transporte específica</text:p>
          </table:table-cell>
          <table:table-cell table:style-name="Tabla32.C4" office:value-type="string">
            <text:p text:style-name="P45"/>
          </table:table-cell>
          <table:table-cell table:style-name="Tabla32.D4" office:value-type="string">
            <text:p text:style-name="P50"/>
          </table:table-cell>
        </table:table-row>
        <table:table-row table:style-name="Tabla32.2">
          <table:table-cell table:style-name="Tabla32.A5" office:value-type="string">
            <text:p text:style-name="P148"/>
          </table:table-cell>
          <table:table-cell table:style-name="Tabla32.B5" office:value-type="string">
            <text:p text:style-name="P50"/>
          </table:table-cell>
          <table:table-cell table:style-name="Tabla32.C5" office:value-type="string">
            <text:p text:style-name="P64">5</text:p>
          </table:table-cell>
          <table:table-cell table:style-name="Tabla32.D5" office:value-type="string">
            <text:p text:style-name="P94">Se aplican los cambios</text:p>
          </table:table-cell>
        </table:table-row>
        <table:table-row table:style-name="Tabla32.2">
          <table:table-cell table:style-name="Tabla32.A6" office:value-type="string">
            <text:p text:style-name="P148"/>
          </table:table-cell>
          <table:table-cell table:style-name="Tabla32.B6" office:value-type="string">
            <text:p text:style-name="P50"/>
          </table:table-cell>
          <table:table-cell table:style-name="Tabla32.C6" office:value-type="string">
            <text:p text:style-name="P64">6</text:p>
          </table:table-cell>
          <table:table-cell table:style-name="Tabla32.D6" office:value-type="string">
            <text:p text:style-name="P94">Informe del éxito de la operación</text:p>
          </table:table-cell>
        </table:table-row>
        <table:table-row table:style-name="Tabla32.2">
          <table:table-cell table:style-name="Tabla32.A7" office:value-type="string">
            <text:p text:style-name="P155">7</text:p>
          </table:table-cell>
          <table:table-cell table:style-name="Tabla32.B7" office:value-type="string">
            <text:p text:style-name="P174">Oficinista: Informa al conductor de la nueva ruta establecida</text:p>
          </table:table-cell>
          <table:table-cell table:style-name="Tabla32.C7" office:value-type="string">
            <text:p text:style-name="P45"/>
          </table:table-cell>
          <table:table-cell table:style-name="Tabla32.D7" office:value-type="string">
            <text:p text:style-name="P50"/>
          </table:table-cell>
        </table:table-row>
      </table:table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133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156">5a</text:p>
          </table:table-cell>
          <table:table-cell table:style-name="Tabla33.B2" office:value-type="string">
            <text:p text:style-name="P95">Incompatibilidad de rutas</text:p>
          </table:table-cell>
        </table:table-row>
        <table:table-row table:style-name="Tabla33.1">
          <table:table-cell table:style-name="Tabla33.A3" office:value-type="string">
            <text:p text:style-name="P148"/>
          </table:table-cell>
          <table:table-cell table:style-name="Tabla33.B3" office:value-type="string">
            <text:p text:style-name="P95">1. Sistema: Informa el error producido y pide los datos de la ruta de nuevo.</text:p>
          </table:table-cell>
        </table:table-row>
      </table:table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133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193" text:outline-level="1">Frecuencia esperada</text:h>
          </table:table-cell>
          <table:table-cell table:style-name="Tabla34.B2" office:value-type="string">
            <text:p text:style-name="P287">1 vez cada mes</text:p>
          </table:table-cell>
          <table:table-cell table:style-name="Tabla34.C2" office:value-type="string">
            <text:h text:style-name="P183" text:outline-level="2">Rendimiento</text:h>
          </table:table-cell>
          <table:table-cell table:style-name="Tabla34.D2" office:value-type="string">
            <text:p text:style-name="P17"/>
          </table:table-cell>
        </table:table-row>
        <table:table-row table:style-name="Tabla34.1">
          <table:table-cell table:style-name="Tabla34.A3" office:value-type="string">
            <text:p text:style-name="P63">Importancia</text:p>
          </table:table-cell>
          <table:table-cell table:style-name="Tabla34.B3" office:value-type="string">
            <text:p text:style-name="P95">Alta</text:p>
          </table:table-cell>
          <table:table-cell table:style-name="Tabla34.C3" office:value-type="string">
            <text:h text:style-name="P183" text:outline-level="2">Urgencia</text:h>
          </table:table-cell>
          <table:table-cell table:style-name="Tabla34.D3" office:value-type="string">
            <text:p text:style-name="P24">Alta</text:p>
          </table:table-cell>
        </table:table-row>
        <table:table-row table:style-name="Tabla34.1">
          <table:table-cell table:style-name="Tabla34.A4" office:value-type="string">
            <text:p text:style-name="P63">Estado</text:p>
          </table:table-cell>
          <table:table-cell table:style-name="Tabla34.B4" office:value-type="string">
            <text:p text:style-name="P50"/>
          </table:table-cell>
          <table:table-cell table:style-name="Tabla34.C4" office:value-type="string">
            <text:h text:style-name="P183" text:outline-level="2">Estabilidad</text:h>
          </table:table-cell>
          <table:table-cell table:style-name="Tabla34.D4" office:value-type="string">
            <text:p text:style-name="P287">Alta</text:p>
          </table:table-cell>
        </table:table-row>
      </table:table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133">Comentarios</text:p>
          </table:table-cell>
        </table:table-row>
        <table:table-row table:style-name="Tabla35.2">
          <table:table-cell table:style-name="Tabla35.A2" office:value-type="string">
            <text:p text:style-name="P127"/>
          </table:table-cell>
        </table:table-row>
      </table:table>
      <text:p text:style-name="P176"/>
      <text:p text:style-name="P176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 table:number-columns-repeated="2"/>
        <table:table-row table:style-name="Tabla36.1">
          <table:table-cell table:style-name="Tabla36.A1" office:value-type="string">
            <text:h text:style-name="P193" text:outline-level="1">Caso de Uso</text:h>
          </table:table-cell>
          <table:table-cell table:style-name="Tabla36.B1" table:number-columns-spanned="4" office:value-type="string">
            <text:p text:style-name="P23">Consultar estado conduct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23">CU_6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63">Actores</text:p>
          </table:table-cell>
          <table:table-cell table:style-name="Tabla36.B2" table:number-columns-spanned="7" office:value-type="string">
            <text:p text:style-name="P9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63">Tipo</text:p>
          </table:table-cell>
          <table:table-cell table:style-name="Tabla36.B3" table:number-columns-spanned="7" office:value-type="string">
            <text:p text:style-name="P8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63">Referencias</text:p>
          </table:table-cell>
          <table:table-cell table:style-name="Tabla36.B4" table:number-columns-spanned="2" office:value-type="string">
            <text:p text:style-name="P82">RF-1</text:p>
          </table:table-cell>
          <table:covered-table-cell/>
          <table:table-cell table:style-name="Tabla36.D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63">Precondición</text:p>
          </table:table-cell>
          <table:table-cell table:style-name="Tabla36.B5" table:number-columns-spanned="7" office:value-type="string">
            <text:p text:style-name="P82">El conductor a consultar debe pertenecer a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63">Postcondición</text:p>
          </table:table-cell>
          <table:table-cell table:style-name="Tabla36.B6" table:number-columns-spanned="7" office:value-type="string">
            <text:p text:style-name="P82">Se conocen los datos del conductor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63">Autor</text:p>
          </table:table-cell>
          <table:table-cell table:style-name="Tabla36.B7" office:value-type="string">
            <text:p text:style-name="P92">Elena Cantero Molina</text:p>
          </table:table-cell>
          <table:table-cell table:style-name="Tabla36.C7" table:number-columns-spanned="2" office:value-type="string">
            <text:h text:style-name="P193" text:outline-level="1">Fecha</text:h>
          </table:table-cell>
          <table:covered-table-cell/>
          <table:table-cell table:style-name="Tabla36.E7" table:number-columns-spanned="2" office:value-type="string">
            <text:p text:style-name="P23">02/04/2018</text:p>
          </table:table-cell>
          <table:covered-table-cell/>
          <table:table-cell table:style-name="Tabla36.G7" office:value-type="string">
            <text:h text:style-name="P193" text:outline-level="1">Versión</text:h>
          </table:table-cell>
          <table:table-cell table:style-name="Tabla36.H7" office:value-type="string">
            <text:p text:style-name="P23">1.0</text:p>
          </table:table-cell>
        </table:table-row>
      </table:table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133">Propósito</text:p>
          </table:table-cell>
        </table:table-row>
        <table:table-row table:style-name="Tabla37.1">
          <table:table-cell table:style-name="Tabla37.A2" office:value-type="string">
            <text:p text:style-name="P132">Proporcionar información asociada a un determinado conductor.</text:p>
          </table:table-cell>
        </table:table-row>
      </table:table>
      <text:p text:style-name="P589"/>
      <text:p text:style-name="P589"/>
      <table:table table:name="Tabla38" table:style-name="Tabla38">
        <table:table-column table:style-name="Tabla38.A"/>
        <text:soft-page-break/>
        <table:table-row table:style-name="Tabla38.1">
          <table:table-cell table:style-name="Tabla38.A1" office:value-type="string">
            <text:p text:style-name="P133">Resumen</text:p>
          </table:table-cell>
        </table:table-row>
        <table:table-row table:style-name="Tabla38.1">
          <table:table-cell table:style-name="Tabla38.A2" office:value-type="string">
            <text:p text:style-name="P132">Se proporcionan los datos de un conductor previamente identificado.</text:p>
          </table:table-cell>
        </table:table-row>
      </table:table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table:number-columns-spanned="4" office:value-type="string">
            <text:p text:style-name="P133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156">1</text:p>
          </table:table-cell>
          <table:table-cell table:style-name="Tabla39.B2" office:value-type="string">
            <text:p text:style-name="P95">Oficinista: Solicita información sobre un conductor de la empresa</text:p>
          </table:table-cell>
          <table:table-cell table:style-name="Tabla39.C2" office:value-type="string">
            <text:p text:style-name="P65">2</text:p>
          </table:table-cell>
          <table:table-cell table:style-name="Tabla39.D2" office:value-type="string">
            <text:p text:style-name="P95">Identificación del conductor</text:p>
          </table:table-cell>
        </table:table-row>
        <table:table-row table:style-name="Tabla39.2">
          <table:table-cell table:style-name="Tabla39.A3" office:value-type="string">
            <text:p text:style-name="P148"/>
          </table:table-cell>
          <table:table-cell table:style-name="Tabla39.B3" office:value-type="string">
            <text:p text:style-name="P50"/>
          </table:table-cell>
          <table:table-cell table:style-name="Tabla39.C3" office:value-type="string">
            <text:p text:style-name="P65">3</text:p>
          </table:table-cell>
          <table:table-cell table:style-name="Tabla39.D3" office:value-type="string">
            <text:p text:style-name="P95">Obtiene los datos del conductor</text:p>
          </table:table-cell>
        </table:table-row>
        <table:table-row table:style-name="Tabla39.2">
          <table:table-cell table:style-name="Tabla39.A4" office:value-type="string">
            <text:p text:style-name="P148"/>
          </table:table-cell>
          <table:table-cell table:style-name="Tabla39.B4" office:value-type="string">
            <text:p text:style-name="P50"/>
          </table:table-cell>
          <table:table-cell table:style-name="Tabla39.C4" office:value-type="string">
            <text:p text:style-name="P65">4</text:p>
          </table:table-cell>
          <table:table-cell table:style-name="Tabla39.D4" office:value-type="string">
            <text:p text:style-name="P95">Muestra los datos del conductor al oficinista</text:p>
          </table:table-cell>
        </table:table-row>
      </table:table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133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148"/>
          </table:table-cell>
          <table:table-cell table:style-name="Tabla40.B2" office:value-type="string">
            <text:p text:style-name="P50"/>
          </table:table-cell>
        </table:table-row>
      </table:table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133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193" text:outline-level="1">Frecuencia esperada</text:h>
          </table:table-cell>
          <table:table-cell table:style-name="Tabla41.B2" office:value-type="string">
            <text:p text:style-name="P287">2 veces al día</text:p>
          </table:table-cell>
          <table:table-cell table:style-name="Tabla41.C2" office:value-type="string">
            <text:h text:style-name="P183" text:outline-level="2">Rendimiento</text:h>
          </table:table-cell>
          <table:table-cell table:style-name="Tabla41.D2" office:value-type="string">
            <text:p text:style-name="P17"/>
          </table:table-cell>
        </table:table-row>
        <table:table-row table:style-name="Tabla41.1">
          <table:table-cell table:style-name="Tabla41.A3" office:value-type="string">
            <text:p text:style-name="P63">Importancia</text:p>
          </table:table-cell>
          <table:table-cell table:style-name="Tabla41.B3" office:value-type="string">
            <text:p text:style-name="P95">Alta</text:p>
          </table:table-cell>
          <table:table-cell table:style-name="Tabla41.C3" office:value-type="string">
            <text:h text:style-name="P183" text:outline-level="2">Urgencia</text:h>
          </table:table-cell>
          <table:table-cell table:style-name="Tabla41.D3" office:value-type="string">
            <text:p text:style-name="P287">Alta</text:p>
          </table:table-cell>
        </table:table-row>
        <table:table-row table:style-name="Tabla41.1">
          <table:table-cell table:style-name="Tabla41.A4" office:value-type="string">
            <text:p text:style-name="P63">Estado</text:p>
          </table:table-cell>
          <table:table-cell table:style-name="Tabla41.B4" office:value-type="string">
            <text:p text:style-name="P50"/>
          </table:table-cell>
          <table:table-cell table:style-name="Tabla41.C4" office:value-type="string">
            <text:h text:style-name="P183" text:outline-level="2">Estabilidad</text:h>
          </table:table-cell>
          <table:table-cell table:style-name="Tabla41.D4" office:value-type="string">
            <text:p text:style-name="P24">Alta</text:p>
          </table:table-cell>
        </table:table-row>
      </table:table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33">Comentarios</text:p>
          </table:table-cell>
        </table:table-row>
        <table:table-row table:style-name="Tabla42.2">
          <table:table-cell table:style-name="Tabla42.A2" office:value-type="string">
            <text:p text:style-name="P127"/>
          </table:table-cell>
        </table:table-row>
      </table:table>
      <text:p text:style-name="P176"/>
      <text:p text:style-name="P6">1.2. Gestión de sucursales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193" text:outline-level="1">Caso de Uso</text:h>
          </table:table-cell>
          <table:table-cell table:style-name="Tabla27.B1" table:number-columns-spanned="4" office:value-type="string">
            <text:p text:style-name="P11">Alta sucursal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11">CU_7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63">Actores</text:p>
          </table:table-cell>
          <table:table-cell table:style-name="Tabla27.B2" table:number-columns-spanned="7" office:value-type="string">
            <text:p text:style-name="P120">Oficinista<text:span text:style-name="T8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63">Tipo</text:p>
          </table:table-cell>
          <table:table-cell table:style-name="Tabla27.B3" table:number-columns-spanned="7" office:value-type="string">
            <text:p text:style-name="P12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63">Referencias</text:p>
          </table:table-cell>
          <table:table-cell table:style-name="Tabla27.B4" table:number-columns-spanned="2" office:value-type="string">
            <text:p text:style-name="P59"/>
          </table:table-cell>
          <table:covered-table-cell/>
          <table:table-cell table:style-name="Tabla27.D4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63">Precondición</text:p>
          </table:table-cell>
          <table:table-cell table:style-name="Tabla27.B5" table:number-columns-spanned="7" office:value-type="string">
            <text:p text:style-name="P120">Tener los datos de la sucursal antes de darla de 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63">Postcondición</text:p>
          </table:table-cell>
          <table:table-cell table:style-name="Tabla27.B6" table:number-columns-spanned="7" office:value-type="string">
            <text:p text:style-name="P120">Se dar<text:span text:style-name="T8">á</text:span> paso a la alta de oficina o alta de almac<text:span text:style-name="T8">é</text:span>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63">Autor</text:p>
          </table:table-cell>
          <table:table-cell table:style-name="Tabla27.B7" office:value-type="string">
            <text:p text:style-name="P120">Manuel Ortiz Hita</text:p>
          </table:table-cell>
          <table:table-cell table:style-name="Tabla27.C7" table:number-columns-spanned="2" office:value-type="string">
            <text:h text:style-name="P193" text:outline-level="1">Fecha</text:h>
          </table:table-cell>
          <table:covered-table-cell/>
          <table:table-cell table:style-name="Tabla27.E7" table:number-columns-spanned="2" office:value-type="string">
            <text:p text:style-name="P177"><text:span text:style-name="T6">7/</text:span><text:span text:style-name="T7">0</text:span><text:span text:style-name="T6">4/18</text:span></text:p>
          </table:table-cell>
          <table:covered-table-cell/>
          <table:table-cell table:style-name="Tabla27.G7" office:value-type="string">
            <text:h text:style-name="P193" text:outline-level="1">Versión</text:h>
          </table:table-cell>
          <table:table-cell table:style-name="Tabla27.H7" office:value-type="string">
            <text:p text:style-name="P11">1.<text:span text:style-name="T8">0</text:span></text:p>
          </table:table-cell>
        </table:table-row>
      </table:table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33">Propósito</text:p>
          </table:table-cell>
        </table:table-row>
        <table:table-row table:style-name="Tabla43.1">
          <table:table-cell table:style-name="Tabla43.A2" office:value-type="string">
            <text:p text:style-name="P127">Dar de alta una sucursal</text:p>
          </table:table-cell>
        </table:table-row>
      </table:table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133">Resumen</text:p>
          </table:table-cell>
        </table:table-row>
        <table:table-row table:style-name="Tabla44.1">
          <table:table-cell table:style-name="Tabla44.A2" office:value-type="string">
            <text:p text:style-name="P127">Se habilitara una nueva sucursal para poderla gestionar</text:p>
          </table:table-cell>
        </table:table-row>
      </table:table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 table:style-name="Tabla45.1">
          <table:table-cell table:style-name="Tabla45.A1" table:number-columns-spanned="4" office:value-type="string">
            <text:p text:style-name="P133">Curso Normal</text:p>
          </table:table-cell>
          <table:covered-table-cell/>
          <table:covered-table-cell/>
          <table:covered-table-cell/>
        </table:table-row>
        <table:table-row table:style-name="Tabla45.1">
          <table:table-cell table:style-name="Tabla45.A2" office:value-type="string">
            <text:p text:style-name="P148">1</text:p>
          </table:table-cell>
          <table:table-cell table:style-name="Tabla45.B2" office:value-type="string">
            <text:p text:style-name="P86">El oficinista obtiene la ubicación de la nueva sucursal</text:p>
          </table:table-cell>
          <table:table-cell table:style-name="Tabla45.C2" office:value-type="string">
            <text:p text:style-name="P45"/>
          </table:table-cell>
          <table:table-cell table:style-name="Tabla45.D2" office:value-type="string">
            <text:p text:style-name="P50"/>
          </table:table-cell>
        </table:table-row>
        <table:table-row table:style-name="Tabla45.1">
          <table:table-cell table:style-name="Tabla45.A3" office:value-type="string">
            <text:p text:style-name="P148">2</text:p>
          </table:table-cell>
          <table:table-cell table:style-name="Tabla45.B3" office:value-type="string">
            <text:p text:style-name="P86">El oficinista obtiene la informaci<text:span text:style-name="T8">ó</text:span>n del tipo de sucursal que va a introducir</text:p>
          </table:table-cell>
          <table:table-cell table:style-name="Tabla45.C3" office:value-type="string">
            <text:p text:style-name="P45"/>
          </table:table-cell>
          <table:table-cell table:style-name="Tabla45.D3" office:value-type="string">
            <text:p text:style-name="P50"/>
          </table:table-cell>
        </table:table-row>
        <table:table-row table:style-name="Tabla45.1">
          <table:table-cell table:style-name="Tabla45.A4" office:value-type="string">
            <text:p text:style-name="P148"/>
          </table:table-cell>
          <table:table-cell table:style-name="Tabla45.B4" office:value-type="string">
            <text:p text:style-name="P166"/>
          </table:table-cell>
          <table:table-cell table:style-name="Tabla45.C4" office:value-type="string">
            <text:p text:style-name="P148">3</text:p>
          </table:table-cell>
          <table:table-cell table:style-name="Tabla45.D4" office:value-type="string">
            <text:p text:style-name="P86">El sistema pedir<text:span text:style-name="T8">á</text:span> los datos de la sucursal</text:p>
          </table:table-cell>
        </table:table-row>
      </table:table>
      <table:table table:name="Tabla46" table:style-name="Tabla46">
        <table:table-column table:style-name="Tabla46.A"/>
        <table:table-column table:style-name="Tabla46.B"/>
        <table:table-row table:style-name="Tabla46.1">
          <table:table-cell table:style-name="Tabla46.A1" table:number-columns-spanned="2" office:value-type="string">
            <text:p text:style-name="P133">Cursos Alternos</text:p>
          </table:table-cell>
          <table:covered-table-cell/>
        </table:table-row>
        <table:table-row table:style-name="Tabla46.1">
          <table:table-cell table:style-name="Tabla46.A2" office:value-type="string">
            <text:p text:style-name="P148">1a</text:p>
          </table:table-cell>
          <table:table-cell table:style-name="Tabla46.B2" office:value-type="string">
            <text:p text:style-name="P86">La sucursal ya reside en la base de datos</text:p>
          </table:table-cell>
        </table:table-row>
        <table:table-row table:style-name="Tabla46.1">
          <table:table-cell table:style-name="Tabla46.A3" office:value-type="string">
            <text:p text:style-name="P148"/>
          </table:table-cell>
          <table:table-cell table:style-name="Tabla46.B3" office:value-type="string">
            <text:p text:style-name="P166">1. <text:span text:style-name="T9">El sistema informara de la situaci</text:span><text:span text:style-name="T10">ó</text:span><text:span text:style-name="T9">n y finalizara el caso de uso</text:span></text:p>
          </table:table-cell>
        </table:table-row>
      </table:table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 table:style-name="Tabla47.1">
          <table:table-cell table:style-name="Tabla47.A1" table:number-columns-spanned="4" office:value-type="string">
            <text:p text:style-name="P133">Otros datos</text:p>
          </table:table-cell>
          <table:covered-table-cell/>
          <table:covered-table-cell/>
          <table:covered-table-cell/>
        </table:table-row>
        <table:table-row table:style-name="Tabla47.1">
          <table:table-cell table:style-name="Tabla47.A2" office:value-type="string">
            <text:h text:style-name="P197" text:outline-level="1">Frecuencia esperada</text:h>
          </table:table-cell>
          <table:table-cell table:style-name="Tabla47.B2" office:value-type="string">
            <text:p text:style-name="P17">Baja</text:p>
          </table:table-cell>
          <table:table-cell table:style-name="Tabla47.C2" office:value-type="string">
            <text:h text:style-name="P183" text:outline-level="2">Rendimiento</text:h>
          </table:table-cell>
          <table:table-cell table:style-name="Tabla47.D2" office:value-type="string">
            <text:p text:style-name="P17">No mas de 15 minutos</text:p>
          </table:table-cell>
        </table:table-row>
        <table:table-row table:style-name="Tabla47.1">
          <table:table-cell table:style-name="Tabla47.A3" office:value-type="string">
            <text:p text:style-name="P63">Importancia</text:p>
          </table:table-cell>
          <table:table-cell table:style-name="Tabla47.B3" office:value-type="string">
            <text:p text:style-name="P86">Alta</text:p>
          </table:table-cell>
          <table:table-cell table:style-name="Tabla47.C3" office:value-type="string">
            <text:h text:style-name="P183" text:outline-level="2">Urgencia</text:h>
          </table:table-cell>
          <table:table-cell table:style-name="Tabla47.D3" office:value-type="string">
            <text:p text:style-name="P17">Media</text:p>
          </table:table-cell>
        </table:table-row>
        <table:table-row table:style-name="Tabla47.1">
          <table:table-cell table:style-name="Tabla47.A4" office:value-type="string">
            <text:p text:style-name="P63">Estado</text:p>
          </table:table-cell>
          <table:table-cell table:style-name="Tabla47.B4" office:value-type="string">
            <text:p text:style-name="P86">Esperando desarrollo</text:p>
          </table:table-cell>
          <table:table-cell table:style-name="Tabla47.C4" office:value-type="string">
            <text:h text:style-name="P183" text:outline-level="2">Estabilidad</text:h>
          </table:table-cell>
          <table:table-cell table:style-name="Tabla47.D4" office:value-type="string">
            <text:p text:style-name="P17">Alta</text:p>
          </table:table-cell>
        </table:table-row>
      </table:table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133">Comentarios</text:p>
          </table:table-cell>
        </table:table-row>
        <table:table-row table:style-name="Tabla48.2">
          <table:table-cell table:style-name="Tabla48.A2" office:value-type="string">
            <text:p text:style-name="P127"/>
          </table:table-cell>
        </table:table-row>
      </table:table>
      <text:p text:style-name="P176"/>
      <text:p text:style-name="P176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column table:style-name="Tabla49.F"/>
        <table:table-column table:style-name="Tabla49.G"/>
        <table:table-column table:style-name="Tabla49.H"/>
        <text:soft-page-break/>
        <table:table-row table:style-name="Tabla49.1">
          <table:table-cell table:style-name="Tabla49.A1" office:value-type="string">
            <text:h text:style-name="P193" text:outline-level="1">Caso de Uso</text:h>
          </table:table-cell>
          <table:table-cell table:style-name="Tabla49.B1" table:number-columns-spanned="5" office:value-type="string">
            <text:p text:style-name="P11">Alta oficina</text:p>
          </table:table-cell>
          <table:covered-table-cell/>
          <table:covered-table-cell/>
          <table:covered-table-cell/>
          <table:covered-table-cell/>
          <table:table-cell table:style-name="Tabla49.G1" table:number-columns-spanned="2" office:value-type="string">
            <text:p text:style-name="P11">CU_8</text:p>
          </table:table-cell>
          <table:covered-table-cell/>
        </table:table-row>
        <table:table-row table:style-name="Tabla49.2">
          <table:table-cell table:style-name="Tabla49.A2" office:value-type="string">
            <text:p text:style-name="P63">Actores</text:p>
          </table:table-cell>
          <table:table-cell table:style-name="Tabla49.B2" table:number-columns-spanned="7" office:value-type="string">
            <text:p text:style-name="P120">Oficinista<text:span text:style-name="T8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3" office:value-type="string">
            <text:p text:style-name="P63">Tipo</text:p>
          </table:table-cell>
          <table:table-cell table:style-name="Tabla49.B3" table:number-columns-spanned="7" office:value-type="string">
            <text:p text:style-name="P12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4" office:value-type="string">
            <text:p text:style-name="P63">Referencias</text:p>
          </table:table-cell>
          <table:table-cell table:style-name="Tabla49.B4" table:number-columns-spanned="2" office:value-type="string">
            <text:p text:style-name="P120"/>
          </table:table-cell>
          <table:covered-table-cell/>
          <table:table-cell table:style-name="Tabla49.D4" table:number-columns-spanned="5" office:value-type="string">
            <text:p text:style-name="P120">CU_7</text:p>
          </table:table-cell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5" office:value-type="string">
            <text:p text:style-name="P63">Precondición</text:p>
          </table:table-cell>
          <table:table-cell table:style-name="Tabla49.B5" table:number-columns-spanned="7" office:value-type="string">
            <text:p text:style-name="P120">Haber completado el <text:span text:style-name="T8">a</text:span>lta de sucurs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6" office:value-type="string">
            <text:p text:style-name="P63">Postcondición</text:p>
          </table:table-cell>
          <table:table-cell table:style-name="Tabla49.B6" table:number-columns-spanned="7" office:value-type="string">
            <text:p text:style-name="P120">La oficina habrá sido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7" office:value-type="string">
            <text:p text:style-name="P63">Autor</text:p>
          </table:table-cell>
          <table:table-cell table:style-name="Tabla49.B7" office:value-type="string">
            <text:p text:style-name="P120">Manuel Ortiz Hita</text:p>
          </table:table-cell>
          <table:table-cell table:style-name="Tabla49.C7" table:number-columns-spanned="2" office:value-type="string">
            <text:h text:style-name="P193" text:outline-level="1">Fecha</text:h>
          </table:table-cell>
          <table:covered-table-cell/>
          <table:table-cell table:style-name="Tabla49.E7" office:value-type="string">
            <text:p text:style-name="P11">7/4/18</text:p>
          </table:table-cell>
          <table:table-cell table:style-name="Tabla49.F7" table:number-columns-spanned="2" office:value-type="string">
            <text:h text:style-name="P193" text:outline-level="1">Versión</text:h>
          </table:table-cell>
          <table:covered-table-cell/>
          <table:table-cell table:style-name="Tabla49.H7" office:value-type="string">
            <text:p text:style-name="P11">1.<text:span text:style-name="T8">0</text:span></text:p>
          </table:table-cell>
        </table:table-row>
      </table:table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133">Propósito</text:p>
          </table:table-cell>
        </table:table-row>
        <table:table-row table:style-name="Tabla50.1">
          <table:table-cell table:style-name="Tabla50.A2" office:value-type="string">
            <text:p text:style-name="P127">Dar de alta a una oficina.</text:p>
          </table:table-cell>
        </table:table-row>
      </table:table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133">Resumen</text:p>
          </table:table-cell>
        </table:table-row>
        <table:table-row table:style-name="Tabla51.1">
          <table:table-cell table:style-name="Tabla51.A2" office:value-type="string">
            <text:p text:style-name="P127">Se habilitara una nueva oficina.</text:p>
          </table:table-cell>
        </table:table-row>
      </table:table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row table:style-name="Tabla52.1">
          <table:table-cell table:style-name="Tabla52.A1" table:number-columns-spanned="4" office:value-type="string">
            <text:p text:style-name="P133">Curso Normal</text:p>
          </table:table-cell>
          <table:covered-table-cell/>
          <table:covered-table-cell/>
          <table:covered-table-cell/>
        </table:table-row>
        <table:table-row table:style-name="Tabla52.1">
          <table:table-cell table:style-name="Tabla52.A2" office:value-type="string">
            <text:p text:style-name="P168">1</text:p>
          </table:table-cell>
          <table:table-cell table:style-name="Tabla52.B2" office:value-type="string">
            <text:p text:style-name="P122">El oficinista introduce los datos de la sucursal</text:p>
          </table:table-cell>
          <table:table-cell table:style-name="Tabla52.C2" office:value-type="string">
            <text:p text:style-name="P45"/>
          </table:table-cell>
          <table:table-cell table:style-name="Tabla52.D2" office:value-type="string">
            <text:p text:style-name="P50"/>
          </table:table-cell>
        </table:table-row>
        <table:table-row table:style-name="Tabla52.1">
          <table:table-cell table:style-name="Tabla52.A3" office:value-type="string">
            <text:p text:style-name="P148"/>
          </table:table-cell>
          <table:table-cell table:style-name="Tabla52.B3" office:value-type="string">
            <text:p text:style-name="P86"/>
          </table:table-cell>
          <table:table-cell table:style-name="Tabla52.C3" office:value-type="string">
            <text:p text:style-name="P75">2</text:p>
          </table:table-cell>
          <table:table-cell table:style-name="Tabla52.D3" office:value-type="string">
            <text:p text:style-name="P86">El sistema obtendrá los datos de la sucursal.</text:p>
          </table:table-cell>
        </table:table-row>
        <table:table-row table:style-name="Tabla52.1">
          <table:table-cell table:style-name="Tabla52.A4" office:value-type="string">
            <text:p text:style-name="P148"/>
          </table:table-cell>
          <table:table-cell table:style-name="Tabla52.B4" office:value-type="string">
            <text:p text:style-name="P86"/>
          </table:table-cell>
          <table:table-cell table:style-name="Tabla52.C4" office:value-type="string">
            <text:p text:style-name="P75">3</text:p>
          </table:table-cell>
          <table:table-cell table:style-name="Tabla52.D4" office:value-type="string">
            <text:p text:style-name="P86">El sistema creara la oficina.</text:p>
          </table:table-cell>
        </table:table-row>
        <table:table-row table:style-name="Tabla52.1">
          <table:table-cell table:style-name="Tabla52.A5" office:value-type="string">
            <text:p text:style-name="P148"/>
          </table:table-cell>
          <table:table-cell table:style-name="Tabla52.B5" office:value-type="string">
            <text:p text:style-name="P166"/>
          </table:table-cell>
          <table:table-cell table:style-name="Tabla52.C5" office:value-type="string">
            <text:p text:style-name="P75">4</text:p>
          </table:table-cell>
          <table:table-cell table:style-name="Tabla52.D5" office:value-type="string">
            <text:p text:style-name="P87">Se habilitara la gestión de la nueva oficina.</text:p>
          </table:table-cell>
        </table:table-row>
      </table:table>
      <table:table table:name="Tabla53" table:style-name="Tabla53">
        <table:table-column table:style-name="Tabla53.A"/>
        <table:table-column table:style-name="Tabla53.B"/>
        <table:table-row table:style-name="Tabla53.1">
          <table:table-cell table:style-name="Tabla53.A1" table:number-columns-spanned="2" office:value-type="string">
            <text:p text:style-name="P133">Cursos Alternos</text:p>
          </table:table-cell>
          <table:covered-table-cell/>
        </table:table-row>
        <table:table-row table:style-name="Tabla53.1">
          <table:table-cell table:style-name="Tabla53.A2" office:value-type="string">
            <text:p text:style-name="P168">2a</text:p>
          </table:table-cell>
          <table:table-cell table:style-name="Tabla53.B2" office:value-type="string">
            <text:p text:style-name="P172">Datos erróneos de la sucursal</text:p>
          </table:table-cell>
        </table:table-row>
        <table:table-row table:style-name="Tabla53.1">
          <table:table-cell table:style-name="Tabla53.A3" office:value-type="string">
            <text:p text:style-name="P168"/>
          </table:table-cell>
          <table:table-cell table:style-name="Tabla53.B3" office:value-type="string">
            <text:p text:style-name="P172">1. El sistema informa del error y pide los datos de nuevo.</text:p>
          </table:table-cell>
        </table:table-row>
      </table:table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row table:style-name="Tabla54.1">
          <table:table-cell table:style-name="Tabla54.A1" table:number-columns-spanned="4" office:value-type="string">
            <text:p text:style-name="P133">Otros datos</text:p>
          </table:table-cell>
          <table:covered-table-cell/>
          <table:covered-table-cell/>
          <table:covered-table-cell/>
        </table:table-row>
        <table:table-row table:style-name="Tabla54.1">
          <table:table-cell table:style-name="Tabla54.A2" office:value-type="string">
            <text:h text:style-name="P197" text:outline-level="1">Frecuencia </text:h>
            <text:h text:style-name="P197" text:outline-level="1">esperada</text:h>
          </table:table-cell>
          <table:table-cell table:style-name="Tabla54.B2" office:value-type="string">
            <text:p text:style-name="P17">Baja</text:p>
          </table:table-cell>
          <table:table-cell table:style-name="Tabla54.C2" office:value-type="string">
            <text:h text:style-name="P183" text:outline-level="2">Rendimiento</text:h>
          </table:table-cell>
          <table:table-cell table:style-name="Tabla54.D2" office:value-type="string">
            <text:p text:style-name="P17">No debe tardar mas de 15 minutos</text:p>
          </table:table-cell>
        </table:table-row>
        <table:table-row table:style-name="Tabla54.1">
          <table:table-cell table:style-name="Tabla54.A3" office:value-type="string">
            <text:p text:style-name="P63">Importancia</text:p>
          </table:table-cell>
          <table:table-cell table:style-name="Tabla54.B3" office:value-type="string">
            <text:p text:style-name="P86">Alta</text:p>
          </table:table-cell>
          <table:table-cell table:style-name="Tabla54.C3" office:value-type="string">
            <text:h text:style-name="P183" text:outline-level="2">Urgencia</text:h>
          </table:table-cell>
          <table:table-cell table:style-name="Tabla54.D3" office:value-type="string">
            <text:p text:style-name="P17">media</text:p>
          </table:table-cell>
        </table:table-row>
        <table:table-row table:style-name="Tabla54.1">
          <table:table-cell table:style-name="Tabla54.A4" office:value-type="string">
            <text:p text:style-name="P63">Estado</text:p>
          </table:table-cell>
          <table:table-cell table:style-name="Tabla54.B4" office:value-type="string">
            <text:p text:style-name="P86">Esperando desarrollo</text:p>
          </table:table-cell>
          <table:table-cell table:style-name="Tabla54.C4" office:value-type="string">
            <text:h text:style-name="P183" text:outline-level="2">Estabilidad</text:h>
          </table:table-cell>
          <table:table-cell table:style-name="Tabla54.D4" office:value-type="string">
            <text:p text:style-name="P17">Alta</text:p>
          </table:table-cell>
        </table:table-row>
      </table:table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33">Comentarios</text:p>
          </table:table-cell>
        </table:table-row>
        <table:table-row table:style-name="Tabla55.2">
          <table:table-cell table:style-name="Tabla55.A2" office:value-type="string">
            <text:p text:style-name="P127"/>
          </table:table-cell>
        </table:table-row>
      </table:table>
      <text:p text:style-name="P176"/>
      <text:p text:style-name="P178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column table:style-name="Tabla56.E"/>
        <table:table-column table:style-name="Tabla56.F"/>
        <table:table-column table:style-name="Tabla56.G"/>
        <table:table-column table:style-name="Tabla56.H"/>
        <table:table-row table:style-name="Tabla56.1">
          <table:table-cell table:style-name="Tabla56.A1" office:value-type="string">
            <text:h text:style-name="P194" text:outline-level="1">Caso de Uso</text:h>
          </table:table-cell>
          <table:table-cell table:style-name="Tabla56.B1" table:number-columns-spanned="4" office:value-type="string">
            <text:p text:style-name="P14">Alta almacén</text:p>
          </table:table-cell>
          <table:covered-table-cell/>
          <table:covered-table-cell/>
          <table:covered-table-cell/>
          <table:table-cell table:style-name="Tabla56.F1" table:number-columns-spanned="3" office:value-type="string">
            <text:p text:style-name="P14">CU_9</text:p>
          </table:table-cell>
          <table:covered-table-cell/>
          <table:covered-table-cell/>
        </table:table-row>
        <table:table-row table:style-name="Tabla56.2">
          <table:table-cell table:style-name="Tabla56.A2" office:value-type="string">
            <text:p text:style-name="P76">Actores</text:p>
          </table:table-cell>
          <table:table-cell table:style-name="Tabla56.B2" table:number-columns-spanned="7" office:value-type="string">
            <text:p text:style-name="P121">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3" office:value-type="string">
            <text:p text:style-name="P76">Tipo</text:p>
          </table:table-cell>
          <table:table-cell table:style-name="Tabla56.B3" table:number-columns-spanned="7" office:value-type="string">
            <text:p text:style-name="P12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4" office:value-type="string">
            <text:p text:style-name="P76">Referencias</text:p>
          </table:table-cell>
          <table:table-cell table:style-name="Tabla56.B4" table:number-columns-spanned="2" office:value-type="string">
            <text:p text:style-name="P121"/>
          </table:table-cell>
          <table:covered-table-cell/>
          <table:table-cell table:style-name="Tabla56.D4" table:number-columns-spanned="5" office:value-type="string">
            <text:p text:style-name="P121">CU_7</text:p>
          </table:table-cell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5" office:value-type="string">
            <text:p text:style-name="P76">Precondición</text:p>
          </table:table-cell>
          <table:table-cell table:style-name="Tabla56.B5" table:number-columns-spanned="7" office:value-type="string">
            <text:p text:style-name="P121">Haber completado el alta de sucurs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6" office:value-type="string">
            <text:p text:style-name="P76">Postcondición</text:p>
          </table:table-cell>
          <table:table-cell table:style-name="Tabla56.B6" table:number-columns-spanned="7" office:value-type="string">
            <text:p text:style-name="P121">El almacén habrá sido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7" office:value-type="string">
            <text:p text:style-name="P76">Autor</text:p>
          </table:table-cell>
          <table:table-cell table:style-name="Tabla56.B7" office:value-type="string">
            <text:p text:style-name="P121">Manuel Ortiz Hita</text:p>
          </table:table-cell>
          <table:table-cell table:style-name="Tabla56.C7" table:number-columns-spanned="2" office:value-type="string">
            <text:h text:style-name="P194" text:outline-level="1">Fecha</text:h>
          </table:table-cell>
          <table:covered-table-cell/>
          <table:table-cell table:style-name="Tabla56.E7" table:number-columns-spanned="2" office:value-type="string">
            <text:p text:style-name="P14">7/4/18</text:p>
          </table:table-cell>
          <table:covered-table-cell/>
          <table:table-cell table:style-name="Tabla56.G7" office:value-type="string">
            <text:h text:style-name="P194" text:outline-level="1">Versión</text:h>
          </table:table-cell>
          <table:table-cell table:style-name="Tabla56.H7" office:value-type="string">
            <text:p text:style-name="P41">1.0</text:p>
          </table:table-cell>
        </table:table-row>
      </table:table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45">Propósito</text:p>
          </table:table-cell>
        </table:table-row>
        <table:table-row table:style-name="Tabla57.1">
          <table:table-cell table:style-name="Tabla57.A2" office:value-type="string">
            <text:p text:style-name="P130">Dar de alta a un almacén</text:p>
          </table:table-cell>
        </table:table-row>
      </table:table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45">Resumen</text:p>
          </table:table-cell>
        </table:table-row>
        <table:table-row table:style-name="Tabla58.1">
          <table:table-cell table:style-name="Tabla58.A2" office:value-type="string">
            <text:p text:style-name="P130">Se habilitara un nuevo almac<text:span text:style-name="T15">é</text:span>n</text:p>
          </table:table-cell>
        </table:table-row>
      </table:table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 table:style-name="Tabla59.1">
          <table:table-cell table:style-name="Tabla59.A1" table:number-columns-spanned="4" office:value-type="string">
            <text:p text:style-name="P145">Curso Normal</text:p>
          </table:table-cell>
          <table:covered-table-cell/>
          <table:covered-table-cell/>
          <table:covered-table-cell/>
        </table:table-row>
        <table:table-row table:style-name="Tabla59.1">
          <table:table-cell table:style-name="Tabla59.A2" office:value-type="string">
            <text:p text:style-name="P151">1</text:p>
          </table:table-cell>
          <table:table-cell table:style-name="Tabla59.B2" office:value-type="string">
            <text:p text:style-name="P122">El oficinista solicita dar de alta un almacén</text:p>
          </table:table-cell>
          <table:table-cell table:style-name="Tabla59.C2" office:value-type="string">
            <text:p text:style-name="P48"/>
          </table:table-cell>
          <table:table-cell table:style-name="Tabla59.D2" office:value-type="string">
            <text:p text:style-name="P53"/>
          </table:table-cell>
        </table:table-row>
        <table:table-row table:style-name="Tabla59.1">
          <table:table-cell table:style-name="Tabla59.A3" office:value-type="string">
            <text:p text:style-name="P151"/>
          </table:table-cell>
          <table:table-cell table:style-name="Tabla59.B3" office:value-type="string">
            <text:p text:style-name="P53"/>
          </table:table-cell>
          <table:table-cell table:style-name="Tabla59.C3" office:value-type="string">
            <text:p text:style-name="P75">2</text:p>
          </table:table-cell>
          <table:table-cell table:style-name="Tabla59.D3" office:value-type="string">
            <text:p text:style-name="P87">El sistema recopilara los datos obtenidos en alta de sucursal</text:p>
          </table:table-cell>
        </table:table-row>
        <table:table-row table:style-name="Tabla59.1">
          <table:table-cell table:style-name="Tabla59.A4" office:value-type="string">
            <text:p text:style-name="P151"/>
          </table:table-cell>
          <table:table-cell table:style-name="Tabla59.B4" office:value-type="string">
            <text:p text:style-name="P53"/>
          </table:table-cell>
          <table:table-cell table:style-name="Tabla59.C4" office:value-type="string">
            <text:p text:style-name="P75">3</text:p>
          </table:table-cell>
          <table:table-cell table:style-name="Tabla59.D4" office:value-type="string">
            <text:p text:style-name="P87">El sistema creara el almac<text:span text:style-name="T15">é</text:span>n</text:p>
          </table:table-cell>
        </table:table-row>
        <table:table-row table:style-name="Tabla59.1">
          <table:table-cell table:style-name="Tabla59.A5" office:value-type="string">
            <text:p text:style-name="P151"/>
          </table:table-cell>
          <table:table-cell table:style-name="Tabla59.B5" office:value-type="string">
            <text:p text:style-name="P167"/>
          </table:table-cell>
          <table:table-cell table:style-name="Tabla59.C5" office:value-type="string">
            <text:p text:style-name="P75">4</text:p>
          </table:table-cell>
          <table:table-cell table:style-name="Tabla59.D5" office:value-type="string">
            <text:p text:style-name="P87">Se habilitara la gesti<text:span text:style-name="T15">ó</text:span>n del nuevo almac<text:span text:style-name="T15">é</text:span>n</text:p>
          </table:table-cell>
        </table:table-row>
      </table:table>
      <table:table table:name="Tabla60" table:style-name="Tabla60">
        <table:table-column table:style-name="Tabla60.A"/>
        <table:table-column table:style-name="Tabla60.B"/>
        <text:soft-page-break/>
        <table:table-row table:style-name="Tabla60.1">
          <table:table-cell table:style-name="Tabla60.A1" table:number-columns-spanned="2" office:value-type="string">
            <text:p text:style-name="P145">Cursos Alternos</text:p>
          </table:table-cell>
          <table:covered-table-cell/>
        </table:table-row>
        <table:table-row table:style-name="Tabla60.1">
          <table:table-cell table:style-name="Tabla60.A2" office:value-type="string">
            <text:p text:style-name="P151"/>
          </table:table-cell>
          <table:table-cell table:style-name="Tabla60.B2" office:value-type="string">
            <text:p text:style-name="P167"/>
          </table:table-cell>
        </table:table-row>
      </table:table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 table:style-name="Tabla61.1">
          <table:table-cell table:style-name="Tabla61.A1" table:number-columns-spanned="4" office:value-type="string">
            <text:p text:style-name="P145">Otros datos</text:p>
          </table:table-cell>
          <table:covered-table-cell/>
          <table:covered-table-cell/>
          <table:covered-table-cell/>
        </table:table-row>
        <table:table-row table:style-name="Tabla61.1">
          <table:table-cell table:style-name="Tabla61.A2" office:value-type="string">
            <text:h text:style-name="P197" text:outline-level="1">Frecuencia esperada</text:h>
          </table:table-cell>
          <table:table-cell table:style-name="Tabla61.B2" office:value-type="string">
            <text:p text:style-name="P20">Baja</text:p>
          </table:table-cell>
          <table:table-cell table:style-name="Tabla61.C2" office:value-type="string">
            <text:h text:style-name="P184" text:outline-level="2">Rendimiento</text:h>
          </table:table-cell>
          <table:table-cell table:style-name="Tabla61.D2" office:value-type="string">
            <text:p text:style-name="P20">No mas de 15 minutos</text:p>
          </table:table-cell>
        </table:table-row>
        <table:table-row table:style-name="Tabla61.1">
          <table:table-cell table:style-name="Tabla61.A3" office:value-type="string">
            <text:p text:style-name="P76">Importancia</text:p>
          </table:table-cell>
          <table:table-cell table:style-name="Tabla61.B3" office:value-type="string">
            <text:p text:style-name="P87">Alta</text:p>
          </table:table-cell>
          <table:table-cell table:style-name="Tabla61.C3" office:value-type="string">
            <text:h text:style-name="P184" text:outline-level="2">Urgencia</text:h>
          </table:table-cell>
          <table:table-cell table:style-name="Tabla61.D3" office:value-type="string">
            <text:p text:style-name="P20">media</text:p>
          </table:table-cell>
        </table:table-row>
        <table:table-row table:style-name="Tabla61.1">
          <table:table-cell table:style-name="Tabla61.A4" office:value-type="string">
            <text:p text:style-name="P76">Estado</text:p>
          </table:table-cell>
          <table:table-cell table:style-name="Tabla61.B4" office:value-type="string">
            <text:p text:style-name="P87">Esperando desarrollo</text:p>
          </table:table-cell>
          <table:table-cell table:style-name="Tabla61.C4" office:value-type="string">
            <text:h text:style-name="P184" text:outline-level="2">Estabilidad</text:h>
          </table:table-cell>
          <table:table-cell table:style-name="Tabla61.D4" office:value-type="string">
            <text:p text:style-name="P20">Alta</text:p>
          </table:table-cell>
        </table:table-row>
      </table:table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145">Comentarios</text:p>
          </table:table-cell>
        </table:table-row>
        <table:table-row table:style-name="Tabla62.2">
          <table:table-cell table:style-name="Tabla62.A2" office:value-type="string">
            <text:p text:style-name="P130"/>
          </table:table-cell>
        </table:table-row>
      </table:table>
      <text:p text:style-name="P178"/>
      <text:p text:style-name="P178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column table:style-name="Tabla63.E"/>
        <table:table-column table:style-name="Tabla63.F"/>
        <table:table-column table:style-name="Tabla63.G"/>
        <table:table-column table:style-name="Tabla63.H"/>
        <table:table-row table:style-name="Tabla63.1">
          <table:table-cell table:style-name="Tabla63.A1" office:value-type="string">
            <text:h text:style-name="P194" text:outline-level="1">Caso de Uso</text:h>
          </table:table-cell>
          <table:table-cell table:style-name="Tabla63.B1" table:number-columns-spanned="4" office:value-type="string">
            <text:p text:style-name="P14">Baja sucursal</text:p>
          </table:table-cell>
          <table:covered-table-cell/>
          <table:covered-table-cell/>
          <table:covered-table-cell/>
          <table:table-cell table:style-name="Tabla63.F1" table:number-columns-spanned="3" office:value-type="string">
            <text:p text:style-name="P14">CU_10</text:p>
          </table:table-cell>
          <table:covered-table-cell/>
          <table:covered-table-cell/>
        </table:table-row>
        <table:table-row table:style-name="Tabla63.2">
          <table:table-cell table:style-name="Tabla63.A2" office:value-type="string">
            <text:p text:style-name="P76">Actores</text:p>
          </table:table-cell>
          <table:table-cell table:style-name="Tabla63.B2" table:number-columns-spanned="7" office:value-type="string">
            <text:p text:style-name="P121">Oficinista<text:span text:style-name="T15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3" office:value-type="string">
            <text:p text:style-name="P76">Tipo</text:p>
          </table:table-cell>
          <table:table-cell table:style-name="Tabla63.B3" table:number-columns-spanned="7" office:value-type="string">
            <text:p text:style-name="P12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4" office:value-type="string">
            <text:p text:style-name="P76">Referencias</text:p>
          </table:table-cell>
          <table:table-cell table:style-name="Tabla63.B4" table:number-columns-spanned="2" office:value-type="string">
            <text:p text:style-name="P62"/>
          </table:table-cell>
          <table:covered-table-cell/>
          <table:table-cell table:style-name="Tabla63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5" office:value-type="string">
            <text:p text:style-name="P76">Precondición</text:p>
          </table:table-cell>
          <table:table-cell table:style-name="Tabla63.B5" table:number-columns-spanned="7" office:value-type="string">
            <text:p text:style-name="P121">Tener la sucursal registrada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6" office:value-type="string">
            <text:p text:style-name="P76">Postcondición</text:p>
          </table:table-cell>
          <table:table-cell table:style-name="Tabla63.B6" table:number-columns-spanned="7" office:value-type="string">
            <text:p text:style-name="P121">La sucursal deberá de ser eliminada correctamente y se devolverá un informe al 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7" office:value-type="string">
            <text:p text:style-name="P76">Autor</text:p>
          </table:table-cell>
          <table:table-cell table:style-name="Tabla63.B7" office:value-type="string">
            <text:p text:style-name="P121">Manuel Ortiz Hita</text:p>
          </table:table-cell>
          <table:table-cell table:style-name="Tabla63.C7" table:number-columns-spanned="2" office:value-type="string">
            <text:h text:style-name="P194" text:outline-level="1">Fecha</text:h>
          </table:table-cell>
          <table:covered-table-cell/>
          <table:table-cell table:style-name="Tabla63.E7" table:number-columns-spanned="2" office:value-type="string">
            <text:p text:style-name="P14">7/4/18</text:p>
          </table:table-cell>
          <table:covered-table-cell/>
          <table:table-cell table:style-name="Tabla63.G7" office:value-type="string">
            <text:h text:style-name="P194" text:outline-level="1">Versión</text:h>
          </table:table-cell>
          <table:table-cell table:style-name="Tabla63.H7" office:value-type="string">
            <text:p text:style-name="P41">1.0</text:p>
          </table:table-cell>
        </table:table-row>
      </table:table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145">Propósito</text:p>
          </table:table-cell>
        </table:table-row>
        <table:table-row table:style-name="Tabla64.1">
          <table:table-cell table:style-name="Tabla64.A2" office:value-type="string">
            <text:p text:style-name="P130">Eliminar una sucursal existente</text:p>
          </table:table-cell>
        </table:table-row>
      </table:table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145">Resumen</text:p>
          </table:table-cell>
        </table:table-row>
        <table:table-row table:style-name="Tabla65.1">
          <table:table-cell table:style-name="Tabla65.A2" office:value-type="string">
            <text:p text:style-name="P130">El sistema debe de permitir la eliminación de una sucursal ya introducida previamente en el sistema</text:p>
          </table:table-cell>
        </table:table-row>
      </table:table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 table:style-name="Tabla66.1">
          <table:table-cell table:style-name="Tabla66.A1" table:number-columns-spanned="4" office:value-type="string">
            <text:p text:style-name="P145">Curso Normal</text:p>
          </table:table-cell>
          <table:covered-table-cell/>
          <table:covered-table-cell/>
          <table:covered-table-cell/>
        </table:table-row>
        <table:table-row table:style-name="Tabla66.1">
          <table:table-cell table:style-name="Tabla66.A2" office:value-type="string">
            <text:p text:style-name="P151">1</text:p>
          </table:table-cell>
          <table:table-cell table:style-name="Tabla66.B2" office:value-type="string">
            <text:p text:style-name="P122">El oficinista solicita dar de baja una sucursal</text:p>
          </table:table-cell>
          <table:table-cell table:style-name="Tabla66.C2" office:value-type="string">
            <text:p text:style-name="P48"/>
          </table:table-cell>
          <table:table-cell table:style-name="Tabla66.D2" office:value-type="string">
            <text:p text:style-name="P53"/>
          </table:table-cell>
        </table:table-row>
        <table:table-row table:style-name="Tabla66.1">
          <table:table-cell table:style-name="Tabla66.A3" office:value-type="string">
            <text:p text:style-name="P151"><text:s/></text:p>
          </table:table-cell>
          <table:table-cell table:style-name="Tabla66.B3" office:value-type="string">
            <text:p text:style-name="P87"/>
          </table:table-cell>
          <table:table-cell table:style-name="Tabla66.C3" office:value-type="string">
            <text:p text:style-name="P75">2</text:p>
          </table:table-cell>
          <table:table-cell table:style-name="Tabla66.D3" office:value-type="string">
            <text:p text:style-name="P87">El sistema pedirá los datos de una sucursal</text:p>
          </table:table-cell>
        </table:table-row>
        <table:table-row table:style-name="Tabla66.1">
          <table:table-cell table:style-name="Tabla66.A4" office:value-type="string">
            <text:p text:style-name="P168">3</text:p>
          </table:table-cell>
          <table:table-cell table:style-name="Tabla66.B4" office:value-type="string">
            <text:p text:style-name="P87">El oficinista deberá de introducir la información de los datos de la sucursal</text:p>
          </table:table-cell>
          <table:table-cell table:style-name="Tabla66.C4" office:value-type="string">
            <text:p text:style-name="P75">4</text:p>
          </table:table-cell>
          <table:table-cell table:style-name="Tabla66.D4" office:value-type="string">
            <text:p text:style-name="P87">El sistema pedirá la confirmación de la eliminación</text:p>
          </table:table-cell>
        </table:table-row>
        <table:table-row table:style-name="Tabla66.1">
          <table:table-cell table:style-name="Tabla66.A5" office:value-type="string">
            <text:p text:style-name="P168">5</text:p>
          </table:table-cell>
          <table:table-cell table:style-name="Tabla66.B5" office:value-type="string">
            <text:p text:style-name="P170">El oficinista deberá de corroborar la información dada y confirmar la acción.</text:p>
          </table:table-cell>
          <table:table-cell table:style-name="Tabla66.C5" office:value-type="string">
            <text:p text:style-name="P48"/>
          </table:table-cell>
          <table:table-cell table:style-name="Tabla66.D5" office:value-type="string">
            <text:p text:style-name="P53"/>
          </table:table-cell>
        </table:table-row>
      </table:table>
      <table:table table:name="Tabla67" table:style-name="Tabla67">
        <table:table-column table:style-name="Tabla67.A"/>
        <table:table-column table:style-name="Tabla67.B"/>
        <table:table-row table:style-name="Tabla67.1">
          <table:table-cell table:style-name="Tabla67.A1" table:number-columns-spanned="2" office:value-type="string">
            <text:p text:style-name="P145">Cursos Alternos</text:p>
          </table:table-cell>
          <table:covered-table-cell/>
        </table:table-row>
        <table:table-row table:style-name="Tabla67.1">
          <table:table-cell table:style-name="Tabla67.A2" office:value-type="string">
            <text:p text:style-name="P151">1a</text:p>
          </table:table-cell>
          <table:table-cell table:style-name="Tabla67.B2" office:value-type="string">
            <text:p text:style-name="P87">Los datos de la oficina introducida no corresponden con ninguna existente.</text:p>
          </table:table-cell>
        </table:table-row>
        <table:table-row table:style-name="Tabla67.1">
          <table:table-cell table:style-name="Tabla67.A3" office:value-type="string">
            <text:p text:style-name="P151"/>
          </table:table-cell>
          <table:table-cell table:style-name="Tabla67.B3" office:value-type="string">
            <text:p text:style-name="P167">1. <text:span text:style-name="T9">El sistema informara de dicho caso y acabara la acci</text:span><text:span text:style-name="T11">ó</text:span><text:span text:style-name="T9">n.</text:span></text:p>
          </table:table-cell>
        </table:table-row>
      </table:table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 table:style-name="Tabla68.1">
          <table:table-cell table:style-name="Tabla68.A1" table:number-columns-spanned="4" office:value-type="string">
            <text:p text:style-name="P145">Otros datos</text:p>
          </table:table-cell>
          <table:covered-table-cell/>
          <table:covered-table-cell/>
          <table:covered-table-cell/>
        </table:table-row>
        <table:table-row table:style-name="Tabla68.1">
          <table:table-cell table:style-name="Tabla68.A2" office:value-type="string">
            <text:h text:style-name="P197" text:outline-level="1">Frecuencia esperada</text:h>
          </table:table-cell>
          <table:table-cell table:style-name="Tabla68.B2" office:value-type="string">
            <text:p text:style-name="P20">baja</text:p>
          </table:table-cell>
          <table:table-cell table:style-name="Tabla68.C2" office:value-type="string">
            <text:h text:style-name="P184" text:outline-level="2">Rendimiento</text:h>
          </table:table-cell>
          <table:table-cell table:style-name="Tabla68.D2" office:value-type="string">
            <text:p text:style-name="P20">No m<text:span text:style-name="T16">á</text:span>s de 10 min<text:span text:style-name="T16">utos</text:span></text:p>
          </table:table-cell>
        </table:table-row>
        <table:table-row table:style-name="Tabla68.1">
          <table:table-cell table:style-name="Tabla68.A3" office:value-type="string">
            <text:p text:style-name="P76">Importancia</text:p>
          </table:table-cell>
          <table:table-cell table:style-name="Tabla68.B3" office:value-type="string">
            <text:p text:style-name="P87">alta</text:p>
          </table:table-cell>
          <table:table-cell table:style-name="Tabla68.C3" office:value-type="string">
            <text:h text:style-name="P184" text:outline-level="2">Urgencia</text:h>
          </table:table-cell>
          <table:table-cell table:style-name="Tabla68.D3" office:value-type="string">
            <text:p text:style-name="P20">media</text:p>
          </table:table-cell>
        </table:table-row>
        <table:table-row table:style-name="Tabla68.1">
          <table:table-cell table:style-name="Tabla68.A4" office:value-type="string">
            <text:p text:style-name="P76">Estado</text:p>
          </table:table-cell>
          <table:table-cell table:style-name="Tabla68.B4" office:value-type="string">
            <text:p text:style-name="P87">Esperando desarrollo</text:p>
          </table:table-cell>
          <table:table-cell table:style-name="Tabla68.C4" office:value-type="string">
            <text:h text:style-name="P184" text:outline-level="2">Estabilidad</text:h>
          </table:table-cell>
          <table:table-cell table:style-name="Tabla68.D4" office:value-type="string">
            <text:p text:style-name="P20">Alta</text:p>
          </table:table-cell>
        </table:table-row>
      </table:table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145">Comentarios</text:p>
          </table:table-cell>
        </table:table-row>
        <table:table-row table:style-name="Tabla69.2">
          <table:table-cell table:style-name="Tabla69.A2" office:value-type="string">
            <text:p text:style-name="P130"/>
          </table:table-cell>
        </table:table-row>
      </table:table>
      <text:p text:style-name="P178"/>
      <text:p text:style-name="P178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column table:style-name="Tabla70.G"/>
        <table:table-column table:style-name="Tabla70.H"/>
        <table:table-row table:style-name="Tabla70.1">
          <table:table-cell table:style-name="Tabla70.A1" office:value-type="string">
            <text:h text:style-name="P194" text:outline-level="1">Caso de Uso</text:h>
          </table:table-cell>
          <table:table-cell table:style-name="Tabla70.B1" table:number-columns-spanned="5" office:value-type="string">
            <text:p text:style-name="P14">Modificar sucursal</text:p>
          </table:table-cell>
          <table:covered-table-cell/>
          <table:covered-table-cell/>
          <table:covered-table-cell/>
          <table:covered-table-cell/>
          <table:table-cell table:style-name="Tabla70.G1" table:number-columns-spanned="2" office:value-type="string">
            <text:p text:style-name="P14">CU_11</text:p>
          </table:table-cell>
          <table:covered-table-cell/>
        </table:table-row>
        <table:table-row table:style-name="Tabla70.2">
          <table:table-cell table:style-name="Tabla70.A2" office:value-type="string">
            <text:p text:style-name="P76">Actores</text:p>
          </table:table-cell>
          <table:table-cell table:style-name="Tabla70.B2" table:number-columns-spanned="7" office:value-type="string">
            <text:p text:style-name="P121">Oficinista<text:span text:style-name="T1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3" office:value-type="string">
            <text:p text:style-name="P76">Tipo</text:p>
          </table:table-cell>
          <table:table-cell table:style-name="Tabla70.B3" table:number-columns-spanned="7" office:value-type="string">
            <text:p text:style-name="P121">Secundario <text:span text:style-name="T16">y</text:span>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70.2">
          <table:table-cell table:style-name="Tabla70.A4" office:value-type="string">
            <text:p text:style-name="P76">Referencias</text:p>
          </table:table-cell>
          <table:table-cell table:style-name="Tabla70.B4" table:number-columns-spanned="2" office:value-type="string">
            <text:p text:style-name="P62"/>
          </table:table-cell>
          <table:covered-table-cell/>
          <table:table-cell table:style-name="Tabla70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5" office:value-type="string">
            <text:p text:style-name="P76">Precondición</text:p>
          </table:table-cell>
          <table:table-cell table:style-name="Tabla70.B5" table:number-columns-spanned="7" office:value-type="string">
            <text:p text:style-name="P121">La sucursal deberá de haber sido creada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6" office:value-type="string">
            <text:p text:style-name="P76">Postcondición</text:p>
          </table:table-cell>
          <table:table-cell table:style-name="Tabla70.B6" table:number-columns-spanned="7" office:value-type="string">
            <text:p text:style-name="P121">La sucursal habr<text:span text:style-name="T16">á</text:span> sido modific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7" office:value-type="string">
            <text:p text:style-name="P76">Autor</text:p>
          </table:table-cell>
          <table:table-cell table:style-name="Tabla70.B7" office:value-type="string">
            <text:p text:style-name="P121">Manuel Ortiz Hita</text:p>
          </table:table-cell>
          <table:table-cell table:style-name="Tabla70.C7" table:number-columns-spanned="2" office:value-type="string">
            <text:h text:style-name="P194" text:outline-level="1">Fecha</text:h>
          </table:table-cell>
          <table:covered-table-cell/>
          <table:table-cell table:style-name="Tabla70.E7" office:value-type="string">
            <text:p text:style-name="P14">7/4/18</text:p>
          </table:table-cell>
          <table:table-cell table:style-name="Tabla70.F7" table:number-columns-spanned="2" office:value-type="string">
            <text:h text:style-name="P194" text:outline-level="1">Versión</text:h>
          </table:table-cell>
          <table:covered-table-cell/>
          <table:table-cell table:style-name="Tabla70.H7" office:value-type="string">
            <text:p text:style-name="P42">1.0</text:p>
          </table:table-cell>
        </table:table-row>
      </table:table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145">Propósito</text:p>
          </table:table-cell>
        </table:table-row>
        <table:table-row table:style-name="Tabla71.1">
          <table:table-cell table:style-name="Tabla71.A2" office:value-type="string">
            <text:p text:style-name="P130">Poder modificar los datos de una sucursal</text:p>
          </table:table-cell>
        </table:table-row>
      </table:table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45">Resumen</text:p>
          </table:table-cell>
        </table:table-row>
        <table:table-row table:style-name="Tabla72.1">
          <table:table-cell table:style-name="Tabla72.A2" office:value-type="string">
            <text:p text:style-name="P130">El sistema debe de permitir modificar los datos de una sucursal previamente creada</text:p>
          </table:table-cell>
        </table:table-row>
      </table:table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 table:style-name="Tabla73.1">
          <table:table-cell table:style-name="Tabla73.A1" table:number-columns-spanned="4" office:value-type="string">
            <text:p text:style-name="P145">Curso Normal</text:p>
          </table:table-cell>
          <table:covered-table-cell/>
          <table:covered-table-cell/>
          <table:covered-table-cell/>
        </table:table-row>
        <table:table-row table:style-name="Tabla73.1">
          <table:table-cell table:style-name="Tabla73.A2" office:value-type="string">
            <text:p text:style-name="P151">1</text:p>
          </table:table-cell>
          <table:table-cell table:style-name="Tabla73.B2" office:value-type="string">
            <text:p text:style-name="P123">El oficinista solicita modificar los datos de una sucursal</text:p>
          </table:table-cell>
          <table:table-cell table:style-name="Tabla73.C2" office:value-type="string">
            <text:p text:style-name="P77">2</text:p>
          </table:table-cell>
          <table:table-cell table:style-name="Tabla73.D2" office:value-type="string">
            <text:p text:style-name="P88">El sistema pide al oficinista que introduzca la información de la sucursal</text:p>
          </table:table-cell>
        </table:table-row>
        <table:table-row table:style-name="Tabla73.1">
          <table:table-cell table:style-name="Tabla73.A3" office:value-type="string">
            <text:p text:style-name="P169">3</text:p>
          </table:table-cell>
          <table:table-cell table:style-name="Tabla73.B3" office:value-type="string">
            <text:p text:style-name="P88">El oficinista introduce los datos de una sucursal ya creada</text:p>
          </table:table-cell>
          <table:table-cell table:style-name="Tabla73.C3" office:value-type="string">
            <text:p text:style-name="P48"/>
          </table:table-cell>
          <table:table-cell table:style-name="Tabla73.D3" office:value-type="string">
            <text:p text:style-name="P88"/>
          </table:table-cell>
        </table:table-row>
        <table:table-row table:style-name="Tabla73.1">
          <table:table-cell table:style-name="Tabla73.A4" office:value-type="string">
            <text:p text:style-name="P151"/>
          </table:table-cell>
          <table:table-cell table:style-name="Tabla73.B4" office:value-type="string">
            <text:p text:style-name="P88"/>
          </table:table-cell>
          <table:table-cell table:style-name="Tabla73.C4" office:value-type="string">
            <text:p text:style-name="P77">4</text:p>
          </table:table-cell>
          <table:table-cell table:style-name="Tabla73.D4" office:value-type="string">
            <text:p text:style-name="P88">El sistema pide que introduzca los nuevos datos</text:p>
          </table:table-cell>
        </table:table-row>
        <table:table-row table:style-name="Tabla73.1">
          <table:table-cell table:style-name="Tabla73.A5" office:value-type="string">
            <text:p text:style-name="P169">5</text:p>
          </table:table-cell>
          <table:table-cell table:style-name="Tabla73.B5" office:value-type="string">
            <text:p text:style-name="P87">El oficinista introduce los nuevos datos modificados</text:p>
          </table:table-cell>
          <table:table-cell table:style-name="Tabla73.C5" office:value-type="string">
            <text:p text:style-name="P77">6</text:p>
          </table:table-cell>
          <table:table-cell table:style-name="Tabla73.D5" office:value-type="string">
            <text:p text:style-name="P88">El sistema aplica los cambios convenientes</text:p>
          </table:table-cell>
        </table:table-row>
      </table:table>
      <table:table table:name="Tabla74" table:style-name="Tabla74">
        <table:table-column table:style-name="Tabla74.A"/>
        <table:table-column table:style-name="Tabla74.B"/>
        <table:table-row table:style-name="Tabla74.1">
          <table:table-cell table:style-name="Tabla74.A1" table:number-columns-spanned="2" office:value-type="string">
            <text:p text:style-name="P145">Cursos Alternos</text:p>
          </table:table-cell>
          <table:covered-table-cell/>
        </table:table-row>
        <table:table-row table:style-name="Tabla74.1">
          <table:table-cell table:style-name="Tabla74.A2" office:value-type="string">
            <text:p text:style-name="P151">1a</text:p>
          </table:table-cell>
          <table:table-cell table:style-name="Tabla74.B2" office:value-type="string">
            <text:p text:style-name="P87">Los datos de la oficina introducida no corresponden con ninguna existente.</text:p>
          </table:table-cell>
        </table:table-row>
        <table:table-row table:style-name="Tabla74.1">
          <table:table-cell table:style-name="Tabla74.A3" office:value-type="string">
            <text:p text:style-name="P151"/>
          </table:table-cell>
          <table:table-cell table:style-name="Tabla74.B3" office:value-type="string">
            <text:p text:style-name="P171">El sistema informara al oficinista que no existe dicha sucursal y acabara el proceso</text:p>
          </table:table-cell>
        </table:table-row>
      </table:table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 table:style-name="Tabla75.1">
          <table:table-cell table:style-name="Tabla75.A1" table:number-columns-spanned="4" office:value-type="string">
            <text:p text:style-name="P145">Otros datos</text:p>
          </table:table-cell>
          <table:covered-table-cell/>
          <table:covered-table-cell/>
          <table:covered-table-cell/>
        </table:table-row>
        <table:table-row table:style-name="Tabla75.1">
          <table:table-cell table:style-name="Tabla75.A2" office:value-type="string">
            <text:h text:style-name="P197" text:outline-level="1">Frecuencia esperada</text:h>
          </table:table-cell>
          <table:table-cell table:style-name="Tabla75.B2" office:value-type="string">
            <text:p text:style-name="P20">baja</text:p>
          </table:table-cell>
          <table:table-cell table:style-name="Tabla75.C2" office:value-type="string">
            <text:h text:style-name="P184" text:outline-level="2">Rendimiento</text:h>
          </table:table-cell>
          <table:table-cell table:style-name="Tabla75.D2" office:value-type="string">
            <text:p text:style-name="P20">No puede tardar mas de 15 min<text:span text:style-name="T16">utos</text:span></text:p>
          </table:table-cell>
        </table:table-row>
        <table:table-row table:style-name="Tabla75.1">
          <table:table-cell table:style-name="Tabla75.A3" office:value-type="string">
            <text:p text:style-name="P76">Importancia</text:p>
          </table:table-cell>
          <table:table-cell table:style-name="Tabla75.B3" office:value-type="string">
            <text:p text:style-name="P87">alta</text:p>
          </table:table-cell>
          <table:table-cell table:style-name="Tabla75.C3" office:value-type="string">
            <text:h text:style-name="P184" text:outline-level="2">Urgencia</text:h>
          </table:table-cell>
          <table:table-cell table:style-name="Tabla75.D3" office:value-type="string">
            <text:p text:style-name="P20">media</text:p>
          </table:table-cell>
        </table:table-row>
        <table:table-row table:style-name="Tabla75.1">
          <table:table-cell table:style-name="Tabla75.A4" office:value-type="string">
            <text:p text:style-name="P76">Estado</text:p>
          </table:table-cell>
          <table:table-cell table:style-name="Tabla75.B4" office:value-type="string">
            <text:p text:style-name="P87">E<text:span text:style-name="T24">sperando</text:span> desarrollo</text:p>
          </table:table-cell>
          <table:table-cell table:style-name="Tabla75.C4" office:value-type="string">
            <text:h text:style-name="P184" text:outline-level="2">Estabilidad</text:h>
          </table:table-cell>
          <table:table-cell table:style-name="Tabla75.D4" office:value-type="string">
            <text:p text:style-name="P20">Alta</text:p>
          </table:table-cell>
        </table:table-row>
      </table:table>
      <table:table table:name="Tabla76" table:style-name="Tabla76">
        <table:table-column table:style-name="Tabla76.A"/>
        <table:table-row table:style-name="Tabla76.1">
          <table:table-cell table:style-name="Tabla76.A1" office:value-type="string">
            <text:p text:style-name="P145">Comentarios</text:p>
          </table:table-cell>
        </table:table-row>
        <table:table-row table:style-name="Tabla76.2">
          <table:table-cell table:style-name="Tabla76.A2" office:value-type="string">
            <text:p text:style-name="P130"/>
          </table:table-cell>
        </table:table-row>
      </table:table>
      <text:p text:style-name="P178"/>
      <text:p text:style-name="P178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194" text:outline-level="1">Caso de Uso</text:h>
          </table:table-cell>
          <table:table-cell table:style-name="Tabla77.B1" table:number-columns-spanned="4" office:value-type="string">
            <text:p text:style-name="P14">Consulta sucursal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14">CU_12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76">Actores</text:p>
          </table:table-cell>
          <table:table-cell table:style-name="Tabla77.B2" table:number-columns-spanned="7" office:value-type="string">
            <text:p text:style-name="P121">Empleado<text:span text:style-name="T1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76">Tipo</text:p>
          </table:table-cell>
          <table:table-cell table:style-name="Tabla77.B3" table:number-columns-spanned="7" office:value-type="string">
            <text:p text:style-name="P121">Primari<text:span text:style-name="T16">o y </text:span>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76">Referencias</text:p>
          </table:table-cell>
          <table:table-cell table:style-name="Tabla77.B4" table:number-columns-spanned="2" office:value-type="string">
            <text:p text:style-name="P62"/>
          </table:table-cell>
          <table:covered-table-cell/>
          <table:table-cell table:style-name="Tabla77.D4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76">Precondición</text:p>
          </table:table-cell>
          <table:table-cell table:style-name="Tabla77.B5" table:number-columns-spanned="7" office:value-type="string">
            <text:p text:style-name="P121">El empleado debe de saber que sucursal va a consultar y esta debe de estar creada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76">Postcondición</text:p>
          </table:table-cell>
          <table:table-cell table:style-name="Tabla77.B6" table:number-columns-spanned="7" office:value-type="string">
            <text:p text:style-name="P121">Se le ofrecer<text:span text:style-name="T16">á</text:span> al empleado una ficha con la informaci<text:span text:style-name="T16">ó</text:span>n de la sucursal des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76">Autor</text:p>
          </table:table-cell>
          <table:table-cell table:style-name="Tabla77.B7" office:value-type="string">
            <text:p text:style-name="P121">Manuel Ortiz Hita</text:p>
          </table:table-cell>
          <table:table-cell table:style-name="Tabla77.C7" table:number-columns-spanned="2" office:value-type="string">
            <text:h text:style-name="P194" text:outline-level="1">Fecha</text:h>
          </table:table-cell>
          <table:covered-table-cell/>
          <table:table-cell table:style-name="Tabla77.E7" table:number-columns-spanned="2" office:value-type="string">
            <text:p text:style-name="P14">7/4/18</text:p>
          </table:table-cell>
          <table:covered-table-cell/>
          <table:table-cell table:style-name="Tabla77.G7" office:value-type="string">
            <text:h text:style-name="P194" text:outline-level="1">Versión</text:h>
          </table:table-cell>
          <table:table-cell table:style-name="Tabla77.H7" office:value-type="string">
            <text:p text:style-name="P42">1.0</text:p>
          </table:table-cell>
        </table:table-row>
      </table:table>
      <table:table table:name="Tabla78" table:style-name="Tabla78">
        <table:table-column table:style-name="Tabla78.A"/>
        <table:table-row table:style-name="Tabla78.1">
          <table:table-cell table:style-name="Tabla78.A1" office:value-type="string">
            <text:p text:style-name="P145">Propósito</text:p>
          </table:table-cell>
        </table:table-row>
        <table:table-row table:style-name="Tabla78.1">
          <table:table-cell table:style-name="Tabla78.A2" office:value-type="string">
            <text:p text:style-name="P130">Poder consultar los datos de una sucursal</text:p>
          </table:table-cell>
        </table:table-row>
      </table:table>
      <table:table table:name="Tabla79" table:style-name="Tabla79">
        <table:table-column table:style-name="Tabla79.A"/>
        <table:table-row table:style-name="Tabla79.1">
          <table:table-cell table:style-name="Tabla79.A1" office:value-type="string">
            <text:p text:style-name="P145">Resumen</text:p>
          </table:table-cell>
        </table:table-row>
        <table:table-row table:style-name="Tabla79.1">
          <table:table-cell table:style-name="Tabla79.A2" office:value-type="string">
            <text:p text:style-name="P130">El empleado debe de tener acceso a la consulta de una sucursal</text:p>
          </table:table-cell>
        </table:table-row>
      </table:table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 table:style-name="Tabla80.1">
          <table:table-cell table:style-name="Tabla80.A1" table:number-columns-spanned="4" office:value-type="string">
            <text:p text:style-name="P145">Curso Normal</text:p>
          </table:table-cell>
          <table:covered-table-cell/>
          <table:covered-table-cell/>
          <table:covered-table-cell/>
        </table:table-row>
        <table:table-row table:style-name="Tabla80.1">
          <table:table-cell table:style-name="Tabla80.A2" office:value-type="string">
            <text:p text:style-name="P151">1</text:p>
          </table:table-cell>
          <table:table-cell table:style-name="Tabla80.B2" office:value-type="string">
            <text:p text:style-name="P123">El empleado solicita consultar la sucursal</text:p>
          </table:table-cell>
          <table:table-cell table:style-name="Tabla80.C2" office:value-type="string">
            <text:p text:style-name="P77">2</text:p>
          </table:table-cell>
          <table:table-cell table:style-name="Tabla80.D2" office:value-type="string">
            <text:p text:style-name="P88">El sistema pide al empleado los datos de que sucursal quiere consultar</text:p>
          </table:table-cell>
        </table:table-row>
        <table:table-row table:style-name="Tabla80.1">
          <table:table-cell table:style-name="Tabla80.A3" office:value-type="string">
            <text:p text:style-name="P169">3</text:p>
          </table:table-cell>
          <table:table-cell table:style-name="Tabla80.B3" office:value-type="string">
            <text:p text:style-name="P87">El empleado debe de introducir la <text:soft-page-break/>información de la sucursal a consultar</text:p>
          </table:table-cell>
          <table:table-cell table:style-name="Tabla80.C3" office:value-type="string">
            <text:p text:style-name="P48"/>
          </table:table-cell>
          <table:table-cell table:style-name="Tabla80.D3" office:value-type="string">
            <text:p text:style-name="P53"/>
          </table:table-cell>
        </table:table-row>
        <table:table-row table:style-name="Tabla80.1">
          <table:table-cell table:style-name="Tabla80.A4" office:value-type="string">
            <text:p text:style-name="P151"/>
          </table:table-cell>
          <table:table-cell table:style-name="Tabla80.B4" office:value-type="string">
            <text:p text:style-name="P167"/>
          </table:table-cell>
          <table:table-cell table:style-name="Tabla80.C4" office:value-type="string">
            <text:p text:style-name="P77">4</text:p>
          </table:table-cell>
          <table:table-cell table:style-name="Tabla80.D4" office:value-type="string">
            <text:p text:style-name="P88">El sistema ofrece una ficha con los datos de la sucursal</text:p>
          </table:table-cell>
        </table:table-row>
      </table:table>
      <table:table table:name="Tabla81" table:style-name="Tabla81">
        <table:table-column table:style-name="Tabla81.A"/>
        <table:table-column table:style-name="Tabla81.B"/>
        <table:table-row table:style-name="Tabla81.1">
          <table:table-cell table:style-name="Tabla81.A1" table:number-columns-spanned="2" office:value-type="string">
            <text:p text:style-name="P145">Cursos Alternos</text:p>
          </table:table-cell>
          <table:covered-table-cell/>
        </table:table-row>
        <table:table-row table:style-name="Tabla81.1">
          <table:table-cell table:style-name="Tabla81.A2" office:value-type="string">
            <text:p text:style-name="P151">1a</text:p>
          </table:table-cell>
          <table:table-cell table:style-name="Tabla81.B2" office:value-type="string">
            <text:p text:style-name="P87">Los datos de la oficina introducida no corresponden con ninguna existente.</text:p>
          </table:table-cell>
        </table:table-row>
        <table:table-row table:style-name="Tabla81.1">
          <table:table-cell table:style-name="Tabla81.A3" office:value-type="string">
            <text:p text:style-name="P151"/>
          </table:table-cell>
          <table:table-cell table:style-name="Tabla81.B3" office:value-type="string">
            <text:p text:style-name="P171">El sistema avisara al empleado de que dicha sucursal no existe</text:p>
          </table:table-cell>
        </table:table-row>
      </table:table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 table:style-name="Tabla82.1">
          <table:table-cell table:style-name="Tabla82.A1" table:number-columns-spanned="4" office:value-type="string">
            <text:p text:style-name="P145">Otros datos</text:p>
          </table:table-cell>
          <table:covered-table-cell/>
          <table:covered-table-cell/>
          <table:covered-table-cell/>
        </table:table-row>
        <table:table-row table:style-name="Tabla82.1">
          <table:table-cell table:style-name="Tabla82.A2" office:value-type="string">
            <text:h text:style-name="P198" text:outline-level="1">Frecuencia esperada</text:h>
          </table:table-cell>
          <table:table-cell table:style-name="Tabla82.B2" office:value-type="string">
            <text:p text:style-name="P20">alta</text:p>
          </table:table-cell>
          <table:table-cell table:style-name="Tabla82.C2" office:value-type="string">
            <text:h text:style-name="P184" text:outline-level="2">Rendimiento</text:h>
          </table:table-cell>
          <table:table-cell table:style-name="Tabla82.D2" office:value-type="string">
            <text:p text:style-name="P20">No puede tardar mas de 1 min<text:span text:style-name="T17">uto</text:span></text:p>
          </table:table-cell>
        </table:table-row>
        <table:table-row table:style-name="Tabla82.1">
          <table:table-cell table:style-name="Tabla82.A3" office:value-type="string">
            <text:p text:style-name="P76">Importancia</text:p>
          </table:table-cell>
          <table:table-cell table:style-name="Tabla82.B3" office:value-type="string">
            <text:p text:style-name="P87">alta</text:p>
          </table:table-cell>
          <table:table-cell table:style-name="Tabla82.C3" office:value-type="string">
            <text:h text:style-name="P184" text:outline-level="2">Urgencia</text:h>
          </table:table-cell>
          <table:table-cell table:style-name="Tabla82.D3" office:value-type="string">
            <text:p text:style-name="P20">alta</text:p>
          </table:table-cell>
        </table:table-row>
        <table:table-row table:style-name="Tabla82.1">
          <table:table-cell table:style-name="Tabla82.A4" office:value-type="string">
            <text:p text:style-name="P76">Estado</text:p>
          </table:table-cell>
          <table:table-cell table:style-name="Tabla82.B4" office:value-type="string">
            <text:p text:style-name="P87"/>
          </table:table-cell>
          <table:table-cell table:style-name="Tabla82.C4" office:value-type="string">
            <text:h text:style-name="P184" text:outline-level="2">Estabilidad</text:h>
          </table:table-cell>
          <table:table-cell table:style-name="Tabla82.D4" office:value-type="string">
            <text:p text:style-name="P20">alta</text:p>
          </table:table-cell>
        </table:table-row>
      </table:table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145">Comentarios</text:p>
          </table:table-cell>
        </table:table-row>
        <table:table-row table:style-name="Tabla83.2">
          <table:table-cell table:style-name="Tabla83.A2" office:value-type="string">
            <text:p text:style-name="P130"/>
          </table:table-cell>
        </table:table-row>
      </table:table>
      <text:p text:style-name="P178"/>
      <text:p text:style-name="P7">1.3. Gestión de flota</text:p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 table:number-columns-repeated="2"/>
        <table:table-row table:style-name="Tabla84.1">
          <table:table-cell table:style-name="Tabla84.A1" office:value-type="string">
            <text:h text:style-name="P195" text:outline-level="1">Caso de Uso</text:h>
          </table:table-cell>
          <table:table-cell table:style-name="Tabla84.B1" table:number-columns-spanned="4" office:value-type="string">
            <text:p text:style-name="P25">Alta furgoneta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25">CU_13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66">Actores</text:p>
          </table:table-cell>
          <table:table-cell table:style-name="Tabla84.B2" table:number-columns-spanned="7" office:value-type="string">
            <text:p text:style-name="P9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66">Tipo</text:p>
          </table:table-cell>
          <table:table-cell table:style-name="Tabla84.B3" table:number-columns-spanned="7" office:value-type="string">
            <text:p text:style-name="P9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66">Referencias</text:p>
          </table:table-cell>
          <table:table-cell table:style-name="Tabla84.B4" table:number-columns-spanned="2" office:value-type="string">
            <text:p text:style-name="P60"/>
          </table:table-cell>
          <table:covered-table-cell/>
          <table:table-cell table:style-name="Tabla84.D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66">Precondición</text:p>
          </table:table-cell>
          <table:table-cell table:style-name="Tabla84.B5" table:number-columns-spanned="7" office:value-type="string">
            <text:p text:style-name="P98">La furgoneta no está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66">Postcondición</text:p>
          </table:table-cell>
          <table:table-cell table:style-name="Tabla84.B6" table:number-columns-spanned="7" office:value-type="string">
            <text:p text:style-name="P98">La furgoneta aparece en el sistema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66">Autor</text:p>
          </table:table-cell>
          <table:table-cell table:style-name="Tabla84.B7" office:value-type="string">
            <text:p text:style-name="P96">Elena Cantero Molina</text:p>
          </table:table-cell>
          <table:table-cell table:style-name="Tabla84.C7" table:number-columns-spanned="2" office:value-type="string">
            <text:h text:style-name="P195" text:outline-level="1">Fecha</text:h>
          </table:table-cell>
          <table:covered-table-cell/>
          <table:table-cell table:style-name="Tabla84.E7" table:number-columns-spanned="2" office:value-type="string">
            <text:p text:style-name="P25">02/04/2018</text:p>
          </table:table-cell>
          <table:covered-table-cell/>
          <table:table-cell table:style-name="Tabla84.G7" office:value-type="string">
            <text:h text:style-name="P195" text:outline-level="1">Versión</text:h>
          </table:table-cell>
          <table:table-cell table:style-name="Tabla84.H7" office:value-type="string">
            <text:p text:style-name="P25">1.0</text:p>
          </table:table-cell>
        </table:table-row>
      </table:table>
      <table:table table:name="Tabla85" table:style-name="Tabla85">
        <table:table-column table:style-name="Tabla85.A"/>
        <table:table-row table:style-name="Tabla85.1">
          <table:table-cell table:style-name="Tabla85.A1" office:value-type="string">
            <text:p text:style-name="P135">Propósito</text:p>
          </table:table-cell>
        </table:table-row>
        <table:table-row table:style-name="Tabla85.1">
          <table:table-cell table:style-name="Tabla85.A2" office:value-type="string">
            <text:p text:style-name="P134">Incluir una nueva furgoneta al sistema de la empresa.</text:p>
          </table:table-cell>
        </table:table-row>
      </table:table>
      <table:table table:name="Tabla86" table:style-name="Tabla86">
        <table:table-column table:style-name="Tabla86.A"/>
        <table:table-row table:style-name="Tabla86.1">
          <table:table-cell table:style-name="Tabla86.A1" office:value-type="string">
            <text:p text:style-name="P135">Resumen</text:p>
          </table:table-cell>
        </table:table-row>
        <table:table-row table:style-name="Tabla86.1">
          <table:table-cell table:style-name="Tabla86.A2" office:value-type="string">
            <text:p text:style-name="P134">Se incluye una nueva furgoneta en el sistema, con sus datos correspondientes para poder identificarla.</text:p>
          </table:table-cell>
        </table:table-row>
      </table:table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 table:style-name="Tabla87.1">
          <table:table-cell table:style-name="Tabla87.A1" table:number-columns-spanned="4" office:value-type="string">
            <text:p text:style-name="P135">Curso Normal</text:p>
          </table:table-cell>
          <table:covered-table-cell/>
          <table:covered-table-cell/>
          <table:covered-table-cell/>
        </table:table-row>
        <table:table-row table:style-name="Tabla87.2">
          <table:table-cell table:style-name="Tabla87.A2" office:value-type="string">
            <text:p text:style-name="P157">1</text:p>
          </table:table-cell>
          <table:table-cell table:style-name="Tabla87.B2" office:value-type="string">
            <text:p text:style-name="P99">Oficinista: Solicita dar de alta a una nueva furgoneta</text:p>
          </table:table-cell>
          <table:table-cell table:style-name="Tabla87.C2" office:value-type="string">
            <text:p text:style-name="P67">2</text:p>
          </table:table-cell>
          <table:table-cell table:style-name="Tabla87.D2" office:value-type="string">
            <text:p text:style-name="P99">Solicita los dato del vehículo</text:p>
          </table:table-cell>
        </table:table-row>
        <table:table-row table:style-name="Tabla87.2">
          <table:table-cell table:style-name="Tabla87.A3" office:value-type="string">
            <text:p text:style-name="P157">3</text:p>
          </table:table-cell>
          <table:table-cell table:style-name="Tabla87.B3" office:value-type="string">
            <text:p text:style-name="P99">Oficinista: Aporta los datos correspondientes para que el sistema lo almacene</text:p>
          </table:table-cell>
          <table:table-cell table:style-name="Tabla87.C3" office:value-type="string">
            <text:p text:style-name="P67">4</text:p>
          </table:table-cell>
          <table:table-cell table:style-name="Tabla87.D3" office:value-type="string">
            <text:p text:style-name="P99">Almacena los datos</text:p>
          </table:table-cell>
        </table:table-row>
        <table:table-row table:style-name="Tabla87.2">
          <table:table-cell table:style-name="Tabla87.A4" office:value-type="string">
            <text:p text:style-name="P149"/>
          </table:table-cell>
          <table:table-cell table:style-name="Tabla87.B4" office:value-type="string">
            <text:p text:style-name="P51"/>
          </table:table-cell>
          <table:table-cell table:style-name="Tabla87.C4" office:value-type="string">
            <text:p text:style-name="P67">5</text:p>
          </table:table-cell>
          <table:table-cell table:style-name="Tabla87.D4" office:value-type="string">
            <text:p text:style-name="P99">Informa del éxito del proceso</text:p>
          </table:table-cell>
        </table:table-row>
      </table:table>
      <table:table table:name="Tabla88" table:style-name="Tabla88">
        <table:table-column table:style-name="Tabla88.A"/>
        <table:table-column table:style-name="Tabla88.B"/>
        <table:table-row table:style-name="Tabla88.1">
          <table:table-cell table:style-name="Tabla88.A1" table:number-columns-spanned="2" office:value-type="string">
            <text:p text:style-name="P135">Cursos Alternos</text:p>
          </table:table-cell>
          <table:covered-table-cell/>
        </table:table-row>
        <table:table-row table:style-name="Tabla88.1">
          <table:table-cell table:style-name="Tabla88.A2" office:value-type="string">
            <text:p text:style-name="P157">4a</text:p>
          </table:table-cell>
          <table:table-cell table:style-name="Tabla88.B2" office:value-type="string">
            <text:p text:style-name="P99">Datos erróneos de la furgoneta</text:p>
          </table:table-cell>
        </table:table-row>
        <table:table-row table:style-name="Tabla88.1">
          <table:table-cell table:style-name="Tabla88.A3" office:value-type="string">
            <text:p text:style-name="P149"/>
          </table:table-cell>
          <table:table-cell table:style-name="Tabla88.B3" office:value-type="string">
            <text:p text:style-name="P99">1. Sistema: Informa de lo ocurrido y pide los datos de nuevo.</text:p>
          </table:table-cell>
        </table:table-row>
      </table:table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 table:style-name="Tabla89.1">
          <table:table-cell table:style-name="Tabla89.A1" table:number-columns-spanned="4" office:value-type="string">
            <text:p text:style-name="P135">Otros datos</text:p>
          </table:table-cell>
          <table:covered-table-cell/>
          <table:covered-table-cell/>
          <table:covered-table-cell/>
        </table:table-row>
        <table:table-row table:style-name="Tabla89.1">
          <table:table-cell table:style-name="Tabla89.A2" office:value-type="string">
            <text:h text:style-name="P195" text:outline-level="1">Frecuencia esperada</text:h>
          </table:table-cell>
          <table:table-cell table:style-name="Tabla89.B2" office:value-type="string">
            <text:p text:style-name="P287">1 vez cada 2 meses</text:p>
          </table:table-cell>
          <table:table-cell table:style-name="Tabla89.C2" office:value-type="string">
            <text:h text:style-name="P185" text:outline-level="2">Rendimiento</text:h>
          </table:table-cell>
          <table:table-cell table:style-name="Tabla89.D2" office:value-type="string">
            <text:p text:style-name="P18"/>
          </table:table-cell>
        </table:table-row>
        <table:table-row table:style-name="Tabla89.1">
          <table:table-cell table:style-name="Tabla89.A3" office:value-type="string">
            <text:p text:style-name="P66">Importancia</text:p>
          </table:table-cell>
          <table:table-cell table:style-name="Tabla89.B3" office:value-type="string">
            <text:p text:style-name="P99">Alta</text:p>
          </table:table-cell>
          <table:table-cell table:style-name="Tabla89.C3" office:value-type="string">
            <text:h text:style-name="P185" text:outline-level="2">Urgencia</text:h>
          </table:table-cell>
          <table:table-cell table:style-name="Tabla89.D3" office:value-type="string">
            <text:p text:style-name="P27">Alta</text:p>
          </table:table-cell>
        </table:table-row>
        <table:table-row table:style-name="Tabla89.1">
          <table:table-cell table:style-name="Tabla89.A4" office:value-type="string">
            <text:p text:style-name="P66">Estado</text:p>
          </table:table-cell>
          <table:table-cell table:style-name="Tabla89.B4" office:value-type="string">
            <text:p text:style-name="P51"/>
          </table:table-cell>
          <table:table-cell table:style-name="Tabla89.C4" office:value-type="string">
            <text:h text:style-name="P185" text:outline-level="2">Estabilidad</text:h>
          </table:table-cell>
          <table:table-cell table:style-name="Tabla89.D4" office:value-type="string">
            <text:p text:style-name="P27">Alta</text:p>
          </table:table-cell>
        </table:table-row>
      </table:table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135">Comentarios</text:p>
          </table:table-cell>
        </table:table-row>
        <table:table-row table:style-name="Tabla90.2">
          <table:table-cell table:style-name="Tabla90.A2" office:value-type="string">
            <text:p text:style-name="P128"/>
          </table:table-cell>
        </table:table-row>
      </table:table>
      <text:p text:style-name="P179"/>
      <text:p text:style-name="P179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column table:style-name="Tabla91.E"/>
        <table:table-column table:style-name="Tabla91.F"/>
        <table:table-column table:style-name="Tabla91.G" table:number-columns-repeated="2"/>
        <table:table-row table:style-name="Tabla91.1">
          <table:table-cell table:style-name="Tabla91.A1" office:value-type="string">
            <text:h text:style-name="P195" text:outline-level="1">Caso de Uso</text:h>
          </table:table-cell>
          <table:table-cell table:style-name="Tabla91.B1" table:number-columns-spanned="4" office:value-type="string">
            <text:p text:style-name="P25">Baja furgoneta</text:p>
          </table:table-cell>
          <table:covered-table-cell/>
          <table:covered-table-cell/>
          <table:covered-table-cell/>
          <table:table-cell table:style-name="Tabla91.F1" table:number-columns-spanned="3" office:value-type="string">
            <text:p text:style-name="P25">CU_14</text:p>
          </table:table-cell>
          <table:covered-table-cell/>
          <table:covered-table-cell/>
        </table:table-row>
        <table:table-row table:style-name="Tabla91.2">
          <table:table-cell table:style-name="Tabla91.A2" office:value-type="string">
            <text:p text:style-name="P66">Actores</text:p>
          </table:table-cell>
          <table:table-cell table:style-name="Tabla91.B2" table:number-columns-spanned="7" office:value-type="string">
            <text:p text:style-name="P9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1.2">
          <table:table-cell table:style-name="Tabla91.A3" office:value-type="string">
            <text:p text:style-name="P66">Tipo</text:p>
          </table:table-cell>
          <table:table-cell table:style-name="Tabla91.B3" table:number-columns-spanned="7" office:value-type="string">
            <text:p text:style-name="P9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4" office:value-type="string">
            <text:p text:style-name="P66">Referencias</text:p>
          </table:table-cell>
          <table:table-cell table:style-name="Tabla91.B4" table:number-columns-spanned="2" office:value-type="string">
            <text:p text:style-name="P60"/>
          </table:table-cell>
          <table:covered-table-cell/>
          <table:table-cell table:style-name="Tabla91.D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5" office:value-type="string">
            <text:p text:style-name="P66">Precondición</text:p>
          </table:table-cell>
          <table:table-cell table:style-name="Tabla91.B5" table:number-columns-spanned="7" office:value-type="string">
            <text:p text:style-name="P98">La furgoneta a eliminar debe est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6" office:value-type="string">
            <text:p text:style-name="P66">Postcondición</text:p>
          </table:table-cell>
          <table:table-cell table:style-name="Tabla91.B6" table:number-columns-spanned="7" office:value-type="string">
            <text:p text:style-name="P98">Desaparecerá la furgoneta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7" office:value-type="string">
            <text:p text:style-name="P66">Autor</text:p>
          </table:table-cell>
          <table:table-cell table:style-name="Tabla91.B7" office:value-type="string">
            <text:p text:style-name="P96">Elena Cantero Molina</text:p>
          </table:table-cell>
          <table:table-cell table:style-name="Tabla91.C7" table:number-columns-spanned="2" office:value-type="string">
            <text:h text:style-name="P195" text:outline-level="1">Fecha</text:h>
          </table:table-cell>
          <table:covered-table-cell/>
          <table:table-cell table:style-name="Tabla91.E7" table:number-columns-spanned="2" office:value-type="string">
            <text:p text:style-name="P25">02/04/2018</text:p>
          </table:table-cell>
          <table:covered-table-cell/>
          <table:table-cell table:style-name="Tabla91.G7" office:value-type="string">
            <text:h text:style-name="P195" text:outline-level="1">Versión</text:h>
          </table:table-cell>
          <table:table-cell table:style-name="Tabla91.H7" office:value-type="string">
            <text:p text:style-name="P25">1.0</text:p>
          </table:table-cell>
        </table:table-row>
      </table:table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135">Propósito</text:p>
          </table:table-cell>
        </table:table-row>
        <table:table-row table:style-name="Tabla92.1">
          <table:table-cell table:style-name="Tabla92.A2" office:value-type="string">
            <text:p text:style-name="P134">Eliminar una furgoneta en concreto</text:p>
          </table:table-cell>
        </table:table-row>
      </table:table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135">Resumen</text:p>
          </table:table-cell>
        </table:table-row>
        <table:table-row table:style-name="Tabla93.1">
          <table:table-cell table:style-name="Tabla93.A2" office:value-type="string">
            <text:p text:style-name="P134">Se elimina una furgoneta del sistema previamente identificada, asegurándose de que la información quede de forma consistente y coherente</text:p>
          </table:table-cell>
        </table:table-row>
      </table:table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 table:style-name="Tabla94.1">
          <table:table-cell table:style-name="Tabla94.A1" table:number-columns-spanned="4" office:value-type="string">
            <text:p text:style-name="P135">Curso Normal</text:p>
          </table:table-cell>
          <table:covered-table-cell/>
          <table:covered-table-cell/>
          <table:covered-table-cell/>
        </table:table-row>
        <table:table-row table:style-name="Tabla94.2">
          <table:table-cell table:style-name="Tabla94.A2" office:value-type="string">
            <text:p text:style-name="P158">1</text:p>
          </table:table-cell>
          <table:table-cell table:style-name="Tabla94.B2" office:value-type="string">
            <text:p text:style-name="P100">Oficinista: Solicita dar de baja a una furgoneta</text:p>
          </table:table-cell>
          <table:table-cell table:style-name="Tabla94.C2" office:value-type="string">
            <text:p text:style-name="P68">2</text:p>
          </table:table-cell>
          <table:table-cell table:style-name="Tabla94.D2" office:value-type="string">
            <text:p text:style-name="P100">Identificación de la furgoneta</text:p>
          </table:table-cell>
        </table:table-row>
        <table:table-row table:style-name="Tabla94.2">
          <table:table-cell table:style-name="Tabla94.A3" office:value-type="string">
            <text:p text:style-name="P149"/>
          </table:table-cell>
          <table:table-cell table:style-name="Tabla94.B3" office:value-type="string">
            <text:p text:style-name="P51"/>
          </table:table-cell>
          <table:table-cell table:style-name="Tabla94.C3" office:value-type="string">
            <text:p text:style-name="P68">3</text:p>
          </table:table-cell>
          <table:table-cell table:style-name="Tabla94.D3" office:value-type="string">
            <text:p text:style-name="P100">Eliminar la información relativa a la furgoneta</text:p>
          </table:table-cell>
        </table:table-row>
        <table:table-row table:style-name="Tabla94.2">
          <table:table-cell table:style-name="Tabla94.A4" office:value-type="string">
            <text:p text:style-name="P149"/>
          </table:table-cell>
          <table:table-cell table:style-name="Tabla94.B4" office:value-type="string">
            <text:p text:style-name="P51"/>
          </table:table-cell>
          <table:table-cell table:style-name="Tabla94.C4" office:value-type="string">
            <text:p text:style-name="P68">4</text:p>
          </table:table-cell>
          <table:table-cell table:style-name="Tabla94.D4" office:value-type="string">
            <text:p text:style-name="P100">Informar del éxito de la baja</text:p>
          </table:table-cell>
        </table:table-row>
      </table:table>
      <table:table table:name="Tabla95" table:style-name="Tabla95">
        <table:table-column table:style-name="Tabla95.A"/>
        <table:table-column table:style-name="Tabla95.B"/>
        <table:table-row table:style-name="Tabla95.1">
          <table:table-cell table:style-name="Tabla95.A1" table:number-columns-spanned="2" office:value-type="string">
            <text:p text:style-name="P135">Cursos Alternos</text:p>
          </table:table-cell>
          <table:covered-table-cell/>
        </table:table-row>
        <table:table-row table:style-name="Tabla95.1">
          <table:table-cell table:style-name="Tabla95.A2" office:value-type="string">
            <text:p text:style-name="P158">3a</text:p>
          </table:table-cell>
          <table:table-cell table:style-name="Tabla95.B2" office:value-type="string">
            <text:p text:style-name="P100">La furgoneta está siendo usada</text:p>
          </table:table-cell>
        </table:table-row>
        <table:table-row table:style-name="Tabla95.1">
          <table:table-cell table:style-name="Tabla95.A3" office:value-type="string">
            <text:p text:style-name="P149"/>
          </table:table-cell>
          <table:table-cell table:style-name="Tabla95.B3" office:value-type="string">
            <text:p text:style-name="P100">1. No se realiza la baja</text:p>
          </table:table-cell>
        </table:table-row>
      </table:table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 table:style-name="Tabla96.1">
          <table:table-cell table:style-name="Tabla96.A1" table:number-columns-spanned="4" office:value-type="string">
            <text:p text:style-name="P135">Otros datos</text:p>
          </table:table-cell>
          <table:covered-table-cell/>
          <table:covered-table-cell/>
          <table:covered-table-cell/>
        </table:table-row>
        <table:table-row table:style-name="Tabla96.1">
          <table:table-cell table:style-name="Tabla96.A2" office:value-type="string">
            <text:h text:style-name="P195" text:outline-level="1">Frecuencia esperada</text:h>
          </table:table-cell>
          <table:table-cell table:style-name="Tabla96.B2" office:value-type="string">
            <text:p text:style-name="P287">1 vez cada año</text:p>
          </table:table-cell>
          <table:table-cell table:style-name="Tabla96.C2" office:value-type="string">
            <text:h text:style-name="P185" text:outline-level="2">Rendimiento</text:h>
          </table:table-cell>
          <table:table-cell table:style-name="Tabla96.D2" office:value-type="string">
            <text:p text:style-name="P18"/>
          </table:table-cell>
        </table:table-row>
        <table:table-row table:style-name="Tabla96.1">
          <table:table-cell table:style-name="Tabla96.A3" office:value-type="string">
            <text:p text:style-name="P66">Importancia</text:p>
          </table:table-cell>
          <table:table-cell table:style-name="Tabla96.B3" office:value-type="string">
            <text:p text:style-name="P100">Alta</text:p>
          </table:table-cell>
          <table:table-cell table:style-name="Tabla96.C3" office:value-type="string">
            <text:h text:style-name="P185" text:outline-level="2">Urgencia</text:h>
          </table:table-cell>
          <table:table-cell table:style-name="Tabla96.D3" office:value-type="string">
            <text:p text:style-name="P287">Media</text:p>
          </table:table-cell>
        </table:table-row>
        <table:table-row table:style-name="Tabla96.1">
          <table:table-cell table:style-name="Tabla96.A4" office:value-type="string">
            <text:p text:style-name="P66">Estado</text:p>
          </table:table-cell>
          <table:table-cell table:style-name="Tabla96.B4" office:value-type="string">
            <text:p text:style-name="P51"/>
          </table:table-cell>
          <table:table-cell table:style-name="Tabla96.C4" office:value-type="string">
            <text:h text:style-name="P185" text:outline-level="2">Estabilidad</text:h>
          </table:table-cell>
          <table:table-cell table:style-name="Tabla96.D4" office:value-type="string">
            <text:p text:style-name="P287">Alta</text:p>
          </table:table-cell>
        </table:table-row>
      </table:table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135">Comentarios</text:p>
          </table:table-cell>
        </table:table-row>
        <table:table-row table:style-name="Tabla97.2">
          <table:table-cell table:style-name="Tabla97.A2" office:value-type="string">
            <text:p text:style-name="P128"/>
          </table:table-cell>
        </table:table-row>
      </table:table>
      <text:p text:style-name="P179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column table:style-name="Tabla98.E"/>
        <table:table-column table:style-name="Tabla98.F"/>
        <table:table-column table:style-name="Tabla98.G" table:number-columns-repeated="2"/>
        <table:table-row table:style-name="Tabla98.1">
          <table:table-cell table:style-name="Tabla98.A1" office:value-type="string">
            <text:h text:style-name="P195" text:outline-level="1">Caso de Uso</text:h>
          </table:table-cell>
          <table:table-cell table:style-name="Tabla98.B1" table:number-columns-spanned="4" office:value-type="string">
            <text:p text:style-name="P25">Modificación furgoneta</text:p>
          </table:table-cell>
          <table:covered-table-cell/>
          <table:covered-table-cell/>
          <table:covered-table-cell/>
          <table:table-cell table:style-name="Tabla98.F1" table:number-columns-spanned="3" office:value-type="string">
            <text:p text:style-name="P25">CU_15</text:p>
          </table:table-cell>
          <table:covered-table-cell/>
          <table:covered-table-cell/>
        </table:table-row>
        <table:table-row table:style-name="Tabla98.2">
          <table:table-cell table:style-name="Tabla98.A2" office:value-type="string">
            <text:p text:style-name="P66">Actores</text:p>
          </table:table-cell>
          <table:table-cell table:style-name="Tabla98.B2" table:number-columns-spanned="7" office:value-type="string">
            <text:p text:style-name="P9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3" office:value-type="string">
            <text:p text:style-name="P66">Tipo</text:p>
          </table:table-cell>
          <table:table-cell table:style-name="Tabla98.B3" table:number-columns-spanned="7" office:value-type="string">
            <text:p text:style-name="P10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4" office:value-type="string">
            <text:p text:style-name="P66">Referencias</text:p>
          </table:table-cell>
          <table:table-cell table:style-name="Tabla98.B4" table:number-columns-spanned="2" office:value-type="string">
            <text:p text:style-name="P60"/>
          </table:table-cell>
          <table:covered-table-cell/>
          <table:table-cell table:style-name="Tabla98.D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5" office:value-type="string">
            <text:p text:style-name="P66">Precondición</text:p>
          </table:table-cell>
          <table:table-cell table:style-name="Tabla98.B5" table:number-columns-spanned="7" office:value-type="string">
            <text:p text:style-name="P101">Que aparezcan los datos de la furgoneta a modific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6" office:value-type="string">
            <text:p text:style-name="P66">Postcondición</text:p>
          </table:table-cell>
          <table:table-cell table:style-name="Tabla98.B6" table:number-columns-spanned="7" office:value-type="string">
            <text:p text:style-name="P101">Algunos datos de la furgoneta se verán modificad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7" office:value-type="string">
            <text:p text:style-name="P66">Autor</text:p>
          </table:table-cell>
          <table:table-cell table:style-name="Tabla98.B7" office:value-type="string">
            <text:p text:style-name="P96">Elena Cantero Molina</text:p>
          </table:table-cell>
          <table:table-cell table:style-name="Tabla98.C7" table:number-columns-spanned="2" office:value-type="string">
            <text:h text:style-name="P195" text:outline-level="1">Fecha</text:h>
          </table:table-cell>
          <table:covered-table-cell/>
          <table:table-cell table:style-name="Tabla98.E7" table:number-columns-spanned="2" office:value-type="string">
            <text:p text:style-name="P25">02/04/2018</text:p>
          </table:table-cell>
          <table:covered-table-cell/>
          <table:table-cell table:style-name="Tabla98.G7" office:value-type="string">
            <text:h text:style-name="P195" text:outline-level="1">Versión</text:h>
          </table:table-cell>
          <table:table-cell table:style-name="Tabla98.H7" office:value-type="string">
            <text:p text:style-name="P25">1.0</text:p>
          </table:table-cell>
        </table:table-row>
      </table:table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135">Propósito</text:p>
          </table:table-cell>
        </table:table-row>
        <table:table-row table:style-name="Tabla99.1">
          <table:table-cell table:style-name="Tabla99.A2" office:value-type="string">
            <text:p text:style-name="P136">Modificar algunos datos de una furgoneta en concreto</text:p>
          </table:table-cell>
        </table:table-row>
      </table:table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135">Resumen</text:p>
          </table:table-cell>
        </table:table-row>
        <table:table-row table:style-name="Tabla100.1">
          <table:table-cell table:style-name="Tabla100.A2" office:value-type="string">
            <text:p text:style-name="P136">Se modifican los datos de una furgoneta del sistema previamente identificada, asegurándose de que la información quede de forma consistente y coherente.</text:p>
          </table:table-cell>
        </table:table-row>
      </table:table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 table:style-name="Tabla101.1">
          <table:table-cell table:style-name="Tabla101.A1" table:number-columns-spanned="4" office:value-type="string">
            <text:p text:style-name="P135">Curso Normal</text:p>
          </table:table-cell>
          <table:covered-table-cell/>
          <table:covered-table-cell/>
          <table:covered-table-cell/>
        </table:table-row>
        <table:table-row table:style-name="Tabla101.2">
          <table:table-cell table:style-name="Tabla101.A2" office:value-type="string">
            <text:p text:style-name="P159">1</text:p>
          </table:table-cell>
          <table:table-cell table:style-name="Tabla101.B2" office:value-type="string">
            <text:p text:style-name="P102">Oficinista: Solicita modificar los datos de la furgoneta</text:p>
          </table:table-cell>
          <table:table-cell table:style-name="Tabla101.C2" office:value-type="string">
            <text:p text:style-name="P69">2</text:p>
          </table:table-cell>
          <table:table-cell table:style-name="Tabla101.D2" office:value-type="string">
            <text:p text:style-name="P102">Identificación de la furgoneta</text:p>
          </table:table-cell>
        </table:table-row>
        <table:table-row table:style-name="Tabla101.2">
          <table:table-cell table:style-name="Tabla101.A3" office:value-type="string">
            <text:p text:style-name="P149"/>
          </table:table-cell>
          <table:table-cell table:style-name="Tabla101.B3" office:value-type="string">
            <text:p text:style-name="P51"/>
          </table:table-cell>
          <table:table-cell table:style-name="Tabla101.C3" office:value-type="string">
            <text:p text:style-name="P69">3</text:p>
          </table:table-cell>
          <table:table-cell table:style-name="Tabla101.D3" office:value-type="string">
            <text:p text:style-name="P102">Presenta los datos actuales de la furgoneta</text:p>
          </table:table-cell>
        </table:table-row>
        <table:table-row table:style-name="Tabla101.2">
          <table:table-cell table:style-name="Tabla101.A4" office:value-type="string">
            <text:p text:style-name="P159">4</text:p>
          </table:table-cell>
          <table:table-cell table:style-name="Tabla101.B4" office:value-type="string">
            <text:p text:style-name="P102">Oficinista: Introduce los nuevos datos</text:p>
          </table:table-cell>
          <table:table-cell table:style-name="Tabla101.C4" office:value-type="string">
            <text:p text:style-name="P46"/>
          </table:table-cell>
          <table:table-cell table:style-name="Tabla101.D4" office:value-type="string">
            <text:p text:style-name="P51"/>
          </table:table-cell>
        </table:table-row>
        <table:table-row table:style-name="Tabla101.2">
          <table:table-cell table:style-name="Tabla101.A5" office:value-type="string">
            <text:p text:style-name="P160"/>
          </table:table-cell>
          <table:table-cell table:style-name="Tabla101.B5" office:value-type="string">
            <text:p text:style-name="P51"/>
          </table:table-cell>
          <table:table-cell table:style-name="Tabla101.C5" office:value-type="string">
            <text:p text:style-name="P69">5</text:p>
          </table:table-cell>
          <table:table-cell table:style-name="Tabla101.D5" office:value-type="string">
            <text:p text:style-name="P102">Se almacenan los nuevos datos</text:p>
          </table:table-cell>
        </table:table-row>
        <table:table-row table:style-name="Tabla101.2">
          <table:table-cell table:style-name="Tabla101.A6" office:value-type="string">
            <text:p text:style-name="P149"/>
          </table:table-cell>
          <table:table-cell table:style-name="Tabla101.B6" office:value-type="string">
            <text:p text:style-name="P51"/>
          </table:table-cell>
          <table:table-cell table:style-name="Tabla101.C6" office:value-type="string">
            <text:p text:style-name="P69">6</text:p>
          </table:table-cell>
          <table:table-cell table:style-name="Tabla101.D6" office:value-type="string">
            <text:p text:style-name="P102">Se informa del éxito del proceso</text:p>
          </table:table-cell>
        </table:table-row>
      </table:table>
      <text:p text:style-name="P590"/>
      <table:table table:name="Tabla102" table:style-name="Tabla102">
        <table:table-column table:style-name="Tabla102.A"/>
        <table:table-column table:style-name="Tabla102.B"/>
        <text:soft-page-break/>
        <table:table-row table:style-name="Tabla102.1">
          <table:table-cell table:style-name="Tabla102.A1" table:number-columns-spanned="2" office:value-type="string">
            <text:p text:style-name="P135">Cursos Alternos</text:p>
          </table:table-cell>
          <table:covered-table-cell/>
        </table:table-row>
        <table:table-row table:style-name="Tabla102.1">
          <table:table-cell table:style-name="Tabla102.A2" office:value-type="string">
            <text:p text:style-name="P159">5a</text:p>
          </table:table-cell>
          <table:table-cell table:style-name="Tabla102.B2" office:value-type="string">
            <text:p text:style-name="P102">Datos introducidos incorrectos</text:p>
          </table:table-cell>
        </table:table-row>
        <table:table-row table:style-name="Tabla102.1">
          <table:table-cell table:style-name="Tabla102.A3" office:value-type="string">
            <text:p text:style-name="P149"/>
          </table:table-cell>
          <table:table-cell table:style-name="Tabla102.B3" office:value-type="string">
            <text:p text:style-name="P102">1. Sistema: Informa del error y se piden los datos de nuevo.</text:p>
          </table:table-cell>
        </table:table-row>
      </table:table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 table:style-name="Tabla103.1">
          <table:table-cell table:style-name="Tabla103.A1" table:number-columns-spanned="4" office:value-type="string">
            <text:p text:style-name="P135">Otros datos</text:p>
          </table:table-cell>
          <table:covered-table-cell/>
          <table:covered-table-cell/>
          <table:covered-table-cell/>
        </table:table-row>
        <table:table-row table:style-name="Tabla103.1">
          <table:table-cell table:style-name="Tabla103.A2" office:value-type="string">
            <text:h text:style-name="P195" text:outline-level="1">Frecuencia esperada</text:h>
          </table:table-cell>
          <table:table-cell table:style-name="Tabla103.B2" office:value-type="string">
            <text:p text:style-name="P287">1 vez cada mes</text:p>
          </table:table-cell>
          <table:table-cell table:style-name="Tabla103.C2" office:value-type="string">
            <text:h text:style-name="P185" text:outline-level="2">Rendimiento</text:h>
          </table:table-cell>
          <table:table-cell table:style-name="Tabla103.D2" office:value-type="string">
            <text:p text:style-name="P18"/>
          </table:table-cell>
        </table:table-row>
        <table:table-row table:style-name="Tabla103.1">
          <table:table-cell table:style-name="Tabla103.A3" office:value-type="string">
            <text:p text:style-name="P66">Importancia</text:p>
          </table:table-cell>
          <table:table-cell table:style-name="Tabla103.B3" office:value-type="string">
            <text:p text:style-name="P102">Media</text:p>
          </table:table-cell>
          <table:table-cell table:style-name="Tabla103.C3" office:value-type="string">
            <text:h text:style-name="P185" text:outline-level="2">Urgencia</text:h>
          </table:table-cell>
          <table:table-cell table:style-name="Tabla103.D3" office:value-type="string">
            <text:p text:style-name="P28">Media</text:p>
          </table:table-cell>
        </table:table-row>
        <table:table-row table:style-name="Tabla103.1">
          <table:table-cell table:style-name="Tabla103.A4" office:value-type="string">
            <text:p text:style-name="P66">Estado</text:p>
          </table:table-cell>
          <table:table-cell table:style-name="Tabla103.B4" office:value-type="string">
            <text:p text:style-name="P51"/>
          </table:table-cell>
          <table:table-cell table:style-name="Tabla103.C4" office:value-type="string">
            <text:h text:style-name="P185" text:outline-level="2">Estabilidad</text:h>
          </table:table-cell>
          <table:table-cell table:style-name="Tabla103.D4" office:value-type="string">
            <text:p text:style-name="P28">Alta</text:p>
          </table:table-cell>
        </table:table-row>
      </table:table>
      <table:table table:name="Tabla104" table:style-name="Tabla104">
        <table:table-column table:style-name="Tabla104.A"/>
        <table:table-row table:style-name="Tabla104.1">
          <table:table-cell table:style-name="Tabla104.A1" office:value-type="string">
            <text:p text:style-name="P135">Comentarios</text:p>
          </table:table-cell>
        </table:table-row>
        <table:table-row table:style-name="Tabla104.2">
          <table:table-cell table:style-name="Tabla104.A2" office:value-type="string">
            <text:p text:style-name="P128"/>
          </table:table-cell>
        </table:table-row>
      </table:table>
      <text:p text:style-name="P179"/>
      <text:p text:style-name="P179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column table:style-name="Tabla105.E"/>
        <table:table-column table:style-name="Tabla105.F"/>
        <table:table-column table:style-name="Tabla105.G" table:number-columns-repeated="2"/>
        <table:table-row table:style-name="Tabla105.1">
          <table:table-cell table:style-name="Tabla105.A1" office:value-type="string">
            <text:h text:style-name="P195" text:outline-level="1">Caso de Uso</text:h>
          </table:table-cell>
          <table:table-cell table:style-name="Tabla105.B1" table:number-columns-spanned="4" office:value-type="string">
            <text:p text:style-name="P30">Establecer disponibilidad de furgoneta</text:p>
          </table:table-cell>
          <table:covered-table-cell/>
          <table:covered-table-cell/>
          <table:covered-table-cell/>
          <table:table-cell table:style-name="Tabla105.F1" table:number-columns-spanned="3" office:value-type="string">
            <text:p text:style-name="P30">CU_16</text:p>
          </table:table-cell>
          <table:covered-table-cell/>
          <table:covered-table-cell/>
        </table:table-row>
        <table:table-row table:style-name="Tabla105.2">
          <table:table-cell table:style-name="Tabla105.A2" office:value-type="string">
            <text:p text:style-name="P66">Actores</text:p>
          </table:table-cell>
          <table:table-cell table:style-name="Tabla105.B2" table:number-columns-spanned="7" office:value-type="string">
            <text:p text:style-name="P104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3" office:value-type="string">
            <text:p text:style-name="P66">Tipo</text:p>
          </table:table-cell>
          <table:table-cell table:style-name="Tabla105.B3" table:number-columns-spanned="7" office:value-type="string">
            <text:p text:style-name="P10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4" office:value-type="string">
            <text:p text:style-name="P66">Referencias</text:p>
          </table:table-cell>
          <table:table-cell table:style-name="Tabla105.B4" table:number-columns-spanned="2" office:value-type="string">
            <text:p text:style-name="P60"/>
          </table:table-cell>
          <table:covered-table-cell/>
          <table:table-cell table:style-name="Tabla105.D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5" office:value-type="string">
            <text:p text:style-name="P66">Precondición</text:p>
          </table:table-cell>
          <table:table-cell table:style-name="Tabla105.B5" table:number-columns-spanned="7" office:value-type="string">
            <text:p text:style-name="P103">La furgoneta debe estar dada de alta en el sistema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6" office:value-type="string">
            <text:p text:style-name="P66">Postcondición</text:p>
          </table:table-cell>
          <table:table-cell table:style-name="Tabla105.B6" table:number-columns-spanned="7" office:value-type="string">
            <text:p text:style-name="P103">Cambio del intervalo de tiempo disponible de la furgone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7" office:value-type="string">
            <text:p text:style-name="P66">Autor</text:p>
          </table:table-cell>
          <table:table-cell table:style-name="Tabla105.B7" office:value-type="string">
            <text:p text:style-name="P104">Elena Cantero Molina</text:p>
          </table:table-cell>
          <table:table-cell table:style-name="Tabla105.C7" table:number-columns-spanned="2" office:value-type="string">
            <text:h text:style-name="P195" text:outline-level="1">Fecha</text:h>
          </table:table-cell>
          <table:covered-table-cell/>
          <table:table-cell table:style-name="Tabla105.E7" table:number-columns-spanned="2" office:value-type="string">
            <text:p text:style-name="P30">02/04/2018</text:p>
          </table:table-cell>
          <table:covered-table-cell/>
          <table:table-cell table:style-name="Tabla105.G7" office:value-type="string">
            <text:h text:style-name="P195" text:outline-level="1">Versión</text:h>
          </table:table-cell>
          <table:table-cell table:style-name="Tabla105.H7" office:value-type="string">
            <text:p text:style-name="P30">1.0</text:p>
          </table:table-cell>
        </table:table-row>
      </table:table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135">Propósito</text:p>
          </table:table-cell>
        </table:table-row>
        <table:table-row table:style-name="Tabla106.1">
          <table:table-cell table:style-name="Tabla106.A2" office:value-type="string">
            <text:p text:style-name="P136">Ajustar la disponibilidad de las furgonetas</text:p>
          </table:table-cell>
        </table:table-row>
      </table:table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35">Resumen</text:p>
          </table:table-cell>
        </table:table-row>
        <table:table-row table:style-name="Tabla107.1">
          <table:table-cell table:style-name="Tabla107.A2" office:value-type="string">
            <text:p text:style-name="P136">Se modifica el horario de descanso de las furgonetas, de manera que todo quede claramente especificado.</text:p>
          </table:table-cell>
        </table:table-row>
      </table:table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 table:style-name="Tabla108.1">
          <table:table-cell table:style-name="Tabla108.A1" table:number-columns-spanned="4" office:value-type="string">
            <text:p text:style-name="P135">Curso Normal</text:p>
          </table:table-cell>
          <table:covered-table-cell/>
          <table:covered-table-cell/>
          <table:covered-table-cell/>
        </table:table-row>
        <table:table-row table:style-name="Tabla108.2">
          <table:table-cell table:style-name="Tabla108.A2" office:value-type="string">
            <text:p text:style-name="P159">1</text:p>
          </table:table-cell>
          <table:table-cell table:style-name="Tabla108.B2" office:value-type="string">
            <text:p text:style-name="P102">Oficinista: Solicita cambiar la disponibilidad de una furgoneta</text:p>
          </table:table-cell>
          <table:table-cell table:style-name="Tabla108.C2" office:value-type="string">
            <text:p text:style-name="P69">2</text:p>
          </table:table-cell>
          <table:table-cell table:style-name="Tabla108.D2" office:value-type="string">
            <text:p text:style-name="P102">Búsqueda de los datos de la furgoneta</text:p>
          </table:table-cell>
        </table:table-row>
        <table:table-row table:style-name="Tabla108.2">
          <table:table-cell table:style-name="Tabla108.A3" office:value-type="string">
            <text:p text:style-name="P149"/>
          </table:table-cell>
          <table:table-cell table:style-name="Tabla108.B3" office:value-type="string">
            <text:p text:style-name="P51"/>
          </table:table-cell>
          <table:table-cell table:style-name="Tabla108.C3" office:value-type="string">
            <text:p text:style-name="P69">3</text:p>
          </table:table-cell>
          <table:table-cell table:style-name="Tabla108.D3" office:value-type="string">
            <text:p text:style-name="P102">Informa de los datos</text:p>
          </table:table-cell>
        </table:table-row>
        <table:table-row table:style-name="Tabla108.2">
          <table:table-cell table:style-name="Tabla108.A4" office:value-type="string">
            <text:p text:style-name="P159">4</text:p>
          </table:table-cell>
          <table:table-cell table:style-name="Tabla108.B4" office:value-type="string">
            <text:p text:style-name="P102">Oficinista: Cambia la disponibilidad necesaria</text:p>
          </table:table-cell>
          <table:table-cell table:style-name="Tabla108.C4" office:value-type="string">
            <text:p text:style-name="P46"/>
          </table:table-cell>
          <table:table-cell table:style-name="Tabla108.D4" office:value-type="string">
            <text:p text:style-name="P51"/>
          </table:table-cell>
        </table:table-row>
        <table:table-row table:style-name="Tabla108.2">
          <table:table-cell table:style-name="Tabla108.A5" office:value-type="string">
            <text:p text:style-name="P149"/>
          </table:table-cell>
          <table:table-cell table:style-name="Tabla108.B5" office:value-type="string">
            <text:p text:style-name="P51"/>
          </table:table-cell>
          <table:table-cell table:style-name="Tabla108.C5" office:value-type="string">
            <text:p text:style-name="P69">5</text:p>
          </table:table-cell>
          <table:table-cell table:style-name="Tabla108.D5" office:value-type="string">
            <text:p text:style-name="P102">Se aplican los cambios convenientes</text:p>
          </table:table-cell>
        </table:table-row>
        <table:table-row table:style-name="Tabla108.2">
          <table:table-cell table:style-name="Tabla108.A6" office:value-type="string">
            <text:p text:style-name="P149"/>
          </table:table-cell>
          <table:table-cell table:style-name="Tabla108.B6" office:value-type="string">
            <text:p text:style-name="P51"/>
          </table:table-cell>
          <table:table-cell table:style-name="Tabla108.C6" office:value-type="string">
            <text:p text:style-name="P69">6</text:p>
          </table:table-cell>
          <table:table-cell table:style-name="Tabla108.D6" office:value-type="string">
            <text:p text:style-name="P102">Se informa del éxito de la operación</text:p>
          </table:table-cell>
        </table:table-row>
      </table:table>
      <table:table table:name="Tabla109" table:style-name="Tabla109">
        <table:table-column table:style-name="Tabla109.A"/>
        <table:table-column table:style-name="Tabla109.B"/>
        <table:table-row table:style-name="Tabla109.1">
          <table:table-cell table:style-name="Tabla109.A1" table:number-columns-spanned="2" office:value-type="string">
            <text:p text:style-name="P135">Cursos Alternos</text:p>
          </table:table-cell>
          <table:covered-table-cell/>
        </table:table-row>
        <table:table-row table:style-name="Tabla109.1">
          <table:table-cell table:style-name="Tabla109.A2" office:value-type="string">
            <text:p text:style-name="P159">5a</text:p>
          </table:table-cell>
          <table:table-cell table:style-name="Tabla109.B2" office:value-type="string">
            <text:p text:style-name="P102">Incompatibilidad de horarios</text:p>
          </table:table-cell>
        </table:table-row>
        <table:table-row table:style-name="Tabla109.1">
          <table:table-cell table:style-name="Tabla109.A3" office:value-type="string">
            <text:p text:style-name="P149"/>
          </table:table-cell>
          <table:table-cell table:style-name="Tabla109.B3" office:value-type="string">
            <text:p text:style-name="P102">1. Sistema: Informa del error y pide los datos de nuevo.</text:p>
          </table:table-cell>
        </table:table-row>
      </table:table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 table:style-name="Tabla110.1">
          <table:table-cell table:style-name="Tabla110.A1" table:number-columns-spanned="4" office:value-type="string">
            <text:p text:style-name="P135">Otros datos</text:p>
          </table:table-cell>
          <table:covered-table-cell/>
          <table:covered-table-cell/>
          <table:covered-table-cell/>
        </table:table-row>
        <table:table-row table:style-name="Tabla110.1">
          <table:table-cell table:style-name="Tabla110.A2" office:value-type="string">
            <text:h text:style-name="P195" text:outline-level="1">Frecuencia esperada</text:h>
          </table:table-cell>
          <table:table-cell table:style-name="Tabla110.B2" office:value-type="string">
            <text:p text:style-name="P287">1 vez cada 3 meses</text:p>
          </table:table-cell>
          <table:table-cell table:style-name="Tabla110.C2" office:value-type="string">
            <text:h text:style-name="P185" text:outline-level="2">Rendimiento</text:h>
          </table:table-cell>
          <table:table-cell table:style-name="Tabla110.D2" office:value-type="string">
            <text:p text:style-name="P18"/>
          </table:table-cell>
        </table:table-row>
        <table:table-row table:style-name="Tabla110.1">
          <table:table-cell table:style-name="Tabla110.A3" office:value-type="string">
            <text:p text:style-name="P66">Importancia</text:p>
          </table:table-cell>
          <table:table-cell table:style-name="Tabla110.B3" office:value-type="string">
            <text:p text:style-name="P102">Alta</text:p>
          </table:table-cell>
          <table:table-cell table:style-name="Tabla110.C3" office:value-type="string">
            <text:h text:style-name="P185" text:outline-level="2">Urgencia</text:h>
          </table:table-cell>
          <table:table-cell table:style-name="Tabla110.D3" office:value-type="string">
            <text:p text:style-name="P28">Alta</text:p>
          </table:table-cell>
        </table:table-row>
        <table:table-row table:style-name="Tabla110.1">
          <table:table-cell table:style-name="Tabla110.A4" office:value-type="string">
            <text:p text:style-name="P66">Estado</text:p>
          </table:table-cell>
          <table:table-cell table:style-name="Tabla110.B4" office:value-type="string">
            <text:p text:style-name="P51"/>
          </table:table-cell>
          <table:table-cell table:style-name="Tabla110.C4" office:value-type="string">
            <text:h text:style-name="P185" text:outline-level="2">Estabilidad</text:h>
          </table:table-cell>
          <table:table-cell table:style-name="Tabla110.D4" office:value-type="string">
            <text:p text:style-name="P28">Muy alta</text:p>
          </table:table-cell>
        </table:table-row>
      </table:table>
      <table:table table:name="Tabla111" table:style-name="Tabla111">
        <table:table-column table:style-name="Tabla111.A"/>
        <table:table-row table:style-name="Tabla111.1">
          <table:table-cell table:style-name="Tabla111.A1" office:value-type="string">
            <text:p text:style-name="P135">Comentarios</text:p>
          </table:table-cell>
        </table:table-row>
        <table:table-row table:style-name="Tabla111.2">
          <table:table-cell table:style-name="Tabla111.A2" office:value-type="string">
            <text:p text:style-name="P128"/>
          </table:table-cell>
        </table:table-row>
      </table:table>
      <text:p text:style-name="P179"/>
      <text:p text:style-name="P179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 table:number-columns-repeated="2"/>
        <table:table-row table:style-name="Tabla112.1">
          <table:table-cell table:style-name="Tabla112.A1" office:value-type="string">
            <text:h text:style-name="P195" text:outline-level="1">Caso de Uso</text:h>
          </table:table-cell>
          <table:table-cell table:style-name="Tabla112.B1" table:number-columns-spanned="4" office:value-type="string">
            <text:p text:style-name="P29">Consultar estado de furgone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29">CU_17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66">Actores</text:p>
          </table:table-cell>
          <table:table-cell table:style-name="Tabla112.B2" table:number-columns-spanned="7" office:value-type="string">
            <text:p text:style-name="P103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66">Tipo</text:p>
          </table:table-cell>
          <table:table-cell table:style-name="Tabla112.B3" table:number-columns-spanned="7" office:value-type="string">
            <text:p text:style-name="P10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66">Referencias</text:p>
          </table:table-cell>
          <table:table-cell table:style-name="Tabla112.B4" table:number-columns-spanned="2" office:value-type="string">
            <text:p text:style-name="P60"/>
          </table:table-cell>
          <table:covered-table-cell/>
          <table:table-cell table:style-name="Tabla112.D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66">Precondición</text:p>
          </table:table-cell>
          <table:table-cell table:style-name="Tabla112.B5" table:number-columns-spanned="7" office:value-type="string">
            <text:p text:style-name="P105">La furgoneta a consultar deb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12.2">
          <table:table-cell table:style-name="Tabla112.A6" office:value-type="string">
            <text:p text:style-name="P66">Postcondición</text:p>
          </table:table-cell>
          <table:table-cell table:style-name="Tabla112.B6" table:number-columns-spanned="7" office:value-type="string">
            <text:p text:style-name="P105">Se conoce el estado de la furgoneta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7" office:value-type="string">
            <text:p text:style-name="P66">Autor</text:p>
          </table:table-cell>
          <table:table-cell table:style-name="Tabla112.B7" office:value-type="string">
            <text:p text:style-name="P105">Elena Cantero Molina</text:p>
          </table:table-cell>
          <table:table-cell table:style-name="Tabla112.C7" table:number-columns-spanned="2" office:value-type="string">
            <text:h text:style-name="P195" text:outline-level="1">Fecha</text:h>
          </table:table-cell>
          <table:covered-table-cell/>
          <table:table-cell table:style-name="Tabla112.E7" table:number-columns-spanned="2" office:value-type="string">
            <text:p text:style-name="P31">02/04/2018</text:p>
          </table:table-cell>
          <table:covered-table-cell/>
          <table:table-cell table:style-name="Tabla112.G7" office:value-type="string">
            <text:h text:style-name="P195" text:outline-level="1">Versión</text:h>
          </table:table-cell>
          <table:table-cell table:style-name="Tabla112.H7" office:value-type="string">
            <text:p text:style-name="P31">1.0</text:p>
          </table:table-cell>
        </table:table-row>
      </table:table>
      <table:table table:name="Tabla113" table:style-name="Tabla113">
        <table:table-column table:style-name="Tabla113.A"/>
        <table:table-row table:style-name="Tabla113.1">
          <table:table-cell table:style-name="Tabla113.A1" office:value-type="string">
            <text:p text:style-name="P135">Propósito</text:p>
          </table:table-cell>
        </table:table-row>
        <table:table-row table:style-name="Tabla113.1">
          <table:table-cell table:style-name="Tabla113.A2" office:value-type="string">
            <text:p text:style-name="P137">Proporcionar información asociada a una determinada furgoneta</text:p>
          </table:table-cell>
        </table:table-row>
      </table:table>
      <table:table table:name="Tabla114" table:style-name="Tabla114">
        <table:table-column table:style-name="Tabla114.A"/>
        <table:table-row table:style-name="Tabla114.1">
          <table:table-cell table:style-name="Tabla114.A1" office:value-type="string">
            <text:p text:style-name="P135">Resumen</text:p>
          </table:table-cell>
        </table:table-row>
        <table:table-row table:style-name="Tabla114.1">
          <table:table-cell table:style-name="Tabla114.A2" office:value-type="string">
            <text:p text:style-name="P138">Se proporcionan los datos de una furgoneta previamente identificada</text:p>
          </table:table-cell>
        </table:table-row>
      </table:table>
      <table:table table:name="Tabla115" table:style-name="Tabla115">
        <table:table-column table:style-name="Tabla115.A"/>
        <table:table-column table:style-name="Tabla115.B"/>
        <table:table-column table:style-name="Tabla115.A"/>
        <table:table-column table:style-name="Tabla115.D"/>
        <table:table-row table:style-name="Tabla115.1">
          <table:table-cell table:style-name="Tabla115.A1" table:number-columns-spanned="4" office:value-type="string">
            <text:p text:style-name="P135">Curso Normal</text:p>
          </table:table-cell>
          <table:covered-table-cell/>
          <table:covered-table-cell/>
          <table:covered-table-cell/>
        </table:table-row>
        <table:table-row table:style-name="Tabla115.2">
          <table:table-cell table:style-name="Tabla115.A2" office:value-type="string">
            <text:p text:style-name="P161">1</text:p>
          </table:table-cell>
          <table:table-cell table:style-name="Tabla115.B2" office:value-type="string">
            <text:p text:style-name="P106">Oficinista: Solicita información sobre una furgoneta de la empresa.</text:p>
          </table:table-cell>
          <table:table-cell table:style-name="Tabla115.C2" office:value-type="string">
            <text:p text:style-name="P70">2</text:p>
          </table:table-cell>
          <table:table-cell table:style-name="Tabla115.D2" office:value-type="string">
            <text:p text:style-name="P106">Identificación de la furgoneta</text:p>
          </table:table-cell>
        </table:table-row>
        <table:table-row table:style-name="Tabla115.2">
          <table:table-cell table:style-name="Tabla115.A3" office:value-type="string">
            <text:p text:style-name="P149"/>
          </table:table-cell>
          <table:table-cell table:style-name="Tabla115.B3" office:value-type="string">
            <text:p text:style-name="P51"/>
          </table:table-cell>
          <table:table-cell table:style-name="Tabla115.C3" office:value-type="string">
            <text:p text:style-name="P70">3</text:p>
          </table:table-cell>
          <table:table-cell table:style-name="Tabla115.D3" office:value-type="string">
            <text:p text:style-name="P106">Obtiene los datos de la furgoneta</text:p>
          </table:table-cell>
        </table:table-row>
        <table:table-row table:style-name="Tabla115.2">
          <table:table-cell table:style-name="Tabla115.A4" office:value-type="string">
            <text:p text:style-name="P149"/>
          </table:table-cell>
          <table:table-cell table:style-name="Tabla115.B4" office:value-type="string">
            <text:p text:style-name="P51"/>
          </table:table-cell>
          <table:table-cell table:style-name="Tabla115.C4" office:value-type="string">
            <text:p text:style-name="P70">4</text:p>
          </table:table-cell>
          <table:table-cell table:style-name="Tabla115.D4" office:value-type="string">
            <text:p text:style-name="P106">Muestra los datos de la furgoneta al oficinista</text:p>
          </table:table-cell>
        </table:table-row>
      </table:table>
      <table:table table:name="Tabla116" table:style-name="Tabla116">
        <table:table-column table:style-name="Tabla116.A"/>
        <table:table-column table:style-name="Tabla116.B"/>
        <table:table-row table:style-name="Tabla116.1">
          <table:table-cell table:style-name="Tabla116.A1" table:number-columns-spanned="2" office:value-type="string">
            <text:p text:style-name="P135">Cursos Alternos</text:p>
          </table:table-cell>
          <table:covered-table-cell/>
        </table:table-row>
        <table:table-row table:style-name="Tabla116.1">
          <table:table-cell table:style-name="Tabla116.A2" office:value-type="string">
            <text:p text:style-name="P149"/>
          </table:table-cell>
          <table:table-cell table:style-name="Tabla116.B2" office:value-type="string">
            <text:p text:style-name="P51"/>
          </table:table-cell>
        </table:table-row>
      </table:table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 table:style-name="Tabla117.1">
          <table:table-cell table:style-name="Tabla117.A1" table:number-columns-spanned="4" office:value-type="string">
            <text:p text:style-name="P135">Otros datos</text:p>
          </table:table-cell>
          <table:covered-table-cell/>
          <table:covered-table-cell/>
          <table:covered-table-cell/>
        </table:table-row>
        <table:table-row table:style-name="Tabla117.1">
          <table:table-cell table:style-name="Tabla117.A2" office:value-type="string">
            <text:h text:style-name="P195" text:outline-level="1">Frecuencia esperada</text:h>
          </table:table-cell>
          <table:table-cell table:style-name="Tabla117.B2" office:value-type="string">
            <text:p text:style-name="P287">3 veces al día</text:p>
          </table:table-cell>
          <table:table-cell table:style-name="Tabla117.C2" office:value-type="string">
            <text:h text:style-name="P185" text:outline-level="2">Rendimiento</text:h>
          </table:table-cell>
          <table:table-cell table:style-name="Tabla117.D2" office:value-type="string">
            <text:p text:style-name="P18"/>
          </table:table-cell>
        </table:table-row>
        <table:table-row table:style-name="Tabla117.1">
          <table:table-cell table:style-name="Tabla117.A3" office:value-type="string">
            <text:p text:style-name="P66">Importancia</text:p>
          </table:table-cell>
          <table:table-cell table:style-name="Tabla117.B3" office:value-type="string">
            <text:p text:style-name="P106">Alta</text:p>
          </table:table-cell>
          <table:table-cell table:style-name="Tabla117.C3" office:value-type="string">
            <text:h text:style-name="P185" text:outline-level="2">Urgencia</text:h>
          </table:table-cell>
          <table:table-cell table:style-name="Tabla117.D3" office:value-type="string">
            <text:p text:style-name="P287">Alta</text:p>
          </table:table-cell>
        </table:table-row>
        <table:table-row table:style-name="Tabla117.1">
          <table:table-cell table:style-name="Tabla117.A4" office:value-type="string">
            <text:p text:style-name="P66">Estado</text:p>
          </table:table-cell>
          <table:table-cell table:style-name="Tabla117.B4" office:value-type="string">
            <text:p text:style-name="P51"/>
          </table:table-cell>
          <table:table-cell table:style-name="Tabla117.C4" office:value-type="string">
            <text:h text:style-name="P185" text:outline-level="2">Estabilidad</text:h>
          </table:table-cell>
          <table:table-cell table:style-name="Tabla117.D4" office:value-type="string">
            <text:p text:style-name="P32">Alta</text:p>
          </table:table-cell>
        </table:table-row>
      </table:table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135">Comentarios</text:p>
          </table:table-cell>
        </table:table-row>
        <table:table-row table:style-name="Tabla118.2">
          <table:table-cell table:style-name="Tabla118.A2" office:value-type="string">
            <text:p text:style-name="P128"/>
          </table:table-cell>
        </table:table-row>
      </table:table>
      <text:p text:style-name="P179"/>
      <text:p text:style-name="P179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column table:style-name="Tabla119.E"/>
        <table:table-column table:style-name="Tabla119.F"/>
        <table:table-column table:style-name="Tabla119.G" table:number-columns-repeated="2"/>
        <table:table-row table:style-name="Tabla119.1">
          <table:table-cell table:style-name="Tabla119.A1" office:value-type="string">
            <text:h text:style-name="P195" text:outline-level="1">Caso de Uso</text:h>
          </table:table-cell>
          <table:table-cell table:style-name="Tabla119.B1" table:number-columns-spanned="4" office:value-type="string">
            <text:p text:style-name="P34">Asignar ruta de transporte de furgoneta</text:p>
          </table:table-cell>
          <table:covered-table-cell/>
          <table:covered-table-cell/>
          <table:covered-table-cell/>
          <table:table-cell table:style-name="Tabla119.F1" table:number-columns-spanned="3" office:value-type="string">
            <text:p text:style-name="P29">CU_18</text:p>
          </table:table-cell>
          <table:covered-table-cell/>
          <table:covered-table-cell/>
        </table:table-row>
        <table:table-row table:style-name="Tabla119.2">
          <table:table-cell table:style-name="Tabla119.A2" office:value-type="string">
            <text:p text:style-name="P66">Actores</text:p>
          </table:table-cell>
          <table:table-cell table:style-name="Tabla119.B2" table:number-columns-spanned="7" office:value-type="string">
            <text:p text:style-name="P108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3" office:value-type="string">
            <text:p text:style-name="P66">Tipo</text:p>
          </table:table-cell>
          <table:table-cell table:style-name="Tabla119.B3" table:number-columns-spanned="7" office:value-type="string">
            <text:p text:style-name="P10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4" office:value-type="string">
            <text:p text:style-name="P66">Referencias</text:p>
          </table:table-cell>
          <table:table-cell table:style-name="Tabla119.B4" table:number-columns-spanned="2" office:value-type="string">
            <text:p text:style-name="P60"/>
          </table:table-cell>
          <table:covered-table-cell/>
          <table:table-cell table:style-name="Tabla119.D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5" office:value-type="string">
            <text:p text:style-name="P66">Precondición</text:p>
          </table:table-cell>
          <table:table-cell table:style-name="Tabla119.B5" table:number-columns-spanned="7" office:value-type="string">
            <text:p text:style-name="P107">Ruta no especi<text:span text:style-name="T20">ficada para una furgone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6" office:value-type="string">
            <text:p text:style-name="P66">Postcondición</text:p>
          </table:table-cell>
          <table:table-cell table:style-name="Tabla119.B6" table:number-columns-spanned="7" office:value-type="string">
            <text:p text:style-name="P110">Asignada ruta de transporte a una furgon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7" office:value-type="string">
            <text:p text:style-name="P66">Autor</text:p>
          </table:table-cell>
          <table:table-cell table:style-name="Tabla119.B7" office:value-type="string">
            <text:p text:style-name="P107">Elena Cantero Molina</text:p>
          </table:table-cell>
          <table:table-cell table:style-name="Tabla119.C7" table:number-columns-spanned="2" office:value-type="string">
            <text:h text:style-name="P195" text:outline-level="1">Fecha</text:h>
          </table:table-cell>
          <table:covered-table-cell/>
          <table:table-cell table:style-name="Tabla119.E7" table:number-columns-spanned="2" office:value-type="string">
            <text:p text:style-name="P33">02/04/2018</text:p>
          </table:table-cell>
          <table:covered-table-cell/>
          <table:table-cell table:style-name="Tabla119.G7" office:value-type="string">
            <text:h text:style-name="P195" text:outline-level="1">Versión</text:h>
          </table:table-cell>
          <table:table-cell table:style-name="Tabla119.H7" office:value-type="string">
            <text:p text:style-name="P33">1.0</text:p>
          </table:table-cell>
        </table:table-row>
      </table:table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135">Propósito</text:p>
          </table:table-cell>
        </table:table-row>
        <table:table-row table:style-name="Tabla120.1">
          <table:table-cell table:style-name="Tabla120.A2" office:value-type="string">
            <text:p text:style-name="P139">Establecer la ruta que debe llevar una furgoneta</text:p>
          </table:table-cell>
        </table:table-row>
      </table:table>
      <table:table table:name="Tabla121" table:style-name="Tabla121">
        <table:table-column table:style-name="Tabla121.A"/>
        <table:table-row table:style-name="Tabla121.1">
          <table:table-cell table:style-name="Tabla121.A1" office:value-type="string">
            <text:p text:style-name="P135">Resumen</text:p>
          </table:table-cell>
        </table:table-row>
        <table:table-row table:style-name="Tabla121.1">
          <table:table-cell table:style-name="Tabla121.A2" office:value-type="string">
            <text:p text:style-name="P140">Se establece una ruta de transporte que va a realizar una furgoneta para el transporte de paquetes.</text:p>
          </table:table-cell>
        </table:table-row>
      </table:table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 table:style-name="Tabla122.1">
          <table:table-cell table:style-name="Tabla122.A1" table:number-columns-spanned="4" office:value-type="string">
            <text:p text:style-name="P135">Curso Normal</text:p>
          </table:table-cell>
          <table:covered-table-cell/>
          <table:covered-table-cell/>
          <table:covered-table-cell/>
        </table:table-row>
        <table:table-row table:style-name="Tabla122.2">
          <table:table-cell table:style-name="Tabla122.A2" office:value-type="string">
            <text:p text:style-name="P162">1</text:p>
          </table:table-cell>
          <table:table-cell table:style-name="Tabla122.B2" office:value-type="string">
            <text:p text:style-name="P111">Oficinista: Solicita asignar una ruta de transporte a una furgoneta</text:p>
          </table:table-cell>
          <table:table-cell table:style-name="Tabla122.C2" office:value-type="string">
            <text:p text:style-name="P71">2</text:p>
          </table:table-cell>
          <table:table-cell table:style-name="Tabla122.D2" office:value-type="string">
            <text:p text:style-name="P111">Búsqueda de los datos de la furgoneta</text:p>
          </table:table-cell>
        </table:table-row>
        <table:table-row table:style-name="Tabla122.2">
          <table:table-cell table:style-name="Tabla122.A3" office:value-type="string">
            <text:p text:style-name="P149"/>
          </table:table-cell>
          <table:table-cell table:style-name="Tabla122.B3" office:value-type="string">
            <text:p text:style-name="P51"/>
          </table:table-cell>
          <table:table-cell table:style-name="Tabla122.C3" office:value-type="string">
            <text:p text:style-name="P71">3</text:p>
          </table:table-cell>
          <table:table-cell table:style-name="Tabla122.D3" office:value-type="string">
            <text:p text:style-name="P111">Informe de los datos</text:p>
          </table:table-cell>
        </table:table-row>
        <table:table-row table:style-name="Tabla122.2">
          <table:table-cell table:style-name="Tabla122.A4" office:value-type="string">
            <text:p text:style-name="P162">4</text:p>
          </table:table-cell>
          <table:table-cell table:style-name="Tabla122.B4" office:value-type="string">
            <text:p text:style-name="P111">Oficinista: Asigna una ruta de transporte específica</text:p>
          </table:table-cell>
          <table:table-cell table:style-name="Tabla122.C4" office:value-type="string">
            <text:p text:style-name="P46"/>
          </table:table-cell>
          <table:table-cell table:style-name="Tabla122.D4" office:value-type="string">
            <text:p text:style-name="P51"/>
          </table:table-cell>
        </table:table-row>
        <table:table-row table:style-name="Tabla122.2">
          <table:table-cell table:style-name="Tabla122.A5" office:value-type="string">
            <text:p text:style-name="P149"/>
          </table:table-cell>
          <table:table-cell table:style-name="Tabla122.B5" office:value-type="string">
            <text:p text:style-name="P51"/>
          </table:table-cell>
          <table:table-cell table:style-name="Tabla122.C5" office:value-type="string">
            <text:p text:style-name="P71">5</text:p>
          </table:table-cell>
          <table:table-cell table:style-name="Tabla122.D5" office:value-type="string">
            <text:p text:style-name="P111">Se aplican los cambios</text:p>
          </table:table-cell>
        </table:table-row>
        <table:table-row table:style-name="Tabla122.2">
          <table:table-cell table:style-name="Tabla122.A6" office:value-type="string">
            <text:p text:style-name="P162"/>
          </table:table-cell>
          <table:table-cell table:style-name="Tabla122.B6" office:value-type="string">
            <text:p text:style-name="P111"/>
          </table:table-cell>
          <table:table-cell table:style-name="Tabla122.C6" office:value-type="string">
            <text:p text:style-name="P71">6</text:p>
          </table:table-cell>
          <table:table-cell table:style-name="Tabla122.D6" office:value-type="string">
            <text:p text:style-name="P111">Informe del éxito de la operación</text:p>
          </table:table-cell>
        </table:table-row>
      </table:table>
      <table:table table:name="Tabla123" table:style-name="Tabla123">
        <table:table-column table:style-name="Tabla123.A"/>
        <table:table-column table:style-name="Tabla123.B"/>
        <table:table-row table:style-name="Tabla123.1">
          <table:table-cell table:style-name="Tabla123.A1" table:number-columns-spanned="2" office:value-type="string">
            <text:p text:style-name="P135">Cursos Alternos</text:p>
          </table:table-cell>
          <table:covered-table-cell/>
        </table:table-row>
        <table:table-row table:style-name="Tabla123.1">
          <table:table-cell table:style-name="Tabla123.A2" office:value-type="string">
            <text:p text:style-name="P162">5a</text:p>
          </table:table-cell>
          <table:table-cell table:style-name="Tabla123.B2" office:value-type="string">
            <text:p text:style-name="P111">Incompatibilidad de rutas</text:p>
          </table:table-cell>
        </table:table-row>
        <table:table-row table:style-name="Tabla123.1">
          <table:table-cell table:style-name="Tabla123.A3" office:value-type="string">
            <text:p text:style-name="P149"/>
          </table:table-cell>
          <table:table-cell table:style-name="Tabla123.B3" office:value-type="string">
            <text:p text:style-name="P111">1. Sistema: Informa del error producido y pide los datos de ruta de nuevo.</text:p>
          </table:table-cell>
        </table:table-row>
      </table:table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 table:style-name="Tabla124.1">
          <table:table-cell table:style-name="Tabla124.A1" table:number-columns-spanned="4" office:value-type="string">
            <text:p text:style-name="P135">Otros datos</text:p>
          </table:table-cell>
          <table:covered-table-cell/>
          <table:covered-table-cell/>
          <table:covered-table-cell/>
        </table:table-row>
        <text:soft-page-break/>
        <table:table-row table:style-name="Tabla124.1">
          <table:table-cell table:style-name="Tabla124.A2" office:value-type="string">
            <text:h text:style-name="P195" text:outline-level="1">Frecuencia esperada</text:h>
          </table:table-cell>
          <table:table-cell table:style-name="Tabla124.B2" office:value-type="string">
            <text:p text:style-name="P287">1 vez al día</text:p>
          </table:table-cell>
          <table:table-cell table:style-name="Tabla124.C2" office:value-type="string">
            <text:h text:style-name="P185" text:outline-level="2">Rendimiento</text:h>
          </table:table-cell>
          <table:table-cell table:style-name="Tabla124.D2" office:value-type="string">
            <text:p text:style-name="P18"/>
          </table:table-cell>
        </table:table-row>
        <table:table-row table:style-name="Tabla124.1">
          <table:table-cell table:style-name="Tabla124.A3" office:value-type="string">
            <text:p text:style-name="P66">Importancia</text:p>
          </table:table-cell>
          <table:table-cell table:style-name="Tabla124.B3" office:value-type="string">
            <text:p text:style-name="P111">Alta</text:p>
          </table:table-cell>
          <table:table-cell table:style-name="Tabla124.C3" office:value-type="string">
            <text:h text:style-name="P185" text:outline-level="2">Urgencia</text:h>
          </table:table-cell>
          <table:table-cell table:style-name="Tabla124.D3" office:value-type="string">
            <text:p text:style-name="P36">Alta</text:p>
          </table:table-cell>
        </table:table-row>
        <table:table-row table:style-name="Tabla124.1">
          <table:table-cell table:style-name="Tabla124.A4" office:value-type="string">
            <text:p text:style-name="P66">Estado</text:p>
          </table:table-cell>
          <table:table-cell table:style-name="Tabla124.B4" office:value-type="string">
            <text:p text:style-name="P51"/>
          </table:table-cell>
          <table:table-cell table:style-name="Tabla124.C4" office:value-type="string">
            <text:h text:style-name="P185" text:outline-level="2">Estabilidad</text:h>
          </table:table-cell>
          <table:table-cell table:style-name="Tabla124.D4" office:value-type="string">
            <text:p text:style-name="P287">Alta</text:p>
          </table:table-cell>
        </table:table-row>
      </table:table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135">Comentarios</text:p>
          </table:table-cell>
        </table:table-row>
        <table:table-row table:style-name="Tabla125.2">
          <table:table-cell table:style-name="Tabla125.A2" office:value-type="string">
            <text:p text:style-name="P128"/>
          </table:table-cell>
        </table:table-row>
      </table:table>
      <text:p text:style-name="P179"/>
      <text:p text:style-name="P180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column table:style-name="Tabla126.E"/>
        <table:table-column table:style-name="Tabla126.F"/>
        <table:table-column table:style-name="Tabla126.G" table:number-columns-repeated="2"/>
        <table:table-row table:style-name="Tabla126.1">
          <table:table-cell table:style-name="Tabla126.A1" office:value-type="string">
            <text:h text:style-name="P196" text:outline-level="1">Caso de Uso</text:h>
          </table:table-cell>
          <table:table-cell table:style-name="Tabla126.B1" table:number-columns-spanned="4" office:value-type="string">
            <text:p text:style-name="P35">Consulta furgoneta</text:p>
          </table:table-cell>
          <table:covered-table-cell/>
          <table:covered-table-cell/>
          <table:covered-table-cell/>
          <table:table-cell table:style-name="Tabla126.F1" table:number-columns-spanned="3" office:value-type="string">
            <text:p text:style-name="P35">CU_19</text:p>
          </table:table-cell>
          <table:covered-table-cell/>
          <table:covered-table-cell/>
        </table:table-row>
        <table:table-row table:style-name="Tabla126.2">
          <table:table-cell table:style-name="Tabla126.A2" office:value-type="string">
            <text:p text:style-name="P72">Actores</text:p>
          </table:table-cell>
          <table:table-cell table:style-name="Tabla126.B2" table:number-columns-spanned="7" office:value-type="string">
            <text:p text:style-name="P109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3" office:value-type="string">
            <text:p text:style-name="P72">Tipo</text:p>
          </table:table-cell>
          <table:table-cell table:style-name="Tabla126.B3" table:number-columns-spanned="7" office:value-type="string">
            <text:p text:style-name="P10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4" office:value-type="string">
            <text:p text:style-name="P72">Referencias</text:p>
          </table:table-cell>
          <table:table-cell table:style-name="Tabla126.B4" table:number-columns-spanned="2" office:value-type="string">
            <text:p text:style-name="P61"/>
          </table:table-cell>
          <table:covered-table-cell/>
          <table:table-cell table:style-name="Tabla126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5" office:value-type="string">
            <text:p text:style-name="P72">Precondición</text:p>
          </table:table-cell>
          <table:table-cell table:style-name="Tabla126.B5" table:number-columns-spanned="7" office:value-type="string">
            <text:p text:style-name="P113">La furgoneta a consultar debe pertenecer a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6" office:value-type="string">
            <text:p text:style-name="P72">Postcondición</text:p>
          </table:table-cell>
          <table:table-cell table:style-name="Tabla126.B6" table:number-columns-spanned="7" office:value-type="string">
            <text:p text:style-name="P113">Conocer los datos de la furgoneta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7" office:value-type="string">
            <text:p text:style-name="P72">Autor</text:p>
          </table:table-cell>
          <table:table-cell table:style-name="Tabla126.B7" office:value-type="string">
            <text:p text:style-name="P113">Elena Cantero Molina</text:p>
          </table:table-cell>
          <table:table-cell table:style-name="Tabla126.C7" table:number-columns-spanned="2" office:value-type="string">
            <text:h text:style-name="P196" text:outline-level="1">Fecha</text:h>
          </table:table-cell>
          <table:covered-table-cell/>
          <table:table-cell table:style-name="Tabla126.E7" table:number-columns-spanned="2" office:value-type="string">
            <text:p text:style-name="P37">02/04/2018</text:p>
          </table:table-cell>
          <table:covered-table-cell/>
          <table:table-cell table:style-name="Tabla126.G7" office:value-type="string">
            <text:h text:style-name="P196" text:outline-level="1">Versión</text:h>
          </table:table-cell>
          <table:table-cell table:style-name="Tabla126.H7" office:value-type="string">
            <text:p text:style-name="P37">1.0</text:p>
          </table:table-cell>
        </table:table-row>
      </table:table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142">Propósito</text:p>
          </table:table-cell>
        </table:table-row>
        <table:table-row table:style-name="Tabla127.1">
          <table:table-cell table:style-name="Tabla127.A2" office:value-type="string">
            <text:p text:style-name="P141">Proporcionar información asociada a una determinada furgoneta.</text:p>
          </table:table-cell>
        </table:table-row>
      </table:table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142">Resumen</text:p>
          </table:table-cell>
        </table:table-row>
        <table:table-row table:style-name="Tabla128.1">
          <table:table-cell table:style-name="Tabla128.A2" office:value-type="string">
            <text:p text:style-name="P141">Se proporcionan los datos de una furgoneta previamente identificada</text:p>
          </table:table-cell>
        </table:table-row>
      </table:table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 table:style-name="Tabla129.1">
          <table:table-cell table:style-name="Tabla129.A1" table:number-columns-spanned="4" office:value-type="string">
            <text:p text:style-name="P142">Curso Normal</text:p>
          </table:table-cell>
          <table:covered-table-cell/>
          <table:covered-table-cell/>
          <table:covered-table-cell/>
        </table:table-row>
        <table:table-row table:style-name="Tabla129.2">
          <table:table-cell table:style-name="Tabla129.A2" office:value-type="string">
            <text:p text:style-name="P163">1</text:p>
          </table:table-cell>
          <table:table-cell table:style-name="Tabla129.B2" office:value-type="string">
            <text:p text:style-name="P112">Oficinista: <text:span text:style-name="T21">Solicita información sobre una furgoneta</text:span></text:p>
          </table:table-cell>
          <table:table-cell table:style-name="Tabla129.C2" office:value-type="string">
            <text:p text:style-name="P73">2</text:p>
          </table:table-cell>
          <table:table-cell table:style-name="Tabla129.D2" office:value-type="string">
            <text:p text:style-name="P114">Identificación de la furgoneta</text:p>
          </table:table-cell>
        </table:table-row>
        <table:table-row table:style-name="Tabla129.2">
          <table:table-cell table:style-name="Tabla129.A3" office:value-type="string">
            <text:p text:style-name="P150"/>
          </table:table-cell>
          <table:table-cell table:style-name="Tabla129.B3" office:value-type="string">
            <text:p text:style-name="P52"/>
          </table:table-cell>
          <table:table-cell table:style-name="Tabla129.C3" office:value-type="string">
            <text:p text:style-name="P73">3</text:p>
          </table:table-cell>
          <table:table-cell table:style-name="Tabla129.D3" office:value-type="string">
            <text:p text:style-name="P114">Obtención datos de la furgoneta</text:p>
          </table:table-cell>
        </table:table-row>
        <table:table-row table:style-name="Tabla129.2">
          <table:table-cell table:style-name="Tabla129.A4" office:value-type="string">
            <text:p text:style-name="P150"/>
          </table:table-cell>
          <table:table-cell table:style-name="Tabla129.B4" office:value-type="string">
            <text:p text:style-name="P52"/>
          </table:table-cell>
          <table:table-cell table:style-name="Tabla129.C4" office:value-type="string">
            <text:p text:style-name="P73">4</text:p>
          </table:table-cell>
          <table:table-cell table:style-name="Tabla129.D4" office:value-type="string">
            <text:p text:style-name="P114">Muestra los datos de una furgoneta al oficinista</text:p>
          </table:table-cell>
        </table:table-row>
      </table:table>
      <table:table table:name="Tabla130" table:style-name="Tabla130">
        <table:table-column table:style-name="Tabla130.A"/>
        <table:table-column table:style-name="Tabla130.B"/>
        <table:table-row table:style-name="Tabla130.1">
          <table:table-cell table:style-name="Tabla130.A1" table:number-columns-spanned="2" office:value-type="string">
            <text:p text:style-name="P142">Cursos Alternos</text:p>
          </table:table-cell>
          <table:covered-table-cell/>
        </table:table-row>
        <table:table-row table:style-name="Tabla130.1">
          <table:table-cell table:style-name="Tabla130.A2" office:value-type="string">
            <text:p text:style-name="P150"/>
          </table:table-cell>
          <table:table-cell table:style-name="Tabla130.B2" office:value-type="string">
            <text:p text:style-name="P52"/>
          </table:table-cell>
        </table:table-row>
      </table:table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 table:style-name="Tabla131.1">
          <table:table-cell table:style-name="Tabla131.A1" table:number-columns-spanned="4" office:value-type="string">
            <text:p text:style-name="P142">Otros datos</text:p>
          </table:table-cell>
          <table:covered-table-cell/>
          <table:covered-table-cell/>
          <table:covered-table-cell/>
        </table:table-row>
        <table:table-row table:style-name="Tabla131.1">
          <table:table-cell table:style-name="Tabla131.A2" office:value-type="string">
            <text:h text:style-name="P196" text:outline-level="1">Frecuencia esperada</text:h>
          </table:table-cell>
          <table:table-cell table:style-name="Tabla131.B2" office:value-type="string">
            <text:p text:style-name="P287">2 veces al día</text:p>
          </table:table-cell>
          <table:table-cell table:style-name="Tabla131.C2" office:value-type="string">
            <text:h text:style-name="P186" text:outline-level="2">Rendimiento</text:h>
          </table:table-cell>
          <table:table-cell table:style-name="Tabla131.D2" office:value-type="string">
            <text:p text:style-name="P19"/>
          </table:table-cell>
        </table:table-row>
        <table:table-row table:style-name="Tabla131.1">
          <table:table-cell table:style-name="Tabla131.A3" office:value-type="string">
            <text:p text:style-name="P72">Importancia</text:p>
          </table:table-cell>
          <table:table-cell table:style-name="Tabla131.B3" office:value-type="string">
            <text:p text:style-name="P114">Alta</text:p>
          </table:table-cell>
          <table:table-cell table:style-name="Tabla131.C3" office:value-type="string">
            <text:h text:style-name="P186" text:outline-level="2">Urgencia</text:h>
          </table:table-cell>
          <table:table-cell table:style-name="Tabla131.D3" office:value-type="string">
            <text:p text:style-name="P287">Alta</text:p>
          </table:table-cell>
        </table:table-row>
        <table:table-row table:style-name="Tabla131.1">
          <table:table-cell table:style-name="Tabla131.A4" office:value-type="string">
            <text:p text:style-name="P72">Estado</text:p>
          </table:table-cell>
          <table:table-cell table:style-name="Tabla131.B4" office:value-type="string">
            <text:p text:style-name="P52"/>
          </table:table-cell>
          <table:table-cell table:style-name="Tabla131.C4" office:value-type="string">
            <text:h text:style-name="P186" text:outline-level="2">Estabilidad</text:h>
          </table:table-cell>
          <table:table-cell table:style-name="Tabla131.D4" office:value-type="string">
            <text:p text:style-name="P38">Alta</text:p>
          </table:table-cell>
        </table:table-row>
      </table:table>
      <table:table table:name="Tabla132" table:style-name="Tabla132">
        <table:table-column table:style-name="Tabla132.A"/>
        <table:table-row table:style-name="Tabla132.1">
          <table:table-cell table:style-name="Tabla132.A1" office:value-type="string">
            <text:p text:style-name="P142">Comentarios</text:p>
          </table:table-cell>
        </table:table-row>
        <table:table-row table:style-name="Tabla132.2">
          <table:table-cell table:style-name="Tabla132.A2" office:value-type="string">
            <text:p text:style-name="P129"/>
          </table:table-cell>
        </table:table-row>
      </table:table>
      <text:p text:style-name="P180"/>
      <text:p text:style-name="P8">1.4. Gestión de Almacén</text:p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column table:style-name="Tabla133.E"/>
        <table:table-column table:style-name="Tabla133.F"/>
        <table:table-column table:style-name="Tabla133.G"/>
        <table:table-row table:style-name="Tabla133.1">
          <table:table-cell table:style-name="Tabla133.A1" office:value-type="string">
            <text:h text:style-name="P196" text:outline-level="1">Caso de Uso</text:h>
          </table:table-cell>
          <table:table-cell table:style-name="Tabla133.B1" table:number-columns-spanned="3" office:value-type="string">
            <text:p text:style-name="P39">Consultar estado de paquetes</text:p>
          </table:table-cell>
          <table:covered-table-cell/>
          <table:covered-table-cell/>
          <table:table-cell table:style-name="Tabla133.E1" table:number-columns-spanned="3" office:value-type="string">
            <text:p text:style-name="P26">CU_<text:span text:style-name="T22">20</text:span></text:p>
          </table:table-cell>
          <table:covered-table-cell/>
          <table:covered-table-cell/>
        </table:table-row>
        <table:table-row table:style-name="Tabla133.2">
          <table:table-cell table:style-name="Tabla133.A2" office:value-type="string">
            <text:p text:style-name="P72">Actores</text:p>
          </table:table-cell>
          <table:table-cell table:style-name="Tabla133.B2" table:number-columns-spanned="6" office:value-type="string">
            <text:p text:style-name="P97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3" office:value-type="string">
            <text:p text:style-name="P72">Tipo</text:p>
          </table:table-cell>
          <table:table-cell table:style-name="Tabla133.B3" table:number-columns-spanned="6" office:value-type="string">
            <text:p text:style-name="P115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4" office:value-type="string">
            <text:p text:style-name="P72">Referencias</text:p>
          </table:table-cell>
          <table:table-cell table:style-name="Tabla133.B4" office:value-type="string">
            <text:p text:style-name="P61"/>
          </table:table-cell>
          <table:table-cell table:style-name="Tabla133.C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5" office:value-type="string">
            <text:p text:style-name="P72">Precondición</text:p>
          </table:table-cell>
          <table:table-cell table:style-name="Tabla133.B5" table:number-columns-spanned="6" office:value-type="string">
            <text:p text:style-name="P116">El paquete debe estar registrado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6" office:value-type="string">
            <text:p text:style-name="P72">Postcondición</text:p>
          </table:table-cell>
          <table:table-cell table:style-name="Tabla133.B6" table:number-columns-spanned="6" office:value-type="string">
            <text:p text:style-name="P116">Se visualizará el estado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7" office:value-type="string">
            <text:p text:style-name="P72">Autor</text:p>
          </table:table-cell>
          <table:table-cell table:style-name="Tabla133.B7" office:value-type="string">
            <text:p text:style-name="P117">Alba Aurora Moreno Peinado</text:p>
          </table:table-cell>
          <table:table-cell table:style-name="Tabla133.C7" office:value-type="string">
            <text:h text:style-name="P196" text:outline-level="1">Fecha</text:h>
          </table:table-cell>
          <table:table-cell table:style-name="Tabla133.D7" table:number-columns-spanned="2" office:value-type="string">
            <text:p text:style-name="P26">0<text:span text:style-name="T23">7</text:span>/04/2018</text:p>
          </table:table-cell>
          <table:covered-table-cell/>
          <table:table-cell table:style-name="Tabla133.F7" office:value-type="string">
            <text:h text:style-name="P196" text:outline-level="1">Versión</text:h>
          </table:table-cell>
          <table:table-cell table:style-name="Tabla133.G7" office:value-type="string">
            <text:p text:style-name="P26">1.0</text:p>
          </table:table-cell>
        </table:table-row>
      </table:table>
      <table:table table:name="Tabla134" table:style-name="Tabla134">
        <table:table-column table:style-name="Tabla134.A"/>
        <table:table-row table:style-name="Tabla134.1">
          <table:table-cell table:style-name="Tabla134.A1" office:value-type="string">
            <text:p text:style-name="P142">Propósito</text:p>
          </table:table-cell>
        </table:table-row>
        <table:table-row table:style-name="Tabla134.1">
          <table:table-cell table:style-name="Tabla134.A2" office:value-type="string">
            <text:p text:style-name="P143">Mostrar el estado actual en el que se encuentra el paquete.</text:p>
          </table:table-cell>
        </table:table-row>
      </table:table>
      <table:table table:name="Tabla135" table:style-name="Tabla135">
        <table:table-column table:style-name="Tabla135.A"/>
        <table:table-row table:style-name="Tabla135.1">
          <table:table-cell table:style-name="Tabla135.A1" office:value-type="string">
            <text:p text:style-name="P142">Resumen</text:p>
          </table:table-cell>
        </table:table-row>
        <table:table-row table:style-name="Tabla135.2">
          <table:table-cell table:style-name="Tabla135.A2" office:value-type="string">
            <text:p text:style-name="P143">El oficinista comprueba si el paquete está enviado, recibido, en transcurso...</text:p>
          </table:table-cell>
        </table:table-row>
      </table:table>
      <text:p text:style-name="P591"/>
      <text:p text:style-name="P591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ext:soft-page-break/>
        <table:table-row table:style-name="Tabla136.1">
          <table:table-cell table:style-name="Tabla136.A1" table:number-columns-spanned="4" office:value-type="string">
            <text:p text:style-name="P142">Curso Normal</text:p>
          </table:table-cell>
          <table:covered-table-cell/>
          <table:covered-table-cell/>
          <table:covered-table-cell/>
        </table:table-row>
        <table:table-row table:style-name="Tabla136.2">
          <table:table-cell table:style-name="Tabla136.A2" office:value-type="string">
            <text:p text:style-name="P164">1</text:p>
          </table:table-cell>
          <table:table-cell table:style-name="Tabla136.B2" office:value-type="string">
            <text:p text:style-name="P118">El oficinista inserta los datos del paquete que desea consultar</text:p>
          </table:table-cell>
          <table:table-cell table:style-name="Tabla136.C2" office:value-type="string">
            <text:p text:style-name="P74">2</text:p>
          </table:table-cell>
          <table:table-cell table:style-name="Tabla136.D2" office:value-type="string">
            <text:p text:style-name="P118">El sistema localiza el paquete que se desea consultar</text:p>
          </table:table-cell>
        </table:table-row>
        <table:table-row table:style-name="Tabla136.2">
          <table:table-cell table:style-name="Tabla136.A3" office:value-type="string">
            <text:p text:style-name="P164">3</text:p>
          </table:table-cell>
          <table:table-cell table:style-name="Tabla136.B3" office:value-type="string">
            <text:p text:style-name="P118">El oficinista visualiza los datos del paquete que desea consultar</text:p>
          </table:table-cell>
          <table:table-cell table:style-name="Tabla136.C3" office:value-type="string">
            <text:p text:style-name="P74">4</text:p>
          </table:table-cell>
          <table:table-cell table:style-name="Tabla136.D3" office:value-type="string">
            <text:p text:style-name="P118">El sistema proporciona el estado del paquete a consultar</text:p>
          </table:table-cell>
        </table:table-row>
        <table:table-row table:style-name="Tabla136.2">
          <table:table-cell table:style-name="Tabla136.A4" office:value-type="string">
            <text:p text:style-name="P165">5</text:p>
          </table:table-cell>
          <table:table-cell table:style-name="Tabla136.B4" office:value-type="string">
            <text:p text:style-name="P118">El oficinista comprueba que se trata del paquete a consultar</text:p>
          </table:table-cell>
          <table:table-cell table:style-name="Tabla136.C4" office:value-type="string">
            <text:p text:style-name="P47"/>
          </table:table-cell>
          <table:table-cell table:style-name="Tabla136.D4" office:value-type="string">
            <text:p text:style-name="P52"/>
          </table:table-cell>
        </table:table-row>
      </table:table>
      <table:table table:name="Tabla137" table:style-name="Tabla137">
        <table:table-column table:style-name="Tabla137.A"/>
        <table:table-column table:style-name="Tabla137.B"/>
        <table:table-row table:style-name="Tabla137.1">
          <table:table-cell table:style-name="Tabla137.A1" table:number-columns-spanned="2" office:value-type="string">
            <text:p text:style-name="P142">Cursos Alternos</text:p>
          </table:table-cell>
          <table:covered-table-cell/>
        </table:table-row>
        <table:table-row table:style-name="Tabla137.1">
          <table:table-cell table:style-name="Tabla137.A2" office:value-type="string">
            <text:p text:style-name="P164">1a</text:p>
          </table:table-cell>
          <table:table-cell table:style-name="Tabla137.B2" office:value-type="string">
            <text:p text:style-name="P118">No existe el paquete del que se quiere consultar el estado.</text:p>
          </table:table-cell>
        </table:table-row>
        <table:table-row table:style-name="Tabla137.1">
          <table:table-cell table:style-name="Tabla137.A3" office:value-type="string">
            <text:p text:style-name="P150"/>
          </table:table-cell>
          <table:table-cell table:style-name="Tabla137.B3" office:value-type="string">
            <text:p text:style-name="P119"><text:span text:style-name="T18">1.</text:span>El sistema informa de la situación y se finaliza el caso de uso.</text:p>
          </table:table-cell>
        </table:table-row>
      </table:table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 table:style-name="Tabla138.1">
          <table:table-cell table:style-name="Tabla138.A1" table:number-columns-spanned="4" office:value-type="string">
            <text:p text:style-name="P142">Otros datos</text:p>
          </table:table-cell>
          <table:covered-table-cell/>
          <table:covered-table-cell/>
          <table:covered-table-cell/>
        </table:table-row>
        <table:table-row table:style-name="Tabla138.1">
          <table:table-cell table:style-name="Tabla138.A2" office:value-type="string">
            <text:h text:style-name="P196" text:outline-level="1">Frecuencia esperada</text:h>
          </table:table-cell>
          <table:table-cell table:style-name="Tabla138.B2" office:value-type="string">
            <text:p text:style-name="P19"/>
          </table:table-cell>
          <table:table-cell table:style-name="Tabla138.C2" office:value-type="string">
            <text:h text:style-name="P186" text:outline-level="2">Rendimiento</text:h>
          </table:table-cell>
          <table:table-cell table:style-name="Tabla138.D2" office:value-type="string">
            <text:p text:style-name="P40">No más de 7 minutos</text:p>
          </table:table-cell>
        </table:table-row>
        <table:table-row table:style-name="Tabla138.1">
          <table:table-cell table:style-name="Tabla138.A3" office:value-type="string">
            <text:p text:style-name="P72">Importancia</text:p>
          </table:table-cell>
          <table:table-cell table:style-name="Tabla138.B3" office:value-type="string">
            <text:p text:style-name="P118">Media</text:p>
          </table:table-cell>
          <table:table-cell table:style-name="Tabla138.C3" office:value-type="string">
            <text:h text:style-name="P186" text:outline-level="2">Urgencia</text:h>
          </table:table-cell>
          <table:table-cell table:style-name="Tabla138.D3" office:value-type="string">
            <text:p text:style-name="P40">Media</text:p>
          </table:table-cell>
        </table:table-row>
        <table:table-row table:style-name="Tabla138.1">
          <table:table-cell table:style-name="Tabla138.A4" office:value-type="string">
            <text:p text:style-name="P72">Estado</text:p>
          </table:table-cell>
          <table:table-cell table:style-name="Tabla138.B4" office:value-type="string">
            <text:p text:style-name="P118">Consultando estado</text:p>
          </table:table-cell>
          <table:table-cell table:style-name="Tabla138.C4" office:value-type="string">
            <text:h text:style-name="P186" text:outline-level="2">Estabilidad</text:h>
          </table:table-cell>
          <table:table-cell table:style-name="Tabla138.D4" office:value-type="string">
            <text:p text:style-name="P40">Media</text:p>
          </table:table-cell>
        </table:table-row>
      </table:table>
      <table:table table:name="Tabla139" table:style-name="Tabla139">
        <table:table-column table:style-name="Tabla139.A"/>
        <table:table-row table:style-name="Tabla139.1">
          <table:table-cell table:style-name="Tabla139.A1" office:value-type="string">
            <text:p text:style-name="P142">Comentarios</text:p>
          </table:table-cell>
        </table:table-row>
        <table:table-row table:style-name="Tabla139.2">
          <table:table-cell table:style-name="Tabla139.A2" office:value-type="string">
            <text:p text:style-name="P144">Se consultará el estado del paquete cada vez que se desee saber la disposición del paquete.</text:p>
          </table:table-cell>
        </table:table-row>
      </table:table>
      <text:p text:style-name="P180"/>
      <text:p text:style-name="P585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column table:style-name="Tabla140.E"/>
        <table:table-column table:style-name="Tabla140.F"/>
        <table:table-column table:style-name="Tabla140.G"/>
        <table:table-row table:style-name="Tabla140.1">
          <table:table-cell table:style-name="Tabla140.A1" office:value-type="string">
            <text:h text:style-name="P197" text:outline-level="1">Caso de Uso</text:h>
          </table:table-cell>
          <table:table-cell table:style-name="Tabla140.B1" table:number-columns-spanned="3" office:value-type="string">
            <text:p text:style-name="P219">Depositar paquete a enviar</text:p>
          </table:table-cell>
          <table:covered-table-cell/>
          <table:covered-table-cell/>
          <table:table-cell table:style-name="Tabla140.E1" table:number-columns-spanned="3" office:value-type="string">
            <text:p text:style-name="P220">CU_<text:span text:style-name="T22">21</text:span></text:p>
          </table:table-cell>
          <table:covered-table-cell/>
          <table:covered-table-cell/>
        </table:table-row>
        <table:table-row table:style-name="Tabla140.2">
          <table:table-cell table:style-name="Tabla140.A2" office:value-type="string">
            <text:p text:style-name="P292">Actores</text:p>
          </table:table-cell>
          <table:table-cell table:style-name="Tabla140.B2" table:number-columns-spanned="6" office:value-type="string">
            <text:p text:style-name="P351">Oficinista(principal), <text:span text:style-name="T22">Almacenista(principa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3" office:value-type="string">
            <text:p text:style-name="P292">Tipo</text:p>
          </table:table-cell>
          <table:table-cell table:style-name="Tabla140.B3" table:number-columns-spanned="6" office:value-type="string">
            <text:p text:style-name="P354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4" office:value-type="string">
            <text:p text:style-name="P292">Referencias</text:p>
          </table:table-cell>
          <table:table-cell table:style-name="Tabla140.B4" office:value-type="string">
            <text:p text:style-name="P289"/>
          </table:table-cell>
          <table:table-cell table:style-name="Tabla140.C4" table:number-columns-spanned="5" office:value-type="string">
            <text:p text:style-name="P216"/>
          </table:table-cell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5" office:value-type="string">
            <text:p text:style-name="P292">Precondición</text:p>
          </table:table-cell>
          <table:table-cell table:style-name="Tabla140.B5" table:number-columns-spanned="6" office:value-type="string">
            <text:p text:style-name="P354">Registrar 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6" office:value-type="string">
            <text:p text:style-name="P292">Postcondición</text:p>
          </table:table-cell>
          <table:table-cell table:style-name="Tabla140.B6" table:number-columns-spanned="6" office:value-type="string">
            <text:p text:style-name="P354">El paquete quedará almace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7" office:value-type="string">
            <text:p text:style-name="P292">Autor</text:p>
          </table:table-cell>
          <table:table-cell table:style-name="Tabla140.B7" office:value-type="string">
            <text:p text:style-name="P356">Alba Aurora Moreno Peinado</text:p>
          </table:table-cell>
          <table:table-cell table:style-name="Tabla140.C7" office:value-type="string">
            <text:h text:style-name="P197" text:outline-level="1">Fecha</text:h>
          </table:table-cell>
          <table:table-cell table:style-name="Tabla140.D7" table:number-columns-spanned="2" office:value-type="string">
            <text:p text:style-name="P220">0<text:span text:style-name="T23">7</text:span>/04/2018</text:p>
          </table:table-cell>
          <table:covered-table-cell/>
          <table:table-cell table:style-name="Tabla140.F7" office:value-type="string">
            <text:h text:style-name="P197" text:outline-level="1">Versión</text:h>
          </table:table-cell>
          <table:table-cell table:style-name="Tabla140.G7" office:value-type="string">
            <text:p text:style-name="P220">1.0</text:p>
          </table:table-cell>
        </table:table-row>
      </table:table>
      <table:table table:name="Tabla141" table:style-name="Tabla141">
        <table:table-column table:style-name="Tabla141.A"/>
        <table:table-row table:style-name="Tabla141.1">
          <table:table-cell table:style-name="Tabla141.A1" office:value-type="string">
            <text:p text:style-name="P438">Propósito</text:p>
          </table:table-cell>
        </table:table-row>
        <table:table-row table:style-name="Tabla141.1">
          <table:table-cell table:style-name="Tabla141.A2" office:value-type="string">
            <text:p text:style-name="P437">Almacenar el paquete a enviar.</text:p>
          </table:table-cell>
        </table:table-row>
      </table:table>
      <table:table table:name="Tabla142" table:style-name="Tabla142">
        <table:table-column table:style-name="Tabla142.A"/>
        <table:table-row table:style-name="Tabla142.1">
          <table:table-cell table:style-name="Tabla142.A1" office:value-type="string">
            <text:p text:style-name="P438">Resumen</text:p>
          </table:table-cell>
        </table:table-row>
        <table:table-row table:style-name="Tabla142.2">
          <table:table-cell table:style-name="Tabla142.A2" office:value-type="string">
            <text:p text:style-name="P437">El oficinista entregará el paquete al almacenista para ser guardado en el almacén y posteriormente proceder a su envío.</text:p>
          </table:table-cell>
        </table:table-row>
      </table:table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 table:style-name="Tabla143.1">
          <table:table-cell table:style-name="Tabla143.A1" table:number-columns-spanned="4" office:value-type="string">
            <text:p text:style-name="P438">Curso Normal</text:p>
          </table:table-cell>
          <table:covered-table-cell/>
          <table:covered-table-cell/>
          <table:covered-table-cell/>
        </table:table-row>
        <table:table-row table:style-name="Tabla143.2">
          <table:table-cell table:style-name="Tabla143.A2" office:value-type="string">
            <text:p text:style-name="P476">1</text:p>
          </table:table-cell>
          <table:table-cell table:style-name="Tabla143.B2" office:value-type="string">
            <text:p text:style-name="P355">El oficinista recibe el paquete.</text:p>
          </table:table-cell>
          <table:table-cell table:style-name="Tabla143.C2" office:value-type="string">
            <text:p text:style-name="P293"/>
          </table:table-cell>
          <table:table-cell table:style-name="Tabla143.D2" office:value-type="string">
            <text:p text:style-name="P298"/>
          </table:table-cell>
        </table:table-row>
        <table:table-row table:style-name="Tabla143.2">
          <table:table-cell table:style-name="Tabla143.A3" office:value-type="string">
            <text:p text:style-name="P476">2</text:p>
          </table:table-cell>
          <table:table-cell table:style-name="Tabla143.B3" office:value-type="string">
            <text:p text:style-name="P355">El oficinista entrega el paquete al almacenista.</text:p>
          </table:table-cell>
          <table:table-cell table:style-name="Tabla143.C3" office:value-type="string">
            <text:p text:style-name="P293"/>
          </table:table-cell>
          <table:table-cell table:style-name="Tabla143.D3" office:value-type="string">
            <text:p text:style-name="P298"/>
          </table:table-cell>
        </table:table-row>
        <table:table-row table:style-name="Tabla143.2">
          <table:table-cell table:style-name="Tabla143.A4" office:value-type="string">
            <text:p text:style-name="P476">3</text:p>
          </table:table-cell>
          <table:table-cell table:style-name="Tabla143.B4" office:value-type="string">
            <text:p text:style-name="P355">El almacenista deposita el paquete en el almacén</text:p>
          </table:table-cell>
          <table:table-cell table:style-name="Tabla143.C4" office:value-type="string">
            <text:p text:style-name="P293"/>
          </table:table-cell>
          <table:table-cell table:style-name="Tabla143.D4" office:value-type="string">
            <text:p text:style-name="P298"/>
          </table:table-cell>
        </table:table-row>
        <table:table-row table:style-name="Tabla143.2">
          <table:table-cell table:style-name="Tabla143.A5" office:value-type="string">
            <text:p text:style-name="P476">4</text:p>
          </table:table-cell>
          <table:table-cell table:style-name="Tabla143.B5" office:value-type="string">
            <text:p text:style-name="P355">El almacenista introduce los datos del paquete</text:p>
          </table:table-cell>
          <table:table-cell table:style-name="Tabla143.C5" office:value-type="string">
            <text:p text:style-name="P302">5</text:p>
          </table:table-cell>
          <table:table-cell table:style-name="Tabla143.D5" office:value-type="string">
            <text:p text:style-name="P355">El sistema guarda los datos del paquete como almacenado</text:p>
          </table:table-cell>
        </table:table-row>
        <table:table-row table:style-name="Tabla143.2">
          <table:table-cell table:style-name="Tabla143.A6" office:value-type="string">
            <text:p text:style-name="P481">6</text:p>
          </table:table-cell>
          <table:table-cell table:style-name="Tabla143.B6" office:value-type="string">
            <text:p text:style-name="P355">El almacenista comprueba los datos del paquete almacenado para su posterior envío</text:p>
          </table:table-cell>
          <table:table-cell table:style-name="Tabla143.C6" office:value-type="string">
            <text:p text:style-name="P293"/>
          </table:table-cell>
          <table:table-cell table:style-name="Tabla143.D6" office:value-type="string">
            <text:p text:style-name="P298"/>
          </table:table-cell>
        </table:table-row>
      </table:table>
      <table:table table:name="Tabla144" table:style-name="Tabla144">
        <table:table-column table:style-name="Tabla144.A"/>
        <table:table-column table:style-name="Tabla144.B"/>
        <table:table-row table:style-name="Tabla144.1">
          <table:table-cell table:style-name="Tabla144.A1" table:number-columns-spanned="2" office:value-type="string">
            <text:p text:style-name="P438">Cursos Alternos</text:p>
          </table:table-cell>
          <table:covered-table-cell/>
        </table:table-row>
        <table:table-row table:style-name="Tabla144.1">
          <table:table-cell table:style-name="Tabla144.A2" office:value-type="string">
            <text:p text:style-name="P476">4a</text:p>
          </table:table-cell>
          <table:table-cell table:style-name="Tabla144.B2" office:value-type="string">
            <text:p text:style-name="P355">El paquete ya se encuentra como “almacenado”.</text:p>
          </table:table-cell>
        </table:table-row>
        <table:table-row table:style-name="Tabla144.1">
          <table:table-cell table:style-name="Tabla144.A3" office:value-type="string">
            <text:p text:style-name="P477"/>
          </table:table-cell>
          <table:table-cell table:style-name="Tabla144.B3" office:value-type="string">
            <text:p text:style-name="P360"><text:span text:style-name="T18">1.</text:span>El sistema informa de la situación y se finaliza el caso de uso.</text:p>
          </table:table-cell>
        </table:table-row>
      </table:table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 table:style-name="Tabla145.1">
          <table:table-cell table:style-name="Tabla145.A1" table:number-columns-spanned="4" office:value-type="string">
            <text:p text:style-name="P438">Otros datos</text:p>
          </table:table-cell>
          <table:covered-table-cell/>
          <table:covered-table-cell/>
          <table:covered-table-cell/>
        </table:table-row>
        <table:table-row table:style-name="Tabla145.1">
          <table:table-cell table:style-name="Tabla145.A2" office:value-type="string">
            <text:h text:style-name="P197" text:outline-level="1">Frecuencia esperada</text:h>
          </table:table-cell>
          <table:table-cell table:style-name="Tabla145.B2" office:value-type="string">
            <text:p text:style-name="P223"/>
          </table:table-cell>
          <table:table-cell table:style-name="Tabla145.C2" office:value-type="string">
            <text:h text:style-name="P187" text:outline-level="2">Rendimiento</text:h>
          </table:table-cell>
          <table:table-cell table:style-name="Tabla145.D2" office:value-type="string">
            <text:p text:style-name="P228">No más de 15 minutos</text:p>
          </table:table-cell>
        </table:table-row>
        <text:soft-page-break/>
        <table:table-row table:style-name="Tabla145.1">
          <table:table-cell table:style-name="Tabla145.A3" office:value-type="string">
            <text:p text:style-name="P292">Importancia</text:p>
          </table:table-cell>
          <table:table-cell table:style-name="Tabla145.B3" office:value-type="string">
            <text:p text:style-name="P363">Alta</text:p>
          </table:table-cell>
          <table:table-cell table:style-name="Tabla145.C3" office:value-type="string">
            <text:h text:style-name="P187" text:outline-level="2">Urgencia</text:h>
          </table:table-cell>
          <table:table-cell table:style-name="Tabla145.D3" office:value-type="string">
            <text:p text:style-name="P231">Alta</text:p>
          </table:table-cell>
        </table:table-row>
        <table:table-row table:style-name="Tabla145.1">
          <table:table-cell table:style-name="Tabla145.A4" office:value-type="string">
            <text:p text:style-name="P292">Estado</text:p>
          </table:table-cell>
          <table:table-cell table:style-name="Tabla145.B4" office:value-type="string">
            <text:p text:style-name="P363">Almacenando</text:p>
          </table:table-cell>
          <table:table-cell table:style-name="Tabla145.C4" office:value-type="string">
            <text:h text:style-name="P187" text:outline-level="2">Estabilidad</text:h>
          </table:table-cell>
          <table:table-cell table:style-name="Tabla145.D4" office:value-type="string">
            <text:p text:style-name="P231">Alta</text:p>
          </table:table-cell>
        </table:table-row>
      </table:table>
      <table:table table:name="Tabla146" table:style-name="Tabla146">
        <table:table-column table:style-name="Tabla146.A"/>
        <table:table-row table:style-name="Tabla146.1">
          <table:table-cell table:style-name="Tabla146.A1" office:value-type="string">
            <text:p text:style-name="P438">Comentarios</text:p>
          </table:table-cell>
        </table:table-row>
        <table:table-row table:style-name="Tabla146.2">
          <table:table-cell table:style-name="Tabla146.A2" office:value-type="string">
            <text:p text:style-name="P439">El paquete será almacenado antes de proceder a su envío.</text:p>
          </table:table-cell>
        </table:table-row>
      </table:table>
      <text:p text:style-name="P585"/>
      <text:p text:style-name="P592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column table:style-name="Tabla147.E"/>
        <table:table-column table:style-name="Tabla147.F"/>
        <table:table-column table:style-name="Tabla147.G"/>
        <table:table-row table:style-name="Tabla147.1">
          <table:table-cell table:style-name="Tabla147.A1" office:value-type="string">
            <text:h text:style-name="P198" text:outline-level="1">Caso de Uso</text:h>
          </table:table-cell>
          <table:table-cell table:style-name="Tabla147.B1" table:number-columns-spanned="3" office:value-type="string">
            <text:p text:style-name="P232">Descargar paquetes transportados</text:p>
          </table:table-cell>
          <table:covered-table-cell/>
          <table:covered-table-cell/>
          <table:table-cell table:style-name="Tabla147.E1" table:number-columns-spanned="3" office:value-type="string">
            <text:p text:style-name="P221">CU_<text:span text:style-name="T22">22</text:span></text:p>
          </table:table-cell>
          <table:covered-table-cell/>
          <table:covered-table-cell/>
        </table:table-row>
        <table:table-row table:style-name="Tabla147.2">
          <table:table-cell table:style-name="Tabla147.A2" office:value-type="string">
            <text:p text:style-name="P303">Actores</text:p>
          </table:table-cell>
          <table:table-cell table:style-name="Tabla147.B2" table:number-columns-spanned="6" office:value-type="string">
            <text:p text:style-name="P352"><text:span text:style-name="T25">Conduct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3" office:value-type="string">
            <text:p text:style-name="P303">Tipo</text:p>
          </table:table-cell>
          <table:table-cell table:style-name="Tabla147.B3" table:number-columns-spanned="6" office:value-type="string">
            <text:p text:style-name="P364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4" office:value-type="string">
            <text:p text:style-name="P303">Referencias</text:p>
          </table:table-cell>
          <table:table-cell table:style-name="Tabla147.B4" office:value-type="string">
            <text:p text:style-name="P290"/>
          </table:table-cell>
          <table:table-cell table:style-name="Tabla147.C4" table:number-columns-spanned="5" office:value-type="string">
            <text:p text:style-name="P217"/>
          </table:table-cell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5" office:value-type="string">
            <text:p text:style-name="P303">Precondición</text:p>
          </table:table-cell>
          <table:table-cell table:style-name="Tabla147.B5" table:number-columns-spanned="6" office:value-type="string">
            <text:p text:style-name="P364">El conductor debe haber realizado la ruta estableci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6" office:value-type="string">
            <text:p text:style-name="P303">Postcondición</text:p>
          </table:table-cell>
          <table:table-cell table:style-name="Tabla147.B6" table:number-columns-spanned="6" office:value-type="string">
            <text:p text:style-name="P364">Los paquetes serán entregados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7" office:value-type="string">
            <text:p text:style-name="P303">Autor</text:p>
          </table:table-cell>
          <table:table-cell table:style-name="Tabla147.B7" office:value-type="string">
            <text:p text:style-name="P357">Alba Aurora Moreno Peinado</text:p>
          </table:table-cell>
          <table:table-cell table:style-name="Tabla147.C7" office:value-type="string">
            <text:h text:style-name="P198" text:outline-level="1">Fecha</text:h>
          </table:table-cell>
          <table:table-cell table:style-name="Tabla147.D7" table:number-columns-spanned="2" office:value-type="string">
            <text:p text:style-name="P221">0<text:span text:style-name="T23">7</text:span>/04/2018</text:p>
          </table:table-cell>
          <table:covered-table-cell/>
          <table:table-cell table:style-name="Tabla147.F7" office:value-type="string">
            <text:h text:style-name="P198" text:outline-level="1">Versión</text:h>
          </table:table-cell>
          <table:table-cell table:style-name="Tabla147.G7" office:value-type="string">
            <text:p text:style-name="P221">1.0</text:p>
          </table:table-cell>
        </table:table-row>
      </table:table>
      <table:table table:name="Tabla148" table:style-name="Tabla148">
        <table:table-column table:style-name="Tabla148.A"/>
        <table:table-row table:style-name="Tabla148.1">
          <table:table-cell table:style-name="Tabla148.A1" office:value-type="string">
            <text:p text:style-name="P441">Propósito</text:p>
          </table:table-cell>
        </table:table-row>
        <table:table-row table:style-name="Tabla148.1">
          <table:table-cell table:style-name="Tabla148.A2" office:value-type="string">
            <text:p text:style-name="P440">Retirar los paquetes de la furgoneta para su posterior almacenado.</text:p>
          </table:table-cell>
        </table:table-row>
      </table:table>
      <table:table table:name="Tabla149" table:style-name="Tabla149">
        <table:table-column table:style-name="Tabla149.A"/>
        <table:table-row table:style-name="Tabla149.1">
          <table:table-cell table:style-name="Tabla149.A1" office:value-type="string">
            <text:p text:style-name="P441">Resumen</text:p>
          </table:table-cell>
        </table:table-row>
        <table:table-row table:style-name="Tabla149.2">
          <table:table-cell table:style-name="Tabla149.A2" office:value-type="string">
            <text:p text:style-name="P440">El paquete <text:span text:style-name="T26">debe ser retirado de la furgoneta por el conductor para su posterior almacenado.</text:span></text:p>
          </table:table-cell>
        </table:table-row>
      </table:table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 table:style-name="Tabla150.1">
          <table:table-cell table:style-name="Tabla150.A1" table:number-columns-spanned="4" office:value-type="string">
            <text:p text:style-name="P441">Curso Normal</text:p>
          </table:table-cell>
          <table:covered-table-cell/>
          <table:covered-table-cell/>
          <table:covered-table-cell/>
        </table:table-row>
        <table:table-row table:style-name="Tabla150.2">
          <table:table-cell table:style-name="Tabla150.A2" office:value-type="string">
            <text:p text:style-name="P482">1</text:p>
          </table:table-cell>
          <table:table-cell table:style-name="Tabla150.B2" office:value-type="string">
            <text:p text:style-name="P365">El conductor llega a la oficina</text:p>
          </table:table-cell>
          <table:table-cell table:style-name="Tabla150.C2" office:value-type="string">
            <text:p text:style-name="P294"/>
          </table:table-cell>
          <table:table-cell table:style-name="Tabla150.D2" office:value-type="string">
            <text:p text:style-name="P299"/>
          </table:table-cell>
        </table:table-row>
        <table:table-row table:style-name="Tabla150.2">
          <table:table-cell table:style-name="Tabla150.A3" office:value-type="string">
            <text:p text:style-name="P482">2</text:p>
          </table:table-cell>
          <table:table-cell table:style-name="Tabla150.B3" office:value-type="string">
            <text:p text:style-name="P365">El conductor descarga los paquetes transportados</text:p>
          </table:table-cell>
          <table:table-cell table:style-name="Tabla150.C3" office:value-type="string">
            <text:p text:style-name="P304">3</text:p>
          </table:table-cell>
          <table:table-cell table:style-name="Tabla150.D3" office:value-type="string">
            <text:p text:style-name="P365">El sistema almacena la llegada de nuevos paquetes</text:p>
          </table:table-cell>
        </table:table-row>
        <table:table-row table:style-name="Tabla150.2">
          <table:table-cell table:style-name="Tabla150.A4" office:value-type="string">
            <text:p text:style-name="P482">4</text:p>
          </table:table-cell>
          <table:table-cell table:style-name="Tabla150.B4" office:value-type="string">
            <text:p text:style-name="P365">El almacenista recoge los paquetes</text:p>
          </table:table-cell>
          <table:table-cell table:style-name="Tabla150.C4" office:value-type="string">
            <text:p text:style-name="P294"/>
          </table:table-cell>
          <table:table-cell table:style-name="Tabla150.D4" office:value-type="string">
            <text:p text:style-name="P299"/>
          </table:table-cell>
        </table:table-row>
      </table:table>
      <table:table table:name="Tabla151" table:style-name="Tabla151">
        <table:table-column table:style-name="Tabla151.A"/>
        <table:table-column table:style-name="Tabla151.B"/>
        <table:table-row table:style-name="Tabla151.1">
          <table:table-cell table:style-name="Tabla151.A1" table:number-columns-spanned="2" office:value-type="string">
            <text:p text:style-name="P441">Cursos Alternos</text:p>
          </table:table-cell>
          <table:covered-table-cell/>
        </table:table-row>
        <table:table-row table:style-name="Tabla151.1">
          <table:table-cell table:style-name="Tabla151.A2" office:value-type="string">
            <text:p text:style-name="P482">3a</text:p>
          </table:table-cell>
          <table:table-cell table:style-name="Tabla151.B2" office:value-type="string">
            <text:p text:style-name="P365">El sistema no almacena los paquetes llegados.</text:p>
          </table:table-cell>
        </table:table-row>
        <table:table-row table:style-name="Tabla151.1">
          <table:table-cell table:style-name="Tabla151.A3" office:value-type="string">
            <text:p text:style-name="P478"/>
          </table:table-cell>
          <table:table-cell table:style-name="Tabla151.B3" office:value-type="string">
            <text:p text:style-name="P361"><text:span text:style-name="T18">1.</text:span>El sistema informa de la situación y se finaliza el caso de uso.</text:p>
          </table:table-cell>
        </table:table-row>
        <table:table-row table:style-name="Tabla151.1">
          <table:table-cell table:style-name="Tabla151.A4" office:value-type="string">
            <text:p text:style-name="P478"/>
          </table:table-cell>
          <table:table-cell table:style-name="Tabla151.B4" office:value-type="string">
            <text:p text:style-name="P299"/>
          </table:table-cell>
        </table:table-row>
      </table:table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 table:style-name="Tabla152.1">
          <table:table-cell table:style-name="Tabla152.A1" table:number-columns-spanned="4" office:value-type="string">
            <text:p text:style-name="P441">Otros datos</text:p>
          </table:table-cell>
          <table:covered-table-cell/>
          <table:covered-table-cell/>
          <table:covered-table-cell/>
        </table:table-row>
        <table:table-row table:style-name="Tabla152.1">
          <table:table-cell table:style-name="Tabla152.A2" office:value-type="string">
            <text:h text:style-name="P198" text:outline-level="1">Frecuencia esperada</text:h>
          </table:table-cell>
          <table:table-cell table:style-name="Tabla152.B2" office:value-type="string">
            <text:p text:style-name="P224"/>
          </table:table-cell>
          <table:table-cell table:style-name="Tabla152.C2" office:value-type="string">
            <text:h text:style-name="P188" text:outline-level="2">Rendimiento</text:h>
          </table:table-cell>
          <table:table-cell table:style-name="Tabla152.D2" office:value-type="string">
            <text:p text:style-name="P229">No más de 15 minutos</text:p>
          </table:table-cell>
        </table:table-row>
        <table:table-row table:style-name="Tabla152.1">
          <table:table-cell table:style-name="Tabla152.A3" office:value-type="string">
            <text:p text:style-name="P303">Importancia</text:p>
          </table:table-cell>
          <table:table-cell table:style-name="Tabla152.B3" office:value-type="string">
            <text:p text:style-name="P365">Alta</text:p>
          </table:table-cell>
          <table:table-cell table:style-name="Tabla152.C3" office:value-type="string">
            <text:h text:style-name="P188" text:outline-level="2">Urgencia</text:h>
          </table:table-cell>
          <table:table-cell table:style-name="Tabla152.D3" office:value-type="string">
            <text:p text:style-name="P233">Alta</text:p>
          </table:table-cell>
        </table:table-row>
        <table:table-row table:style-name="Tabla152.1">
          <table:table-cell table:style-name="Tabla152.A4" office:value-type="string">
            <text:p text:style-name="P303">Estado</text:p>
          </table:table-cell>
          <table:table-cell table:style-name="Tabla152.B4" office:value-type="string">
            <text:p text:style-name="P365">Descargando</text:p>
          </table:table-cell>
          <table:table-cell table:style-name="Tabla152.C4" office:value-type="string">
            <text:h text:style-name="P188" text:outline-level="2">Estabilidad</text:h>
          </table:table-cell>
          <table:table-cell table:style-name="Tabla152.D4" office:value-type="string">
            <text:p text:style-name="P233">Alta</text:p>
          </table:table-cell>
        </table:table-row>
      </table:table>
      <table:table table:name="Tabla153" table:style-name="Tabla153">
        <table:table-column table:style-name="Tabla153.A"/>
        <table:table-row table:style-name="Tabla153.1">
          <table:table-cell table:style-name="Tabla153.A1" office:value-type="string">
            <text:p text:style-name="P441">Comentarios</text:p>
          </table:table-cell>
        </table:table-row>
        <table:table-row table:style-name="Tabla153.2">
          <table:table-cell table:style-name="Tabla153.A2" office:value-type="string">
            <text:p text:style-name="P442">El paquete será descargado cada vez que llegue a la oficina.</text:p>
          </table:table-cell>
        </table:table-row>
      </table:table>
      <text:p text:style-name="P592"/>
      <text:p text:style-name="P592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column table:style-name="Tabla154.E"/>
        <table:table-column table:style-name="Tabla154.F"/>
        <table:table-column table:style-name="Tabla154.G"/>
        <table:table-row table:style-name="Tabla154.1">
          <table:table-cell table:style-name="Tabla154.A1" office:value-type="string">
            <text:h text:style-name="P198" text:outline-level="1">Caso de Uso</text:h>
          </table:table-cell>
          <table:table-cell table:style-name="Tabla154.B1" table:number-columns-spanned="3" office:value-type="string">
            <text:p text:style-name="P232"><text:span text:style-name="T27">Cargar</text:span> paquetes <text:span text:style-name="T27">a </text:span>transporta<text:span text:style-name="T27">r</text:span></text:p>
          </table:table-cell>
          <table:covered-table-cell/>
          <table:covered-table-cell/>
          <table:table-cell table:style-name="Tabla154.E1" table:number-columns-spanned="3" office:value-type="string">
            <text:p text:style-name="P221">CU_<text:span text:style-name="T22">23</text:span></text:p>
          </table:table-cell>
          <table:covered-table-cell/>
          <table:covered-table-cell/>
        </table:table-row>
        <table:table-row table:style-name="Tabla154.2">
          <table:table-cell table:style-name="Tabla154.A2" office:value-type="string">
            <text:p text:style-name="P303">Actores</text:p>
          </table:table-cell>
          <table:table-cell table:style-name="Tabla154.B2" table:number-columns-spanned="6" office:value-type="string">
            <text:p text:style-name="P352"><text:span text:style-name="T25">Conduct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3" office:value-type="string">
            <text:p text:style-name="P303">Tipo</text:p>
          </table:table-cell>
          <table:table-cell table:style-name="Tabla154.B3" table:number-columns-spanned="6" office:value-type="string">
            <text:p text:style-name="P366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4" office:value-type="string">
            <text:p text:style-name="P303">Referencias</text:p>
          </table:table-cell>
          <table:table-cell table:style-name="Tabla154.B4" office:value-type="string">
            <text:p text:style-name="P290"/>
          </table:table-cell>
          <table:table-cell table:style-name="Tabla154.C4" table:number-columns-spanned="5" office:value-type="string">
            <text:p text:style-name="P217"/>
          </table:table-cell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5" office:value-type="string">
            <text:p text:style-name="P303">Precondición</text:p>
          </table:table-cell>
          <table:table-cell table:style-name="Tabla154.B5" table:number-columns-spanned="6" office:value-type="string">
            <text:p text:style-name="P366">Los paquetes deben estar previamente almacenados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6" office:value-type="string">
            <text:p text:style-name="P303">Postcondición</text:p>
          </table:table-cell>
          <table:table-cell table:style-name="Tabla154.B6" table:number-columns-spanned="6" office:value-type="string">
            <text:p text:style-name="P366">Se añadirán nuevos paquetes a la furgone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7" office:value-type="string">
            <text:p text:style-name="P303">Autor</text:p>
          </table:table-cell>
          <table:table-cell table:style-name="Tabla154.B7" office:value-type="string">
            <text:p text:style-name="P357">Alba Aurora Moreno Peinado</text:p>
          </table:table-cell>
          <table:table-cell table:style-name="Tabla154.C7" office:value-type="string">
            <text:h text:style-name="P198" text:outline-level="1">Fecha</text:h>
          </table:table-cell>
          <table:table-cell table:style-name="Tabla154.D7" table:number-columns-spanned="2" office:value-type="string">
            <text:p text:style-name="P221">0<text:span text:style-name="T23">7</text:span>/04/2018</text:p>
          </table:table-cell>
          <table:covered-table-cell/>
          <table:table-cell table:style-name="Tabla154.F7" office:value-type="string">
            <text:h text:style-name="P198" text:outline-level="1">Versión</text:h>
          </table:table-cell>
          <table:table-cell table:style-name="Tabla154.G7" office:value-type="string">
            <text:p text:style-name="P221">1.0</text:p>
          </table:table-cell>
        </table:table-row>
      </table:table>
      <table:table table:name="Tabla155" table:style-name="Tabla155">
        <table:table-column table:style-name="Tabla155.A"/>
        <table:table-row table:style-name="Tabla155.1">
          <table:table-cell table:style-name="Tabla155.A1" office:value-type="string">
            <text:p text:style-name="P441">Propósito</text:p>
          </table:table-cell>
        </table:table-row>
        <table:table-row table:style-name="Tabla155.1">
          <table:table-cell table:style-name="Tabla155.A2" office:value-type="string">
            <text:p text:style-name="P442">Subir los paquetes a la furgoneta.</text:p>
          </table:table-cell>
        </table:table-row>
      </table:table>
      <text:p text:style-name="P586"/>
      <text:p text:style-name="P586"/>
      <text:p text:style-name="P586"/>
      <text:p text:style-name="P586"/>
      <text:p text:style-name="P586"/>
      <table:table table:name="Tabla156" table:style-name="Tabla156">
        <table:table-column table:style-name="Tabla156.A"/>
        <text:soft-page-break/>
        <table:table-row table:style-name="Tabla156.1">
          <table:table-cell table:style-name="Tabla156.A1" office:value-type="string">
            <text:p text:style-name="P441">Resumen</text:p>
          </table:table-cell>
        </table:table-row>
        <table:table-row table:style-name="Tabla156.2">
          <table:table-cell table:style-name="Tabla156.A2" office:value-type="string">
            <text:p text:style-name="P442">El almacenista entrega los paquetes al conductor y éste los carga en la furgoneta.</text:p>
          </table:table-cell>
        </table:table-row>
      </table:table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 table:style-name="Tabla157.1">
          <table:table-cell table:style-name="Tabla157.A1" table:number-columns-spanned="4" office:value-type="string">
            <text:p text:style-name="P441">Curso Normal</text:p>
          </table:table-cell>
          <table:covered-table-cell/>
          <table:covered-table-cell/>
          <table:covered-table-cell/>
        </table:table-row>
        <table:table-row table:style-name="Tabla157.2">
          <table:table-cell table:style-name="Tabla157.A2" office:value-type="string">
            <text:p text:style-name="P482">1</text:p>
          </table:table-cell>
          <table:table-cell table:style-name="Tabla157.B2" office:value-type="string">
            <text:p text:style-name="P365">El conductor llega a la oficina con la furgoneta sin paquetes.</text:p>
          </table:table-cell>
          <table:table-cell table:style-name="Tabla157.C2" office:value-type="string">
            <text:p text:style-name="P294"/>
          </table:table-cell>
          <table:table-cell table:style-name="Tabla157.D2" office:value-type="string">
            <text:p text:style-name="P299"/>
          </table:table-cell>
        </table:table-row>
        <table:table-row table:style-name="Tabla157.2">
          <table:table-cell table:style-name="Tabla157.A3" office:value-type="string">
            <text:p text:style-name="P483">2</text:p>
          </table:table-cell>
          <table:table-cell table:style-name="Tabla157.B3" office:value-type="string">
            <text:p text:style-name="P367">El almacenista comprueba los paquetes a cargar</text:p>
          </table:table-cell>
          <table:table-cell table:style-name="Tabla157.C3" office:value-type="string">
            <text:p text:style-name="P306">3</text:p>
          </table:table-cell>
          <table:table-cell table:style-name="Tabla157.D3" office:value-type="string">
            <text:p text:style-name="P367">El sistema comprueba que los paquetes están previamente almacenados</text:p>
          </table:table-cell>
        </table:table-row>
        <table:table-row table:style-name="Tabla157.2">
          <table:table-cell table:style-name="Tabla157.A4" office:value-type="string">
            <text:p text:style-name="P483">4</text:p>
          </table:table-cell>
          <table:table-cell table:style-name="Tabla157.B4" office:value-type="string">
            <text:p text:style-name="P367">El almacenista entrega los paquetes al conductor</text:p>
          </table:table-cell>
          <table:table-cell table:style-name="Tabla157.C4" office:value-type="string">
            <text:p text:style-name="P294"/>
          </table:table-cell>
          <table:table-cell table:style-name="Tabla157.D4" office:value-type="string">
            <text:p text:style-name="P299"/>
          </table:table-cell>
        </table:table-row>
        <table:table-row table:style-name="Tabla157.2">
          <table:table-cell table:style-name="Tabla157.A5" office:value-type="string">
            <text:p text:style-name="P483">5</text:p>
          </table:table-cell>
          <table:table-cell table:style-name="Tabla157.B5" office:value-type="string">
            <text:p text:style-name="P367">El conductor carga los paquetes en la furgoneta</text:p>
          </table:table-cell>
          <table:table-cell table:style-name="Tabla157.C5" office:value-type="string">
            <text:p text:style-name="P306">6</text:p>
          </table:table-cell>
          <table:table-cell table:style-name="Tabla157.D5" office:value-type="string">
            <text:p text:style-name="P367">El sistema almacena los paquetes como cargados en la furgoneta</text:p>
          </table:table-cell>
        </table:table-row>
      </table:table>
      <table:table table:name="Tabla158" table:style-name="Tabla158">
        <table:table-column table:style-name="Tabla158.A"/>
        <table:table-column table:style-name="Tabla158.B"/>
        <table:table-row table:style-name="Tabla158.1">
          <table:table-cell table:style-name="Tabla158.A1" table:number-columns-spanned="2" office:value-type="string">
            <text:p text:style-name="P441">Cursos Alternos</text:p>
          </table:table-cell>
          <table:covered-table-cell/>
        </table:table-row>
        <table:table-row table:style-name="Tabla158.1">
          <table:table-cell table:style-name="Tabla158.A2" office:value-type="string">
            <text:p text:style-name="P482">1a</text:p>
          </table:table-cell>
          <table:table-cell table:style-name="Tabla158.B2" office:value-type="string">
            <text:p text:style-name="P365">El conductor llega a la oficina con paquetes</text:p>
          </table:table-cell>
        </table:table-row>
        <table:table-row table:style-name="Tabla158.1">
          <table:table-cell table:style-name="Tabla158.A3" office:value-type="string">
            <text:p text:style-name="P478"/>
          </table:table-cell>
          <table:table-cell table:style-name="Tabla158.B3" office:value-type="string">
            <text:p text:style-name="P305">1<text:span text:style-name="T9">. El sistema </text:span><text:span text:style-name="T12">informa</text:span><text:span text:style-name="T9"> de la situación y se descargan previamente los paquetes.</text:span></text:p>
          </table:table-cell>
        </table:table-row>
        <table:table-row table:style-name="Tabla158.1">
          <table:table-cell table:style-name="Tabla158.A4" office:value-type="string">
            <text:p text:style-name="P483">3a</text:p>
          </table:table-cell>
          <table:table-cell table:style-name="Tabla158.B4" office:value-type="string">
            <text:p text:style-name="P367">Los paquetes no están previamente almacenados.</text:p>
          </table:table-cell>
        </table:table-row>
        <table:table-row table:style-name="Tabla158.1">
          <table:table-cell table:style-name="Tabla158.A5" office:value-type="string">
            <text:p text:style-name="P478"/>
          </table:table-cell>
          <table:table-cell table:style-name="Tabla158.B5" office:value-type="string">
            <text:p text:style-name="P361"><text:span text:style-name="T18">1.</text:span>El sistema informa de la situación y se finaliza el caso de uso</text:p>
          </table:table-cell>
        </table:table-row>
      </table:table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 table:style-name="Tabla159.1">
          <table:table-cell table:style-name="Tabla159.A1" table:number-columns-spanned="4" office:value-type="string">
            <text:p text:style-name="P441">Otros datos</text:p>
          </table:table-cell>
          <table:covered-table-cell/>
          <table:covered-table-cell/>
          <table:covered-table-cell/>
        </table:table-row>
        <table:table-row table:style-name="Tabla159.1">
          <table:table-cell table:style-name="Tabla159.A2" office:value-type="string">
            <text:h text:style-name="P198" text:outline-level="1">Frecuencia esperada</text:h>
          </table:table-cell>
          <table:table-cell table:style-name="Tabla159.B2" office:value-type="string">
            <text:p text:style-name="P224"/>
          </table:table-cell>
          <table:table-cell table:style-name="Tabla159.C2" office:value-type="string">
            <text:h text:style-name="P188" text:outline-level="2">Rendimiento</text:h>
          </table:table-cell>
          <table:table-cell table:style-name="Tabla159.D2" office:value-type="string">
            <text:p text:style-name="P229">No más de 15 minutos</text:p>
          </table:table-cell>
        </table:table-row>
        <table:table-row table:style-name="Tabla159.1">
          <table:table-cell table:style-name="Tabla159.A3" office:value-type="string">
            <text:p text:style-name="P303">Importancia</text:p>
          </table:table-cell>
          <table:table-cell table:style-name="Tabla159.B3" office:value-type="string">
            <text:p text:style-name="P367">Alta</text:p>
          </table:table-cell>
          <table:table-cell table:style-name="Tabla159.C3" office:value-type="string">
            <text:h text:style-name="P188" text:outline-level="2">Urgencia</text:h>
          </table:table-cell>
          <table:table-cell table:style-name="Tabla159.D3" office:value-type="string">
            <text:p text:style-name="P229">Alta</text:p>
          </table:table-cell>
        </table:table-row>
        <table:table-row table:style-name="Tabla159.1">
          <table:table-cell table:style-name="Tabla159.A4" office:value-type="string">
            <text:p text:style-name="P303">Estado</text:p>
          </table:table-cell>
          <table:table-cell table:style-name="Tabla159.B4" office:value-type="string">
            <text:p text:style-name="P367">Cargando</text:p>
          </table:table-cell>
          <table:table-cell table:style-name="Tabla159.C4" office:value-type="string">
            <text:h text:style-name="P188" text:outline-level="2">Estabilidad</text:h>
          </table:table-cell>
          <table:table-cell table:style-name="Tabla159.D4" office:value-type="string">
            <text:p text:style-name="P229">Alto</text:p>
          </table:table-cell>
        </table:table-row>
      </table:table>
      <table:table table:name="Tabla160" table:style-name="Tabla160">
        <table:table-column table:style-name="Tabla160.A"/>
        <table:table-row table:style-name="Tabla160.1">
          <table:table-cell table:style-name="Tabla160.A1" office:value-type="string">
            <text:p text:style-name="P441">Comentarios</text:p>
          </table:table-cell>
        </table:table-row>
        <table:table-row table:style-name="Tabla160.2">
          <table:table-cell table:style-name="Tabla160.A2" office:value-type="string">
            <text:p text:style-name="P443">El paquete será cargado cada vez que deba realizarse una entrega.</text:p>
          </table:table-cell>
        </table:table-row>
      </table:table>
      <text:p text:style-name="P592"/>
      <text:p text:style-name="P592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column table:style-name="Tabla161.E"/>
        <table:table-column table:style-name="Tabla161.F"/>
        <table:table-column table:style-name="Tabla161.G"/>
        <table:table-row table:style-name="Tabla161.1">
          <table:table-cell table:style-name="Tabla161.A1" office:value-type="string">
            <text:h text:style-name="P198" text:outline-level="1">Caso de Uso</text:h>
          </table:table-cell>
          <table:table-cell table:style-name="Tabla161.B1" table:number-columns-spanned="3" office:value-type="string">
            <text:p text:style-name="P234">Retirar paquetes a repartir</text:p>
          </table:table-cell>
          <table:covered-table-cell/>
          <table:covered-table-cell/>
          <table:table-cell table:style-name="Tabla161.E1" table:number-columns-spanned="3" office:value-type="string">
            <text:p text:style-name="P221">CU_<text:span text:style-name="T22">24</text:span></text:p>
          </table:table-cell>
          <table:covered-table-cell/>
          <table:covered-table-cell/>
        </table:table-row>
        <table:table-row table:style-name="Tabla161.2">
          <table:table-cell table:style-name="Tabla161.A2" office:value-type="string">
            <text:p text:style-name="P303">Actores</text:p>
          </table:table-cell>
          <table:table-cell table:style-name="Tabla161.B2" table:number-columns-spanned="6" office:value-type="string">
            <text:p text:style-name="P352"><text:span text:style-name="T28">Repartid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3" office:value-type="string">
            <text:p text:style-name="P303">Tipo</text:p>
          </table:table-cell>
          <table:table-cell table:style-name="Tabla161.B3" table:number-columns-spanned="6" office:value-type="string">
            <text:p text:style-name="P370">Principal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4" office:value-type="string">
            <text:p text:style-name="P303">Referencias</text:p>
          </table:table-cell>
          <table:table-cell table:style-name="Tabla161.B4" office:value-type="string">
            <text:p text:style-name="P290"/>
          </table:table-cell>
          <table:table-cell table:style-name="Tabla161.C4" table:number-columns-spanned="5" office:value-type="string">
            <text:p text:style-name="P217"/>
          </table:table-cell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5" office:value-type="string">
            <text:p text:style-name="P303">Precondición</text:p>
          </table:table-cell>
          <table:table-cell table:style-name="Tabla161.B5" table:number-columns-spanned="6" office:value-type="string">
            <text:p text:style-name="P369">El paquete debe estar previamente almace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6" office:value-type="string">
            <text:p text:style-name="P303">Postcondición</text:p>
          </table:table-cell>
          <table:table-cell table:style-name="Tabla161.B6" table:number-columns-spanned="6" office:value-type="string">
            <text:p text:style-name="P369">El paquete estará listo para su entreg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7" office:value-type="string">
            <text:p text:style-name="P303">Autor</text:p>
          </table:table-cell>
          <table:table-cell table:style-name="Tabla161.B7" office:value-type="string">
            <text:p text:style-name="P357">Alba Aurora Moreno Peinado</text:p>
          </table:table-cell>
          <table:table-cell table:style-name="Tabla161.C7" office:value-type="string">
            <text:h text:style-name="P198" text:outline-level="1">Fecha</text:h>
          </table:table-cell>
          <table:table-cell table:style-name="Tabla161.D7" table:number-columns-spanned="2" office:value-type="string">
            <text:p text:style-name="P221">0<text:span text:style-name="T23">7</text:span>/04/2018</text:p>
          </table:table-cell>
          <table:covered-table-cell/>
          <table:table-cell table:style-name="Tabla161.F7" office:value-type="string">
            <text:h text:style-name="P198" text:outline-level="1">Versión</text:h>
          </table:table-cell>
          <table:table-cell table:style-name="Tabla161.G7" office:value-type="string">
            <text:p text:style-name="P221">1.0</text:p>
          </table:table-cell>
        </table:table-row>
      </table:table>
      <table:table table:name="Tabla195" table:style-name="Tabla195">
        <table:table-column table:style-name="Tabla195.A"/>
        <table:table-row table:style-name="Tabla195.1">
          <table:table-cell table:style-name="Tabla195.A1" office:value-type="string">
            <text:p text:style-name="P449">Propósito</text:p>
          </table:table-cell>
        </table:table-row>
        <table:table-row table:style-name="Tabla195.1">
          <table:table-cell table:style-name="Tabla195.A2" office:value-type="string">
            <text:p text:style-name="P444">Sacar el paquete del almacén para su posterior entrega.</text:p>
          </table:table-cell>
        </table:table-row>
      </table:table>
      <table:table table:name="Tabla194" table:style-name="Tabla194">
        <table:table-column table:style-name="Tabla194.A"/>
        <table:table-row table:style-name="Tabla194.1">
          <table:table-cell table:style-name="Tabla194.A1" office:value-type="string">
            <text:p text:style-name="P449">Resumen</text:p>
          </table:table-cell>
        </table:table-row>
        <table:table-row table:style-name="Tabla194.2">
          <table:table-cell table:style-name="Tabla194.A2" office:value-type="string">
            <text:p text:style-name="P444">El almacenista entrega el paquete al repartidor para su posterior entrega al cliente.</text:p>
          </table:table-cell>
        </table:table-row>
      </table:table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 table:style-name="Tabla193.1">
          <table:table-cell table:style-name="Tabla193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193.2">
          <table:table-cell table:style-name="Tabla193.A2" office:value-type="string">
            <text:p text:style-name="P484">1</text:p>
          </table:table-cell>
          <table:table-cell table:style-name="Tabla193.B2" office:value-type="string">
            <text:p text:style-name="P368">El repartidor pide al almacenista el paquete a entregar</text:p>
          </table:table-cell>
          <table:table-cell table:style-name="Tabla193.C2" office:value-type="string">
            <text:p text:style-name="P295"/>
          </table:table-cell>
          <table:table-cell table:style-name="Tabla193.D2" office:value-type="string">
            <text:p text:style-name="P300"/>
          </table:table-cell>
        </table:table-row>
        <table:table-row table:style-name="Tabla193.2">
          <table:table-cell table:style-name="Tabla193.A3" office:value-type="string">
            <text:p text:style-name="P484">2</text:p>
          </table:table-cell>
          <table:table-cell table:style-name="Tabla193.B3" office:value-type="string">
            <text:p text:style-name="P368">El almacenista comprueba los datos del paquete</text:p>
          </table:table-cell>
          <table:table-cell table:style-name="Tabla193.C3" office:value-type="string">
            <text:p text:style-name="P307">3</text:p>
          </table:table-cell>
          <table:table-cell table:style-name="Tabla193.D3" office:value-type="string">
            <text:p text:style-name="P368">El sistema proporciona los datos del paquete a retirar</text:p>
          </table:table-cell>
        </table:table-row>
        <table:table-row table:style-name="Tabla193.2">
          <table:table-cell table:style-name="Tabla193.A4" office:value-type="string">
            <text:p text:style-name="P484">4</text:p>
          </table:table-cell>
          <table:table-cell table:style-name="Tabla193.B4" office:value-type="string">
            <text:p text:style-name="P368">El almacenista entrega el paquete al repartidor</text:p>
          </table:table-cell>
          <table:table-cell table:style-name="Tabla193.C4" office:value-type="string">
            <text:p text:style-name="P307">5</text:p>
          </table:table-cell>
          <table:table-cell table:style-name="Tabla193.D4" office:value-type="string">
            <text:p text:style-name="P368">El sistema almacena el retiro de un paquete del almacén</text:p>
          </table:table-cell>
        </table:table-row>
      </table:table>
      <table:table table:name="Tabla192" table:style-name="Tabla192">
        <table:table-column table:style-name="Tabla192.A"/>
        <table:table-column table:style-name="Tabla192.B"/>
        <table:table-row table:style-name="Tabla192.1">
          <table:table-cell table:style-name="Tabla192.A1" table:number-columns-spanned="2" office:value-type="string">
            <text:p text:style-name="P449">Cursos Alternos</text:p>
          </table:table-cell>
          <table:covered-table-cell/>
        </table:table-row>
        <table:table-row table:style-name="Tabla192.1">
          <table:table-cell table:style-name="Tabla192.A2" office:value-type="string">
            <text:p text:style-name="P484">2a</text:p>
          </table:table-cell>
          <table:table-cell table:style-name="Tabla192.B2" office:value-type="string">
            <text:p text:style-name="P368">El paquete a retirar no está registrado</text:p>
          </table:table-cell>
        </table:table-row>
        <table:table-row table:style-name="Tabla192.1">
          <table:table-cell table:style-name="Tabla192.A3" office:value-type="string">
            <text:p text:style-name="P479"/>
          </table:table-cell>
          <table:table-cell table:style-name="Tabla192.B3" office:value-type="string">
            <text:p text:style-name="P362"><text:span text:style-name="T18">1.</text:span>El sistema informa de la situación y se finaliza el caso de uso</text:p>
          </table:table-cell>
        </table:table-row>
      </table:table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 table:style-name="Tabla191.1">
          <table:table-cell table:style-name="Tabla191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191.1">
          <table:table-cell table:style-name="Tabla191.A2" office:value-type="string">
            <text:h text:style-name="P199" text:outline-level="1">Frecuencia esperada</text:h>
          </table:table-cell>
          <table:table-cell table:style-name="Tabla191.B2" office:value-type="string">
            <text:p text:style-name="P225"/>
          </table:table-cell>
          <table:table-cell table:style-name="Tabla191.C2" office:value-type="string">
            <text:h text:style-name="P189" text:outline-level="2">Rendimiento</text:h>
          </table:table-cell>
          <table:table-cell table:style-name="Tabla191.D2" office:value-type="string">
            <text:p text:style-name="P230">No más de 10 minutos</text:p>
          </table:table-cell>
        </table:table-row>
        <text:soft-page-break/>
        <table:table-row table:style-name="Tabla191.1">
          <table:table-cell table:style-name="Tabla191.A3" office:value-type="string">
            <text:p text:style-name="P310">Importancia</text:p>
          </table:table-cell>
          <table:table-cell table:style-name="Tabla191.B3" office:value-type="string">
            <text:p text:style-name="P368">Alta</text:p>
          </table:table-cell>
          <table:table-cell table:style-name="Tabla191.C3" office:value-type="string">
            <text:h text:style-name="P189" text:outline-level="2">Urgencia</text:h>
          </table:table-cell>
          <table:table-cell table:style-name="Tabla191.D3" office:value-type="string">
            <text:p text:style-name="P225"/>
          </table:table-cell>
        </table:table-row>
        <table:table-row table:style-name="Tabla191.1">
          <table:table-cell table:style-name="Tabla191.A4" office:value-type="string">
            <text:p text:style-name="P310">Estado</text:p>
          </table:table-cell>
          <table:table-cell table:style-name="Tabla191.B4" office:value-type="string">
            <text:p text:style-name="P368">Retirando paquete</text:p>
          </table:table-cell>
          <table:table-cell table:style-name="Tabla191.C4" office:value-type="string">
            <text:h text:style-name="P189" text:outline-level="2">Estabilidad</text:h>
          </table:table-cell>
          <table:table-cell table:style-name="Tabla191.D4" office:value-type="string">
            <text:p text:style-name="P225"/>
          </table:table-cell>
        </table:table-row>
      </table:table>
      <table:table table:name="Tabla190" table:style-name="Tabla190">
        <table:table-column table:style-name="Tabla190.A"/>
        <table:table-row table:style-name="Tabla190.1">
          <table:table-cell table:style-name="Tabla190.A1" office:value-type="string">
            <text:p text:style-name="P449">Comentarios</text:p>
          </table:table-cell>
        </table:table-row>
        <table:table-row table:style-name="Tabla190.2">
          <table:table-cell table:style-name="Tabla190.A2" office:value-type="string">
            <text:p text:style-name="P444">El paquete será retirado cada vez que el repartidor necesite realizar una entrega</text:p>
          </table:table-cell>
        </table:table-row>
      </table:table>
      <text:p text:style-name="P595"/>
      <text:p text:style-name="P595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column table:style-name="Tabla162.E"/>
        <table:table-column table:style-name="Tabla162.F"/>
        <table:table-column table:style-name="Tabla162.G"/>
        <table:table-row table:style-name="Tabla162.1">
          <table:table-cell table:style-name="Tabla162.A1" office:value-type="string">
            <text:h text:style-name="P198" text:outline-level="1">Caso de Uso</text:h>
          </table:table-cell>
          <table:table-cell table:style-name="Tabla162.B1" table:number-columns-spanned="3" office:value-type="string">
            <text:p text:style-name="P234">Depositar paquete recogido a cliente</text:p>
          </table:table-cell>
          <table:covered-table-cell/>
          <table:covered-table-cell/>
          <table:table-cell table:style-name="Tabla162.E1" table:number-columns-spanned="3" office:value-type="string">
            <text:p text:style-name="P221">CU_<text:span text:style-name="T22">25</text:span></text:p>
          </table:table-cell>
          <table:covered-table-cell/>
          <table:covered-table-cell/>
        </table:table-row>
        <table:table-row table:style-name="Tabla162.2">
          <table:table-cell table:style-name="Tabla162.A2" office:value-type="string">
            <text:p text:style-name="P303">Actores</text:p>
          </table:table-cell>
          <table:table-cell table:style-name="Tabla162.B2" table:number-columns-spanned="6" office:value-type="string">
            <text:p text:style-name="P352"><text:span text:style-name="T28">Repartid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3" office:value-type="string">
            <text:p text:style-name="P303">Tipo</text:p>
          </table:table-cell>
          <table:table-cell table:style-name="Tabla162.B3" table:number-columns-spanned="6" office:value-type="string">
            <text:p text:style-name="P370">Principal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4" office:value-type="string">
            <text:p text:style-name="P303">Referencias</text:p>
          </table:table-cell>
          <table:table-cell table:style-name="Tabla162.B4" office:value-type="string">
            <text:p text:style-name="P290"/>
          </table:table-cell>
          <table:table-cell table:style-name="Tabla162.C4" table:number-columns-spanned="5" office:value-type="string">
            <text:p text:style-name="P217"/>
          </table:table-cell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5" office:value-type="string">
            <text:p text:style-name="P303">Precondición</text:p>
          </table:table-cell>
          <table:table-cell table:style-name="Tabla162.B5" table:number-columns-spanned="6" office:value-type="string">
            <text:p text:style-name="P369">El paquete debe estar recogido previamente por el reparti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6" office:value-type="string">
            <text:p text:style-name="P303">Postcondición</text:p>
          </table:table-cell>
          <table:table-cell table:style-name="Tabla162.B6" table:number-columns-spanned="6" office:value-type="string">
            <text:p text:style-name="P369">El paquete estará en manos del 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7" office:value-type="string">
            <text:p text:style-name="P303">Autor</text:p>
          </table:table-cell>
          <table:table-cell table:style-name="Tabla162.B7" office:value-type="string">
            <text:p text:style-name="P357">Alba Aurora Moreno Peinado</text:p>
          </table:table-cell>
          <table:table-cell table:style-name="Tabla162.C7" office:value-type="string">
            <text:h text:style-name="P198" text:outline-level="1">Fecha</text:h>
          </table:table-cell>
          <table:table-cell table:style-name="Tabla162.D7" table:number-columns-spanned="2" office:value-type="string">
            <text:p text:style-name="P221">0<text:span text:style-name="T23">7</text:span>/04/2018</text:p>
          </table:table-cell>
          <table:covered-table-cell/>
          <table:table-cell table:style-name="Tabla162.F7" office:value-type="string">
            <text:h text:style-name="P198" text:outline-level="1">Versión</text:h>
          </table:table-cell>
          <table:table-cell table:style-name="Tabla162.G7" office:value-type="string">
            <text:p text:style-name="P221">1.0</text:p>
          </table:table-cell>
        </table:table-row>
      </table:table>
      <table:table table:name="Tabla189" table:style-name="Tabla189">
        <table:table-column table:style-name="Tabla189.A"/>
        <table:table-row table:style-name="Tabla189.1">
          <table:table-cell table:style-name="Tabla189.A1" office:value-type="string">
            <text:p text:style-name="P449">Propósito</text:p>
          </table:table-cell>
        </table:table-row>
        <table:table-row table:style-name="Tabla189.1">
          <table:table-cell table:style-name="Tabla189.A2" office:value-type="string">
            <text:p text:style-name="P444">El paquete podrá ser recibido por el cliente.</text:p>
          </table:table-cell>
        </table:table-row>
      </table:table>
      <table:table table:name="Tabla188" table:style-name="Tabla188">
        <table:table-column table:style-name="Tabla188.A"/>
        <table:table-row table:style-name="Tabla188.1">
          <table:table-cell table:style-name="Tabla188.A1" office:value-type="string">
            <text:p text:style-name="P449">Resumen</text:p>
          </table:table-cell>
        </table:table-row>
        <table:table-row table:style-name="Tabla188.2">
          <table:table-cell table:style-name="Tabla188.A2" office:value-type="string">
            <text:p text:style-name="P444">El repartidor recoge el paquete del almacén para depositarlo en manos del cliente.</text:p>
          </table:table-cell>
        </table:table-row>
      </table:table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 table:style-name="Tabla187.1">
          <table:table-cell table:style-name="Tabla187.A1" table:number-columns-spanned="4" office:value-type="string">
            <text:p text:style-name="P441">Curso Normal</text:p>
          </table:table-cell>
          <table:covered-table-cell/>
          <table:covered-table-cell/>
          <table:covered-table-cell/>
        </table:table-row>
        <table:table-row table:style-name="Tabla187.2">
          <table:table-cell table:style-name="Tabla187.A2" office:value-type="string">
            <text:p text:style-name="P483">1</text:p>
          </table:table-cell>
          <table:table-cell table:style-name="Tabla187.B2" office:value-type="string">
            <text:p text:style-name="P367">El repartidor recoge el paquete del almacén</text:p>
          </table:table-cell>
          <table:table-cell table:style-name="Tabla187.C2" office:value-type="string">
            <text:p text:style-name="P306">2</text:p>
          </table:table-cell>
          <table:table-cell table:style-name="Tabla187.D2" office:value-type="string">
            <text:p text:style-name="P367">El sistema registra la retirada del paquete</text:p>
          </table:table-cell>
        </table:table-row>
        <table:table-row table:style-name="Tabla187.2">
          <table:table-cell table:style-name="Tabla187.A3" office:value-type="string">
            <text:p text:style-name="P483">3</text:p>
          </table:table-cell>
          <table:table-cell table:style-name="Tabla187.B3" office:value-type="string">
            <text:p text:style-name="P367">El repartidor recorre la ruta hasta la parada correspondiente al cliente</text:p>
          </table:table-cell>
          <table:table-cell table:style-name="Tabla187.C3" office:value-type="string">
            <text:p text:style-name="P294"/>
          </table:table-cell>
          <table:table-cell table:style-name="Tabla187.D3" office:value-type="string">
            <text:p text:style-name="P299"/>
          </table:table-cell>
        </table:table-row>
        <table:table-row table:style-name="Tabla187.2">
          <table:table-cell table:style-name="Tabla187.A4" office:value-type="string">
            <text:p text:style-name="P483">4</text:p>
          </table:table-cell>
          <table:table-cell table:style-name="Tabla187.B4" office:value-type="string">
            <text:p text:style-name="P367">El repartidor llega a su destino</text:p>
          </table:table-cell>
          <table:table-cell table:style-name="Tabla187.C4" office:value-type="string">
            <text:p text:style-name="P294"/>
          </table:table-cell>
          <table:table-cell table:style-name="Tabla187.D4" office:value-type="string">
            <text:p text:style-name="P299"/>
          </table:table-cell>
        </table:table-row>
        <table:table-row table:style-name="Tabla187.2">
          <table:table-cell table:style-name="Tabla187.A5" office:value-type="string">
            <text:p text:style-name="P483">5</text:p>
          </table:table-cell>
          <table:table-cell table:style-name="Tabla187.B5" office:value-type="string">
            <text:p text:style-name="P367">El repartidor efectúa la entrega</text:p>
          </table:table-cell>
          <table:table-cell table:style-name="Tabla187.C5" office:value-type="string">
            <text:p text:style-name="P306">6</text:p>
          </table:table-cell>
          <table:table-cell table:style-name="Tabla187.D5" office:value-type="string">
            <text:p text:style-name="P367">El sistema almacena la entrega del paquete al cliente</text:p>
          </table:table-cell>
        </table:table-row>
      </table:table>
      <table:table table:name="Tabla186" table:style-name="Tabla186">
        <table:table-column table:style-name="Tabla186.A"/>
        <table:table-column table:style-name="Tabla186.B"/>
        <table:table-row table:style-name="Tabla186.1">
          <table:table-cell table:style-name="Tabla186.A1" table:number-columns-spanned="2" office:value-type="string">
            <text:p text:style-name="P441">Cursos Alternos</text:p>
          </table:table-cell>
          <table:covered-table-cell/>
        </table:table-row>
        <table:table-row table:style-name="Tabla186.1">
          <table:table-cell table:style-name="Tabla186.A2" office:value-type="string">
            <text:p text:style-name="P483">1a</text:p>
          </table:table-cell>
          <table:table-cell table:style-name="Tabla186.B2" office:value-type="string">
            <text:p text:style-name="P376">El repartidor no recoge el paquete a entregar.</text:p>
          </table:table-cell>
        </table:table-row>
        <table:table-row table:style-name="Tabla186.1">
          <table:table-cell table:style-name="Tabla186.A3" office:value-type="string">
            <text:p text:style-name="P478"/>
          </table:table-cell>
          <table:table-cell table:style-name="Tabla186.B3" office:value-type="string">
            <text:p text:style-name="P361"><text:span text:style-name="T18">1.</text:span>El sistema informa de la situación y se finaliza el caso de uso.</text:p>
          </table:table-cell>
        </table:table-row>
      </table:table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 table:style-name="Tabla185.1">
          <table:table-cell table:style-name="Tabla185.A1" table:number-columns-spanned="4" office:value-type="string">
            <text:p text:style-name="P441">Otros datos</text:p>
          </table:table-cell>
          <table:covered-table-cell/>
          <table:covered-table-cell/>
          <table:covered-table-cell/>
        </table:table-row>
        <table:table-row table:style-name="Tabla185.1">
          <table:table-cell table:style-name="Tabla185.A2" office:value-type="string">
            <text:h text:style-name="P198" text:outline-level="1">Frecuencia esperada</text:h>
          </table:table-cell>
          <table:table-cell table:style-name="Tabla185.B2" office:value-type="string">
            <text:p text:style-name="P224"/>
          </table:table-cell>
          <table:table-cell table:style-name="Tabla185.C2" office:value-type="string">
            <text:h text:style-name="P188" text:outline-level="2">Rendimiento</text:h>
          </table:table-cell>
          <table:table-cell table:style-name="Tabla185.D2" office:value-type="string">
            <text:p text:style-name="P237">No más de 1 hora</text:p>
          </table:table-cell>
        </table:table-row>
        <table:table-row table:style-name="Tabla185.1">
          <table:table-cell table:style-name="Tabla185.A3" office:value-type="string">
            <text:p text:style-name="P303">Importancia</text:p>
          </table:table-cell>
          <table:table-cell table:style-name="Tabla185.B3" office:value-type="string">
            <text:p text:style-name="P376">Alta</text:p>
          </table:table-cell>
          <table:table-cell table:style-name="Tabla185.C3" office:value-type="string">
            <text:h text:style-name="P188" text:outline-level="2">Urgencia</text:h>
          </table:table-cell>
          <table:table-cell table:style-name="Tabla185.D3" office:value-type="string">
            <text:p text:style-name="P237">Alta</text:p>
          </table:table-cell>
        </table:table-row>
        <table:table-row table:style-name="Tabla185.1">
          <table:table-cell table:style-name="Tabla185.A4" office:value-type="string">
            <text:p text:style-name="P303">Estado</text:p>
          </table:table-cell>
          <table:table-cell table:style-name="Tabla185.B4" office:value-type="string">
            <text:p text:style-name="P376">Entregando paquete</text:p>
          </table:table-cell>
          <table:table-cell table:style-name="Tabla185.C4" office:value-type="string">
            <text:h text:style-name="P188" text:outline-level="2">Estabilidad</text:h>
          </table:table-cell>
          <table:table-cell table:style-name="Tabla185.D4" office:value-type="string">
            <text:p text:style-name="P237">Alta</text:p>
          </table:table-cell>
        </table:table-row>
      </table:table>
      <table:table table:name="Tabla184" table:style-name="Tabla184">
        <table:table-column table:style-name="Tabla184.A"/>
        <table:table-row table:style-name="Tabla184.1">
          <table:table-cell table:style-name="Tabla184.A1" office:value-type="string">
            <text:p text:style-name="P441">Comentarios</text:p>
          </table:table-cell>
        </table:table-row>
        <table:table-row table:style-name="Tabla184.2">
          <table:table-cell table:style-name="Tabla184.A2" office:value-type="string">
            <text:p text:style-name="P448">El repartidor entregará un paquete cuando el cliente realice un pedido.</text:p>
          </table:table-cell>
        </table:table-row>
      </table:table>
      <text:p text:style-name="P592"/>
      <text:p text:style-name="P592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column table:style-name="Tabla163.E"/>
        <table:table-column table:style-name="Tabla163.F"/>
        <table:table-column table:style-name="Tabla163.G"/>
        <table:table-row table:style-name="Tabla163.1">
          <table:table-cell table:style-name="Tabla163.A1" office:value-type="string">
            <text:h text:style-name="P198" text:outline-level="1">Caso de Uso</text:h>
          </table:table-cell>
          <table:table-cell table:style-name="Tabla163.B1" table:number-columns-spanned="3" office:value-type="string">
            <text:p text:style-name="P234">Asignar ubicación a paquete</text:p>
          </table:table-cell>
          <table:covered-table-cell/>
          <table:covered-table-cell/>
          <table:table-cell table:style-name="Tabla163.E1" table:number-columns-spanned="3" office:value-type="string">
            <text:p text:style-name="P221">CU_<text:span text:style-name="T22">26</text:span></text:p>
          </table:table-cell>
          <table:covered-table-cell/>
          <table:covered-table-cell/>
        </table:table-row>
        <table:table-row table:style-name="Tabla163.2">
          <table:table-cell table:style-name="Tabla163.A2" office:value-type="string">
            <text:p text:style-name="P303">Actores</text:p>
          </table:table-cell>
          <table:table-cell table:style-name="Tabla163.B2" table:number-columns-spanned="6" office:value-type="string">
            <text:p text:style-name="P352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3" office:value-type="string">
            <text:p text:style-name="P303">Tipo</text:p>
          </table:table-cell>
          <table:table-cell table:style-name="Tabla163.B3" table:number-columns-spanned="6" office:value-type="string">
            <text:p text:style-name="P370">Principal y <text:span text:style-name="T29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4" office:value-type="string">
            <text:p text:style-name="P303">Referencias</text:p>
          </table:table-cell>
          <table:table-cell table:style-name="Tabla163.B4" office:value-type="string">
            <text:p text:style-name="P290"/>
          </table:table-cell>
          <table:table-cell table:style-name="Tabla163.C4" table:number-columns-spanned="5" office:value-type="string">
            <text:p text:style-name="P217"/>
          </table:table-cell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5" office:value-type="string">
            <text:p text:style-name="P303">Precondición</text:p>
          </table:table-cell>
          <table:table-cell table:style-name="Tabla163.B5" table:number-columns-spanned="6" office:value-type="string">
            <text:p text:style-name="P371">El paquete debe estar previamente registr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6" office:value-type="string">
            <text:p text:style-name="P303">Postcondición</text:p>
          </table:table-cell>
          <table:table-cell table:style-name="Tabla163.B6" table:number-columns-spanned="6" office:value-type="string">
            <text:p text:style-name="P371">El paquete obtendrá un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7" office:value-type="string">
            <text:p text:style-name="P303">Autor</text:p>
          </table:table-cell>
          <table:table-cell table:style-name="Tabla163.B7" office:value-type="string">
            <text:p text:style-name="P357">Alba Aurora Moreno Peinado</text:p>
          </table:table-cell>
          <table:table-cell table:style-name="Tabla163.C7" office:value-type="string">
            <text:h text:style-name="P198" text:outline-level="1">Fecha</text:h>
          </table:table-cell>
          <table:table-cell table:style-name="Tabla163.D7" table:number-columns-spanned="2" office:value-type="string">
            <text:p text:style-name="P221">0<text:span text:style-name="T23">7</text:span>/04/2018</text:p>
          </table:table-cell>
          <table:covered-table-cell/>
          <table:table-cell table:style-name="Tabla163.F7" office:value-type="string">
            <text:h text:style-name="P198" text:outline-level="1">Versión</text:h>
          </table:table-cell>
          <table:table-cell table:style-name="Tabla163.G7" office:value-type="string">
            <text:p text:style-name="P221">1.0</text:p>
          </table:table-cell>
        </table:table-row>
      </table:table>
      <table:table table:name="Tabla183" table:style-name="Tabla183">
        <table:table-column table:style-name="Tabla183.A"/>
        <table:table-row table:style-name="Tabla183.1">
          <table:table-cell table:style-name="Tabla183.A1" office:value-type="string">
            <text:p text:style-name="P441">Propósito</text:p>
          </table:table-cell>
        </table:table-row>
        <table:table-row table:style-name="Tabla183.1">
          <table:table-cell table:style-name="Tabla183.A2" office:value-type="string">
            <text:p text:style-name="P447">El paquete recibirá una ubicación para poder ser entregado.</text:p>
          </table:table-cell>
        </table:table-row>
      </table:table>
      <text:p text:style-name="P586"/>
      <table:table table:name="Tabla182" table:style-name="Tabla182">
        <table:table-column table:style-name="Tabla182.A"/>
        <text:soft-page-break/>
        <table:table-row table:style-name="Tabla182.1">
          <table:table-cell table:style-name="Tabla182.A1" office:value-type="string">
            <text:p text:style-name="P441">Resumen</text:p>
          </table:table-cell>
        </table:table-row>
        <table:table-row table:style-name="Tabla182.2">
          <table:table-cell table:style-name="Tabla182.A2" office:value-type="string">
            <text:p text:style-name="P447">El almacenista comprueba los paquetes para que el sistema les asigne una ubicación.</text:p>
          </table:table-cell>
        </table:table-row>
      </table:table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 table:style-name="Tabla181.1">
          <table:table-cell table:style-name="Tabla181.A1" table:number-columns-spanned="4" office:value-type="string">
            <text:p text:style-name="P441">Curso Normal</text:p>
          </table:table-cell>
          <table:covered-table-cell/>
          <table:covered-table-cell/>
          <table:covered-table-cell/>
        </table:table-row>
        <table:table-row table:style-name="Tabla181.2">
          <table:table-cell table:style-name="Tabla181.A2" office:value-type="string">
            <text:p text:style-name="P487">1</text:p>
          </table:table-cell>
          <table:table-cell table:style-name="Tabla181.B2" office:value-type="string">
            <text:p text:style-name="P372">El almacenista comprueba los paquetes registrados</text:p>
          </table:table-cell>
          <table:table-cell table:style-name="Tabla181.C2" office:value-type="string">
            <text:p text:style-name="P294"/>
          </table:table-cell>
          <table:table-cell table:style-name="Tabla181.D2" office:value-type="string">
            <text:p text:style-name="P299"/>
          </table:table-cell>
        </table:table-row>
        <table:table-row table:style-name="Tabla181.2">
          <table:table-cell table:style-name="Tabla181.A3" office:value-type="string">
            <text:p text:style-name="P487">2</text:p>
          </table:table-cell>
          <table:table-cell table:style-name="Tabla181.B3" office:value-type="string">
            <text:p text:style-name="P372">El almacenista selecciona el paquete a asignar ubicación</text:p>
          </table:table-cell>
          <table:table-cell table:style-name="Tabla181.C3" office:value-type="string">
            <text:p text:style-name="P294"/>
          </table:table-cell>
          <table:table-cell table:style-name="Tabla181.D3" office:value-type="string">
            <text:p text:style-name="P299"/>
          </table:table-cell>
        </table:table-row>
        <table:table-row table:style-name="Tabla181.2">
          <table:table-cell table:style-name="Tabla181.A4" office:value-type="string">
            <text:p text:style-name="P487">3</text:p>
          </table:table-cell>
          <table:table-cell table:style-name="Tabla181.B4" office:value-type="string">
            <text:p text:style-name="P372">El almacenista inserta los datos de ubicación</text:p>
          </table:table-cell>
          <table:table-cell table:style-name="Tabla181.C4" office:value-type="string">
            <text:p text:style-name="P309">4</text:p>
          </table:table-cell>
          <table:table-cell table:style-name="Tabla181.D4" office:value-type="string">
            <text:p text:style-name="P372">El sistema asigna ubicación al paquete</text:p>
          </table:table-cell>
        </table:table-row>
        <table:table-row table:style-name="Tabla181.2">
          <table:table-cell table:style-name="Tabla181.A5" office:value-type="string">
            <text:p text:style-name="P487">5</text:p>
          </table:table-cell>
          <table:table-cell table:style-name="Tabla181.B5" office:value-type="string">
            <text:p text:style-name="P372">El almacenista comprueba la ubicación del paquete</text:p>
          </table:table-cell>
          <table:table-cell table:style-name="Tabla181.C5" office:value-type="string">
            <text:p text:style-name="P294"/>
          </table:table-cell>
          <table:table-cell table:style-name="Tabla181.D5" office:value-type="string">
            <text:p text:style-name="P299"/>
          </table:table-cell>
        </table:table-row>
      </table:table>
      <table:table table:name="Tabla180" table:style-name="Tabla180">
        <table:table-column table:style-name="Tabla180.A"/>
        <table:table-column table:style-name="Tabla180.B"/>
        <table:table-row table:style-name="Tabla180.1">
          <table:table-cell table:style-name="Tabla180.A1" table:number-columns-spanned="2" office:value-type="string">
            <text:p text:style-name="P441">Cursos Alternos</text:p>
          </table:table-cell>
          <table:covered-table-cell/>
        </table:table-row>
        <table:table-row table:style-name="Tabla180.2">
          <table:table-cell table:style-name="Tabla180.A2" office:value-type="string">
            <text:p text:style-name="P485">1a</text:p>
          </table:table-cell>
          <table:table-cell table:style-name="Tabla180.B2" office:value-type="string">
            <text:p text:style-name="P374">El paquete no está registrado.</text:p>
          </table:table-cell>
        </table:table-row>
        <table:table-row table:style-name="Tabla180.1">
          <table:table-cell table:style-name="Tabla180.A3" office:value-type="string">
            <text:p text:style-name="P478"/>
          </table:table-cell>
          <table:table-cell table:style-name="Tabla180.B3" office:value-type="string">
            <text:p text:style-name="P361"><text:span text:style-name="T18">1.</text:span>El sistema informa de la situación y se finaliza el caso de uso.</text:p>
          </table:table-cell>
        </table:table-row>
        <table:table-row table:style-name="Tabla180.1">
          <table:table-cell table:style-name="Tabla180.A4" office:value-type="string">
            <text:p text:style-name="P485">4a</text:p>
          </table:table-cell>
          <table:table-cell table:style-name="Tabla180.B4" office:value-type="string">
            <text:p text:style-name="P374">Se le asigna una ubicación equivocada al paquete.</text:p>
          </table:table-cell>
        </table:table-row>
        <table:table-row table:style-name="Tabla180.1">
          <table:table-cell table:style-name="Tabla180.A5" office:value-type="string">
            <text:p text:style-name="P478"/>
          </table:table-cell>
          <table:table-cell table:style-name="Tabla180.B5" office:value-type="string">
            <text:p text:style-name="P361"><text:span text:style-name="T18">1.</text:span>El sistema informa de la situación y se <text:span text:style-name="T30">le asigna la ubicación correcta.</text:span></text:p>
          </table:table-cell>
        </table:table-row>
      </table:table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 table:style-name="Tabla179.1">
          <table:table-cell table:style-name="Tabla179.A1" table:number-columns-spanned="4" office:value-type="string">
            <text:p text:style-name="P441">Otros datos</text:p>
          </table:table-cell>
          <table:covered-table-cell/>
          <table:covered-table-cell/>
          <table:covered-table-cell/>
        </table:table-row>
        <table:table-row table:style-name="Tabla179.1">
          <table:table-cell table:style-name="Tabla179.A2" office:value-type="string">
            <text:h text:style-name="P198" text:outline-level="1">Frecuencia esperada</text:h>
          </table:table-cell>
          <table:table-cell table:style-name="Tabla179.B2" office:value-type="string">
            <text:p text:style-name="P224"/>
          </table:table-cell>
          <table:table-cell table:style-name="Tabla179.C2" office:value-type="string">
            <text:h text:style-name="P188" text:outline-level="2">Rendimiento</text:h>
          </table:table-cell>
          <table:table-cell table:style-name="Tabla179.D2" office:value-type="string">
            <text:p text:style-name="P236">No más de 10 minutos</text:p>
          </table:table-cell>
        </table:table-row>
        <table:table-row table:style-name="Tabla179.1">
          <table:table-cell table:style-name="Tabla179.A3" office:value-type="string">
            <text:p text:style-name="P303">Importancia</text:p>
          </table:table-cell>
          <table:table-cell table:style-name="Tabla179.B3" office:value-type="string">
            <text:p text:style-name="P374">Alta</text:p>
          </table:table-cell>
          <table:table-cell table:style-name="Tabla179.C3" office:value-type="string">
            <text:h text:style-name="P188" text:outline-level="2">Urgencia</text:h>
          </table:table-cell>
          <table:table-cell table:style-name="Tabla179.D3" office:value-type="string">
            <text:p text:style-name="P236">Alta</text:p>
          </table:table-cell>
        </table:table-row>
        <table:table-row table:style-name="Tabla179.1">
          <table:table-cell table:style-name="Tabla179.A4" office:value-type="string">
            <text:p text:style-name="P303">Estado</text:p>
          </table:table-cell>
          <table:table-cell table:style-name="Tabla179.B4" office:value-type="string">
            <text:p text:style-name="P374">Asignando ubicación</text:p>
          </table:table-cell>
          <table:table-cell table:style-name="Tabla179.C4" office:value-type="string">
            <text:h text:style-name="P188" text:outline-level="2">Estabilidad</text:h>
          </table:table-cell>
          <table:table-cell table:style-name="Tabla179.D4" office:value-type="string">
            <text:p text:style-name="P236">Alta</text:p>
          </table:table-cell>
        </table:table-row>
      </table:table>
      <table:table table:name="Tabla178" table:style-name="Tabla178">
        <table:table-column table:style-name="Tabla178.A"/>
        <table:table-row table:style-name="Tabla178.1">
          <table:table-cell table:style-name="Tabla178.A1" office:value-type="string">
            <text:p text:style-name="P441">Comentarios</text:p>
          </table:table-cell>
        </table:table-row>
        <table:table-row table:style-name="Tabla178.2">
          <table:table-cell table:style-name="Tabla178.A2" office:value-type="string">
            <text:p text:style-name="P445">Se asignará una ubicación al paquete cada vez que deba ser entregado.</text:p>
          </table:table-cell>
        </table:table-row>
      </table:table>
      <text:p text:style-name="P592"/>
      <text:p text:style-name="P592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column table:style-name="Tabla164.E"/>
        <table:table-column table:style-name="Tabla164.F"/>
        <table:table-column table:style-name="Tabla164.G"/>
        <table:table-row table:style-name="Tabla164.1">
          <table:table-cell table:style-name="Tabla164.A1" office:value-type="string">
            <text:h text:style-name="P198" text:outline-level="1">Caso de Uso</text:h>
          </table:table-cell>
          <table:table-cell table:style-name="Tabla164.B1" table:number-columns-spanned="3" office:value-type="string">
            <text:p text:style-name="P234">Cambiar ubicación de paquete</text:p>
          </table:table-cell>
          <table:covered-table-cell/>
          <table:covered-table-cell/>
          <table:table-cell table:style-name="Tabla164.E1" table:number-columns-spanned="3" office:value-type="string">
            <text:p text:style-name="P221">CU_<text:span text:style-name="T22">27</text:span></text:p>
          </table:table-cell>
          <table:covered-table-cell/>
          <table:covered-table-cell/>
        </table:table-row>
        <table:table-row table:style-name="Tabla164.2">
          <table:table-cell table:style-name="Tabla164.A2" office:value-type="string">
            <text:p text:style-name="P303">Actores</text:p>
          </table:table-cell>
          <table:table-cell table:style-name="Tabla164.B2" table:number-columns-spanned="6" office:value-type="string">
            <text:p text:style-name="P352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3" office:value-type="string">
            <text:p text:style-name="P303">Tipo</text:p>
          </table:table-cell>
          <table:table-cell table:style-name="Tabla164.B3" table:number-columns-spanned="6" office:value-type="string">
            <text:p text:style-name="P370">Principal y <text:span text:style-name="T30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4" office:value-type="string">
            <text:p text:style-name="P303">Referencias</text:p>
          </table:table-cell>
          <table:table-cell table:style-name="Tabla164.B4" office:value-type="string">
            <text:p text:style-name="P290"/>
          </table:table-cell>
          <table:table-cell table:style-name="Tabla164.C4" table:number-columns-spanned="5" office:value-type="string">
            <text:p text:style-name="P217"/>
          </table:table-cell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5" office:value-type="string">
            <text:p text:style-name="P303">Precondición</text:p>
          </table:table-cell>
          <table:table-cell table:style-name="Tabla164.B5" table:number-columns-spanned="6" office:value-type="string">
            <text:p text:style-name="P373">El paquete debe estar previamente almacenado y con un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6" office:value-type="string">
            <text:p text:style-name="P303">Postcondición</text:p>
          </table:table-cell>
          <table:table-cell table:style-name="Tabla164.B6" table:number-columns-spanned="6" office:value-type="string">
            <text:p text:style-name="P373">El paquete obtendrá una nuev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7" office:value-type="string">
            <text:p text:style-name="P303">Autor</text:p>
          </table:table-cell>
          <table:table-cell table:style-name="Tabla164.B7" office:value-type="string">
            <text:p text:style-name="P357">Alba Aurora Moreno Peinado</text:p>
          </table:table-cell>
          <table:table-cell table:style-name="Tabla164.C7" office:value-type="string">
            <text:h text:style-name="P198" text:outline-level="1">Fecha</text:h>
          </table:table-cell>
          <table:table-cell table:style-name="Tabla164.D7" table:number-columns-spanned="2" office:value-type="string">
            <text:p text:style-name="P221">0<text:span text:style-name="T23">7</text:span>/04/2018</text:p>
          </table:table-cell>
          <table:covered-table-cell/>
          <table:table-cell table:style-name="Tabla164.F7" office:value-type="string">
            <text:h text:style-name="P198" text:outline-level="1">Versión</text:h>
          </table:table-cell>
          <table:table-cell table:style-name="Tabla164.G7" office:value-type="string">
            <text:p text:style-name="P221">1.0</text:p>
          </table:table-cell>
        </table:table-row>
      </table:table>
      <table:table table:name="Tabla172" table:style-name="Tabla172">
        <table:table-column table:style-name="Tabla172.A"/>
        <table:table-row table:style-name="Tabla172.1">
          <table:table-cell table:style-name="Tabla172.A1" office:value-type="string">
            <text:p text:style-name="P441">Propósito</text:p>
          </table:table-cell>
        </table:table-row>
        <table:table-row table:style-name="Tabla172.1">
          <table:table-cell table:style-name="Tabla172.A2" office:value-type="string">
            <text:p text:style-name="P445">Insertar una nueva ubicación al paquete.</text:p>
          </table:table-cell>
        </table:table-row>
      </table:table>
      <table:table table:name="Tabla173" table:style-name="Tabla173">
        <table:table-column table:style-name="Tabla173.A"/>
        <table:table-row table:style-name="Tabla173.1">
          <table:table-cell table:style-name="Tabla173.A1" office:value-type="string">
            <text:p text:style-name="P441">Resumen</text:p>
          </table:table-cell>
        </table:table-row>
        <table:table-row table:style-name="Tabla173.2">
          <table:table-cell table:style-name="Tabla173.A2" office:value-type="string">
            <text:p text:style-name="P445">El almacenista realiza un cambio en la ubicación del paquete eliminando la antigua.</text:p>
          </table:table-cell>
        </table:table-row>
      </table:table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 table:style-name="Tabla174.1">
          <table:table-cell table:style-name="Tabla174.A1" table:number-columns-spanned="4" office:value-type="string">
            <text:p text:style-name="P441">Curso Normal</text:p>
          </table:table-cell>
          <table:covered-table-cell/>
          <table:covered-table-cell/>
          <table:covered-table-cell/>
        </table:table-row>
        <table:table-row table:style-name="Tabla174.2">
          <table:table-cell table:style-name="Tabla174.A2" office:value-type="string">
            <text:p text:style-name="P485">1</text:p>
          </table:table-cell>
          <table:table-cell table:style-name="Tabla174.B2" office:value-type="string">
            <text:p text:style-name="P374">El almacenista comprueba que el paquete está registrado</text:p>
          </table:table-cell>
          <table:table-cell table:style-name="Tabla174.C2" office:value-type="string">
            <text:p text:style-name="P294"/>
          </table:table-cell>
          <table:table-cell table:style-name="Tabla174.D2" office:value-type="string">
            <text:p text:style-name="P299"/>
          </table:table-cell>
        </table:table-row>
        <table:table-row table:style-name="Tabla174.2">
          <table:table-cell table:style-name="Tabla174.A3" office:value-type="string">
            <text:p text:style-name="P485">2</text:p>
          </table:table-cell>
          <table:table-cell table:style-name="Tabla174.B3" office:value-type="string">
            <text:p text:style-name="P374">El almacenista comprueba que el paquete tiene una ubicación previamente establecida</text:p>
          </table:table-cell>
          <table:table-cell table:style-name="Tabla174.C3" office:value-type="string">
            <text:p text:style-name="P294"/>
          </table:table-cell>
          <table:table-cell table:style-name="Tabla174.D3" office:value-type="string">
            <text:p text:style-name="P299"/>
          </table:table-cell>
        </table:table-row>
        <table:table-row table:style-name="Tabla174.2">
          <table:table-cell table:style-name="Tabla174.A4" office:value-type="string">
            <text:p text:style-name="P485">3</text:p>
          </table:table-cell>
          <table:table-cell table:style-name="Tabla174.B4" office:value-type="string">
            <text:p text:style-name="P374">El almacenista introduce los datos de la nueva ubicación</text:p>
          </table:table-cell>
          <table:table-cell table:style-name="Tabla174.C4" office:value-type="string">
            <text:p text:style-name="P308">4</text:p>
          </table:table-cell>
          <table:table-cell table:style-name="Tabla174.D4" office:value-type="string">
            <text:p text:style-name="P374">El sistema realiza el cambio de ubicación del paquete</text:p>
          </table:table-cell>
        </table:table-row>
        <table:table-row table:style-name="Tabla174.2">
          <table:table-cell table:style-name="Tabla174.A5" office:value-type="string">
            <text:p text:style-name="P485">5</text:p>
          </table:table-cell>
          <table:table-cell table:style-name="Tabla174.B5" office:value-type="string">
            <text:p text:style-name="P374">El almacenista comprueba la nueva ubicación del paquete</text:p>
          </table:table-cell>
          <table:table-cell table:style-name="Tabla174.C5" office:value-type="string">
            <text:p text:style-name="P294"/>
          </table:table-cell>
          <table:table-cell table:style-name="Tabla174.D5" office:value-type="string">
            <text:p text:style-name="P299"/>
          </table:table-cell>
        </table:table-row>
      </table:table>
      <table:table table:name="Tabla175" table:style-name="Tabla175">
        <table:table-column table:style-name="Tabla175.A"/>
        <table:table-column table:style-name="Tabla175.B"/>
        <table:table-row table:style-name="Tabla175.1">
          <table:table-cell table:style-name="Tabla175.A1" table:number-columns-spanned="2" office:value-type="string">
            <text:p text:style-name="P441">Cursos Alternos</text:p>
          </table:table-cell>
          <table:covered-table-cell/>
        </table:table-row>
        <table:table-row table:style-name="Tabla175.1">
          <table:table-cell table:style-name="Tabla175.A2" office:value-type="string">
            <text:p text:style-name="P485">1a</text:p>
          </table:table-cell>
          <table:table-cell table:style-name="Tabla175.B2" office:value-type="string">
            <text:p text:style-name="P374">El paquete no está registrado</text:p>
          </table:table-cell>
        </table:table-row>
        <text:soft-page-break/>
        <table:table-row table:style-name="Tabla175.1">
          <table:table-cell table:style-name="Tabla175.A3" office:value-type="string">
            <text:p text:style-name="P478"/>
          </table:table-cell>
          <table:table-cell table:style-name="Tabla175.B3" office:value-type="string">
            <text:p text:style-name="P361"><text:span text:style-name="T18">1.</text:span>El sistema informa de la situación y se finaliza el caso de uso</text:p>
          </table:table-cell>
        </table:table-row>
        <table:table-row table:style-name="Tabla175.1">
          <table:table-cell table:style-name="Tabla175.A4" office:value-type="string">
            <text:p text:style-name="P485">2a</text:p>
          </table:table-cell>
          <table:table-cell table:style-name="Tabla175.B4" office:value-type="string">
            <text:p text:style-name="P374">El paquete no tiene una ubicación previa establecida.</text:p>
          </table:table-cell>
        </table:table-row>
        <table:table-row table:style-name="Tabla175.1">
          <table:table-cell table:style-name="Tabla175.A5" office:value-type="string">
            <text:p text:style-name="P478"/>
          </table:table-cell>
          <table:table-cell table:style-name="Tabla175.B5" office:value-type="string">
            <text:p text:style-name="P361"><text:span text:style-name="T18">1.</text:span>El sistema informa de la situación y se finaliza el caso de uso</text:p>
          </table:table-cell>
        </table:table-row>
      </table:table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 table:style-name="Tabla176.1">
          <table:table-cell table:style-name="Tabla176.A1" table:number-columns-spanned="4" office:value-type="string">
            <text:p text:style-name="P441">Otros datos</text:p>
          </table:table-cell>
          <table:covered-table-cell/>
          <table:covered-table-cell/>
          <table:covered-table-cell/>
        </table:table-row>
        <table:table-row table:style-name="Tabla176.1">
          <table:table-cell table:style-name="Tabla176.A2" office:value-type="string">
            <text:h text:style-name="P198" text:outline-level="1">Frecuencia esperada</text:h>
          </table:table-cell>
          <table:table-cell table:style-name="Tabla176.B2" office:value-type="string">
            <text:p text:style-name="P224"/>
          </table:table-cell>
          <table:table-cell table:style-name="Tabla176.C2" office:value-type="string">
            <text:h text:style-name="P188" text:outline-level="2">Rendimiento</text:h>
          </table:table-cell>
          <table:table-cell table:style-name="Tabla176.D2" office:value-type="string">
            <text:p text:style-name="P236">No más de 10 minutos</text:p>
          </table:table-cell>
        </table:table-row>
        <table:table-row table:style-name="Tabla176.1">
          <table:table-cell table:style-name="Tabla176.A3" office:value-type="string">
            <text:p text:style-name="P303">Importancia</text:p>
          </table:table-cell>
          <table:table-cell table:style-name="Tabla176.B3" office:value-type="string">
            <text:p text:style-name="P374">Alta</text:p>
          </table:table-cell>
          <table:table-cell table:style-name="Tabla176.C3" office:value-type="string">
            <text:h text:style-name="P188" text:outline-level="2">Urgencia</text:h>
          </table:table-cell>
          <table:table-cell table:style-name="Tabla176.D3" office:value-type="string">
            <text:p text:style-name="P236">Alta</text:p>
          </table:table-cell>
        </table:table-row>
        <table:table-row table:style-name="Tabla176.1">
          <table:table-cell table:style-name="Tabla176.A4" office:value-type="string">
            <text:p text:style-name="P303">Estado</text:p>
          </table:table-cell>
          <table:table-cell table:style-name="Tabla176.B4" office:value-type="string">
            <text:p text:style-name="P374">Cambiando ubicación</text:p>
          </table:table-cell>
          <table:table-cell table:style-name="Tabla176.C4" office:value-type="string">
            <text:h text:style-name="P188" text:outline-level="2">Estabilidad</text:h>
          </table:table-cell>
          <table:table-cell table:style-name="Tabla176.D4" office:value-type="string">
            <text:p text:style-name="P236">Media</text:p>
          </table:table-cell>
        </table:table-row>
      </table:table>
      <table:table table:name="Tabla177" table:style-name="Tabla177">
        <table:table-column table:style-name="Tabla177.A"/>
        <table:table-row table:style-name="Tabla177.1">
          <table:table-cell table:style-name="Tabla177.A1" office:value-type="string">
            <text:p text:style-name="P441">Comentarios</text:p>
          </table:table-cell>
        </table:table-row>
        <table:table-row table:style-name="Tabla177.2">
          <table:table-cell table:style-name="Tabla177.A2" office:value-type="string">
            <text:p text:style-name="P445">La ubicación del paquete será cambiada cada vez que haya un error de ubicación.</text:p>
          </table:table-cell>
        </table:table-row>
      </table:table>
      <text:p text:style-name="P592"/>
      <text:p text:style-name="P592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column table:style-name="Tabla165.E"/>
        <table:table-column table:style-name="Tabla165.F"/>
        <table:table-column table:style-name="Tabla165.G"/>
        <table:table-row table:style-name="Tabla165.1">
          <table:table-cell table:style-name="Tabla165.A1" office:value-type="string">
            <text:h text:style-name="P198" text:outline-level="1">Caso de Uso</text:h>
          </table:table-cell>
          <table:table-cell table:style-name="Tabla165.B1" table:number-columns-spanned="3" office:value-type="string">
            <text:p text:style-name="P234">C<text:span text:style-name="T31">onsultar </text:span>ubicación de paquete</text:p>
          </table:table-cell>
          <table:covered-table-cell/>
          <table:covered-table-cell/>
          <table:table-cell table:style-name="Tabla165.E1" table:number-columns-spanned="3" office:value-type="string">
            <text:p text:style-name="P221">CU_<text:span text:style-name="T22">28</text:span></text:p>
          </table:table-cell>
          <table:covered-table-cell/>
          <table:covered-table-cell/>
        </table:table-row>
        <table:table-row table:style-name="Tabla165.2">
          <table:table-cell table:style-name="Tabla165.A2" office:value-type="string">
            <text:p text:style-name="P303">Actores</text:p>
          </table:table-cell>
          <table:table-cell table:style-name="Tabla165.B2" table:number-columns-spanned="6" office:value-type="string">
            <text:p text:style-name="P352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3" office:value-type="string">
            <text:p text:style-name="P303">Tipo</text:p>
          </table:table-cell>
          <table:table-cell table:style-name="Tabla165.B3" table:number-columns-spanned="6" office:value-type="string">
            <text:p text:style-name="P370">Principal y <text:span text:style-name="T30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4" office:value-type="string">
            <text:p text:style-name="P303">Referencias</text:p>
          </table:table-cell>
          <table:table-cell table:style-name="Tabla165.B4" office:value-type="string">
            <text:p text:style-name="P290"/>
          </table:table-cell>
          <table:table-cell table:style-name="Tabla165.C4" table:number-columns-spanned="5" office:value-type="string">
            <text:p text:style-name="P217"/>
          </table:table-cell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5" office:value-type="string">
            <text:p text:style-name="P303">Precondición</text:p>
          </table:table-cell>
          <table:table-cell table:style-name="Tabla165.B5" table:number-columns-spanned="6" office:value-type="string">
            <text:p text:style-name="P373">La ubicación debe estar previamente estableci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6" office:value-type="string">
            <text:p text:style-name="P303">Postcondición</text:p>
          </table:table-cell>
          <table:table-cell table:style-name="Tabla165.B6" table:number-columns-spanned="6" office:value-type="string">
            <text:p text:style-name="P373">La ubicación del paquete habrá sido consult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7" office:value-type="string">
            <text:p text:style-name="P303">Autor</text:p>
          </table:table-cell>
          <table:table-cell table:style-name="Tabla165.B7" office:value-type="string">
            <text:p text:style-name="P357">Alba Aurora Moreno Peinado</text:p>
          </table:table-cell>
          <table:table-cell table:style-name="Tabla165.C7" office:value-type="string">
            <text:h text:style-name="P198" text:outline-level="1">Fecha</text:h>
          </table:table-cell>
          <table:table-cell table:style-name="Tabla165.D7" table:number-columns-spanned="2" office:value-type="string">
            <text:p text:style-name="P221">0<text:span text:style-name="T23">7</text:span>/04/2018</text:p>
          </table:table-cell>
          <table:covered-table-cell/>
          <table:table-cell table:style-name="Tabla165.F7" office:value-type="string">
            <text:h text:style-name="P198" text:outline-level="1">Versión</text:h>
          </table:table-cell>
          <table:table-cell table:style-name="Tabla165.G7" office:value-type="string">
            <text:p text:style-name="P221">1.0</text:p>
          </table:table-cell>
        </table:table-row>
      </table:table>
      <table:table table:name="Tabla166" table:style-name="Tabla166">
        <table:table-column table:style-name="Tabla166.A"/>
        <table:table-row table:style-name="Tabla166.1">
          <table:table-cell table:style-name="Tabla166.A1" office:value-type="string">
            <text:p text:style-name="P441">Propósito</text:p>
          </table:table-cell>
        </table:table-row>
        <table:table-row table:style-name="Tabla166.1">
          <table:table-cell table:style-name="Tabla166.A2" office:value-type="string">
            <text:p text:style-name="P445">Visualizar ubicación del paquete.</text:p>
          </table:table-cell>
        </table:table-row>
      </table:table>
      <table:table table:name="Tabla167" table:style-name="Tabla167">
        <table:table-column table:style-name="Tabla167.A"/>
        <table:table-row table:style-name="Tabla167.1">
          <table:table-cell table:style-name="Tabla167.A1" office:value-type="string">
            <text:p text:style-name="P441">Resumen</text:p>
          </table:table-cell>
        </table:table-row>
        <table:table-row table:style-name="Tabla167.2">
          <table:table-cell table:style-name="Tabla167.A2" office:value-type="string">
            <text:p text:style-name="P445">El almacenista comprobará la ubicación del paquete.</text:p>
          </table:table-cell>
        </table:table-row>
      </table:table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 table:style-name="Tabla168.1">
          <table:table-cell table:style-name="Tabla168.A1" table:number-columns-spanned="4" office:value-type="string">
            <text:p text:style-name="P441">Curso Normal</text:p>
          </table:table-cell>
          <table:covered-table-cell/>
          <table:covered-table-cell/>
          <table:covered-table-cell/>
        </table:table-row>
        <table:table-row table:style-name="Tabla168.2">
          <table:table-cell table:style-name="Tabla168.A2" office:value-type="string">
            <text:p text:style-name="P485">1</text:p>
          </table:table-cell>
          <table:table-cell table:style-name="Tabla168.B2" office:value-type="string">
            <text:p text:style-name="P374">El almacenista introduce los datos del paquete</text:p>
          </table:table-cell>
          <table:table-cell table:style-name="Tabla168.C2" office:value-type="string">
            <text:p text:style-name="P308">2</text:p>
          </table:table-cell>
          <table:table-cell table:style-name="Tabla168.D2" office:value-type="string">
            <text:p text:style-name="P374">El sistema comprueba que el paquete está registrado</text:p>
          </table:table-cell>
        </table:table-row>
        <table:table-row table:style-name="Tabla168.2">
          <table:table-cell table:style-name="Tabla168.A3" office:value-type="string">
            <text:p text:style-name="P485">3</text:p>
          </table:table-cell>
          <table:table-cell table:style-name="Tabla168.B3" office:value-type="string">
            <text:p text:style-name="P374">El almacenista visualiza la ubicación del paquete</text:p>
          </table:table-cell>
          <table:table-cell table:style-name="Tabla168.C3" office:value-type="string">
            <text:p text:style-name="P294"/>
          </table:table-cell>
          <table:table-cell table:style-name="Tabla168.D3" office:value-type="string">
            <text:p text:style-name="P299"/>
          </table:table-cell>
        </table:table-row>
      </table:table>
      <table:table table:name="Tabla169" table:style-name="Tabla169">
        <table:table-column table:style-name="Tabla169.A"/>
        <table:table-column table:style-name="Tabla169.B"/>
        <table:table-row table:style-name="Tabla169.1">
          <table:table-cell table:style-name="Tabla169.A1" table:number-columns-spanned="2" office:value-type="string">
            <text:p text:style-name="P441">Cursos Alternos</text:p>
          </table:table-cell>
          <table:covered-table-cell/>
        </table:table-row>
        <table:table-row table:style-name="Tabla169.1">
          <table:table-cell table:style-name="Tabla169.A2" office:value-type="string">
            <text:p text:style-name="P486">2a</text:p>
          </table:table-cell>
          <table:table-cell table:style-name="Tabla169.B2" office:value-type="string">
            <text:p text:style-name="P375">El paquete no está previamente registrado.</text:p>
          </table:table-cell>
        </table:table-row>
        <table:table-row table:style-name="Tabla169.1">
          <table:table-cell table:style-name="Tabla169.A3" office:value-type="string">
            <text:p text:style-name="P478"/>
          </table:table-cell>
          <table:table-cell table:style-name="Tabla169.B3" office:value-type="string">
            <text:p text:style-name="P361"><text:span text:style-name="T18">1.</text:span>El sistema informa de la situación y se finaliza el caso de uso.</text:p>
          </table:table-cell>
        </table:table-row>
        <table:table-row table:style-name="Tabla169.1">
          <table:table-cell table:style-name="Tabla169.A4" office:value-type="string">
            <text:p text:style-name="P486">3a</text:p>
          </table:table-cell>
          <table:table-cell table:style-name="Tabla169.B4" office:value-type="string">
            <text:p text:style-name="P375">El paquete no tiene asignada previamente una ubicación.</text:p>
          </table:table-cell>
        </table:table-row>
        <table:table-row table:style-name="Tabla169.1">
          <table:table-cell table:style-name="Tabla169.A5" office:value-type="string">
            <text:p text:style-name="P478"/>
          </table:table-cell>
          <table:table-cell table:style-name="Tabla169.B5" office:value-type="string">
            <text:p text:style-name="P361"><text:span text:style-name="T18">1.</text:span>El sistema informa de la situación y se finaliza el caso de uso.</text:p>
          </table:table-cell>
        </table:table-row>
      </table:table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 table:style-name="Tabla170.1">
          <table:table-cell table:style-name="Tabla170.A1" table:number-columns-spanned="4" office:value-type="string">
            <text:p text:style-name="P441">Otros datos</text:p>
          </table:table-cell>
          <table:covered-table-cell/>
          <table:covered-table-cell/>
          <table:covered-table-cell/>
        </table:table-row>
        <table:table-row table:style-name="Tabla170.1">
          <table:table-cell table:style-name="Tabla170.A2" office:value-type="string">
            <text:h text:style-name="P198" text:outline-level="1">Frecuencia esperada</text:h>
          </table:table-cell>
          <table:table-cell table:style-name="Tabla170.B2" office:value-type="string">
            <text:p text:style-name="P224"/>
          </table:table-cell>
          <table:table-cell table:style-name="Tabla170.C2" office:value-type="string">
            <text:h text:style-name="P188" text:outline-level="2">Rendimiento</text:h>
          </table:table-cell>
          <table:table-cell table:style-name="Tabla170.D2" office:value-type="string">
            <text:p text:style-name="P235">No más de 7 minutos</text:p>
          </table:table-cell>
        </table:table-row>
        <table:table-row table:style-name="Tabla170.1">
          <table:table-cell table:style-name="Tabla170.A3" office:value-type="string">
            <text:p text:style-name="P303">Importancia</text:p>
          </table:table-cell>
          <table:table-cell table:style-name="Tabla170.B3" office:value-type="string">
            <text:p text:style-name="P375">Media</text:p>
          </table:table-cell>
          <table:table-cell table:style-name="Tabla170.C3" office:value-type="string">
            <text:h text:style-name="P188" text:outline-level="2">Urgencia</text:h>
          </table:table-cell>
          <table:table-cell table:style-name="Tabla170.D3" office:value-type="string">
            <text:p text:style-name="P235">Media</text:p>
          </table:table-cell>
        </table:table-row>
        <table:table-row table:style-name="Tabla170.1">
          <table:table-cell table:style-name="Tabla170.A4" office:value-type="string">
            <text:p text:style-name="P303">Estado</text:p>
          </table:table-cell>
          <table:table-cell table:style-name="Tabla170.B4" office:value-type="string">
            <text:p text:style-name="P375">Consultando ubicación</text:p>
          </table:table-cell>
          <table:table-cell table:style-name="Tabla170.C4" office:value-type="string">
            <text:h text:style-name="P188" text:outline-level="2">Estabilidad</text:h>
          </table:table-cell>
          <table:table-cell table:style-name="Tabla170.D4" office:value-type="string">
            <text:p text:style-name="P235">Media</text:p>
          </table:table-cell>
        </table:table-row>
      </table:table>
      <table:table table:name="Tabla171" table:style-name="Tabla171">
        <table:table-column table:style-name="Tabla171.A"/>
        <table:table-row table:style-name="Tabla171.1">
          <table:table-cell table:style-name="Tabla171.A1" office:value-type="string">
            <text:p text:style-name="P441">Comentarios</text:p>
          </table:table-cell>
        </table:table-row>
        <table:table-row table:style-name="Tabla171.2">
          <table:table-cell table:style-name="Tabla171.A2" office:value-type="string">
            <text:p text:style-name="P446">La ubicación será consultada cada vez que el almacenista desee visualizarla.</text:p>
          </table:table-cell>
        </table:table-row>
      </table:table>
      <text:p text:style-name="P592"/>
      <text:p text:style-name="P592"><text:span text:style-name="T40">1.5. Gestión </text:span><text:span text:style-name="T41">de transporte</text:span></text:p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column table:style-name="Tabla196.E"/>
        <table:table-column table:style-name="Tabla196.F"/>
        <table:table-column table:style-name="Tabla196.G"/>
        <table:table-column table:style-name="Tabla196.H"/>
        <table:table-row table:style-name="Tabla196.1">
          <table:table-cell table:style-name="Tabla196.A1" office:value-type="string">
            <text:h text:style-name="P199" text:outline-level="1">Caso de Uso</text:h>
          </table:table-cell>
          <table:table-cell table:style-name="Tabla196.B1" table:number-columns-spanned="4" office:value-type="string">
            <text:p text:style-name="P238">Crear ruta</text:p>
          </table:table-cell>
          <table:covered-table-cell/>
          <table:covered-table-cell/>
          <table:covered-table-cell/>
          <table:table-cell table:style-name="Tabla196.F1" table:number-columns-spanned="3" office:value-type="string">
            <text:p text:style-name="P222">CU_<text:span text:style-name="T33">29</text:span></text:p>
          </table:table-cell>
          <table:covered-table-cell/>
          <table:covered-table-cell/>
        </table:table-row>
        <table:table-row table:style-name="Tabla196.2">
          <table:table-cell table:style-name="Tabla196.A2" office:value-type="string">
            <text:p text:style-name="P310">Actores</text:p>
          </table:table-cell>
          <table:table-cell table:style-name="Tabla196.B2" table:number-columns-spanned="7" office:value-type="string">
            <text:p text:style-name="P353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3" office:value-type="string">
            <text:p text:style-name="P310">Tipo</text:p>
          </table:table-cell>
          <table:table-cell table:style-name="Tabla196.B3" table:number-columns-spanned="7" office:value-type="string">
            <text:p text:style-name="P37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4" office:value-type="string">
            <text:p text:style-name="P310">Referencias</text:p>
          </table:table-cell>
          <table:table-cell table:style-name="Tabla196.B4" office:value-type="string">
            <text:p text:style-name="P291"/>
          </table:table-cell>
          <table:table-cell table:style-name="Tabla196.C4" table:number-columns-spanned="6" office:value-type="string">
            <text:p text:style-name="P238">CU_<text:span text:style-name="T23">3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5" office:value-type="string">
            <text:p text:style-name="P310">Precondición</text:p>
          </table:table-cell>
          <table:table-cell table:style-name="Tabla196.B5" table:number-columns-spanned="7" office:value-type="string">
            <text:p text:style-name="P377">La ruta no debe estar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6" office:value-type="string">
            <text:p text:style-name="P310">Postcondición</text:p>
          </table:table-cell>
          <table:table-cell table:style-name="Tabla196.B6" table:number-columns-spanned="7" office:value-type="string">
            <text:p text:style-name="P377">Aparecerá una nueva ruta en el GP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96.2">
          <table:table-cell table:style-name="Tabla196.A7" office:value-type="string">
            <text:p text:style-name="P310">Autor</text:p>
          </table:table-cell>
          <table:table-cell table:style-name="Tabla196.B7" table:number-columns-spanned="2" office:value-type="string">
            <text:p text:style-name="P377">Alba Aurora Moreno Peinado</text:p>
          </table:table-cell>
          <table:covered-table-cell/>
          <table:table-cell table:style-name="Tabla196.D7" office:value-type="string">
            <text:h text:style-name="P199" text:outline-level="1">Fecha</text:h>
          </table:table-cell>
          <table:table-cell table:style-name="Tabla196.E7" table:number-columns-spanned="2" office:value-type="string">
            <text:p text:style-name="P222">0<text:span text:style-name="T33">7</text:span>/04/2018</text:p>
          </table:table-cell>
          <table:covered-table-cell/>
          <table:table-cell table:style-name="Tabla196.G7" office:value-type="string">
            <text:h text:style-name="P199" text:outline-level="1">Versión</text:h>
          </table:table-cell>
          <table:table-cell table:style-name="Tabla196.H7" office:value-type="string">
            <text:p text:style-name="P222">1.0</text:p>
          </table:table-cell>
        </table:table-row>
      </table:table>
      <table:table table:name="Tabla197" table:style-name="Tabla197">
        <table:table-column table:style-name="Tabla197.A"/>
        <table:table-row table:style-name="Tabla197.1">
          <table:table-cell table:style-name="Tabla197.A1" office:value-type="string">
            <text:p text:style-name="P449">Propósito</text:p>
          </table:table-cell>
        </table:table-row>
        <table:table-row table:style-name="Tabla197.1">
          <table:table-cell table:style-name="Tabla197.A2" office:value-type="string">
            <text:p text:style-name="P450">Crear una ruta que sirva como patrón en las rutas diarias.</text:p>
          </table:table-cell>
        </table:table-row>
      </table:table>
      <table:table table:name="Tabla198" table:style-name="Tabla198">
        <table:table-column table:style-name="Tabla198.A"/>
        <table:table-row table:style-name="Tabla198.1">
          <table:table-cell table:style-name="Tabla198.A1" office:value-type="string">
            <text:p text:style-name="P449">Resumen</text:p>
          </table:table-cell>
        </table:table-row>
        <table:table-row table:style-name="Tabla198.2">
          <table:table-cell table:style-name="Tabla198.A2" office:value-type="string">
            <text:p text:style-name="P450">El oficinista crea una ruta que servirá como patrón para realizar las demás rutas.</text:p>
          </table:table-cell>
        </table:table-row>
      </table:table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 table:style-name="Tabla199.1">
          <table:table-cell table:style-name="Tabla199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199.2">
          <table:table-cell table:style-name="Tabla199.A2" office:value-type="string">
            <text:p text:style-name="P488">1</text:p>
          </table:table-cell>
          <table:table-cell table:style-name="Tabla199.B2" office:value-type="string">
            <text:p text:style-name="P378">El oficinista busca la ruta a insertar.</text:p>
          </table:table-cell>
          <table:table-cell table:style-name="Tabla199.C2" office:value-type="string">
            <text:p text:style-name="P311">2</text:p>
          </table:table-cell>
          <table:table-cell table:style-name="Tabla199.D2" office:value-type="string">
            <text:p text:style-name="P379">El sistema localiza la ruta.</text:p>
          </table:table-cell>
        </table:table-row>
        <table:table-row table:style-name="Tabla199.2">
          <table:table-cell table:style-name="Tabla199.A3" office:value-type="string">
            <text:p text:style-name="P489">3</text:p>
          </table:table-cell>
          <table:table-cell table:style-name="Tabla199.B3" office:value-type="string">
            <text:p text:style-name="P379">El oficinista busca la parada a insertar.</text:p>
          </table:table-cell>
          <table:table-cell table:style-name="Tabla199.C3" office:value-type="string">
            <text:p text:style-name="P312">4</text:p>
          </table:table-cell>
          <table:table-cell table:style-name="Tabla199.D3" office:value-type="string">
            <text:p text:style-name="P596">Incluir: (CU_<text:span text:style-name="T34">30</text:span>.<text:span text:style-name="T34">Añadir parada</text:span>)</text:p>
          </table:table-cell>
        </table:table-row>
        <table:table-row table:style-name="Tabla199.2">
          <table:table-cell table:style-name="Tabla199.A4" office:value-type="string">
            <text:p text:style-name="P489">5</text:p>
          </table:table-cell>
          <table:table-cell table:style-name="Tabla199.B4" office:value-type="string">
            <text:p text:style-name="P379">El oficinista solicita la ruta.</text:p>
          </table:table-cell>
          <table:table-cell table:style-name="Tabla199.C4" office:value-type="string">
            <text:p text:style-name="P312">6</text:p>
          </table:table-cell>
          <table:table-cell table:style-name="Tabla199.D4" office:value-type="string">
            <text:p text:style-name="P379">El sistema genera ruta.</text:p>
          </table:table-cell>
        </table:table-row>
        <table:table-row table:style-name="Tabla199.2">
          <table:table-cell table:style-name="Tabla199.A5" office:value-type="string">
            <text:p text:style-name="P489">7</text:p>
          </table:table-cell>
          <table:table-cell table:style-name="Tabla199.B5" office:value-type="string">
            <text:p text:style-name="P379">Recibe la ruta creada.</text:p>
          </table:table-cell>
          <table:table-cell table:style-name="Tabla199.C5" office:value-type="string">
            <text:p text:style-name="P295"/>
          </table:table-cell>
          <table:table-cell table:style-name="Tabla199.D5" office:value-type="string">
            <text:p text:style-name="P300"/>
          </table:table-cell>
        </table:table-row>
      </table:table>
      <table:table table:name="Tabla200" table:style-name="Tabla200">
        <table:table-column table:style-name="Tabla200.A"/>
        <table:table-column table:style-name="Tabla200.B"/>
        <table:table-row table:style-name="Tabla200.1">
          <table:table-cell table:style-name="Tabla200.A1" table:number-columns-spanned="2" office:value-type="string">
            <text:p text:style-name="P449">Cursos Alternos</text:p>
          </table:table-cell>
          <table:covered-table-cell/>
        </table:table-row>
        <table:table-row table:style-name="Tabla200.1">
          <table:table-cell table:style-name="Tabla200.A2" office:value-type="string">
            <text:p text:style-name="P489">1a</text:p>
          </table:table-cell>
          <table:table-cell table:style-name="Tabla200.B2" office:value-type="string">
            <text:p text:style-name="P379">La ruta buscada ya existe.</text:p>
          </table:table-cell>
        </table:table-row>
        <table:table-row table:style-name="Tabla200.1">
          <table:table-cell table:style-name="Tabla200.A3" office:value-type="string">
            <text:p text:style-name="P479"/>
          </table:table-cell>
          <table:table-cell table:style-name="Tabla200.B3" office:value-type="string">
            <text:p text:style-name="P362"><text:span text:style-name="T18">1. </text:span>El sistema informa de la situación y se finaliza el caso de uso</text:p>
          </table:table-cell>
        </table:table-row>
      </table:table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 table:style-name="Tabla201.1">
          <table:table-cell table:style-name="Tabla201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01.1">
          <table:table-cell table:style-name="Tabla201.A2" office:value-type="string">
            <text:h text:style-name="P199" text:outline-level="1">Frecuencia esperada</text:h>
          </table:table-cell>
          <table:table-cell table:style-name="Tabla201.B2" office:value-type="string">
            <text:p text:style-name="P239"/>
          </table:table-cell>
          <table:table-cell table:style-name="Tabla201.C2" office:value-type="string">
            <text:h text:style-name="P189" text:outline-level="2">Rendimiento</text:h>
          </table:table-cell>
          <table:table-cell table:style-name="Tabla201.D2" office:value-type="string">
            <text:p text:style-name="P239">No más de 10 minutos</text:p>
          </table:table-cell>
        </table:table-row>
        <table:table-row table:style-name="Tabla201.1">
          <table:table-cell table:style-name="Tabla201.A3" office:value-type="string">
            <text:p text:style-name="P310">Importancia</text:p>
          </table:table-cell>
          <table:table-cell table:style-name="Tabla201.B3" office:value-type="string">
            <text:p text:style-name="P379">Alta</text:p>
          </table:table-cell>
          <table:table-cell table:style-name="Tabla201.C3" office:value-type="string">
            <text:h text:style-name="P189" text:outline-level="2">Urgencia</text:h>
          </table:table-cell>
          <table:table-cell table:style-name="Tabla201.D3" office:value-type="string">
            <text:p text:style-name="P239">Alta</text:p>
          </table:table-cell>
        </table:table-row>
        <table:table-row table:style-name="Tabla201.1">
          <table:table-cell table:style-name="Tabla201.A4" office:value-type="string">
            <text:p text:style-name="P310">Estado</text:p>
          </table:table-cell>
          <table:table-cell table:style-name="Tabla201.B4" office:value-type="string">
            <text:p text:style-name="P379">Esperando desarrollo</text:p>
          </table:table-cell>
          <table:table-cell table:style-name="Tabla201.C4" office:value-type="string">
            <text:h text:style-name="P189" text:outline-level="2">Estabilidad</text:h>
          </table:table-cell>
          <table:table-cell table:style-name="Tabla201.D4" office:value-type="string">
            <text:p text:style-name="P239">Alta</text:p>
          </table:table-cell>
        </table:table-row>
      </table:table>
      <table:table table:name="Tabla202" table:style-name="Tabla202">
        <table:table-column table:style-name="Tabla202.A"/>
        <table:table-row table:style-name="Tabla202.1">
          <table:table-cell table:style-name="Tabla202.A1" office:value-type="string">
            <text:p text:style-name="P449">Comentarios</text:p>
          </table:table-cell>
        </table:table-row>
        <table:table-row table:style-name="Tabla202.2">
          <table:table-cell table:style-name="Tabla202.A2" office:value-type="string">
            <text:p text:style-name="P451">El caso de uso será realizado cada vez que la ruta de pedido no esté registrada.</text:p>
          </table:table-cell>
        </table:table-row>
      </table:table>
      <text:p text:style-name="P595"/>
      <text:p text:style-name="P595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column table:style-name="Tabla203.E"/>
        <table:table-column table:style-name="Tabla203.F"/>
        <table:table-column table:style-name="Tabla203.G"/>
        <table:table-column table:style-name="Tabla203.H"/>
        <table:table-row table:style-name="Tabla203.1">
          <table:table-cell table:style-name="Tabla203.A1" office:value-type="string">
            <text:h text:style-name="P199" text:outline-level="1">Caso de Uso</text:h>
          </table:table-cell>
          <table:table-cell table:style-name="Tabla203.B1" table:number-columns-spanned="4" office:value-type="string">
            <text:p text:style-name="P240">Añadir parada</text:p>
          </table:table-cell>
          <table:covered-table-cell/>
          <table:covered-table-cell/>
          <table:covered-table-cell/>
          <table:table-cell table:style-name="Tabla203.F1" table:number-columns-spanned="3" office:value-type="string">
            <text:p text:style-name="P222">CU_<text:span text:style-name="T23">30</text:span></text:p>
          </table:table-cell>
          <table:covered-table-cell/>
          <table:covered-table-cell/>
        </table:table-row>
        <table:table-row table:style-name="Tabla203.2">
          <table:table-cell table:style-name="Tabla203.A2" office:value-type="string">
            <text:p text:style-name="P310">Actores</text:p>
          </table:table-cell>
          <table:table-cell table:style-name="Tabla203.B2" table:number-columns-spanned="7" office:value-type="string">
            <text:p text:style-name="P353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3" office:value-type="string">
            <text:p text:style-name="P310">Tipo</text:p>
          </table:table-cell>
          <table:table-cell table:style-name="Tabla203.B3" table:number-columns-spanned="7" office:value-type="string">
            <text:p text:style-name="P358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4" office:value-type="string">
            <text:p text:style-name="P310">Referencias</text:p>
          </table:table-cell>
          <table:table-cell table:style-name="Tabla203.B4" office:value-type="string">
            <text:p text:style-name="P291"/>
          </table:table-cell>
          <table:table-cell table:style-name="Tabla203.C4" table:number-columns-spanned="6" office:value-type="string">
            <text:p text:style-name="P240">CU_2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5" office:value-type="string">
            <text:p text:style-name="P310">Precondición</text:p>
          </table:table-cell>
          <table:table-cell table:style-name="Tabla203.B5" table:number-columns-spanned="7" office:value-type="string">
            <text:p text:style-name="P358">La parada no debe estar registrada pero la ruta sí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6" office:value-type="string">
            <text:p text:style-name="P310">Postcondición</text:p>
          </table:table-cell>
          <table:table-cell table:style-name="Tabla203.B6" table:number-columns-spanned="7" office:value-type="string">
            <text:p text:style-name="P358">La ruta obtendrá una parada correspond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7" office:value-type="string">
            <text:p text:style-name="P310">Autor</text:p>
          </table:table-cell>
          <table:table-cell table:style-name="Tabla203.B7" table:number-columns-spanned="2" office:value-type="string">
            <text:p text:style-name="P358">Alba Aurora Moreno Peinado</text:p>
          </table:table-cell>
          <table:covered-table-cell/>
          <table:table-cell table:style-name="Tabla203.D7" office:value-type="string">
            <text:h text:style-name="P199" text:outline-level="1">Fecha</text:h>
          </table:table-cell>
          <table:table-cell table:style-name="Tabla203.E7" table:number-columns-spanned="2" office:value-type="string">
            <text:p text:style-name="P222">0<text:span text:style-name="T23">7</text:span>/04/2018</text:p>
          </table:table-cell>
          <table:covered-table-cell/>
          <table:table-cell table:style-name="Tabla203.G7" office:value-type="string">
            <text:h text:style-name="P199" text:outline-level="1">Versión</text:h>
          </table:table-cell>
          <table:table-cell table:style-name="Tabla203.H7" office:value-type="string">
            <text:p text:style-name="P222">1.0</text:p>
          </table:table-cell>
        </table:table-row>
      </table:table>
      <table:table table:name="Tabla204" table:style-name="Tabla204">
        <table:table-column table:style-name="Tabla204.A"/>
        <table:table-row table:style-name="Tabla204.1">
          <table:table-cell table:style-name="Tabla204.A1" office:value-type="string">
            <text:p text:style-name="P449">Propósito</text:p>
          </table:table-cell>
        </table:table-row>
        <table:table-row table:style-name="Tabla204.1">
          <table:table-cell table:style-name="Tabla204.A2" office:value-type="string">
            <text:p text:style-name="P452">Añadir una parada a la ruta previamente establecida.</text:p>
          </table:table-cell>
        </table:table-row>
      </table:table>
      <table:table table:name="Tabla205" table:style-name="Tabla205">
        <table:table-column table:style-name="Tabla205.A"/>
        <table:table-row table:style-name="Tabla205.1">
          <table:table-cell table:style-name="Tabla205.A1" office:value-type="string">
            <text:p text:style-name="P449">Resumen</text:p>
          </table:table-cell>
        </table:table-row>
        <table:table-row table:style-name="Tabla205.2">
          <table:table-cell table:style-name="Tabla205.A2" office:value-type="string">
            <text:p text:style-name="P452">El sistema generará una parada para la ruta que se ha establecido previamente y la usará en pedidos diarios.</text:p>
          </table:table-cell>
        </table:table-row>
      </table:table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 table:style-name="Tabla206.1">
          <table:table-cell table:style-name="Tabla206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06.2">
          <table:table-cell table:style-name="Tabla206.A2" office:value-type="string">
            <text:p text:style-name="P490">1</text:p>
          </table:table-cell>
          <table:table-cell table:style-name="Tabla206.B2" office:value-type="string">
            <text:p text:style-name="P359">El oficinista comprueba que existe la ruta.</text:p>
          </table:table-cell>
          <table:table-cell table:style-name="Tabla206.C2" office:value-type="string">
            <text:p text:style-name="P295"/>
          </table:table-cell>
          <table:table-cell table:style-name="Tabla206.D2" office:value-type="string">
            <text:p text:style-name="P300"/>
          </table:table-cell>
        </table:table-row>
        <table:table-row table:style-name="Tabla206.2">
          <table:table-cell table:style-name="Tabla206.A3" office:value-type="string">
            <text:p text:style-name="P490">2</text:p>
          </table:table-cell>
          <table:table-cell table:style-name="Tabla206.B3" office:value-type="string">
            <text:p text:style-name="P359">El oficinista comprueba que no existe la parada.</text:p>
          </table:table-cell>
          <table:table-cell table:style-name="Tabla206.C3" office:value-type="string">
            <text:p text:style-name="P295"/>
          </table:table-cell>
          <table:table-cell table:style-name="Tabla206.D3" office:value-type="string">
            <text:p text:style-name="P300"/>
          </table:table-cell>
        </table:table-row>
        <table:table-row table:style-name="Tabla206.2">
          <table:table-cell table:style-name="Tabla206.A4" office:value-type="string">
            <text:p text:style-name="P490">3</text:p>
          </table:table-cell>
          <table:table-cell table:style-name="Tabla206.B4" office:value-type="string">
            <text:p text:style-name="P359">El oficinista inserta los datos de la parada.</text:p>
          </table:table-cell>
          <table:table-cell table:style-name="Tabla206.C4" office:value-type="string">
            <text:p text:style-name="P313">4</text:p>
          </table:table-cell>
          <table:table-cell table:style-name="Tabla206.D4" office:value-type="string">
            <text:p text:style-name="P359">El sistema genera una nueva parada.</text:p>
          </table:table-cell>
        </table:table-row>
        <table:table-row table:style-name="Tabla206.2">
          <table:table-cell table:style-name="Tabla206.A5" office:value-type="string">
            <text:p text:style-name="P490">5</text:p>
          </table:table-cell>
          <table:table-cell table:style-name="Tabla206.B5" office:value-type="string">
            <text:p text:style-name="P359">Obtiene la parada nueva</text:p>
          </table:table-cell>
          <table:table-cell table:style-name="Tabla206.C5" office:value-type="string">
            <text:p text:style-name="P295"/>
          </table:table-cell>
          <table:table-cell table:style-name="Tabla206.D5" office:value-type="string">
            <text:p text:style-name="P300"/>
          </table:table-cell>
        </table:table-row>
      </table:table>
      <table:table table:name="Tabla207" table:style-name="Tabla207">
        <table:table-column table:style-name="Tabla207.A"/>
        <table:table-column table:style-name="Tabla207.B"/>
        <table:table-row table:style-name="Tabla207.1">
          <table:table-cell table:style-name="Tabla207.A1" table:number-columns-spanned="2" office:value-type="string">
            <text:p text:style-name="P449">Cursos Alternos</text:p>
          </table:table-cell>
          <table:covered-table-cell/>
        </table:table-row>
        <table:table-row table:style-name="Tabla207.1">
          <table:table-cell table:style-name="Tabla207.A2" office:value-type="string">
            <text:p text:style-name="P490">1a</text:p>
          </table:table-cell>
          <table:table-cell table:style-name="Tabla207.B2" office:value-type="string">
            <text:p text:style-name="P359">No existe la ruta donde se quiere insertar la parada.</text:p>
          </table:table-cell>
        </table:table-row>
        <table:table-row table:style-name="Tabla207.1">
          <table:table-cell table:style-name="Tabla207.A3" office:value-type="string">
            <text:p text:style-name="P479"/>
          </table:table-cell>
          <table:table-cell table:style-name="Tabla207.B3" office:value-type="string">
            <text:p text:style-name="P362"><text:span text:style-name="T18">1. </text:span>El sistema informa de la situación y se finaliza el caso de uso.</text:p>
          </table:table-cell>
        </table:table-row>
        <table:table-row table:style-name="Tabla207.1">
          <table:table-cell table:style-name="Tabla207.A4" office:value-type="string">
            <text:p text:style-name="P490">2a</text:p>
          </table:table-cell>
          <table:table-cell table:style-name="Tabla207.B4" office:value-type="string">
            <text:p text:style-name="P359">Existe previamente la parada que se desea insertar.</text:p>
          </table:table-cell>
        </table:table-row>
        <text:soft-page-break/>
        <table:table-row table:style-name="Tabla207.1">
          <table:table-cell table:style-name="Tabla207.A5" office:value-type="string">
            <text:p text:style-name="P490"/>
          </table:table-cell>
          <table:table-cell table:style-name="Tabla207.B5" office:value-type="string">
            <text:p text:style-name="P314">1. <text:span text:style-name="T13">El sistema informa de la situación y se finaliza el caso de uso.</text:span></text:p>
          </table:table-cell>
        </table:table-row>
      </table:table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 table:style-name="Tabla208.1">
          <table:table-cell table:style-name="Tabla208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08.1">
          <table:table-cell table:style-name="Tabla208.A2" office:value-type="string">
            <text:h text:style-name="P199" text:outline-level="1">Frecuencia esperada</text:h>
          </table:table-cell>
          <table:table-cell table:style-name="Tabla208.B2" office:value-type="string">
            <text:p text:style-name="P225"/>
          </table:table-cell>
          <table:table-cell table:style-name="Tabla208.C2" office:value-type="string">
            <text:h text:style-name="P189" text:outline-level="2">Rendimiento</text:h>
          </table:table-cell>
          <table:table-cell table:style-name="Tabla208.D2" office:value-type="string">
            <text:p text:style-name="P241">No más de 5 minutos.</text:p>
          </table:table-cell>
        </table:table-row>
        <table:table-row table:style-name="Tabla208.1">
          <table:table-cell table:style-name="Tabla208.A3" office:value-type="string">
            <text:p text:style-name="P310">Importancia</text:p>
          </table:table-cell>
          <table:table-cell table:style-name="Tabla208.B3" office:value-type="string">
            <text:p text:style-name="P359">Alta</text:p>
          </table:table-cell>
          <table:table-cell table:style-name="Tabla208.C3" office:value-type="string">
            <text:h text:style-name="P189" text:outline-level="2">Urgencia</text:h>
          </table:table-cell>
          <table:table-cell table:style-name="Tabla208.D3" office:value-type="string">
            <text:p text:style-name="P241">Alta</text:p>
          </table:table-cell>
        </table:table-row>
        <table:table-row table:style-name="Tabla208.1">
          <table:table-cell table:style-name="Tabla208.A4" office:value-type="string">
            <text:p text:style-name="P310">Estado</text:p>
          </table:table-cell>
          <table:table-cell table:style-name="Tabla208.B4" office:value-type="string">
            <text:p text:style-name="P359">Esperando desarrollo</text:p>
          </table:table-cell>
          <table:table-cell table:style-name="Tabla208.C4" office:value-type="string">
            <text:h text:style-name="P189" text:outline-level="2">Estabilidad</text:h>
          </table:table-cell>
          <table:table-cell table:style-name="Tabla208.D4" office:value-type="string">
            <text:p text:style-name="P241">Alta</text:p>
          </table:table-cell>
        </table:table-row>
      </table:table>
      <table:table table:name="Tabla209" table:style-name="Tabla209">
        <table:table-column table:style-name="Tabla209.A"/>
        <table:table-row table:style-name="Tabla209.1">
          <table:table-cell table:style-name="Tabla209.A1" office:value-type="string">
            <text:p text:style-name="P449">Comentarios</text:p>
          </table:table-cell>
        </table:table-row>
        <table:table-row table:style-name="Tabla209.2">
          <table:table-cell table:style-name="Tabla209.A2" office:value-type="string">
            <text:p text:style-name="P452">La creación de la parada se realizará cada vez que se registre una ruta.</text:p>
          </table:table-cell>
        </table:table-row>
      </table:table>
      <text:p text:style-name="P595"/>
      <text:p text:style-name="P595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column table:style-name="Tabla210.E"/>
        <table:table-column table:style-name="Tabla210.F"/>
        <table:table-column table:style-name="Tabla210.G"/>
        <table:table-row table:style-name="Tabla210.1">
          <table:table-cell table:style-name="Tabla210.A1" office:value-type="string">
            <text:h text:style-name="P199" text:outline-level="1">Caso de Uso</text:h>
          </table:table-cell>
          <table:table-cell table:style-name="Tabla210.B1" table:number-columns-spanned="3" office:value-type="string">
            <text:p text:style-name="P238">C<text:span text:style-name="T23">ancelar ruta</text:span></text:p>
          </table:table-cell>
          <table:covered-table-cell/>
          <table:covered-table-cell/>
          <table:table-cell table:style-name="Tabla210.E1" table:number-columns-spanned="3" office:value-type="string">
            <text:p text:style-name="P222">CU_<text:span text:style-name="T23">31</text:span></text:p>
          </table:table-cell>
          <table:covered-table-cell/>
          <table:covered-table-cell/>
        </table:table-row>
        <table:table-row table:style-name="Tabla210.2">
          <table:table-cell table:style-name="Tabla210.A2" office:value-type="string">
            <text:p text:style-name="P310">Actores</text:p>
          </table:table-cell>
          <table:table-cell table:style-name="Tabla210.B2" table:number-columns-spanned="6" office:value-type="string">
            <text:p text:style-name="P353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3" office:value-type="string">
            <text:p text:style-name="P310">Tipo</text:p>
          </table:table-cell>
          <table:table-cell table:style-name="Tabla210.B3" table:number-columns-spanned="6" office:value-type="string">
            <text:p text:style-name="P380"><text:span text:style-name="T35">Real</text:span> y Prim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4" office:value-type="string">
            <text:p text:style-name="P310">Referencias</text:p>
          </table:table-cell>
          <table:table-cell table:style-name="Tabla210.B4" office:value-type="string">
            <text:p text:style-name="P291"/>
          </table:table-cell>
          <table:table-cell table:style-name="Tabla210.C4" table:number-columns-spanned="5" office:value-type="string">
            <text:p text:style-name="P218"/>
          </table:table-cell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5" office:value-type="string">
            <text:p text:style-name="P310">Precondición</text:p>
          </table:table-cell>
          <table:table-cell table:style-name="Tabla210.B5" table:number-columns-spanned="6" office:value-type="string">
            <text:p text:style-name="P380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6" office:value-type="string">
            <text:p text:style-name="P310">Postcondición</text:p>
          </table:table-cell>
          <table:table-cell table:style-name="Tabla210.B6" table:number-columns-spanned="6" office:value-type="string">
            <text:p text:style-name="P380">La ruta desaparecerá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7" office:value-type="string">
            <text:p text:style-name="P310">Autor</text:p>
          </table:table-cell>
          <table:table-cell table:style-name="Tabla210.B7" office:value-type="string">
            <text:p text:style-name="P358">Alba Aurora Moreno Peinado</text:p>
          </table:table-cell>
          <table:table-cell table:style-name="Tabla210.C7" office:value-type="string">
            <text:h text:style-name="P199" text:outline-level="1">Fecha</text:h>
          </table:table-cell>
          <table:table-cell table:style-name="Tabla210.D7" table:number-columns-spanned="2" office:value-type="string">
            <text:p text:style-name="P222">0<text:span text:style-name="T23">7</text:span>/04/2018</text:p>
          </table:table-cell>
          <table:covered-table-cell/>
          <table:table-cell table:style-name="Tabla210.F7" office:value-type="string">
            <text:h text:style-name="P199" text:outline-level="1">Versión</text:h>
          </table:table-cell>
          <table:table-cell table:style-name="Tabla210.G7" office:value-type="string">
            <text:p text:style-name="P222">1.0</text:p>
          </table:table-cell>
        </table:table-row>
      </table:table>
      <table:table table:name="Tabla211" table:style-name="Tabla211">
        <table:table-column table:style-name="Tabla211.A"/>
        <table:table-row table:style-name="Tabla211.1">
          <table:table-cell table:style-name="Tabla211.A1" office:value-type="string">
            <text:p text:style-name="P449">Propósito</text:p>
          </table:table-cell>
        </table:table-row>
        <table:table-row table:style-name="Tabla211.1">
          <table:table-cell table:style-name="Tabla211.A2" office:value-type="string">
            <text:p text:style-name="P453">Eliminar la ruta establecida.</text:p>
          </table:table-cell>
        </table:table-row>
      </table:table>
      <table:table table:name="Tabla212" table:style-name="Tabla212">
        <table:table-column table:style-name="Tabla212.A"/>
        <table:table-row table:style-name="Tabla212.1">
          <table:table-cell table:style-name="Tabla212.A1" office:value-type="string">
            <text:p text:style-name="P449">Resumen</text:p>
          </table:table-cell>
        </table:table-row>
        <table:table-row table:style-name="Tabla212.2">
          <table:table-cell table:style-name="Tabla212.A2" office:value-type="string">
            <text:p text:style-name="P453">La ruta creada con antelación procederá a desaparecer del sistema.</text:p>
          </table:table-cell>
        </table:table-row>
      </table:table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 table:style-name="Tabla213.1">
          <table:table-cell table:style-name="Tabla213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13.2">
          <table:table-cell table:style-name="Tabla213.A2" office:value-type="string">
            <text:p text:style-name="P491">1</text:p>
          </table:table-cell>
          <table:table-cell table:style-name="Tabla213.B2" office:value-type="string">
            <text:p text:style-name="P381">El oficinista consulta que la ruta existe.</text:p>
          </table:table-cell>
          <table:table-cell table:style-name="Tabla213.C2" office:value-type="string">
            <text:p text:style-name="P295"/>
          </table:table-cell>
          <table:table-cell table:style-name="Tabla213.D2" office:value-type="string">
            <text:p text:style-name="P300"/>
          </table:table-cell>
        </table:table-row>
        <table:table-row table:style-name="Tabla213.2">
          <table:table-cell table:style-name="Tabla213.A3" office:value-type="string">
            <text:p text:style-name="P491">2</text:p>
          </table:table-cell>
          <table:table-cell table:style-name="Tabla213.B3" office:value-type="string">
            <text:p text:style-name="P381">El oficinista selecciona la ruta a cancelar.</text:p>
          </table:table-cell>
          <table:table-cell table:style-name="Tabla213.C3" office:value-type="string">
            <text:p text:style-name="P315">3</text:p>
          </table:table-cell>
          <table:table-cell table:style-name="Tabla213.D3" office:value-type="string">
            <text:p text:style-name="P382">El sistema procede a la cancelación de la ruta.</text:p>
          </table:table-cell>
        </table:table-row>
        <table:table-row table:style-name="Tabla213.2">
          <table:table-cell table:style-name="Tabla213.A4" office:value-type="string">
            <text:p text:style-name="P492">4</text:p>
          </table:table-cell>
          <table:table-cell table:style-name="Tabla213.B4" office:value-type="string">
            <text:p text:style-name="P382">El oficinista comprueba que la ruta ha sido cancelada.</text:p>
          </table:table-cell>
          <table:table-cell table:style-name="Tabla213.C4" office:value-type="string">
            <text:p text:style-name="P295"/>
          </table:table-cell>
          <table:table-cell table:style-name="Tabla213.D4" office:value-type="string">
            <text:p text:style-name="P300"/>
          </table:table-cell>
        </table:table-row>
      </table:table>
      <table:table table:name="Tabla214" table:style-name="Tabla214">
        <table:table-column table:style-name="Tabla214.A"/>
        <table:table-column table:style-name="Tabla214.B"/>
        <table:table-row table:style-name="Tabla214.1">
          <table:table-cell table:style-name="Tabla214.A1" table:number-columns-spanned="2" office:value-type="string">
            <text:p text:style-name="P449">Cursos Alternos</text:p>
          </table:table-cell>
          <table:covered-table-cell/>
        </table:table-row>
        <table:table-row table:style-name="Tabla214.1">
          <table:table-cell table:style-name="Tabla214.A2" office:value-type="string">
            <text:p text:style-name="P492">1a</text:p>
          </table:table-cell>
          <table:table-cell table:style-name="Tabla214.B2" office:value-type="string">
            <text:p text:style-name="P382">La ruta que se desea cancelar no existe</text:p>
          </table:table-cell>
        </table:table-row>
        <table:table-row table:style-name="Tabla214.1">
          <table:table-cell table:style-name="Tabla214.A3" office:value-type="string">
            <text:p text:style-name="P479"/>
          </table:table-cell>
          <table:table-cell table:style-name="Tabla214.B3" office:value-type="string">
            <text:p text:style-name="P316">1.<text:span text:style-name="T13">El sistema informa de la situación y se finaliza el caso de uso.</text:span></text:p>
          </table:table-cell>
        </table:table-row>
        <table:table-row table:style-name="Tabla214.1">
          <table:table-cell table:style-name="Tabla214.A4" office:value-type="string">
            <text:p text:style-name="P479"/>
          </table:table-cell>
          <table:table-cell table:style-name="Tabla214.B4" office:value-type="string">
            <text:p text:style-name="P300"/>
          </table:table-cell>
        </table:table-row>
      </table:table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 table:style-name="Tabla215.1">
          <table:table-cell table:style-name="Tabla215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15.1">
          <table:table-cell table:style-name="Tabla215.A2" office:value-type="string">
            <text:h text:style-name="P199" text:outline-level="1">Frecuencia esperada</text:h>
          </table:table-cell>
          <table:table-cell table:style-name="Tabla215.B2" office:value-type="string">
            <text:p text:style-name="P225"/>
          </table:table-cell>
          <table:table-cell table:style-name="Tabla215.C2" office:value-type="string">
            <text:h text:style-name="P189" text:outline-level="2">Rendimiento</text:h>
          </table:table-cell>
          <table:table-cell table:style-name="Tabla215.D2" office:value-type="string">
            <text:p text:style-name="P242">No más de 5 minutos</text:p>
          </table:table-cell>
        </table:table-row>
        <table:table-row table:style-name="Tabla215.1">
          <table:table-cell table:style-name="Tabla215.A3" office:value-type="string">
            <text:p text:style-name="P310">Importancia</text:p>
          </table:table-cell>
          <table:table-cell table:style-name="Tabla215.B3" office:value-type="string">
            <text:p text:style-name="P382">Alta</text:p>
          </table:table-cell>
          <table:table-cell table:style-name="Tabla215.C3" office:value-type="string">
            <text:h text:style-name="P189" text:outline-level="2">Urgencia</text:h>
          </table:table-cell>
          <table:table-cell table:style-name="Tabla215.D3" office:value-type="string">
            <text:p text:style-name="P242">Alta</text:p>
          </table:table-cell>
        </table:table-row>
        <table:table-row table:style-name="Tabla215.1">
          <table:table-cell table:style-name="Tabla215.A4" office:value-type="string">
            <text:p text:style-name="P310">Estado</text:p>
          </table:table-cell>
          <table:table-cell table:style-name="Tabla215.B4" office:value-type="string">
            <text:p text:style-name="P382">Desarrollo</text:p>
          </table:table-cell>
          <table:table-cell table:style-name="Tabla215.C4" office:value-type="string">
            <text:h text:style-name="P189" text:outline-level="2">Estabilidad</text:h>
          </table:table-cell>
          <table:table-cell table:style-name="Tabla215.D4" office:value-type="string">
            <text:p text:style-name="P242">Alta</text:p>
          </table:table-cell>
        </table:table-row>
      </table:table>
      <table:table table:name="Tabla216" table:style-name="Tabla216">
        <table:table-column table:style-name="Tabla216.A"/>
        <table:table-row table:style-name="Tabla216.1">
          <table:table-cell table:style-name="Tabla216.A1" office:value-type="string">
            <text:p text:style-name="P449">Comentarios</text:p>
          </table:table-cell>
        </table:table-row>
        <table:table-row table:style-name="Tabla216.2">
          <table:table-cell table:style-name="Tabla216.A2" office:value-type="string">
            <text:p text:style-name="P454">La ruta será cancelada cada vez que se cancele un pedido.</text:p>
          </table:table-cell>
        </table:table-row>
      </table:table>
      <text:p text:style-name="P595"/>
      <text:p text:style-name="P595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column table:style-name="Tabla217.E"/>
        <table:table-column table:style-name="Tabla217.F"/>
        <table:table-column table:style-name="Tabla217.G"/>
        <table:table-row table:style-name="Tabla217.1">
          <table:table-cell table:style-name="Tabla217.A1" office:value-type="string">
            <text:h text:style-name="P199" text:outline-level="1">Caso de Uso</text:h>
          </table:table-cell>
          <table:table-cell table:style-name="Tabla217.B1" table:number-columns-spanned="3" office:value-type="string">
            <text:p text:style-name="P240">Modificar ruta</text:p>
          </table:table-cell>
          <table:covered-table-cell/>
          <table:covered-table-cell/>
          <table:table-cell table:style-name="Tabla217.E1" table:number-columns-spanned="3" office:value-type="string">
            <text:p text:style-name="P222">CU_<text:span text:style-name="T23">32</text:span></text:p>
          </table:table-cell>
          <table:covered-table-cell/>
          <table:covered-table-cell/>
        </table:table-row>
        <table:table-row table:style-name="Tabla217.2">
          <table:table-cell table:style-name="Tabla217.A2" office:value-type="string">
            <text:p text:style-name="P310">Actores</text:p>
          </table:table-cell>
          <table:table-cell table:style-name="Tabla217.B2" table:number-columns-spanned="6" office:value-type="string">
            <text:p text:style-name="P353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3" office:value-type="string">
            <text:p text:style-name="P310">Tipo</text:p>
          </table:table-cell>
          <table:table-cell table:style-name="Tabla217.B3" table:number-columns-spanned="6" office:value-type="string">
            <text:p text:style-name="P383">Primario y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4" office:value-type="string">
            <text:p text:style-name="P310">Referencias</text:p>
          </table:table-cell>
          <table:table-cell table:style-name="Tabla217.B4" office:value-type="string">
            <text:p text:style-name="P291"/>
          </table:table-cell>
          <table:table-cell table:style-name="Tabla217.C4" table:number-columns-spanned="5" office:value-type="string">
            <text:p text:style-name="P218"/>
          </table:table-cell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5" office:value-type="string">
            <text:p text:style-name="P310">Precondición</text:p>
          </table:table-cell>
          <table:table-cell table:style-name="Tabla217.B5" table:number-columns-spanned="6" office:value-type="string">
            <text:p text:style-name="P383">La ruta debe estar registr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6" office:value-type="string">
            <text:p text:style-name="P310">Postcondición</text:p>
          </table:table-cell>
          <table:table-cell table:style-name="Tabla217.B6" table:number-columns-spanned="6" office:value-type="string">
            <text:p text:style-name="P383">Los datos de la ruta cambiará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7" office:value-type="string">
            <text:p text:style-name="P310">Autor</text:p>
          </table:table-cell>
          <table:table-cell table:style-name="Tabla217.B7" office:value-type="string">
            <text:p text:style-name="P358">Alba Aurora Moreno Peinado</text:p>
          </table:table-cell>
          <table:table-cell table:style-name="Tabla217.C7" office:value-type="string">
            <text:h text:style-name="P199" text:outline-level="1">Fecha</text:h>
          </table:table-cell>
          <table:table-cell table:style-name="Tabla217.D7" table:number-columns-spanned="2" office:value-type="string">
            <text:p text:style-name="P222">0<text:span text:style-name="T23">7</text:span>/04/2018</text:p>
          </table:table-cell>
          <table:covered-table-cell/>
          <table:table-cell table:style-name="Tabla217.F7" office:value-type="string">
            <text:h text:style-name="P199" text:outline-level="1">Versión</text:h>
          </table:table-cell>
          <table:table-cell table:style-name="Tabla217.G7" office:value-type="string">
            <text:p text:style-name="P222">1.0</text:p>
          </table:table-cell>
        </table:table-row>
      </table:table>
      <text:p text:style-name="P587"/>
      <table:table table:name="Tabla218" table:style-name="Tabla218">
        <table:table-column table:style-name="Tabla218.A"/>
        <text:soft-page-break/>
        <table:table-row table:style-name="Tabla218.1">
          <table:table-cell table:style-name="Tabla218.A1" office:value-type="string">
            <text:p text:style-name="P449">Propósito</text:p>
          </table:table-cell>
        </table:table-row>
        <table:table-row table:style-name="Tabla218.2">
          <table:table-cell table:style-name="Tabla218.A2" office:value-type="string">
            <text:p text:style-name="P454">Cambiar los datos de una ruta.</text:p>
          </table:table-cell>
        </table:table-row>
      </table:table>
      <table:table table:name="Tabla219" table:style-name="Tabla219">
        <table:table-column table:style-name="Tabla219.A"/>
        <table:table-row table:style-name="Tabla219.1">
          <table:table-cell table:style-name="Tabla219.A1" office:value-type="string">
            <text:p text:style-name="P449">Resumen</text:p>
          </table:table-cell>
        </table:table-row>
        <table:table-row table:style-name="Tabla219.2">
          <table:table-cell table:style-name="Tabla219.A2" office:value-type="string">
            <text:p text:style-name="P454">El oficinista podrá cambiar los datos de una ruta previamente establecida.</text:p>
          </table:table-cell>
        </table:table-row>
      </table:table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 table:style-name="Tabla220.1">
          <table:table-cell table:style-name="Tabla220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20.2">
          <table:table-cell table:style-name="Tabla220.A2" office:value-type="string">
            <text:p text:style-name="P492">1</text:p>
          </table:table-cell>
          <table:table-cell table:style-name="Tabla220.B2" office:value-type="string">
            <text:p text:style-name="P382">El oficinista comprueba que la ruta a modificar existe</text:p>
          </table:table-cell>
          <table:table-cell table:style-name="Tabla220.C2" office:value-type="string">
            <text:p text:style-name="P295"/>
          </table:table-cell>
          <table:table-cell table:style-name="Tabla220.D2" office:value-type="string">
            <text:p text:style-name="P596"/>
          </table:table-cell>
        </table:table-row>
        <table:table-row table:style-name="Tabla220.2">
          <table:table-cell table:style-name="Tabla220.A3" office:value-type="string">
            <text:p text:style-name="P492">2</text:p>
          </table:table-cell>
          <table:table-cell table:style-name="Tabla220.B3" office:value-type="string">
            <text:p text:style-name="P382">El oficinista inserta los nuevos datos de ruta</text:p>
          </table:table-cell>
          <table:table-cell table:style-name="Tabla220.C3" office:value-type="string">
            <text:p text:style-name="P317">3</text:p>
          </table:table-cell>
          <table:table-cell table:style-name="Tabla220.D3" office:value-type="string">
            <text:p text:style-name="P382">El sistema procede a la modificación de los datos</text:p>
          </table:table-cell>
        </table:table-row>
        <table:table-row table:style-name="Tabla220.2">
          <table:table-cell table:style-name="Tabla220.A4" office:value-type="string">
            <text:p text:style-name="P492">4</text:p>
          </table:table-cell>
          <table:table-cell table:style-name="Tabla220.B4" office:value-type="string">
            <text:p text:style-name="P382">El oficinista comprueba que los datos han sido modificados</text:p>
          </table:table-cell>
          <table:table-cell table:style-name="Tabla220.C4" office:value-type="string">
            <text:p text:style-name="P295"/>
          </table:table-cell>
          <table:table-cell table:style-name="Tabla220.D4" office:value-type="string">
            <text:p text:style-name="P300"/>
          </table:table-cell>
        </table:table-row>
      </table:table>
      <table:table table:name="Tabla221" table:style-name="Tabla221">
        <table:table-column table:style-name="Tabla221.A"/>
        <table:table-column table:style-name="Tabla221.B"/>
        <table:table-row table:style-name="Tabla221.1">
          <table:table-cell table:style-name="Tabla221.A1" table:number-columns-spanned="2" office:value-type="string">
            <text:p text:style-name="P449">Cursos Alternos</text:p>
          </table:table-cell>
          <table:covered-table-cell/>
        </table:table-row>
        <table:table-row table:style-name="Tabla221.1">
          <table:table-cell table:style-name="Tabla221.A2" office:value-type="string">
            <text:p text:style-name="P492">1a</text:p>
          </table:table-cell>
          <table:table-cell table:style-name="Tabla221.B2" office:value-type="string">
            <text:p text:style-name="P382">La ruta a modificar no existe.</text:p>
          </table:table-cell>
        </table:table-row>
        <table:table-row table:style-name="Tabla221.1">
          <table:table-cell table:style-name="Tabla221.A3" office:value-type="string">
            <text:p text:style-name="P479"/>
          </table:table-cell>
          <table:table-cell table:style-name="Tabla221.B3" office:value-type="string">
            <text:p text:style-name="P362">El sistema informa de la situación y se finaliza el caso de uso.</text:p>
          </table:table-cell>
        </table:table-row>
        <table:table-row table:style-name="Tabla221.1">
          <table:table-cell table:style-name="Tabla221.A4" office:value-type="string">
            <text:p text:style-name="P479"/>
          </table:table-cell>
          <table:table-cell table:style-name="Tabla221.B4" office:value-type="string">
            <text:p text:style-name="P300"/>
          </table:table-cell>
        </table:table-row>
      </table:table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 table:style-name="Tabla222.1">
          <table:table-cell table:style-name="Tabla222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22.1">
          <table:table-cell table:style-name="Tabla222.A2" office:value-type="string">
            <text:h text:style-name="P199" text:outline-level="1">Frecuencia esperada</text:h>
          </table:table-cell>
          <table:table-cell table:style-name="Tabla222.B2" office:value-type="string">
            <text:p text:style-name="P225"/>
          </table:table-cell>
          <table:table-cell table:style-name="Tabla222.C2" office:value-type="string">
            <text:h text:style-name="P189" text:outline-level="2">Rendimiento</text:h>
          </table:table-cell>
          <table:table-cell table:style-name="Tabla222.D2" office:value-type="string">
            <text:p text:style-name="P242">No más de 5 minutos</text:p>
          </table:table-cell>
        </table:table-row>
        <table:table-row table:style-name="Tabla222.1">
          <table:table-cell table:style-name="Tabla222.A3" office:value-type="string">
            <text:p text:style-name="P310">Importancia</text:p>
          </table:table-cell>
          <table:table-cell table:style-name="Tabla222.B3" office:value-type="string">
            <text:p text:style-name="P382">Media</text:p>
          </table:table-cell>
          <table:table-cell table:style-name="Tabla222.C3" office:value-type="string">
            <text:h text:style-name="P189" text:outline-level="2">Urgencia</text:h>
          </table:table-cell>
          <table:table-cell table:style-name="Tabla222.D3" office:value-type="string">
            <text:p text:style-name="P242">Media</text:p>
          </table:table-cell>
        </table:table-row>
        <table:table-row table:style-name="Tabla222.1">
          <table:table-cell table:style-name="Tabla222.A4" office:value-type="string">
            <text:p text:style-name="P310">Estado</text:p>
          </table:table-cell>
          <table:table-cell table:style-name="Tabla222.B4" office:value-type="string">
            <text:p text:style-name="P382">En desarrollo</text:p>
          </table:table-cell>
          <table:table-cell table:style-name="Tabla222.C4" office:value-type="string">
            <text:h text:style-name="P189" text:outline-level="2">Estabilidad</text:h>
          </table:table-cell>
          <table:table-cell table:style-name="Tabla222.D4" office:value-type="string">
            <text:p text:style-name="P242">Media</text:p>
          </table:table-cell>
        </table:table-row>
      </table:table>
      <table:table table:name="Tabla223" table:style-name="Tabla223">
        <table:table-column table:style-name="Tabla223.A"/>
        <table:table-row table:style-name="Tabla223.1">
          <table:table-cell table:style-name="Tabla223.A1" office:value-type="string">
            <text:p text:style-name="P449">Comentarios</text:p>
          </table:table-cell>
        </table:table-row>
        <table:table-row table:style-name="Tabla223.2">
          <table:table-cell table:style-name="Tabla223.A2" office:value-type="string">
            <text:p text:style-name="P454">Los datos de la ruta serán modificados cada vez que ocurra un error de ruta.</text:p>
          </table:table-cell>
        </table:table-row>
      </table:table>
      <text:p text:style-name="P595"/>
      <text:p text:style-name="P595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column table:style-name="Tabla224.E"/>
        <table:table-column table:style-name="Tabla224.F"/>
        <table:table-column table:style-name="Tabla224.G"/>
        <table:table-row table:style-name="Tabla224.1">
          <table:table-cell table:style-name="Tabla224.A1" office:value-type="string">
            <text:h text:style-name="P199" text:outline-level="1">Caso de Uso</text:h>
          </table:table-cell>
          <table:table-cell table:style-name="Tabla224.B1" table:number-columns-spanned="3" office:value-type="string">
            <text:p text:style-name="P243">Incluir paquete en ruta</text:p>
          </table:table-cell>
          <table:covered-table-cell/>
          <table:covered-table-cell/>
          <table:table-cell table:style-name="Tabla224.E1" table:number-columns-spanned="3" office:value-type="string">
            <text:p text:style-name="P222">CU_<text:span text:style-name="T23">33</text:span></text:p>
          </table:table-cell>
          <table:covered-table-cell/>
          <table:covered-table-cell/>
        </table:table-row>
        <table:table-row table:style-name="Tabla224.2">
          <table:table-cell table:style-name="Tabla224.A2" office:value-type="string">
            <text:p text:style-name="P310">Actores</text:p>
          </table:table-cell>
          <table:table-cell table:style-name="Tabla224.B2" table:number-columns-spanned="6" office:value-type="string">
            <text:p text:style-name="P353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3" office:value-type="string">
            <text:p text:style-name="P310">Tipo</text:p>
          </table:table-cell>
          <table:table-cell table:style-name="Tabla224.B3" table:number-columns-spanned="6" office:value-type="string">
            <text:p text:style-name="P383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4" office:value-type="string">
            <text:p text:style-name="P310">Referencias</text:p>
          </table:table-cell>
          <table:table-cell table:style-name="Tabla224.B4" office:value-type="string">
            <text:p text:style-name="P291"/>
          </table:table-cell>
          <table:table-cell table:style-name="Tabla224.C4" table:number-columns-spanned="5" office:value-type="string">
            <text:p text:style-name="P218"/>
          </table:table-cell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5" office:value-type="string">
            <text:p text:style-name="P310">Precondición</text:p>
          </table:table-cell>
          <table:table-cell table:style-name="Tabla224.B5" table:number-columns-spanned="6" office:value-type="string">
            <text:p text:style-name="P383">La ruta debe existir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6" office:value-type="string">
            <text:p text:style-name="P310">Postcondición</text:p>
          </table:table-cell>
          <table:table-cell table:style-name="Tabla224.B6" table:number-columns-spanned="6" office:value-type="string">
            <text:p text:style-name="P384">La ruta obtendrá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7" office:value-type="string">
            <text:p text:style-name="P310">Autor</text:p>
          </table:table-cell>
          <table:table-cell table:style-name="Tabla224.B7" office:value-type="string">
            <text:p text:style-name="P358">Alba Aurora Moreno Peinado</text:p>
          </table:table-cell>
          <table:table-cell table:style-name="Tabla224.C7" office:value-type="string">
            <text:h text:style-name="P199" text:outline-level="1">Fecha</text:h>
          </table:table-cell>
          <table:table-cell table:style-name="Tabla224.D7" table:number-columns-spanned="2" office:value-type="string">
            <text:p text:style-name="P222">0<text:span text:style-name="T23">7</text:span>/04/2018</text:p>
          </table:table-cell>
          <table:covered-table-cell/>
          <table:table-cell table:style-name="Tabla224.F7" office:value-type="string">
            <text:h text:style-name="P199" text:outline-level="1">Versión</text:h>
          </table:table-cell>
          <table:table-cell table:style-name="Tabla224.G7" office:value-type="string">
            <text:p text:style-name="P222">1.0</text:p>
          </table:table-cell>
        </table:table-row>
      </table:table>
      <table:table table:name="Tabla225" table:style-name="Tabla225">
        <table:table-column table:style-name="Tabla225.A"/>
        <table:table-row table:style-name="Tabla225.1">
          <table:table-cell table:style-name="Tabla225.A1" office:value-type="string">
            <text:p text:style-name="P449">Propósito</text:p>
          </table:table-cell>
        </table:table-row>
        <table:table-row table:style-name="Tabla225.1">
          <table:table-cell table:style-name="Tabla225.A2" office:value-type="string">
            <text:p text:style-name="P455">Insertar un paquete dentro de la ruta establecida.</text:p>
          </table:table-cell>
        </table:table-row>
      </table:table>
      <table:table table:name="Tabla226" table:style-name="Tabla226">
        <table:table-column table:style-name="Tabla226.A"/>
        <table:table-row table:style-name="Tabla226.1">
          <table:table-cell table:style-name="Tabla226.A1" office:value-type="string">
            <text:p text:style-name="P449">Resumen</text:p>
          </table:table-cell>
        </table:table-row>
        <table:table-row table:style-name="Tabla226.2">
          <table:table-cell table:style-name="Tabla226.A2" office:value-type="string">
            <text:p text:style-name="P456">El oficinista quiere incluir un paquete nuevo en una ruta establecida con anterioridad.</text:p>
          </table:table-cell>
        </table:table-row>
      </table:table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 table:style-name="Tabla227.1">
          <table:table-cell table:style-name="Tabla227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27.2">
          <table:table-cell table:style-name="Tabla227.A2" office:value-type="string">
            <text:p text:style-name="P493">1</text:p>
          </table:table-cell>
          <table:table-cell table:style-name="Tabla227.B2" office:value-type="string">
            <text:p text:style-name="P385">El oficinista busca la ruta donde quiere incluir el paquete</text:p>
          </table:table-cell>
          <table:table-cell table:style-name="Tabla227.C2" office:value-type="string">
            <text:p text:style-name="P318">2</text:p>
          </table:table-cell>
          <table:table-cell table:style-name="Tabla227.D2" office:value-type="string">
            <text:p text:style-name="P596">Incluir: (CU_<text:span text:style-name="T34">34</text:span>.<text:span text:style-name="T36">Calcular ruta más óptima</text:span>)</text:p>
          </table:table-cell>
        </table:table-row>
        <table:table-row table:style-name="Tabla227.2">
          <table:table-cell table:style-name="Tabla227.A3" office:value-type="string">
            <text:p text:style-name="P493">3</text:p>
          </table:table-cell>
          <table:table-cell table:style-name="Tabla227.B3" office:value-type="string">
            <text:p text:style-name="P385">El oficinista comprueba que la ruta está creada previamente</text:p>
          </table:table-cell>
          <table:table-cell table:style-name="Tabla227.C3" office:value-type="string">
            <text:p text:style-name="P318">4</text:p>
          </table:table-cell>
          <table:table-cell table:style-name="Tabla227.D3" office:value-type="string">
            <text:p text:style-name="P385">El sistema procede a la inserción de dicho paquete</text:p>
          </table:table-cell>
        </table:table-row>
        <table:table-row table:style-name="Tabla227.2">
          <table:table-cell table:style-name="Tabla227.A4" office:value-type="string">
            <text:p text:style-name="P493">5</text:p>
          </table:table-cell>
          <table:table-cell table:style-name="Tabla227.B4" office:value-type="string">
            <text:p text:style-name="P385">El oficinista comprueba que el paquete ha sido incluido en la ruta </text:p>
          </table:table-cell>
          <table:table-cell table:style-name="Tabla227.C4" office:value-type="string">
            <text:p text:style-name="P295"/>
          </table:table-cell>
          <table:table-cell table:style-name="Tabla227.D4" office:value-type="string">
            <text:p text:style-name="P300"/>
          </table:table-cell>
        </table:table-row>
      </table:table>
      <table:table table:name="Tabla228" table:style-name="Tabla228">
        <table:table-column table:style-name="Tabla228.A"/>
        <table:table-column table:style-name="Tabla228.B"/>
        <table:table-row table:style-name="Tabla228.1">
          <table:table-cell table:style-name="Tabla228.A1" table:number-columns-spanned="2" office:value-type="string">
            <text:p text:style-name="P449">Cursos Alternos</text:p>
          </table:table-cell>
          <table:covered-table-cell/>
        </table:table-row>
        <table:table-row table:style-name="Tabla228.1">
          <table:table-cell table:style-name="Tabla228.A2" office:value-type="string">
            <text:p text:style-name="P493">2a</text:p>
          </table:table-cell>
          <table:table-cell table:style-name="Tabla228.B2" office:value-type="string">
            <text:p text:style-name="P385">La ruta elegida no es la más óptima.</text:p>
          </table:table-cell>
        </table:table-row>
        <table:table-row table:style-name="Tabla228.1">
          <table:table-cell table:style-name="Tabla228.A3" office:value-type="string">
            <text:p text:style-name="P479"/>
          </table:table-cell>
          <table:table-cell table:style-name="Tabla228.B3" office:value-type="string">
            <text:p text:style-name="P319">1.<text:span text:style-name="T13">El sistema informa de la situación y </text:span><text:span text:style-name="T9">realiza una nueva búsqueda.</text:span></text:p>
          </table:table-cell>
        </table:table-row>
        <table:table-row table:style-name="Tabla228.1">
          <table:table-cell table:style-name="Tabla228.A4" office:value-type="string">
            <text:p text:style-name="P493">3a</text:p>
          </table:table-cell>
          <table:table-cell table:style-name="Tabla228.B4" office:value-type="string">
            <text:p text:style-name="P385">La ruta no está previamente creada.</text:p>
          </table:table-cell>
        </table:table-row>
        <table:table-row table:style-name="Tabla228.1">
          <table:table-cell table:style-name="Tabla228.A5" office:value-type="string">
            <text:p text:style-name="P479"/>
          </table:table-cell>
          <table:table-cell table:style-name="Tabla228.B5" office:value-type="string">
            <text:p text:style-name="P362"><text:span text:style-name="T19">1.</text:span>El sistema informa de la situación y se finaliza el caso de uso.</text:p>
          </table:table-cell>
        </table:table-row>
      </table:table>
      <text:p text:style-name="P587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ext:soft-page-break/>
        <table:table-row table:style-name="Tabla229.1">
          <table:table-cell table:style-name="Tabla229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29.1">
          <table:table-cell table:style-name="Tabla229.A2" office:value-type="string">
            <text:h text:style-name="P199" text:outline-level="1">Frecuencia esperada</text:h>
          </table:table-cell>
          <table:table-cell table:style-name="Tabla229.B2" office:value-type="string">
            <text:p text:style-name="P225"/>
          </table:table-cell>
          <table:table-cell table:style-name="Tabla229.C2" office:value-type="string">
            <text:h text:style-name="P189" text:outline-level="2">Rendimiento</text:h>
          </table:table-cell>
          <table:table-cell table:style-name="Tabla229.D2" office:value-type="string">
            <text:p text:style-name="P244">No más de 10 minutos</text:p>
          </table:table-cell>
        </table:table-row>
        <table:table-row table:style-name="Tabla229.1">
          <table:table-cell table:style-name="Tabla229.A3" office:value-type="string">
            <text:p text:style-name="P310">Importancia</text:p>
          </table:table-cell>
          <table:table-cell table:style-name="Tabla229.B3" office:value-type="string">
            <text:p text:style-name="P385">Alta</text:p>
          </table:table-cell>
          <table:table-cell table:style-name="Tabla229.C3" office:value-type="string">
            <text:h text:style-name="P189" text:outline-level="2">Urgencia</text:h>
          </table:table-cell>
          <table:table-cell table:style-name="Tabla229.D3" office:value-type="string">
            <text:p text:style-name="P244">Alta</text:p>
          </table:table-cell>
        </table:table-row>
        <table:table-row table:style-name="Tabla229.1">
          <table:table-cell table:style-name="Tabla229.A4" office:value-type="string">
            <text:p text:style-name="P310">Estado</text:p>
          </table:table-cell>
          <table:table-cell table:style-name="Tabla229.B4" office:value-type="string">
            <text:p text:style-name="P385">Esperando desarrollo</text:p>
          </table:table-cell>
          <table:table-cell table:style-name="Tabla229.C4" office:value-type="string">
            <text:h text:style-name="P189" text:outline-level="2">Estabilidad</text:h>
          </table:table-cell>
          <table:table-cell table:style-name="Tabla229.D4" office:value-type="string">
            <text:p text:style-name="P244">Alta</text:p>
          </table:table-cell>
        </table:table-row>
      </table:table>
      <table:table table:name="Tabla230" table:style-name="Tabla230">
        <table:table-column table:style-name="Tabla230.A"/>
        <table:table-row table:style-name="Tabla230.1">
          <table:table-cell table:style-name="Tabla230.A1" office:value-type="string">
            <text:p text:style-name="P449">Comentarios</text:p>
          </table:table-cell>
        </table:table-row>
        <table:table-row table:style-name="Tabla230.2">
          <table:table-cell table:style-name="Tabla230.A2" office:value-type="string">
            <text:p text:style-name="P456">El paquete será incluido en una ruta cada vez que un cliente realice un envío.</text:p>
          </table:table-cell>
        </table:table-row>
      </table:table>
      <text:p text:style-name="P595"/>
      <text:p text:style-name="P595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column table:style-name="Tabla231.E"/>
        <table:table-column table:style-name="Tabla231.F"/>
        <table:table-column table:style-name="Tabla231.G"/>
        <table:table-row table:style-name="Tabla231.1">
          <table:table-cell table:style-name="Tabla231.A1" office:value-type="string">
            <text:h text:style-name="P199" text:outline-level="1">Caso de Uso</text:h>
          </table:table-cell>
          <table:table-cell table:style-name="Tabla231.B1" table:number-columns-spanned="3" office:value-type="string">
            <text:p text:style-name="P243">Calcular ruta más óptima</text:p>
          </table:table-cell>
          <table:covered-table-cell/>
          <table:covered-table-cell/>
          <table:table-cell table:style-name="Tabla231.E1" table:number-columns-spanned="3" office:value-type="string">
            <text:p text:style-name="P222">CU_<text:span text:style-name="T23">34</text:span></text:p>
          </table:table-cell>
          <table:covered-table-cell/>
          <table:covered-table-cell/>
        </table:table-row>
        <table:table-row table:style-name="Tabla231.2">
          <table:table-cell table:style-name="Tabla231.A2" office:value-type="string">
            <text:p text:style-name="P310">Actores</text:p>
          </table:table-cell>
          <table:table-cell table:style-name="Tabla231.B2" table:number-columns-spanned="6" office:value-type="string">
            <text:p text:style-name="P353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3" office:value-type="string">
            <text:p text:style-name="P310">Tipo</text:p>
          </table:table-cell>
          <table:table-cell table:style-name="Tabla231.B3" table:number-columns-spanned="6" office:value-type="string">
            <text:p text:style-name="P386">Secund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4" office:value-type="string">
            <text:p text:style-name="P310">Referencias</text:p>
          </table:table-cell>
          <table:table-cell table:style-name="Tabla231.B4" office:value-type="string">
            <text:p text:style-name="P291"/>
          </table:table-cell>
          <table:table-cell table:style-name="Tabla231.C4" table:number-columns-spanned="5" office:value-type="string">
            <text:p text:style-name="P245">CU_33</text:p>
          </table:table-cell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5" office:value-type="string">
            <text:p text:style-name="P310">Precondición</text:p>
          </table:table-cell>
          <table:table-cell table:style-name="Tabla231.B5" table:number-columns-spanned="6" office:value-type="string">
            <text:p text:style-name="P386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6" office:value-type="string">
            <text:p text:style-name="P310">Postcondición</text:p>
          </table:table-cell>
          <table:table-cell table:style-name="Tabla231.B6" table:number-columns-spanned="6" office:value-type="string">
            <text:p text:style-name="P386">El paquete se incluirá en la ruta más ópti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7" office:value-type="string">
            <text:p text:style-name="P310">Autor</text:p>
          </table:table-cell>
          <table:table-cell table:style-name="Tabla231.B7" office:value-type="string">
            <text:p text:style-name="P358">Alba Aurora Moreno Peinado</text:p>
          </table:table-cell>
          <table:table-cell table:style-name="Tabla231.C7" office:value-type="string">
            <text:h text:style-name="P199" text:outline-level="1">Fecha</text:h>
          </table:table-cell>
          <table:table-cell table:style-name="Tabla231.D7" table:number-columns-spanned="2" office:value-type="string">
            <text:p text:style-name="P222">0<text:span text:style-name="T23">7</text:span>/04/2018</text:p>
          </table:table-cell>
          <table:covered-table-cell/>
          <table:table-cell table:style-name="Tabla231.F7" office:value-type="string">
            <text:h text:style-name="P199" text:outline-level="1">Versión</text:h>
          </table:table-cell>
          <table:table-cell table:style-name="Tabla231.G7" office:value-type="string">
            <text:p text:style-name="P222">1.0</text:p>
          </table:table-cell>
        </table:table-row>
      </table:table>
      <table:table table:name="Tabla232" table:style-name="Tabla232">
        <table:table-column table:style-name="Tabla232.A"/>
        <table:table-row table:style-name="Tabla232.1">
          <table:table-cell table:style-name="Tabla232.A1" office:value-type="string">
            <text:p text:style-name="P449">Propósito</text:p>
          </table:table-cell>
        </table:table-row>
        <table:table-row table:style-name="Tabla232.1">
          <table:table-cell table:style-name="Tabla232.A2" office:value-type="string">
            <text:p text:style-name="P457">Incluir un paquete en la ruta calculada más óptima.</text:p>
          </table:table-cell>
        </table:table-row>
      </table:table>
      <table:table table:name="Tabla233" table:style-name="Tabla233">
        <table:table-column table:style-name="Tabla233.A"/>
        <table:table-row table:style-name="Tabla233.1">
          <table:table-cell table:style-name="Tabla233.A1" office:value-type="string">
            <text:p text:style-name="P449">Resumen</text:p>
          </table:table-cell>
        </table:table-row>
        <table:table-row table:style-name="Tabla233.2">
          <table:table-cell table:style-name="Tabla233.A2" office:value-type="string">
            <text:p text:style-name="P457">El oficinista va a incluir un paquete en una ruta que el sistema calculará como <text:s/>la más óptima.</text:p>
          </table:table-cell>
        </table:table-row>
      </table:table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 table:style-name="Tabla234.1">
          <table:table-cell table:style-name="Tabla234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34.2">
          <table:table-cell table:style-name="Tabla234.A2" office:value-type="string">
            <text:p text:style-name="P494">1</text:p>
          </table:table-cell>
          <table:table-cell table:style-name="Tabla234.B2" office:value-type="string">
            <text:p text:style-name="P387">El oficinista comprueba si existe una ruta.</text:p>
          </table:table-cell>
          <table:table-cell table:style-name="Tabla234.C2" office:value-type="string">
            <text:p text:style-name="P320"/>
          </table:table-cell>
          <table:table-cell table:style-name="Tabla234.D2" office:value-type="string">
            <text:p text:style-name="P321"/>
          </table:table-cell>
        </table:table-row>
        <table:table-row table:style-name="Tabla234.2">
          <table:table-cell table:style-name="Tabla234.A3" office:value-type="string">
            <text:p text:style-name="P494">2</text:p>
          </table:table-cell>
          <table:table-cell table:style-name="Tabla234.B3" office:value-type="string">
            <text:p text:style-name="P387">El oficinista inserta un paquete.</text:p>
          </table:table-cell>
          <table:table-cell table:style-name="Tabla234.C3" office:value-type="string">
            <text:p text:style-name="P320">3</text:p>
          </table:table-cell>
          <table:table-cell table:style-name="Tabla234.D3" office:value-type="string">
            <text:p text:style-name="P387">El sistema genera la ruta más óptima para el paquete elegido</text:p>
          </table:table-cell>
        </table:table-row>
        <table:table-row table:style-name="Tabla234.2">
          <table:table-cell table:style-name="Tabla234.A4" office:value-type="string">
            <text:p text:style-name="P494">4</text:p>
          </table:table-cell>
          <table:table-cell table:style-name="Tabla234.B4" office:value-type="string">
            <text:p text:style-name="P387">El oficinista comprueba que el paquete ha sido incluido en la ruta más óptima</text:p>
          </table:table-cell>
          <table:table-cell table:style-name="Tabla234.C4" office:value-type="string">
            <text:p text:style-name="P295"/>
          </table:table-cell>
          <table:table-cell table:style-name="Tabla234.D4" office:value-type="string">
            <text:p text:style-name="P300"/>
          </table:table-cell>
        </table:table-row>
      </table:table>
      <table:table table:name="Tabla235" table:style-name="Tabla235">
        <table:table-column table:style-name="Tabla235.A"/>
        <table:table-column table:style-name="Tabla235.B"/>
        <table:table-row table:style-name="Tabla235.1">
          <table:table-cell table:style-name="Tabla235.A1" table:number-columns-spanned="2" office:value-type="string">
            <text:p text:style-name="P449">Cursos Alternos</text:p>
          </table:table-cell>
          <table:covered-table-cell/>
        </table:table-row>
        <table:table-row table:style-name="Tabla235.1">
          <table:table-cell table:style-name="Tabla235.A2" office:value-type="string">
            <text:p text:style-name="P495">1a</text:p>
          </table:table-cell>
          <table:table-cell table:style-name="Tabla235.B2" office:value-type="string">
            <text:p text:style-name="P388">La ruta no ha sido creada previamente.</text:p>
          </table:table-cell>
        </table:table-row>
        <table:table-row table:style-name="Tabla235.1">
          <table:table-cell table:style-name="Tabla235.A3" office:value-type="string">
            <text:p text:style-name="P479"/>
          </table:table-cell>
          <table:table-cell table:style-name="Tabla235.B3" office:value-type="string">
            <text:p text:style-name="P362"><text:span text:style-name="T19">1.</text:span>El sistema informa de la situación y se finaliza el caso de uso.</text:p>
          </table:table-cell>
        </table:table-row>
        <table:table-row table:style-name="Tabla235.1">
          <table:table-cell table:style-name="Tabla235.A4" office:value-type="string">
            <text:p text:style-name="P495">3a</text:p>
          </table:table-cell>
          <table:table-cell table:style-name="Tabla235.B4" office:value-type="string">
            <text:p text:style-name="P388">La ruta en la que se incluye el paquete no es la más óptima.</text:p>
          </table:table-cell>
        </table:table-row>
        <table:table-row table:style-name="Tabla235.1">
          <table:table-cell table:style-name="Tabla235.A5" office:value-type="string">
            <text:p text:style-name="P479"/>
          </table:table-cell>
          <table:table-cell table:style-name="Tabla235.B5" office:value-type="string">
            <text:p text:style-name="P362"><text:span text:style-name="T19">1.</text:span>El sistema informa de la situación y <text:span text:style-name="T37">realiza una nueva búsqueda.</text:span></text:p>
          </table:table-cell>
        </table:table-row>
      </table:table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 table:style-name="Tabla236.1">
          <table:table-cell table:style-name="Tabla236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36.1">
          <table:table-cell table:style-name="Tabla236.A2" office:value-type="string">
            <text:h text:style-name="P199" text:outline-level="1">Frecuencia esperada</text:h>
          </table:table-cell>
          <table:table-cell table:style-name="Tabla236.B2" office:value-type="string">
            <text:p text:style-name="P225"/>
          </table:table-cell>
          <table:table-cell table:style-name="Tabla236.C2" office:value-type="string">
            <text:h text:style-name="P189" text:outline-level="2">Rendimiento</text:h>
          </table:table-cell>
          <table:table-cell table:style-name="Tabla236.D2" office:value-type="string">
            <text:p text:style-name="P246">No más de 7 minutos</text:p>
          </table:table-cell>
        </table:table-row>
        <table:table-row table:style-name="Tabla236.1">
          <table:table-cell table:style-name="Tabla236.A3" office:value-type="string">
            <text:p text:style-name="P310">Importancia</text:p>
          </table:table-cell>
          <table:table-cell table:style-name="Tabla236.B3" office:value-type="string">
            <text:p text:style-name="P388">Alta</text:p>
          </table:table-cell>
          <table:table-cell table:style-name="Tabla236.C3" office:value-type="string">
            <text:h text:style-name="P189" text:outline-level="2">Urgencia</text:h>
          </table:table-cell>
          <table:table-cell table:style-name="Tabla236.D3" office:value-type="string">
            <text:p text:style-name="P246">Media</text:p>
          </table:table-cell>
        </table:table-row>
        <table:table-row table:style-name="Tabla236.4">
          <table:table-cell table:style-name="Tabla236.A4" office:value-type="string">
            <text:p text:style-name="P310">Estado</text:p>
          </table:table-cell>
          <table:table-cell table:style-name="Tabla236.B4" office:value-type="string">
            <text:p text:style-name="P388">Esperando desarrollo</text:p>
          </table:table-cell>
          <table:table-cell table:style-name="Tabla236.C4" office:value-type="string">
            <text:h text:style-name="P189" text:outline-level="2">Estabilidad</text:h>
          </table:table-cell>
          <table:table-cell table:style-name="Tabla236.D4" office:value-type="string">
            <text:p text:style-name="P246">Media</text:p>
          </table:table-cell>
        </table:table-row>
      </table:table>
      <table:table table:name="Tabla237" table:style-name="Tabla237">
        <table:table-column table:style-name="Tabla237.A"/>
        <table:table-row table:style-name="Tabla237.1">
          <table:table-cell table:style-name="Tabla237.A1" office:value-type="string">
            <text:p text:style-name="P449">Comentarios</text:p>
          </table:table-cell>
        </table:table-row>
        <table:table-row table:style-name="Tabla237.2">
          <table:table-cell table:style-name="Tabla237.A2" office:value-type="string">
            <text:p text:style-name="P458">La ruta elegida será la más óptima siempre que se haga la inclusión de un paquete.</text:p>
          </table:table-cell>
        </table:table-row>
      </table:table>
      <text:p text:style-name="P595"/>
      <text:p text:style-name="P595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column table:style-name="Tabla238.E"/>
        <table:table-column table:style-name="Tabla238.F"/>
        <table:table-column table:style-name="Tabla238.G"/>
        <table:table-row table:style-name="Tabla238.1">
          <table:table-cell table:style-name="Tabla238.A1" office:value-type="string">
            <text:h text:style-name="P199" text:outline-level="1">Caso de Uso</text:h>
          </table:table-cell>
          <table:table-cell table:style-name="Tabla238.B1" table:number-columns-spanned="3" office:value-type="string">
            <text:p text:style-name="P247">Registrar incidencia</text:p>
          </table:table-cell>
          <table:covered-table-cell/>
          <table:covered-table-cell/>
          <table:table-cell table:style-name="Tabla238.E1" table:number-columns-spanned="3" office:value-type="string">
            <text:p text:style-name="P222">CU_<text:span text:style-name="T23">35</text:span></text:p>
          </table:table-cell>
          <table:covered-table-cell/>
          <table:covered-table-cell/>
        </table:table-row>
        <table:table-row table:style-name="Tabla238.2">
          <table:table-cell table:style-name="Tabla238.A2" office:value-type="string">
            <text:p text:style-name="P310">Actores</text:p>
          </table:table-cell>
          <table:table-cell table:style-name="Tabla238.B2" table:number-columns-spanned="6" office:value-type="string">
            <text:p text:style-name="P353">Oficinista(principal) <text:span text:style-name="T37">Conductor(principa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3" office:value-type="string">
            <text:p text:style-name="P310">Tipo</text:p>
          </table:table-cell>
          <table:table-cell table:style-name="Tabla238.B3" table:number-columns-spanned="6" office:value-type="string">
            <text:p text:style-name="P389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4" office:value-type="string">
            <text:p text:style-name="P310">Referencias</text:p>
          </table:table-cell>
          <table:table-cell table:style-name="Tabla238.B4" office:value-type="string">
            <text:p text:style-name="P291"/>
          </table:table-cell>
          <table:table-cell table:style-name="Tabla238.C4" table:number-columns-spanned="5" office:value-type="string">
            <text:p text:style-name="P247">CU_36</text:p>
          </table:table-cell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5" office:value-type="string">
            <text:p text:style-name="P310">Precondición</text:p>
          </table:table-cell>
          <table:table-cell table:style-name="Tabla238.B5" table:number-columns-spanned="6" office:value-type="string">
            <text:p text:style-name="P389">La furgoneta a la que se le adjudica la incidencia debe estar registr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6" office:value-type="string">
            <text:p text:style-name="P310">Postcondición</text:p>
          </table:table-cell>
          <table:table-cell table:style-name="Tabla238.B6" table:number-columns-spanned="6" office:value-type="string">
            <text:p text:style-name="P389">Habrá una furgoneta averiada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238.2">
          <table:table-cell table:style-name="Tabla238.A7" office:value-type="string">
            <text:p text:style-name="P310">Autor</text:p>
          </table:table-cell>
          <table:table-cell table:style-name="Tabla238.B7" office:value-type="string">
            <text:p text:style-name="P358">Alba Aurora Moreno Peinado</text:p>
          </table:table-cell>
          <table:table-cell table:style-name="Tabla238.C7" office:value-type="string">
            <text:h text:style-name="P199" text:outline-level="1">Fecha</text:h>
          </table:table-cell>
          <table:table-cell table:style-name="Tabla238.D7" table:number-columns-spanned="2" office:value-type="string">
            <text:p text:style-name="P222">0<text:span text:style-name="T23">7</text:span>/04/2018</text:p>
          </table:table-cell>
          <table:covered-table-cell/>
          <table:table-cell table:style-name="Tabla238.F7" office:value-type="string">
            <text:h text:style-name="P199" text:outline-level="1">Versión</text:h>
          </table:table-cell>
          <table:table-cell table:style-name="Tabla238.G7" office:value-type="string">
            <text:p text:style-name="P222">1.0</text:p>
          </table:table-cell>
        </table:table-row>
      </table:table>
      <table:table table:name="Tabla239" table:style-name="Tabla239">
        <table:table-column table:style-name="Tabla239.A"/>
        <table:table-row table:style-name="Tabla239.1">
          <table:table-cell table:style-name="Tabla239.A1" office:value-type="string">
            <text:p text:style-name="P449">Propósito</text:p>
          </table:table-cell>
        </table:table-row>
        <table:table-row table:style-name="Tabla239.1">
          <table:table-cell table:style-name="Tabla239.A2" office:value-type="string">
            <text:p text:style-name="P458">Comunicar la incidencia de una furgoneta averiada.</text:p>
          </table:table-cell>
        </table:table-row>
      </table:table>
      <table:table table:name="Tabla240" table:style-name="Tabla240">
        <table:table-column table:style-name="Tabla240.A"/>
        <table:table-row table:style-name="Tabla240.1">
          <table:table-cell table:style-name="Tabla240.A1" office:value-type="string">
            <text:p text:style-name="P449">Resumen</text:p>
          </table:table-cell>
        </table:table-row>
        <table:table-row table:style-name="Tabla240.2">
          <table:table-cell table:style-name="Tabla240.A2" office:value-type="string">
            <text:p text:style-name="P458">El conductor informa de una incidencia al oficinista para su posterior registro.</text:p>
          </table:table-cell>
        </table:table-row>
      </table:table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 table:style-name="Tabla241.1">
          <table:table-cell table:style-name="Tabla241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41.2">
          <table:table-cell table:style-name="Tabla241.A2" office:value-type="string">
            <text:p text:style-name="P496">1</text:p>
          </table:table-cell>
          <table:table-cell table:style-name="Tabla241.B2" office:value-type="string">
            <text:p text:style-name="P390">El conductor informa al oficinista sobre una incidencia en la furgoneta.</text:p>
          </table:table-cell>
          <table:table-cell table:style-name="Tabla241.C2" office:value-type="string">
            <text:p text:style-name="P295"/>
          </table:table-cell>
          <table:table-cell table:style-name="Tabla241.D2" office:value-type="string">
            <text:p text:style-name="P300"/>
          </table:table-cell>
        </table:table-row>
        <table:table-row table:style-name="Tabla241.2">
          <table:table-cell table:style-name="Tabla241.A3" office:value-type="string">
            <text:p text:style-name="P497">2</text:p>
          </table:table-cell>
          <table:table-cell table:style-name="Tabla241.B3" office:value-type="string">
            <text:p text:style-name="P391">El oficinista introduce los datos de la furgoneta</text:p>
          </table:table-cell>
          <table:table-cell table:style-name="Tabla241.C3" office:value-type="string">
            <text:p text:style-name="P295"/>
          </table:table-cell>
          <table:table-cell table:style-name="Tabla241.D3" office:value-type="string">
            <text:p text:style-name="P300"/>
          </table:table-cell>
        </table:table-row>
        <table:table-row table:style-name="Tabla241.2">
          <table:table-cell table:style-name="Tabla241.A4" office:value-type="string">
            <text:p text:style-name="P479"/>
          </table:table-cell>
          <table:table-cell table:style-name="Tabla241.B4" office:value-type="string">
            <text:p text:style-name="P300"/>
          </table:table-cell>
          <table:table-cell table:style-name="Tabla241.C4" office:value-type="string">
            <text:p text:style-name="P322">3</text:p>
          </table:table-cell>
          <table:table-cell table:style-name="Tabla241.D4" office:value-type="string">
            <text:p text:style-name="P391">El sistema proporciona los datos de la furgoneta averiada.</text:p>
          </table:table-cell>
        </table:table-row>
        <table:table-row table:style-name="Tabla241.2">
          <table:table-cell table:style-name="Tabla241.A5" office:value-type="string">
            <text:p text:style-name="P497">4</text:p>
          </table:table-cell>
          <table:table-cell table:style-name="Tabla241.B5" office:value-type="string">
            <text:p text:style-name="P391">Punto de extensión: avería de furgoneta.</text:p>
          </table:table-cell>
          <table:table-cell table:style-name="Tabla241.C5" office:value-type="string">
            <text:p text:style-name="P322">5</text:p>
          </table:table-cell>
          <table:table-cell table:style-name="Tabla241.D5" office:value-type="string">
            <text:p text:style-name="P391">El sistema registra la furgoneta averiada.</text:p>
          </table:table-cell>
        </table:table-row>
        <table:table-row table:style-name="Tabla241.2">
          <table:table-cell table:style-name="Tabla241.A6" office:value-type="string">
            <text:p text:style-name="P497">6</text:p>
          </table:table-cell>
          <table:table-cell table:style-name="Tabla241.B6" office:value-type="string">
            <text:p text:style-name="P391">El oficinista comprueba que la furgoneta averiada ha sido registrada.</text:p>
          </table:table-cell>
          <table:table-cell table:style-name="Tabla241.C6" office:value-type="string">
            <text:p text:style-name="P295"/>
          </table:table-cell>
          <table:table-cell table:style-name="Tabla241.D6" office:value-type="string">
            <text:p text:style-name="P300"/>
          </table:table-cell>
        </table:table-row>
      </table:table>
      <table:table table:name="Tabla242" table:style-name="Tabla242">
        <table:table-column table:style-name="Tabla242.A"/>
        <table:table-column table:style-name="Tabla242.B"/>
        <table:table-row table:style-name="Tabla242.1">
          <table:table-cell table:style-name="Tabla242.A1" table:number-columns-spanned="2" office:value-type="string">
            <text:p text:style-name="P449">Cursos Alternos</text:p>
          </table:table-cell>
          <table:covered-table-cell/>
        </table:table-row>
        <table:table-row table:style-name="Tabla242.1">
          <table:table-cell table:style-name="Tabla242.A2" office:value-type="string">
            <text:p text:style-name="P497">2a</text:p>
          </table:table-cell>
          <table:table-cell table:style-name="Tabla242.B2" office:value-type="string">
            <text:p text:style-name="P391">La furgoneta averiada no se encuentra registrada.</text:p>
          </table:table-cell>
        </table:table-row>
        <table:table-row table:style-name="Tabla242.1">
          <table:table-cell table:style-name="Tabla242.A3" office:value-type="string">
            <text:p text:style-name="P479"/>
          </table:table-cell>
          <table:table-cell table:style-name="Tabla242.B3" office:value-type="string">
            <text:p text:style-name="P362"><text:span text:style-name="T19">1.</text:span>El sistema informa de la situación y se finaliza el caso de uso.</text:p>
          </table:table-cell>
        </table:table-row>
      </table:table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 table:style-name="Tabla243.1">
          <table:table-cell table:style-name="Tabla243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43.1">
          <table:table-cell table:style-name="Tabla243.A2" office:value-type="string">
            <text:h text:style-name="P199" text:outline-level="1">Frecuencia esperada</text:h>
          </table:table-cell>
          <table:table-cell table:style-name="Tabla243.B2" office:value-type="string">
            <text:p text:style-name="P225"/>
          </table:table-cell>
          <table:table-cell table:style-name="Tabla243.C2" office:value-type="string">
            <text:h text:style-name="P189" text:outline-level="2">Rendimiento</text:h>
          </table:table-cell>
          <table:table-cell table:style-name="Tabla243.D2" office:value-type="string">
            <text:p text:style-name="P246">No más de 10 minutos</text:p>
          </table:table-cell>
        </table:table-row>
        <table:table-row table:style-name="Tabla243.1">
          <table:table-cell table:style-name="Tabla243.A3" office:value-type="string">
            <text:p text:style-name="P310">Importancia</text:p>
          </table:table-cell>
          <table:table-cell table:style-name="Tabla243.B3" office:value-type="string">
            <text:p text:style-name="P388">Alta</text:p>
          </table:table-cell>
          <table:table-cell table:style-name="Tabla243.C3" office:value-type="string">
            <text:h text:style-name="P189" text:outline-level="2">Urgencia</text:h>
          </table:table-cell>
          <table:table-cell table:style-name="Tabla243.D3" office:value-type="string">
            <text:p text:style-name="P246">Media</text:p>
          </table:table-cell>
        </table:table-row>
        <table:table-row table:style-name="Tabla243.1">
          <table:table-cell table:style-name="Tabla243.A4" office:value-type="string">
            <text:p text:style-name="P310">Estado</text:p>
          </table:table-cell>
          <table:table-cell table:style-name="Tabla243.B4" office:value-type="string">
            <text:p text:style-name="P388">Esperando desarrollo</text:p>
          </table:table-cell>
          <table:table-cell table:style-name="Tabla243.C4" office:value-type="string">
            <text:h text:style-name="P189" text:outline-level="2">Estabilidad</text:h>
          </table:table-cell>
          <table:table-cell table:style-name="Tabla243.D4" office:value-type="string">
            <text:p text:style-name="P246">Media</text:p>
          </table:table-cell>
        </table:table-row>
      </table:table>
      <table:table table:name="Tabla244" table:style-name="Tabla244">
        <table:table-column table:style-name="Tabla244.A"/>
        <table:table-row table:style-name="Tabla244.1">
          <table:table-cell table:style-name="Tabla244.A1" office:value-type="string">
            <text:p text:style-name="P449">Comentarios</text:p>
          </table:table-cell>
        </table:table-row>
        <table:table-row table:style-name="Tabla244.2">
          <table:table-cell table:style-name="Tabla244.A2" office:value-type="string">
            <text:p text:style-name="P458">Se realizará un registro de incidencia a una furgoneta cada vez que se produzca una avería en la misma.</text:p>
          </table:table-cell>
        </table:table-row>
      </table:table>
      <text:p text:style-name="P595"/>
      <text:p text:style-name="P595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column table:style-name="Tabla245.E"/>
        <table:table-column table:style-name="Tabla245.F"/>
        <table:table-column table:style-name="Tabla245.G"/>
        <table:table-column table:style-name="Tabla245.H"/>
        <table:table-row table:style-name="Tabla245.1">
          <table:table-cell table:style-name="Tabla245.A1" office:value-type="string">
            <text:h text:style-name="P199" text:outline-level="1">Caso de Uso</text:h>
          </table:table-cell>
          <table:table-cell table:style-name="Tabla245.B1" table:number-columns-spanned="4" office:value-type="string">
            <text:p text:style-name="P248">Sustituir furgoneta</text:p>
          </table:table-cell>
          <table:covered-table-cell/>
          <table:covered-table-cell/>
          <table:covered-table-cell/>
          <table:table-cell table:style-name="Tabla245.F1" table:number-columns-spanned="3" office:value-type="string">
            <text:p text:style-name="P222">CU_<text:span text:style-name="T38">36</text:span></text:p>
          </table:table-cell>
          <table:covered-table-cell/>
          <table:covered-table-cell/>
        </table:table-row>
        <table:table-row table:style-name="Tabla245.2">
          <table:table-cell table:style-name="Tabla245.A2" office:value-type="string">
            <text:p text:style-name="P310">Actores</text:p>
          </table:table-cell>
          <table:table-cell table:style-name="Tabla245.B2" table:number-columns-spanned="7" office:value-type="string">
            <text:p text:style-name="P392">Oficinista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3" office:value-type="string">
            <text:p text:style-name="P310">Tipo</text:p>
          </table:table-cell>
          <table:table-cell table:style-name="Tabla245.B3" table:number-columns-spanned="7" office:value-type="string">
            <text:p text:style-name="P377"><text:span text:style-name="T38">Opcional, extendido</text:span>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4" office:value-type="string">
            <text:p text:style-name="P310">Referencias</text:p>
          </table:table-cell>
          <table:table-cell table:style-name="Tabla245.B4" office:value-type="string">
            <text:p text:style-name="P291"/>
          </table:table-cell>
          <table:table-cell table:style-name="Tabla245.C4" table:number-columns-spanned="6" office:value-type="string">
            <text:p text:style-name="P248">CU_3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5" office:value-type="string">
            <text:p text:style-name="P310">Precondición</text:p>
          </table:table-cell>
          <table:table-cell table:style-name="Tabla245.B5" table:number-columns-spanned="7" office:value-type="string">
            <text:p text:style-name="P393">Furgoneta registrada en el sistema no está disponible por una avería o simil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6" office:value-type="string">
            <text:p text:style-name="P310">Postcondición</text:p>
          </table:table-cell>
          <table:table-cell table:style-name="Tabla245.B6" table:number-columns-spanned="7" office:value-type="string">
            <text:p text:style-name="P393">Sustitución de la furgoneta por otra nuev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7" office:value-type="string">
            <text:p text:style-name="P310">Autor</text:p>
          </table:table-cell>
          <table:table-cell table:style-name="Tabla245.B7" table:number-columns-spanned="2" office:value-type="string">
            <text:p text:style-name="P392">Elena Cantero Molina</text:p>
          </table:table-cell>
          <table:covered-table-cell/>
          <table:table-cell table:style-name="Tabla245.D7" office:value-type="string">
            <text:h text:style-name="P199" text:outline-level="1">Fecha</text:h>
          </table:table-cell>
          <table:table-cell table:style-name="Tabla245.E7" table:number-columns-spanned="2" office:value-type="string">
            <text:p text:style-name="P222">0<text:span text:style-name="T33">7</text:span>/04/2018</text:p>
          </table:table-cell>
          <table:covered-table-cell/>
          <table:table-cell table:style-name="Tabla245.G7" office:value-type="string">
            <text:h text:style-name="P199" text:outline-level="1">Versión</text:h>
          </table:table-cell>
          <table:table-cell table:style-name="Tabla245.H7" office:value-type="string">
            <text:p text:style-name="P222">1.0</text:p>
          </table:table-cell>
        </table:table-row>
      </table:table>
      <table:table table:name="Tabla246" table:style-name="Tabla246">
        <table:table-column table:style-name="Tabla246.A"/>
        <table:table-row table:style-name="Tabla246.1">
          <table:table-cell table:style-name="Tabla246.A1" office:value-type="string">
            <text:p text:style-name="P449">Propósito</text:p>
          </table:table-cell>
        </table:table-row>
        <table:table-row table:style-name="Tabla246.1">
          <table:table-cell table:style-name="Tabla246.A2" office:value-type="string">
            <text:p text:style-name="P458"><text:span text:style-name="T39">Cambiar una furgoneta averiada</text:span>.</text:p>
          </table:table-cell>
        </table:table-row>
      </table:table>
      <table:table table:name="Tabla247" table:style-name="Tabla247">
        <table:table-column table:style-name="Tabla247.A"/>
        <table:table-row table:style-name="Tabla247.1">
          <table:table-cell table:style-name="Tabla247.A1" office:value-type="string">
            <text:p text:style-name="P449">Resumen</text:p>
          </table:table-cell>
        </table:table-row>
        <table:table-row table:style-name="Tabla247.2">
          <table:table-cell table:style-name="Tabla247.A2" office:value-type="string">
            <text:p text:style-name="P458">El <text:span text:style-name="T39">oficinista sustituye la furgoneta en cuestión y se registra en el sistema</text:span>.</text:p>
          </table:table-cell>
        </table:table-row>
      </table:table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 table:style-name="Tabla248.1">
          <table:table-cell table:style-name="Tabla248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48.2">
          <table:table-cell table:style-name="Tabla248.A2" office:value-type="string">
            <text:p text:style-name="P496">1</text:p>
          </table:table-cell>
          <table:table-cell table:style-name="Tabla248.B2" office:value-type="string">
            <text:p text:style-name="P394">Oficinista: Solicita sustituir una furgoneta</text:p>
          </table:table-cell>
          <table:table-cell table:style-name="Tabla248.C2" office:value-type="string">
            <text:p text:style-name="P323">2</text:p>
          </table:table-cell>
          <table:table-cell table:style-name="Tabla248.D2" office:value-type="string">
            <text:p text:style-name="P394">Pide los datos de la furgoneta a sustituir</text:p>
          </table:table-cell>
        </table:table-row>
        <table:table-row table:style-name="Tabla248.2">
          <table:table-cell table:style-name="Tabla248.A3" office:value-type="string">
            <text:p text:style-name="P498">3</text:p>
          </table:table-cell>
          <table:table-cell table:style-name="Tabla248.B3" office:value-type="string">
            <text:p text:style-name="P394">Oficinista: Introduce los datos específicos de la furgoneta <text:soft-page-break/>averiada</text:p>
          </table:table-cell>
          <table:table-cell table:style-name="Tabla248.C3" office:value-type="string">
            <text:p text:style-name="P323">4</text:p>
          </table:table-cell>
          <table:table-cell table:style-name="Tabla248.D3" office:value-type="string">
            <text:p text:style-name="P394">Hace los cambios de los datos de la furgoneta</text:p>
          </table:table-cell>
        </table:table-row>
        <table:table-row table:style-name="Tabla248.2">
          <table:table-cell table:style-name="Tabla248.A4" office:value-type="string">
            <text:p text:style-name="P497"/>
          </table:table-cell>
          <table:table-cell table:style-name="Tabla248.B4" office:value-type="string">
            <text:p text:style-name="P391"/>
          </table:table-cell>
          <table:table-cell table:style-name="Tabla248.C4" office:value-type="string">
            <text:p text:style-name="P323">5</text:p>
          </table:table-cell>
          <table:table-cell table:style-name="Tabla248.D4" office:value-type="string">
            <text:p text:style-name="P394">Pide que introduzca los datos de la nueva furgoneta</text:p>
          </table:table-cell>
        </table:table-row>
        <table:table-row table:style-name="Tabla248.2">
          <table:table-cell table:style-name="Tabla248.A5" office:value-type="string">
            <text:p text:style-name="P498">6</text:p>
          </table:table-cell>
          <table:table-cell table:style-name="Tabla248.B5" office:value-type="string">
            <text:p text:style-name="P394">Oficinista: Introduce los datos de la nueva furgoneta</text:p>
          </table:table-cell>
          <table:table-cell table:style-name="Tabla248.C5" office:value-type="string">
            <text:p text:style-name="P323">7</text:p>
          </table:table-cell>
          <table:table-cell table:style-name="Tabla248.D5" office:value-type="string">
            <text:p text:style-name="P394">Registro de la nueva furgoneta</text:p>
          </table:table-cell>
        </table:table-row>
        <table:table-row table:style-name="Tabla248.2">
          <table:table-cell table:style-name="Tabla248.A6" office:value-type="string">
            <text:p text:style-name="P479"/>
          </table:table-cell>
          <table:table-cell table:style-name="Tabla248.B6" office:value-type="string">
            <text:p text:style-name="P300"/>
          </table:table-cell>
          <table:table-cell table:style-name="Tabla248.C6" office:value-type="string">
            <text:p text:style-name="P323">8</text:p>
          </table:table-cell>
          <table:table-cell table:style-name="Tabla248.D6" office:value-type="string">
            <text:p text:style-name="P394">Informe del éxito de la operación</text:p>
          </table:table-cell>
        </table:table-row>
      </table:table>
      <table:table table:name="Tabla249" table:style-name="Tabla249">
        <table:table-column table:style-name="Tabla249.A"/>
        <table:table-column table:style-name="Tabla249.B"/>
        <table:table-row table:style-name="Tabla249.1">
          <table:table-cell table:style-name="Tabla249.A1" table:number-columns-spanned="2" office:value-type="string">
            <text:p text:style-name="P449">Cursos Alternos</text:p>
          </table:table-cell>
          <table:covered-table-cell/>
        </table:table-row>
        <table:table-row table:style-name="Tabla249.1">
          <table:table-cell table:style-name="Tabla249.A2" office:value-type="string">
            <text:p text:style-name="P497"><text:span text:style-name="T39">4</text:span>a</text:p>
          </table:table-cell>
          <table:table-cell table:style-name="Tabla249.B2" office:value-type="string">
            <text:p text:style-name="P394">Datos erróneos de la furgoneta averiada</text:p>
          </table:table-cell>
        </table:table-row>
        <table:table-row table:style-name="Tabla249.1">
          <table:table-cell table:style-name="Tabla249.A3" office:value-type="string">
            <text:p text:style-name="P479"/>
          </table:table-cell>
          <table:table-cell table:style-name="Tabla249.B3" office:value-type="string">
            <text:p text:style-name="P362"><text:span text:style-name="T36">1.</text:span>El sistema informa de la situación y se <text:span text:style-name="T39">piden los datos de nuevo</text:span>.</text:p>
          </table:table-cell>
        </table:table-row>
        <table:table-row table:style-name="Tabla249.1">
          <table:table-cell table:style-name="Tabla249.A6" office:value-type="string">
            <text:p text:style-name="P498">7a</text:p>
          </table:table-cell>
          <table:table-cell table:style-name="Tabla249.B6" office:value-type="string">
            <text:p text:style-name="P394">Datos erróneos de la nueva furgoneta</text:p>
          </table:table-cell>
        </table:table-row>
        <table:table-row table:style-name="Tabla249.1">
          <table:table-cell table:style-name="Tabla249.A6" office:value-type="string">
            <text:p text:style-name="P498"/>
          </table:table-cell>
          <table:table-cell table:style-name="Tabla249.B6" office:value-type="string">
            <text:p text:style-name="P394">1. Sistema: Informa del error y pide los datos de nuevo</text:p>
          </table:table-cell>
        </table:table-row>
        <table:table-row table:style-name="Tabla249.1">
          <table:table-cell table:style-name="Tabla249.A6" office:value-type="string">
            <text:p text:style-name="P498">7b</text:p>
          </table:table-cell>
          <table:table-cell table:style-name="Tabla249.B6" office:value-type="string">
            <text:p text:style-name="P394">Furgoneta ya registrada en el sistema</text:p>
          </table:table-cell>
        </table:table-row>
        <table:table-row table:style-name="Tabla249.1">
          <table:table-cell table:style-name="Tabla249.A7" office:value-type="string">
            <text:p text:style-name="P479"/>
          </table:table-cell>
          <table:table-cell table:style-name="Tabla249.B7" office:value-type="string">
            <text:p text:style-name="P394">1. Sistema: Informa de la situación y finaliza el caso de uso</text:p>
          </table:table-cell>
        </table:table-row>
      </table:table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 table:style-name="Tabla250.1">
          <table:table-cell table:style-name="Tabla250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50.1">
          <table:table-cell table:style-name="Tabla250.A2" office:value-type="string">
            <text:h text:style-name="P199" text:outline-level="1">Frecuencia esperada</text:h>
          </table:table-cell>
          <table:table-cell table:style-name="Tabla250.B2" office:value-type="string">
            <text:p text:style-name="P288">1 vez al año</text:p>
          </table:table-cell>
          <table:table-cell table:style-name="Tabla250.C2" office:value-type="string">
            <text:h text:style-name="P189" text:outline-level="2">Rendimiento</text:h>
          </table:table-cell>
          <table:table-cell table:style-name="Tabla250.D2" office:value-type="string">
            <text:p text:style-name="P246"/>
          </table:table-cell>
        </table:table-row>
        <table:table-row table:style-name="Tabla250.1">
          <table:table-cell table:style-name="Tabla250.A3" office:value-type="string">
            <text:p text:style-name="P310">Importancia</text:p>
          </table:table-cell>
          <table:table-cell table:style-name="Tabla250.B3" office:value-type="string">
            <text:p text:style-name="P388">Alta</text:p>
          </table:table-cell>
          <table:table-cell table:style-name="Tabla250.C3" office:value-type="string">
            <text:h text:style-name="P189" text:outline-level="2">Urgencia</text:h>
          </table:table-cell>
          <table:table-cell table:style-name="Tabla250.D3" office:value-type="string">
            <text:p text:style-name="P246">Media</text:p>
          </table:table-cell>
        </table:table-row>
        <table:table-row table:style-name="Tabla250.1">
          <table:table-cell table:style-name="Tabla250.A4" office:value-type="string">
            <text:p text:style-name="P310">Estado</text:p>
          </table:table-cell>
          <table:table-cell table:style-name="Tabla250.B4" office:value-type="string">
            <text:p text:style-name="P522"/>
          </table:table-cell>
          <table:table-cell table:style-name="Tabla250.C4" office:value-type="string">
            <text:h text:style-name="P189" text:outline-level="2">Estabilidad</text:h>
          </table:table-cell>
          <table:table-cell table:style-name="Tabla250.D4" office:value-type="string">
            <text:p text:style-name="P246">Media</text:p>
          </table:table-cell>
        </table:table-row>
      </table:table>
      <table:table table:name="Tabla251" table:style-name="Tabla251">
        <table:table-column table:style-name="Tabla251.A"/>
        <table:table-row table:style-name="Tabla251.1">
          <table:table-cell table:style-name="Tabla251.A1" office:value-type="string">
            <text:p text:style-name="P449">Comentarios</text:p>
          </table:table-cell>
        </table:table-row>
        <table:table-row table:style-name="Tabla251.2">
          <table:table-cell table:style-name="Tabla251.A2" office:value-type="string">
            <text:p text:style-name="P458"/>
          </table:table-cell>
        </table:table-row>
      </table:table>
      <text:p text:style-name="P595"/>
      <text:p text:style-name="P595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column table:style-name="Tabla252.E"/>
        <table:table-column table:style-name="Tabla252.F"/>
        <table:table-column table:style-name="Tabla252.G"/>
        <table:table-column table:style-name="Tabla252.H"/>
        <table:table-row table:style-name="Tabla252.1">
          <table:table-cell table:style-name="Tabla252.A1" office:value-type="string">
            <text:h text:style-name="P199" text:outline-level="1">Caso de Uso</text:h>
          </table:table-cell>
          <table:table-cell table:style-name="Tabla252.B1" table:number-columns-spanned="4" office:value-type="string">
            <text:p text:style-name="P248">Registrar etapa completada</text:p>
          </table:table-cell>
          <table:covered-table-cell/>
          <table:covered-table-cell/>
          <table:covered-table-cell/>
          <table:table-cell table:style-name="Tabla252.F1" table:number-columns-spanned="3" office:value-type="string">
            <text:p text:style-name="P222">CU_<text:span text:style-name="T38">37</text:span></text:p>
          </table:table-cell>
          <table:covered-table-cell/>
          <table:covered-table-cell/>
        </table:table-row>
        <table:table-row table:style-name="Tabla252.2">
          <table:table-cell table:style-name="Tabla252.A2" office:value-type="string">
            <text:p text:style-name="P310">Actores</text:p>
          </table:table-cell>
          <table:table-cell table:style-name="Tabla252.B2" table:number-columns-spanned="7" office:value-type="string">
            <text:p text:style-name="P353"><text:span text:style-name="T38">Almacenista</text:span>(principal), <text:span text:style-name="T38">Conductor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3" office:value-type="string">
            <text:p text:style-name="P310">Tipo</text:p>
          </table:table-cell>
          <table:table-cell table:style-name="Tabla252.B3" table:number-columns-spanned="7" office:value-type="string">
            <text:p text:style-name="P37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4" office:value-type="string">
            <text:p text:style-name="P310">Referencias</text:p>
          </table:table-cell>
          <table:table-cell table:style-name="Tabla252.B4" office:value-type="string">
            <text:p text:style-name="P291"/>
          </table:table-cell>
          <table:table-cell table:style-name="Tabla252.C4" table:number-columns-spanned="6" office:value-type="string">
            <text:p text:style-name="P2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5" office:value-type="string">
            <text:p text:style-name="P310">Precondición</text:p>
          </table:table-cell>
          <table:table-cell table:style-name="Tabla252.B5" table:number-columns-spanned="7" office:value-type="string">
            <text:p text:style-name="P395">Etapa completada por un condu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6" office:value-type="string">
            <text:p text:style-name="P310">Postcondición</text:p>
          </table:table-cell>
          <table:table-cell table:style-name="Tabla252.B6" table:number-columns-spanned="7" office:value-type="string">
            <text:p text:style-name="P395">Registrada la etapa completa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7" office:value-type="string">
            <text:p text:style-name="P310">Autor</text:p>
          </table:table-cell>
          <table:table-cell table:style-name="Tabla252.B7" table:number-columns-spanned="2" office:value-type="string">
            <text:p text:style-name="P392">Elena Cantero Molina</text:p>
          </table:table-cell>
          <table:covered-table-cell/>
          <table:table-cell table:style-name="Tabla252.D7" office:value-type="string">
            <text:h text:style-name="P199" text:outline-level="1">Fecha</text:h>
          </table:table-cell>
          <table:table-cell table:style-name="Tabla252.E7" table:number-columns-spanned="2" office:value-type="string">
            <text:p text:style-name="P222">0<text:span text:style-name="T33">7</text:span>/04/2018</text:p>
          </table:table-cell>
          <table:covered-table-cell/>
          <table:table-cell table:style-name="Tabla252.G7" office:value-type="string">
            <text:h text:style-name="P199" text:outline-level="1">Versión</text:h>
          </table:table-cell>
          <table:table-cell table:style-name="Tabla252.H7" office:value-type="string">
            <text:p text:style-name="P222">1.0</text:p>
          </table:table-cell>
        </table:table-row>
      </table:table>
      <table:table table:name="Tabla253" table:style-name="Tabla253">
        <table:table-column table:style-name="Tabla253.A"/>
        <table:table-row table:style-name="Tabla253.1">
          <table:table-cell table:style-name="Tabla253.A1" office:value-type="string">
            <text:p text:style-name="P449">Propósito</text:p>
          </table:table-cell>
        </table:table-row>
        <table:table-row table:style-name="Tabla253.1">
          <table:table-cell table:style-name="Tabla253.A2" office:value-type="string">
            <text:p text:style-name="P459">Almacenar la información de una etapa</text:p>
          </table:table-cell>
        </table:table-row>
      </table:table>
      <table:table table:name="Tabla254" table:style-name="Tabla254">
        <table:table-column table:style-name="Tabla254.A"/>
        <table:table-row table:style-name="Tabla254.1">
          <table:table-cell table:style-name="Tabla254.A1" office:value-type="string">
            <text:p text:style-name="P449">Resumen</text:p>
          </table:table-cell>
        </table:table-row>
        <table:table-row table:style-name="Tabla254.2">
          <table:table-cell table:style-name="Tabla254.A2" office:value-type="string">
            <text:p text:style-name="P459">El conductor informa al almacenista de la etapa completada y se guarda en el sistema</text:p>
          </table:table-cell>
        </table:table-row>
      </table:table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 table:style-name="Tabla255.1">
          <table:table-cell table:style-name="Tabla255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55.2">
          <table:table-cell table:style-name="Tabla255.A2" office:value-type="string">
            <text:p text:style-name="P499">1</text:p>
          </table:table-cell>
          <table:table-cell table:style-name="Tabla255.B2" office:value-type="string">
            <text:p text:style-name="P396">Conductor: Informa al almacenista de la finalización de su ruta</text:p>
          </table:table-cell>
          <table:table-cell table:style-name="Tabla255.C2" office:value-type="string">
            <text:p text:style-name="P295"/>
          </table:table-cell>
          <table:table-cell table:style-name="Tabla255.D2" office:value-type="string">
            <text:p text:style-name="P300"/>
          </table:table-cell>
        </table:table-row>
        <table:table-row table:style-name="Tabla255.2">
          <table:table-cell table:style-name="Tabla255.A3" office:value-type="string">
            <text:p text:style-name="P499">2</text:p>
          </table:table-cell>
          <table:table-cell table:style-name="Tabla255.B3" office:value-type="string">
            <text:p text:style-name="P396">Almacenista: Comprueba si hay más paquetes</text:p>
          </table:table-cell>
          <table:table-cell table:style-name="Tabla255.C3" office:value-type="string">
            <text:p text:style-name="P324">3</text:p>
          </table:table-cell>
          <table:table-cell table:style-name="Tabla255.D3" office:value-type="string">
            <text:p text:style-name="P396">Informa de la cantidad de paquetes a tramitar por el conductor</text:p>
          </table:table-cell>
        </table:table-row>
        <table:table-row table:style-name="Tabla255.2">
          <table:table-cell table:style-name="Tabla255.A4" office:value-type="string">
            <text:p text:style-name="P499">4</text:p>
          </table:table-cell>
          <table:table-cell table:style-name="Tabla255.B4" office:value-type="string">
            <text:p text:style-name="P434">Almacenista: Informa de que no hay nada que hacer</text:p>
          </table:table-cell>
          <table:table-cell table:style-name="Tabla255.C4" office:value-type="string">
            <text:p text:style-name="P322"/>
          </table:table-cell>
          <table:table-cell table:style-name="Tabla255.D4" office:value-type="string">
            <text:p text:style-name="P391"/>
          </table:table-cell>
        </table:table-row>
        <table:table-row table:style-name="Tabla255.2">
          <table:table-cell table:style-name="Tabla255.A5" office:value-type="string">
            <text:p text:style-name="P499">5</text:p>
          </table:table-cell>
          <table:table-cell table:style-name="Tabla255.B5" office:value-type="string">
            <text:p text:style-name="P396">Conductor: Introduce la finalización de su etapa</text:p>
          </table:table-cell>
          <table:table-cell table:style-name="Tabla255.C5" office:value-type="string">
            <text:p text:style-name="P324">6</text:p>
          </table:table-cell>
          <table:table-cell table:style-name="Tabla255.D5" office:value-type="string">
            <text:p text:style-name="P396">Comprueba que todo está correcto</text:p>
          </table:table-cell>
        </table:table-row>
        <table:table-row table:style-name="Tabla255.2">
          <table:table-cell table:style-name="Tabla255.A6" office:value-type="string">
            <text:p text:style-name="P479"/>
          </table:table-cell>
          <table:table-cell table:style-name="Tabla255.B6" office:value-type="string">
            <text:p text:style-name="P300"/>
          </table:table-cell>
          <table:table-cell table:style-name="Tabla255.C6" office:value-type="string">
            <text:p text:style-name="P324">7</text:p>
          </table:table-cell>
          <table:table-cell table:style-name="Tabla255.D6" office:value-type="string">
            <text:p text:style-name="P396">Informa del éxito de la operación</text:p>
          </table:table-cell>
        </table:table-row>
      </table:table>
      <table:table table:name="Tabla256" table:style-name="Tabla256">
        <table:table-column table:style-name="Tabla256.A"/>
        <table:table-column table:style-name="Tabla256.B"/>
        <table:table-row table:style-name="Tabla256.1">
          <table:table-cell table:style-name="Tabla256.A1" table:number-columns-spanned="2" office:value-type="string">
            <text:p text:style-name="P449">Cursos Alternos</text:p>
          </table:table-cell>
          <table:covered-table-cell/>
        </table:table-row>
        <table:table-row table:style-name="Tabla256.1">
          <table:table-cell table:style-name="Tabla256.A2" office:value-type="string">
            <text:p text:style-name="P499">3a</text:p>
          </table:table-cell>
          <table:table-cell table:style-name="Tabla256.B2" office:value-type="string">
            <text:p text:style-name="P397">Hay más paquetes que entregar</text:p>
          </table:table-cell>
        </table:table-row>
        <table:table-row table:style-name="Tabla256.1">
          <table:table-cell table:style-name="Tabla256.A3" office:value-type="string">
            <text:p text:style-name="P479"/>
          </table:table-cell>
          <table:table-cell table:style-name="Tabla256.B3" office:value-type="string">
            <text:p text:style-name="P397">1. Almacenista: Informa al conductor sobre los paquetes que tramitar</text:p>
          </table:table-cell>
        </table:table-row>
        <table:table-row table:style-name="Tabla256.1">
          <table:table-cell table:style-name="Tabla256.A4" office:value-type="string">
            <text:p text:style-name="P500">6a</text:p>
          </table:table-cell>
          <table:table-cell table:style-name="Tabla256.B4" office:value-type="string">
            <text:p text:style-name="P397">Error en los datos introducidos</text:p>
          </table:table-cell>
        </table:table-row>
        <table:table-row table:style-name="Tabla256.1">
          <table:table-cell table:style-name="Tabla256.A5" office:value-type="string">
            <text:p text:style-name="P479"/>
          </table:table-cell>
          <table:table-cell table:style-name="Tabla256.B5" office:value-type="string">
            <text:p text:style-name="P397">1. Sistema: Informa del error y pide de nuevo los datos.</text:p>
          </table:table-cell>
        </table:table-row>
      </table:table>
      <text:p text:style-name="P587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ext:soft-page-break/>
        <table:table-row table:style-name="Tabla257.1">
          <table:table-cell table:style-name="Tabla257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57.1">
          <table:table-cell table:style-name="Tabla257.A2" office:value-type="string">
            <text:h text:style-name="P199" text:outline-level="1">Frecuencia esperada</text:h>
          </table:table-cell>
          <table:table-cell table:style-name="Tabla257.B2" office:value-type="string">
            <text:p text:style-name="P225"/>
          </table:table-cell>
          <table:table-cell table:style-name="Tabla257.C2" office:value-type="string">
            <text:h text:style-name="P189" text:outline-level="2">Rendimiento</text:h>
          </table:table-cell>
          <table:table-cell table:style-name="Tabla257.D2" office:value-type="string">
            <text:p text:style-name="P246"/>
          </table:table-cell>
        </table:table-row>
        <table:table-row table:style-name="Tabla257.1">
          <table:table-cell table:style-name="Tabla257.A3" office:value-type="string">
            <text:p text:style-name="P310">Importancia</text:p>
          </table:table-cell>
          <table:table-cell table:style-name="Tabla257.B3" office:value-type="string">
            <text:p text:style-name="P388">Alta</text:p>
          </table:table-cell>
          <table:table-cell table:style-name="Tabla257.C3" office:value-type="string">
            <text:h text:style-name="P189" text:outline-level="2">Urgencia</text:h>
          </table:table-cell>
          <table:table-cell table:style-name="Tabla257.D3" office:value-type="string">
            <text:p text:style-name="P246">Media</text:p>
          </table:table-cell>
        </table:table-row>
        <table:table-row table:style-name="Tabla257.1">
          <table:table-cell table:style-name="Tabla257.A4" office:value-type="string">
            <text:p text:style-name="P310">Estado</text:p>
          </table:table-cell>
          <table:table-cell table:style-name="Tabla257.B4" office:value-type="string">
            <text:p text:style-name="P388"/>
          </table:table-cell>
          <table:table-cell table:style-name="Tabla257.C4" office:value-type="string">
            <text:h text:style-name="P189" text:outline-level="2">Estabilidad</text:h>
          </table:table-cell>
          <table:table-cell table:style-name="Tabla257.D4" office:value-type="string">
            <text:p text:style-name="P246">Media</text:p>
          </table:table-cell>
        </table:table-row>
      </table:table>
      <table:table table:name="Tabla258" table:style-name="Tabla258">
        <table:table-column table:style-name="Tabla258.A"/>
        <table:table-row table:style-name="Tabla258.1">
          <table:table-cell table:style-name="Tabla258.A1" office:value-type="string">
            <text:p text:style-name="P449">Comentarios</text:p>
          </table:table-cell>
        </table:table-row>
        <table:table-row table:style-name="Tabla258.2">
          <table:table-cell table:style-name="Tabla258.A2" office:value-type="string">
            <text:p text:style-name="P458"/>
          </table:table-cell>
        </table:table-row>
      </table:table>
      <text:p text:style-name="P595"/>
      <text:p text:style-name="P595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column table:style-name="Tabla259.E"/>
        <table:table-column table:style-name="Tabla259.F"/>
        <table:table-column table:style-name="Tabla259.G"/>
        <table:table-column table:style-name="Tabla259.H"/>
        <table:table-row table:style-name="Tabla259.1">
          <table:table-cell table:style-name="Tabla259.A1" office:value-type="string">
            <text:h text:style-name="P199" text:outline-level="1">Caso de Uso</text:h>
          </table:table-cell>
          <table:table-cell table:style-name="Tabla259.B1" table:number-columns-spanned="4" office:value-type="string">
            <text:p text:style-name="P248">Registrar conclusión ruta</text:p>
          </table:table-cell>
          <table:covered-table-cell/>
          <table:covered-table-cell/>
          <table:covered-table-cell/>
          <table:table-cell table:style-name="Tabla259.F1" table:number-columns-spanned="3" office:value-type="string">
            <text:p text:style-name="P222">CU_<text:span text:style-name="T38">38</text:span></text:p>
          </table:table-cell>
          <table:covered-table-cell/>
          <table:covered-table-cell/>
        </table:table-row>
        <table:table-row table:style-name="Tabla259.2">
          <table:table-cell table:style-name="Tabla259.A2" office:value-type="string">
            <text:p text:style-name="P310">Actores</text:p>
          </table:table-cell>
          <table:table-cell table:style-name="Tabla259.B2" table:number-columns-spanned="7" office:value-type="string">
            <text:p text:style-name="P353"><text:span text:style-name="T38">Conductor</text:span>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3" office:value-type="string">
            <text:p text:style-name="P310">Tipo</text:p>
          </table:table-cell>
          <table:table-cell table:style-name="Tabla259.B3" table:number-columns-spanned="7" office:value-type="string">
            <text:p text:style-name="P37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4" office:value-type="string">
            <text:p text:style-name="P310">Referencias</text:p>
          </table:table-cell>
          <table:table-cell table:style-name="Tabla259.B4" office:value-type="string">
            <text:p text:style-name="P291"/>
          </table:table-cell>
          <table:table-cell table:style-name="Tabla259.C4" table:number-columns-spanned="6" office:value-type="string">
            <text:p text:style-name="P2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5" office:value-type="string">
            <text:p text:style-name="P310">Precondición</text:p>
          </table:table-cell>
          <table:table-cell table:style-name="Tabla259.B5" table:number-columns-spanned="7" office:value-type="string">
            <text:p text:style-name="P398">Haber finalizado un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6" office:value-type="string">
            <text:p text:style-name="P310">Postcondición</text:p>
          </table:table-cell>
          <table:table-cell table:style-name="Tabla259.B6" table:number-columns-spanned="7" office:value-type="string">
            <text:p text:style-name="P398">Queda almacenado en el sistema la conclusión de l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7" office:value-type="string">
            <text:p text:style-name="P310">Autor</text:p>
          </table:table-cell>
          <table:table-cell table:style-name="Tabla259.B7" table:number-columns-spanned="2" office:value-type="string">
            <text:p text:style-name="P392">Elena Cantero Molina</text:p>
          </table:table-cell>
          <table:covered-table-cell/>
          <table:table-cell table:style-name="Tabla259.D7" office:value-type="string">
            <text:h text:style-name="P199" text:outline-level="1">Fecha</text:h>
          </table:table-cell>
          <table:table-cell table:style-name="Tabla259.E7" table:number-columns-spanned="2" office:value-type="string">
            <text:p text:style-name="P222">0<text:span text:style-name="T33">7</text:span>/04/2018</text:p>
          </table:table-cell>
          <table:covered-table-cell/>
          <table:table-cell table:style-name="Tabla259.G7" office:value-type="string">
            <text:h text:style-name="P199" text:outline-level="1">Versión</text:h>
          </table:table-cell>
          <table:table-cell table:style-name="Tabla259.H7" office:value-type="string">
            <text:p text:style-name="P222">1.0</text:p>
          </table:table-cell>
        </table:table-row>
      </table:table>
      <table:table table:name="Tabla260" table:style-name="Tabla260">
        <table:table-column table:style-name="Tabla260.A"/>
        <table:table-row table:style-name="Tabla260.1">
          <table:table-cell table:style-name="Tabla260.A1" office:value-type="string">
            <text:p text:style-name="P449">Propósito</text:p>
          </table:table-cell>
        </table:table-row>
        <table:table-row table:style-name="Tabla260.1">
          <table:table-cell table:style-name="Tabla260.A2" office:value-type="string">
            <text:p text:style-name="P460">Almacenar en el sistema la conclusión de una ruta finalizada</text:p>
          </table:table-cell>
        </table:table-row>
      </table:table>
      <table:table table:name="Tabla261" table:style-name="Tabla261">
        <table:table-column table:style-name="Tabla261.A"/>
        <table:table-row table:style-name="Tabla261.1">
          <table:table-cell table:style-name="Tabla261.A1" office:value-type="string">
            <text:p text:style-name="P449">Resumen</text:p>
          </table:table-cell>
        </table:table-row>
        <table:table-row table:style-name="Tabla261.2">
          <table:table-cell table:style-name="Tabla261.A2" office:value-type="string">
            <text:p text:style-name="P460">El conductor introduce en el sistema cómo ha acabado la ruta, si han quedado paquetes por entregar, si ha traído paquetes para enviar, etc.</text:p>
          </table:table-cell>
        </table:table-row>
      </table:table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 table:style-name="Tabla262.1">
          <table:table-cell table:style-name="Tabla262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62.2">
          <table:table-cell table:style-name="Tabla262.A2" office:value-type="string">
            <text:p text:style-name="P500">1</text:p>
          </table:table-cell>
          <table:table-cell table:style-name="Tabla262.B2" office:value-type="string">
            <text:p text:style-name="P397">Conductor: Solicita introducir la conclusión de la ruta</text:p>
          </table:table-cell>
          <table:table-cell table:style-name="Tabla262.C2" office:value-type="string">
            <text:p text:style-name="P325">2</text:p>
          </table:table-cell>
          <table:table-cell table:style-name="Tabla262.D2" office:value-type="string">
            <text:p text:style-name="P397">Identificación del conductor</text:p>
          </table:table-cell>
        </table:table-row>
        <table:table-row table:style-name="Tabla262.2">
          <table:table-cell table:style-name="Tabla262.A3" office:value-type="string">
            <text:p text:style-name="P497"/>
          </table:table-cell>
          <table:table-cell table:style-name="Tabla262.B3" office:value-type="string">
            <text:p text:style-name="P391"/>
          </table:table-cell>
          <table:table-cell table:style-name="Tabla262.C3" office:value-type="string">
            <text:p text:style-name="P325">3</text:p>
          </table:table-cell>
          <table:table-cell table:style-name="Tabla262.D3" office:value-type="string">
            <text:p text:style-name="P397">Informe de los datos de la ruta finalizada por el conductor</text:p>
          </table:table-cell>
        </table:table-row>
        <table:table-row table:style-name="Tabla262.2">
          <table:table-cell table:style-name="Tabla262.A4" office:value-type="string">
            <text:p text:style-name="P500">4</text:p>
          </table:table-cell>
          <table:table-cell table:style-name="Tabla262.B4" office:value-type="string">
            <text:p text:style-name="P397">Conductor: Introduce la conclusión requerida</text:p>
          </table:table-cell>
          <table:table-cell table:style-name="Tabla262.C4" office:value-type="string">
            <text:p text:style-name="P325">5</text:p>
          </table:table-cell>
          <table:table-cell table:style-name="Tabla262.D4" office:value-type="string">
            <text:p text:style-name="P397">Introducción de la conclusión correspondiente</text:p>
          </table:table-cell>
        </table:table-row>
        <table:table-row table:style-name="Tabla262.2">
          <table:table-cell table:style-name="Tabla262.A5" office:value-type="string">
            <text:p text:style-name="P479"/>
          </table:table-cell>
          <table:table-cell table:style-name="Tabla262.B5" office:value-type="string">
            <text:p text:style-name="P300"/>
          </table:table-cell>
          <table:table-cell table:style-name="Tabla262.C5" office:value-type="string">
            <text:p text:style-name="P325">6</text:p>
          </table:table-cell>
          <table:table-cell table:style-name="Tabla262.D5" office:value-type="string">
            <text:p text:style-name="P397">Informe del éxito de la operación</text:p>
          </table:table-cell>
        </table:table-row>
      </table:table>
      <table:table table:name="Tabla263" table:style-name="Tabla263">
        <table:table-column table:style-name="Tabla263.A"/>
        <table:table-column table:style-name="Tabla263.B"/>
        <table:table-row table:style-name="Tabla263.1">
          <table:table-cell table:style-name="Tabla263.A1" table:number-columns-spanned="2" office:value-type="string">
            <text:p text:style-name="P449">Cursos Alternos</text:p>
          </table:table-cell>
          <table:covered-table-cell/>
        </table:table-row>
        <table:table-row table:style-name="Tabla263.1">
          <table:table-cell table:style-name="Tabla263.A2" office:value-type="string">
            <text:p text:style-name="P500">2a</text:p>
          </table:table-cell>
          <table:table-cell table:style-name="Tabla263.B2" office:value-type="string">
            <text:p text:style-name="P397">El conductor identificado no ha acabado la ruta</text:p>
          </table:table-cell>
        </table:table-row>
        <table:table-row table:style-name="Tabla263.1">
          <table:table-cell table:style-name="Tabla263.A3" office:value-type="string">
            <text:p text:style-name="P479"/>
          </table:table-cell>
          <table:table-cell table:style-name="Tabla263.B3" office:value-type="string">
            <text:p text:style-name="P397">1. Sistema: Informa de la situación y acaba el caso de uso</text:p>
          </table:table-cell>
        </table:table-row>
        <table:table-row table:style-name="Tabla263.1">
          <table:table-cell table:style-name="Tabla263.A4" office:value-type="string">
            <text:p text:style-name="P500">5a</text:p>
          </table:table-cell>
          <table:table-cell table:style-name="Tabla263.B4" office:value-type="string">
            <text:p text:style-name="P397">Datos erróneos</text:p>
          </table:table-cell>
        </table:table-row>
        <table:table-row table:style-name="Tabla263.1">
          <table:table-cell table:style-name="Tabla263.A5" office:value-type="string">
            <text:p text:style-name="P479"/>
          </table:table-cell>
          <table:table-cell table:style-name="Tabla263.B5" office:value-type="string">
            <text:p text:style-name="P397">1. Sistema: Informa del error y pide la conclusión de nuevo.</text:p>
          </table:table-cell>
        </table:table-row>
      </table:table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 table:style-name="Tabla264.1">
          <table:table-cell table:style-name="Tabla264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64.1">
          <table:table-cell table:style-name="Tabla264.A2" office:value-type="string">
            <text:h text:style-name="P199" text:outline-level="1">Frecuencia esperada</text:h>
          </table:table-cell>
          <table:table-cell table:style-name="Tabla264.B2" office:value-type="string">
            <text:p text:style-name="P225"/>
          </table:table-cell>
          <table:table-cell table:style-name="Tabla264.C2" office:value-type="string">
            <text:h text:style-name="P189" text:outline-level="2">Rendimiento</text:h>
          </table:table-cell>
          <table:table-cell table:style-name="Tabla264.D2" office:value-type="string">
            <text:p text:style-name="P246"/>
          </table:table-cell>
        </table:table-row>
        <table:table-row table:style-name="Tabla264.1">
          <table:table-cell table:style-name="Tabla264.A3" office:value-type="string">
            <text:p text:style-name="P310">Importancia</text:p>
          </table:table-cell>
          <table:table-cell table:style-name="Tabla264.B3" office:value-type="string">
            <text:p text:style-name="P388">Alta</text:p>
          </table:table-cell>
          <table:table-cell table:style-name="Tabla264.C3" office:value-type="string">
            <text:h text:style-name="P189" text:outline-level="2">Urgencia</text:h>
          </table:table-cell>
          <table:table-cell table:style-name="Tabla264.D3" office:value-type="string">
            <text:p text:style-name="P246">Media</text:p>
          </table:table-cell>
        </table:table-row>
        <table:table-row table:style-name="Tabla264.1">
          <table:table-cell table:style-name="Tabla264.A4" office:value-type="string">
            <text:p text:style-name="P310">Estado</text:p>
          </table:table-cell>
          <table:table-cell table:style-name="Tabla264.B4" office:value-type="string">
            <text:p text:style-name="P388"/>
          </table:table-cell>
          <table:table-cell table:style-name="Tabla264.C4" office:value-type="string">
            <text:h text:style-name="P189" text:outline-level="2">Estabilidad</text:h>
          </table:table-cell>
          <table:table-cell table:style-name="Tabla264.D4" office:value-type="string">
            <text:p text:style-name="P246">Media</text:p>
          </table:table-cell>
        </table:table-row>
      </table:table>
      <table:table table:name="Tabla265" table:style-name="Tabla265">
        <table:table-column table:style-name="Tabla265.A"/>
        <table:table-row table:style-name="Tabla265.1">
          <table:table-cell table:style-name="Tabla265.A1" office:value-type="string">
            <text:p text:style-name="P449">Comentarios</text:p>
          </table:table-cell>
        </table:table-row>
        <table:table-row table:style-name="Tabla265.2">
          <table:table-cell table:style-name="Tabla265.A2" office:value-type="string">
            <text:p text:style-name="P458"/>
          </table:table-cell>
        </table:table-row>
      </table:table>
      <text:p text:style-name="P593"/>
      <text:p text:style-name="P595"><text:span text:style-name="T41">1.6. Atención de clientes</text:span></text:p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column table:style-name="Tabla266.E"/>
        <table:table-column table:style-name="Tabla266.F"/>
        <table:table-column table:style-name="Tabla266.G"/>
        <table:table-column table:style-name="Tabla266.H"/>
        <table:table-row table:style-name="Tabla266.1">
          <table:table-cell table:style-name="Tabla266.A1" office:value-type="string">
            <text:h text:style-name="P199" text:outline-level="1">Caso de Uso</text:h>
          </table:table-cell>
          <table:table-cell table:style-name="Tabla266.B1" table:number-columns-spanned="5" office:value-type="string">
            <text:p text:style-name="P249">Pedir presupuesto env<text:span text:style-name="T32">í</text:span>o</text:p>
          </table:table-cell>
          <table:covered-table-cell/>
          <table:covered-table-cell/>
          <table:covered-table-cell/>
          <table:covered-table-cell/>
          <table:table-cell table:style-name="Tabla266.G1" table:number-columns-spanned="2" office:value-type="string">
            <text:p text:style-name="P250">CU_39</text:p>
          </table:table-cell>
          <table:covered-table-cell/>
        </table:table-row>
        <table:table-row table:style-name="Tabla266.2">
          <table:table-cell table:style-name="Tabla266.A2" office:value-type="string">
            <text:p text:style-name="P310">Actores</text:p>
          </table:table-cell>
          <table:table-cell table:style-name="Tabla266.B2" table:number-columns-spanned="7" office:value-type="string">
            <text:p text:style-name="P399">Cliente<text:span text:style-name="T32">(principal)</text:span>, Oficinista<text:span text:style-name="T32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3" office:value-type="string">
            <text:p text:style-name="P310">Tipo</text:p>
          </table:table-cell>
          <table:table-cell table:style-name="Tabla266.B3" table:number-columns-spanned="7" office:value-type="string">
            <text:p text:style-name="P39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4" office:value-type="string">
            <text:p text:style-name="P310">Referencias</text:p>
          </table:table-cell>
          <table:table-cell table:style-name="Tabla266.B4" table:number-columns-spanned="2" office:value-type="string">
            <text:p text:style-name="P291"/>
          </table:table-cell>
          <table:covered-table-cell/>
          <table:table-cell table:style-name="Tabla266.D4" table:number-columns-spanned="5" office:value-type="string">
            <text:p text:style-name="P218"/>
          </table:table-cell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5" office:value-type="string">
            <text:p text:style-name="P310">Precondición</text:p>
          </table:table-cell>
          <table:table-cell table:style-name="Tabla266.B5" table:number-columns-spanned="7" office:value-type="string">
            <text:p text:style-name="P399">Saber los datos del env<text:span text:style-name="T32">í</text:span>o que queremos realizar el presu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6" office:value-type="string">
            <text:p text:style-name="P310">Postcondición</text:p>
          </table:table-cell>
          <table:table-cell table:style-name="Tabla266.B6" table:number-columns-spanned="7" office:value-type="string">
            <text:p text:style-name="P399">El cliente deberá aceptar o rechazar el presu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266.2">
          <table:table-cell table:style-name="Tabla266.A7" office:value-type="string">
            <text:p text:style-name="P310">Autor</text:p>
          </table:table-cell>
          <table:table-cell table:style-name="Tabla266.B7" office:value-type="string">
            <text:p text:style-name="P399">Manuel Ortiz Hita</text:p>
          </table:table-cell>
          <table:table-cell table:style-name="Tabla266.C7" table:number-columns-spanned="2" office:value-type="string">
            <text:h text:style-name="P199" text:outline-level="1">Fecha</text:h>
          </table:table-cell>
          <table:covered-table-cell/>
          <table:table-cell table:style-name="Tabla266.E7" office:value-type="string">
            <text:p text:style-name="P250">7/4/18</text:p>
          </table:table-cell>
          <table:table-cell table:style-name="Tabla266.F7" table:number-columns-spanned="2" office:value-type="string">
            <text:h text:style-name="P199" text:outline-level="1">Versión</text:h>
          </table:table-cell>
          <table:covered-table-cell/>
          <table:table-cell table:style-name="Tabla266.H7" office:value-type="string">
            <text:p text:style-name="P263">1.0</text:p>
          </table:table-cell>
        </table:table-row>
      </table:table>
      <table:table table:name="Tabla267" table:style-name="Tabla267">
        <table:table-column table:style-name="Tabla267.A"/>
        <table:table-row table:style-name="Tabla267.1">
          <table:table-cell table:style-name="Tabla267.A1" office:value-type="string">
            <text:p text:style-name="P449">Propósito</text:p>
          </table:table-cell>
        </table:table-row>
        <table:table-row table:style-name="Tabla267.1">
          <table:table-cell table:style-name="Tabla267.A2" office:value-type="string">
            <text:p text:style-name="P461">Saber el gasto que se necesita para enviar un paquete.</text:p>
          </table:table-cell>
        </table:table-row>
      </table:table>
      <table:table table:name="Tabla268" table:style-name="Tabla268">
        <table:table-column table:style-name="Tabla268.A"/>
        <table:table-row table:style-name="Tabla268.1">
          <table:table-cell table:style-name="Tabla268.A1" office:value-type="string">
            <text:p text:style-name="P449">Resumen</text:p>
          </table:table-cell>
        </table:table-row>
        <table:table-row table:style-name="Tabla268.1">
          <table:table-cell table:style-name="Tabla268.A2" office:value-type="string">
            <text:p text:style-name="P461">El sistema debe de proporcionar cual seria el gasto de un hipot<text:span text:style-name="T32">é</text:span>tico env<text:span text:style-name="T32">í</text:span>o a trav<text:span text:style-name="T32">é</text:span>s de la supervisi<text:span text:style-name="T32">ó</text:span>n del oficinista.</text:p>
          </table:table-cell>
        </table:table-row>
      </table:table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 table:style-name="Tabla269.1">
          <table:table-cell table:style-name="Tabla269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69.1">
          <table:table-cell table:style-name="Tabla269.A2" office:value-type="string">
            <text:p text:style-name="P501">1</text:p>
          </table:table-cell>
          <table:table-cell table:style-name="Tabla269.B2" office:value-type="string">
            <text:p text:style-name="P400">El cliente se comunica con el oficinista para conseguir un presupuesto</text:p>
          </table:table-cell>
          <table:table-cell table:style-name="Tabla269.C2" office:value-type="string">
            <text:p text:style-name="P295"/>
          </table:table-cell>
          <table:table-cell table:style-name="Tabla269.D2" office:value-type="string">
            <text:p text:style-name="P300"/>
          </table:table-cell>
        </table:table-row>
        <table:table-row table:style-name="Tabla269.1">
          <table:table-cell table:style-name="Tabla269.A3" office:value-type="string">
            <text:p text:style-name="P501">2</text:p>
          </table:table-cell>
          <table:table-cell table:style-name="Tabla269.B3" office:value-type="string">
            <text:p text:style-name="P400">El oficinista introduce los datos del env<text:span text:style-name="T32">í</text:span>o en el sistema</text:p>
          </table:table-cell>
          <table:table-cell table:style-name="Tabla269.C3" office:value-type="string">
            <text:p text:style-name="P501">3</text:p>
          </table:table-cell>
          <table:table-cell table:style-name="Tabla269.D3" office:value-type="string">
            <text:p text:style-name="P400">El sistema calcula el presupuesto a partir de los datos y se lo comunica al oficinista</text:p>
          </table:table-cell>
        </table:table-row>
        <table:table-row table:style-name="Tabla269.1">
          <table:table-cell table:style-name="Tabla269.A4" office:value-type="string">
            <text:p text:style-name="P501">4</text:p>
          </table:table-cell>
          <table:table-cell table:style-name="Tabla269.B4" office:value-type="string">
            <text:p text:style-name="P400">El oficinista env<text:span text:style-name="T32">í</text:span>a el presupuesto al cliente</text:p>
          </table:table-cell>
          <table:table-cell table:style-name="Tabla269.C4" office:value-type="string">
            <text:p text:style-name="P295"/>
          </table:table-cell>
          <table:table-cell table:style-name="Tabla269.D4" office:value-type="string">
            <text:p text:style-name="P300"/>
          </table:table-cell>
        </table:table-row>
      </table:table>
      <table:table table:name="Tabla270" table:style-name="Tabla270">
        <table:table-column table:style-name="Tabla270.A"/>
        <table:table-column table:style-name="Tabla270.B"/>
        <table:table-row table:style-name="Tabla270.1">
          <table:table-cell table:style-name="Tabla270.A1" table:number-columns-spanned="2" office:value-type="string">
            <text:p text:style-name="P449">Cursos Alternos</text:p>
          </table:table-cell>
          <table:covered-table-cell/>
        </table:table-row>
        <table:table-row table:style-name="Tabla270.1">
          <table:table-cell table:style-name="Tabla270.A2" office:value-type="string">
            <text:p text:style-name="P501">1a</text:p>
          </table:table-cell>
          <table:table-cell table:style-name="Tabla270.B2" office:value-type="string">
            <text:p text:style-name="P400">El cliente deber<text:span text:style-name="T32">á</text:span> elegir si quiere aceptar el presupuesto y pagarlo o rechazarlo.</text:p>
          </table:table-cell>
        </table:table-row>
      </table:table>
      <table:table table:name="Tabla271" table:style-name="Tabla271">
        <table:table-column table:style-name="Tabla271.A"/>
        <table:table-column table:style-name="Tabla271.B"/>
        <table:table-column table:style-name="Tabla271.A"/>
        <table:table-column table:style-name="Tabla271.D"/>
        <table:table-row table:style-name="Tabla271.1">
          <table:table-cell table:style-name="Tabla271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71.1">
          <table:table-cell table:style-name="Tabla271.A2" office:value-type="string">
            <text:h text:style-name="P199" text:outline-level="1">Frecuencia</text:h>
            <text:h text:style-name="P199" text:outline-level="1">esperada</text:h>
          </table:table-cell>
          <table:table-cell table:style-name="Tabla271.B2" office:value-type="string">
            <text:p text:style-name="P251">alta</text:p>
          </table:table-cell>
          <table:table-cell table:style-name="Tabla271.C2" office:value-type="string">
            <text:h text:style-name="P189" text:outline-level="2">Rendimiento</text:h>
          </table:table-cell>
          <table:table-cell table:style-name="Tabla271.D2" office:value-type="string">
            <text:p text:style-name="P251">No puede tarar mas de 5 seg</text:p>
          </table:table-cell>
        </table:table-row>
        <table:table-row table:style-name="Tabla271.1">
          <table:table-cell table:style-name="Tabla271.A3" office:value-type="string">
            <text:p text:style-name="P310">Importancia</text:p>
          </table:table-cell>
          <table:table-cell table:style-name="Tabla271.B3" office:value-type="string">
            <text:p text:style-name="P401">media</text:p>
          </table:table-cell>
          <table:table-cell table:style-name="Tabla271.C3" office:value-type="string">
            <text:h text:style-name="P189" text:outline-level="2">Urgencia</text:h>
          </table:table-cell>
          <table:table-cell table:style-name="Tabla271.D3" office:value-type="string">
            <text:p text:style-name="P251">alta</text:p>
          </table:table-cell>
        </table:table-row>
        <table:table-row table:style-name="Tabla271.1">
          <table:table-cell table:style-name="Tabla271.A4" office:value-type="string">
            <text:p text:style-name="P310">Estado</text:p>
          </table:table-cell>
          <table:table-cell table:style-name="Tabla271.B4" office:value-type="string">
            <text:p text:style-name="P401">En ejecucion</text:p>
          </table:table-cell>
          <table:table-cell table:style-name="Tabla271.C4" office:value-type="string">
            <text:h text:style-name="P189" text:outline-level="2">Estabilidad</text:h>
          </table:table-cell>
          <table:table-cell table:style-name="Tabla271.D4" office:value-type="string">
            <text:p text:style-name="P251">alta</text:p>
          </table:table-cell>
        </table:table-row>
      </table:table>
      <table:table table:name="Tabla272" table:style-name="Tabla272">
        <table:table-column table:style-name="Tabla272.A"/>
        <table:table-row table:style-name="Tabla272.1">
          <table:table-cell table:style-name="Tabla272.A1" office:value-type="string">
            <text:p text:style-name="P449">Comentarios</text:p>
          </table:table-cell>
        </table:table-row>
        <table:table-row table:style-name="Tabla272.2">
          <table:table-cell table:style-name="Tabla272.A2" office:value-type="string">
            <text:p text:style-name="P462"/>
          </table:table-cell>
        </table:table-row>
      </table:table>
      <text:p text:style-name="P226"/>
      <text:p text:style-name="P595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column table:style-name="Tabla273.E"/>
        <table:table-column table:style-name="Tabla273.F"/>
        <table:table-column table:style-name="Tabla273.G"/>
        <table:table-column table:style-name="Tabla273.H"/>
        <table:table-row table:style-name="Tabla273.1">
          <table:table-cell table:style-name="Tabla273.A1" office:value-type="string">
            <text:h text:style-name="P199" text:outline-level="1">Caso de Uso</text:h>
          </table:table-cell>
          <table:table-cell table:style-name="Tabla273.B1" table:number-columns-spanned="5" office:value-type="string">
            <text:p text:style-name="P252">Enviar paquete</text:p>
          </table:table-cell>
          <table:covered-table-cell/>
          <table:covered-table-cell/>
          <table:covered-table-cell/>
          <table:covered-table-cell/>
          <table:table-cell table:style-name="Tabla273.G1" table:number-columns-spanned="2" office:value-type="string">
            <text:p text:style-name="P252">CU_40</text:p>
          </table:table-cell>
          <table:covered-table-cell/>
        </table:table-row>
        <table:table-row table:style-name="Tabla273.2">
          <table:table-cell table:style-name="Tabla273.A2" office:value-type="string">
            <text:p text:style-name="P310">Actores</text:p>
          </table:table-cell>
          <table:table-cell table:style-name="Tabla273.B2" table:number-columns-spanned="7" office:value-type="string">
            <text:p text:style-name="P402">Cliente<text:span text:style-name="T32">(principal)</text:span>, Oficinista<text:span text:style-name="T32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3" office:value-type="string">
            <text:p text:style-name="P310">Tipo</text:p>
          </table:table-cell>
          <table:table-cell table:style-name="Tabla273.B3" table:number-columns-spanned="7" office:value-type="string">
            <text:p text:style-name="P40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4" office:value-type="string">
            <text:p text:style-name="P310">Referencias</text:p>
          </table:table-cell>
          <table:table-cell table:style-name="Tabla273.B4" table:number-columns-spanned="2" office:value-type="string">
            <text:p text:style-name="P291"/>
          </table:table-cell>
          <table:covered-table-cell/>
          <table:table-cell table:style-name="Tabla273.D4" table:number-columns-spanned="5" office:value-type="string">
            <text:p text:style-name="P218"/>
          </table:table-cell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5" office:value-type="string">
            <text:p text:style-name="P310">Precondición</text:p>
          </table:table-cell>
          <table:table-cell table:style-name="Tabla273.B5" table:number-columns-spanned="7" office:value-type="string">
            <text:p text:style-name="P402">Los datos del env<text:span text:style-name="T32">í</text:span>o deben de ser conocidos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6" office:value-type="string">
            <text:p text:style-name="P310">Postcondición</text:p>
          </table:table-cell>
          <table:table-cell table:style-name="Tabla273.B6" table:number-columns-spanned="7" office:value-type="string">
            <text:p text:style-name="P402">Se deberá de elegir modo de entrega y metido de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7" office:value-type="string">
            <text:p text:style-name="P310">Autor</text:p>
          </table:table-cell>
          <table:table-cell table:style-name="Tabla273.B7" office:value-type="string">
            <text:p text:style-name="P402">Manuel Ortiz Hita</text:p>
          </table:table-cell>
          <table:table-cell table:style-name="Tabla273.C7" table:number-columns-spanned="2" office:value-type="string">
            <text:h text:style-name="P199" text:outline-level="1">Fecha</text:h>
          </table:table-cell>
          <table:covered-table-cell/>
          <table:table-cell table:style-name="Tabla273.E7" office:value-type="string">
            <text:p text:style-name="P252">7/4/18</text:p>
          </table:table-cell>
          <table:table-cell table:style-name="Tabla273.F7" table:number-columns-spanned="2" office:value-type="string">
            <text:h text:style-name="P199" text:outline-level="1">Versión</text:h>
          </table:table-cell>
          <table:covered-table-cell/>
          <table:table-cell table:style-name="Tabla273.H7" office:value-type="string">
            <text:p text:style-name="P263">1.0</text:p>
          </table:table-cell>
        </table:table-row>
      </table:table>
      <table:table table:name="Tabla274" table:style-name="Tabla274">
        <table:table-column table:style-name="Tabla274.A"/>
        <table:table-row table:style-name="Tabla274.1">
          <table:table-cell table:style-name="Tabla274.A1" office:value-type="string">
            <text:p text:style-name="P449">Propósito</text:p>
          </table:table-cell>
        </table:table-row>
        <table:table-row table:style-name="Tabla274.1">
          <table:table-cell table:style-name="Tabla274.A2" office:value-type="string">
            <text:p text:style-name="P463">El cliente podrá enviar un paquete</text:p>
          </table:table-cell>
        </table:table-row>
      </table:table>
      <table:table table:name="Tabla275" table:style-name="Tabla275">
        <table:table-column table:style-name="Tabla275.A"/>
        <table:table-row table:style-name="Tabla275.1">
          <table:table-cell table:style-name="Tabla275.A1" office:value-type="string">
            <text:p text:style-name="P449">Resumen</text:p>
          </table:table-cell>
        </table:table-row>
        <table:table-row table:style-name="Tabla275.2">
          <table:table-cell table:style-name="Tabla275.A2" office:value-type="string">
            <text:p text:style-name="P463">El sistema permitirá que el cliente pueda enviar un producto a través del oficinista.</text:p>
          </table:table-cell>
        </table:table-row>
      </table:table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76.1">
          <table:table-cell table:style-name="Tabla276.A2" office:value-type="string">
            <text:p text:style-name="P502">1</text:p>
          </table:table-cell>
          <table:table-cell table:style-name="Tabla276.B2" office:value-type="string">
            <text:p text:style-name="P401">El cliente se comunicara con el oficinista para que este introduzca los datos del envío</text:p>
          </table:table-cell>
          <table:table-cell table:style-name="Tabla276.C2" office:value-type="string">
            <text:p text:style-name="P502">2</text:p>
          </table:table-cell>
          <table:table-cell table:style-name="Tabla276.D2" office:value-type="string">
            <text:p text:style-name="P401">El sistema pedirá los datos del envío</text:p>
          </table:table-cell>
        </table:table-row>
        <table:table-row table:style-name="Tabla276.1">
          <table:table-cell table:style-name="Tabla276.A3" office:value-type="string">
            <text:p text:style-name="P502"/>
          </table:table-cell>
          <table:table-cell table:style-name="Tabla276.B3" office:value-type="string">
            <text:p text:style-name="P401"/>
          </table:table-cell>
          <table:table-cell table:style-name="Tabla276.C3" office:value-type="string">
            <text:p text:style-name="P502">3</text:p>
          </table:table-cell>
          <table:table-cell table:style-name="Tabla276.D3" office:value-type="string">
            <text:p text:style-name="P401">El sistema comprobara que los datos son correctos y pasara a elegir modo de entrega y mo<text:span text:style-name="T32">do</text:span> de pago</text:p>
          </table:table-cell>
        </table:table-row>
      </table:table>
      <table:table table:name="Tabla277" table:style-name="Tabla277">
        <table:table-column table:style-name="Tabla277.A"/>
        <table:table-column table:style-name="Tabla277.B"/>
        <table:table-row table:style-name="Tabla277.1">
          <table:table-cell table:style-name="Tabla277.A1" table:number-columns-spanned="2" office:value-type="string">
            <text:p text:style-name="P449">Cursos Alternos</text:p>
          </table:table-cell>
          <table:covered-table-cell/>
        </table:table-row>
        <table:table-row table:style-name="Tabla277.1">
          <table:table-cell table:style-name="Tabla277.A2" office:value-type="string">
            <text:p text:style-name="P479"/>
          </table:table-cell>
          <table:table-cell table:style-name="Tabla277.B2" office:value-type="string">
            <text:p text:style-name="P300"/>
          </table:table-cell>
        </table:table-row>
      </table:table>
      <text:p text:style-name="P524"/>
      <text:p text:style-name="P524"/>
      <text:p text:style-name="P524"/>
      <text:p text:style-name="P524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ext:soft-page-break/>
        <table:table-row table:style-name="Tabla278.1">
          <table:table-cell table:style-name="Tabla278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78.1">
          <table:table-cell table:style-name="Tabla278.A2" office:value-type="string">
            <text:h text:style-name="P199" text:outline-level="1">Frecuencia</text:h>
            <text:h text:style-name="P199" text:outline-level="1">esperada</text:h>
          </table:table-cell>
          <table:table-cell table:style-name="Tabla278.B2" office:value-type="string">
            <text:p text:style-name="P251">Alta</text:p>
          </table:table-cell>
          <table:table-cell table:style-name="Tabla278.C2" office:value-type="string">
            <text:h text:style-name="P189" text:outline-level="2">Rendimiento</text:h>
          </table:table-cell>
          <table:table-cell table:style-name="Tabla278.D2" office:value-type="string">
            <text:p text:style-name="P251">No puede tardar mas de 2 min<text:span text:style-name="T32">utos</text:span></text:p>
          </table:table-cell>
        </table:table-row>
        <table:table-row table:style-name="Tabla278.1">
          <table:table-cell table:style-name="Tabla278.A3" office:value-type="string">
            <text:p text:style-name="P310">Importancia</text:p>
          </table:table-cell>
          <table:table-cell table:style-name="Tabla278.B3" office:value-type="string">
            <text:p text:style-name="P401">alta</text:p>
          </table:table-cell>
          <table:table-cell table:style-name="Tabla278.C3" office:value-type="string">
            <text:h text:style-name="P189" text:outline-level="2">Urgencia</text:h>
          </table:table-cell>
          <table:table-cell table:style-name="Tabla278.D3" office:value-type="string">
            <text:p text:style-name="P251">alta</text:p>
          </table:table-cell>
        </table:table-row>
        <table:table-row table:style-name="Tabla278.1">
          <table:table-cell table:style-name="Tabla278.A4" office:value-type="string">
            <text:p text:style-name="P310">Estado</text:p>
          </table:table-cell>
          <table:table-cell table:style-name="Tabla278.B4" office:value-type="string">
            <text:p text:style-name="P401">En proceso de ejecuci<text:span text:style-name="T32">ó</text:span>n</text:p>
          </table:table-cell>
          <table:table-cell table:style-name="Tabla278.C4" office:value-type="string">
            <text:h text:style-name="P189" text:outline-level="2">Estabilidad</text:h>
          </table:table-cell>
          <table:table-cell table:style-name="Tabla278.D4" office:value-type="string">
            <text:p text:style-name="P251">alta</text:p>
          </table:table-cell>
        </table:table-row>
      </table:table>
      <table:table table:name="Tabla279" table:style-name="Tabla279">
        <table:table-column table:style-name="Tabla279.A"/>
        <table:table-row table:style-name="Tabla279.1">
          <table:table-cell table:style-name="Tabla279.A1" office:value-type="string">
            <text:p text:style-name="P449">Comentarios</text:p>
          </table:table-cell>
        </table:table-row>
        <table:table-row table:style-name="Tabla279.2">
          <table:table-cell table:style-name="Tabla279.A2" office:value-type="string">
            <text:p text:style-name="P463"/>
          </table:table-cell>
        </table:table-row>
      </table:table>
      <text:p text:style-name="P598"/>
      <text:p text:style-name="P598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column table:style-name="Tabla280.E"/>
        <table:table-column table:style-name="Tabla280.F"/>
        <table:table-column table:style-name="Tabla280.G"/>
        <table:table-column table:style-name="Tabla280.H"/>
        <table:table-row table:style-name="Tabla280.1">
          <table:table-cell table:style-name="Tabla280.A1" office:value-type="string">
            <text:h text:style-name="P199" text:outline-level="1">Caso de Uso</text:h>
          </table:table-cell>
          <table:table-cell table:style-name="Tabla280.B1" table:number-columns-spanned="5" office:value-type="string">
            <text:p text:style-name="P252">Elegir modo de entrega</text:p>
          </table:table-cell>
          <table:covered-table-cell/>
          <table:covered-table-cell/>
          <table:covered-table-cell/>
          <table:covered-table-cell/>
          <table:table-cell table:style-name="Tabla280.G1" table:number-columns-spanned="2" office:value-type="string">
            <text:p text:style-name="P253">CU_41</text:p>
          </table:table-cell>
          <table:covered-table-cell/>
        </table:table-row>
        <table:table-row table:style-name="Tabla280.2">
          <table:table-cell table:style-name="Tabla280.A2" office:value-type="string">
            <text:p text:style-name="P310">Actores</text:p>
          </table:table-cell>
          <table:table-cell table:style-name="Tabla280.B2" table:number-columns-spanned="7" office:value-type="string">
            <text:p text:style-name="P418">Cliente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3" office:value-type="string">
            <text:p text:style-name="P310">Tipo</text:p>
          </table:table-cell>
          <table:table-cell table:style-name="Tabla280.B3" table:number-columns-spanned="7" office:value-type="string">
            <text:p text:style-name="P40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4" office:value-type="string">
            <text:p text:style-name="P310">Referencias</text:p>
          </table:table-cell>
          <table:table-cell table:style-name="Tabla280.B4" table:number-columns-spanned="2" office:value-type="string">
            <text:p text:style-name="P403"/>
          </table:table-cell>
          <table:covered-table-cell/>
          <table:table-cell table:style-name="Tabla280.D4" table:number-columns-spanned="5" office:value-type="string">
            <text:p text:style-name="P403">CU_40</text:p>
          </table:table-cell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5" office:value-type="string">
            <text:p text:style-name="P310">Precondición</text:p>
          </table:table-cell>
          <table:table-cell table:style-name="Tabla280.B5" table:number-columns-spanned="7" office:value-type="string">
            <text:p text:style-name="P403">EL env<text:span text:style-name="T32">í</text:span>o del paquete debe de haberse ejecutado con <text:span text:style-name="T32">é</text:span>x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6" office:value-type="string">
            <text:p text:style-name="P310">Postcondición</text:p>
          </table:table-cell>
          <table:table-cell table:style-name="Tabla280.B6" table:number-columns-spanned="7" office:value-type="string">
            <text:p text:style-name="P403">Se informara del modo seleccion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7" office:value-type="string">
            <text:p text:style-name="P310">Autor</text:p>
          </table:table-cell>
          <table:table-cell table:style-name="Tabla280.B7" office:value-type="string">
            <text:p text:style-name="P403">Manuel Ortiz Hita</text:p>
          </table:table-cell>
          <table:table-cell table:style-name="Tabla280.C7" table:number-columns-spanned="2" office:value-type="string">
            <text:h text:style-name="P199" text:outline-level="1">Fecha</text:h>
          </table:table-cell>
          <table:covered-table-cell/>
          <table:table-cell table:style-name="Tabla280.E7" office:value-type="string">
            <text:p text:style-name="P253">7/4/18</text:p>
          </table:table-cell>
          <table:table-cell table:style-name="Tabla280.F7" table:number-columns-spanned="2" office:value-type="string">
            <text:h text:style-name="P199" text:outline-level="1">Versión</text:h>
          </table:table-cell>
          <table:covered-table-cell/>
          <table:table-cell table:style-name="Tabla280.H7" office:value-type="string">
            <text:p text:style-name="P263">1.0</text:p>
          </table:table-cell>
        </table:table-row>
      </table:table>
      <table:table table:name="Tabla281" table:style-name="Tabla281">
        <table:table-column table:style-name="Tabla281.A"/>
        <table:table-row table:style-name="Tabla281.1">
          <table:table-cell table:style-name="Tabla281.A1" office:value-type="string">
            <text:p text:style-name="P449">Propósito</text:p>
          </table:table-cell>
        </table:table-row>
        <table:table-row table:style-name="Tabla281.1">
          <table:table-cell table:style-name="Tabla281.A2" office:value-type="string">
            <text:p text:style-name="P464">Que el cliente pueda elegir la forma de entregar el paquete a la empresa</text:p>
          </table:table-cell>
        </table:table-row>
      </table:table>
      <table:table table:name="Tabla282" table:style-name="Tabla282">
        <table:table-column table:style-name="Tabla282.A"/>
        <table:table-row table:style-name="Tabla282.1">
          <table:table-cell table:style-name="Tabla282.A1" office:value-type="string">
            <text:p text:style-name="P449">Resumen</text:p>
          </table:table-cell>
        </table:table-row>
        <table:table-row table:style-name="Tabla282.1">
          <table:table-cell table:style-name="Tabla282.A2" office:value-type="string">
            <text:p text:style-name="P464">El usuario le comunicara al oficinista si quiere que el paquete sea recogido a domicilio u acudirá a la oficina a mandarlo</text:p>
          </table:table-cell>
        </table:table-row>
      </table:table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 table:style-name="Tabla283.1">
          <table:table-cell table:style-name="Tabla283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83.1">
          <table:table-cell table:style-name="Tabla283.A2" office:value-type="string">
            <text:p text:style-name="P503">1</text:p>
          </table:table-cell>
          <table:table-cell table:style-name="Tabla283.B2" office:value-type="string">
            <text:p text:style-name="P404">El cliente le comunica al oficinista cual sera el modo de entrega</text:p>
          </table:table-cell>
          <table:table-cell table:style-name="Tabla283.C2" office:value-type="string">
            <text:p text:style-name="P295"/>
          </table:table-cell>
          <table:table-cell table:style-name="Tabla283.D2" office:value-type="string">
            <text:p text:style-name="P300"/>
          </table:table-cell>
        </table:table-row>
        <table:table-row table:style-name="Tabla283.1">
          <table:table-cell table:style-name="Tabla283.A3" office:value-type="string">
            <text:p text:style-name="P503">2</text:p>
          </table:table-cell>
          <table:table-cell table:style-name="Tabla283.B3" office:value-type="string">
            <text:p text:style-name="P404">El oficinista introduce el modo en el sistema</text:p>
          </table:table-cell>
          <table:table-cell table:style-name="Tabla283.C3" office:value-type="string">
            <text:p text:style-name="P503">3</text:p>
          </table:table-cell>
          <table:table-cell table:style-name="Tabla283.D3" office:value-type="string">
            <text:p text:style-name="P404">El sistema seleccionara el modo de entrega</text:p>
          </table:table-cell>
        </table:table-row>
      </table:table>
      <table:table table:name="Tabla284" table:style-name="Tabla284">
        <table:table-column table:style-name="Tabla284.A"/>
        <table:table-column table:style-name="Tabla284.B"/>
        <table:table-row table:style-name="Tabla284.1">
          <table:table-cell table:style-name="Tabla284.A1" table:number-columns-spanned="2" office:value-type="string">
            <text:p text:style-name="P449">Cursos Alternos</text:p>
          </table:table-cell>
          <table:covered-table-cell/>
        </table:table-row>
        <table:table-row table:style-name="Tabla284.1">
          <table:table-cell table:style-name="Tabla284.A2" office:value-type="string">
            <text:p text:style-name="P503">1a</text:p>
          </table:table-cell>
          <table:table-cell table:style-name="Tabla284.B2" office:value-type="string">
            <text:p text:style-name="P404">Si el modo es a domicilio el sistema comunicara al oficinista que un repartidor tiene que ir a buscar el paquete</text:p>
          </table:table-cell>
        </table:table-row>
        <table:table-row table:style-name="Tabla284.1">
          <table:table-cell table:style-name="Tabla284.A3" office:value-type="string">
            <text:p text:style-name="P503">1b</text:p>
          </table:table-cell>
          <table:table-cell table:style-name="Tabla284.B3" office:value-type="string">
            <text:p text:style-name="P404">Si el modo es de recogida en la oficina solo almacenara los datos del envío.</text:p>
          </table:table-cell>
        </table:table-row>
      </table:table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 table:style-name="Tabla285.1">
          <table:table-cell table:style-name="Tabla285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85.1">
          <table:table-cell table:style-name="Tabla285.A2" office:value-type="string">
            <text:h text:style-name="P200" text:outline-level="1">Frecuencia</text:h>
            <text:h text:style-name="P200" text:outline-level="1">esperada</text:h>
          </table:table-cell>
          <table:table-cell table:style-name="Tabla285.B2" office:value-type="string">
            <text:p text:style-name="P254">alta</text:p>
          </table:table-cell>
          <table:table-cell table:style-name="Tabla285.C2" office:value-type="string">
            <text:h text:style-name="P189" text:outline-level="2">Rendimiento</text:h>
          </table:table-cell>
          <table:table-cell table:style-name="Tabla285.D2" office:value-type="string">
            <text:p text:style-name="P254">No debe de tardar mas de 1 min<text:span text:style-name="T43">uto</text:span></text:p>
          </table:table-cell>
        </table:table-row>
        <table:table-row table:style-name="Tabla285.1">
          <table:table-cell table:style-name="Tabla285.A3" office:value-type="string">
            <text:p text:style-name="P310">Importancia</text:p>
          </table:table-cell>
          <table:table-cell table:style-name="Tabla285.B3" office:value-type="string">
            <text:p text:style-name="P404">alta</text:p>
          </table:table-cell>
          <table:table-cell table:style-name="Tabla285.C3" office:value-type="string">
            <text:h text:style-name="P189" text:outline-level="2">Urgencia</text:h>
          </table:table-cell>
          <table:table-cell table:style-name="Tabla285.D3" office:value-type="string">
            <text:p text:style-name="P254">media</text:p>
          </table:table-cell>
        </table:table-row>
        <table:table-row table:style-name="Tabla285.1">
          <table:table-cell table:style-name="Tabla285.A4" office:value-type="string">
            <text:p text:style-name="P310">Estado</text:p>
          </table:table-cell>
          <table:table-cell table:style-name="Tabla285.B4" office:value-type="string">
            <text:p text:style-name="P404">En espera</text:p>
          </table:table-cell>
          <table:table-cell table:style-name="Tabla285.C4" office:value-type="string">
            <text:h text:style-name="P189" text:outline-level="2">Estabilidad</text:h>
          </table:table-cell>
          <table:table-cell table:style-name="Tabla285.D4" office:value-type="string">
            <text:p text:style-name="P254">alta</text:p>
          </table:table-cell>
        </table:table-row>
      </table:table>
      <table:table table:name="Tabla286" table:style-name="Tabla286">
        <table:table-column table:style-name="Tabla286.A"/>
        <table:table-row table:style-name="Tabla286.1">
          <table:table-cell table:style-name="Tabla286.A1" office:value-type="string">
            <text:p text:style-name="P449">Comentarios</text:p>
          </table:table-cell>
        </table:table-row>
        <table:table-row table:style-name="Tabla286.2">
          <table:table-cell table:style-name="Tabla286.A2" office:value-type="string">
            <text:p text:style-name="P462"/>
          </table:table-cell>
        </table:table-row>
      </table:table>
      <text:p text:style-name="P598"/>
      <text:p text:style-name="P598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column table:style-name="Tabla287.E"/>
        <table:table-column table:style-name="Tabla287.F"/>
        <table:table-column table:style-name="Tabla287.G"/>
        <table:table-column table:style-name="Tabla287.H"/>
        <table:table-row table:style-name="Tabla287.1">
          <table:table-cell table:style-name="Tabla287.A1" office:value-type="string">
            <text:h text:style-name="P199" text:outline-level="1">Caso de Uso</text:h>
          </table:table-cell>
          <table:table-cell table:style-name="Tabla287.B1" table:number-columns-spanned="5" office:value-type="string">
            <text:p text:style-name="P253">Pago env<text:span text:style-name="T43">í</text:span>o</text:p>
          </table:table-cell>
          <table:covered-table-cell/>
          <table:covered-table-cell/>
          <table:covered-table-cell/>
          <table:covered-table-cell/>
          <table:table-cell table:style-name="Tabla287.G1" table:number-columns-spanned="2" office:value-type="string">
            <text:p text:style-name="P255">CU_42</text:p>
          </table:table-cell>
          <table:covered-table-cell/>
        </table:table-row>
        <table:table-row table:style-name="Tabla287.2">
          <table:table-cell table:style-name="Tabla287.A2" office:value-type="string">
            <text:p text:style-name="P310">Actores</text:p>
          </table:table-cell>
          <table:table-cell table:style-name="Tabla287.B2" table:number-columns-spanned="7" office:value-type="string">
            <text:p text:style-name="P405"><text:span text:style-name="T45">Cliente(principal), Oficinista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3" office:value-type="string">
            <text:p text:style-name="P310">Tipo</text:p>
          </table:table-cell>
          <table:table-cell table:style-name="Tabla287.B3" table:number-columns-spanned="7" office:value-type="string">
            <text:p text:style-name="P408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4" office:value-type="string">
            <text:p text:style-name="P310">Referencias</text:p>
          </table:table-cell>
          <table:table-cell table:style-name="Tabla287.B4" table:number-columns-spanned="2" office:value-type="string">
            <text:p text:style-name="P408"/>
          </table:table-cell>
          <table:covered-table-cell/>
          <table:table-cell table:style-name="Tabla287.D4" table:number-columns-spanned="5" office:value-type="string">
            <text:p text:style-name="P409">CU_40</text:p>
          </table:table-cell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5" office:value-type="string">
            <text:p text:style-name="P310">Precondición</text:p>
          </table:table-cell>
          <table:table-cell table:style-name="Tabla287.B5" table:number-columns-spanned="7" office:value-type="string">
            <text:p text:style-name="P405">El sistema debe de haber ejecutado enviar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6" office:value-type="string">
            <text:p text:style-name="P310">Postcondición</text:p>
          </table:table-cell>
          <table:table-cell table:style-name="Tabla287.B6" table:number-columns-spanned="7" office:value-type="string">
            <text:p text:style-name="P405">Se procederá al pago con tarjeta o pago met<text:span text:style-name="T43">á</text:span>l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7" office:value-type="string">
            <text:p text:style-name="P310">Autor</text:p>
          </table:table-cell>
          <table:table-cell table:style-name="Tabla287.B7" office:value-type="string">
            <text:p text:style-name="P405">Manuel Ortiz Hita</text:p>
          </table:table-cell>
          <table:table-cell table:style-name="Tabla287.C7" table:number-columns-spanned="2" office:value-type="string">
            <text:h text:style-name="P199" text:outline-level="1">Fecha</text:h>
          </table:table-cell>
          <table:covered-table-cell/>
          <table:table-cell table:style-name="Tabla287.E7" office:value-type="string">
            <text:p text:style-name="P255">7/4/18</text:p>
          </table:table-cell>
          <table:table-cell table:style-name="Tabla287.F7" table:number-columns-spanned="2" office:value-type="string">
            <text:h text:style-name="P199" text:outline-level="1">Versión</text:h>
          </table:table-cell>
          <table:covered-table-cell/>
          <table:table-cell table:style-name="Tabla287.H7" office:value-type="string">
            <text:p text:style-name="P264">1.0</text:p>
          </table:table-cell>
        </table:table-row>
      </table:table>
      <text:p text:style-name="P524"/>
      <text:p text:style-name="P524"/>
      <table:table table:name="Tabla288" table:style-name="Tabla288">
        <table:table-column table:style-name="Tabla288.A"/>
        <text:soft-page-break/>
        <table:table-row table:style-name="Tabla288.1">
          <table:table-cell table:style-name="Tabla288.A1" office:value-type="string">
            <text:p text:style-name="P449">Propósito</text:p>
          </table:table-cell>
        </table:table-row>
        <table:table-row table:style-name="Tabla288.1">
          <table:table-cell table:style-name="Tabla288.A2" office:value-type="string">
            <text:p text:style-name="P465">Elegir el m<text:span text:style-name="T43">é</text:span>todo de pago</text:p>
          </table:table-cell>
        </table:table-row>
      </table:table>
      <table:table table:name="Tabla289" table:style-name="Tabla289">
        <table:table-column table:style-name="Tabla289.A"/>
        <table:table-row table:style-name="Tabla289.1">
          <table:table-cell table:style-name="Tabla289.A1" office:value-type="string">
            <text:p text:style-name="P449">Resumen</text:p>
          </table:table-cell>
        </table:table-row>
        <table:table-row table:style-name="Tabla289.1">
          <table:table-cell table:style-name="Tabla289.A2" office:value-type="string">
            <text:p text:style-name="P465">El Cliente deber<text:span text:style-name="T43">á</text:span> comunicarle al oficinista si el pago sera en efectivo o con tarjeta</text:p>
          </table:table-cell>
        </table:table-row>
      </table:table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 table:style-name="Tabla290.1">
          <table:table-cell table:style-name="Tabla290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90.1">
          <table:table-cell table:style-name="Tabla290.A2" office:value-type="string">
            <text:p text:style-name="P504">1</text:p>
          </table:table-cell>
          <table:table-cell table:style-name="Tabla290.B2" office:value-type="string">
            <text:p text:style-name="P407">El cliente le comunica al oficinista el método de pago</text:p>
          </table:table-cell>
          <table:table-cell table:style-name="Tabla290.C2" office:value-type="string">
            <text:p text:style-name="P504">2</text:p>
          </table:table-cell>
          <table:table-cell table:style-name="Tabla290.D2" office:value-type="string">
            <text:p text:style-name="P407">El sistema deberá de introducir los datos y proceder al modo de pago seleccionado</text:p>
          </table:table-cell>
        </table:table-row>
      </table:table>
      <table:table table:name="Tabla291" table:style-name="Tabla291">
        <table:table-column table:style-name="Tabla291.A"/>
        <table:table-column table:style-name="Tabla291.B"/>
        <table:table-row table:style-name="Tabla291.1">
          <table:table-cell table:style-name="Tabla291.A1" table:number-columns-spanned="2" office:value-type="string">
            <text:p text:style-name="P449">Cursos Alternos</text:p>
          </table:table-cell>
          <table:covered-table-cell/>
        </table:table-row>
        <table:table-row table:style-name="Tabla291.1">
          <table:table-cell table:style-name="Tabla291.A2" office:value-type="string">
            <text:p text:style-name="P504">1a</text:p>
          </table:table-cell>
          <table:table-cell table:style-name="Tabla291.B2" office:value-type="string">
            <text:p text:style-name="P407">El modo de pago con tarjeta. Se realizara el Pago con tarjeta</text:p>
          </table:table-cell>
        </table:table-row>
        <table:table-row table:style-name="Tabla291.1">
          <table:table-cell table:style-name="Tabla291.A3" office:value-type="string">
            <text:p text:style-name="P504">2<text:span text:style-name="T43">a</text:span></text:p>
          </table:table-cell>
          <table:table-cell table:style-name="Tabla291.B3" office:value-type="string">
            <text:p text:style-name="P407">El modo de pago en met<text:span text:style-name="T43">á</text:span>lico. Se realizara el pago en met<text:span text:style-name="T43">á</text:span>lico</text:p>
          </table:table-cell>
        </table:table-row>
      </table:table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 table:style-name="Tabla292.1">
          <table:table-cell table:style-name="Tabla292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92.1">
          <table:table-cell table:style-name="Tabla292.A2" office:value-type="string">
            <text:h text:style-name="P200" text:outline-level="1">Frecuencia </text:h>
            <text:h text:style-name="P200" text:outline-level="1">esperada</text:h>
          </table:table-cell>
          <table:table-cell table:style-name="Tabla292.B2" office:value-type="string">
            <text:p text:style-name="P256">Alta</text:p>
          </table:table-cell>
          <table:table-cell table:style-name="Tabla292.C2" office:value-type="string">
            <text:h text:style-name="P189" text:outline-level="2">Rendimiento</text:h>
          </table:table-cell>
          <table:table-cell table:style-name="Tabla292.D2" office:value-type="string">
            <text:p text:style-name="P256">No debe tardar mas de 30 seg</text:p>
          </table:table-cell>
        </table:table-row>
        <table:table-row table:style-name="Tabla292.1">
          <table:table-cell table:style-name="Tabla292.A3" office:value-type="string">
            <text:p text:style-name="P310">Importancia</text:p>
          </table:table-cell>
          <table:table-cell table:style-name="Tabla292.B3" office:value-type="string">
            <text:p text:style-name="P407">alta</text:p>
          </table:table-cell>
          <table:table-cell table:style-name="Tabla292.C3" office:value-type="string">
            <text:h text:style-name="P189" text:outline-level="2">Urgencia</text:h>
          </table:table-cell>
          <table:table-cell table:style-name="Tabla292.D3" office:value-type="string">
            <text:p text:style-name="P256">alta</text:p>
          </table:table-cell>
        </table:table-row>
        <table:table-row table:style-name="Tabla292.1">
          <table:table-cell table:style-name="Tabla292.A4" office:value-type="string">
            <text:p text:style-name="P310">Estado</text:p>
          </table:table-cell>
          <table:table-cell table:style-name="Tabla292.B4" office:value-type="string">
            <text:p text:style-name="P407">En espera de ejecuci<text:span text:style-name="T44">ó</text:span>n</text:p>
          </table:table-cell>
          <table:table-cell table:style-name="Tabla292.C4" office:value-type="string">
            <text:h text:style-name="P189" text:outline-level="2">Estabilidad</text:h>
          </table:table-cell>
          <table:table-cell table:style-name="Tabla292.D4" office:value-type="string">
            <text:p text:style-name="P256">alta</text:p>
          </table:table-cell>
        </table:table-row>
      </table:table>
      <table:table table:name="Tabla293" table:style-name="Tabla293">
        <table:table-column table:style-name="Tabla293.A"/>
        <table:table-row table:style-name="Tabla293.1">
          <table:table-cell table:style-name="Tabla293.A1" office:value-type="string">
            <text:p text:style-name="P449">Comentarios</text:p>
          </table:table-cell>
        </table:table-row>
        <table:table-row table:style-name="Tabla293.2">
          <table:table-cell table:style-name="Tabla293.A2" office:value-type="string">
            <text:p text:style-name="P462"/>
          </table:table-cell>
        </table:table-row>
      </table:table>
      <text:p text:style-name="P226"/>
      <text:p text:style-name="P595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column table:style-name="Tabla294.E"/>
        <table:table-column table:style-name="Tabla294.F"/>
        <table:table-column table:style-name="Tabla294.G"/>
        <table:table-column table:style-name="Tabla294.H"/>
        <table:table-row table:style-name="Tabla294.1">
          <table:table-cell table:style-name="Tabla294.A1" office:value-type="string">
            <text:h text:style-name="P199" text:outline-level="1">Caso de Uso</text:h>
          </table:table-cell>
          <table:table-cell table:style-name="Tabla294.B1" table:number-columns-spanned="5" office:value-type="string">
            <text:p text:style-name="P255">Pago en metálico</text:p>
          </table:table-cell>
          <table:covered-table-cell/>
          <table:covered-table-cell/>
          <table:covered-table-cell/>
          <table:covered-table-cell/>
          <table:table-cell table:style-name="Tabla294.G1" table:number-columns-spanned="2" office:value-type="string">
            <text:p text:style-name="P255">CU_43</text:p>
          </table:table-cell>
          <table:covered-table-cell/>
        </table:table-row>
        <table:table-row table:style-name="Tabla294.2">
          <table:table-cell table:style-name="Tabla294.A2" office:value-type="string">
            <text:p text:style-name="P310">Actores</text:p>
          </table:table-cell>
          <table:table-cell table:style-name="Tabla294.B2" table:number-columns-spanned="7" office:value-type="string">
            <text:p text:style-name="P405">Sistema<text:span text:style-name="T45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3" office:value-type="string">
            <text:p text:style-name="P310">Tipo</text:p>
          </table:table-cell>
          <table:table-cell table:style-name="Tabla294.B3" table:number-columns-spanned="7" office:value-type="string">
            <text:p text:style-name="P405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4" office:value-type="string">
            <text:p text:style-name="P310">Referencias</text:p>
          </table:table-cell>
          <table:table-cell table:style-name="Tabla294.B4" table:number-columns-spanned="2" office:value-type="string">
            <text:p text:style-name="P326"/>
          </table:table-cell>
          <table:covered-table-cell/>
          <table:table-cell table:style-name="Tabla294.D4" table:number-columns-spanned="5" office:value-type="string">
            <text:p text:style-name="P406">CU_42, CU_40</text:p>
          </table:table-cell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5" office:value-type="string">
            <text:p text:style-name="P310">Precondición</text:p>
          </table:table-cell>
          <table:table-cell table:style-name="Tabla294.B5" table:number-columns-spanned="7" office:value-type="string">
            <text:p text:style-name="P405">EL cliente deberá de haber seleccionado el pago en metál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6" office:value-type="string">
            <text:p text:style-name="P310">Postcondición</text:p>
          </table:table-cell>
          <table:table-cell table:style-name="Tabla294.B6" table:number-columns-spanned="7" office:value-type="string">
            <text:p text:style-name="P405">Se dará un resguardo de que el pago ha sido efectu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7" office:value-type="string">
            <text:p text:style-name="P310">Autor</text:p>
          </table:table-cell>
          <table:table-cell table:style-name="Tabla294.B7" office:value-type="string">
            <text:p text:style-name="P405">Manuel Ortiz Hita</text:p>
          </table:table-cell>
          <table:table-cell table:style-name="Tabla294.C7" table:number-columns-spanned="2" office:value-type="string">
            <text:h text:style-name="P199" text:outline-level="1">Fecha</text:h>
          </table:table-cell>
          <table:covered-table-cell/>
          <table:table-cell table:style-name="Tabla294.E7" office:value-type="string">
            <text:p text:style-name="P255">7/4/18</text:p>
          </table:table-cell>
          <table:table-cell table:style-name="Tabla294.F7" table:number-columns-spanned="2" office:value-type="string">
            <text:h text:style-name="P199" text:outline-level="1">Versión</text:h>
          </table:table-cell>
          <table:covered-table-cell/>
          <table:table-cell table:style-name="Tabla294.H7" office:value-type="string">
            <text:p text:style-name="P265">1.0</text:p>
          </table:table-cell>
        </table:table-row>
      </table:table>
      <table:table table:name="Tabla295" table:style-name="Tabla295">
        <table:table-column table:style-name="Tabla295.A"/>
        <table:table-row table:style-name="Tabla295.1">
          <table:table-cell table:style-name="Tabla295.A1" office:value-type="string">
            <text:p text:style-name="P449">Propósito</text:p>
          </table:table-cell>
        </table:table-row>
        <table:table-row table:style-name="Tabla295.1">
          <table:table-cell table:style-name="Tabla295.A2" office:value-type="string">
            <text:p text:style-name="P465">Que el cliente pueda pagar en <text:span text:style-name="T42">metálico</text:span></text:p>
          </table:table-cell>
        </table:table-row>
      </table:table>
      <table:table table:name="Tabla296" table:style-name="Tabla296">
        <table:table-column table:style-name="Tabla296.A"/>
        <table:table-row table:style-name="Tabla296.1">
          <table:table-cell table:style-name="Tabla296.A1" office:value-type="string">
            <text:p text:style-name="P449">Resumen</text:p>
          </table:table-cell>
        </table:table-row>
        <table:table-row table:style-name="Tabla296.1">
          <table:table-cell table:style-name="Tabla296.A2" office:value-type="string">
            <text:p text:style-name="P466">El cliente deberá de elegir el método de pago en metálico</text:p>
          </table:table-cell>
        </table:table-row>
      </table:table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 table:style-name="Tabla297.1">
          <table:table-cell table:style-name="Tabla297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297.1">
          <table:table-cell table:style-name="Tabla297.A2" office:value-type="string">
            <text:p text:style-name="P505"/>
          </table:table-cell>
          <table:table-cell table:style-name="Tabla297.B2" office:value-type="string">
            <text:p text:style-name="P327"/>
          </table:table-cell>
          <table:table-cell table:style-name="Tabla297.C2" office:value-type="string">
            <text:p text:style-name="P505">1</text:p>
          </table:table-cell>
          <table:table-cell table:style-name="Tabla297.D2" office:value-type="string">
            <text:p text:style-name="P410">El sistema habilitara el método de pago en metálico.</text:p>
          </table:table-cell>
        </table:table-row>
        <table:table-row table:style-name="Tabla297.1">
          <table:table-cell table:style-name="Tabla297.A3" office:value-type="string">
            <text:p text:style-name="P505">2</text:p>
          </table:table-cell>
          <table:table-cell table:style-name="Tabla297.B3" office:value-type="string">
            <text:p text:style-name="P410">El cliente deberá de efectuar el pago en la oficina.</text:p>
          </table:table-cell>
          <table:table-cell table:style-name="Tabla297.C3" office:value-type="string">
            <text:p text:style-name="P295"/>
          </table:table-cell>
          <table:table-cell table:style-name="Tabla297.D3" office:value-type="string">
            <text:p text:style-name="P300"/>
          </table:table-cell>
        </table:table-row>
      </table:table>
      <table:table table:name="Tabla298" table:style-name="Tabla298">
        <table:table-column table:style-name="Tabla298.A"/>
        <table:table-column table:style-name="Tabla298.B"/>
        <table:table-row table:style-name="Tabla298.1">
          <table:table-cell table:style-name="Tabla298.A1" table:number-columns-spanned="2" office:value-type="string">
            <text:p text:style-name="P449">Cursos Alternos</text:p>
          </table:table-cell>
          <table:covered-table-cell/>
        </table:table-row>
        <table:table-row table:style-name="Tabla298.1">
          <table:table-cell table:style-name="Tabla298.A2" office:value-type="string">
            <text:p text:style-name="P479"/>
          </table:table-cell>
          <table:table-cell table:style-name="Tabla298.B2" office:value-type="string">
            <text:p text:style-name="P300"/>
          </table:table-cell>
        </table:table-row>
      </table:table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299.1">
          <table:table-cell table:style-name="Tabla299.A2" office:value-type="string">
            <text:h text:style-name="P201" text:outline-level="1">Frecuencia </text:h>
            <text:h text:style-name="P201" text:outline-level="1">esperada</text:h>
          </table:table-cell>
          <table:table-cell table:style-name="Tabla299.B2" office:value-type="string">
            <text:p text:style-name="P225">Alta</text:p>
          </table:table-cell>
          <table:table-cell table:style-name="Tabla299.C2" office:value-type="string">
            <text:h text:style-name="P189" text:outline-level="2">Rendimiento</text:h>
          </table:table-cell>
          <table:table-cell table:style-name="Tabla299.D2" office:value-type="string">
            <text:p text:style-name="P225">No puede tardar mas de 1 min<text:span text:style-name="T44">uto</text:span></text:p>
          </table:table-cell>
        </table:table-row>
        <table:table-row table:style-name="Tabla299.1">
          <table:table-cell table:style-name="Tabla299.A3" office:value-type="string">
            <text:p text:style-name="P310">Importancia</text:p>
          </table:table-cell>
          <table:table-cell table:style-name="Tabla299.B3" office:value-type="string">
            <text:p text:style-name="P412">Alta</text:p>
          </table:table-cell>
          <table:table-cell table:style-name="Tabla299.C3" office:value-type="string">
            <text:h text:style-name="P189" text:outline-level="2">Urgencia</text:h>
          </table:table-cell>
          <table:table-cell table:style-name="Tabla299.D3" office:value-type="string">
            <text:p text:style-name="P225">media</text:p>
          </table:table-cell>
        </table:table-row>
        <table:table-row table:style-name="Tabla299.4">
          <table:table-cell table:style-name="Tabla299.A4" office:value-type="string">
            <text:p text:style-name="P310">Estado</text:p>
          </table:table-cell>
          <table:table-cell table:style-name="Tabla299.B4" office:value-type="string">
            <text:p text:style-name="P412">En espera de ejecuci<text:span text:style-name="T44">ó</text:span>n</text:p>
          </table:table-cell>
          <table:table-cell table:style-name="Tabla299.C4" office:value-type="string">
            <text:h text:style-name="P189" text:outline-level="2">Estabilidad</text:h>
          </table:table-cell>
          <table:table-cell table:style-name="Tabla299.D4" office:value-type="string">
            <text:p text:style-name="P225">Alta</text:p>
          </table:table-cell>
        </table:table-row>
      </table:table>
      <table:table table:name="Tabla300" table:style-name="Tabla300">
        <table:table-column table:style-name="Tabla300.A"/>
        <table:table-row table:style-name="Tabla300.1">
          <table:table-cell table:style-name="Tabla300.A1" office:value-type="string">
            <text:p text:style-name="P449">Comentarios</text:p>
          </table:table-cell>
        </table:table-row>
        <table:table-row table:style-name="Tabla300.2">
          <table:table-cell table:style-name="Tabla300.A2" office:value-type="string">
            <text:p text:style-name="P462"/>
          </table:table-cell>
        </table:table-row>
      </table:table>
      <text:p text:style-name="P226"/>
      <text:p text:style-name="P595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column table:style-name="Tabla301.E"/>
        <table:table-column table:style-name="Tabla301.F"/>
        <table:table-column table:style-name="Tabla301.G"/>
        <table:table-column table:style-name="Tabla301.H"/>
        <text:soft-page-break/>
        <table:table-row table:style-name="Tabla301.1">
          <table:table-cell table:style-name="Tabla301.A1" office:value-type="string">
            <text:h text:style-name="P199" text:outline-level="1">Caso de Uso</text:h>
          </table:table-cell>
          <table:table-cell table:style-name="Tabla301.B1" table:number-columns-spanned="5" office:value-type="string">
            <text:p text:style-name="P218">Pago con tarjeta</text:p>
          </table:table-cell>
          <table:covered-table-cell/>
          <table:covered-table-cell/>
          <table:covered-table-cell/>
          <table:covered-table-cell/>
          <table:table-cell table:style-name="Tabla301.G1" table:number-columns-spanned="2" office:value-type="string">
            <text:p text:style-name="P257">CU_44</text:p>
          </table:table-cell>
          <table:covered-table-cell/>
        </table:table-row>
        <table:table-row table:style-name="Tabla301.2">
          <table:table-cell table:style-name="Tabla301.A2" office:value-type="string">
            <text:p text:style-name="P310">Actores</text:p>
          </table:table-cell>
          <table:table-cell table:style-name="Tabla301.B2" table:number-columns-spanned="7" office:value-type="string">
            <text:p text:style-name="P408"><text:span text:style-name="T46">Cliente(principal), </text:span>Sistema de <text:span text:style-name="T42">autorización</text:span> de pagos<text:span text:style-name="T45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3" office:value-type="string">
            <text:p text:style-name="P310">Tipo</text:p>
          </table:table-cell>
          <table:table-cell table:style-name="Tabla301.B3" table:number-columns-spanned="7" office:value-type="string">
            <text:p text:style-name="P41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4" office:value-type="string">
            <text:p text:style-name="P310">Referencias</text:p>
          </table:table-cell>
          <table:table-cell table:style-name="Tabla301.B4" table:number-columns-spanned="2" office:value-type="string">
            <text:p text:style-name="P405"/>
          </table:table-cell>
          <table:covered-table-cell/>
          <table:table-cell table:style-name="Tabla301.D4" table:number-columns-spanned="5" office:value-type="string">
            <text:p text:style-name="P406">CU_42, CU_40</text:p>
          </table:table-cell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5" office:value-type="string">
            <text:p text:style-name="P310">Precondición</text:p>
          </table:table-cell>
          <table:table-cell table:style-name="Tabla301.B5" table:number-columns-spanned="7" office:value-type="string">
            <text:p text:style-name="P408">El <text:span text:style-name="T42">método</text:span> seleccionado en pa<text:span text:style-name="T42">go de envío debe d</text:span>e ser el pago con tarj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6" office:value-type="string">
            <text:p text:style-name="P310">Postcondición</text:p>
          </table:table-cell>
          <table:table-cell table:style-name="Tabla301.B6" table:number-columns-spanned="7" office:value-type="string">
            <text:p text:style-name="P411">Se deberá de enviar un recibo de que el pago ha sido verific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7" office:value-type="string">
            <text:p text:style-name="P310">Autor</text:p>
          </table:table-cell>
          <table:table-cell table:style-name="Tabla301.B7" office:value-type="string">
            <text:p text:style-name="P411">Manuel Ortiz Hita</text:p>
          </table:table-cell>
          <table:table-cell table:style-name="Tabla301.C7" table:number-columns-spanned="2" office:value-type="string">
            <text:h text:style-name="P199" text:outline-level="1">Fecha</text:h>
          </table:table-cell>
          <table:covered-table-cell/>
          <table:table-cell table:style-name="Tabla301.E7" office:value-type="string">
            <text:p text:style-name="P257">7/4/18</text:p>
          </table:table-cell>
          <table:table-cell table:style-name="Tabla301.F7" table:number-columns-spanned="2" office:value-type="string">
            <text:h text:style-name="P199" text:outline-level="1">Versión</text:h>
          </table:table-cell>
          <table:covered-table-cell/>
          <table:table-cell table:style-name="Tabla301.H7" office:value-type="string">
            <text:p text:style-name="P266">1.0</text:p>
          </table:table-cell>
        </table:table-row>
      </table:table>
      <table:table table:name="Tabla302" table:style-name="Tabla302">
        <table:table-column table:style-name="Tabla302.A"/>
        <table:table-row table:style-name="Tabla302.1">
          <table:table-cell table:style-name="Tabla302.A1" office:value-type="string">
            <text:p text:style-name="P449">Propósito</text:p>
          </table:table-cell>
        </table:table-row>
        <table:table-row table:style-name="Tabla302.1">
          <table:table-cell table:style-name="Tabla302.A2" office:value-type="string">
            <text:p text:style-name="P466">El cliente podrá pagar con tarjeta si el as<text:span text:style-name="T44">í</text:span> lo desea</text:p>
          </table:table-cell>
        </table:table-row>
      </table:table>
      <table:table table:name="Tabla303" table:style-name="Tabla303">
        <table:table-column table:style-name="Tabla303.A"/>
        <table:table-row table:style-name="Tabla303.1">
          <table:table-cell table:style-name="Tabla303.A1" office:value-type="string">
            <text:p text:style-name="P449">Resumen</text:p>
          </table:table-cell>
        </table:table-row>
        <table:table-row table:style-name="Tabla303.1">
          <table:table-cell table:style-name="Tabla303.A2" office:value-type="string">
            <text:p text:style-name="P466">El sistema debe de permitir que el cliente realice una transacción con el pago</text:p>
          </table:table-cell>
        </table:table-row>
      </table:table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 table:style-name="Tabla304.1">
          <table:table-cell table:style-name="Tabla304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304.1">
          <table:table-cell table:style-name="Tabla304.A2" office:value-type="string">
            <text:p text:style-name="P505"/>
          </table:table-cell>
          <table:table-cell table:style-name="Tabla304.B2" office:value-type="string">
            <text:p text:style-name="P410"/>
          </table:table-cell>
          <table:table-cell table:style-name="Tabla304.C2" office:value-type="string">
            <text:p text:style-name="P505">1</text:p>
          </table:table-cell>
          <table:table-cell table:style-name="Tabla304.D2" office:value-type="string">
            <text:p text:style-name="P410">E<text:span text:style-name="T45">l</text:span> sistema se pondrá en contacto con el sistema de autorización de pagos</text:p>
          </table:table-cell>
        </table:table-row>
        <table:table-row table:style-name="Tabla304.1">
          <table:table-cell table:style-name="Tabla304.A3" office:value-type="string">
            <text:p text:style-name="P505"/>
          </table:table-cell>
          <table:table-cell table:style-name="Tabla304.B3" office:value-type="string">
            <text:p text:style-name="P410"/>
          </table:table-cell>
          <table:table-cell table:style-name="Tabla304.C3" office:value-type="string">
            <text:p text:style-name="P505">2</text:p>
          </table:table-cell>
          <table:table-cell table:style-name="Tabla304.D3" office:value-type="string">
            <text:p text:style-name="P410">El sistema generara un código que enviara al cliente para que este realice el pago a la cuenta</text:p>
          </table:table-cell>
        </table:table-row>
        <table:table-row table:style-name="Tabla304.1">
          <table:table-cell table:style-name="Tabla304.A4" office:value-type="string">
            <text:p text:style-name="P505">3</text:p>
          </table:table-cell>
          <table:table-cell table:style-name="Tabla304.B4" office:value-type="string">
            <text:p text:style-name="P410">El cliente deberá de realizar la transacción</text:p>
          </table:table-cell>
          <table:table-cell table:style-name="Tabla304.C4" office:value-type="string">
            <text:p text:style-name="P295"/>
          </table:table-cell>
          <table:table-cell table:style-name="Tabla304.D4" office:value-type="string">
            <text:p text:style-name="P300"/>
          </table:table-cell>
        </table:table-row>
        <table:table-row table:style-name="Tabla304.1">
          <table:table-cell table:style-name="Tabla304.A5" office:value-type="string">
            <text:p text:style-name="P479"/>
          </table:table-cell>
          <table:table-cell table:style-name="Tabla304.B5" office:value-type="string">
            <text:p text:style-name="P300"/>
          </table:table-cell>
          <table:table-cell table:style-name="Tabla304.C5" office:value-type="string">
            <text:p text:style-name="P505">4</text:p>
          </table:table-cell>
          <table:table-cell table:style-name="Tabla304.D5" office:value-type="string">
            <text:p text:style-name="P410">El sistema debe de corroborar que el proceso se ha realizado correctamente</text:p>
          </table:table-cell>
        </table:table-row>
      </table:table>
      <table:table table:name="Tabla305" table:style-name="Tabla305">
        <table:table-column table:style-name="Tabla305.A"/>
        <table:table-column table:style-name="Tabla305.B"/>
        <table:table-row table:style-name="Tabla305.1">
          <table:table-cell table:style-name="Tabla305.A1" table:number-columns-spanned="2" office:value-type="string">
            <text:p text:style-name="P449">Cursos Alternos</text:p>
          </table:table-cell>
          <table:covered-table-cell/>
        </table:table-row>
        <table:table-row table:style-name="Tabla305.1">
          <table:table-cell table:style-name="Tabla305.A2" office:value-type="string">
            <text:p text:style-name="P479"/>
          </table:table-cell>
          <table:table-cell table:style-name="Tabla305.B2" office:value-type="string">
            <text:p text:style-name="P300"/>
          </table:table-cell>
        </table:table-row>
      </table:table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 table:style-name="Tabla306.1">
          <table:table-cell table:style-name="Tabla306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306.1">
          <table:table-cell table:style-name="Tabla306.A2" office:value-type="string">
            <text:h text:style-name="P202" text:outline-level="1">Frecuencia esperada</text:h>
          </table:table-cell>
          <table:table-cell table:style-name="Tabla306.B2" office:value-type="string">
            <text:p text:style-name="P258">Alta</text:p>
          </table:table-cell>
          <table:table-cell table:style-name="Tabla306.C2" office:value-type="string">
            <text:h text:style-name="P189" text:outline-level="2">Rendimiento</text:h>
          </table:table-cell>
          <table:table-cell table:style-name="Tabla306.D2" office:value-type="string">
            <text:p text:style-name="P258">No mas de 1 min<text:span text:style-name="T45">uto</text:span></text:p>
          </table:table-cell>
        </table:table-row>
        <table:table-row table:style-name="Tabla306.1">
          <table:table-cell table:style-name="Tabla306.A3" office:value-type="string">
            <text:p text:style-name="P310">Importancia</text:p>
          </table:table-cell>
          <table:table-cell table:style-name="Tabla306.B3" office:value-type="string">
            <text:p text:style-name="P410">Alta</text:p>
          </table:table-cell>
          <table:table-cell table:style-name="Tabla306.C3" office:value-type="string">
            <text:h text:style-name="P189" text:outline-level="2">Urgencia</text:h>
          </table:table-cell>
          <table:table-cell table:style-name="Tabla306.D3" office:value-type="string">
            <text:p text:style-name="P258">Alta</text:p>
          </table:table-cell>
        </table:table-row>
        <table:table-row table:style-name="Tabla306.1">
          <table:table-cell table:style-name="Tabla306.A4" office:value-type="string">
            <text:p text:style-name="P310">Estado</text:p>
          </table:table-cell>
          <table:table-cell table:style-name="Tabla306.B4" office:value-type="string">
            <text:p text:style-name="P410">En espera de ejecuci<text:span text:style-name="T44">ó</text:span>n</text:p>
          </table:table-cell>
          <table:table-cell table:style-name="Tabla306.C4" office:value-type="string">
            <text:h text:style-name="P189" text:outline-level="2">Estabilidad</text:h>
          </table:table-cell>
          <table:table-cell table:style-name="Tabla306.D4" office:value-type="string">
            <text:p text:style-name="P258">Alta</text:p>
          </table:table-cell>
        </table:table-row>
      </table:table>
      <table:table table:name="Tabla307" table:style-name="Tabla307">
        <table:table-column table:style-name="Tabla307.A"/>
        <table:table-row table:style-name="Tabla307.1">
          <table:table-cell table:style-name="Tabla307.A1" office:value-type="string">
            <text:p text:style-name="P449">Comentarios</text:p>
          </table:table-cell>
        </table:table-row>
        <table:table-row table:style-name="Tabla307.2">
          <table:table-cell table:style-name="Tabla307.A2" office:value-type="string">
            <text:p text:style-name="P462"/>
          </table:table-cell>
        </table:table-row>
      </table:table>
      <text:p text:style-name="P598"/>
      <text:p text:style-name="P598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column table:style-name="Tabla308.E"/>
        <table:table-column table:style-name="Tabla308.F"/>
        <table:table-column table:style-name="Tabla308.G"/>
        <table:table-column table:style-name="Tabla308.H"/>
        <table:table-row table:style-name="Tabla308.1">
          <table:table-cell table:style-name="Tabla308.A1" office:value-type="string">
            <text:h text:style-name="P199" text:outline-level="1">Caso de Uso</text:h>
          </table:table-cell>
          <table:table-cell table:style-name="Tabla308.B1" table:number-columns-spanned="5" office:value-type="string">
            <text:p text:style-name="P257">Pedir datos estado envío</text:p>
          </table:table-cell>
          <table:covered-table-cell/>
          <table:covered-table-cell/>
          <table:covered-table-cell/>
          <table:covered-table-cell/>
          <table:table-cell table:style-name="Tabla308.G1" table:number-columns-spanned="2" office:value-type="string">
            <text:p text:style-name="P257">CU_45</text:p>
          </table:table-cell>
          <table:covered-table-cell/>
        </table:table-row>
        <table:table-row table:style-name="Tabla308.2">
          <table:table-cell table:style-name="Tabla308.A2" office:value-type="string">
            <text:p text:style-name="P310">Actores</text:p>
          </table:table-cell>
          <table:table-cell table:style-name="Tabla308.B2" table:number-columns-spanned="7" office:value-type="string">
            <text:p text:style-name="P417">Cliente, 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3" office:value-type="string">
            <text:p text:style-name="P310">Tipo</text:p>
          </table:table-cell>
          <table:table-cell table:style-name="Tabla308.B3" table:number-columns-spanned="7" office:value-type="string">
            <text:p text:style-name="P417">Secundario <text:span text:style-name="T45">y esenc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4" office:value-type="string">
            <text:p text:style-name="P310">Referencias</text:p>
          </table:table-cell>
          <table:table-cell table:style-name="Tabla308.B4" table:number-columns-spanned="2" office:value-type="string">
            <text:p text:style-name="P408"/>
          </table:table-cell>
          <table:covered-table-cell/>
          <table:table-cell table:style-name="Tabla308.D4" table:number-columns-spanned="5" office:value-type="string">
            <text:p text:style-name="P408"/>
          </table:table-cell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5" office:value-type="string">
            <text:p text:style-name="P310">Precondición</text:p>
          </table:table-cell>
          <table:table-cell table:style-name="Tabla308.B5" table:number-columns-spanned="7" office:value-type="string">
            <text:p text:style-name="P417">El paquete debe de haber sido efectuado su env<text:span text:style-name="T45">í</text:span>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6" office:value-type="string">
            <text:p text:style-name="P310">Postcondición</text:p>
          </table:table-cell>
          <table:table-cell table:style-name="Tabla308.B6" table:number-columns-spanned="7" office:value-type="string">
            <text:p text:style-name="P418">El cliente conoce el estado del enví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7" office:value-type="string">
            <text:p text:style-name="P310">Autor</text:p>
          </table:table-cell>
          <table:table-cell table:style-name="Tabla308.B7" office:value-type="string">
            <text:p text:style-name="P417">Manuel Ortiz Hita</text:p>
          </table:table-cell>
          <table:table-cell table:style-name="Tabla308.C7" table:number-columns-spanned="2" office:value-type="string">
            <text:h text:style-name="P199" text:outline-level="1">Fecha</text:h>
          </table:table-cell>
          <table:covered-table-cell/>
          <table:table-cell table:style-name="Tabla308.E7" office:value-type="string">
            <text:p text:style-name="P259">7/4/18</text:p>
          </table:table-cell>
          <table:table-cell table:style-name="Tabla308.F7" table:number-columns-spanned="2" office:value-type="string">
            <text:h text:style-name="P199" text:outline-level="1">Versión</text:h>
          </table:table-cell>
          <table:covered-table-cell/>
          <table:table-cell table:style-name="Tabla308.H7" office:value-type="string">
            <text:p text:style-name="P267">1.0</text:p>
          </table:table-cell>
        </table:table-row>
      </table:table>
      <table:table table:name="Tabla309" table:style-name="Tabla309">
        <table:table-column table:style-name="Tabla309.A"/>
        <table:table-row table:style-name="Tabla309.1">
          <table:table-cell table:style-name="Tabla309.A1" office:value-type="string">
            <text:p text:style-name="P449">Propósito</text:p>
          </table:table-cell>
        </table:table-row>
        <table:table-row table:style-name="Tabla309.1">
          <table:table-cell table:style-name="Tabla309.A2" office:value-type="string">
            <text:p text:style-name="P467">Que el cliente se informe sobre el estado de un env<text:span text:style-name="T44">í</text:span>o</text:p>
          </table:table-cell>
        </table:table-row>
      </table:table>
      <table:table table:name="Tabla310" table:style-name="Tabla310">
        <table:table-column table:style-name="Tabla310.A"/>
        <table:table-row table:style-name="Tabla310.1">
          <table:table-cell table:style-name="Tabla310.A1" office:value-type="string">
            <text:p text:style-name="P449">Resumen</text:p>
          </table:table-cell>
        </table:table-row>
        <table:table-row table:style-name="Tabla310.1">
          <table:table-cell table:style-name="Tabla310.A2" office:value-type="string">
            <text:p text:style-name="P467">El cliente podr<text:span text:style-name="T44">á</text:span> ponerse en contacto con el oficinista para c<text:span text:style-name="T44">om</text:span>probar en que estado se encuentra el env<text:span text:style-name="T44">ío</text:span></text:p>
          </table:table-cell>
        </table:table-row>
      </table:table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 table:style-name="Tabla311.1">
          <table:table-cell table:style-name="Tabla311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311.1">
          <table:table-cell table:style-name="Tabla311.A2" office:value-type="string">
            <text:p text:style-name="P506">1</text:p>
          </table:table-cell>
          <table:table-cell table:style-name="Tabla311.B2" office:value-type="string">
            <text:p text:style-name="P416">El Cliente le pedirá información al oficinista sobre un envío</text:p>
          </table:table-cell>
          <table:table-cell table:style-name="Tabla311.C2" office:value-type="string">
            <text:p text:style-name="P295"/>
          </table:table-cell>
          <table:table-cell table:style-name="Tabla311.D2" office:value-type="string">
            <text:p text:style-name="P300"/>
          </table:table-cell>
        </table:table-row>
        <text:soft-page-break/>
        <table:table-row table:style-name="Tabla311.1">
          <table:table-cell table:style-name="Tabla311.A3" office:value-type="string">
            <text:p text:style-name="P506">2</text:p>
          </table:table-cell>
          <table:table-cell table:style-name="Tabla311.B3" office:value-type="string">
            <text:p text:style-name="P417">El oficinista buscar<text:span text:style-name="T46">á</text:span> el paquete en la base de datos mediante la información aportada por el cliente</text:p>
          </table:table-cell>
          <table:table-cell table:style-name="Tabla311.C3" office:value-type="string">
            <text:p text:style-name="P506">3</text:p>
          </table:table-cell>
          <table:table-cell table:style-name="Tabla311.D3" office:value-type="string">
            <text:p text:style-name="P416">El sistema deberá de buscar el envío en la base de datos y comunicar su estado</text:p>
          </table:table-cell>
        </table:table-row>
        <table:table-row table:style-name="Tabla311.1">
          <table:table-cell table:style-name="Tabla311.A4" office:value-type="string">
            <text:p text:style-name="P506">4</text:p>
          </table:table-cell>
          <table:table-cell table:style-name="Tabla311.B4" office:value-type="string">
            <text:p text:style-name="P416">El oficinista aportara los datos sobre el estado al Cliente</text:p>
          </table:table-cell>
          <table:table-cell table:style-name="Tabla311.C4" office:value-type="string">
            <text:p text:style-name="P295"/>
          </table:table-cell>
          <table:table-cell table:style-name="Tabla311.D4" office:value-type="string">
            <text:p text:style-name="P300"/>
          </table:table-cell>
        </table:table-row>
      </table:table>
      <table:table table:name="Tabla312" table:style-name="Tabla312">
        <table:table-column table:style-name="Tabla312.A"/>
        <table:table-column table:style-name="Tabla312.B"/>
        <table:table-row table:style-name="Tabla312.1">
          <table:table-cell table:style-name="Tabla312.A1" table:number-columns-spanned="2" office:value-type="string">
            <text:p text:style-name="P449">Cursos Alternos</text:p>
          </table:table-cell>
          <table:covered-table-cell/>
        </table:table-row>
        <table:table-row table:style-name="Tabla312.1">
          <table:table-cell table:style-name="Tabla312.A2" office:value-type="string">
            <text:p text:style-name="P479"/>
          </table:table-cell>
          <table:table-cell table:style-name="Tabla312.B2" office:value-type="string">
            <text:p text:style-name="P300"/>
          </table:table-cell>
        </table:table-row>
      </table:table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 table:style-name="Tabla313.1">
          <table:table-cell table:style-name="Tabla313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313.1">
          <table:table-cell table:style-name="Tabla313.A2" office:value-type="string">
            <text:h text:style-name="P203" text:outline-level="1">Frecuencia esperada</text:h>
          </table:table-cell>
          <table:table-cell table:style-name="Tabla313.B2" office:value-type="string">
            <text:p text:style-name="P260">Media</text:p>
          </table:table-cell>
          <table:table-cell table:style-name="Tabla313.C2" office:value-type="string">
            <text:h text:style-name="P189" text:outline-level="2">Rendimiento</text:h>
          </table:table-cell>
          <table:table-cell table:style-name="Tabla313.D2" office:value-type="string">
            <text:p text:style-name="P260">No mas de 1 min<text:span text:style-name="T46">uto</text:span></text:p>
          </table:table-cell>
        </table:table-row>
        <table:table-row table:style-name="Tabla313.1">
          <table:table-cell table:style-name="Tabla313.A3" office:value-type="string">
            <text:p text:style-name="P310">Importancia</text:p>
          </table:table-cell>
          <table:table-cell table:style-name="Tabla313.B3" office:value-type="string">
            <text:p text:style-name="P416">media</text:p>
          </table:table-cell>
          <table:table-cell table:style-name="Tabla313.C3" office:value-type="string">
            <text:h text:style-name="P189" text:outline-level="2">Urgencia</text:h>
          </table:table-cell>
          <table:table-cell table:style-name="Tabla313.D3" office:value-type="string">
            <text:p text:style-name="P260">media</text:p>
          </table:table-cell>
        </table:table-row>
        <table:table-row table:style-name="Tabla313.1">
          <table:table-cell table:style-name="Tabla313.A4" office:value-type="string">
            <text:p text:style-name="P310">Estado</text:p>
          </table:table-cell>
          <table:table-cell table:style-name="Tabla313.B4" office:value-type="string">
            <text:p text:style-name="P416">En espera de ejecuci<text:span text:style-name="T44">ó</text:span>n</text:p>
          </table:table-cell>
          <table:table-cell table:style-name="Tabla313.C4" office:value-type="string">
            <text:h text:style-name="P189" text:outline-level="2">Estabilidad</text:h>
          </table:table-cell>
          <table:table-cell table:style-name="Tabla313.D4" office:value-type="string">
            <text:p text:style-name="P260">Media</text:p>
          </table:table-cell>
        </table:table-row>
      </table:table>
      <table:table table:name="Tabla314" table:style-name="Tabla314">
        <table:table-column table:style-name="Tabla314.A"/>
        <table:table-row table:style-name="Tabla314.1">
          <table:table-cell table:style-name="Tabla314.A1" office:value-type="string">
            <text:p text:style-name="P449">Comentarios</text:p>
          </table:table-cell>
        </table:table-row>
        <table:table-row table:style-name="Tabla314.2">
          <table:table-cell table:style-name="Tabla314.A2" office:value-type="string">
            <text:p text:style-name="P462"/>
          </table:table-cell>
        </table:table-row>
      </table:table>
      <text:p text:style-name="P226"/>
      <text:p text:style-name="P595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column table:style-name="Tabla315.E"/>
        <table:table-column table:style-name="Tabla315.F"/>
        <table:table-column table:style-name="Tabla315.G"/>
        <table:table-column table:style-name="Tabla315.H"/>
        <table:table-row table:style-name="Tabla315.1">
          <table:table-cell table:style-name="Tabla315.A1" office:value-type="string">
            <text:h text:style-name="P199" text:outline-level="1">Caso de Uso</text:h>
          </table:table-cell>
          <table:table-cell table:style-name="Tabla315.B1" table:number-columns-spanned="5" office:value-type="string">
            <text:p text:style-name="P259">Recoger paquete para enviar</text:p>
          </table:table-cell>
          <table:covered-table-cell/>
          <table:covered-table-cell/>
          <table:covered-table-cell/>
          <table:covered-table-cell/>
          <table:table-cell table:style-name="Tabla315.G1" table:number-columns-spanned="2" office:value-type="string">
            <text:p text:style-name="P259">CU_46</text:p>
          </table:table-cell>
          <table:covered-table-cell/>
        </table:table-row>
        <table:table-row table:style-name="Tabla315.2">
          <table:table-cell table:style-name="Tabla315.A2" office:value-type="string">
            <text:p text:style-name="P310">Actores</text:p>
          </table:table-cell>
          <table:table-cell table:style-name="Tabla315.B2" table:number-columns-spanned="7" office:value-type="string">
            <text:p text:style-name="P417">Cliente, Reparti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3" office:value-type="string">
            <text:p text:style-name="P310">Tipo</text:p>
          </table:table-cell>
          <table:table-cell table:style-name="Tabla315.B3" table:number-columns-spanned="7" office:value-type="string">
            <text:p text:style-name="P417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4" office:value-type="string">
            <text:p text:style-name="P310">Referencias</text:p>
          </table:table-cell>
          <table:table-cell table:style-name="Tabla315.B4" table:number-columns-spanned="2" office:value-type="string">
            <text:p text:style-name="P408"/>
          </table:table-cell>
          <table:covered-table-cell/>
          <table:table-cell table:style-name="Tabla315.D4" table:number-columns-spanned="5" office:value-type="string">
            <text:p text:style-name="P408"/>
          </table:table-cell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5" office:value-type="string">
            <text:p text:style-name="P310">Precondición</text:p>
          </table:table-cell>
          <table:table-cell table:style-name="Tabla315.B5" table:number-columns-spanned="7" office:value-type="string">
            <text:p text:style-name="P417">El paquete debe de haber sido procesado para su env<text:span text:style-name="T46">í</text:span>o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6" office:value-type="string">
            <text:p text:style-name="P310">Postcondición</text:p>
          </table:table-cell>
          <table:table-cell table:style-name="Tabla315.B6" table:number-columns-spanned="7" office:value-type="string">
            <text:p text:style-name="P417">El repartidor deberá de dar un recibo de que ha recogido un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7" office:value-type="string">
            <text:p text:style-name="P310">Autor</text:p>
          </table:table-cell>
          <table:table-cell table:style-name="Tabla315.B7" office:value-type="string">
            <text:p text:style-name="P417">Manuel Ortiz Hita</text:p>
          </table:table-cell>
          <table:table-cell table:style-name="Tabla315.C7" table:number-columns-spanned="2" office:value-type="string">
            <text:h text:style-name="P199" text:outline-level="1">Fecha</text:h>
          </table:table-cell>
          <table:covered-table-cell/>
          <table:table-cell table:style-name="Tabla315.E7" office:value-type="string">
            <text:p text:style-name="P259">7/4/18</text:p>
          </table:table-cell>
          <table:table-cell table:style-name="Tabla315.F7" table:number-columns-spanned="2" office:value-type="string">
            <text:h text:style-name="P199" text:outline-level="1">Versión</text:h>
          </table:table-cell>
          <table:covered-table-cell/>
          <table:table-cell table:style-name="Tabla315.H7" office:value-type="string">
            <text:p text:style-name="P267">1.0</text:p>
          </table:table-cell>
        </table:table-row>
      </table:table>
      <table:table table:name="Tabla316" table:style-name="Tabla316">
        <table:table-column table:style-name="Tabla316.A"/>
        <table:table-row table:style-name="Tabla316.1">
          <table:table-cell table:style-name="Tabla316.A1" office:value-type="string">
            <text:p text:style-name="P449">Propósito</text:p>
          </table:table-cell>
        </table:table-row>
        <table:table-row table:style-name="Tabla316.1">
          <table:table-cell table:style-name="Tabla316.A2" office:value-type="string">
            <text:p text:style-name="P467">Que el cliente pueda enviar un paquete desde un domicilio</text:p>
          </table:table-cell>
        </table:table-row>
      </table:table>
      <table:table table:name="Tabla317" table:style-name="Tabla317">
        <table:table-column table:style-name="Tabla317.A"/>
        <table:table-row table:style-name="Tabla317.1">
          <table:table-cell table:style-name="Tabla317.A1" office:value-type="string">
            <text:p text:style-name="P449">Resumen</text:p>
          </table:table-cell>
        </table:table-row>
        <table:table-row table:style-name="Tabla317.1">
          <table:table-cell table:style-name="Tabla317.A2" office:value-type="string">
            <text:p text:style-name="P467">El repartidor ira a recoger el paquete para que este pueda ser enviado</text:p>
          </table:table-cell>
        </table:table-row>
      </table:table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 table:style-name="Tabla318.1">
          <table:table-cell table:style-name="Tabla318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318.1">
          <table:table-cell table:style-name="Tabla318.A2" office:value-type="string">
            <text:p text:style-name="P506">1</text:p>
          </table:table-cell>
          <table:table-cell table:style-name="Tabla318.B2" office:value-type="string">
            <text:p text:style-name="P416">El repartidor va al domicilio a recoger el paquete</text:p>
          </table:table-cell>
          <table:table-cell table:style-name="Tabla318.C2" office:value-type="string">
            <text:p text:style-name="P295"/>
          </table:table-cell>
          <table:table-cell table:style-name="Tabla318.D2" office:value-type="string">
            <text:p text:style-name="P300"/>
          </table:table-cell>
        </table:table-row>
        <table:table-row table:style-name="Tabla318.1">
          <table:table-cell table:style-name="Tabla318.A3" office:value-type="string">
            <text:p text:style-name="P506">2</text:p>
          </table:table-cell>
          <table:table-cell table:style-name="Tabla318.B3" office:value-type="string">
            <text:p text:style-name="P416">El cliente le entrega el paquete al repartidor</text:p>
          </table:table-cell>
          <table:table-cell table:style-name="Tabla318.C3" office:value-type="string">
            <text:p text:style-name="P295"/>
          </table:table-cell>
          <table:table-cell table:style-name="Tabla318.D3" office:value-type="string">
            <text:p text:style-name="P300"/>
          </table:table-cell>
        </table:table-row>
        <table:table-row table:style-name="Tabla318.1">
          <table:table-cell table:style-name="Tabla318.A4" office:value-type="string">
            <text:p text:style-name="P506">3</text:p>
          </table:table-cell>
          <table:table-cell table:style-name="Tabla318.B4" office:value-type="string">
            <text:p text:style-name="P416">El repartidor le da un recibo y introduce en el sistema que el paquete ha sido recibido</text:p>
          </table:table-cell>
          <table:table-cell table:style-name="Tabla318.C4" office:value-type="string">
            <text:p text:style-name="P295"/>
          </table:table-cell>
          <table:table-cell table:style-name="Tabla318.D4" office:value-type="string">
            <text:p text:style-name="P300"/>
          </table:table-cell>
        </table:table-row>
      </table:table>
      <table:table table:name="Tabla319" table:style-name="Tabla319">
        <table:table-column table:style-name="Tabla319.A"/>
        <table:table-column table:style-name="Tabla319.B"/>
        <table:table-row table:style-name="Tabla319.1">
          <table:table-cell table:style-name="Tabla319.A1" table:number-columns-spanned="2" office:value-type="string">
            <text:p text:style-name="P449">Cursos Alternos</text:p>
          </table:table-cell>
          <table:covered-table-cell/>
        </table:table-row>
        <table:table-row table:style-name="Tabla319.1">
          <table:table-cell table:style-name="Tabla319.A2" office:value-type="string">
            <text:p text:style-name="P479"/>
          </table:table-cell>
          <table:table-cell table:style-name="Tabla319.B2" office:value-type="string">
            <text:p text:style-name="P300"/>
          </table:table-cell>
        </table:table-row>
      </table:table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 table:style-name="Tabla320.1">
          <table:table-cell table:style-name="Tabla320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320.1">
          <table:table-cell table:style-name="Tabla320.A2" office:value-type="string">
            <text:h text:style-name="P203" text:outline-level="1">Frecuencia </text:h>
            <text:h text:style-name="P203" text:outline-level="1">esperada</text:h>
          </table:table-cell>
          <table:table-cell table:style-name="Tabla320.B2" office:value-type="string">
            <text:p text:style-name="P260">Alta</text:p>
          </table:table-cell>
          <table:table-cell table:style-name="Tabla320.C2" office:value-type="string">
            <text:h text:style-name="P189" text:outline-level="2">Rendimiento</text:h>
          </table:table-cell>
          <table:table-cell table:style-name="Tabla320.D2" office:value-type="string">
            <text:p text:style-name="P260">No puede tardar mas de 30 seg</text:p>
          </table:table-cell>
        </table:table-row>
        <table:table-row table:style-name="Tabla320.1">
          <table:table-cell table:style-name="Tabla320.A3" office:value-type="string">
            <text:p text:style-name="P310">Importancia</text:p>
          </table:table-cell>
          <table:table-cell table:style-name="Tabla320.B3" office:value-type="string">
            <text:p text:style-name="P416">Alta</text:p>
          </table:table-cell>
          <table:table-cell table:style-name="Tabla320.C3" office:value-type="string">
            <text:h text:style-name="P189" text:outline-level="2">Urgencia</text:h>
          </table:table-cell>
          <table:table-cell table:style-name="Tabla320.D3" office:value-type="string">
            <text:p text:style-name="P260">alta</text:p>
          </table:table-cell>
        </table:table-row>
        <table:table-row table:style-name="Tabla320.1">
          <table:table-cell table:style-name="Tabla320.A4" office:value-type="string">
            <text:p text:style-name="P310">Estado</text:p>
          </table:table-cell>
          <table:table-cell table:style-name="Tabla320.B4" office:value-type="string">
            <text:p text:style-name="P416">En espera de ejecuci<text:span text:style-name="T44">ó</text:span>n</text:p>
          </table:table-cell>
          <table:table-cell table:style-name="Tabla320.C4" office:value-type="string">
            <text:h text:style-name="P189" text:outline-level="2">Estabilidad</text:h>
          </table:table-cell>
          <table:table-cell table:style-name="Tabla320.D4" office:value-type="string">
            <text:p text:style-name="P260">alta</text:p>
          </table:table-cell>
        </table:table-row>
      </table:table>
      <table:table table:name="Tabla321" table:style-name="Tabla321">
        <table:table-column table:style-name="Tabla321.A"/>
        <table:table-row table:style-name="Tabla321.1">
          <table:table-cell table:style-name="Tabla321.A1" office:value-type="string">
            <text:p text:style-name="P449">Comentarios</text:p>
          </table:table-cell>
        </table:table-row>
        <table:table-row table:style-name="Tabla321.2">
          <table:table-cell table:style-name="Tabla321.A2" office:value-type="string">
            <text:p text:style-name="P462"/>
          </table:table-cell>
        </table:table-row>
      </table:table>
      <text:p text:style-name="P226"/>
      <text:p text:style-name="P226"/>
      <text:p text:style-name="P595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column table:style-name="Tabla322.E"/>
        <table:table-column table:style-name="Tabla322.F"/>
        <table:table-column table:style-name="Tabla322.G"/>
        <table:table-column table:style-name="Tabla322.H"/>
        <text:soft-page-break/>
        <table:table-row table:style-name="Tabla322.1">
          <table:table-cell table:style-name="Tabla322.A1" office:value-type="string">
            <text:h text:style-name="P199" text:outline-level="1">Caso de Uso</text:h>
          </table:table-cell>
          <table:table-cell table:style-name="Tabla322.B1" table:number-columns-spanned="5" office:value-type="string">
            <text:p text:style-name="P259">Recibir paquete</text:p>
          </table:table-cell>
          <table:covered-table-cell/>
          <table:covered-table-cell/>
          <table:covered-table-cell/>
          <table:covered-table-cell/>
          <table:table-cell table:style-name="Tabla322.G1" table:number-columns-spanned="2" office:value-type="string">
            <text:p text:style-name="P259">CU_47</text:p>
          </table:table-cell>
          <table:covered-table-cell/>
        </table:table-row>
        <table:table-row table:style-name="Tabla322.2">
          <table:table-cell table:style-name="Tabla322.A2" office:value-type="string">
            <text:p text:style-name="P310">Actores</text:p>
          </table:table-cell>
          <table:table-cell table:style-name="Tabla322.B2" table:number-columns-spanned="7" office:value-type="string">
            <text:p text:style-name="P414">Cliente<text:span text:style-name="T4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3" office:value-type="string">
            <text:p text:style-name="P310">Tipo</text:p>
          </table:table-cell>
          <table:table-cell table:style-name="Tabla322.B3" table:number-columns-spanned="7" office:value-type="string">
            <text:p text:style-name="P41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4" office:value-type="string">
            <text:p text:style-name="P310">Referencias</text:p>
          </table:table-cell>
          <table:table-cell table:style-name="Tabla322.B4" table:number-columns-spanned="2" office:value-type="string">
            <text:p text:style-name="P408"/>
          </table:table-cell>
          <table:covered-table-cell/>
          <table:table-cell table:style-name="Tabla322.D4" table:number-columns-spanned="5" office:value-type="string">
            <text:p text:style-name="P408"/>
          </table:table-cell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5" office:value-type="string">
            <text:p text:style-name="P310">Precondición</text:p>
          </table:table-cell>
          <table:table-cell table:style-name="Tabla322.B5" table:number-columns-spanned="7" office:value-type="string">
            <text:p text:style-name="P414">El paquete deber<text:span text:style-name="T44">á</text:span> de haber sido efectuado y enviado a su dest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6" office:value-type="string">
            <text:p text:style-name="P310">Postcondición</text:p>
          </table:table-cell>
          <table:table-cell table:style-name="Tabla322.B6" table:number-columns-spanned="7" office:value-type="string">
            <text:p text:style-name="P414">El cliente deber<text:span text:style-name="T44">á</text:span> de recoger el paquete a domicilio o en la oficin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7" office:value-type="string">
            <text:p text:style-name="P310">Autor</text:p>
          </table:table-cell>
          <table:table-cell table:style-name="Tabla322.B7" office:value-type="string">
            <text:p text:style-name="P414">Manuel Ortiz Hita</text:p>
          </table:table-cell>
          <table:table-cell table:style-name="Tabla322.C7" table:number-columns-spanned="2" office:value-type="string">
            <text:h text:style-name="P199" text:outline-level="1">Fecha</text:h>
          </table:table-cell>
          <table:covered-table-cell/>
          <table:table-cell table:style-name="Tabla322.E7" office:value-type="string">
            <text:p text:style-name="P261">7/4/18</text:p>
          </table:table-cell>
          <table:table-cell table:style-name="Tabla322.F7" table:number-columns-spanned="2" office:value-type="string">
            <text:h text:style-name="P199" text:outline-level="1">Versión</text:h>
          </table:table-cell>
          <table:covered-table-cell/>
          <table:table-cell table:style-name="Tabla322.H7" office:value-type="string">
            <text:p text:style-name="P267">1.0</text:p>
          </table:table-cell>
        </table:table-row>
      </table:table>
      <table:table table:name="Tabla323" table:style-name="Tabla323">
        <table:table-column table:style-name="Tabla323.A"/>
        <table:table-row table:style-name="Tabla323.1">
          <table:table-cell table:style-name="Tabla323.A1" office:value-type="string">
            <text:p text:style-name="P449">Propósito</text:p>
          </table:table-cell>
        </table:table-row>
        <table:table-row table:style-name="Tabla323.1">
          <table:table-cell table:style-name="Tabla323.A2" office:value-type="string">
            <text:p text:style-name="P468">Avisar al cliente para que este pueda recoger su paquete</text:p>
          </table:table-cell>
        </table:table-row>
      </table:table>
      <table:table table:name="Tabla324" table:style-name="Tabla324">
        <table:table-column table:style-name="Tabla324.A"/>
        <table:table-row table:style-name="Tabla324.1">
          <table:table-cell table:style-name="Tabla324.A1" office:value-type="string">
            <text:p text:style-name="P449">Resumen</text:p>
          </table:table-cell>
        </table:table-row>
        <table:table-row table:style-name="Tabla324.1">
          <table:table-cell table:style-name="Tabla324.A2" office:value-type="string">
            <text:p text:style-name="P468">El sistema avisara al cliente para que pueda recoger el paquete</text:p>
          </table:table-cell>
        </table:table-row>
      </table:table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 table:style-name="Tabla325.1">
          <table:table-cell table:style-name="Tabla325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325.1">
          <table:table-cell table:style-name="Tabla325.A2" office:value-type="string">
            <text:p text:style-name="P507"/>
          </table:table-cell>
          <table:table-cell table:style-name="Tabla325.B2" office:value-type="string">
            <text:p text:style-name="P413"/>
          </table:table-cell>
          <table:table-cell table:style-name="Tabla325.C2" office:value-type="string">
            <text:p text:style-name="P507">1</text:p>
          </table:table-cell>
          <table:table-cell table:style-name="Tabla325.D2" office:value-type="string">
            <text:p text:style-name="P413">El sistema avisara al cliente para que recoja su pedido</text:p>
          </table:table-cell>
        </table:table-row>
        <table:table-row table:style-name="Tabla325.1">
          <table:table-cell table:style-name="Tabla325.A3" office:value-type="string">
            <text:p text:style-name="P507"/>
          </table:table-cell>
          <table:table-cell table:style-name="Tabla325.B3" office:value-type="string">
            <text:p text:style-name="P413"/>
          </table:table-cell>
          <table:table-cell table:style-name="Tabla325.C3" office:value-type="string">
            <text:p text:style-name="P507">2</text:p>
          </table:table-cell>
          <table:table-cell table:style-name="Tabla325.D3" office:value-type="string">
            <text:p text:style-name="P413">El sistema establecerá la entrega a domicilio al cliente</text:p>
          </table:table-cell>
        </table:table-row>
        <table:table-row table:style-name="Tabla325.1">
          <table:table-cell table:style-name="Tabla325.A4" office:value-type="string">
            <text:p text:style-name="P507">3</text:p>
          </table:table-cell>
          <table:table-cell table:style-name="Tabla325.B4" office:value-type="string">
            <text:p text:style-name="P413">El cliente podrá cambiar el modo de entrega</text:p>
          </table:table-cell>
          <table:table-cell table:style-name="Tabla325.C4" office:value-type="string">
            <text:p text:style-name="P295"/>
          </table:table-cell>
          <table:table-cell table:style-name="Tabla325.D4" office:value-type="string">
            <text:p text:style-name="P300"/>
          </table:table-cell>
        </table:table-row>
      </table:table>
      <table:table table:name="Tabla326" table:style-name="Tabla326">
        <table:table-column table:style-name="Tabla326.A"/>
        <table:table-column table:style-name="Tabla326.B"/>
        <table:table-row table:style-name="Tabla326.1">
          <table:table-cell table:style-name="Tabla326.A1" table:number-columns-spanned="2" office:value-type="string">
            <text:p text:style-name="P449">Cursos Alternos</text:p>
          </table:table-cell>
          <table:covered-table-cell/>
        </table:table-row>
        <table:table-row table:style-name="Tabla326.1">
          <table:table-cell table:style-name="Tabla326.A2" office:value-type="string">
            <text:p text:style-name="P479"/>
          </table:table-cell>
          <table:table-cell table:style-name="Tabla326.B2" office:value-type="string">
            <text:p text:style-name="P300"/>
          </table:table-cell>
        </table:table-row>
      </table:table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 table:style-name="Tabla327.1">
          <table:table-cell table:style-name="Tabla327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327.1">
          <table:table-cell table:style-name="Tabla327.A2" office:value-type="string">
            <text:h text:style-name="P204" text:outline-level="1">Frecuencia esperada</text:h>
          </table:table-cell>
          <table:table-cell table:style-name="Tabla327.B2" office:value-type="string">
            <text:p text:style-name="P262">alta</text:p>
          </table:table-cell>
          <table:table-cell table:style-name="Tabla327.C2" office:value-type="string">
            <text:h text:style-name="P189" text:outline-level="2">Rendimiento</text:h>
          </table:table-cell>
          <table:table-cell table:style-name="Tabla327.D2" office:value-type="string">
            <text:p text:style-name="P262">No m<text:span text:style-name="T47">á</text:span>s de 1 hora</text:p>
          </table:table-cell>
        </table:table-row>
        <table:table-row table:style-name="Tabla327.1">
          <table:table-cell table:style-name="Tabla327.A3" office:value-type="string">
            <text:p text:style-name="P310">Importancia</text:p>
          </table:table-cell>
          <table:table-cell table:style-name="Tabla327.B3" office:value-type="string">
            <text:p text:style-name="P413">alta</text:p>
          </table:table-cell>
          <table:table-cell table:style-name="Tabla327.C3" office:value-type="string">
            <text:h text:style-name="P189" text:outline-level="2">Urgencia</text:h>
          </table:table-cell>
          <table:table-cell table:style-name="Tabla327.D3" office:value-type="string">
            <text:p text:style-name="P262">media</text:p>
          </table:table-cell>
        </table:table-row>
        <table:table-row table:style-name="Tabla327.1">
          <table:table-cell table:style-name="Tabla327.A4" office:value-type="string">
            <text:p text:style-name="P310">Estado</text:p>
          </table:table-cell>
          <table:table-cell table:style-name="Tabla327.B4" office:value-type="string">
            <text:p text:style-name="P413">En ejecuci<text:span text:style-name="T44">ó</text:span>n</text:p>
          </table:table-cell>
          <table:table-cell table:style-name="Tabla327.C4" office:value-type="string">
            <text:h text:style-name="P189" text:outline-level="2">Estabilidad</text:h>
          </table:table-cell>
          <table:table-cell table:style-name="Tabla327.D4" office:value-type="string">
            <text:p text:style-name="P262">alta</text:p>
          </table:table-cell>
        </table:table-row>
      </table:table>
      <table:table table:name="Tabla328" table:style-name="Tabla328">
        <table:table-column table:style-name="Tabla328.A"/>
        <table:table-row table:style-name="Tabla328.1">
          <table:table-cell table:style-name="Tabla328.A1" office:value-type="string">
            <text:p text:style-name="P449">Comentarios</text:p>
          </table:table-cell>
        </table:table-row>
        <table:table-row table:style-name="Tabla328.2">
          <table:table-cell table:style-name="Tabla328.A2" office:value-type="string">
            <text:p text:style-name="P462"/>
          </table:table-cell>
        </table:table-row>
      </table:table>
      <text:p text:style-name="P226"/>
      <text:p text:style-name="P595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column table:style-name="Tabla329.E"/>
        <table:table-column table:style-name="Tabla329.F"/>
        <table:table-column table:style-name="Tabla329.G"/>
        <table:table-column table:style-name="Tabla329.H"/>
        <table:table-row table:style-name="Tabla329.1">
          <table:table-cell table:style-name="Tabla329.A1" office:value-type="string">
            <text:h text:style-name="P199" text:outline-level="1">Caso de Uso</text:h>
          </table:table-cell>
          <table:table-cell table:style-name="Tabla329.B1" table:number-columns-spanned="5" office:value-type="string">
            <text:p text:style-name="P261">En domicilio de entrega</text:p>
          </table:table-cell>
          <table:covered-table-cell/>
          <table:covered-table-cell/>
          <table:covered-table-cell/>
          <table:covered-table-cell/>
          <table:table-cell table:style-name="Tabla329.G1" table:number-columns-spanned="2" office:value-type="string">
            <text:p text:style-name="P261">CU_48</text:p>
          </table:table-cell>
          <table:covered-table-cell/>
        </table:table-row>
        <table:table-row table:style-name="Tabla329.2">
          <table:table-cell table:style-name="Tabla329.A2" office:value-type="string">
            <text:p text:style-name="P310">Actores</text:p>
          </table:table-cell>
          <table:table-cell table:style-name="Tabla329.B2" table:number-columns-spanned="7" office:value-type="string">
            <text:p text:style-name="P414">Repartidor,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3" office:value-type="string">
            <text:p text:style-name="P310">Tipo</text:p>
          </table:table-cell>
          <table:table-cell table:style-name="Tabla329.B3" table:number-columns-spanned="7" office:value-type="string">
            <text:p text:style-name="P414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4" office:value-type="string">
            <text:p text:style-name="P310">Referencias</text:p>
          </table:table-cell>
          <table:table-cell table:style-name="Tabla329.B4" table:number-columns-spanned="2" office:value-type="string">
            <text:p text:style-name="P414"/>
          </table:table-cell>
          <table:covered-table-cell/>
          <table:table-cell table:style-name="Tabla329.D4" table:number-columns-spanned="5" office:value-type="string">
            <text:p text:style-name="P415">CU_47</text:p>
          </table:table-cell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5" office:value-type="string">
            <text:p text:style-name="P310">Precondición</text:p>
          </table:table-cell>
          <table:table-cell table:style-name="Tabla329.B5" table:number-columns-spanned="7" office:value-type="string">
            <text:p text:style-name="P414">El cliente debe de haber sido informado sobre la entrega d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6" office:value-type="string">
            <text:p text:style-name="P310">Postcondición</text:p>
          </table:table-cell>
          <table:table-cell table:style-name="Tabla329.B6" table:number-columns-spanned="7" office:value-type="string">
            <text:p text:style-name="P414">El cliente deberá de firmar que ha recibido 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7" office:value-type="string">
            <text:p text:style-name="P310">Autor</text:p>
          </table:table-cell>
          <table:table-cell table:style-name="Tabla329.B7" office:value-type="string">
            <text:p text:style-name="P414">Manuel Ortiz Hita</text:p>
          </table:table-cell>
          <table:table-cell table:style-name="Tabla329.C7" table:number-columns-spanned="2" office:value-type="string">
            <text:h text:style-name="P199" text:outline-level="1">Fecha</text:h>
          </table:table-cell>
          <table:covered-table-cell/>
          <table:table-cell table:style-name="Tabla329.E7" office:value-type="string">
            <text:p text:style-name="P261">7/4/18</text:p>
          </table:table-cell>
          <table:table-cell table:style-name="Tabla329.F7" table:number-columns-spanned="2" office:value-type="string">
            <text:h text:style-name="P199" text:outline-level="1">Versión</text:h>
          </table:table-cell>
          <table:covered-table-cell/>
          <table:table-cell table:style-name="Tabla329.H7" office:value-type="string">
            <text:p text:style-name="P268">1.0</text:p>
          </table:table-cell>
        </table:table-row>
      </table:table>
      <table:table table:name="Tabla330" table:style-name="Tabla330">
        <table:table-column table:style-name="Tabla330.A"/>
        <table:table-row table:style-name="Tabla330.1">
          <table:table-cell table:style-name="Tabla330.A1" office:value-type="string">
            <text:p text:style-name="P449">Propósito</text:p>
          </table:table-cell>
        </table:table-row>
        <table:table-row table:style-name="Tabla330.1">
          <table:table-cell table:style-name="Tabla330.A2" office:value-type="string">
            <text:p text:style-name="P468">El repartidor podrá llevar el paquete a domicilio</text:p>
          </table:table-cell>
        </table:table-row>
      </table:table>
      <table:table table:name="Tabla331" table:style-name="Tabla331">
        <table:table-column table:style-name="Tabla331.A"/>
        <table:table-row table:style-name="Tabla331.1">
          <table:table-cell table:style-name="Tabla331.A1" office:value-type="string">
            <text:p text:style-name="P449">Resumen</text:p>
          </table:table-cell>
        </table:table-row>
        <table:table-row table:style-name="Tabla331.1">
          <table:table-cell table:style-name="Tabla331.A2" office:value-type="string">
            <text:p text:style-name="P468">El cliente recibirá el paquete en el domicilio predestinado por el repartidor</text:p>
          </table:table-cell>
        </table:table-row>
      </table:table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 table:style-name="Tabla332.1">
          <table:table-cell table:style-name="Tabla332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332.1">
          <table:table-cell table:style-name="Tabla332.A2" office:value-type="string">
            <text:p text:style-name="P507">1</text:p>
          </table:table-cell>
          <table:table-cell table:style-name="Tabla332.B2" office:value-type="string">
            <text:p text:style-name="P413">El repartidor ira al domicilio</text:p>
          </table:table-cell>
          <table:table-cell table:style-name="Tabla332.C2" office:value-type="string">
            <text:p text:style-name="P295"/>
          </table:table-cell>
          <table:table-cell table:style-name="Tabla332.D2" office:value-type="string">
            <text:p text:style-name="P300"/>
          </table:table-cell>
        </table:table-row>
        <table:table-row table:style-name="Tabla332.1">
          <table:table-cell table:style-name="Tabla332.A3" office:value-type="string">
            <text:p text:style-name="P507">2</text:p>
          </table:table-cell>
          <table:table-cell table:style-name="Tabla332.B3" office:value-type="string">
            <text:p text:style-name="P413">El repartido<text:span text:style-name="T47">r</text:span> pedirá que firme al cliente que se le entregara el paquete</text:p>
          </table:table-cell>
          <table:table-cell table:style-name="Tabla332.C3" office:value-type="string">
            <text:p text:style-name="P507">3</text:p>
          </table:table-cell>
          <table:table-cell table:style-name="Tabla332.D3" office:value-type="string">
            <text:p text:style-name="P413">El sistema dará de baja el paquete y se catalogara como entregado</text:p>
          </table:table-cell>
        </table:table-row>
      </table:table>
      <table:table table:name="Tabla333" table:style-name="Tabla333">
        <table:table-column table:style-name="Tabla333.A"/>
        <table:table-column table:style-name="Tabla333.B"/>
        <table:table-row table:style-name="Tabla333.1">
          <table:table-cell table:style-name="Tabla333.A1" table:number-columns-spanned="2" office:value-type="string">
            <text:p text:style-name="P449">Cursos Alternos</text:p>
          </table:table-cell>
          <table:covered-table-cell/>
        </table:table-row>
        <table:table-row table:style-name="Tabla333.1">
          <table:table-cell table:style-name="Tabla333.A2" office:value-type="string">
            <text:p text:style-name="P507">1b</text:p>
          </table:table-cell>
          <table:table-cell table:style-name="Tabla333.B2" office:value-type="string">
            <text:p text:style-name="P413">Si en el lugar de la entrega no hay nadie, el repartidor deberá de devolver el paquete <text:soft-page-break/>a la oficina y de seleccionar el método de recogida en la oficina</text:p>
          </table:table-cell>
        </table:table-row>
      </table:table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 table:style-name="Tabla334.1">
          <table:table-cell table:style-name="Tabla334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334.1">
          <table:table-cell table:style-name="Tabla334.A2" office:value-type="string">
            <text:h text:style-name="P204" text:outline-level="1">Frecuencia esperada</text:h>
          </table:table-cell>
          <table:table-cell table:style-name="Tabla334.B2" office:value-type="string">
            <text:p text:style-name="P262">Alta</text:p>
          </table:table-cell>
          <table:table-cell table:style-name="Tabla334.C2" office:value-type="string">
            <text:h text:style-name="P189" text:outline-level="2">Rendimiento</text:h>
          </table:table-cell>
          <table:table-cell table:style-name="Tabla334.D2" office:value-type="string">
            <text:p text:style-name="P262">No mas de 2 min<text:span text:style-name="T47">utos</text:span></text:p>
          </table:table-cell>
        </table:table-row>
        <table:table-row table:style-name="Tabla334.1">
          <table:table-cell table:style-name="Tabla334.A3" office:value-type="string">
            <text:p text:style-name="P310">Importancia</text:p>
          </table:table-cell>
          <table:table-cell table:style-name="Tabla334.B3" office:value-type="string">
            <text:p text:style-name="P413">Alta</text:p>
          </table:table-cell>
          <table:table-cell table:style-name="Tabla334.C3" office:value-type="string">
            <text:h text:style-name="P189" text:outline-level="2">Urgencia</text:h>
          </table:table-cell>
          <table:table-cell table:style-name="Tabla334.D3" office:value-type="string">
            <text:p text:style-name="P262">media</text:p>
          </table:table-cell>
        </table:table-row>
        <table:table-row table:style-name="Tabla334.1">
          <table:table-cell table:style-name="Tabla334.A4" office:value-type="string">
            <text:p text:style-name="P310">Estado</text:p>
          </table:table-cell>
          <table:table-cell table:style-name="Tabla334.B4" office:value-type="string">
            <text:p text:style-name="P413">En espera de ejecuci<text:span text:style-name="T44">ó</text:span>n</text:p>
          </table:table-cell>
          <table:table-cell table:style-name="Tabla334.C4" office:value-type="string">
            <text:h text:style-name="P189" text:outline-level="2">Estabilidad</text:h>
          </table:table-cell>
          <table:table-cell table:style-name="Tabla334.D4" office:value-type="string">
            <text:p text:style-name="P262">alta</text:p>
          </table:table-cell>
        </table:table-row>
      </table:table>
      <table:table table:name="Tabla335" table:style-name="Tabla335">
        <table:table-column table:style-name="Tabla335.A"/>
        <table:table-row table:style-name="Tabla335.1">
          <table:table-cell table:style-name="Tabla335.A1" office:value-type="string">
            <text:p text:style-name="P449">Comentarios</text:p>
          </table:table-cell>
        </table:table-row>
        <table:table-row table:style-name="Tabla335.2">
          <table:table-cell table:style-name="Tabla335.A2" office:value-type="string">
            <text:p text:style-name="P462"/>
          </table:table-cell>
        </table:table-row>
      </table:table>
      <text:p text:style-name="P598"/>
      <text:p text:style-name="P598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column table:style-name="Tabla336.E"/>
        <table:table-column table:style-name="Tabla336.F"/>
        <table:table-column table:style-name="Tabla336.G"/>
        <table:table-column table:style-name="Tabla336.H"/>
        <table:table-row table:style-name="Tabla336.1">
          <table:table-cell table:style-name="Tabla336.A1" office:value-type="string">
            <text:h text:style-name="P199" text:outline-level="1">Caso de Uso</text:h>
          </table:table-cell>
          <table:table-cell table:style-name="Tabla336.B1" table:number-columns-spanned="5" office:value-type="string">
            <text:p text:style-name="P261">En oficina</text:p>
          </table:table-cell>
          <table:covered-table-cell/>
          <table:covered-table-cell/>
          <table:covered-table-cell/>
          <table:covered-table-cell/>
          <table:table-cell table:style-name="Tabla336.G1" table:number-columns-spanned="2" office:value-type="string">
            <text:p text:style-name="P261">CU_49</text:p>
          </table:table-cell>
          <table:covered-table-cell/>
        </table:table-row>
        <table:table-row table:style-name="Tabla336.2">
          <table:table-cell table:style-name="Tabla336.A2" office:value-type="string">
            <text:p text:style-name="P310">Actores</text:p>
          </table:table-cell>
          <table:table-cell table:style-name="Tabla336.B2" table:number-columns-spanned="7" office:value-type="string">
            <text:p text:style-name="P414">Oficinista,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3" office:value-type="string">
            <text:p text:style-name="P310">Tipo</text:p>
          </table:table-cell>
          <table:table-cell table:style-name="Tabla336.B3" table:number-columns-spanned="7" office:value-type="string">
            <text:p text:style-name="P41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4" office:value-type="string">
            <text:p text:style-name="P310">Referencias</text:p>
          </table:table-cell>
          <table:table-cell table:style-name="Tabla336.B4" table:number-columns-spanned="2" office:value-type="string">
            <text:p text:style-name="P414"/>
          </table:table-cell>
          <table:covered-table-cell/>
          <table:table-cell table:style-name="Tabla336.D4" table:number-columns-spanned="5" office:value-type="string">
            <text:p text:style-name="P415">CU_47</text:p>
          </table:table-cell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5" office:value-type="string">
            <text:p text:style-name="P310">Precondición</text:p>
          </table:table-cell>
          <table:table-cell table:style-name="Tabla336.B5" table:number-columns-spanned="7" office:value-type="string">
            <text:p text:style-name="P414">En caso de que el cliente destinatario elija la opción de recoger en oficina, u no se encuentre en el momento de la entrega a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6" office:value-type="string">
            <text:p text:style-name="P310">Postcondición</text:p>
          </table:table-cell>
          <table:table-cell table:style-name="Tabla336.B6" table:number-columns-spanned="7" office:value-type="string">
            <text:p text:style-name="P414">El cliente deberá de firmar que ha recibido 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7" office:value-type="string">
            <text:p text:style-name="P310">Autor</text:p>
          </table:table-cell>
          <table:table-cell table:style-name="Tabla336.B7" office:value-type="string">
            <text:p text:style-name="P414">Manuel Ortiz Hita</text:p>
          </table:table-cell>
          <table:table-cell table:style-name="Tabla336.C7" table:number-columns-spanned="2" office:value-type="string">
            <text:h text:style-name="P199" text:outline-level="1">Fecha</text:h>
          </table:table-cell>
          <table:covered-table-cell/>
          <table:table-cell table:style-name="Tabla336.E7" office:value-type="string">
            <text:p text:style-name="P261">7/4/18</text:p>
          </table:table-cell>
          <table:table-cell table:style-name="Tabla336.F7" table:number-columns-spanned="2" office:value-type="string">
            <text:h text:style-name="P199" text:outline-level="1">Versión</text:h>
          </table:table-cell>
          <table:covered-table-cell/>
          <table:table-cell table:style-name="Tabla336.H7" office:value-type="string">
            <text:p text:style-name="P268">1.0</text:p>
          </table:table-cell>
        </table:table-row>
      </table:table>
      <table:table table:name="Tabla337" table:style-name="Tabla337">
        <table:table-column table:style-name="Tabla337.A"/>
        <table:table-row table:style-name="Tabla337.1">
          <table:table-cell table:style-name="Tabla337.A1" office:value-type="string">
            <text:p text:style-name="P449">Propósito</text:p>
          </table:table-cell>
        </table:table-row>
        <table:table-row table:style-name="Tabla337.1">
          <table:table-cell table:style-name="Tabla337.A2" office:value-type="string">
            <text:p text:style-name="P468">Que el cliente pueda recoger el paquete en la oficina</text:p>
          </table:table-cell>
        </table:table-row>
      </table:table>
      <table:table table:name="Tabla338" table:style-name="Tabla338">
        <table:table-column table:style-name="Tabla338.A"/>
        <table:table-row table:style-name="Tabla338.1">
          <table:table-cell table:style-name="Tabla338.A1" office:value-type="string">
            <text:p text:style-name="P449">Resumen</text:p>
          </table:table-cell>
        </table:table-row>
        <table:table-row table:style-name="Tabla338.1">
          <table:table-cell table:style-name="Tabla338.A2" office:value-type="string">
            <text:p text:style-name="P468">El sistema debe de permitir que el cliente pueda recoger un paquete en la oficina si este as<text:span text:style-name="T44">í</text:span> lo desea</text:p>
          </table:table-cell>
        </table:table-row>
      </table:table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 table:style-name="Tabla339.1">
          <table:table-cell table:style-name="Tabla339.A1" table:number-columns-spanned="4" office:value-type="string">
            <text:p text:style-name="P449">Curso Normal</text:p>
          </table:table-cell>
          <table:covered-table-cell/>
          <table:covered-table-cell/>
          <table:covered-table-cell/>
        </table:table-row>
        <table:table-row table:style-name="Tabla339.1">
          <table:table-cell table:style-name="Tabla339.A2" office:value-type="string">
            <text:p text:style-name="P507"/>
          </table:table-cell>
          <table:table-cell table:style-name="Tabla339.B2" office:value-type="string">
            <text:p text:style-name="P413"/>
          </table:table-cell>
          <table:table-cell table:style-name="Tabla339.C2" office:value-type="string">
            <text:p text:style-name="P507">1</text:p>
          </table:table-cell>
          <table:table-cell table:style-name="Tabla339.D2" office:value-type="string">
            <text:p text:style-name="P413">El sistema dará un código de entrega al cliente para que acuda a la oficina</text:p>
          </table:table-cell>
        </table:table-row>
        <table:table-row table:style-name="Tabla339.1">
          <table:table-cell table:style-name="Tabla339.A3" office:value-type="string">
            <text:p text:style-name="P507">2</text:p>
          </table:table-cell>
          <table:table-cell table:style-name="Tabla339.B3" office:value-type="string">
            <text:p text:style-name="P413">El cliente aportara los datos al oficinista</text:p>
          </table:table-cell>
          <table:table-cell table:style-name="Tabla339.C3" office:value-type="string">
            <text:p text:style-name="P295"/>
          </table:table-cell>
          <table:table-cell table:style-name="Tabla339.D3" office:value-type="string">
            <text:p text:style-name="P300"/>
          </table:table-cell>
        </table:table-row>
        <table:table-row table:style-name="Tabla339.1">
          <table:table-cell table:style-name="Tabla339.A4" office:value-type="string">
            <text:p text:style-name="P507">3</text:p>
          </table:table-cell>
          <table:table-cell table:style-name="Tabla339.B4" office:value-type="string">
            <text:p text:style-name="P413">El oficinista buscara con los datos el paquete</text:p>
          </table:table-cell>
          <table:table-cell table:style-name="Tabla339.C4" office:value-type="string">
            <text:p text:style-name="P507">4</text:p>
          </table:table-cell>
          <table:table-cell table:style-name="Tabla339.D4" office:value-type="string">
            <text:p text:style-name="P413">El sistema indicara donde se encuentra el paquete</text:p>
          </table:table-cell>
        </table:table-row>
        <table:table-row table:style-name="Tabla339.1">
          <table:table-cell table:style-name="Tabla339.A5" office:value-type="string">
            <text:p text:style-name="P507">5</text:p>
          </table:table-cell>
          <table:table-cell table:style-name="Tabla339.B5" office:value-type="string">
            <text:p text:style-name="P413">El oficinista procederá a la entrega del paquete</text:p>
          </table:table-cell>
          <table:table-cell table:style-name="Tabla339.C5" office:value-type="string">
            <text:p text:style-name="P295"/>
          </table:table-cell>
          <table:table-cell table:style-name="Tabla339.D5" office:value-type="string">
            <text:p text:style-name="P300"/>
          </table:table-cell>
        </table:table-row>
        <table:table-row table:style-name="Tabla339.1">
          <table:table-cell table:style-name="Tabla339.A6" office:value-type="string">
            <text:p text:style-name="P507">6</text:p>
          </table:table-cell>
          <table:table-cell table:style-name="Tabla339.B6" office:value-type="string">
            <text:p text:style-name="P413">El cliente firmara que ha recogido el paquete</text:p>
          </table:table-cell>
          <table:table-cell table:style-name="Tabla339.C6" office:value-type="string">
            <text:p text:style-name="P295"/>
          </table:table-cell>
          <table:table-cell table:style-name="Tabla339.D6" office:value-type="string">
            <text:p text:style-name="P300"/>
          </table:table-cell>
        </table:table-row>
        <table:table-row table:style-name="Tabla339.1">
          <table:table-cell table:style-name="Tabla339.A7" office:value-type="string">
            <text:p text:style-name="P507">7</text:p>
          </table:table-cell>
          <table:table-cell table:style-name="Tabla339.B7" office:value-type="string">
            <text:p text:style-name="P413">El oficinista dará de baja el paquete y lo catalogara como entregado</text:p>
          </table:table-cell>
          <table:table-cell table:style-name="Tabla339.C7" office:value-type="string">
            <text:p text:style-name="P295"/>
          </table:table-cell>
          <table:table-cell table:style-name="Tabla339.D7" office:value-type="string">
            <text:p text:style-name="P300"/>
          </table:table-cell>
        </table:table-row>
      </table:table>
      <table:table table:name="Tabla340" table:style-name="Tabla340">
        <table:table-column table:style-name="Tabla340.A"/>
        <table:table-column table:style-name="Tabla340.B"/>
        <table:table-row table:style-name="Tabla340.1">
          <table:table-cell table:style-name="Tabla340.A1" table:number-columns-spanned="2" office:value-type="string">
            <text:p text:style-name="P449">Cursos Alternos</text:p>
          </table:table-cell>
          <table:covered-table-cell/>
        </table:table-row>
        <table:table-row table:style-name="Tabla340.1">
          <table:table-cell table:style-name="Tabla340.A2" office:value-type="string">
            <text:p text:style-name="P507">1a</text:p>
          </table:table-cell>
          <table:table-cell table:style-name="Tabla340.B2" office:value-type="string">
            <text:p text:style-name="P413">Que el cliente nunca se presente</text:p>
          </table:table-cell>
        </table:table-row>
        <table:table-row table:style-name="Tabla340.1">
          <table:table-cell table:style-name="Tabla340.A3" office:value-type="string">
            <text:p text:style-name="P479"/>
          </table:table-cell>
          <table:table-cell table:style-name="Tabla340.B3" office:value-type="string">
            <text:p text:style-name="P413">1 El paquete estará en la oficina durante 5 días y después se procederá a la devolución al cliente emisario</text:p>
          </table:table-cell>
        </table:table-row>
      </table:table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table:number-columns-spanned="4" office:value-type="string">
            <text:p text:style-name="P449">Otros datos</text:p>
          </table:table-cell>
          <table:covered-table-cell/>
          <table:covered-table-cell/>
          <table:covered-table-cell/>
        </table:table-row>
        <table:table-row table:style-name="Tabla341.1">
          <table:table-cell table:style-name="Tabla341.A2" office:value-type="string">
            <text:h text:style-name="P204" text:outline-level="1">Frecuencia esperada</text:h>
          </table:table-cell>
          <table:table-cell table:style-name="Tabla341.B2" office:value-type="string">
            <text:p text:style-name="P262">Media</text:p>
          </table:table-cell>
          <table:table-cell table:style-name="Tabla341.C2" office:value-type="string">
            <text:h text:style-name="P189" text:outline-level="2">Rendimiento</text:h>
          </table:table-cell>
          <table:table-cell table:style-name="Tabla341.D2" office:value-type="string">
            <text:p text:style-name="P262">No mas de 2 min<text:span text:style-name="T44">utos</text:span></text:p>
          </table:table-cell>
        </table:table-row>
        <table:table-row table:style-name="Tabla341.1">
          <table:table-cell table:style-name="Tabla341.A3" office:value-type="string">
            <text:p text:style-name="P310">Importancia</text:p>
          </table:table-cell>
          <table:table-cell table:style-name="Tabla341.B3" office:value-type="string">
            <text:p text:style-name="P413">Alta</text:p>
          </table:table-cell>
          <table:table-cell table:style-name="Tabla341.C3" office:value-type="string">
            <text:h text:style-name="P189" text:outline-level="2">Urgencia</text:h>
          </table:table-cell>
          <table:table-cell table:style-name="Tabla341.D3" office:value-type="string">
            <text:p text:style-name="P262">Alta</text:p>
          </table:table-cell>
        </table:table-row>
        <table:table-row table:style-name="Tabla341.1">
          <table:table-cell table:style-name="Tabla341.A4" office:value-type="string">
            <text:p text:style-name="P310">Estado</text:p>
          </table:table-cell>
          <table:table-cell table:style-name="Tabla341.B4" office:value-type="string">
            <text:p text:style-name="P413">En espera de ejecuci<text:span text:style-name="T44">ó</text:span>n</text:p>
          </table:table-cell>
          <table:table-cell table:style-name="Tabla341.C4" office:value-type="string">
            <text:h text:style-name="P189" text:outline-level="2">Estabilidad</text:h>
          </table:table-cell>
          <table:table-cell table:style-name="Tabla341.D4" office:value-type="string">
            <text:p text:style-name="P262">Alta</text:p>
          </table:table-cell>
        </table:table-row>
      </table:table>
      <table:table table:name="Tabla342" table:style-name="Tabla342">
        <table:table-column table:style-name="Tabla342.A"/>
        <table:table-row table:style-name="Tabla342.1">
          <table:table-cell table:style-name="Tabla342.A1" office:value-type="string">
            <text:p text:style-name="P449">Comentarios</text:p>
          </table:table-cell>
        </table:table-row>
        <table:table-row table:style-name="Tabla342.2">
          <table:table-cell table:style-name="Tabla342.A2" office:value-type="string">
            <text:p text:style-name="P462"/>
          </table:table-cell>
        </table:table-row>
      </table:table>
      <text:p text:style-name="P226"/>
      <text:p text:style-name="P594"><text:soft-page-break/>1.<text:span text:style-name="T48">7. Servicios Web</text:span></text:p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column table:style-name="Tabla412.E"/>
        <table:table-column table:style-name="Tabla412.F"/>
        <table:table-column table:style-name="Tabla412.G"/>
        <table:table-column table:style-name="Tabla412.H"/>
        <table:table-row table:style-name="Tabla412.1">
          <table:table-cell table:style-name="Tabla412.A1" office:value-type="string">
            <text:h text:style-name="P205" text:outline-level="1">Caso de Uso</text:h>
          </table:table-cell>
          <table:table-cell table:style-name="Tabla412.B1" table:number-columns-spanned="4" office:value-type="string">
            <text:h text:style-name="P601" text:outline-level="3">Localizar servicios cercanos</text:h>
          </table:table-cell>
          <table:covered-table-cell/>
          <table:covered-table-cell/>
          <table:covered-table-cell/>
          <table:table-cell table:style-name="Tabla412.F1" table:number-columns-spanned="3" office:value-type="string">
            <text:p text:style-name="P518">CU_50</text:p>
          </table:table-cell>
          <table:covered-table-cell/>
          <table:covered-table-cell/>
        </table:table-row>
        <table:table-row table:style-name="Tabla412.2">
          <table:table-cell table:style-name="Tabla412.A2" office:value-type="string">
            <text:p text:style-name="P350">Actores</text:p>
          </table:table-cell>
          <table:table-cell table:style-name="Tabla412.B2" table:number-columns-spanned="7" office:value-type="string">
            <text:p text:style-name="P550">Cliente <text:span text:style-name="T49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3" office:value-type="string">
            <text:p text:style-name="P350">Tipo</text:p>
          </table:table-cell>
          <table:table-cell table:style-name="Tabla412.B3" table:number-columns-spanned="7" office:value-type="string">
            <text:p text:style-name="P550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4" office:value-type="string">
            <text:p text:style-name="P350">Referencias</text:p>
          </table:table-cell>
          <table:table-cell table:style-name="Tabla412.B4" table:number-columns-spanned="2" office:value-type="string">
            <text:p text:style-name="P552"/>
          </table:table-cell>
          <table:covered-table-cell/>
          <table:table-cell table:style-name="Tabla412.D4" table:number-columns-spanned="5" office:value-type="string">
            <text:p text:style-name="P533"/>
          </table:table-cell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5" office:value-type="string">
            <text:p text:style-name="P350">Precondición</text:p>
          </table:table-cell>
          <table:table-cell table:style-name="Tabla412.B5" table:number-columns-spanned="7" office:value-type="string">
            <text:p text:style-name="P550">Conocer la localización del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6" office:value-type="string">
            <text:p text:style-name="P350">Postcondición</text:p>
          </table:table-cell>
          <table:table-cell table:style-name="Tabla412.B6" table:number-columns-spanned="7" office:value-type="string">
            <text:p text:style-name="P550">Facilitación de la contratación de servicios cercanos disponibl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7" office:value-type="string">
            <text:p text:style-name="P350">Autor</text:p>
          </table:table-cell>
          <table:table-cell table:style-name="Tabla412.B7" office:value-type="string">
            <text:p text:style-name="P550">Pablo Zafra Jiménez</text:p>
          </table:table-cell>
          <table:table-cell table:style-name="Tabla412.C7" table:number-columns-spanned="2" office:value-type="string">
            <text:h text:style-name="P207" text:outline-level="1">Fecha</text:h>
          </table:table-cell>
          <table:covered-table-cell/>
          <table:table-cell table:style-name="Tabla412.E7" table:number-columns-spanned="2" office:value-type="string">
            <text:p text:style-name="P553">10/04/18</text:p>
          </table:table-cell>
          <table:covered-table-cell/>
          <table:table-cell table:style-name="Tabla412.G7" office:value-type="string">
            <text:h text:style-name="P206" text:outline-level="1">Versión</text:h>
          </table:table-cell>
          <table:table-cell table:style-name="Tabla412.H7" office:value-type="string">
            <text:p text:style-name="P271">1.0</text:p>
          </table:table-cell>
        </table:table-row>
      </table:table>
      <table:table table:name="Tabla343" table:style-name="Tabla343">
        <table:table-column table:style-name="Tabla343.A"/>
        <table:table-row table:style-name="Tabla343.1">
          <table:table-cell table:style-name="Tabla343.A1" office:value-type="string">
            <text:p text:style-name="P470">Propósito</text:p>
          </table:table-cell>
        </table:table-row>
        <table:table-row table:style-name="Tabla343.1">
          <table:table-cell table:style-name="Tabla343.A2" office:value-type="string">
            <text:p text:style-name="P551">Mostrar al cliente los servicios disponibles en la zona geográfica proporcionada por éste.</text:p>
          </table:table-cell>
        </table:table-row>
      </table:table>
      <table:table table:name="Tabla344" table:style-name="Tabla344">
        <table:table-column table:style-name="Tabla344.A"/>
        <table:table-row table:style-name="Tabla344.1">
          <table:table-cell table:style-name="Tabla344.A1" office:value-type="string">
            <text:p text:style-name="P470">Resumen</text:p>
          </table:table-cell>
        </table:table-row>
        <table:table-row table:style-name="Tabla344.1">
          <table:table-cell table:style-name="Tabla344.A2" office:value-type="string">
            <text:p text:style-name="P551">Muestra al cliente cada uno de los servicios que pueden proporcionarse en la zona indicada, así como información relacionada con éstos servicios <text:span text:style-name="T49">y la </text:span>localiza<text:span text:style-name="T49">ción de</text:span> la <text:span text:style-name="T49">sucursal</text:span> física más cercan<text:span text:style-name="T49">a.</text:span></text:p>
          </table:table-cell>
        </table:table-row>
      </table:table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row table:style-name="Tabla345.1">
          <table:table-cell table:style-name="Tabla345.A1" table:number-columns-spanned="4" office:value-type="string">
            <text:p text:style-name="P470">Curso Normal (B<text:span text:style-name="T48">á</text:span>sico)</text:p>
          </table:table-cell>
          <table:covered-table-cell/>
          <table:covered-table-cell/>
          <table:covered-table-cell/>
        </table:table-row>
        <table:table-row table:style-name="Tabla345.2">
          <table:table-cell table:style-name="Tabla345.A2" office:value-type="string">
            <text:p text:style-name="P297">1</text:p>
          </table:table-cell>
          <table:table-cell table:style-name="Tabla345.B2" office:value-type="string">
            <text:p text:style-name="P269">Cliente: Solicita servicios disponibles</text:p>
          </table:table-cell>
          <table:table-cell table:style-name="Tabla345.C2" office:value-type="string">
            <text:p text:style-name="P328">2</text:p>
          </table:table-cell>
          <table:table-cell table:style-name="Tabla345.D2" office:value-type="string">
            <text:p text:style-name="P420">El sistema pide la zona geográfica</text:p>
          </table:table-cell>
        </table:table-row>
        <table:table-row table:style-name="Tabla345.2">
          <table:table-cell table:style-name="Tabla345.A3" office:value-type="string">
            <text:p text:style-name="P329">3</text:p>
          </table:table-cell>
          <table:table-cell table:style-name="Tabla345.B3" office:value-type="string">
            <text:p text:style-name="P420">Cliente: Indica zona geográfica</text:p>
          </table:table-cell>
          <table:table-cell table:style-name="Tabla345.C3" office:value-type="string">
            <text:p text:style-name="P331">4</text:p>
          </table:table-cell>
          <table:table-cell table:style-name="Tabla345.D3" office:value-type="string">
            <text:p text:style-name="P227"><text:span text:style-name="T50"><text:s/></text:span><text:span text:style-name="T14">Devuelve los datos disponibles sobre la zona indicada.</text:span></text:p>
          </table:table-cell>
        </table:table-row>
        <table:table-row table:style-name="Tabla345.2">
          <table:table-cell table:style-name="Tabla345.A4" office:value-type="string">
            <text:p text:style-name="P508">5</text:p>
          </table:table-cell>
          <table:table-cell table:style-name="Tabla345.B4" office:value-type="string">
            <text:p text:style-name="P422">Cliente: Pide sucursales más cercanas a la zona</text:p>
          </table:table-cell>
          <table:table-cell table:style-name="Tabla345.C4" office:value-type="string">
            <text:p text:style-name="P421">6</text:p>
          </table:table-cell>
          <table:table-cell table:style-name="Tabla345.D4" office:value-type="string">
            <text:p text:style-name="P435">Devuelve las sucursales más cercanas a la zona indicada.</text:p>
          </table:table-cell>
        </table:table-row>
      </table:table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column table:style-name="Tabla346.E"/>
        <table:table-row table:style-name="Tabla346.1">
          <table:table-cell table:style-name="Tabla346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46.1">
          <table:table-cell table:style-name="Tabla346.A2" office:value-type="string">
            <text:p text:style-name="P297"><text:span text:style-name="T56">3</text:span>a</text:p>
          </table:table-cell>
          <table:table-cell table:style-name="Tabla346.B2" table:number-columns-spanned="4" office:value-type="string">
            <text:p text:style-name="P269">El cliente desea modificar la zona indicada, ya sea por error o para una nueva comprobación.</text:p>
          </table:table-cell>
          <table:covered-table-cell/>
          <table:covered-table-cell/>
          <table:covered-table-cell/>
        </table:table-row>
        <table:table-row table:style-name="Tabla346.1">
          <table:table-cell table:style-name="Tabla346.A3" office:value-type="string">
            <text:p text:style-name="P297"/>
          </table:table-cell>
          <table:table-cell table:style-name="Tabla346.B3" table:number-columns-spanned="4" office:value-type="string">
            <text:p text:style-name="P523">Se recalculan los datos con la nueva zona indicada.</text:p>
          </table:table-cell>
          <table:covered-table-cell/>
          <table:covered-table-cell/>
          <table:covered-table-cell/>
        </table:table-row>
        <table:table-row table:style-name="Tabla346.1">
          <table:table-cell table:style-name="Tabla346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46.1">
          <table:table-cell table:style-name="Tabla346.A5" table:number-columns-spanned="2" office:value-type="string">
            <text:h text:style-name="P208" text:outline-level="1">Frecuencia esperada</text:h>
          </table:table-cell>
          <table:covered-table-cell/>
          <table:table-cell table:style-name="Tabla346.C5" office:value-type="string">
            <text:p text:style-name="P536"><text:span text:style-name="T57">4</text:span>0 veces al día</text:p>
          </table:table-cell>
          <table:table-cell table:style-name="Tabla346.D5" office:value-type="string">
            <text:h text:style-name="P190" text:outline-level="2">Rendimiento</text:h>
          </table:table-cell>
          <table:table-cell table:style-name="Tabla346.E5" office:value-type="string">
            <text:p text:style-name="P535"/>
          </table:table-cell>
        </table:table-row>
        <table:table-row table:style-name="Tabla346.1">
          <table:table-cell table:style-name="Tabla346.A6" table:number-columns-spanned="2" office:value-type="string">
            <text:p text:style-name="P350">Importancia</text:p>
          </table:table-cell>
          <table:covered-table-cell/>
          <table:table-cell table:style-name="Tabla346.C6" office:value-type="string">
            <text:p text:style-name="P536">Alta</text:p>
          </table:table-cell>
          <table:table-cell table:style-name="Tabla346.D6" office:value-type="string">
            <text:h text:style-name="P190" text:outline-level="2">Urgencia</text:h>
          </table:table-cell>
          <table:table-cell table:style-name="Tabla346.E6" office:value-type="string">
            <text:p text:style-name="P536">Alta</text:p>
          </table:table-cell>
        </table:table-row>
        <table:table-row table:style-name="Tabla346.1">
          <table:table-cell table:style-name="Tabla346.A7" table:number-columns-spanned="2" office:value-type="string">
            <text:p text:style-name="P350">Estado</text:p>
          </table:table-cell>
          <table:covered-table-cell/>
          <table:table-cell table:style-name="Tabla346.C7" office:value-type="string">
            <text:p text:style-name="P535"/>
          </table:table-cell>
          <table:table-cell table:style-name="Tabla346.D7" office:value-type="string">
            <text:h text:style-name="P190" text:outline-level="2">Estabilidad</text:h>
          </table:table-cell>
          <table:table-cell table:style-name="Tabla346.E7" office:value-type="string">
            <text:p text:style-name="P536">Alta</text:p>
          </table:table-cell>
        </table:table-row>
        <table:table-row table:style-name="Tabla346.1">
          <table:table-cell table:style-name="Tabla346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46.9">
          <table:table-cell table:style-name="Tabla346.A9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column table:style-name="Tabla347.E"/>
        <table:table-column table:style-name="Tabla347.F"/>
        <table:table-column table:style-name="Tabla347.G"/>
        <table:table-column table:style-name="Tabla347.H"/>
        <table:table-row table:style-name="Tabla347.1">
          <table:table-cell table:style-name="Tabla347.A1" office:value-type="string">
            <text:h text:style-name="P205" text:outline-level="1">Caso de Uso</text:h>
          </table:table-cell>
          <table:table-cell table:style-name="Tabla347.B1" table:number-columns-spanned="4" office:value-type="string">
            <text:h text:style-name="P602" text:outline-level="3">Pedir presupuesto web envío</text:h>
          </table:table-cell>
          <table:covered-table-cell/>
          <table:covered-table-cell/>
          <table:covered-table-cell/>
          <table:table-cell table:style-name="Tabla347.F1" table:number-columns-spanned="3" office:value-type="string">
            <text:p text:style-name="P519">CU_51</text:p>
          </table:table-cell>
          <table:covered-table-cell/>
          <table:covered-table-cell/>
        </table:table-row>
        <table:table-row table:style-name="Tabla347.2">
          <table:table-cell table:style-name="Tabla347.A2" office:value-type="string">
            <text:p text:style-name="P350">Actores</text:p>
          </table:table-cell>
          <table:table-cell table:style-name="Tabla347.B2" table:number-columns-spanned="7" office:value-type="string">
            <text:p text:style-name="P554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3" office:value-type="string">
            <text:p text:style-name="P350">Tipo</text:p>
          </table:table-cell>
          <table:table-cell table:style-name="Tabla347.B3" table:number-columns-spanned="7" office:value-type="string">
            <text:p text:style-name="P55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4" office:value-type="string">
            <text:p text:style-name="P350">Referencias</text:p>
          </table:table-cell>
          <table:table-cell table:style-name="Tabla347.B4" table:number-columns-spanned="2" office:value-type="string">
            <text:p text:style-name="P552"/>
          </table:table-cell>
          <table:covered-table-cell/>
          <table:table-cell table:style-name="Tabla347.D4" table:number-columns-spanned="5" office:value-type="string">
            <text:p text:style-name="P533"/>
          </table:table-cell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5" office:value-type="string">
            <text:p text:style-name="P350">Precondición</text:p>
          </table:table-cell>
          <table:table-cell table:style-name="Tabla347.B5" table:number-columns-spanned="7" office:value-type="string">
            <text:p text:style-name="P554">Datos sobre el envío a presupuest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6" office:value-type="string">
            <text:p text:style-name="P350">Postcondición</text:p>
          </table:table-cell>
          <table:table-cell table:style-name="Tabla347.B6" table:number-columns-spanned="7" office:value-type="string">
            <text:p text:style-name="P554">Facilitar al cliente la mejor forma de realizar el servic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7" office:value-type="string">
            <text:p text:style-name="P350">Autor</text:p>
          </table:table-cell>
          <table:table-cell table:style-name="Tabla347.B7" office:value-type="string">
            <text:p text:style-name="P552">Pablo Zafra Jiménez</text:p>
          </table:table-cell>
          <table:table-cell table:style-name="Tabla347.C7" table:number-columns-spanned="2" office:value-type="string">
            <text:h text:style-name="P207" text:outline-level="1">Fecha</text:h>
          </table:table-cell>
          <table:covered-table-cell/>
          <table:table-cell table:style-name="Tabla347.E7" table:number-columns-spanned="2" office:value-type="string">
            <text:p text:style-name="P556">10/04/2018</text:p>
          </table:table-cell>
          <table:covered-table-cell/>
          <table:table-cell table:style-name="Tabla347.G7" office:value-type="string">
            <text:h text:style-name="P206" text:outline-level="1">Versión</text:h>
          </table:table-cell>
          <table:table-cell table:style-name="Tabla347.H7" office:value-type="string">
            <text:p text:style-name="P285">1.0</text:p>
          </table:table-cell>
        </table:table-row>
      </table:table>
      <table:table table:name="Tabla348" table:style-name="Tabla348">
        <table:table-column table:style-name="Tabla348.A"/>
        <table:table-row table:style-name="Tabla348.1">
          <table:table-cell table:style-name="Tabla348.A1" office:value-type="string">
            <text:p text:style-name="P470">Propósito</text:p>
          </table:table-cell>
        </table:table-row>
        <table:table-row table:style-name="Tabla348.1">
          <table:table-cell table:style-name="Tabla348.A2" office:value-type="string">
            <text:p text:style-name="P555">El cliente solicita un presupuesto sobre un envío a través de la página web.</text:p>
          </table:table-cell>
        </table:table-row>
      </table:table>
      <table:table table:name="Tabla349" table:style-name="Tabla349">
        <table:table-column table:style-name="Tabla349.A"/>
        <table:table-row table:style-name="Tabla349.1">
          <table:table-cell table:style-name="Tabla349.A1" office:value-type="string">
            <text:p text:style-name="P470">Resumen</text:p>
          </table:table-cell>
        </table:table-row>
        <table:table-row table:style-name="Tabla349.1">
          <table:table-cell table:style-name="Tabla349.A2" office:value-type="string">
            <text:p text:style-name="P555">El cliente pide presupuesto sobre un envío proporcionando la localización, dimensiones y peso del paquete, así como el servicio que más se ajusta a sus necesidades de tiempo de realización .</text:p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ext:soft-page-break/>
        <table:table-row table:style-name="Tabla350.1">
          <table:table-cell table:style-name="Tabla350.A1" table:number-columns-spanned="4" office:value-type="string">
            <text:p text:style-name="P470">Curso Normal (B<text:span text:style-name="T71">á</text:span>sico)</text:p>
          </table:table-cell>
          <table:covered-table-cell/>
          <table:covered-table-cell/>
          <table:covered-table-cell/>
        </table:table-row>
        <table:table-row table:style-name="Tabla350.2">
          <table:table-cell table:style-name="Tabla350.A2" office:value-type="string">
            <text:p text:style-name="P297">1</text:p>
          </table:table-cell>
          <table:table-cell table:style-name="Tabla350.B2" office:value-type="string">
            <text:p text:style-name="P270">Cliente: Solicita iniciar presupuesto</text:p>
          </table:table-cell>
          <table:table-cell table:style-name="Tabla350.C2" office:value-type="string">
            <text:p text:style-name="P332">2</text:p>
          </table:table-cell>
          <table:table-cell table:style-name="Tabla350.D2" office:value-type="string">
            <text:p text:style-name="P423">Pide al cliente localización, dimensiones y peso del paquete a presupuestar,</text:p>
          </table:table-cell>
        </table:table-row>
        <table:table-row table:style-name="Tabla350.2">
          <table:table-cell table:style-name="Tabla350.A3" office:value-type="string">
            <text:p text:style-name="P333">2</text:p>
          </table:table-cell>
          <table:table-cell table:style-name="Tabla350.B3" office:value-type="string">
            <text:p text:style-name="P270">Cliente: Facilita datos del paquete</text:p>
          </table:table-cell>
          <table:table-cell table:style-name="Tabla350.C3" office:value-type="string">
            <text:p text:style-name="P333">4</text:p>
          </table:table-cell>
          <table:table-cell table:style-name="Tabla350.D3" office:value-type="string">
            <text:p text:style-name="P227"><text:span text:style-name="T50"><text:s/></text:span><text:span text:style-name="T51">Calcula y devuelve el presupuesto</text:span></text:p>
          </table:table-cell>
        </table:table-row>
        <table:table-row table:style-name="Tabla350.2">
          <table:table-cell table:style-name="Tabla350.A4" office:value-type="string">
            <text:p text:style-name="P509">5</text:p>
          </table:table-cell>
          <table:table-cell table:style-name="Tabla350.B4" office:value-type="string">
            <text:p text:style-name="P423">Cliente: Recibe presupuesto</text:p>
          </table:table-cell>
          <table:table-cell table:style-name="Tabla350.C4" office:value-type="string">
            <text:p text:style-name="P296"/>
          </table:table-cell>
          <table:table-cell table:style-name="Tabla350.D4" office:value-type="string">
            <text:p text:style-name="P301"/>
          </table:table-cell>
        </table:table-row>
      </table:table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column table:style-name="Tabla351.E"/>
        <table:table-row table:style-name="Tabla351.1">
          <table:table-cell table:style-name="Tabla351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51.1">
          <table:table-cell table:style-name="Tabla351.A2" office:value-type="string">
            <text:p text:style-name="P297"><text:span text:style-name="T56">2</text:span>a</text:p>
          </table:table-cell>
          <table:table-cell table:style-name="Tabla351.B2" table:number-columns-spanned="4" office:value-type="string">
            <text:p text:style-name="P269">El cliente desea modificar <text:span text:style-name="T57">alguno de los datos del paquete,</text:span> ya sea por error o para una nueva comprobación.</text:p>
          </table:table-cell>
          <table:covered-table-cell/>
          <table:covered-table-cell/>
          <table:covered-table-cell/>
        </table:table-row>
        <table:table-row table:style-name="Tabla351.1">
          <table:table-cell table:style-name="Tabla351.A3" office:value-type="string">
            <text:p text:style-name="P297"/>
          </table:table-cell>
          <table:table-cell table:style-name="Tabla351.B3" table:number-columns-spanned="4" office:value-type="string">
            <text:p text:style-name="P523">1. Se recalcula <text:span text:style-name="T57">el presupuesto</text:span> con <text:span text:style-name="T57">los nuevos modificados</text:span></text:p>
          </table:table-cell>
          <table:covered-table-cell/>
          <table:covered-table-cell/>
          <table:covered-table-cell/>
        </table:table-row>
        <table:table-row table:style-name="Tabla351.1">
          <table:table-cell table:style-name="Tabla351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51.1">
          <table:table-cell table:style-name="Tabla351.A5" table:number-columns-spanned="2" office:value-type="string">
            <text:h text:style-name="P207" text:outline-level="1">Frecuencia esperada</text:h>
          </table:table-cell>
          <table:covered-table-cell/>
          <table:table-cell table:style-name="Tabla351.C5" office:value-type="string">
            <text:p text:style-name="P537">2’0 veces al día</text:p>
          </table:table-cell>
          <table:table-cell table:style-name="Tabla351.D5" office:value-type="string">
            <text:h text:style-name="P191" text:outline-level="2">Rendimiento</text:h>
          </table:table-cell>
          <table:table-cell table:style-name="Tabla351.E5" office:value-type="string">
            <text:p text:style-name="P538"/>
          </table:table-cell>
        </table:table-row>
        <table:table-row table:style-name="Tabla351.1">
          <table:table-cell table:style-name="Tabla351.A6" table:number-columns-spanned="2" office:value-type="string">
            <text:p text:style-name="P581">Importancia</text:p>
          </table:table-cell>
          <table:covered-table-cell/>
          <table:table-cell table:style-name="Tabla351.C6" office:value-type="string">
            <text:p text:style-name="P537">Vital</text:p>
          </table:table-cell>
          <table:table-cell table:style-name="Tabla351.D6" office:value-type="string">
            <text:h text:style-name="P191" text:outline-level="2">Urgencia</text:h>
          </table:table-cell>
          <table:table-cell table:style-name="Tabla351.E6" office:value-type="string">
            <text:p text:style-name="P537">Alta</text:p>
          </table:table-cell>
        </table:table-row>
        <table:table-row table:style-name="Tabla351.1">
          <table:table-cell table:style-name="Tabla351.A7" table:number-columns-spanned="2" office:value-type="string">
            <text:p text:style-name="P581">Estado</text:p>
          </table:table-cell>
          <table:covered-table-cell/>
          <table:table-cell table:style-name="Tabla351.C7" office:value-type="string">
            <text:p text:style-name="P538"/>
          </table:table-cell>
          <table:table-cell table:style-name="Tabla351.D7" office:value-type="string">
            <text:h text:style-name="P191" text:outline-level="2">Estabilidad</text:h>
          </table:table-cell>
          <table:table-cell table:style-name="Tabla351.E7" office:value-type="string">
            <text:p text:style-name="P537">Alta</text:p>
          </table:table-cell>
        </table:table-row>
        <table:table-row table:style-name="Tabla351.1">
          <table:table-cell table:style-name="Tabla351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51.9">
          <table:table-cell table:style-name="Tabla351.A9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column table:style-name="Tabla352.E"/>
        <table:table-column table:style-name="Tabla352.F"/>
        <table:table-column table:style-name="Tabla352.G"/>
        <table:table-column table:style-name="Tabla352.H"/>
        <table:table-row table:style-name="Tabla352.1">
          <table:table-cell table:style-name="Tabla352.A1" office:value-type="string">
            <text:h text:style-name="P205" text:outline-level="1">Caso de Uso</text:h>
          </table:table-cell>
          <table:table-cell table:style-name="Tabla352.B1" table:number-columns-spanned="5" office:value-type="string">
            <text:h text:style-name="P602" text:outline-level="3">Seguimiento web de estado de envío</text:h>
          </table:table-cell>
          <table:covered-table-cell/>
          <table:covered-table-cell/>
          <table:covered-table-cell/>
          <table:covered-table-cell/>
          <table:table-cell table:style-name="Tabla352.G1" table:number-columns-spanned="2" office:value-type="string">
            <text:p text:style-name="P471">CU_52</text:p>
          </table:table-cell>
          <table:covered-table-cell/>
        </table:table-row>
        <table:table-row table:style-name="Tabla352.2">
          <table:table-cell table:style-name="Tabla352.A2" office:value-type="string">
            <text:p text:style-name="P350">Actores</text:p>
          </table:table-cell>
          <table:table-cell table:style-name="Tabla352.B2" table:number-columns-spanned="7" office:value-type="string">
            <text:p text:style-name="P554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3" office:value-type="string">
            <text:p text:style-name="P350">Tipo</text:p>
          </table:table-cell>
          <table:table-cell table:style-name="Tabla352.B3" table:number-columns-spanned="7" office:value-type="string">
            <text:p text:style-name="P554">Primario,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4" office:value-type="string">
            <text:p text:style-name="P350">Referencias</text:p>
          </table:table-cell>
          <table:table-cell table:style-name="Tabla352.B4" table:number-columns-spanned="3" office:value-type="string">
            <text:p text:style-name="P552"/>
          </table:table-cell>
          <table:covered-table-cell/>
          <table:covered-table-cell/>
          <table:table-cell table:style-name="Tabla352.E4" table:number-columns-spanned="4" office:value-type="string">
            <text:p text:style-name="P533"/>
          </table:table-cell>
          <table:covered-table-cell/>
          <table:covered-table-cell/>
          <table:covered-table-cell/>
        </table:table-row>
        <table:table-row table:style-name="Tabla352.2">
          <table:table-cell table:style-name="Tabla352.A5" office:value-type="string">
            <text:p text:style-name="P350">Precondición</text:p>
          </table:table-cell>
          <table:table-cell table:style-name="Tabla352.B5" table:number-columns-spanned="7" office:value-type="string">
            <text:p text:style-name="P554">Tener un número de seguimi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6" office:value-type="string">
            <text:p text:style-name="P350">Postcondición</text:p>
          </table:table-cell>
          <table:table-cell table:style-name="Tabla352.B6" table:number-columns-spanned="7" office:value-type="string">
            <text:p text:style-name="P554">Se almacena información a cerca del cliente que realiza la consulta (IP, usuario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7" office:value-type="string">
            <text:p text:style-name="P350">Autor</text:p>
          </table:table-cell>
          <table:table-cell table:style-name="Tabla352.B7" office:value-type="string">
            <text:p text:style-name="P552">Pablo Zafra Jiménez</text:p>
          </table:table-cell>
          <table:table-cell table:style-name="Tabla352.C7" office:value-type="string">
            <text:h text:style-name="P207" text:outline-level="1">Fecha</text:h>
          </table:table-cell>
          <table:table-cell table:style-name="Tabla352.D7" table:number-columns-spanned="2" office:value-type="string">
            <text:p text:style-name="P556">10/04/2018</text:p>
          </table:table-cell>
          <table:covered-table-cell/>
          <table:table-cell table:style-name="Tabla352.F7" table:number-columns-spanned="2" office:value-type="string">
            <text:h text:style-name="P206" text:outline-level="1">Versión</text:h>
          </table:table-cell>
          <table:covered-table-cell/>
          <table:table-cell table:style-name="Tabla352.H7" office:value-type="string">
            <text:p text:style-name="P285">1.0</text:p>
          </table:table-cell>
        </table:table-row>
      </table:table>
      <table:table table:name="Tabla353" table:style-name="Tabla353">
        <table:table-column table:style-name="Tabla353.A"/>
        <table:table-row table:style-name="Tabla353.1">
          <table:table-cell table:style-name="Tabla353.A1" office:value-type="string">
            <text:p text:style-name="P470">Propósito</text:p>
          </table:table-cell>
        </table:table-row>
        <table:table-row table:style-name="Tabla353.1">
          <table:table-cell table:style-name="Tabla353.A2" office:value-type="string">
            <text:p text:style-name="P555">El cliente solicita una breve información sobre el estado del envío de su paquete.</text:p>
          </table:table-cell>
        </table:table-row>
      </table:table>
      <table:table table:name="Tabla354" table:style-name="Tabla354">
        <table:table-column table:style-name="Tabla354.A"/>
        <table:table-row table:style-name="Tabla354.1">
          <table:table-cell table:style-name="Tabla354.A1" office:value-type="string">
            <text:p text:style-name="P470">Resumen</text:p>
          </table:table-cell>
        </table:table-row>
        <table:table-row table:style-name="Tabla354.1">
          <table:table-cell table:style-name="Tabla354.A2" office:value-type="string">
            <text:p text:style-name="P555">El cliente, tras proporcionar un número de seguimiento, solicita información sobre cada uno de los pasos registrados durante el envío del paquete así como una estimación del tiempo de realización restante.</text:p>
          </table:table-cell>
        </table:table-row>
      </table:table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 table:style-name="Tabla355.1">
          <table:table-cell table:style-name="Tabla355.A1" table:number-columns-spanned="4" office:value-type="string">
            <text:p text:style-name="P470">Curso Normal (B<text:span text:style-name="T71">á</text:span>sico)</text:p>
          </table:table-cell>
          <table:covered-table-cell/>
          <table:covered-table-cell/>
          <table:covered-table-cell/>
        </table:table-row>
        <table:table-row table:style-name="Tabla355.2">
          <table:table-cell table:style-name="Tabla355.A2" office:value-type="string">
            <text:p text:style-name="P297">1</text:p>
          </table:table-cell>
          <table:table-cell table:style-name="Tabla355.B2" office:value-type="string">
            <text:p text:style-name="P270">Cliente: Solicita seguimiento</text:p>
          </table:table-cell>
          <table:table-cell table:style-name="Tabla355.C2" office:value-type="string">
            <text:p text:style-name="P332">2</text:p>
          </table:table-cell>
          <table:table-cell table:style-name="Tabla355.D2" office:value-type="string">
            <text:p text:style-name="P423">Pide numero de seguimiento</text:p>
          </table:table-cell>
        </table:table-row>
        <table:table-row table:style-name="Tabla355.2">
          <table:table-cell table:style-name="Tabla355.A3" office:value-type="string">
            <text:p text:style-name="P297">2</text:p>
          </table:table-cell>
          <table:table-cell table:style-name="Tabla355.B3" office:value-type="string">
            <text:p text:style-name="P270">Cliente: Facilita el número de seguimiento</text:p>
          </table:table-cell>
          <table:table-cell table:style-name="Tabla355.C3" office:value-type="string">
            <text:p text:style-name="P333">4</text:p>
          </table:table-cell>
          <table:table-cell table:style-name="Tabla355.D3" office:value-type="string">
            <text:p text:style-name="P270">Busca los datos sobre el número de seguimiento proporcionado y devuelve lo obtenido</text:p>
          </table:table-cell>
        </table:table-row>
        <table:table-row table:style-name="Tabla355.2">
          <table:table-cell table:style-name="Tabla355.A4" office:value-type="string">
            <text:p text:style-name="P509">5</text:p>
          </table:table-cell>
          <table:table-cell table:style-name="Tabla355.B4" office:value-type="string">
            <text:p text:style-name="P423">Cliente: Recibe los datos sobre el número de seguimiento enco<text:span text:style-name="T75">n</text:span>trados.</text:p>
          </table:table-cell>
          <table:table-cell table:style-name="Tabla355.C4" office:value-type="string">
            <text:p text:style-name="P296"/>
          </table:table-cell>
          <table:table-cell table:style-name="Tabla355.D4" office:value-type="string">
            <text:p text:style-name="P301"/>
          </table:table-cell>
        </table:table-row>
      </table:table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column table:style-name="Tabla356.E"/>
        <table:table-row table:style-name="Tabla356.1">
          <table:table-cell table:style-name="Tabla356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56.1">
          <table:table-cell table:style-name="Tabla356.A2" office:value-type="string">
            <text:p text:style-name="P333"><text:span text:style-name="T56">2</text:span>a</text:p>
          </table:table-cell>
          <table:table-cell table:style-name="Tabla356.B2" table:number-columns-spanned="4" office:value-type="string">
            <text:p text:style-name="P270">El numero de seguimiento solicitado por el cliente no es correcto</text:p>
          </table:table-cell>
          <table:covered-table-cell/>
          <table:covered-table-cell/>
          <table:covered-table-cell/>
        </table:table-row>
        <table:table-row table:style-name="Tabla356.1">
          <table:table-cell table:style-name="Tabla356.A3" office:value-type="string">
            <text:p text:style-name="P297"/>
          </table:table-cell>
          <table:table-cell table:style-name="Tabla356.B3" table:number-columns-spanned="4" office:value-type="string">
            <text:p text:style-name="P423">1. El sistema exige que el usuario indique un numero de seguimiento correcto o válido.</text:p>
          </table:table-cell>
          <table:covered-table-cell/>
          <table:covered-table-cell/>
          <table:covered-table-cell/>
        </table:table-row>
        <table:table-row table:style-name="Tabla356.1">
          <table:table-cell table:style-name="Tabla356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56.1">
          <table:table-cell table:style-name="Tabla356.A5" table:number-columns-spanned="2" office:value-type="string">
            <text:h text:style-name="P206" text:outline-level="1">Frecuencia esperada</text:h>
          </table:table-cell>
          <table:covered-table-cell/>
          <table:table-cell table:style-name="Tabla356.C5" office:value-type="string">
            <text:p text:style-name="P537">40 veces al día</text:p>
          </table:table-cell>
          <table:table-cell table:style-name="Tabla356.D5" office:value-type="string">
            <text:h text:style-name="P190" text:outline-level="2">Rendimiento</text:h>
          </table:table-cell>
          <table:table-cell table:style-name="Tabla356.E5" office:value-type="string">
            <text:p text:style-name="P535"/>
          </table:table-cell>
        </table:table-row>
        <table:table-row table:style-name="Tabla356.1">
          <table:table-cell table:style-name="Tabla356.A6" table:number-columns-spanned="2" office:value-type="string">
            <text:p text:style-name="P350">Importancia</text:p>
          </table:table-cell>
          <table:covered-table-cell/>
          <table:table-cell table:style-name="Tabla356.C6" office:value-type="string">
            <text:p text:style-name="P537">Vital</text:p>
          </table:table-cell>
          <table:table-cell table:style-name="Tabla356.D6" office:value-type="string">
            <text:h text:style-name="P190" text:outline-level="2">Urgencia</text:h>
          </table:table-cell>
          <table:table-cell table:style-name="Tabla356.E6" office:value-type="string">
            <text:p text:style-name="P537">Alta</text:p>
          </table:table-cell>
        </table:table-row>
        <table:table-row table:style-name="Tabla356.1">
          <table:table-cell table:style-name="Tabla356.A7" table:number-columns-spanned="2" office:value-type="string">
            <text:p text:style-name="P350">Estado</text:p>
          </table:table-cell>
          <table:covered-table-cell/>
          <table:table-cell table:style-name="Tabla356.C7" office:value-type="string">
            <text:p text:style-name="P535"/>
          </table:table-cell>
          <table:table-cell table:style-name="Tabla356.D7" office:value-type="string">
            <text:h text:style-name="P190" text:outline-level="2">Estabilidad</text:h>
          </table:table-cell>
          <table:table-cell table:style-name="Tabla356.E7" office:value-type="string">
            <text:p text:style-name="P537">Alta</text:p>
          </table:table-cell>
        </table:table-row>
        <text:soft-page-break/>
        <table:table-row table:style-name="Tabla356.1">
          <table:table-cell table:style-name="Tabla356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56.9">
          <table:table-cell table:style-name="Tabla356.A9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column table:style-name="Tabla357.E"/>
        <table:table-column table:style-name="Tabla357.F"/>
        <table:table-column table:style-name="Tabla357.G"/>
        <table:table-column table:style-name="Tabla357.H"/>
        <table:table-row table:style-name="Tabla357.1">
          <table:table-cell table:style-name="Tabla357.A1" office:value-type="string">
            <text:h text:style-name="P205" text:outline-level="1">Caso de Uso</text:h>
          </table:table-cell>
          <table:table-cell table:style-name="Tabla357.B1" table:number-columns-spanned="5" office:value-type="string">
            <text:h text:style-name="P603" text:outline-level="3">Registra<text:span text:style-name="T75">r</text:span>se</text:h>
          </table:table-cell>
          <table:covered-table-cell/>
          <table:covered-table-cell/>
          <table:covered-table-cell/>
          <table:covered-table-cell/>
          <table:table-cell table:style-name="Tabla357.G1" table:number-columns-spanned="2" office:value-type="string">
            <text:p text:style-name="P471">CU_53</text:p>
          </table:table-cell>
          <table:covered-table-cell/>
        </table:table-row>
        <table:table-row table:style-name="Tabla357.2">
          <table:table-cell table:style-name="Tabla357.A2" office:value-type="string">
            <text:p text:style-name="P350">Actores</text:p>
          </table:table-cell>
          <table:table-cell table:style-name="Tabla357.B2" table:number-columns-spanned="7" office:value-type="string">
            <text:p text:style-name="P557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3" office:value-type="string">
            <text:p text:style-name="P350">Tipo</text:p>
          </table:table-cell>
          <table:table-cell table:style-name="Tabla357.B3" table:number-columns-spanned="7" office:value-type="string">
            <text:p text:style-name="P557">Opcional,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4" office:value-type="string">
            <text:p text:style-name="P350">Referencias</text:p>
          </table:table-cell>
          <table:table-cell table:style-name="Tabla357.B4" table:number-columns-spanned="2" office:value-type="string">
            <text:p text:style-name="P552"/>
          </table:table-cell>
          <table:covered-table-cell/>
          <table:table-cell table:style-name="Tabla357.D4" table:number-columns-spanned="5" office:value-type="string">
            <text:p text:style-name="P533"/>
          </table:table-cell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5" office:value-type="string">
            <text:p text:style-name="P350">Precondición</text:p>
          </table:table-cell>
          <table:table-cell table:style-name="Tabla357.B5" table:number-columns-spanned="7" office:value-type="string">
            <text:p text:style-name="P557">No estar registrado con anterior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6" office:value-type="string">
            <text:p text:style-name="P350">Postcondición</text:p>
          </table:table-cell>
          <table:table-cell table:style-name="Tabla357.B6" table:number-columns-spanned="7" office:value-type="string">
            <text:p text:style-name="P557">Almacenamiento en el sistema de la información del regist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7" office:value-type="string">
            <text:p text:style-name="P350">Autor</text:p>
          </table:table-cell>
          <table:table-cell table:style-name="Tabla357.B7" office:value-type="string">
            <text:p text:style-name="P552">Pablo Zafra Jiménez</text:p>
          </table:table-cell>
          <table:table-cell table:style-name="Tabla357.C7" table:number-columns-spanned="2" office:value-type="string">
            <text:h text:style-name="P207" text:outline-level="1">Fecha</text:h>
          </table:table-cell>
          <table:covered-table-cell/>
          <table:table-cell table:style-name="Tabla357.E7" office:value-type="string">
            <text:p text:style-name="P558">10/04/18</text:p>
          </table:table-cell>
          <table:table-cell table:style-name="Tabla357.F7" table:number-columns-spanned="2" office:value-type="string">
            <text:h text:style-name="P206" text:outline-level="1">Versión</text:h>
          </table:table-cell>
          <table:covered-table-cell/>
          <table:table-cell table:style-name="Tabla357.H7" office:value-type="string">
            <text:p text:style-name="P272">1.0</text:p>
          </table:table-cell>
        </table:table-row>
      </table:table>
      <table:table table:name="Tabla358" table:style-name="Tabla358">
        <table:table-column table:style-name="Tabla358.A"/>
        <table:table-row table:style-name="Tabla358.1">
          <table:table-cell table:style-name="Tabla358.A1" office:value-type="string">
            <text:p text:style-name="P470">Propósito</text:p>
          </table:table-cell>
        </table:table-row>
        <table:table-row table:style-name="Tabla358.1">
          <table:table-cell table:style-name="Tabla358.A2" office:value-type="string">
            <text:p text:style-name="P559">El cliente solicita registrarse y el sistema pide la información necesaria para ello.</text:p>
          </table:table-cell>
        </table:table-row>
      </table:table>
      <table:table table:name="Tabla359" table:style-name="Tabla359">
        <table:table-column table:style-name="Tabla359.A"/>
        <table:table-row table:style-name="Tabla359.1">
          <table:table-cell table:style-name="Tabla359.A1" office:value-type="string">
            <text:p text:style-name="P470">Resumen</text:p>
          </table:table-cell>
        </table:table-row>
        <table:table-row table:style-name="Tabla359.1">
          <table:table-cell table:style-name="Tabla359.A2" office:value-type="string">
            <text:p text:style-name="P559">El cliente pide registrarse en la plataforma web para un uso cotidiano más cómodo. El sistema le solicita nombre completo, correo electrónico y elegir contraseña de forma obligatoria, y dirección habitual, información extra (Edad, sexo, forma pago habitual…) de forma opcional</text:p>
          </table:table-cell>
        </table:table-row>
      </table:table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 table:style-name="Tabla360.1">
          <table:table-cell table:style-name="Tabla360.A1" table:number-columns-spanned="4" office:value-type="string">
            <text:p text:style-name="P470">Curso Normal (B<text:span text:style-name="T71">á</text:span>sico)</text:p>
          </table:table-cell>
          <table:covered-table-cell/>
          <table:covered-table-cell/>
          <table:covered-table-cell/>
        </table:table-row>
        <table:table-row table:style-name="Tabla360.2">
          <table:table-cell table:style-name="Tabla360.A2" office:value-type="string">
            <text:p text:style-name="P297">1</text:p>
          </table:table-cell>
          <table:table-cell table:style-name="Tabla360.B2" office:value-type="string">
            <text:p text:style-name="P273">Cliente: Pide registrarse</text:p>
          </table:table-cell>
          <table:table-cell table:style-name="Tabla360.C2" office:value-type="string">
            <text:p text:style-name="P330">2</text:p>
          </table:table-cell>
          <table:table-cell table:style-name="Tabla360.D2" office:value-type="string">
            <text:p text:style-name="P420">Solicita información necesaria para el registro</text:p>
          </table:table-cell>
        </table:table-row>
        <table:table-row table:style-name="Tabla360.2">
          <table:table-cell table:style-name="Tabla360.A3" office:value-type="string">
            <text:p text:style-name="P334">3</text:p>
          </table:table-cell>
          <table:table-cell table:style-name="Tabla360.B3" office:value-type="string">
            <text:p text:style-name="P273">Cliente: Facilita información</text:p>
          </table:table-cell>
          <table:table-cell table:style-name="Tabla360.C3" office:value-type="string">
            <text:p text:style-name="P334">4</text:p>
          </table:table-cell>
          <table:table-cell table:style-name="Tabla360.D3" office:value-type="string">
            <text:p text:style-name="P227"><text:span text:style-name="T50"><text:s/></text:span><text:span text:style-name="T52">Comprueba los requisitos y exige la aceptación de los Términos y condiciones de se</text:span><text:span text:style-name="T55">r</text:span><text:span text:style-name="T52">vicio</text:span></text:p>
          </table:table-cell>
        </table:table-row>
        <table:table-row table:style-name="Tabla360.2">
          <table:table-cell table:style-name="Tabla360.A4" office:value-type="string">
            <text:p text:style-name="P510">5</text:p>
          </table:table-cell>
          <table:table-cell table:style-name="Tabla360.B4" office:value-type="string">
            <text:p text:style-name="P424">Cliente: Finaliza confirmando la información y aceptando los términos y condiciones de servicio</text:p>
          </table:table-cell>
          <table:table-cell table:style-name="Tabla360.C4" office:value-type="string">
            <text:p text:style-name="P296"/>
          </table:table-cell>
          <table:table-cell table:style-name="Tabla360.D4" office:value-type="string">
            <text:p text:style-name="P301"/>
          </table:table-cell>
        </table:table-row>
      </table:table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column table:style-name="Tabla361.E"/>
        <table:table-row table:style-name="Tabla361.1">
          <table:table-cell table:style-name="Tabla361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61.1">
          <table:table-cell table:style-name="Tabla361.A2" office:value-type="string">
            <text:p text:style-name="P297"><text:span text:style-name="T58">5</text:span>a</text:p>
          </table:table-cell>
          <table:table-cell table:style-name="Tabla361.B2" table:number-columns-spanned="4" office:value-type="string">
            <text:p text:style-name="P560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3" office:value-type="string">
            <text:p text:style-name="P334">5b</text:p>
          </table:table-cell>
          <table:table-cell table:style-name="Tabla361.B3" table:number-columns-spanned="4" office:value-type="string">
            <text:p text:style-name="P582">El sistema exige de nuevo los valores a modificar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4" office:value-type="string">
            <text:p text:style-name="P334">5c</text:p>
          </table:table-cell>
          <table:table-cell table:style-name="Tabla361.B4" table:number-columns-spanned="4" office:value-type="string">
            <text:p text:style-name="P560">El cliente introduce los nuevos datos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5" office:value-type="string">
            <text:p text:style-name="P334">5d</text:p>
          </table:table-cell>
          <table:table-cell table:style-name="Tabla361.B5" table:number-columns-spanned="4" office:value-type="string">
            <text:p text:style-name="P582">El sistema confirma los nuevos datos y vuelve a exigir la finalización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6" office:value-type="string">
            <text:p text:style-name="P510">5e</text:p>
          </table:table-cell>
          <table:table-cell table:style-name="Tabla361.B6" table:number-columns-spanned="4" office:value-type="string">
            <text:p text:style-name="P560">El cliente confirma el proceso y finaliza el registro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7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61.1">
          <table:table-cell table:style-name="Tabla361.A8" table:number-columns-spanned="2" office:value-type="string">
            <text:h text:style-name="P206" text:outline-level="1">Frecuencia esperada</text:h>
          </table:table-cell>
          <table:covered-table-cell/>
          <table:table-cell table:style-name="Tabla361.C8" office:value-type="string">
            <text:p text:style-name="P539">2 veces al día</text:p>
          </table:table-cell>
          <table:table-cell table:style-name="Tabla361.D8" office:value-type="string">
            <text:h text:style-name="P190" text:outline-level="2">Rendimiento</text:h>
          </table:table-cell>
          <table:table-cell table:style-name="Tabla361.E8" office:value-type="string">
            <text:p text:style-name="P535"/>
          </table:table-cell>
        </table:table-row>
        <table:table-row table:style-name="Tabla361.1">
          <table:table-cell table:style-name="Tabla361.A9" table:number-columns-spanned="2" office:value-type="string">
            <text:p text:style-name="P350">Importancia</text:p>
          </table:table-cell>
          <table:covered-table-cell/>
          <table:table-cell table:style-name="Tabla361.C9" office:value-type="string">
            <text:p text:style-name="P539">Alta</text:p>
          </table:table-cell>
          <table:table-cell table:style-name="Tabla361.D9" office:value-type="string">
            <text:h text:style-name="P190" text:outline-level="2">Urgencia</text:h>
          </table:table-cell>
          <table:table-cell table:style-name="Tabla361.E9" office:value-type="string">
            <text:p text:style-name="P539">Moderada</text:p>
          </table:table-cell>
        </table:table-row>
        <table:table-row table:style-name="Tabla361.1">
          <table:table-cell table:style-name="Tabla361.A10" table:number-columns-spanned="2" office:value-type="string">
            <text:p text:style-name="P350">Estado</text:p>
          </table:table-cell>
          <table:covered-table-cell/>
          <table:table-cell table:style-name="Tabla361.C10" office:value-type="string">
            <text:p text:style-name="P535"/>
          </table:table-cell>
          <table:table-cell table:style-name="Tabla361.D10" office:value-type="string">
            <text:h text:style-name="P190" text:outline-level="2">Estabilidad</text:h>
          </table:table-cell>
          <table:table-cell table:style-name="Tabla361.E10" office:value-type="string">
            <text:p text:style-name="P539">Moderada</text:p>
          </table:table-cell>
        </table:table-row>
        <table:table-row table:style-name="Tabla361.1">
          <table:table-cell table:style-name="Tabla361.A7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61.12">
          <table:table-cell table:style-name="Tabla361.A12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column table:style-name="Tabla362.E"/>
        <table:table-column table:style-name="Tabla362.F"/>
        <table:table-column table:style-name="Tabla362.G"/>
        <table:table-column table:style-name="Tabla362.H"/>
        <table:table-row table:style-name="Tabla362.1">
          <table:table-cell table:style-name="Tabla362.A1" office:value-type="string">
            <text:h text:style-name="P205" text:outline-level="1">Caso de Uso</text:h>
          </table:table-cell>
          <table:table-cell table:style-name="Tabla362.B1" table:number-columns-spanned="5" office:value-type="string">
            <text:h text:style-name="P604" text:outline-level="3">Envío web paquete</text:h>
          </table:table-cell>
          <table:covered-table-cell/>
          <table:covered-table-cell/>
          <table:covered-table-cell/>
          <table:covered-table-cell/>
          <table:table-cell table:style-name="Tabla362.G1" table:number-columns-spanned="2" office:value-type="string">
            <text:p text:style-name="P471">CU_54</text:p>
          </table:table-cell>
          <table:covered-table-cell/>
        </table:table-row>
        <table:table-row table:style-name="Tabla362.2">
          <table:table-cell table:style-name="Tabla362.A2" office:value-type="string">
            <text:p text:style-name="P350">Actores</text:p>
          </table:table-cell>
          <table:table-cell table:style-name="Tabla362.B2" table:number-columns-spanned="7" office:value-type="string">
            <text:p text:style-name="P562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3" office:value-type="string">
            <text:p text:style-name="P350">Tipo</text:p>
          </table:table-cell>
          <table:table-cell table:style-name="Tabla362.B3" table:number-columns-spanned="7" office:value-type="string">
            <text:p text:style-name="P56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4" office:value-type="string">
            <text:p text:style-name="P350">Referencias</text:p>
          </table:table-cell>
          <table:table-cell table:style-name="Tabla362.B4" table:number-columns-spanned="2" office:value-type="string">
            <text:p text:style-name="P552"/>
          </table:table-cell>
          <table:covered-table-cell/>
          <table:table-cell table:style-name="Tabla362.D4" table:number-columns-spanned="5" office:value-type="string">
            <text:p text:style-name="P533"/>
          </table:table-cell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5" office:value-type="string">
            <text:p text:style-name="P350">Precondición</text:p>
          </table:table-cell>
          <table:table-cell table:style-name="Tabla362.B5" table:number-columns-spanned="7" office:value-type="string">
            <text:p text:style-name="P562">Tener dirección fís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6" office:value-type="string">
            <text:p text:style-name="P350">Postcondición</text:p>
          </table:table-cell>
          <table:table-cell table:style-name="Tabla362.B6" table:number-columns-spanned="7" office:value-type="string">
            <text:p text:style-name="P562">Sugerir registr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62.2">
          <table:table-cell table:style-name="Tabla362.A7" office:value-type="string">
            <text:p text:style-name="P350">Autor</text:p>
          </table:table-cell>
          <table:table-cell table:style-name="Tabla362.B7" office:value-type="string">
            <text:p text:style-name="P552">Pablo Zafra Jiménez</text:p>
          </table:table-cell>
          <table:table-cell table:style-name="Tabla362.C7" table:number-columns-spanned="2" office:value-type="string">
            <text:h text:style-name="P207" text:outline-level="1">Fecha</text:h>
          </table:table-cell>
          <table:covered-table-cell/>
          <table:table-cell table:style-name="Tabla362.E7" office:value-type="string">
            <text:p text:style-name="P563">10/04/2018</text:p>
          </table:table-cell>
          <table:table-cell table:style-name="Tabla362.F7" table:number-columns-spanned="2" office:value-type="string">
            <text:h text:style-name="P206" text:outline-level="1">Versión</text:h>
          </table:table-cell>
          <table:covered-table-cell/>
          <table:table-cell table:style-name="Tabla362.H7" office:value-type="string">
            <text:p text:style-name="P286">1.0</text:p>
          </table:table-cell>
        </table:table-row>
      </table:table>
      <table:table table:name="Tabla363" table:style-name="Tabla363">
        <table:table-column table:style-name="Tabla363.A"/>
        <table:table-row table:style-name="Tabla363.1">
          <table:table-cell table:style-name="Tabla363.A1" office:value-type="string">
            <text:p text:style-name="P470">Propósito</text:p>
          </table:table-cell>
        </table:table-row>
        <table:table-row table:style-name="Tabla363.1">
          <table:table-cell table:style-name="Tabla363.A2" office:value-type="string">
            <text:p text:style-name="P561">El cliente solicita el envío de un paquete por web.</text:p>
          </table:table-cell>
        </table:table-row>
      </table:table>
      <table:table table:name="Tabla364" table:style-name="Tabla364">
        <table:table-column table:style-name="Tabla364.A"/>
        <table:table-row table:style-name="Tabla364.1">
          <table:table-cell table:style-name="Tabla364.A1" office:value-type="string">
            <text:p text:style-name="P470">Resumen</text:p>
          </table:table-cell>
        </table:table-row>
        <table:table-row table:style-name="Tabla364.2">
          <table:table-cell table:style-name="Tabla364.A2" office:value-type="string">
            <text:p text:style-name="P561">El cliente pide el envío de un paquete en la página web y ésta le solicita <text:span text:style-name="T57">proporcion</text:span>ar<text:span text:style-name="T57"> la localización, dimensiones y peso del paquete,</text:span> así como el pago de éste dependiendo de los datos proporcionados,</text:p>
          </table:table-cell>
        </table:table-row>
      </table:table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 table:style-name="Tabla365.1">
          <table:table-cell table:style-name="Tabla365.A1" table:number-columns-spanned="4" office:value-type="string">
            <text:p text:style-name="P470">Curso Normal (Basico)</text:p>
          </table:table-cell>
          <table:covered-table-cell/>
          <table:covered-table-cell/>
          <table:covered-table-cell/>
        </table:table-row>
        <table:table-row table:style-name="Tabla365.2">
          <table:table-cell table:style-name="Tabla365.A2" office:value-type="string">
            <text:p text:style-name="P297">1</text:p>
          </table:table-cell>
          <table:table-cell table:style-name="Tabla365.B2" office:value-type="string">
            <text:p text:style-name="P275">Cliente: Pide envío paquete</text:p>
          </table:table-cell>
          <table:table-cell table:style-name="Tabla365.C2" office:value-type="string">
            <text:p text:style-name="P335">2</text:p>
          </table:table-cell>
          <table:table-cell table:style-name="Tabla365.D2" office:value-type="string">
            <text:p text:style-name="P425">Inicia formulario paquete</text:p>
          </table:table-cell>
        </table:table-row>
        <table:table-row table:style-name="Tabla365.2">
          <table:table-cell table:style-name="Tabla365.A3" office:value-type="string">
            <text:p text:style-name="P336">3</text:p>
          </table:table-cell>
          <table:table-cell table:style-name="Tabla365.B3" office:value-type="string">
            <text:p text:style-name="P275">Cliente: Rellena información del paquete (Dimensiones, peso, dirección…) y elige el servicio dentro de los disponibles.</text:p>
            <text:p text:style-name="P597"><text:span text:style-name="T60">I</text:span>ncluir: (CU_.<text:span text:style-name="T60">Elegir modo entrega</text:span>) <text:span text:style-name="T60">(</text:span>CU_.<text:span text:style-name="T60">Elegir modo recogida</text:span>)</text:p>
          </table:table-cell>
          <table:table-cell table:style-name="Tabla365.C3" office:value-type="string">
            <text:p text:style-name="P336">4</text:p>
          </table:table-cell>
          <table:table-cell table:style-name="Tabla365.D3" office:value-type="string">
            <text:p text:style-name="P275">Calcula el coste del servicio dependiendo de los datos y el servicio exigido por el cliente.</text:p>
          </table:table-cell>
        </table:table-row>
        <table:table-row table:style-name="Tabla365.2">
          <table:table-cell table:style-name="Tabla365.A4" office:value-type="string">
            <text:p text:style-name="P480"/>
          </table:table-cell>
          <table:table-cell table:style-name="Tabla365.B4" office:value-type="string">
            <text:p text:style-name="P301"/>
          </table:table-cell>
          <table:table-cell table:style-name="Tabla365.C4" office:value-type="string">
            <text:p text:style-name="P335">5</text:p>
          </table:table-cell>
          <table:table-cell table:style-name="Tabla365.D4" office:value-type="string">
            <text:p text:style-name="P425">Pide confirmación y pago al cliente</text:p>
          </table:table-cell>
        </table:table-row>
        <table:table-row table:style-name="Tabla365.2">
          <table:table-cell table:style-name="Tabla365.A5" office:value-type="string">
            <text:p text:style-name="P511">6</text:p>
          </table:table-cell>
          <table:table-cell table:style-name="Tabla365.B5" office:value-type="string">
            <text:p text:style-name="P425">Cliente: Confirma los datos y procede al pago</text:p>
            <text:p text:style-name="P597"><text:span text:style-name="T60">I</text:span>ncluir: (CU_. <text:span text:style-name="T60">Pago envío)</text:span></text:p>
          </table:table-cell>
          <table:table-cell table:style-name="Tabla365.C5" office:value-type="string">
            <text:p text:style-name="P336">7</text:p>
          </table:table-cell>
          <table:table-cell table:style-name="Tabla365.D5" office:value-type="string">
            <text:p text:style-name="P534"><text:span text:style-name="T59">El sistema de autorización de pagos confirma el pago </text:span>y <text:span text:style-name="T59">el sistema crea</text:span> factura y número de seguimiento</text:p>
          </table:table-cell>
        </table:table-row>
        <table:table-row table:style-name="Tabla365.2">
          <table:table-cell table:style-name="Tabla365.A6" office:value-type="string">
            <text:p text:style-name="P512">8</text:p>
          </table:table-cell>
          <table:table-cell table:style-name="Tabla365.B6" office:value-type="string">
            <text:p text:style-name="P426">Cliente: Recibe confirmación, factura y número de seguimiento</text:p>
          </table:table-cell>
          <table:table-cell table:style-name="Tabla365.C6" office:value-type="string">
            <text:p text:style-name="P296"/>
          </table:table-cell>
          <table:table-cell table:style-name="Tabla365.D6" office:value-type="string">
            <text:p text:style-name="P301"/>
          </table:table-cell>
        </table:table-row>
      </table:table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column table:style-name="Tabla366.E"/>
        <table:table-row table:style-name="Tabla366.1">
          <table:table-cell table:style-name="Tabla366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66.1">
          <table:table-cell table:style-name="Tabla366.A2" office:value-type="string">
            <text:p text:style-name="P297"><text:span text:style-name="T61">6</text:span>a</text:p>
          </table:table-cell>
          <table:table-cell table:style-name="Tabla366.B2" table:number-columns-spanned="4" office:value-type="string">
            <text:p text:style-name="P274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3" office:value-type="string">
            <text:p text:style-name="P297"><text:span text:style-name="T61">6</text:span>b</text:p>
          </table:table-cell>
          <table:table-cell table:style-name="Tabla366.B3" table:number-columns-spanned="4" office:value-type="string">
            <text:p text:style-name="P427">El cliente modifica lo necesario y reenv<text:span text:style-name="T73">í</text:span>a la información corregida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4" office:value-type="string">
            <text:p text:style-name="P337">6c</text:p>
          </table:table-cell>
          <table:table-cell table:style-name="Tabla366.B4" table:number-columns-spanned="4" office:value-type="string">
            <text:p text:style-name="P427">El sistema recalcula el coste y pide confirmación y pago al cliente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5" office:value-type="string">
            <text:p text:style-name="P337">6<text:span text:style-name="T62">d</text:span></text:p>
          </table:table-cell>
          <table:table-cell table:style-name="Tabla366.B5" table:number-columns-spanned="4" office:value-type="string">
            <text:p text:style-name="P427">(Vuelta al punto 6 del curso Normal)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66.1">
          <table:table-cell table:style-name="Tabla366.A7" table:number-columns-spanned="2" office:value-type="string">
            <text:h text:style-name="P209" text:outline-level="1">Frecuencia esperada</text:h>
          </table:table-cell>
          <table:covered-table-cell/>
          <table:table-cell table:style-name="Tabla366.C7" office:value-type="string">
            <text:p text:style-name="P540">100 veces al día</text:p>
          </table:table-cell>
          <table:table-cell table:style-name="Tabla366.D7" office:value-type="string">
            <text:h text:style-name="P190" text:outline-level="2">Rendimiento</text:h>
          </table:table-cell>
          <table:table-cell table:style-name="Tabla366.E7" office:value-type="string">
            <text:p text:style-name="P535"/>
          </table:table-cell>
        </table:table-row>
        <table:table-row table:style-name="Tabla366.1">
          <table:table-cell table:style-name="Tabla366.A8" table:number-columns-spanned="2" office:value-type="string">
            <text:p text:style-name="P350">Importancia</text:p>
          </table:table-cell>
          <table:covered-table-cell/>
          <table:table-cell table:style-name="Tabla366.C8" office:value-type="string">
            <text:p text:style-name="P540">Vital</text:p>
          </table:table-cell>
          <table:table-cell table:style-name="Tabla366.D8" office:value-type="string">
            <text:h text:style-name="P190" text:outline-level="2">Urgencia</text:h>
          </table:table-cell>
          <table:table-cell table:style-name="Tabla366.E8" office:value-type="string">
            <text:p text:style-name="P541">Alta</text:p>
          </table:table-cell>
        </table:table-row>
        <table:table-row table:style-name="Tabla366.1">
          <table:table-cell table:style-name="Tabla366.A9" table:number-columns-spanned="2" office:value-type="string">
            <text:p text:style-name="P350">Estado</text:p>
          </table:table-cell>
          <table:covered-table-cell/>
          <table:table-cell table:style-name="Tabla366.C9" office:value-type="string">
            <text:p text:style-name="P535"/>
          </table:table-cell>
          <table:table-cell table:style-name="Tabla366.D9" office:value-type="string">
            <text:h text:style-name="P190" text:outline-level="2">Estabilidad</text:h>
          </table:table-cell>
          <table:table-cell table:style-name="Tabla366.E9" office:value-type="string">
            <text:p text:style-name="P541">Alta</text:p>
          </table:table-cell>
        </table:table-row>
        <table:table-row table:style-name="Tabla366.1">
          <table:table-cell table:style-name="Tabla366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66.11">
          <table:table-cell table:style-name="Tabla366.A11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210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column table:style-name="Tabla367.E"/>
        <table:table-column table:style-name="Tabla367.F"/>
        <table:table-column table:style-name="Tabla367.G"/>
        <table:table-column table:style-name="Tabla367.H"/>
        <table:table-row table:style-name="Tabla367.1">
          <table:table-cell table:style-name="Tabla367.A1" office:value-type="string">
            <text:h text:style-name="P205" text:outline-level="1">Caso de Uso</text:h>
          </table:table-cell>
          <table:table-cell table:style-name="Tabla367.B1" table:number-columns-spanned="5" office:value-type="string">
            <text:h text:style-name="P605" text:outline-level="3">Elegir modo recogida</text:h>
          </table:table-cell>
          <table:covered-table-cell/>
          <table:covered-table-cell/>
          <table:covered-table-cell/>
          <table:covered-table-cell/>
          <table:table-cell table:style-name="Tabla367.G1" table:number-columns-spanned="2" office:value-type="string">
            <text:p text:style-name="P520">CU_55</text:p>
          </table:table-cell>
          <table:covered-table-cell/>
        </table:table-row>
        <table:table-row table:style-name="Tabla367.2">
          <table:table-cell table:style-name="Tabla367.A2" office:value-type="string">
            <text:p text:style-name="P350">Actores</text:p>
          </table:table-cell>
          <table:table-cell table:style-name="Tabla367.B2" table:number-columns-spanned="7" office:value-type="string">
            <text:p text:style-name="P565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3" office:value-type="string">
            <text:p text:style-name="P350">Tipo</text:p>
          </table:table-cell>
          <table:table-cell table:style-name="Tabla367.B3" table:number-columns-spanned="7" office:value-type="string">
            <text:p text:style-name="P565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4" office:value-type="string">
            <text:p text:style-name="P350">Referencias</text:p>
          </table:table-cell>
          <table:table-cell table:style-name="Tabla367.B4" table:number-columns-spanned="2" office:value-type="string">
            <text:p text:style-name="P552"/>
          </table:table-cell>
          <table:covered-table-cell/>
          <table:table-cell table:style-name="Tabla367.D4" table:number-columns-spanned="5" office:value-type="string">
            <text:p text:style-name="P565">CU_<text:span text:style-name="T73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5" office:value-type="string">
            <text:p text:style-name="P350">Precondición</text:p>
          </table:table-cell>
          <table:table-cell table:style-name="Tabla367.B5" table:number-columns-spanned="7" office:value-type="string">
            <text:p text:style-name="P565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6" office:value-type="string">
            <text:p text:style-name="P350">Postcondición</text:p>
          </table:table-cell>
          <table:table-cell table:style-name="Tabla367.B6" table:number-columns-spanned="7" office:value-type="string">
            <text:p text:style-name="P565">El sistema pide confi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7" office:value-type="string">
            <text:p text:style-name="P350">Autor</text:p>
          </table:table-cell>
          <table:table-cell table:style-name="Tabla367.B7" office:value-type="string">
            <text:p text:style-name="P552">Pablo Zafra Jiménez</text:p>
          </table:table-cell>
          <table:table-cell table:style-name="Tabla367.C7" table:number-columns-spanned="2" office:value-type="string">
            <text:h text:style-name="P207" text:outline-level="1">Fecha</text:h>
          </table:table-cell>
          <table:covered-table-cell/>
          <table:table-cell table:style-name="Tabla367.E7" office:value-type="string">
            <text:p text:style-name="P563">10/04/2018</text:p>
          </table:table-cell>
          <table:table-cell table:style-name="Tabla367.F7" table:number-columns-spanned="2" office:value-type="string">
            <text:h text:style-name="P206" text:outline-level="1">Versión</text:h>
          </table:table-cell>
          <table:covered-table-cell/>
          <table:table-cell table:style-name="Tabla367.H7" office:value-type="string">
            <text:p text:style-name="P286">1.0</text:p>
          </table:table-cell>
        </table:table-row>
      </table:table>
      <table:table table:name="Tabla368" table:style-name="Tabla368">
        <table:table-column table:style-name="Tabla368.A"/>
        <table:table-row table:style-name="Tabla368.1">
          <table:table-cell table:style-name="Tabla368.A1" office:value-type="string">
            <text:p text:style-name="P470">Propósito</text:p>
          </table:table-cell>
        </table:table-row>
        <table:table-row table:style-name="Tabla368.1">
          <table:table-cell table:style-name="Tabla368.A2" office:value-type="string">
            <text:p text:style-name="P566">El cliente elige el modo de recogida para el paquete del servicio envío web paquete.</text:p>
          </table:table-cell>
        </table:table-row>
      </table:table>
      <table:table table:name="Tabla369" table:style-name="Tabla369">
        <table:table-column table:style-name="Tabla369.A"/>
        <table:table-row table:style-name="Tabla369.1">
          <table:table-cell table:style-name="Tabla369.A1" office:value-type="string">
            <text:p text:style-name="P470">Resumen</text:p>
          </table:table-cell>
        </table:table-row>
        <table:table-row table:style-name="Tabla369.1">
          <table:table-cell table:style-name="Tabla369.A2" office:value-type="string">
            <text:p text:style-name="P566">El cliente elige entre recogida a domicilio del paquete o personarse en la sucursal más cercana a su domicilio o vivienda.</text:p>
          </table:table-cell>
        </table:table-row>
      </table:table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 table:style-name="Tabla370.1">
          <table:table-cell table:style-name="Tabla370.A1" table:number-columns-spanned="4" office:value-type="string">
            <text:p text:style-name="P470">Curso Normal (B<text:span text:style-name="T73">á</text:span>sico)</text:p>
          </table:table-cell>
          <table:covered-table-cell/>
          <table:covered-table-cell/>
          <table:covered-table-cell/>
        </table:table-row>
        <text:soft-page-break/>
        <table:table-row table:style-name="Tabla370.2">
          <table:table-cell table:style-name="Tabla370.A2" office:value-type="string">
            <text:p text:style-name="P297">1</text:p>
          </table:table-cell>
          <table:table-cell table:style-name="Tabla370.B2" office:value-type="string">
            <text:p text:style-name="P276">Cliente: Elige modo recogida</text:p>
          </table:table-cell>
          <table:table-cell table:style-name="Tabla370.C2" office:value-type="string">
            <text:p text:style-name="P338">2</text:p>
          </table:table-cell>
          <table:table-cell table:style-name="Tabla370.D2" office:value-type="string">
            <text:p text:style-name="P428">Pide confirmación de la elección</text:p>
          </table:table-cell>
        </table:table-row>
        <table:table-row table:style-name="Tabla370.2">
          <table:table-cell table:style-name="Tabla370.A3" office:value-type="string">
            <text:p text:style-name="P339">3</text:p>
          </table:table-cell>
          <table:table-cell table:style-name="Tabla370.B3" office:value-type="string">
            <text:p text:style-name="P276">Cliente: Confirma elección</text:p>
          </table:table-cell>
          <table:table-cell table:style-name="Tabla370.C3" office:value-type="string">
            <text:p text:style-name="P297"/>
          </table:table-cell>
          <table:table-cell table:style-name="Tabla370.D3" office:value-type="string">
            <text:p text:style-name="P227"/>
          </table:table-cell>
        </table:table-row>
      </table:table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column table:style-name="Tabla371.E"/>
        <table:table-row table:style-name="Tabla371.1">
          <table:table-cell table:style-name="Tabla371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71.1">
          <table:table-cell table:style-name="Tabla371.A2" office:value-type="string">
            <text:p text:style-name="P297"><text:span text:style-name="T62">3</text:span>a</text:p>
          </table:table-cell>
          <table:table-cell table:style-name="Tabla371.B2" table:number-columns-spanned="4" office:value-type="string">
            <text:p text:style-name="P276">Cliente reconoce error y pide cambiar de elección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3" office:value-type="string">
            <text:p text:style-name="P297"><text:span text:style-name="T62">3</text:span>b</text:p>
          </table:table-cell>
          <table:table-cell table:style-name="Tabla371.B3" table:number-columns-spanned="4" office:value-type="string">
            <text:p text:style-name="P428">El sistema pide de nuevo el modo de recogida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4" office:value-type="string">
            <text:p text:style-name="P513">3c</text:p>
          </table:table-cell>
          <table:table-cell table:style-name="Tabla371.B4" table:number-columns-spanned="4" office:value-type="string">
            <text:p text:style-name="P530">(Vuelta al punto 1 del curso normal)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71.1">
          <table:table-cell table:style-name="Tabla371.A6" table:number-columns-spanned="2" office:value-type="string">
            <text:h text:style-name="P206" text:outline-level="1">Frecuencia esperada</text:h>
          </table:table-cell>
          <table:covered-table-cell/>
          <table:table-cell table:style-name="Tabla371.C6" office:value-type="string">
            <text:p text:style-name="P542">105 veces al día</text:p>
          </table:table-cell>
          <table:table-cell table:style-name="Tabla371.D6" office:value-type="string">
            <text:h text:style-name="P190" text:outline-level="2">Rendimiento</text:h>
          </table:table-cell>
          <table:table-cell table:style-name="Tabla371.E6" office:value-type="string">
            <text:p text:style-name="P535"/>
          </table:table-cell>
        </table:table-row>
        <table:table-row table:style-name="Tabla371.1">
          <table:table-cell table:style-name="Tabla371.A7" table:number-columns-spanned="2" office:value-type="string">
            <text:p text:style-name="P350">Importancia</text:p>
          </table:table-cell>
          <table:covered-table-cell/>
          <table:table-cell table:style-name="Tabla371.C7" office:value-type="string">
            <text:p text:style-name="P542">Vital</text:p>
          </table:table-cell>
          <table:table-cell table:style-name="Tabla371.D7" office:value-type="string">
            <text:h text:style-name="P190" text:outline-level="2">Urgencia</text:h>
          </table:table-cell>
          <table:table-cell table:style-name="Tabla371.E7" office:value-type="string">
            <text:p text:style-name="P542">Alta</text:p>
          </table:table-cell>
        </table:table-row>
        <table:table-row table:style-name="Tabla371.1">
          <table:table-cell table:style-name="Tabla371.A8" table:number-columns-spanned="2" office:value-type="string">
            <text:p text:style-name="P350">Estado</text:p>
          </table:table-cell>
          <table:covered-table-cell/>
          <table:table-cell table:style-name="Tabla371.C8" office:value-type="string">
            <text:p text:style-name="P535"/>
          </table:table-cell>
          <table:table-cell table:style-name="Tabla371.D8" office:value-type="string">
            <text:h text:style-name="P190" text:outline-level="2">Estabilidad</text:h>
          </table:table-cell>
          <table:table-cell table:style-name="Tabla371.E8" office:value-type="string">
            <text:p text:style-name="P542">Alta</text:p>
          </table:table-cell>
        </table:table-row>
        <table:table-row table:style-name="Tabla371.1">
          <table:table-cell table:style-name="Tabla371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71.10">
          <table:table-cell table:style-name="Tabla371.A10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column table:style-name="Tabla372.E"/>
        <table:table-column table:style-name="Tabla372.F"/>
        <table:table-column table:style-name="Tabla372.G"/>
        <table:table-column table:style-name="Tabla372.H"/>
        <table:table-row table:style-name="Tabla372.1">
          <table:table-cell table:style-name="Tabla372.A1" office:value-type="string">
            <text:h text:style-name="P205" text:outline-level="1">Caso de Uso</text:h>
          </table:table-cell>
          <table:table-cell table:style-name="Tabla372.B1" table:number-columns-spanned="4" office:value-type="string">
            <text:h text:style-name="P605" text:outline-level="3">Elegir modo <text:span text:style-name="T59">entrega</text:span></text:h>
          </table:table-cell>
          <table:covered-table-cell/>
          <table:covered-table-cell/>
          <table:covered-table-cell/>
          <table:table-cell table:style-name="Tabla372.F1" table:number-columns-spanned="3" office:value-type="string">
            <text:p text:style-name="P472">CU_56</text:p>
          </table:table-cell>
          <table:covered-table-cell/>
          <table:covered-table-cell/>
        </table:table-row>
        <table:table-row table:style-name="Tabla372.2">
          <table:table-cell table:style-name="Tabla372.A2" office:value-type="string">
            <text:p text:style-name="P350">Actores</text:p>
          </table:table-cell>
          <table:table-cell table:style-name="Tabla372.B2" table:number-columns-spanned="7" office:value-type="string">
            <text:p text:style-name="P565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3" office:value-type="string">
            <text:p text:style-name="P350">Tipo</text:p>
          </table:table-cell>
          <table:table-cell table:style-name="Tabla372.B3" table:number-columns-spanned="7" office:value-type="string">
            <text:p text:style-name="P565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4" office:value-type="string">
            <text:p text:style-name="P350">Referencias</text:p>
          </table:table-cell>
          <table:table-cell table:style-name="Tabla372.B4" table:number-columns-spanned="2" office:value-type="string">
            <text:p text:style-name="P552"/>
          </table:table-cell>
          <table:covered-table-cell/>
          <table:table-cell table:style-name="Tabla372.D4" table:number-columns-spanned="5" office:value-type="string">
            <text:p text:style-name="P564">CU_<text:span text:style-name="T73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5" office:value-type="string">
            <text:p text:style-name="P350">Precondición</text:p>
          </table:table-cell>
          <table:table-cell table:style-name="Tabla372.B5" table:number-columns-spanned="7" office:value-type="string">
            <text:p text:style-name="P565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6" office:value-type="string">
            <text:p text:style-name="P350">Postcondición</text:p>
          </table:table-cell>
          <table:table-cell table:style-name="Tabla372.B6" table:number-columns-spanned="7" office:value-type="string">
            <text:p text:style-name="P565">El sistema pide confi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7" office:value-type="string">
            <text:p text:style-name="P350">Autor</text:p>
          </table:table-cell>
          <table:table-cell table:style-name="Tabla372.B7" office:value-type="string">
            <text:p text:style-name="P552">Pablo Zafra Jiménez</text:p>
          </table:table-cell>
          <table:table-cell table:style-name="Tabla372.C7" table:number-columns-spanned="2" office:value-type="string">
            <text:h text:style-name="P207" text:outline-level="1">Fecha</text:h>
          </table:table-cell>
          <table:covered-table-cell/>
          <table:table-cell table:style-name="Tabla372.E7" table:number-columns-spanned="2" office:value-type="string">
            <text:p text:style-name="P563">10/04/2018</text:p>
          </table:table-cell>
          <table:covered-table-cell/>
          <table:table-cell table:style-name="Tabla372.G7" office:value-type="string">
            <text:h text:style-name="P206" text:outline-level="1">Versión</text:h>
          </table:table-cell>
          <table:table-cell table:style-name="Tabla372.H7" office:value-type="string">
            <text:p text:style-name="P286">1.0</text:p>
          </table:table-cell>
        </table:table-row>
      </table:table>
      <table:table table:name="Tabla373" table:style-name="Tabla373">
        <table:table-column table:style-name="Tabla373.A"/>
        <table:table-row table:style-name="Tabla373.1">
          <table:table-cell table:style-name="Tabla373.A1" office:value-type="string">
            <text:p text:style-name="P470">Propósito</text:p>
          </table:table-cell>
        </table:table-row>
        <table:table-row table:style-name="Tabla373.1">
          <table:table-cell table:style-name="Tabla373.A2" office:value-type="string">
            <text:p text:style-name="P566">El cliente elige el modo de <text:span text:style-name="T59">entrega</text:span> para el paquete del servicio envío web paquete.</text:p>
          </table:table-cell>
        </table:table-row>
      </table:table>
      <table:table table:name="Tabla374" table:style-name="Tabla374">
        <table:table-column table:style-name="Tabla374.A"/>
        <table:table-row table:style-name="Tabla374.1">
          <table:table-cell table:style-name="Tabla374.A1" office:value-type="string">
            <text:p text:style-name="P470">Resumen</text:p>
          </table:table-cell>
        </table:table-row>
        <table:table-row table:style-name="Tabla374.1">
          <table:table-cell table:style-name="Tabla374.A2" office:value-type="string">
            <text:p text:style-name="P566">El cliente elige entre <text:span text:style-name="T59">entrega</text:span> <text:span text:style-name="T59">exprés, estándar, u económico dependiendo de el tiempo y coste que el cliente quiera en su servicio.</text:span></text:p>
          </table:table-cell>
        </table:table-row>
      </table:table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row table:style-name="Tabla375.1">
          <table:table-cell table:style-name="Tabla375.A1" table:number-columns-spanned="4" office:value-type="string">
            <text:p text:style-name="P470">Curso Normal (B<text:span text:style-name="T75">á</text:span>sico)</text:p>
          </table:table-cell>
          <table:covered-table-cell/>
          <table:covered-table-cell/>
          <table:covered-table-cell/>
        </table:table-row>
        <table:table-row table:style-name="Tabla375.2">
          <table:table-cell table:style-name="Tabla375.A2" office:value-type="string">
            <text:p text:style-name="P297">1</text:p>
          </table:table-cell>
          <table:table-cell table:style-name="Tabla375.B2" office:value-type="string">
            <text:p text:style-name="P276">Cliente: Elige modo <text:span text:style-name="T59">entrega</text:span></text:p>
          </table:table-cell>
          <table:table-cell table:style-name="Tabla375.C2" office:value-type="string">
            <text:p text:style-name="P338">2</text:p>
          </table:table-cell>
          <table:table-cell table:style-name="Tabla375.D2" office:value-type="string">
            <text:p text:style-name="P428">Pide confirmación de la elección</text:p>
          </table:table-cell>
        </table:table-row>
        <table:table-row table:style-name="Tabla375.2">
          <table:table-cell table:style-name="Tabla375.A3" office:value-type="string">
            <text:p text:style-name="P339">3</text:p>
          </table:table-cell>
          <table:table-cell table:style-name="Tabla375.B3" office:value-type="string">
            <text:p text:style-name="P276">Cliente: Confirma elección</text:p>
          </table:table-cell>
          <table:table-cell table:style-name="Tabla375.C3" office:value-type="string">
            <text:p text:style-name="P297"/>
          </table:table-cell>
          <table:table-cell table:style-name="Tabla375.D3" office:value-type="string">
            <text:p text:style-name="P227"/>
          </table:table-cell>
        </table:table-row>
      </table:table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column table:style-name="Tabla376.E"/>
        <table:table-row table:style-name="Tabla376.1">
          <table:table-cell table:style-name="Tabla376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76.1">
          <table:table-cell table:style-name="Tabla376.A2" office:value-type="string">
            <text:p text:style-name="P297"><text:span text:style-name="T62">3</text:span>a</text:p>
          </table:table-cell>
          <table:table-cell table:style-name="Tabla376.B2" table:number-columns-spanned="4" office:value-type="string">
            <text:p text:style-name="P276">Cliente reconoce error y pide cambiar de elección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3" office:value-type="string">
            <text:p text:style-name="P297"><text:span text:style-name="T62">3</text:span>b</text:p>
          </table:table-cell>
          <table:table-cell table:style-name="Tabla376.B3" table:number-columns-spanned="4" office:value-type="string">
            <text:p text:style-name="P428">El sistema pide de nuevo el modo de <text:span text:style-name="T59">entrega</text:span>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4" office:value-type="string">
            <text:p text:style-name="P513">3c</text:p>
          </table:table-cell>
          <table:table-cell table:style-name="Tabla376.B4" table:number-columns-spanned="4" office:value-type="string">
            <text:p text:style-name="P530">(Vuelta al punto 1 del curso normal)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76.1">
          <table:table-cell table:style-name="Tabla376.A6" table:number-columns-spanned="2" office:value-type="string">
            <text:h text:style-name="P206" text:outline-level="1">Frecuencia esperada</text:h>
          </table:table-cell>
          <table:covered-table-cell/>
          <table:table-cell table:style-name="Tabla376.C6" office:value-type="string">
            <text:p text:style-name="P542">1<text:span text:style-name="T59">10</text:span> veces al día</text:p>
          </table:table-cell>
          <table:table-cell table:style-name="Tabla376.D6" office:value-type="string">
            <text:h text:style-name="P190" text:outline-level="2">Rendimiento</text:h>
          </table:table-cell>
          <table:table-cell table:style-name="Tabla376.E6" office:value-type="string">
            <text:p text:style-name="P535"/>
          </table:table-cell>
        </table:table-row>
        <table:table-row table:style-name="Tabla376.1">
          <table:table-cell table:style-name="Tabla376.A7" table:number-columns-spanned="2" office:value-type="string">
            <text:p text:style-name="P350">Importancia</text:p>
          </table:table-cell>
          <table:covered-table-cell/>
          <table:table-cell table:style-name="Tabla376.C7" office:value-type="string">
            <text:p text:style-name="P542">Vital</text:p>
          </table:table-cell>
          <table:table-cell table:style-name="Tabla376.D7" office:value-type="string">
            <text:h text:style-name="P190" text:outline-level="2">Urgencia</text:h>
          </table:table-cell>
          <table:table-cell table:style-name="Tabla376.E7" office:value-type="string">
            <text:p text:style-name="P542">Alta</text:p>
          </table:table-cell>
        </table:table-row>
        <table:table-row table:style-name="Tabla376.1">
          <table:table-cell table:style-name="Tabla376.A8" table:number-columns-spanned="2" office:value-type="string">
            <text:p text:style-name="P350">Estado</text:p>
          </table:table-cell>
          <table:covered-table-cell/>
          <table:table-cell table:style-name="Tabla376.C8" office:value-type="string">
            <text:p text:style-name="P535"/>
          </table:table-cell>
          <table:table-cell table:style-name="Tabla376.D8" office:value-type="string">
            <text:h text:style-name="P190" text:outline-level="2">Estabilidad</text:h>
          </table:table-cell>
          <table:table-cell table:style-name="Tabla376.E8" office:value-type="string">
            <text:p text:style-name="P542">Alta</text:p>
          </table:table-cell>
        </table:table-row>
        <table:table-row table:style-name="Tabla376.1">
          <table:table-cell table:style-name="Tabla376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76.10">
          <table:table-cell table:style-name="Tabla376.A10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column table:style-name="Tabla377.E"/>
        <table:table-column table:style-name="Tabla377.F"/>
        <table:table-column table:style-name="Tabla377.G"/>
        <table:table-column table:style-name="Tabla377.H"/>
        <table:table-row table:style-name="Tabla377.1">
          <table:table-cell table:style-name="Tabla377.A1" office:value-type="string">
            <text:h text:style-name="P205" text:outline-level="1">Caso de Uso</text:h>
          </table:table-cell>
          <table:table-cell table:style-name="Tabla377.B1" table:number-columns-spanned="5" office:value-type="string">
            <text:h text:style-name="P608" text:outline-level="3">Pago envío</text:h>
          </table:table-cell>
          <table:covered-table-cell/>
          <table:covered-table-cell/>
          <table:covered-table-cell/>
          <table:covered-table-cell/>
          <table:table-cell table:style-name="Tabla377.G1" table:number-columns-spanned="2" office:value-type="string">
            <text:p text:style-name="P520">CU_57</text:p>
          </table:table-cell>
          <table:covered-table-cell/>
        </table:table-row>
        <table:table-row table:style-name="Tabla377.2">
          <table:table-cell table:style-name="Tabla377.A2" office:value-type="string">
            <text:p text:style-name="P350">Actores</text:p>
          </table:table-cell>
          <table:table-cell table:style-name="Tabla377.B2" table:number-columns-spanned="7" office:value-type="string">
            <text:p text:style-name="P562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3" office:value-type="string">
            <text:p text:style-name="P350">Tipo</text:p>
          </table:table-cell>
          <table:table-cell table:style-name="Tabla377.B3" table:number-columns-spanned="7" office:value-type="string">
            <text:p text:style-name="P580"><text:span text:style-name="T63">Secundario,</text:span>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4" office:value-type="string">
            <text:p text:style-name="P350">Referencias</text:p>
          </table:table-cell>
          <table:table-cell table:style-name="Tabla377.B4" table:number-columns-spanned="2" office:value-type="string">
            <text:p text:style-name="P552"/>
          </table:table-cell>
          <table:covered-table-cell/>
          <table:table-cell table:style-name="Tabla377.D4" table:number-columns-spanned="5" office:value-type="string">
            <text:p text:style-name="P580">CU_<text:span text:style-name="T75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5" office:value-type="string">
            <text:p text:style-name="P350">Precondición</text:p>
          </table:table-cell>
          <table:table-cell table:style-name="Tabla377.B5" table:number-columns-spanned="7" office:value-type="string">
            <text:p text:style-name="P580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6" office:value-type="string">
            <text:p text:style-name="P350">Postcondición</text:p>
          </table:table-cell>
          <table:table-cell table:style-name="Tabla377.B6" table:number-columns-spanned="7" office:value-type="string">
            <text:p text:style-name="P580">El sistema confirma el pago web a través del sistema de autorización de <text:soft-page-break/>pag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7" office:value-type="string">
            <text:p text:style-name="P350">Autor</text:p>
          </table:table-cell>
          <table:table-cell table:style-name="Tabla377.B7" office:value-type="string">
            <text:p text:style-name="P552">Pablo Zafra Jiménez</text:p>
          </table:table-cell>
          <table:table-cell table:style-name="Tabla377.C7" table:number-columns-spanned="2" office:value-type="string">
            <text:h text:style-name="P207" text:outline-level="1">Fecha</text:h>
          </table:table-cell>
          <table:covered-table-cell/>
          <table:table-cell table:style-name="Tabla377.E7" office:value-type="string">
            <text:p text:style-name="P563">10/04/2018</text:p>
          </table:table-cell>
          <table:table-cell table:style-name="Tabla377.F7" table:number-columns-spanned="2" office:value-type="string">
            <text:h text:style-name="P206" text:outline-level="1">Versión</text:h>
          </table:table-cell>
          <table:covered-table-cell/>
          <table:table-cell table:style-name="Tabla377.H7" office:value-type="string">
            <text:p text:style-name="P286">1.0</text:p>
          </table:table-cell>
        </table:table-row>
      </table:table>
      <table:table table:name="Tabla378" table:style-name="Tabla378">
        <table:table-column table:style-name="Tabla378.A"/>
        <table:table-row table:style-name="Tabla378.1">
          <table:table-cell table:style-name="Tabla378.A1" office:value-type="string">
            <text:p text:style-name="P470">Propósito</text:p>
          </table:table-cell>
        </table:table-row>
        <table:table-row table:style-name="Tabla378.1">
          <table:table-cell table:style-name="Tabla378.A2" office:value-type="string">
            <text:p text:style-name="P579">El cliente paga la cantidad acordada</text:p>
          </table:table-cell>
        </table:table-row>
      </table:table>
      <table:table table:name="Tabla379" table:style-name="Tabla379">
        <table:table-column table:style-name="Tabla379.A"/>
        <table:table-row table:style-name="Tabla379.1">
          <table:table-cell table:style-name="Tabla379.A1" office:value-type="string">
            <text:p text:style-name="P470">Resumen</text:p>
          </table:table-cell>
        </table:table-row>
        <table:table-row table:style-name="Tabla379.1">
          <table:table-cell table:style-name="Tabla379.A2" office:value-type="string">
            <text:p text:style-name="P579">El cliente paga el servicio contratado ya sea a través de tarjeta o por Paypal</text:p>
          </table:table-cell>
        </table:table-row>
      </table:table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 table:style-name="Tabla380.1">
          <table:table-cell table:style-name="Tabla380.A1" table:number-columns-spanned="4" office:value-type="string">
            <text:p text:style-name="P470">Curso Normal (B<text:span text:style-name="T75">á</text:span>sico)</text:p>
          </table:table-cell>
          <table:covered-table-cell/>
          <table:covered-table-cell/>
          <table:covered-table-cell/>
        </table:table-row>
        <table:table-row table:style-name="Tabla380.2">
          <table:table-cell table:style-name="Tabla380.A2" office:value-type="string">
            <text:p text:style-name="P297">1</text:p>
          </table:table-cell>
          <table:table-cell table:style-name="Tabla380.B2" office:value-type="string">
            <text:p text:style-name="P278">Cliente: Solicita realizar el pago</text:p>
          </table:table-cell>
          <table:table-cell table:style-name="Tabla380.C2" office:value-type="string">
            <text:p text:style-name="P340">2</text:p>
          </table:table-cell>
          <table:table-cell table:style-name="Tabla380.D2" office:value-type="string">
            <text:p text:style-name="P429">Pide elegir pago con tarjeta o por Paypal</text:p>
          </table:table-cell>
        </table:table-row>
        <table:table-row table:style-name="Tabla380.2">
          <table:table-cell table:style-name="Tabla380.A3" office:value-type="string">
            <text:p text:style-name="P341">3</text:p>
          </table:table-cell>
          <table:table-cell table:style-name="Tabla380.B3" office:value-type="string">
            <text:p text:style-name="P278">Cliente: Elige el modo de pago y confirma la información</text:p>
            <text:p text:style-name="P597"><text:span text:style-name="T60">I</text:span>ncluir: (CU_.<text:span text:style-name="T64">Pago con tarjeta</text:span>) <text:span text:style-name="T60">(</text:span>CU_.<text:span text:style-name="T64">Paypal</text:span>)</text:p>
          </table:table-cell>
          <table:table-cell table:style-name="Tabla380.C3" office:value-type="string">
            <text:p text:style-name="P341"/>
          </table:table-cell>
          <table:table-cell table:style-name="Tabla380.D3" office:value-type="string">
            <text:p text:style-name="P548"/>
          </table:table-cell>
        </table:table-row>
        <table:table-row table:style-name="Tabla380.2">
          <table:table-cell table:style-name="Tabla380.A4" office:value-type="string">
            <text:p text:style-name="P514">4</text:p>
          </table:table-cell>
          <table:table-cell table:style-name="Tabla380.B4" office:value-type="string">
            <text:p text:style-name="P436">Sistema de autorización de pagos: confirma el pago.</text:p>
          </table:table-cell>
          <table:table-cell table:style-name="Tabla380.C4" office:value-type="string">
            <text:p text:style-name="P340">5</text:p>
          </table:table-cell>
          <table:table-cell table:style-name="Tabla380.D4" office:value-type="string">
            <text:p text:style-name="P429">Envía mensaje de confirmación al cliente</text:p>
          </table:table-cell>
        </table:table-row>
      </table:table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column table:style-name="Tabla381.E"/>
        <table:table-row table:style-name="Tabla381.1">
          <table:table-cell table:style-name="Tabla381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81.1">
          <table:table-cell table:style-name="Tabla381.A2" office:value-type="string">
            <text:p text:style-name="P297"><text:span text:style-name="T64">3</text:span>a</text:p>
          </table:table-cell>
          <table:table-cell table:style-name="Tabla381.B2" table:number-columns-spanned="4" office:value-type="string">
            <text:p text:style-name="P274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3" office:value-type="string">
            <text:p text:style-name="P341">3b</text:p>
          </table:table-cell>
          <table:table-cell table:style-name="Tabla381.B3" table:number-columns-spanned="4" office:value-type="string">
            <text:p text:style-name="P277">El sistema pide elegir de nuevo la forma de pago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4" office:value-type="string">
            <text:p text:style-name="P514">3c</text:p>
          </table:table-cell>
          <table:table-cell table:style-name="Tabla381.B4" table:number-columns-spanned="4" office:value-type="string">
            <text:p text:style-name="P531">(Vuelta al punto 3 del Curs<text:span text:style-name="T75">o</text:span> Normal)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81.1">
          <table:table-cell table:style-name="Tabla381.A6" table:number-columns-spanned="2" office:value-type="string">
            <text:h text:style-name="P206" text:outline-level="1">Frecuencia esperada</text:h>
          </table:table-cell>
          <table:covered-table-cell/>
          <table:table-cell table:style-name="Tabla381.C6" office:value-type="string">
            <text:p text:style-name="P547">110 veces al día</text:p>
          </table:table-cell>
          <table:table-cell table:style-name="Tabla381.D6" office:value-type="string">
            <text:h text:style-name="P190" text:outline-level="2">Rendimiento</text:h>
          </table:table-cell>
          <table:table-cell table:style-name="Tabla381.E6" office:value-type="string">
            <text:p text:style-name="P535"/>
          </table:table-cell>
        </table:table-row>
        <table:table-row table:style-name="Tabla381.1">
          <table:table-cell table:style-name="Tabla381.A7" table:number-columns-spanned="2" office:value-type="string">
            <text:p text:style-name="P350">Importancia</text:p>
          </table:table-cell>
          <table:covered-table-cell/>
          <table:table-cell table:style-name="Tabla381.C7" office:value-type="string">
            <text:p text:style-name="P547">Vital</text:p>
          </table:table-cell>
          <table:table-cell table:style-name="Tabla381.D7" office:value-type="string">
            <text:h text:style-name="P190" text:outline-level="2">Urgencia</text:h>
          </table:table-cell>
          <table:table-cell table:style-name="Tabla381.E7" office:value-type="string">
            <text:p text:style-name="P547">Alta</text:p>
          </table:table-cell>
        </table:table-row>
        <table:table-row table:style-name="Tabla381.1">
          <table:table-cell table:style-name="Tabla381.A8" table:number-columns-spanned="2" office:value-type="string">
            <text:p text:style-name="P350">Estado</text:p>
          </table:table-cell>
          <table:covered-table-cell/>
          <table:table-cell table:style-name="Tabla381.C8" office:value-type="string">
            <text:p text:style-name="P538"/>
          </table:table-cell>
          <table:table-cell table:style-name="Tabla381.D8" office:value-type="string">
            <text:h text:style-name="P190" text:outline-level="2">Estabilidad</text:h>
          </table:table-cell>
          <table:table-cell table:style-name="Tabla381.E8" office:value-type="string">
            <text:p text:style-name="P547">Alta</text:p>
          </table:table-cell>
        </table:table-row>
        <table:table-row table:style-name="Tabla381.1">
          <table:table-cell table:style-name="Tabla381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81.10">
          <table:table-cell table:style-name="Tabla381.A10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column table:style-name="Tabla382.E"/>
        <table:table-column table:style-name="Tabla382.F"/>
        <table:table-column table:style-name="Tabla382.G"/>
        <table:table-column table:style-name="Tabla382.H"/>
        <table:table-row table:style-name="Tabla382.1">
          <table:table-cell table:style-name="Tabla382.A1" office:value-type="string">
            <text:h text:style-name="P205" text:outline-level="1">Caso de Uso</text:h>
          </table:table-cell>
          <table:table-cell table:style-name="Tabla382.B1" table:number-columns-spanned="5" office:value-type="string">
            <text:h text:style-name="P607" text:outline-level="3">Paypal</text:h>
          </table:table-cell>
          <table:covered-table-cell/>
          <table:covered-table-cell/>
          <table:covered-table-cell/>
          <table:covered-table-cell/>
          <table:table-cell table:style-name="Tabla382.G1" table:number-columns-spanned="2" office:value-type="string">
            <text:p text:style-name="P521">CU_58</text:p>
          </table:table-cell>
          <table:covered-table-cell/>
        </table:table-row>
        <table:table-row table:style-name="Tabla382.2">
          <table:table-cell table:style-name="Tabla382.A2" office:value-type="string">
            <text:p text:style-name="P350">Actores</text:p>
          </table:table-cell>
          <table:table-cell table:style-name="Tabla382.B2" table:number-columns-spanned="7" office:value-type="string">
            <text:p text:style-name="P562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3" office:value-type="string">
            <text:p text:style-name="P350">Tipo</text:p>
          </table:table-cell>
          <table:table-cell table:style-name="Tabla382.B3" table:number-columns-spanned="7" office:value-type="string">
            <text:p text:style-name="P578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4" office:value-type="string">
            <text:p text:style-name="P350">Referencias</text:p>
          </table:table-cell>
          <table:table-cell table:style-name="Tabla382.B4" table:number-columns-spanned="2" office:value-type="string">
            <text:p text:style-name="P552"/>
          </table:table-cell>
          <table:covered-table-cell/>
          <table:table-cell table:style-name="Tabla382.D4" table:number-columns-spanned="5" office:value-type="string">
            <text:p text:style-name="P578">CU_<text:span text:style-name="T75">5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5" office:value-type="string">
            <text:p text:style-name="P350">Precondición</text:p>
          </table:table-cell>
          <table:table-cell table:style-name="Tabla382.B5" table:number-columns-spanned="7" office:value-type="string">
            <text:p text:style-name="P578">Tener cuenta en payp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6" office:value-type="string">
            <text:p text:style-name="P350">Postcondición</text:p>
          </table:table-cell>
          <table:table-cell table:style-name="Tabla382.B6" table:number-columns-spanned="7" office:value-type="string">
            <text:p text:style-name="P578">Asociar usuario registrado a cuenta payp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7" office:value-type="string">
            <text:p text:style-name="P350">Autor</text:p>
          </table:table-cell>
          <table:table-cell table:style-name="Tabla382.B7" office:value-type="string">
            <text:p text:style-name="P552">Pablo Zafra Jiménez</text:p>
          </table:table-cell>
          <table:table-cell table:style-name="Tabla382.C7" table:number-columns-spanned="2" office:value-type="string">
            <text:h text:style-name="P207" text:outline-level="1">Fecha</text:h>
          </table:table-cell>
          <table:covered-table-cell/>
          <table:table-cell table:style-name="Tabla382.E7" office:value-type="string">
            <text:p text:style-name="P563">10/04/2018</text:p>
          </table:table-cell>
          <table:table-cell table:style-name="Tabla382.F7" table:number-columns-spanned="2" office:value-type="string">
            <text:h text:style-name="P206" text:outline-level="1">Versión</text:h>
          </table:table-cell>
          <table:covered-table-cell/>
          <table:table-cell table:style-name="Tabla382.H7" office:value-type="string">
            <text:p text:style-name="P286">1.0</text:p>
          </table:table-cell>
        </table:table-row>
      </table:table>
      <table:table table:name="Tabla383" table:style-name="Tabla383">
        <table:table-column table:style-name="Tabla383.A"/>
        <table:table-row table:style-name="Tabla383.1">
          <table:table-cell table:style-name="Tabla383.A1" office:value-type="string">
            <text:p text:style-name="P470">Propósito</text:p>
          </table:table-cell>
        </table:table-row>
        <table:table-row table:style-name="Tabla383.1">
          <table:table-cell table:style-name="Tabla383.A2" office:value-type="string">
            <text:p text:style-name="P577">Pago a través de Paypal</text:p>
          </table:table-cell>
        </table:table-row>
      </table:table>
      <table:table table:name="Tabla384" table:style-name="Tabla384">
        <table:table-column table:style-name="Tabla384.A"/>
        <table:table-row table:style-name="Tabla384.1">
          <table:table-cell table:style-name="Tabla384.A1" office:value-type="string">
            <text:p text:style-name="P470">Resumen</text:p>
          </table:table-cell>
        </table:table-row>
        <table:table-row table:style-name="Tabla384.1">
          <table:table-cell table:style-name="Tabla384.A2" office:value-type="string">
            <text:p text:style-name="P577">El cliente introduce sus datos de su cuenta de <text:span text:style-name="T75">P</text:span>aypal para proceder al pago a través de esa plataforma.</text:p>
          </table:table-cell>
        </table:table-row>
      </table:table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 table:style-name="Tabla385.1">
          <table:table-cell table:style-name="Tabla385.A1" table:number-columns-spanned="4" office:value-type="string">
            <text:p text:style-name="P470">Curso Normal (B<text:span text:style-name="T75">á</text:span>sico)</text:p>
          </table:table-cell>
          <table:covered-table-cell/>
          <table:covered-table-cell/>
          <table:covered-table-cell/>
        </table:table-row>
        <table:table-row table:style-name="Tabla385.2">
          <table:table-cell table:style-name="Tabla385.A2" office:value-type="string">
            <text:p text:style-name="P297">1</text:p>
          </table:table-cell>
          <table:table-cell table:style-name="Tabla385.B2" office:value-type="string">
            <text:p text:style-name="P279">Cliente: Elige pago a través de Paypal</text:p>
          </table:table-cell>
          <table:table-cell table:style-name="Tabla385.C2" office:value-type="string">
            <text:p text:style-name="P342">2</text:p>
          </table:table-cell>
          <table:table-cell table:style-name="Tabla385.D2" office:value-type="string">
            <text:p text:style-name="P430">Pide información cuenta Paypal</text:p>
          </table:table-cell>
        </table:table-row>
        <table:table-row table:style-name="Tabla385.2">
          <table:table-cell table:style-name="Tabla385.A3" office:value-type="string">
            <text:p text:style-name="P297">2</text:p>
          </table:table-cell>
          <table:table-cell table:style-name="Tabla385.B3" office:value-type="string">
            <text:p text:style-name="P279">Cliente: Introduce datos de su cuenta Paypal</text:p>
          </table:table-cell>
          <table:table-cell table:style-name="Tabla385.C3" office:value-type="string">
            <text:p text:style-name="P343">4</text:p>
          </table:table-cell>
          <table:table-cell table:style-name="Tabla385.D3" office:value-type="string">
            <text:p text:style-name="P227"><text:span text:style-name="T50"><text:s/></text:span><text:span text:style-name="T53">Comprueba los datos a través de Paypal y pide confirmación del usuario a través de Paypal</text:span></text:p>
          </table:table-cell>
        </table:table-row>
        <table:table-row table:style-name="Tabla385.2">
          <table:table-cell table:style-name="Tabla385.A4" office:value-type="string">
            <text:p text:style-name="P515">5</text:p>
          </table:table-cell>
          <table:table-cell table:style-name="Tabla385.B4" office:value-type="string">
            <text:p text:style-name="P430">Cliente: Confirma el pago a través de Paypal</text:p>
          </table:table-cell>
          <table:table-cell table:style-name="Tabla385.C4" office:value-type="string">
            <text:p text:style-name="P296"/>
          </table:table-cell>
          <table:table-cell table:style-name="Tabla385.D4" office:value-type="string">
            <text:p text:style-name="P301"/>
          </table:table-cell>
        </table:table-row>
        <text:soft-page-break/>
        <table:table-row table:style-name="Tabla385.2">
          <table:table-cell table:style-name="Tabla385.A5" office:value-type="string">
            <text:p text:style-name="P515">6</text:p>
          </table:table-cell>
          <table:table-cell table:style-name="Tabla385.B5" office:value-type="string">
            <text:p text:style-name="P583">Sistema de autorización de pagos: Confirma a el sistema el pago realizado</text:p>
          </table:table-cell>
          <table:table-cell table:style-name="Tabla385.C5" office:value-type="string">
            <text:p text:style-name="P343">7 </text:p>
          </table:table-cell>
          <table:table-cell table:style-name="Tabla385.D5" office:value-type="string">
            <text:p text:style-name="P474">Comprueba el pago y envía la confirmación al cliente</text:p>
          </table:table-cell>
        </table:table-row>
        <table:table-row table:style-name="Tabla385.2">
          <table:table-cell table:style-name="Tabla385.A6" office:value-type="string">
            <text:p text:style-name="P515">8</text:p>
          </table:table-cell>
          <table:table-cell table:style-name="Tabla385.B6" office:value-type="string">
            <text:p text:style-name="P430">Cliente: Recibe confirmación</text:p>
          </table:table-cell>
          <table:table-cell table:style-name="Tabla385.C6" office:value-type="string">
            <text:p text:style-name="P296"/>
          </table:table-cell>
          <table:table-cell table:style-name="Tabla385.D6" office:value-type="string">
            <text:p text:style-name="P301"/>
          </table:table-cell>
        </table:table-row>
      </table:table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column table:style-name="Tabla386.E"/>
        <table:table-row table:style-name="Tabla386.1">
          <table:table-cell table:style-name="Tabla386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86.1">
          <table:table-cell table:style-name="Tabla386.A2" office:value-type="string">
            <text:p text:style-name="P480"/>
          </table:table-cell>
          <table:table-cell table:style-name="Tabla386.B2" table:number-columns-spanned="4" office:value-type="string">
            <text:p text:style-name="P529"/>
          </table:table-cell>
          <table:covered-table-cell/>
          <table:covered-table-cell/>
          <table:covered-table-cell/>
        </table:table-row>
        <table:table-row table:style-name="Tabla386.1">
          <table:table-cell table:style-name="Tabla386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86.1">
          <table:table-cell table:style-name="Tabla386.A4" table:number-columns-spanned="2" office:value-type="string">
            <text:h text:style-name="P206" text:outline-level="1">Frecuencia esperada</text:h>
          </table:table-cell>
          <table:covered-table-cell/>
          <table:table-cell table:style-name="Tabla386.C4" office:value-type="string">
            <text:p text:style-name="P546">45 veces al día</text:p>
          </table:table-cell>
          <table:table-cell table:style-name="Tabla386.D4" office:value-type="string">
            <text:h text:style-name="P190" text:outline-level="2">Rendimiento</text:h>
          </table:table-cell>
          <table:table-cell table:style-name="Tabla386.E4" office:value-type="string">
            <text:p text:style-name="P535"/>
          </table:table-cell>
        </table:table-row>
        <table:table-row table:style-name="Tabla386.1">
          <table:table-cell table:style-name="Tabla386.A5" table:number-columns-spanned="2" office:value-type="string">
            <text:p text:style-name="P350">Importancia</text:p>
          </table:table-cell>
          <table:covered-table-cell/>
          <table:table-cell table:style-name="Tabla386.C5" office:value-type="string">
            <text:p text:style-name="P546">Alta</text:p>
          </table:table-cell>
          <table:table-cell table:style-name="Tabla386.D5" office:value-type="string">
            <text:h text:style-name="P190" text:outline-level="2">Urgencia</text:h>
          </table:table-cell>
          <table:table-cell table:style-name="Tabla386.E5" office:value-type="string">
            <text:p text:style-name="P546">Alta</text:p>
          </table:table-cell>
        </table:table-row>
        <table:table-row table:style-name="Tabla386.1">
          <table:table-cell table:style-name="Tabla386.A6" table:number-columns-spanned="2" office:value-type="string">
            <text:p text:style-name="P350">Estado</text:p>
          </table:table-cell>
          <table:covered-table-cell/>
          <table:table-cell table:style-name="Tabla386.C6" office:value-type="string">
            <text:p text:style-name="P535"/>
          </table:table-cell>
          <table:table-cell table:style-name="Tabla386.D6" office:value-type="string">
            <text:h text:style-name="P190" text:outline-level="2">Estabilidad</text:h>
          </table:table-cell>
          <table:table-cell table:style-name="Tabla386.E6" office:value-type="string">
            <text:p text:style-name="P546">Alta</text:p>
          </table:table-cell>
        </table:table-row>
        <table:table-row table:style-name="Tabla386.1">
          <table:table-cell table:style-name="Tabla386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86.8">
          <table:table-cell table:style-name="Tabla386.A8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column table:style-name="Tabla387.E"/>
        <table:table-column table:style-name="Tabla387.F"/>
        <table:table-column table:style-name="Tabla387.G"/>
        <table:table-column table:style-name="Tabla387.H"/>
        <table:table-row table:style-name="Tabla387.1">
          <table:table-cell table:style-name="Tabla387.A1" office:value-type="string">
            <text:h text:style-name="P205" text:outline-level="1">Caso de Uso</text:h>
          </table:table-cell>
          <table:table-cell table:style-name="Tabla387.B1" table:number-columns-spanned="5" office:value-type="string">
            <text:h text:style-name="P607" text:outline-level="3">Pago con tarjeta</text:h>
          </table:table-cell>
          <table:covered-table-cell/>
          <table:covered-table-cell/>
          <table:covered-table-cell/>
          <table:covered-table-cell/>
          <table:table-cell table:style-name="Tabla387.G1" table:number-columns-spanned="2" office:value-type="string">
            <text:p text:style-name="P520">CU_59</text:p>
          </table:table-cell>
          <table:covered-table-cell/>
        </table:table-row>
        <table:table-row table:style-name="Tabla387.2">
          <table:table-cell table:style-name="Tabla387.A2" office:value-type="string">
            <text:p text:style-name="P350">Actores</text:p>
          </table:table-cell>
          <table:table-cell table:style-name="Tabla387.B2" table:number-columns-spanned="7" office:value-type="string">
            <text:p text:style-name="P562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3" office:value-type="string">
            <text:p text:style-name="P350">Tipo</text:p>
          </table:table-cell>
          <table:table-cell table:style-name="Tabla387.B3" table:number-columns-spanned="7" office:value-type="string">
            <text:p text:style-name="P576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4" office:value-type="string">
            <text:p text:style-name="P350">Referencias</text:p>
          </table:table-cell>
          <table:table-cell table:style-name="Tabla387.B4" table:number-columns-spanned="2" office:value-type="string">
            <text:p text:style-name="P552"/>
          </table:table-cell>
          <table:covered-table-cell/>
          <table:table-cell table:style-name="Tabla387.D4" table:number-columns-spanned="5" office:value-type="string">
            <text:p text:style-name="P576">CU_<text:span text:style-name="T74">5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5" office:value-type="string">
            <text:p text:style-name="P350">Precondición</text:p>
          </table:table-cell>
          <table:table-cell table:style-name="Tabla387.B5" table:number-columns-spanned="7" office:value-type="string">
            <text:p text:style-name="P576">El cliente debe poseer una tarjeta de crédito o débito aceptada por el Sistema de autorización de pag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6" office:value-type="string">
            <text:p text:style-name="P350">Postcondición</text:p>
          </table:table-cell>
          <table:table-cell table:style-name="Tabla387.B6" table:number-columns-spanned="7" office:value-type="string">
            <text:p text:style-name="P576">Se dará opción al cliente de recordar la tarjeta (Si estu<text:span text:style-name="T74">v</text:span>iera registrad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7" office:value-type="string">
            <text:p text:style-name="P350">Autor</text:p>
          </table:table-cell>
          <table:table-cell table:style-name="Tabla387.B7" office:value-type="string">
            <text:p text:style-name="P552">Pablo Zafra Jiménez</text:p>
          </table:table-cell>
          <table:table-cell table:style-name="Tabla387.C7" table:number-columns-spanned="2" office:value-type="string">
            <text:h text:style-name="P207" text:outline-level="1">Fecha</text:h>
          </table:table-cell>
          <table:covered-table-cell/>
          <table:table-cell table:style-name="Tabla387.E7" office:value-type="string">
            <text:p text:style-name="P563">10/04/2018</text:p>
          </table:table-cell>
          <table:table-cell table:style-name="Tabla387.F7" table:number-columns-spanned="2" office:value-type="string">
            <text:h text:style-name="P206" text:outline-level="1">Versión</text:h>
          </table:table-cell>
          <table:covered-table-cell/>
          <table:table-cell table:style-name="Tabla387.H7" office:value-type="string">
            <text:p text:style-name="P286">1.0</text:p>
          </table:table-cell>
        </table:table-row>
      </table:table>
      <table:table table:name="Tabla388" table:style-name="Tabla388">
        <table:table-column table:style-name="Tabla388.A"/>
        <table:table-row table:style-name="Tabla388.1">
          <table:table-cell table:style-name="Tabla388.A1" office:value-type="string">
            <text:p text:style-name="P470">Propósito</text:p>
          </table:table-cell>
        </table:table-row>
        <table:table-row table:style-name="Tabla388.1">
          <table:table-cell table:style-name="Tabla388.A2" office:value-type="string">
            <text:p text:style-name="P575">Pagar a través de tarjeta de crédito o débito</text:p>
          </table:table-cell>
        </table:table-row>
      </table:table>
      <table:table table:name="Tabla389" table:style-name="Tabla389">
        <table:table-column table:style-name="Tabla389.A"/>
        <table:table-row table:style-name="Tabla389.1">
          <table:table-cell table:style-name="Tabla389.A1" office:value-type="string">
            <text:p text:style-name="P470">Resumen</text:p>
          </table:table-cell>
        </table:table-row>
        <table:table-row table:style-name="Tabla389.1">
          <table:table-cell table:style-name="Tabla389.A2" office:value-type="string">
            <text:p text:style-name="P575">El cliente elige el pago a través de tarjeta, introduces sus datos de facturación y de la tarjeta y confirma la veracidad de la información proporcionada.</text:p>
          </table:table-cell>
        </table:table-row>
      </table:table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 table:style-name="Tabla390.1">
          <table:table-cell table:style-name="Tabla390.A1" table:number-columns-spanned="4" office:value-type="string">
            <text:p text:style-name="P470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390.2">
          <table:table-cell table:style-name="Tabla390.A2" office:value-type="string">
            <text:p text:style-name="P297">1</text:p>
          </table:table-cell>
          <table:table-cell table:style-name="Tabla390.B2" office:value-type="string">
            <text:p text:style-name="P280">Cliente: Elige pago con tarjeta</text:p>
          </table:table-cell>
          <table:table-cell table:style-name="Tabla390.C2" office:value-type="string">
            <text:p text:style-name="P344">2</text:p>
          </table:table-cell>
          <table:table-cell table:style-name="Tabla390.D2" office:value-type="string">
            <text:p text:style-name="P431">Pide información tarjeta y facturación</text:p>
          </table:table-cell>
        </table:table-row>
        <table:table-row table:style-name="Tabla390.2">
          <table:table-cell table:style-name="Tabla390.A3" office:value-type="string">
            <text:p text:style-name="P345">3</text:p>
          </table:table-cell>
          <table:table-cell table:style-name="Tabla390.B3" office:value-type="string">
            <text:p text:style-name="P280">Cliente: Proporciona información tarjeta y confirma la autorización de pago</text:p>
          </table:table-cell>
          <table:table-cell table:style-name="Tabla390.C3" office:value-type="string">
            <text:p text:style-name="P345"/>
          </table:table-cell>
          <table:table-cell table:style-name="Tabla390.D3" office:value-type="string">
            <text:p text:style-name="P280"/>
          </table:table-cell>
        </table:table-row>
        <table:table-row table:style-name="Tabla390.2">
          <table:table-cell table:style-name="Tabla390.A4" office:value-type="string">
            <text:p text:style-name="P516">4</text:p>
          </table:table-cell>
          <table:table-cell table:style-name="Tabla390.B4" office:value-type="string">
            <text:p text:style-name="P583">Sistema de autorización de pagos: confirma el pago realizado correctamente</text:p>
          </table:table-cell>
          <table:table-cell table:style-name="Tabla390.C4" office:value-type="string">
            <text:p text:style-name="P296"/>
          </table:table-cell>
          <table:table-cell table:style-name="Tabla390.D4" office:value-type="string">
            <text:p text:style-name="P301"/>
          </table:table-cell>
        </table:table-row>
        <table:table-row table:style-name="Tabla390.2">
          <table:table-cell table:style-name="Tabla390.A5" office:value-type="string">
            <text:p text:style-name="P480"/>
          </table:table-cell>
          <table:table-cell table:style-name="Tabla390.B5" office:value-type="string">
            <text:p text:style-name="P301"/>
          </table:table-cell>
          <table:table-cell table:style-name="Tabla390.C5" office:value-type="string">
            <text:p text:style-name="P345">5</text:p>
          </table:table-cell>
          <table:table-cell table:style-name="Tabla390.D5" office:value-type="string">
            <text:p text:style-name="P473">Recibe la confirmación y notifica al cliente</text:p>
          </table:table-cell>
        </table:table-row>
        <table:table-row table:style-name="Tabla390.2">
          <table:table-cell table:style-name="Tabla390.A6" office:value-type="string">
            <text:p text:style-name="P516">6 </text:p>
          </table:table-cell>
          <table:table-cell table:style-name="Tabla390.B6" office:value-type="string">
            <text:p text:style-name="P431">Cliente: Notificado por el sistema del éxito del pago</text:p>
          </table:table-cell>
          <table:table-cell table:style-name="Tabla390.C6" office:value-type="string">
            <text:p text:style-name="P296"/>
          </table:table-cell>
          <table:table-cell table:style-name="Tabla390.D6" office:value-type="string">
            <text:p text:style-name="P301"/>
          </table:table-cell>
        </table:table-row>
      </table:table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column table:style-name="Tabla391.E"/>
        <table:table-row table:style-name="Tabla391.1">
          <table:table-cell table:style-name="Tabla391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91.1">
          <table:table-cell table:style-name="Tabla391.A2" office:value-type="string">
            <text:p text:style-name="P297"><text:span text:style-name="T65">4</text:span>a</text:p>
          </table:table-cell>
          <table:table-cell table:style-name="Tabla391.B2" table:number-columns-spanned="4" office:value-type="string">
            <text:p text:style-name="P280">El <text:span text:style-name="T67">Sistema de autorización de pagos </text:span><text:span text:style-name="T66">indica un error en el pago</text:span>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3" office:value-type="string">
            <text:p text:style-name="P297"><text:span text:style-name="T65">4</text:span>b</text:p>
          </table:table-cell>
          <table:table-cell table:style-name="Tabla391.B3" table:number-columns-spanned="4" office:value-type="string">
            <text:p text:style-name="P431">El sistema pide al cliente que revise los datos proporcionados ya que los ya proporcionados no proporcionaron un pago satisfactorio por parte del <text:span text:style-name="T67">Sistema de autorización de pagos </text:span>.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4" office:value-type="string">
            <text:p text:style-name="P516">4c</text:p>
          </table:table-cell>
          <table:table-cell table:style-name="Tabla391.B4" table:number-columns-spanned="4" office:value-type="string">
            <text:p text:style-name="P532">(Vuelta al punto 3 del Curso Normal)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91.1">
          <table:table-cell table:style-name="Tabla391.A6" table:number-columns-spanned="2" office:value-type="string">
            <text:h text:style-name="P206" text:outline-level="1">Frecuencia esperada</text:h>
          </table:table-cell>
          <table:covered-table-cell/>
          <table:table-cell table:style-name="Tabla391.C6" office:value-type="string">
            <text:p text:style-name="P545">55 veces al día</text:p>
          </table:table-cell>
          <table:table-cell table:style-name="Tabla391.D6" office:value-type="string">
            <text:h text:style-name="P190" text:outline-level="2">Rendimiento</text:h>
          </table:table-cell>
          <table:table-cell table:style-name="Tabla391.E6" office:value-type="string">
            <text:p text:style-name="P535"/>
          </table:table-cell>
        </table:table-row>
        <table:table-row table:style-name="Tabla391.1">
          <table:table-cell table:style-name="Tabla391.A7" table:number-columns-spanned="2" office:value-type="string">
            <text:p text:style-name="P350">Importancia</text:p>
          </table:table-cell>
          <table:covered-table-cell/>
          <table:table-cell table:style-name="Tabla391.C7" office:value-type="string">
            <text:p text:style-name="P545">Vital</text:p>
          </table:table-cell>
          <table:table-cell table:style-name="Tabla391.D7" office:value-type="string">
            <text:h text:style-name="P190" text:outline-level="2">Urgencia</text:h>
          </table:table-cell>
          <table:table-cell table:style-name="Tabla391.E7" office:value-type="string">
            <text:p text:style-name="P545">Alta</text:p>
          </table:table-cell>
        </table:table-row>
        <table:table-row table:style-name="Tabla391.1">
          <table:table-cell table:style-name="Tabla391.A8" table:number-columns-spanned="2" office:value-type="string">
            <text:p text:style-name="P350">Estado</text:p>
          </table:table-cell>
          <table:covered-table-cell/>
          <table:table-cell table:style-name="Tabla391.C8" office:value-type="string">
            <text:p text:style-name="P535"/>
          </table:table-cell>
          <table:table-cell table:style-name="Tabla391.D8" office:value-type="string">
            <text:h text:style-name="P190" text:outline-level="2">Estabilidad</text:h>
          </table:table-cell>
          <table:table-cell table:style-name="Tabla391.E8" office:value-type="string">
            <text:p text:style-name="P545">Moderada</text:p>
          </table:table-cell>
        </table:table-row>
        <text:soft-page-break/>
        <table:table-row table:style-name="Tabla391.1">
          <table:table-cell table:style-name="Tabla391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91.10">
          <table:table-cell table:style-name="Tabla391.A10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column table:style-name="Tabla392.E"/>
        <table:table-column table:style-name="Tabla392.F"/>
        <table:table-column table:style-name="Tabla392.G"/>
        <table:table-column table:style-name="Tabla392.H"/>
        <table:table-row table:style-name="Tabla392.1">
          <table:table-cell table:style-name="Tabla392.A1" office:value-type="string">
            <text:h text:style-name="P205" text:outline-level="1">Caso de Uso</text:h>
          </table:table-cell>
          <table:table-cell table:style-name="Tabla392.B1" table:number-columns-spanned="4" office:value-type="string">
            <text:h text:style-name="P606" text:outline-level="3"><text:span text:style-name="T65">Darse de baja</text:span> </text:h>
          </table:table-cell>
          <table:covered-table-cell/>
          <table:covered-table-cell/>
          <table:covered-table-cell/>
          <table:table-cell table:style-name="Tabla392.F1" table:number-columns-spanned="3" office:value-type="string">
            <text:p text:style-name="P520">CU_60</text:p>
          </table:table-cell>
          <table:covered-table-cell/>
          <table:covered-table-cell/>
        </table:table-row>
        <table:table-row table:style-name="Tabla392.2">
          <table:table-cell table:style-name="Tabla392.A2" office:value-type="string">
            <text:p text:style-name="P350">Actores</text:p>
          </table:table-cell>
          <table:table-cell table:style-name="Tabla392.B2" table:number-columns-spanned="7" office:value-type="string">
            <text:p text:style-name="P576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3" office:value-type="string">
            <text:p text:style-name="P350">Tipo</text:p>
          </table:table-cell>
          <table:table-cell table:style-name="Tabla392.B3" table:number-columns-spanned="7" office:value-type="string">
            <text:p text:style-name="P576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4" office:value-type="string">
            <text:p text:style-name="P350">Referencias</text:p>
          </table:table-cell>
          <table:table-cell table:style-name="Tabla392.B4" table:number-columns-spanned="2" office:value-type="string">
            <text:p text:style-name="P552"/>
          </table:table-cell>
          <table:covered-table-cell/>
          <table:table-cell table:style-name="Tabla392.D4" table:number-columns-spanned="5" office:value-type="string">
            <text:p text:style-name="P552"/>
          </table:table-cell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5" office:value-type="string">
            <text:p text:style-name="P350">Precondición</text:p>
          </table:table-cell>
          <table:table-cell table:style-name="Tabla392.B5" table:number-columns-spanned="7" office:value-type="string">
            <text:p text:style-name="P576">El cliente debe estar registrado de ante ma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6" office:value-type="string">
            <text:p text:style-name="P350">Postcondición</text:p>
          </table:table-cell>
          <table:table-cell table:style-name="Tabla392.B6" table:number-columns-spanned="7" office:value-type="string">
            <text:p text:style-name="P576">Se borrará la información almacenada sobre el usuario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7" office:value-type="string">
            <text:p text:style-name="P350">Autor</text:p>
          </table:table-cell>
          <table:table-cell table:style-name="Tabla392.B7" office:value-type="string">
            <text:p text:style-name="P552">Pablo Zafra Jiménez</text:p>
          </table:table-cell>
          <table:table-cell table:style-name="Tabla392.C7" table:number-columns-spanned="2" office:value-type="string">
            <text:h text:style-name="P207" text:outline-level="1">Fecha</text:h>
          </table:table-cell>
          <table:covered-table-cell/>
          <table:table-cell table:style-name="Tabla392.E7" table:number-columns-spanned="2" office:value-type="string">
            <text:p text:style-name="P563">10/04/2018</text:p>
          </table:table-cell>
          <table:covered-table-cell/>
          <table:table-cell table:style-name="Tabla392.G7" office:value-type="string">
            <text:h text:style-name="P206" text:outline-level="1">Versión</text:h>
          </table:table-cell>
          <table:table-cell table:style-name="Tabla392.H7" office:value-type="string">
            <text:p text:style-name="P286">1.0</text:p>
          </table:table-cell>
        </table:table-row>
      </table:table>
      <table:table table:name="Tabla393" table:style-name="Tabla393">
        <table:table-column table:style-name="Tabla393.A"/>
        <table:table-row table:style-name="Tabla393.1">
          <table:table-cell table:style-name="Tabla393.A1" office:value-type="string">
            <text:p text:style-name="P470">Propósito</text:p>
          </table:table-cell>
        </table:table-row>
        <table:table-row table:style-name="Tabla393.1">
          <table:table-cell table:style-name="Tabla393.A2" office:value-type="string">
            <text:p text:style-name="P575">El usuario se da de baja de la página web.</text:p>
          </table:table-cell>
        </table:table-row>
      </table:table>
      <table:table table:name="Tabla394" table:style-name="Tabla394">
        <table:table-column table:style-name="Tabla394.A"/>
        <table:table-row table:style-name="Tabla394.1">
          <table:table-cell table:style-name="Tabla394.A1" office:value-type="string">
            <text:p text:style-name="P470">Resumen</text:p>
          </table:table-cell>
        </table:table-row>
        <table:table-row table:style-name="Tabla394.1">
          <table:table-cell table:style-name="Tabla394.A2" office:value-type="string">
            <text:p text:style-name="P575">El usuario se da de baja a través de la página web, y con ello elimina toda la información registrada sobre el cliente perteneciente a la cuenta.</text:p>
          </table:table-cell>
        </table:table-row>
      </table:table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 table:style-name="Tabla395.1">
          <table:table-cell table:style-name="Tabla395.A1" table:number-columns-spanned="4" office:value-type="string">
            <text:p text:style-name="P470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395.2">
          <table:table-cell table:style-name="Tabla395.A2" office:value-type="string">
            <text:p text:style-name="P297">1</text:p>
          </table:table-cell>
          <table:table-cell table:style-name="Tabla395.B2" office:value-type="string">
            <text:p text:style-name="P281">Cliente Registrado: Exige darse de baja</text:p>
          </table:table-cell>
          <table:table-cell table:style-name="Tabla395.C2" office:value-type="string">
            <text:p text:style-name="P346">2</text:p>
          </table:table-cell>
          <table:table-cell table:style-name="Tabla395.D2" office:value-type="string">
            <text:p text:style-name="P432">Pide confirmación de contraseña y pregunta si está seguro de ello</text:p>
          </table:table-cell>
        </table:table-row>
        <table:table-row table:style-name="Tabla395.2">
          <table:table-cell table:style-name="Tabla395.A3" office:value-type="string">
            <text:p text:style-name="P347">3</text:p>
          </table:table-cell>
          <table:table-cell table:style-name="Tabla395.B3" office:value-type="string">
            <text:p text:style-name="P282">Cliente Registrado: Proporciona contraseña y confirma la acción</text:p>
          </table:table-cell>
          <table:table-cell table:style-name="Tabla395.C3" office:value-type="string">
            <text:p text:style-name="P347">4</text:p>
          </table:table-cell>
          <table:table-cell table:style-name="Tabla395.D3" office:value-type="string">
            <text:p text:style-name="P281">Procede a la eliminación de los datos y confirma el proceso</text:p>
          </table:table-cell>
        </table:table-row>
        <table:table-row table:style-name="Tabla395.2">
          <table:table-cell table:style-name="Tabla395.A4" office:value-type="string">
            <text:p text:style-name="P517">5</text:p>
          </table:table-cell>
          <table:table-cell table:style-name="Tabla395.B4" office:value-type="string">
            <text:p text:style-name="P432">Cliente Registrado: Recibe confirmación</text:p>
          </table:table-cell>
          <table:table-cell table:style-name="Tabla395.C4" office:value-type="string">
            <text:p text:style-name="P296"/>
          </table:table-cell>
          <table:table-cell table:style-name="Tabla395.D4" office:value-type="string">
            <text:p text:style-name="P301"/>
          </table:table-cell>
        </table:table-row>
      </table:table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column table:style-name="Tabla396.E"/>
        <table:table-row table:style-name="Tabla396.1">
          <table:table-cell table:style-name="Tabla396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96.1">
          <table:table-cell table:style-name="Tabla396.A2" office:value-type="string">
            <text:p text:style-name="P297"><text:span text:style-name="T68">3</text:span>a</text:p>
          </table:table-cell>
          <table:table-cell table:style-name="Tabla396.B2" table:number-columns-spanned="4" office:value-type="string">
            <text:p text:style-name="P281">Cliente se retracta y decide no continuar</text:p>
          </table:table-cell>
          <table:covered-table-cell/>
          <table:covered-table-cell/>
          <table:covered-table-cell/>
        </table:table-row>
        <table:table-row table:style-name="Tabla396.1">
          <table:table-cell table:style-name="Tabla396.A3" office:value-type="string">
            <text:p text:style-name="P347">3b</text:p>
          </table:table-cell>
          <table:table-cell table:style-name="Tabla396.B3" table:number-columns-spanned="4" office:value-type="string">
            <text:p text:style-name="P432">Se finaliza sin realizar la acción.</text:p>
          </table:table-cell>
          <table:covered-table-cell/>
          <table:covered-table-cell/>
          <table:covered-table-cell/>
        </table:table-row>
        <table:table-row table:style-name="Tabla396.1">
          <table:table-cell table:style-name="Tabla396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96.1">
          <table:table-cell table:style-name="Tabla396.A5" table:number-columns-spanned="2" office:value-type="string">
            <text:h text:style-name="P206" text:outline-level="1">Frecuencia esperada</text:h>
          </table:table-cell>
          <table:covered-table-cell/>
          <table:table-cell table:style-name="Tabla396.C5" office:value-type="string">
            <text:p text:style-name="P544">2 veces al mes</text:p>
          </table:table-cell>
          <table:table-cell table:style-name="Tabla396.D5" office:value-type="string">
            <text:h text:style-name="P190" text:outline-level="2">Rendimiento</text:h>
          </table:table-cell>
          <table:table-cell table:style-name="Tabla396.E5" office:value-type="string">
            <text:p text:style-name="P535"/>
          </table:table-cell>
        </table:table-row>
        <table:table-row table:style-name="Tabla396.1">
          <table:table-cell table:style-name="Tabla396.A6" table:number-columns-spanned="2" office:value-type="string">
            <text:p text:style-name="P350">Importancia</text:p>
          </table:table-cell>
          <table:covered-table-cell/>
          <table:table-cell table:style-name="Tabla396.C6" office:value-type="string">
            <text:p text:style-name="P544">Baja</text:p>
          </table:table-cell>
          <table:table-cell table:style-name="Tabla396.D6" office:value-type="string">
            <text:h text:style-name="P190" text:outline-level="2">Urgencia</text:h>
          </table:table-cell>
          <table:table-cell table:style-name="Tabla396.E6" office:value-type="string">
            <text:p text:style-name="P544">Baja</text:p>
          </table:table-cell>
        </table:table-row>
        <table:table-row table:style-name="Tabla396.1">
          <table:table-cell table:style-name="Tabla396.A7" table:number-columns-spanned="2" office:value-type="string">
            <text:p text:style-name="P350">Estado</text:p>
          </table:table-cell>
          <table:covered-table-cell/>
          <table:table-cell table:style-name="Tabla396.C7" office:value-type="string">
            <text:p text:style-name="P535"/>
          </table:table-cell>
          <table:table-cell table:style-name="Tabla396.D7" office:value-type="string">
            <text:h text:style-name="P190" text:outline-level="2">Estabilidad</text:h>
          </table:table-cell>
          <table:table-cell table:style-name="Tabla396.E7" office:value-type="string">
            <text:p text:style-name="P544">Moderada</text:p>
          </table:table-cell>
        </table:table-row>
        <table:table-row table:style-name="Tabla396.1">
          <table:table-cell table:style-name="Tabla396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96.9">
          <table:table-cell table:style-name="Tabla396.A9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column table:style-name="Tabla397.E"/>
        <table:table-column table:style-name="Tabla397.F"/>
        <table:table-column table:style-name="Tabla397.G"/>
        <table:table-column table:style-name="Tabla397.H"/>
        <table:table-row table:style-name="Tabla397.1">
          <table:table-cell table:style-name="Tabla397.A1" office:value-type="string">
            <text:h text:style-name="P205" text:outline-level="1">Caso de Uso</text:h>
          </table:table-cell>
          <table:table-cell table:style-name="Tabla397.B1" table:number-columns-spanned="5" office:value-type="string">
            <text:h text:style-name="P606" text:outline-level="3"><text:span text:style-name="T68">Identificarse</text:span> </text:h>
          </table:table-cell>
          <table:covered-table-cell/>
          <table:covered-table-cell/>
          <table:covered-table-cell/>
          <table:covered-table-cell/>
          <table:table-cell table:style-name="Tabla397.G1" table:number-columns-spanned="2" office:value-type="string">
            <text:p text:style-name="P520">CU_61</text:p>
          </table:table-cell>
          <table:covered-table-cell/>
        </table:table-row>
        <table:table-row table:style-name="Tabla397.2">
          <table:table-cell table:style-name="Tabla397.A2" office:value-type="string">
            <text:p text:style-name="P350">Actores</text:p>
          </table:table-cell>
          <table:table-cell table:style-name="Tabla397.B2" table:number-columns-spanned="7" office:value-type="string">
            <text:p text:style-name="P574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3" office:value-type="string">
            <text:p text:style-name="P350">Tipo</text:p>
          </table:table-cell>
          <table:table-cell table:style-name="Tabla397.B3" table:number-columns-spanned="7" office:value-type="string">
            <text:p text:style-name="P574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4" office:value-type="string">
            <text:p text:style-name="P350">Referencias</text:p>
          </table:table-cell>
          <table:table-cell table:style-name="Tabla397.B4" table:number-columns-spanned="2" office:value-type="string">
            <text:p text:style-name="P552"/>
          </table:table-cell>
          <table:covered-table-cell/>
          <table:table-cell table:style-name="Tabla397.D4" table:number-columns-spanned="5" office:value-type="string">
            <text:p text:style-name="P552"/>
          </table:table-cell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5" office:value-type="string">
            <text:p text:style-name="P350">Precondición</text:p>
          </table:table-cell>
          <table:table-cell table:style-name="Tabla397.B5" table:number-columns-spanned="7" office:value-type="string">
            <text:p text:style-name="P574">El cliente debe estar registrado de ante ma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6" office:value-type="string">
            <text:p text:style-name="P350">Postcondición</text:p>
          </table:table-cell>
          <table:table-cell table:style-name="Tabla397.B6" table:number-columns-spanned="7" office:value-type="string">
            <text:p text:style-name="P574">Se registra la hora en la que el cliente se identific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7" office:value-type="string">
            <text:p text:style-name="P350">Autor</text:p>
          </table:table-cell>
          <table:table-cell table:style-name="Tabla397.B7" office:value-type="string">
            <text:p text:style-name="P552">Pablo Zafra Jiménez</text:p>
          </table:table-cell>
          <table:table-cell table:style-name="Tabla397.C7" table:number-columns-spanned="2" office:value-type="string">
            <text:h text:style-name="P207" text:outline-level="1">Fecha</text:h>
          </table:table-cell>
          <table:covered-table-cell/>
          <table:table-cell table:style-name="Tabla397.E7" office:value-type="string">
            <text:p text:style-name="P563">10/04/2018</text:p>
          </table:table-cell>
          <table:table-cell table:style-name="Tabla397.F7" table:number-columns-spanned="2" office:value-type="string">
            <text:h text:style-name="P206" text:outline-level="1">Versión</text:h>
          </table:table-cell>
          <table:covered-table-cell/>
          <table:table-cell table:style-name="Tabla397.H7" office:value-type="string">
            <text:p text:style-name="P286">1.0</text:p>
          </table:table-cell>
        </table:table-row>
      </table:table>
      <table:table table:name="Tabla398" table:style-name="Tabla398">
        <table:table-column table:style-name="Tabla398.A"/>
        <table:table-row table:style-name="Tabla398.1">
          <table:table-cell table:style-name="Tabla398.A1" office:value-type="string">
            <text:p text:style-name="P470">Propósito</text:p>
          </table:table-cell>
        </table:table-row>
        <table:table-row table:style-name="Tabla398.1">
          <table:table-cell table:style-name="Tabla398.A2" office:value-type="string">
            <text:p text:style-name="P573">El cliente se identifica en la página web</text:p>
          </table:table-cell>
        </table:table-row>
      </table:table>
      <table:table table:name="Tabla399" table:style-name="Tabla399">
        <table:table-column table:style-name="Tabla399.A"/>
        <table:table-row table:style-name="Tabla399.1">
          <table:table-cell table:style-name="Tabla399.A1" office:value-type="string">
            <text:p text:style-name="P470">Resumen</text:p>
          </table:table-cell>
        </table:table-row>
        <table:table-row table:style-name="Tabla399.1">
          <table:table-cell table:style-name="Tabla399.A2" office:value-type="string">
            <text:p text:style-name="P573">El cliente introduce su usuario y contraseña para identificarse en la página web</text:p>
          </table:table-cell>
        </table:table-row>
      </table:table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 table:style-name="Tabla400.1">
          <table:table-cell table:style-name="Tabla400.A1" table:number-columns-spanned="4" office:value-type="string">
            <text:p text:style-name="P470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400.2">
          <table:table-cell table:style-name="Tabla400.A2" office:value-type="string">
            <text:p text:style-name="P297">1</text:p>
          </table:table-cell>
          <table:table-cell table:style-name="Tabla400.B2" office:value-type="string">
            <text:p text:style-name="P281">Cliente: Proporciona usuario y <text:soft-page-break/>contraseña</text:p>
          </table:table-cell>
          <table:table-cell table:style-name="Tabla400.C2" office:value-type="string">
            <text:p text:style-name="P346">2</text:p>
          </table:table-cell>
          <table:table-cell table:style-name="Tabla400.D2" office:value-type="string">
            <text:p text:style-name="P432">Comprueba los datos y confirma</text:p>
          </table:table-cell>
        </table:table-row>
        <table:table-row table:style-name="Tabla400.2">
          <table:table-cell table:style-name="Tabla400.A3" office:value-type="string">
            <text:p text:style-name="P347">3</text:p>
          </table:table-cell>
          <table:table-cell table:style-name="Tabla400.B3" office:value-type="string">
            <text:p text:style-name="P281">Cliente: Recibe mensaje de identificación satisfactoria</text:p>
          </table:table-cell>
          <table:table-cell table:style-name="Tabla400.C3" office:value-type="string">
            <text:p text:style-name="P347"/>
          </table:table-cell>
          <table:table-cell table:style-name="Tabla400.D3" office:value-type="string">
            <text:p text:style-name="P227"/>
          </table:table-cell>
        </table:table-row>
      </table:table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column table:style-name="Tabla401.E"/>
        <table:table-row table:style-name="Tabla401.1">
          <table:table-cell table:style-name="Tabla401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01.1">
          <table:table-cell table:style-name="Tabla401.A2" office:value-type="string">
            <text:p text:style-name="P297"><text:span text:style-name="T68">2</text:span>a</text:p>
          </table:table-cell>
          <table:table-cell table:style-name="Tabla401.B2" table:number-columns-spanned="4" office:value-type="string">
            <text:p text:style-name="P281">Los datos introducidos son incorrectos</text:p>
          </table:table-cell>
          <table:covered-table-cell/>
          <table:covered-table-cell/>
          <table:covered-table-cell/>
        </table:table-row>
        <table:table-row table:style-name="Tabla401.1">
          <table:table-cell table:style-name="Tabla401.A3" office:value-type="string">
            <text:p text:style-name="P297"><text:span text:style-name="T68">2</text:span>b</text:p>
          </table:table-cell>
          <table:table-cell table:style-name="Tabla401.B3" table:number-columns-spanned="4" office:value-type="string">
            <text:p text:style-name="P432">(Vuelta al punto 1 del Curso Normal)</text:p>
          </table:table-cell>
          <table:covered-table-cell/>
          <table:covered-table-cell/>
          <table:covered-table-cell/>
        </table:table-row>
        <table:table-row table:style-name="Tabla401.1">
          <table:table-cell table:style-name="Tabla401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01.1">
          <table:table-cell table:style-name="Tabla401.A5" table:number-columns-spanned="2" office:value-type="string">
            <text:h text:style-name="P206" text:outline-level="1">Frecuencia esperada</text:h>
          </table:table-cell>
          <table:covered-table-cell/>
          <table:table-cell table:style-name="Tabla401.C5" office:value-type="string">
            <text:p text:style-name="P544">150 veces al día</text:p>
          </table:table-cell>
          <table:table-cell table:style-name="Tabla401.D5" office:value-type="string">
            <text:h text:style-name="P190" text:outline-level="2">Rendimiento</text:h>
          </table:table-cell>
          <table:table-cell table:style-name="Tabla401.E5" office:value-type="string">
            <text:p text:style-name="P535"/>
          </table:table-cell>
        </table:table-row>
        <table:table-row table:style-name="Tabla401.1">
          <table:table-cell table:style-name="Tabla401.A6" table:number-columns-spanned="2" office:value-type="string">
            <text:p text:style-name="P350">Importancia</text:p>
          </table:table-cell>
          <table:covered-table-cell/>
          <table:table-cell table:style-name="Tabla401.C6" office:value-type="string">
            <text:p text:style-name="P544">Vital</text:p>
          </table:table-cell>
          <table:table-cell table:style-name="Tabla401.D6" office:value-type="string">
            <text:h text:style-name="P190" text:outline-level="2">Urgencia</text:h>
          </table:table-cell>
          <table:table-cell table:style-name="Tabla401.E6" office:value-type="string">
            <text:p text:style-name="P544">Alta</text:p>
          </table:table-cell>
        </table:table-row>
        <table:table-row table:style-name="Tabla401.1">
          <table:table-cell table:style-name="Tabla401.A7" table:number-columns-spanned="2" office:value-type="string">
            <text:p text:style-name="P350">Estado</text:p>
          </table:table-cell>
          <table:covered-table-cell/>
          <table:table-cell table:style-name="Tabla401.C7" office:value-type="string">
            <text:p text:style-name="P535"/>
          </table:table-cell>
          <table:table-cell table:style-name="Tabla401.D7" office:value-type="string">
            <text:h text:style-name="P190" text:outline-level="2">Estabilidad</text:h>
          </table:table-cell>
          <table:table-cell table:style-name="Tabla401.E7" office:value-type="string">
            <text:p text:style-name="P544">Alta</text:p>
          </table:table-cell>
        </table:table-row>
        <table:table-row table:style-name="Tabla401.1">
          <table:table-cell table:style-name="Tabla401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01.9">
          <table:table-cell table:style-name="Tabla401.A9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column table:style-name="Tabla402.E"/>
        <table:table-column table:style-name="Tabla402.F"/>
        <table:table-column table:style-name="Tabla402.G"/>
        <table:table-column table:style-name="Tabla402.H"/>
        <table:table-row table:style-name="Tabla402.1">
          <table:table-cell table:style-name="Tabla402.A1" office:value-type="string">
            <text:h text:style-name="P205" text:outline-level="1">Caso de Uso</text:h>
          </table:table-cell>
          <table:table-cell table:style-name="Tabla402.B1" table:number-columns-spanned="5" office:value-type="string">
            <text:h text:style-name="P606" text:outline-level="3"><text:span text:style-name="T69">Valoración envío</text:span> </text:h>
          </table:table-cell>
          <table:covered-table-cell/>
          <table:covered-table-cell/>
          <table:covered-table-cell/>
          <table:covered-table-cell/>
          <table:table-cell table:style-name="Tabla402.G1" table:number-columns-spanned="2" office:value-type="string">
            <text:p text:style-name="P520">CU_62</text:p>
          </table:table-cell>
          <table:covered-table-cell/>
        </table:table-row>
        <table:table-row table:style-name="Tabla402.2">
          <table:table-cell table:style-name="Tabla402.A2" office:value-type="string">
            <text:p text:style-name="P350">Actores</text:p>
          </table:table-cell>
          <table:table-cell table:style-name="Tabla402.B2" table:number-columns-spanned="7" office:value-type="string">
            <text:p text:style-name="P567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3" office:value-type="string">
            <text:p text:style-name="P350">Tipo</text:p>
          </table:table-cell>
          <table:table-cell table:style-name="Tabla402.B3" table:number-columns-spanned="7" office:value-type="string">
            <text:p text:style-name="P567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4" office:value-type="string">
            <text:p text:style-name="P350">Referencias</text:p>
          </table:table-cell>
          <table:table-cell table:style-name="Tabla402.B4" table:number-columns-spanned="2" office:value-type="string">
            <text:p text:style-name="P552"/>
          </table:table-cell>
          <table:covered-table-cell/>
          <table:table-cell table:style-name="Tabla402.D4" table:number-columns-spanned="5" office:value-type="string">
            <text:p text:style-name="P552"/>
          </table:table-cell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5" office:value-type="string">
            <text:p text:style-name="P350">Precondición</text:p>
          </table:table-cell>
          <table:table-cell table:style-name="Tabla402.B5" table:number-columns-spanned="7" office:value-type="string">
            <text:p text:style-name="P567">Debe de haber realizado un envío y no haberlo valorado aú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6" office:value-type="string">
            <text:p text:style-name="P350">Postcondición</text:p>
          </table:table-cell>
          <table:table-cell table:style-name="Tabla402.B6" table:number-columns-spanned="7" office:value-type="string">
            <text:p text:style-name="P567">El sistema almacena la información sobre el feedback d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7" office:value-type="string">
            <text:p text:style-name="P350">Autor</text:p>
          </table:table-cell>
          <table:table-cell table:style-name="Tabla402.B7" office:value-type="string">
            <text:p text:style-name="P552">Pablo Zafra Jiménez</text:p>
          </table:table-cell>
          <table:table-cell table:style-name="Tabla402.C7" table:number-columns-spanned="2" office:value-type="string">
            <text:h text:style-name="P207" text:outline-level="1">Fecha</text:h>
          </table:table-cell>
          <table:covered-table-cell/>
          <table:table-cell table:style-name="Tabla402.E7" office:value-type="string">
            <text:p text:style-name="P563">10/04/2018</text:p>
          </table:table-cell>
          <table:table-cell table:style-name="Tabla402.F7" table:number-columns-spanned="2" office:value-type="string">
            <text:h text:style-name="P206" text:outline-level="1">Versión</text:h>
          </table:table-cell>
          <table:covered-table-cell/>
          <table:table-cell table:style-name="Tabla402.H7" office:value-type="string">
            <text:p text:style-name="P286">1.0</text:p>
          </table:table-cell>
        </table:table-row>
      </table:table>
      <table:table table:name="Tabla403" table:style-name="Tabla403">
        <table:table-column table:style-name="Tabla403.A"/>
        <table:table-row table:style-name="Tabla403.1">
          <table:table-cell table:style-name="Tabla403.A1" office:value-type="string">
            <text:p text:style-name="P470">Propósito</text:p>
          </table:table-cell>
        </table:table-row>
        <table:table-row table:style-name="Tabla403.1">
          <table:table-cell table:style-name="Tabla403.A2" office:value-type="string">
            <text:p text:style-name="P568">El cliente valora de forma general el envío</text:p>
          </table:table-cell>
        </table:table-row>
      </table:table>
      <table:table table:name="Tabla404" table:style-name="Tabla404">
        <table:table-column table:style-name="Tabla404.A"/>
        <table:table-row table:style-name="Tabla404.1">
          <table:table-cell table:style-name="Tabla404.A1" office:value-type="string">
            <text:p text:style-name="P470">Resumen</text:p>
          </table:table-cell>
        </table:table-row>
        <table:table-row table:style-name="Tabla404.1">
          <table:table-cell table:style-name="Tabla404.A2" office:value-type="string">
            <text:p text:style-name="P569">El cliente puntúa del 1 al 5 los apartados: tiempo de entrega, estado del paquete y valoración del servicio. A demás podrá añadir cualquier información extra en forma de comentario</text:p>
          </table:table-cell>
        </table:table-row>
      </table:table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 table:style-name="Tabla405.1">
          <table:table-cell table:style-name="Tabla405.A1" table:number-columns-spanned="4" office:value-type="string">
            <text:p text:style-name="P470">Curso Normal (Basico)</text:p>
          </table:table-cell>
          <table:covered-table-cell/>
          <table:covered-table-cell/>
          <table:covered-table-cell/>
        </table:table-row>
        <table:table-row table:style-name="Tabla405.2">
          <table:table-cell table:style-name="Tabla405.A2" office:value-type="string">
            <text:p text:style-name="P297">1</text:p>
          </table:table-cell>
          <table:table-cell table:style-name="Tabla405.B2" office:value-type="string">
            <text:p text:style-name="P283">Cliente Registrado: Solicita valoración de envío</text:p>
          </table:table-cell>
          <table:table-cell table:style-name="Tabla405.C2" office:value-type="string">
            <text:p text:style-name="P348">2</text:p>
          </table:table-cell>
          <table:table-cell table:style-name="Tabla405.D2" office:value-type="string">
            <text:p text:style-name="P433">Pide elegir el envío a valorar y la valoración en sí.</text:p>
          </table:table-cell>
        </table:table-row>
        <table:table-row table:style-name="Tabla405.2">
          <table:table-cell table:style-name="Tabla405.A3" office:value-type="string">
            <text:p text:style-name="P349">3</text:p>
          </table:table-cell>
          <table:table-cell table:style-name="Tabla405.B3" office:value-type="string">
            <text:p text:style-name="P283">Cliente Registrado: Rellena formulario de valoración de envío</text:p>
          </table:table-cell>
          <table:table-cell table:style-name="Tabla405.C3" office:value-type="string">
            <text:p text:style-name="P349">4</text:p>
          </table:table-cell>
          <table:table-cell table:style-name="Tabla405.D3" office:value-type="string">
            <text:p text:style-name="P284"><text:span text:style-name="T50"><text:s/></text:span><text:span text:style-name="T54">Comprueba la información proporcionada y la registra en el sistema</text:span></text:p>
          </table:table-cell>
        </table:table-row>
      </table:table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column table:style-name="Tabla406.E"/>
        <table:table-row table:style-name="Tabla406.1">
          <table:table-cell table:style-name="Tabla406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06.1">
          <table:table-cell table:style-name="Tabla406.A2" office:value-type="string">
            <text:p text:style-name="P480"/>
          </table:table-cell>
          <table:table-cell table:style-name="Tabla406.B2" table:number-columns-spanned="4" office:value-type="string">
            <text:p text:style-name="P529"/>
          </table:table-cell>
          <table:covered-table-cell/>
          <table:covered-table-cell/>
          <table:covered-table-cell/>
        </table:table-row>
        <table:table-row table:style-name="Tabla406.1">
          <table:table-cell table:style-name="Tabla406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06.1">
          <table:table-cell table:style-name="Tabla406.A4" table:number-columns-spanned="2" office:value-type="string">
            <text:h text:style-name="P206" text:outline-level="1">Frecuencia esperada</text:h>
          </table:table-cell>
          <table:covered-table-cell/>
          <table:table-cell table:style-name="Tabla406.C4" office:value-type="string">
            <text:p text:style-name="P543">10 veces al día</text:p>
          </table:table-cell>
          <table:table-cell table:style-name="Tabla406.D4" office:value-type="string">
            <text:h text:style-name="P190" text:outline-level="2">Rendimiento</text:h>
          </table:table-cell>
          <table:table-cell table:style-name="Tabla406.E4" office:value-type="string">
            <text:p text:style-name="P535"/>
            <text:p text:style-name="P535"/>
          </table:table-cell>
        </table:table-row>
        <table:table-row table:style-name="Tabla406.1">
          <table:table-cell table:style-name="Tabla406.A5" table:number-columns-spanned="2" office:value-type="string">
            <text:p text:style-name="P350">Importancia</text:p>
          </table:table-cell>
          <table:covered-table-cell/>
          <table:table-cell table:style-name="Tabla406.C5" office:value-type="string">
            <text:p text:style-name="P543">Moderada</text:p>
          </table:table-cell>
          <table:table-cell table:style-name="Tabla406.D5" office:value-type="string">
            <text:h text:style-name="P190" text:outline-level="2">Urgencia</text:h>
          </table:table-cell>
          <table:table-cell table:style-name="Tabla406.E5" office:value-type="string">
            <text:p text:style-name="P543">Baja</text:p>
          </table:table-cell>
        </table:table-row>
        <table:table-row table:style-name="Tabla406.1">
          <table:table-cell table:style-name="Tabla406.A6" table:number-columns-spanned="2" office:value-type="string">
            <text:p text:style-name="P350">Estado</text:p>
          </table:table-cell>
          <table:covered-table-cell/>
          <table:table-cell table:style-name="Tabla406.C6" office:value-type="string">
            <text:p text:style-name="P535"/>
            <text:p text:style-name="P535"/>
          </table:table-cell>
          <table:table-cell table:style-name="Tabla406.D6" office:value-type="string">
            <text:h text:style-name="P190" text:outline-level="2">Estabilidad</text:h>
          </table:table-cell>
          <table:table-cell table:style-name="Tabla406.E6" office:value-type="string">
            <text:p text:style-name="P543">Moderada</text:p>
          </table:table-cell>
        </table:table-row>
        <table:table-row table:style-name="Tabla406.1">
          <table:table-cell table:style-name="Tabla406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06.8">
          <table:table-cell table:style-name="Tabla406.A8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599"/>
      <text:p text:style-name="P599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column table:style-name="Tabla407.E"/>
        <table:table-column table:style-name="Tabla407.F"/>
        <table:table-column table:style-name="Tabla407.G"/>
        <table:table-column table:style-name="Tabla407.H"/>
        <table:table-row table:style-name="Tabla407.1">
          <table:table-cell table:style-name="Tabla407.A1" office:value-type="string">
            <text:h text:style-name="P205" text:outline-level="1">Caso de Uso</text:h>
          </table:table-cell>
          <table:table-cell table:style-name="Tabla407.B1" table:number-columns-spanned="5" office:value-type="string">
            <text:h text:style-name="P606" text:outline-level="3"><text:span text:style-name="T70">Consulta valoraciones clientes registrados</text:span> </text:h>
          </table:table-cell>
          <table:covered-table-cell/>
          <table:covered-table-cell/>
          <table:covered-table-cell/>
          <table:covered-table-cell/>
          <table:table-cell table:style-name="Tabla407.G1" table:number-columns-spanned="2" office:value-type="string">
            <text:p text:style-name="P472">CU_63</text:p>
          </table:table-cell>
          <table:covered-table-cell/>
        </table:table-row>
        <table:table-row table:style-name="Tabla407.2">
          <table:table-cell table:style-name="Tabla407.A2" office:value-type="string">
            <text:p text:style-name="P350">Actores</text:p>
          </table:table-cell>
          <table:table-cell table:style-name="Tabla407.B2" table:number-columns-spanned="7" office:value-type="string">
            <text:p text:style-name="P570">Oficinista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3" office:value-type="string">
            <text:p text:style-name="P350">Tipo</text:p>
          </table:table-cell>
          <table:table-cell table:style-name="Tabla407.B3" table:number-columns-spanned="7" office:value-type="string">
            <text:p text:style-name="P570">Secundario,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4" office:value-type="string">
            <text:p text:style-name="P350">Referencias</text:p>
          </table:table-cell>
          <table:table-cell table:style-name="Tabla407.B4" table:number-columns-spanned="2" office:value-type="string">
            <text:p text:style-name="P552"/>
          </table:table-cell>
          <table:covered-table-cell/>
          <table:table-cell table:style-name="Tabla407.D4" table:number-columns-spanned="5" office:value-type="string">
            <text:p text:style-name="P552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407.2">
          <table:table-cell table:style-name="Tabla407.A5" office:value-type="string">
            <text:p text:style-name="P350">Precondición</text:p>
          </table:table-cell>
          <table:table-cell table:style-name="Tabla407.B5" table:number-columns-spanned="7" office:value-type="string">
            <text:p text:style-name="P570">Deben de existir valoraciones registrad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6" office:value-type="string">
            <text:p text:style-name="P350">Postcondición</text:p>
          </table:table-cell>
          <table:table-cell table:style-name="Tabla407.B6" table:number-columns-spanned="7" office:value-type="string">
            <text:p text:style-name="P572">Se conocen las valoraciones de los clie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7" office:value-type="string">
            <text:p text:style-name="P350">Autor</text:p>
          </table:table-cell>
          <table:table-cell table:style-name="Tabla407.B7" office:value-type="string">
            <text:p text:style-name="P552">Pablo Zafra Jiménez</text:p>
          </table:table-cell>
          <table:table-cell table:style-name="Tabla407.C7" table:number-columns-spanned="2" office:value-type="string">
            <text:h text:style-name="P207" text:outline-level="1">Fecha</text:h>
          </table:table-cell>
          <table:covered-table-cell/>
          <table:table-cell table:style-name="Tabla407.E7" office:value-type="string">
            <text:p text:style-name="P563">10/04/2018</text:p>
          </table:table-cell>
          <table:table-cell table:style-name="Tabla407.F7" table:number-columns-spanned="2" office:value-type="string">
            <text:h text:style-name="P206" text:outline-level="1">Versión</text:h>
          </table:table-cell>
          <table:covered-table-cell/>
          <table:table-cell table:style-name="Tabla407.H7" office:value-type="string">
            <text:p text:style-name="P286">1.0</text:p>
          </table:table-cell>
        </table:table-row>
      </table:table>
      <table:table table:name="Tabla408" table:style-name="Tabla408">
        <table:table-column table:style-name="Tabla408.A"/>
        <table:table-row table:style-name="Tabla408.1">
          <table:table-cell table:style-name="Tabla408.A1" office:value-type="string">
            <text:p text:style-name="P470">Propósito</text:p>
          </table:table-cell>
        </table:table-row>
        <table:table-row table:style-name="Tabla408.1">
          <table:table-cell table:style-name="Tabla408.A2" office:value-type="string">
            <text:p text:style-name="P571">El oficinista consulta valoraciones de los clientes registrados</text:p>
          </table:table-cell>
        </table:table-row>
      </table:table>
      <table:table table:name="Tabla409" table:style-name="Tabla409">
        <table:table-column table:style-name="Tabla409.A"/>
        <table:table-row table:style-name="Tabla409.1">
          <table:table-cell table:style-name="Tabla409.A1" office:value-type="string">
            <text:p text:style-name="P470">Resumen</text:p>
          </table:table-cell>
        </table:table-row>
        <table:table-row table:style-name="Tabla409.1">
          <table:table-cell table:style-name="Tabla409.A2" office:value-type="string">
            <text:p text:style-name="P571">El oficinista utiliza la página web para comprobar la satisfacción de los clientes que decidieron valorar el servicio proporcionado a través de la página web</text:p>
          </table:table-cell>
        </table:table-row>
      </table:table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 table:style-name="Tabla410.1">
          <table:table-cell table:style-name="Tabla410.A1" table:number-columns-spanned="4" office:value-type="string">
            <text:p text:style-name="P470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410.2">
          <table:table-cell table:style-name="Tabla410.A2" office:value-type="string">
            <text:p text:style-name="P297">1</text:p>
          </table:table-cell>
          <table:table-cell table:style-name="Tabla410.B2" office:value-type="string">
            <text:p text:style-name="P283">Oficinista: Consultar datos</text:p>
          </table:table-cell>
          <table:table-cell table:style-name="Tabla410.C2" office:value-type="string">
            <text:p text:style-name="P348">2</text:p>
          </table:table-cell>
          <table:table-cell table:style-name="Tabla410.D2" office:value-type="string">
            <text:p text:style-name="P433">Proporciona valoraciones</text:p>
          </table:table-cell>
        </table:table-row>
        <table:table-row table:style-name="Tabla410.2">
          <table:table-cell table:style-name="Tabla410.A3" office:value-type="string">
            <text:p text:style-name="P297">2</text:p>
          </table:table-cell>
          <table:table-cell table:style-name="Tabla410.B3" office:value-type="string">
            <text:p text:style-name="P283">Oficinista: Recibe los datos</text:p>
          </table:table-cell>
          <table:table-cell table:style-name="Tabla410.C3" office:value-type="string">
            <text:p text:style-name="P297"/>
          </table:table-cell>
          <table:table-cell table:style-name="Tabla410.D3" office:value-type="string">
            <text:p text:style-name="P549"><text:s/></text:p>
          </table:table-cell>
        </table:table-row>
      </table:table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column table:style-name="Tabla411.E"/>
        <table:table-row table:style-name="Tabla411.1">
          <table:table-cell table:style-name="Tabla411.A1" table:number-columns-spanned="5" office:value-type="string">
            <text:p text:style-name="P47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11.1">
          <table:table-cell table:style-name="Tabla411.A2" office:value-type="string">
            <text:p text:style-name="P480"/>
          </table:table-cell>
          <table:table-cell table:style-name="Tabla411.B2" table:number-columns-spanned="4" office:value-type="string">
            <text:p text:style-name="P529"/>
          </table:table-cell>
          <table:covered-table-cell/>
          <table:covered-table-cell/>
          <table:covered-table-cell/>
        </table:table-row>
        <table:table-row table:style-name="Tabla411.1">
          <table:table-cell table:style-name="Tabla411.A1" table:number-columns-spanned="5" office:value-type="string">
            <text:p text:style-name="P47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11.1">
          <table:table-cell table:style-name="Tabla411.A4" table:number-columns-spanned="2" office:value-type="string">
            <text:h text:style-name="P206" text:outline-level="1">Frecuencia esperada</text:h>
          </table:table-cell>
          <table:covered-table-cell/>
          <table:table-cell table:style-name="Tabla411.C4" office:value-type="string">
            <text:p text:style-name="P543">1 vez a la semana</text:p>
          </table:table-cell>
          <table:table-cell table:style-name="Tabla411.D4" office:value-type="string">
            <text:h text:style-name="P190" text:outline-level="2">Rendimiento</text:h>
          </table:table-cell>
          <table:table-cell table:style-name="Tabla411.E4" office:value-type="string">
            <text:p text:style-name="P535"/>
          </table:table-cell>
        </table:table-row>
        <table:table-row table:style-name="Tabla411.1">
          <table:table-cell table:style-name="Tabla411.A5" table:number-columns-spanned="2" office:value-type="string">
            <text:p text:style-name="P350">Importancia</text:p>
          </table:table-cell>
          <table:covered-table-cell/>
          <table:table-cell table:style-name="Tabla411.C5" office:value-type="string">
            <text:p text:style-name="P543">Baja</text:p>
          </table:table-cell>
          <table:table-cell table:style-name="Tabla411.D5" office:value-type="string">
            <text:h text:style-name="P190" text:outline-level="2">Urgencia</text:h>
          </table:table-cell>
          <table:table-cell table:style-name="Tabla411.E5" office:value-type="string">
            <text:p text:style-name="P543">Baja</text:p>
          </table:table-cell>
        </table:table-row>
        <table:table-row table:style-name="Tabla411.1">
          <table:table-cell table:style-name="Tabla411.A6" table:number-columns-spanned="2" office:value-type="string">
            <text:p text:style-name="P350">Estado</text:p>
          </table:table-cell>
          <table:covered-table-cell/>
          <table:table-cell table:style-name="Tabla411.C6" office:value-type="string">
            <text:p text:style-name="P535"/>
          </table:table-cell>
          <table:table-cell table:style-name="Tabla411.D6" office:value-type="string">
            <text:h text:style-name="P190" text:outline-level="2">Estabilidad</text:h>
          </table:table-cell>
          <table:table-cell table:style-name="Tabla411.E6" office:value-type="string">
            <text:p text:style-name="P543">Moderada</text:p>
          </table:table-cell>
        </table:table-row>
        <table:table-row table:style-name="Tabla411.1">
          <table:table-cell table:style-name="Tabla411.A1" table:number-columns-spanned="5" office:value-type="string">
            <text:p text:style-name="P47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11.8">
          <table:table-cell table:style-name="Tabla411.A8" table:number-columns-spanned="5" office:value-type="string">
            <text:p text:style-name="P529"/>
          </table:table-cell>
          <table:covered-table-cell/>
          <table:covered-table-cell/>
          <table:covered-table-cell/>
          <table:covered-table-cell/>
        </table:table-row>
      </table:table>
      <text:p text:style-name="P469"/>
      <text:p text:style-name="P469"/>
      <text:p text:style-name="P475">2. Diagrama de Actividad</text:p>
      <text:p text:style-name="P475"/>
      <text:p text:style-name="P475">3. Glos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5:45:29.264343691</meta:creation-date>
    <dc:date>2018-04-10T13:14:28.853191989</dc:date>
    <meta:editing-duration>PT8M18S</meta:editing-duration>
    <meta:editing-cycles>4</meta:editing-cycles>
    <meta:generator>LibreOffice/5.1.6.2$Linux_X86_64 LibreOffice_project/10m0$Build-2</meta:generator>
    <meta:document-statistic meta:table-count="412" meta:image-count="0" meta:object-count="0" meta:page-count="44" meta:paragraph-count="3215" meta:word-count="10309" meta:character-count="63270" meta:non-whitespace-character-count="56143"/>
  </office:meta>
</office:document-meta>
</file>